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x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*SIN([.A2])" office:value-type="float" office:value="0" calcext:value-type="float">
            <text:p>0</text:p>
          </table:table-cell>
          <table:table-cell table:formula="of:=[.A2]-20" office:value-type="float" office:value="-20" calcext:value-type="float">
            <text:p>-20</text:p>
          </table:table-cell>
          <table:table-cell table:formula="of:=COS(5*[.B2])+[.C2]^(1/3)" office:value-type="float" office:value="-1.71441761659491" calcext:value-type="float">
            <text:p>-1.71441761659491</text:p>
          </table:table-cell>
          <table:table-cell table:formula="of:=COS(-3*[.B2])-[.C2]^(1/3)" office:value-type="float" office:value="3.71441761659491" calcext:value-type="float">
            <text:p>3.71441761659491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table:formula="of:=5*SIN([.A3])" office:value-type="float" office:value="0.15622456992663" calcext:value-type="float">
            <text:p>0.15622456992663</text:p>
          </table:table-cell>
          <table:table-cell table:formula="of:=[.A3]-20" office:value-type="float" office:value="-19.96875" calcext:value-type="float">
            <text:p>-19.96875</text:p>
          </table:table-cell>
          <table:table-cell table:formula="of:=COS(5*[.B3])+[.C3]^(1/3)" office:value-type="float" office:value="-2.00287970746324" calcext:value-type="float">
            <text:p>-2.00287970746324</text:p>
          </table:table-cell>
          <table:table-cell table:formula="of:=COS(-3*[.B3])-[.C3]^(1/3)" office:value-type="float" office:value="3.60517128296261" calcext:value-type="float">
            <text:p>3.60517128296261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formula="of:=5*SIN([.A4])" office:value-type="float" office:value="0.312296589211901" calcext:value-type="float">
            <text:p>0.312296589211901</text:p>
          </table:table-cell>
          <table:table-cell table:formula="of:=[.A4]-20" office:value-type="float" office:value="-19.9375" calcext:value-type="float">
            <text:p>-19.9375</text:p>
          </table:table-cell>
          <table:table-cell table:formula="of:=COS(5*[.B4])+[.C4]^(1/3)" office:value-type="float" office:value="-2.70227390169158" calcext:value-type="float">
            <text:p>-2.70227390169158</text:p>
          </table:table-cell>
          <table:table-cell table:formula="of:=COS(-3*[.B4])-[.C4]^(1/3)" office:value-type="float" office:value="3.3038840094418" calcext:value-type="float">
            <text:p>3.3038840094418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table:formula="of:=5*SIN([.A5])" office:value-type="float" office:value="0.468063656177564" calcext:value-type="float">
            <text:p>0.468063656177564</text:p>
          </table:table-cell>
          <table:table-cell table:formula="of:=[.A5]-20" office:value-type="float" office:value="-19.90625" calcext:value-type="float">
            <text:p>-19.90625</text:p>
          </table:table-cell>
          <table:table-cell table:formula="of:=COS(5*[.B5])+[.C5]^(1/3)" office:value-type="float" office:value="-3.40596165960094" calcext:value-type="float">
            <text:p>-3.40596165960094</text:p>
          </table:table-cell>
          <table:table-cell table:formula="of:=COS(-3*[.B5])-[.C5]^(1/3)" office:value-type="float" office:value="2.8760053682745" calcext:value-type="float">
            <text:p>2.876005368274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5*SIN([.A6])" office:value-type="float" office:value="0.623373666926139" calcext:value-type="float">
            <text:p>0.623373666926139</text:p>
          </table:table-cell>
          <table:table-cell table:formula="of:=[.A6]-20" office:value-type="float" office:value="-19.875" calcext:value-type="float">
            <text:p>-19.875</text:p>
          </table:table-cell>
          <table:table-cell table:formula="of:=COS(5*[.B6])+[.C6]^(1/3)" office:value-type="float" office:value="-3.70844512708419" calcext:value-type="float">
            <text:p>-3.70844512708419</text:p>
          </table:table-cell>
          <table:table-cell table:formula="of:=COS(-3*[.B6])-[.C6]^(1/3)" office:value-type="float" office:value="2.41387578175205" calcext:value-type="float">
            <text:p>2.4138757817520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table:formula="of:=5*SIN([.A7])" office:value-type="float" office:value="0.77807496386778" calcext:value-type="float">
            <text:p>0.77807496386778</text:p>
          </table:table-cell>
          <table:table-cell table:formula="of:=[.A7]-20" office:value-type="float" office:value="-19.84375" calcext:value-type="float">
            <text:p>-19.84375</text:p>
          </table:table-cell>
          <table:table-cell table:formula="of:=COS(5*[.B7])+[.C7]^(1/3)" office:value-type="float" office:value="-3.43984878118609" calcext:value-type="float">
            <text:p>-3.43984878118609</text:p>
          </table:table-cell>
          <table:table-cell table:formula="of:=COS(-3*[.B7])-[.C7]^(1/3)" office:value-type="float" office:value="2.01592779375131" calcext:value-type="float">
            <text:p>2.01592779375131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table:formula="of:=5*SIN([.A8])" office:value-type="float" office:value="0.932016483811349" calcext:value-type="float">
            <text:p>0.932016483811349</text:p>
          </table:table-cell>
          <table:table-cell table:formula="of:=[.A8]-20" office:value-type="float" office:value="-19.8125" calcext:value-type="float">
            <text:p>-19.8125</text:p>
          </table:table-cell>
          <table:table-cell table:formula="of:=COS(5*[.B8])+[.C8]^(1/3)" office:value-type="float" office:value="-2.75819112763196" calcext:value-type="float">
            <text:p>-2.75819112763196</text:p>
          </table:table-cell>
          <table:table-cell table:formula="of:=COS(-3*[.B8])-[.C8]^(1/3)" office:value-type="float" office:value="1.76501681001672" calcext:value-type="float">
            <text:p>1.76501681001672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table:formula="of:=5*SIN([.A9])" office:value-type="float" office:value="1.08504790547505" calcext:value-type="float">
            <text:p>1.08504790547505</text:p>
          </table:table-cell>
          <table:table-cell table:formula="of:=[.A9]-20" office:value-type="float" office:value="-19.78125" calcext:value-type="float">
            <text:p>-19.78125</text:p>
          </table:table-cell>
          <table:table-cell table:formula="of:=COS(5*[.B9])+[.C9]^(1/3)" office:value-type="float" office:value="-2.05049213522295" calcext:value-type="float">
            <text:p>-2.05049213522295</text:p>
          </table:table-cell>
          <table:table-cell table:formula="of:=COS(-3*[.B9])-[.C9]^(1/3)" office:value-type="float" office:value="1.71092499898424" calcext:value-type="float">
            <text:p>1.7109249989842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5*SIN([.A10])" office:value-type="float" office:value="1.23701979627261" calcext:value-type="float">
            <text:p>1.23701979627261</text:p>
          </table:table-cell>
          <table:table-cell table:formula="of:=[.A10]-20" office:value-type="float" office:value="-19.75" calcext:value-type="float">
            <text:p>-19.75</text:p>
          </table:table-cell>
          <table:table-cell table:formula="of:=COS(5*[.B10])+[.C10]^(1/3)" office:value-type="float" office:value="-1.70786669600775" calcext:value-type="float">
            <text:p>-1.70786669600775</text:p>
          </table:table-cell>
          <table:table-cell table:formula="of:=COS(-3*[.B10])-[.C10]^(1/3)" office:value-type="float" office:value="1.86087146567132" calcext:value-type="float">
            <text:p>1.86087146567132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table:formula="of:=5*SIN([.A11])" office:value-type="float" office:value="1.38778375823168" calcext:value-type="float">
            <text:p>1.38778375823168</text:p>
          </table:table-cell>
          <table:table-cell table:formula="of:=[.A11]-20" office:value-type="float" office:value="-19.71875" calcext:value-type="float">
            <text:p>-19.71875</text:p>
          </table:table-cell>
          <table:table-cell table:formula="of:=COS(5*[.B11])+[.C11]^(1/3)" office:value-type="float" office:value="-1.90903276441051" calcext:value-type="float">
            <text:p>-1.90903276441051</text:p>
          </table:table-cell>
          <table:table-cell table:formula="of:=COS(-3*[.B11])-[.C11]^(1/3)" office:value-type="float" office:value="2.17976706312393" calcext:value-type="float">
            <text:p>2.1797670631239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formula="of:=5*SIN([.A12])" office:value-type="float" office:value="1.5371925729019" calcext:value-type="float">
            <text:p>1.5371925729019</text:p>
          </table:table-cell>
          <table:table-cell table:formula="of:=[.A12]-20" office:value-type="float" office:value="-19.6875" calcext:value-type="float">
            <text:p>-19.6875</text:p>
          </table:table-cell>
          <table:table-cell table:formula="of:=COS(5*[.B12])+[.C12]^(1/3)" office:value-type="float" office:value="-2.53297639797231" calcext:value-type="float">
            <text:p>-2.53297639797231</text:p>
          </table:table-cell>
          <table:table-cell table:formula="of:=COS(-3*[.B12])-[.C12]^(1/3)" office:value-type="float" office:value="2.59956515318268" calcext:value-type="float">
            <text:p>2.59956515318268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table:formula="of:=5*SIN([.A13])" office:value-type="float" office:value="1.68510034511127" calcext:value-type="float">
            <text:p>1.68510034511127</text:p>
          </table:table-cell>
          <table:table-cell table:formula="of:=[.A13]-20" office:value-type="float" office:value="-19.65625" calcext:value-type="float">
            <text:p>-19.65625</text:p>
          </table:table-cell>
          <table:table-cell table:formula="of:=COS(5*[.B13])+[.C13]^(1/3)" office:value-type="float" office:value="-3.23968750013499" calcext:value-type="float">
            <text:p>-3.23968750013499</text:p>
          </table:table-cell>
          <table:table-cell table:formula="of:=COS(-3*[.B13])-[.C13]^(1/3)" office:value-type="float" office:value="3.03500733642202" calcext:value-type="float">
            <text:p>3.0350073364220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formula="of:=5*SIN([.A14])" office:value-type="float" office:value="1.83136264543024" calcext:value-type="float">
            <text:p>1.83136264543024</text:p>
          </table:table-cell>
          <table:table-cell table:formula="of:=[.A14]-20" office:value-type="float" office:value="-19.625" calcext:value-type="float">
            <text:p>-19.625</text:p>
          </table:table-cell>
          <table:table-cell table:formula="of:=COS(5*[.B14])+[.C14]^(1/3)" office:value-type="float" office:value="-3.6616571254541" calcext:value-type="float">
            <text:p>-3.6616571254541</text:p>
          </table:table-cell>
          <table:table-cell table:formula="of:=COS(-3*[.B14])-[.C14]^(1/3)" office:value-type="float" office:value="3.40183157043763" calcext:value-type="float">
            <text:p>3.40183157043763</text:p>
          </table:table-cell>
        </table:table-row>
        <table:table-row table:style-name="ro1">
          <table:table-cell office:value-type="float" office:value="0.40625" calcext:value-type="float">
            <text:p>0.40625</text:p>
          </table:table-cell>
          <table:table-cell table:formula="of:=5*SIN([.A15])" office:value-type="float" office:value="1.97583665120467" calcext:value-type="float">
            <text:p>1.97583665120467</text:p>
          </table:table-cell>
          <table:table-cell table:formula="of:=[.A15]-20" office:value-type="float" office:value="-19.59375" calcext:value-type="float">
            <text:p>-19.59375</text:p>
          </table:table-cell>
          <table:table-cell table:formula="of:=COS(5*[.B15])+[.C15]^(1/3)" office:value-type="float" office:value="-3.59443510311855" calcext:value-type="float">
            <text:p>-3.59443510311855</text:p>
          </table:table-cell>
          <table:table-cell table:formula="of:=COS(-3*[.B15])-[.C15]^(1/3)" office:value-type="float" office:value="3.6333244120906" calcext:value-type="float">
            <text:p>3.6333244120906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table:formula="of:=5*SIN([.A16])" office:value-type="float" office:value="2.11838128601969" calcext:value-type="float">
            <text:p>2.11838128601969</text:p>
          </table:table-cell>
          <table:table-cell table:formula="of:=[.A16]-20" office:value-type="float" office:value="-19.5625" calcext:value-type="float">
            <text:p>-19.5625</text:p>
          </table:table-cell>
          <table:table-cell table:formula="of:=COS(5*[.B16])+[.C16]^(1/3)" office:value-type="float" office:value="-3.08727292271502" calcext:value-type="float">
            <text:p>-3.08727292271502</text:p>
          </table:table-cell>
          <table:table-cell table:formula="of:=COS(-3*[.B16])-[.C16]^(1/3)" office:value-type="float" office:value="3.69189098744478" calcext:value-type="float">
            <text:p>3.69189098744478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table:formula="of:=5*SIN([.A17])" office:value-type="float" office:value="2.25885735745842" calcext:value-type="float">
            <text:p>2.25885735745842</text:p>
          </table:table-cell>
          <table:table-cell table:formula="of:=[.A17]-20" office:value-type="float" office:value="-19.53125" calcext:value-type="float">
            <text:p>-19.53125</text:p>
          </table:table-cell>
          <table:table-cell table:formula="of:=COS(5*[.B17])+[.C17]^(1/3)" office:value-type="float" office:value="-2.398753396464" calcext:value-type="float">
            <text:p>-2.398753396464</text:p>
          </table:table-cell>
          <table:table-cell table:formula="of:=COS(-3*[.B17])-[.C17]^(1/3)" office:value-type="float" office:value="3.57377726456594" calcext:value-type="float">
            <text:p>3.5737772645659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5*SIN([.A18])" office:value-type="float" office:value="2.39712769302102" calcext:value-type="float">
            <text:p>2.39712769302102</text:p>
          </table:table-cell>
          <table:table-cell table:formula="of:=[.A18]-20" office:value-type="float" office:value="-19.5" calcext:value-type="float">
            <text:p>-19.5</text:p>
          </table:table-cell>
          <table:table-cell table:formula="of:=COS(5*[.B18])+[.C18]^(1/3)" office:value-type="float" office:value="-1.85554511559893" calcext:value-type="float">
            <text:p>-1.85554511559893</text:p>
          </table:table-cell>
          <table:table-cell table:formula="of:=COS(-3*[.B18])-[.C18]^(1/3)" office:value-type="float" office:value="3.30677392386912" calcext:value-type="float">
            <text:p>3.30677392386912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table:formula="of:=5*SIN([.A19])" office:value-type="float" office:value="2.53305727407129" calcext:value-type="float">
            <text:p>2.53305727407129</text:p>
          </table:table-cell>
          <table:table-cell table:formula="of:=[.A19]-20" office:value-type="float" office:value="-19.46875" calcext:value-type="float">
            <text:p>-19.46875</text:p>
          </table:table-cell>
          <table:table-cell table:formula="of:=COS(5*[.B19])+[.C19]^(1/3)" office:value-type="float" office:value="-1.69505588922521" calcext:value-type="float">
            <text:p>-1.69505588922521</text:p>
          </table:table-cell>
          <table:table-cell table:formula="of:=COS(-3*[.B19])-[.C19]^(1/3)" office:value-type="float" office:value="2.94222907930426" calcext:value-type="float">
            <text:p>2.94222907930426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formula="of:=5*SIN([.A20])" office:value-type="float" office:value="2.6665133676801" calcext:value-type="float">
            <text:p>2.6665133676801</text:p>
          </table:table-cell>
          <table:table-cell table:formula="of:=[.A20]-20" office:value-type="float" office:value="-19.4375" calcext:value-type="float">
            <text:p>-19.4375</text:p>
          </table:table-cell>
          <table:table-cell table:formula="of:=COS(5*[.B20])+[.C20]^(1/3)" office:value-type="float" office:value="-1.96817416842993" calcext:value-type="float">
            <text:p>-1.96817416842993</text:p>
          </table:table-cell>
          <table:table-cell table:formula="of:=COS(-3*[.B20])-[.C20]^(1/3)" office:value-type="float" office:value="2.54368256493726" calcext:value-type="float">
            <text:p>2.54368256493726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table:formula="of:=5*SIN([.A21])" office:value-type="float" office:value="2.79736565623683" calcext:value-type="float">
            <text:p>2.79736565623683</text:p>
          </table:table-cell>
          <table:table-cell table:formula="of:=[.A21]-20" office:value-type="float" office:value="-19.40625" calcext:value-type="float">
            <text:p>-19.40625</text:p>
          </table:table-cell>
          <table:table-cell table:formula="of:=COS(5*[.B21])+[.C21]^(1/3)" office:value-type="float" office:value="-2.53751292218084" calcext:value-type="float">
            <text:p>-2.53751292218084</text:p>
          </table:table-cell>
          <table:table-cell table:formula="of:=COS(-3*[.B21])-[.C21]^(1/3)" office:value-type="float" office:value="2.17476731750605" calcext:value-type="float">
            <text:p>2.1747673175060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formula="of:=5*SIN([.A22])" office:value-type="float" office:value="2.92548636470231" calcext:value-type="float">
            <text:p>2.92548636470231</text:p>
          </table:table-cell>
          <table:table-cell table:formula="of:=[.A22]-20" office:value-type="float" office:value="-19.375" calcext:value-type="float">
            <text:p>-19.375</text:p>
          </table:table-cell>
          <table:table-cell table:formula="of:=COS(5*[.B22])+[.C22]^(1/3)" office:value-type="float" office:value="-3.15670226353834" calcext:value-type="float">
            <text:p>-3.15670226353834</text:p>
          </table:table-cell>
          <table:table-cell table:formula="of:=COS(-3*[.B22])-[.C22]^(1/3)" office:value-type="float" office:value="1.88874260530993" calcext:value-type="float">
            <text:p>1.88874260530993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table:formula="of:=5*SIN([.A23])" office:value-type="float" office:value="3.05075038537896" calcext:value-type="float">
            <text:p>3.05075038537896</text:p>
          </table:table-cell>
          <table:table-cell table:formula="of:=[.A23]-20" office:value-type="float" office:value="-19.34375" calcext:value-type="float">
            <text:p>-19.34375</text:p>
          </table:table-cell>
          <table:table-cell table:formula="of:=COS(5*[.B23])+[.C23]^(1/3)" office:value-type="float" office:value="-3.58300523366792" calcext:value-type="float">
            <text:p>-3.58300523366792</text:p>
          </table:table-cell>
          <table:table-cell table:formula="of:=COS(-3*[.B23])-[.C23]^(1/3)" office:value-type="float" office:value="1.72130405685089" calcext:value-type="float">
            <text:p>1.72130405685089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table:formula="of:=5*SIN([.A24])" office:value-type="float" office:value="3.17303540007635" calcext:value-type="float">
            <text:p>3.17303540007635</text:p>
          </table:table-cell>
          <table:table-cell table:formula="of:=[.A24]-20" office:value-type="float" office:value="-19.3125" calcext:value-type="float">
            <text:p>-19.3125</text:p>
          </table:table-cell>
          <table:table-cell table:formula="of:=COS(5*[.B24])+[.C24]^(1/3)" office:value-type="float" office:value="-3.67061891752814" calcext:value-type="float">
            <text:p>-3.67061891752814</text:p>
          </table:table-cell>
          <table:table-cell table:formula="of:=COS(-3*[.B24])-[.C24]^(1/3)" office:value-type="float" office:value="1.68739717419718" calcext:value-type="float">
            <text:p>1.68739717419718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table:formula="of:=5*SIN([.A25])" office:value-type="float" office:value="3.29222199955284" calcext:value-type="float">
            <text:p>3.29222199955284</text:p>
          </table:table-cell>
          <table:table-cell table:formula="of:=[.A25]-20" office:value-type="float" office:value="-19.28125" calcext:value-type="float">
            <text:p>-19.28125</text:p>
          </table:table-cell>
          <table:table-cell table:formula="of:=COS(5*[.B25])+[.C25]^(1/3)" office:value-type="float" office:value="-3.41104398405596" calcext:value-type="float">
            <text:p>-3.41104398405596</text:p>
          </table:table-cell>
          <table:table-cell table:formula="of:=COS(-3*[.B25])-[.C25]^(1/3)" office:value-type="float" office:value="1.78187940068071" calcext:value-type="float">
            <text:p>1.7818794006807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5*SIN([.A26])" office:value-type="float" office:value="3.40819380011667" calcext:value-type="float">
            <text:p>3.40819380011667</text:p>
          </table:table-cell>
          <table:table-cell table:formula="of:=[.A26]-20" office:value-type="float" office:value="-19.25" calcext:value-type="float">
            <text:p>-19.25</text:p>
          </table:table-cell>
          <table:table-cell table:formula="of:=COS(5*[.B26])+[.C26]^(1/3)" office:value-type="float" office:value="-2.91561017369269" calcext:value-type="float">
            <text:p>-2.91561017369269</text:p>
          </table:table-cell>
          <table:table-cell table:formula="of:=COS(-3*[.B26])-[.C26]^(1/3)" office:value-type="float" office:value="1.98320650578134" calcext:value-type="float">
            <text:p>1.98320650578134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table:formula="of:=5*SIN([.A27])" office:value-type="float" office:value="3.52083755727267" calcext:value-type="float">
            <text:p>3.52083755727267</text:p>
          </table:table-cell>
          <table:table-cell table:formula="of:=[.A27]-20" office:value-type="float" office:value="-19.21875" calcext:value-type="float">
            <text:p>-19.21875</text:p>
          </table:table-cell>
          <table:table-cell table:formula="of:=COS(5*[.B27])+[.C27]^(1/3)" office:value-type="float" office:value="-2.35888864155541" calcext:value-type="float">
            <text:p>-2.35888864155541</text:p>
          </table:table-cell>
          <table:table-cell table:formula="of:=COS(-3*[.B27])-[.C27]^(1/3)" office:value-type="float" office:value="2.25895142605911" calcext:value-type="float">
            <text:p>2.25895142605911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formula="of:=5*SIN([.A28])" office:value-type="float" office:value="3.63004327630356" calcext:value-type="float">
            <text:p>3.63004327630356</text:p>
          </table:table-cell>
          <table:table-cell table:formula="of:=[.A28]-20" office:value-type="float" office:value="-19.1875" calcext:value-type="float">
            <text:p>-19.1875</text:p>
          </table:table-cell>
          <table:table-cell table:formula="of:=COS(5*[.B28])+[.C28]^(1/3)" office:value-type="float" office:value="-1.91188306874492" calcext:value-type="float">
            <text:p>-1.91188306874492</text:p>
          </table:table-cell>
          <table:table-cell table:formula="of:=COS(-3*[.B28])-[.C28]^(1/3)" office:value-type="float" office:value="2.57190139989602" calcext:value-type="float">
            <text:p>2.57190139989602</text:p>
          </table:table-cell>
        </table:table-row>
        <table:table-row table:style-name="ro1">
          <table:table-cell office:value-type="float" office:value="0.84375" calcext:value-type="float">
            <text:p>0.84375</text:p>
          </table:table-cell>
          <table:table-cell table:formula="of:=5*SIN([.A29])" office:value-type="float" office:value="3.73570431967797" calcext:value-type="float">
            <text:p>3.73570431967797</text:p>
          </table:table-cell>
          <table:table-cell table:formula="of:=[.A29]-20" office:value-type="float" office:value="-19.15625" calcext:value-type="float">
            <text:p>-19.15625</text:p>
          </table:table-cell>
          <table:table-cell table:formula="of:=COS(5*[.B29])+[.C29]^(1/3)" office:value-type="float" office:value="-1.69028713555953" calcext:value-type="float">
            <text:p>-1.69028713555953</text:p>
          </table:table-cell>
          <table:table-cell table:formula="of:=COS(-3*[.B29])-[.C29]^(1/3)" office:value-type="float" office:value="2.88566090683083" calcext:value-type="float">
            <text:p>2.88566090683083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formula="of:=5*SIN([.A30])" office:value-type="float" office:value="3.83771751118014" calcext:value-type="float">
            <text:p>3.83771751118014</text:p>
          </table:table-cell>
          <table:table-cell table:formula="of:=[.A30]-20" office:value-type="float" office:value="-19.125" calcext:value-type="float">
            <text:p>-19.125</text:p>
          </table:table-cell>
          <table:table-cell table:formula="of:=COS(5*[.B30])+[.C30]^(1/3)" office:value-type="float" office:value="-1.73116345972661" calcext:value-type="float">
            <text:p>-1.73116345972661</text:p>
          </table:table-cell>
          <table:table-cell table:formula="of:=COS(-3*[.B30])-[.C30]^(1/3)" office:value-type="float" office:value="3.16901765885376" calcext:value-type="float">
            <text:p>3.16901765885376</text:p>
          </table:table-cell>
        </table:table-row>
        <table:table-row table:style-name="ro1">
          <table:table-cell office:value-type="float" office:value="0.90625" calcext:value-type="float">
            <text:p>0.90625</text:p>
          </table:table-cell>
          <table:table-cell table:formula="of:=5*SIN([.A31])" office:value-type="float" office:value="3.93598323665974" calcext:value-type="float">
            <text:p>3.93598323665974</text:p>
          </table:table-cell>
          <table:table-cell table:formula="of:=[.A31]-20" office:value-type="float" office:value="-19.09375" calcext:value-type="float">
            <text:p>-19.09375</text:p>
          </table:table-cell>
          <table:table-cell table:formula="of:=COS(5*[.B31])+[.C31]^(1/3)" office:value-type="float" office:value="-1.99817340066725" calcext:value-type="float">
            <text:p>-1.99817340066725</text:p>
          </table:table-cell>
          <table:table-cell table:formula="of:=COS(-3*[.B31])-[.C31]^(1/3)" office:value-type="float" office:value="3.39870624791487" calcext:value-type="float">
            <text:p>3.39870624791487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table:formula="of:=5*SIN([.A32])" office:value-type="float" office:value="4.03040554130347" calcext:value-type="float">
            <text:p>4.03040554130347</text:p>
          </table:table-cell>
          <table:table-cell table:formula="of:=[.A32]-20" office:value-type="float" office:value="-19.0625" calcext:value-type="float">
            <text:p>-19.0625</text:p>
          </table:table-cell>
          <table:table-cell table:formula="of:=COS(5*[.B32])+[.C32]^(1/3)" office:value-type="float" office:value="-2.40620802014222" calcext:value-type="float">
            <text:p>-2.40620802014222</text:p>
          </table:table-cell>
          <table:table-cell table:formula="of:=COS(-3*[.B32])-[.C32]^(1/3)" office:value-type="float" office:value="3.56054661069899" calcext:value-type="float">
            <text:p>3.56054661069899</text:p>
          </table:table-cell>
        </table:table-row>
        <table:table-row table:style-name="ro1">
          <table:table-cell office:value-type="float" office:value="0.96875" calcext:value-type="float">
            <text:p>0.96875</text:p>
          </table:table-cell>
          <table:table-cell table:formula="of:=5*SIN([.A33])" office:value-type="float" office:value="4.12089222333318" calcext:value-type="float">
            <text:p>4.12089222333318</text:p>
          </table:table-cell>
          <table:table-cell table:formula="of:=[.A33]-20" office:value-type="float" office:value="-19.03125" calcext:value-type="float">
            <text:p>-19.03125</text:p>
          </table:table-cell>
          <table:table-cell table:formula="of:=COS(5*[.B33])+[.C33]^(1/3)" office:value-type="float" office:value="-2.8529343218905" calcext:value-type="float">
            <text:p>-2.8529343218905</text:p>
          </table:table-cell>
          <table:table-cell table:formula="of:=COS(-3*[.B33])-[.C33]^(1/3)" office:value-type="float" office:value="3.64918980635369" calcext:value-type="float">
            <text:p>3.64918980635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*SIN([.A34])" office:value-type="float" office:value="4.20735492403948" calcext:value-type="float">
            <text:p>4.20735492403948</text:p>
          </table:table-cell>
          <table:table-cell table:formula="of:=[.A34]-20" office:value-type="float" office:value="-19" calcext:value-type="float">
            <text:p>-19</text:p>
          </table:table-cell>
          <table:table-cell table:formula="of:=COS(5*[.B34])+[.C34]^(1/3)" office:value-type="float" office:value="-3.24652134255121" calcext:value-type="float">
            <text:p>-3.24652134255121</text:p>
          </table:table-cell>
          <table:table-cell table:formula="of:=COS(-3*[.B34])-[.C34]^(1/3)" office:value-type="float" office:value="3.66685112996818" calcext:value-type="float">
            <text:p>3.66685112996818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table:formula="of:=5*SIN([.A35])" office:value-type="float" office:value="4.28970921406242" calcext:value-type="float">
            <text:p>4.28970921406242</text:p>
          </table:table-cell>
          <table:table-cell table:formula="of:=[.A35]-20" office:value-type="float" office:value="-18.96875" calcext:value-type="float">
            <text:p>-18.96875</text:p>
          </table:table-cell>
          <table:table-cell table:formula="of:=COS(5*[.B35])+[.C35]^(1/3)" office:value-type="float" office:value="-3.52330564327513" calcext:value-type="float">
            <text:p>-3.52330564327513</text:p>
          </table:table-cell>
          <table:table-cell table:formula="of:=COS(-3*[.B35])-[.C35]^(1/3)" office:value-type="float" office:value="3.62145600831125" calcext:value-type="float">
            <text:p>3.62145600831125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table:formula="of:=5*SIN([.A36])" office:value-type="float" office:value="4.36787467583536" calcext:value-type="float">
            <text:p>4.36787467583536</text:p>
          </table:table-cell>
          <table:table-cell table:formula="of:=[.A36]-20" office:value-type="float" office:value="-18.9375" calcext:value-type="float">
            <text:p>-18.9375</text:p>
          </table:table-cell>
          <table:table-cell table:formula="of:=COS(5*[.B36])+[.C36]^(1/3)" office:value-type="float" office:value="-3.65397679378528" calcext:value-type="float">
            <text:p>-3.65397679378528</text:p>
          </table:table-cell>
          <table:table-cell table:formula="of:=COS(-3*[.B36])-[.C36]^(1/3)" office:value-type="float" office:value="3.5245901192251" calcext:value-type="float">
            <text:p>3.5245901192251</text:p>
          </table:table-cell>
        </table:table-row>
        <table:table-row table:style-name="ro1">
          <table:table-cell office:value-type="float" office:value="1.09375" calcext:value-type="float">
            <text:p>1.09375</text:p>
          </table:table-cell>
          <table:table-cell table:formula="of:=5*SIN([.A37])" office:value-type="float" office:value="4.44177498211137" calcext:value-type="float">
            <text:p>4.44177498211137</text:p>
          </table:table-cell>
          <table:table-cell table:formula="of:=[.A37]-20" office:value-type="float" office:value="-18.90625" calcext:value-type="float">
            <text:p>-18.90625</text:p>
          </table:table-cell>
          <table:table-cell table:formula="of:=COS(5*[.B37])+[.C37]^(1/3)" office:value-type="float" office:value="-3.6403966993076" calcext:value-type="float">
            <text:p>-3.6403966993076</text:p>
          </table:table-cell>
          <table:table-cell table:formula="of:=COS(-3*[.B37])-[.C37]^(1/3)" office:value-type="float" office:value="3.38956158937745" calcext:value-type="float">
            <text:p>3.3895615893774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table:formula="of:=5*SIN([.A38])" office:value-type="float" office:value="4.51133797049548" calcext:value-type="float">
            <text:p>4.51133797049548</text:p>
          </table:table-cell>
          <table:table-cell table:formula="of:=[.A38]-20" office:value-type="float" office:value="-18.875" calcext:value-type="float">
            <text:p>-18.875</text:p>
          </table:table-cell>
          <table:table-cell table:formula="of:=COS(5*[.B38])+[.C38]^(1/3)" office:value-type="float" office:value="-3.50683567906731" calcext:value-type="float">
            <text:p>-3.50683567906731</text:p>
          </table:table-cell>
          <table:table-cell table:formula="of:=COS(-3*[.B38])-[.C38]^(1/3)" office:value-type="float" office:value="3.22977898084888" calcext:value-type="float">
            <text:p>3.22977898084888</text:p>
          </table:table-cell>
        </table:table-row>
        <table:table-row table:style-name="ro1">
          <table:table-cell office:value-type="float" office:value="1.15625" calcext:value-type="float">
            <text:p>1.15625</text:p>
          </table:table-cell>
          <table:table-cell table:formula="of:=5*SIN([.A39])" office:value-type="float" office:value="4.57649571391003" calcext:value-type="float">
            <text:p>4.57649571391003</text:p>
          </table:table-cell>
          <table:table-cell table:formula="of:=[.A39]-20" office:value-type="float" office:value="-18.84375" calcext:value-type="float">
            <text:p>-18.84375</text:p>
          </table:table-cell>
          <table:table-cell table:formula="of:=COS(5*[.B39])+[.C39]^(1/3)" office:value-type="float" office:value="-3.2894447769624" calcext:value-type="float">
            <text:p>-3.2894447769624</text:p>
          </table:table-cell>
          <table:table-cell table:formula="of:=COS(-3*[.B39])-[.C39]^(1/3)" office:value-type="float" office:value="3.05754716056193" calcext:value-type="float">
            <text:p>3.05754716056193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table:formula="of:=5*SIN([.A40])" office:value-type="float" office:value="4.63718458692434" calcext:value-type="float">
            <text:p>4.63718458692434</text:p>
          </table:table-cell>
          <table:table-cell table:formula="of:=[.A40]-20" office:value-type="float" office:value="-18.8125" calcext:value-type="float">
            <text:p>-18.8125</text:p>
          </table:table-cell>
          <table:table-cell table:formula="of:=COS(5*[.B40])+[.C40]^(1/3)" office:value-type="float" office:value="-3.02681826457874" calcext:value-type="float">
            <text:p>-3.02681826457874</text:p>
          </table:table-cell>
          <table:table-cell table:formula="of:=COS(-3*[.B40])-[.C40]^(1/3)" office:value-type="float" office:value="2.88329902333864" calcext:value-type="float">
            <text:p>2.88329902333864</text:p>
          </table:table-cell>
        </table:table-row>
        <table:table-row table:style-name="ro1">
          <table:table-cell office:value-type="float" office:value="1.21875" calcext:value-type="float">
            <text:p>1.21875</text:p>
          </table:table-cell>
          <table:table-cell table:formula="of:=5*SIN([.A41])" office:value-type="float" office:value="4.6933453278838" calcext:value-type="float">
            <text:p>4.6933453278838</text:p>
          </table:table-cell>
          <table:table-cell table:formula="of:=[.A41]-20" office:value-type="float" office:value="-18.78125" calcext:value-type="float">
            <text:p>-18.78125</text:p>
          </table:table-cell>
          <table:table-cell table:formula="of:=COS(5*[.B41])+[.C41]^(1/3)" office:value-type="float" office:value="-2.75319596315054" calcext:value-type="float">
            <text:p>-2.75319596315054</text:p>
          </table:table-cell>
          <table:table-cell table:formula="of:=COS(-3*[.B41])-[.C41]^(1/3)" office:value-type="float" office:value="2.71522140228636" calcext:value-type="float">
            <text:p>2.7152214022863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5*SIN([.A42])" office:value-type="float" office:value="4.74492309677793" calcext:value-type="float">
            <text:p>4.74492309677793</text:p>
          </table:table-cell>
          <table:table-cell table:formula="of:=[.A42]-20" office:value-type="float" office:value="-18.75" calcext:value-type="float">
            <text:p>-18.75</text:p>
          </table:table-cell>
          <table:table-cell table:formula="of:=COS(5*[.B42])+[.C42]^(1/3)" office:value-type="float" office:value="-2.49469231622567" calcext:value-type="float">
            <text:p>-2.49469231622567</text:p>
          </table:table-cell>
          <table:table-cell table:formula="of:=COS(-3*[.B42])-[.C42]^(1/3)" office:value-type="float" office:value="2.55919896353451" calcext:value-type="float">
            <text:p>2.55919896353451</text:p>
          </table:table-cell>
        </table:table-row>
        <table:table-row table:style-name="ro1">
          <table:table-cell office:value-type="float" office:value="1.28125" calcext:value-type="float">
            <text:p>1.28125</text:p>
          </table:table-cell>
          <table:table-cell table:formula="of:=5*SIN([.A43])" office:value-type="float" office:value="4.7918675287907" calcext:value-type="float">
            <text:p>4.7918675287907</text:p>
          </table:table-cell>
          <table:table-cell table:formula="of:=[.A43]-20" office:value-type="float" office:value="-18.71875" calcext:value-type="float">
            <text:p>-18.71875</text:p>
          </table:table-cell>
          <table:table-cell table:formula="of:=COS(5*[.B43])+[.C43]^(1/3)" office:value-type="float" office:value="-2.26815410974459" calcext:value-type="float">
            <text:p>-2.26815410974459</text:p>
          </table:table-cell>
          <table:table-cell table:formula="of:=COS(-3*[.B43])-[.C43]^(1/3)" office:value-type="float" office:value="2.418986868577" calcext:value-type="float">
            <text:p>2.418986868577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table:formula="of:=5*SIN([.A44])" office:value-type="float" office:value="4.8341327834809" calcext:value-type="float">
            <text:p>4.8341327834809</text:p>
          </table:table-cell>
          <table:table-cell table:formula="of:=[.A44]-20" office:value-type="float" office:value="-18.6875" calcext:value-type="float">
            <text:p>-18.6875</text:p>
          </table:table-cell>
          <table:table-cell table:formula="of:=COS(5*[.B44])+[.C44]^(1/3)" office:value-type="float" office:value="-2.0818742737494" calcext:value-type="float">
            <text:p>-2.0818742737494</text:p>
          </table:table-cell>
          <table:table-cell table:formula="of:=COS(-3*[.B44])-[.C44]^(1/3)" office:value-type="float" office:value="2.29652585786735" calcext:value-type="float">
            <text:p>2.29652585786735</text:p>
          </table:table-cell>
        </table:table-row>
        <table:table-row table:style-name="ro1">
          <table:table-cell office:value-type="float" office:value="1.34375" calcext:value-type="float">
            <text:p>1.34375</text:p>
          </table:table-cell>
          <table:table-cell table:formula="of:=5*SIN([.A45])" office:value-type="float" office:value="4.87167758954459" calcext:value-type="float">
            <text:p>4.87167758954459</text:p>
          </table:table-cell>
          <table:table-cell table:formula="of:=[.A45]-20" office:value-type="float" office:value="-18.65625" calcext:value-type="float">
            <text:p>-18.65625</text:p>
          </table:table-cell>
          <table:table-cell table:formula="of:=COS(5*[.B45])+[.C45]^(1/3)" office:value-type="float" office:value="-1.93733787447102" calcext:value-type="float">
            <text:p>-1.93733787447102</text:p>
          </table:table-cell>
          <table:table-cell table:formula="of:=COS(-3*[.B45])-[.C45]^(1/3)" office:value-type="float" office:value="2.19232615361947" calcext:value-type="float">
            <text:p>2.19232615361947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table:formula="of:=5*SIN([.A46])" office:value-type="float" office:value="4.90446528511578" calcext:value-type="float">
            <text:p>4.90446528511578</text:p>
          </table:table-cell>
          <table:table-cell table:formula="of:=[.A46]-20" office:value-type="float" office:value="-18.625" calcext:value-type="float">
            <text:p>-18.625</text:p>
          </table:table-cell>
          <table:table-cell table:formula="of:=COS(5*[.B46])+[.C46]^(1/3)" office:value-type="float" office:value="-1.83131927607409" calcext:value-type="float">
            <text:p>-1.83131927607409</text:p>
          </table:table-cell>
          <table:table-cell table:formula="of:=COS(-3*[.B46])-[.C46]^(1/3)" office:value-type="float" office:value="2.10586392109285" calcext:value-type="float">
            <text:p>2.10586392109285</text:p>
          </table:table-cell>
        </table:table-row>
        <table:table-row table:style-name="ro1">
          <table:table-cell office:value-type="float" office:value="1.40625" calcext:value-type="float">
            <text:p>1.40625</text:p>
          </table:table-cell>
          <table:table-cell table:formula="of:=5*SIN([.A47])" office:value-type="float" office:value="4.93246385356617" calcext:value-type="float">
            <text:p>4.93246385356617</text:p>
          </table:table-cell>
          <table:table-cell table:formula="of:=[.A47]-20" office:value-type="float" office:value="-18.59375" calcext:value-type="float">
            <text:p>-18.59375</text:p>
          </table:table-cell>
          <table:table-cell table:formula="of:=COS(5*[.B47])+[.C47]^(1/3)" office:value-type="float" office:value="-1.75786914678226" calcext:value-type="float">
            <text:p>-1.75786914678226</text:p>
          </table:table-cell>
          <table:table-cell table:formula="of:=COS(-3*[.B47])-[.C47]^(1/3)" office:value-type="float" office:value="2.03595197111203" calcext:value-type="float">
            <text:p>2.03595197111203</text:p>
          </table:table-cell>
        </table:table-row>
        <table:table-row table:style-name="ro1">
          <table:table-cell office:value-type="float" office:value="1.4375" calcext:value-type="float">
            <text:p>1.4375</text:p>
          </table:table-cell>
          <table:table-cell table:formula="of:=5*SIN([.A48])" office:value-type="float" office:value="4.95564595476881" calcext:value-type="float">
            <text:p>4.95564595476881</text:p>
          </table:table-cell>
          <table:table-cell table:formula="of:=[.A48]-20" office:value-type="float" office:value="-18.5625" calcext:value-type="float">
            <text:p>-18.5625</text:p>
          </table:table-cell>
          <table:table-cell table:formula="of:=COS(5*[.B48])+[.C48]^(1/3)" office:value-type="float" office:value="-1.70994506100029" calcext:value-type="float">
            <text:p>-1.70994506100029</text:p>
          </table:table-cell>
          <table:table-cell table:formula="of:=COS(-3*[.B48])-[.C48]^(1/3)" office:value-type="float" office:value="1.98106233618978" calcext:value-type="float">
            <text:p>1.98106233618978</text:p>
          </table:table-cell>
        </table:table-row>
        <table:table-row table:style-name="ro1">
          <table:table-cell office:value-type="float" office:value="1.46875" calcext:value-type="float">
            <text:p>1.46875</text:p>
          </table:table-cell>
          <table:table-cell table:formula="of:=5*SIN([.A49])" office:value-type="float" office:value="4.97398895179528" calcext:value-type="float">
            <text:p>4.97398895179528</text:p>
          </table:table-cell>
          <table:table-cell table:formula="of:=[.A49]-20" office:value-type="float" office:value="-18.53125" calcext:value-type="float">
            <text:p>-18.53125</text:p>
          </table:table-cell>
          <table:table-cell table:formula="of:=COS(5*[.B49])+[.C49]^(1/3)" office:value-type="float" office:value="-1.68060729768228" calcext:value-type="float">
            <text:p>-1.68060729768228</text:p>
          </table:table-cell>
          <table:table-cell table:formula="of:=COS(-3*[.B49])-[.C49]^(1/3)" office:value-type="float" office:value="1.93959095143702" calcext:value-type="float">
            <text:p>1.939590951437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5*SIN([.A50])" office:value-type="float" office:value="4.98747493302027" calcext:value-type="float">
            <text:p>4.98747493302027</text:p>
          </table:table-cell>
          <table:table-cell table:formula="of:=[.A50]-20" office:value-type="float" office:value="-18.5" calcext:value-type="float">
            <text:p>-18.5</text:p>
          </table:table-cell>
          <table:table-cell table:formula="of:=COS(5*[.B50])+[.C50]^(1/3)" office:value-type="float" office:value="-1.66380966046898" calcext:value-type="float">
            <text:p>-1.66380966046898</text:p>
          </table:table-cell>
          <table:table-cell table:formula="of:=COS(-3*[.B50])-[.C50]^(1/3)" office:value-type="float" office:value="1.910063507244" calcext:value-type="float">
            <text:p>1.910063507244</text:p>
          </table:table-cell>
        </table:table-row>
        <table:table-row table:style-name="ro1">
          <table:table-cell office:value-type="float" office:value="1.53125" calcext:value-type="float">
            <text:p>1.53125</text:p>
          </table:table-cell>
          <table:table-cell table:formula="of:=5*SIN([.A51])" office:value-type="float" office:value="4.99609072961198" calcext:value-type="float">
            <text:p>4.99609072961198</text:p>
          </table:table-cell>
          <table:table-cell table:formula="of:=[.A51]-20" office:value-type="float" office:value="-18.46875" calcext:value-type="float">
            <text:p>-18.46875</text:p>
          </table:table-cell>
          <table:table-cell table:formula="of:=COS(5*[.B51])+[.C51]^(1/3)" office:value-type="float" office:value="-1.65486957629506" calcext:value-type="float">
            <text:p>-1.65486957629506</text:p>
          </table:table-cell>
          <table:table-cell table:formula="of:=COS(-3*[.B51])-[.C51]^(1/3)" office:value-type="float" office:value="1.89128682465471" calcext:value-type="float">
            <text:p>1.89128682465471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table:formula="of:=5*SIN([.A52])" office:value-type="float" office:value="4.99982792839125" calcext:value-type="float">
            <text:p>4.99982792839125</text:p>
          </table:table-cell>
          <table:table-cell table:formula="of:=[.A52]-20" office:value-type="float" office:value="-18.4375" calcext:value-type="float">
            <text:p>-18.4375</text:p>
          </table:table-cell>
          <table:table-cell table:formula="of:=COS(5*[.B52])+[.C52]^(1/3)" office:value-type="float" office:value="-1.65071593801414" calcext:value-type="float">
            <text:p>-1.65071593801414</text:p>
          </table:table-cell>
          <table:table-cell table:formula="of:=COS(-3*[.B52])-[.C52]^(1/3)" office:value-type="float" office:value="1.88245238971746" calcext:value-type="float">
            <text:p>1.88245238971746</text:p>
          </table:table-cell>
        </table:table-row>
        <table:table-row table:style-name="ro1">
          <table:table-cell office:value-type="float" office:value="1.59375" calcext:value-type="float">
            <text:p>1.59375</text:p>
          </table:table-cell>
          <table:table-cell table:formula="of:=5*SIN([.A53])" office:value-type="float" office:value="4.99868288004688" calcext:value-type="float">
            <text:p>4.99868288004688</text:p>
          </table:table-cell>
          <table:table-cell table:formula="of:=[.A53]-20" office:value-type="float" office:value="-18.40625" calcext:value-type="float">
            <text:p>-18.40625</text:p>
          </table:table-cell>
          <table:table-cell table:formula="of:=COS(5*[.B53])+[.C53]^(1/3)" office:value-type="float" office:value="-1.65000141589098" calcext:value-type="float">
            <text:p>-1.65000141589098</text:p>
          </table:table-cell>
          <table:table-cell table:formula="of:=COS(-3*[.B53])-[.C53]^(1/3)" office:value-type="float" office:value="1.88319865649581" calcext:value-type="float">
            <text:p>1.88319865649581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table:formula="of:=5*SIN([.A54])" office:value-type="float" office:value="4.99265670269916" calcext:value-type="float">
            <text:p>4.99265670269916</text:p>
          </table:table-cell>
          <table:table-cell table:formula="of:=[.A54]-20" office:value-type="float" office:value="-18.375" calcext:value-type="float">
            <text:p>-18.375</text:p>
          </table:table-cell>
          <table:table-cell table:formula="of:=COS(5*[.B54])+[.C54]^(1/3)" office:value-type="float" office:value="-1.65313967695129" calcext:value-type="float">
            <text:p>-1.65313967695129</text:p>
          </table:table-cell>
          <table:table-cell table:formula="of:=COS(-3*[.B54])-[.C54]^(1/3)" office:value-type="float" office:value="1.89363708013726" calcext:value-type="float">
            <text:p>1.89363708013726</text:p>
          </table:table-cell>
        </table:table-row>
        <table:table-row table:style-name="ro1">
          <table:table-cell office:value-type="float" office:value="1.65625" calcext:value-type="float">
            <text:p>1.65625</text:p>
          </table:table-cell>
          <table:table-cell table:formula="of:=5*SIN([.A55])" office:value-type="float" office:value="4.981755280808" calcext:value-type="float">
            <text:p>4.981755280808</text:p>
          </table:table-cell>
          <table:table-cell table:formula="of:=[.A55]-20" office:value-type="float" office:value="-18.34375" calcext:value-type="float">
            <text:p>-18.34375</text:p>
          </table:table-cell>
          <table:table-cell table:formula="of:=COS(5*[.B55])+[.C55]^(1/3)" office:value-type="float" office:value="-1.66229472871678" calcext:value-type="float">
            <text:p>-1.66229472871678</text:p>
          </table:table-cell>
          <table:table-cell table:formula="of:=COS(-3*[.B55])-[.C55]^(1/3)" office:value-type="float" office:value="1.91434420594185" calcext:value-type="float">
            <text:p>1.91434420594185</text:p>
          </table:table-cell>
        </table:table-row>
        <table:table-row table:style-name="ro1">
          <table:table-cell office:value-type="float" office:value="1.6875" calcext:value-type="float">
            <text:p>1.6875</text:p>
          </table:table-cell>
          <table:table-cell table:formula="of:=5*SIN([.A56])" office:value-type="float" office:value="4.96598925942687" calcext:value-type="float">
            <text:p>4.96598925942687</text:p>
          </table:table-cell>
          <table:table-cell table:formula="of:=[.A56]-20" office:value-type="float" office:value="-18.3125" calcext:value-type="float">
            <text:p>-18.3125</text:p>
          </table:table-cell>
          <table:table-cell table:formula="of:=COS(5*[.B56])+[.C56]^(1/3)" office:value-type="float" office:value="-1.68131399040618" calcext:value-type="float">
            <text:p>-1.68131399040618</text:p>
          </table:table-cell>
          <table:table-cell table:formula="of:=COS(-3*[.B56])-[.C56]^(1/3)" office:value-type="float" office:value="1.94631909075657" calcext:value-type="float">
            <text:p>1.94631909075657</text:p>
          </table:table-cell>
        </table:table-row>
        <table:table-row table:style-name="ro1">
          <table:table-cell office:value-type="float" office:value="1.71875" calcext:value-type="float">
            <text:p>1.71875</text:p>
          </table:table-cell>
          <table:table-cell table:formula="of:=5*SIN([.A57])" office:value-type="float" office:value="4.94537403380811" calcext:value-type="float">
            <text:p>4.94537403380811</text:p>
          </table:table-cell>
          <table:table-cell table:formula="of:=[.A57]-20" office:value-type="float" office:value="-18.28125" calcext:value-type="float">
            <text:p>-18.28125</text:p>
          </table:table-cell>
          <table:table-cell table:formula="of:=COS(5*[.B57])+[.C57]^(1/3)" office:value-type="float" office:value="-1.71556177290148" calcext:value-type="float">
            <text:p>-1.71556177290148</text:p>
          </table:table-cell>
          <table:table-cell table:formula="of:=COS(-3*[.B57])-[.C57]^(1/3)" office:value-type="float" office:value="1.99090240933822" calcext:value-type="float">
            <text:p>1.9909024093382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5*SIN([.A58])" office:value-type="float" office:value="4.91992973436969" calcext:value-type="float">
            <text:p>4.91992973436969</text:p>
          </table:table-cell>
          <table:table-cell table:formula="of:=[.A58]-20" office:value-type="float" office:value="-18.25" calcext:value-type="float">
            <text:p>-18.25</text:p>
          </table:table-cell>
          <table:table-cell table:formula="of:=COS(5*[.B58])+[.C58]^(1/3)" office:value-type="float" office:value="-1.77157915758669" calcext:value-type="float">
            <text:p>-1.77157915758669</text:p>
          </table:table-cell>
          <table:table-cell table:formula="of:=COS(-3*[.B58])-[.C58]^(1/3)" office:value-type="float" office:value="2.04965135115403" calcext:value-type="float">
            <text:p>2.04965135115403</text:p>
          </table:table-cell>
        </table:table-row>
        <table:table-row table:style-name="ro1">
          <table:table-cell office:value-type="float" office:value="1.78125" calcext:value-type="float">
            <text:p>1.78125</text:p>
          </table:table-cell>
          <table:table-cell table:formula="of:=5*SIN([.A59])" office:value-type="float" office:value="4.88968120703819" calcext:value-type="float">
            <text:p>4.88968120703819</text:p>
          </table:table-cell>
          <table:table-cell table:formula="of:=[.A59]-20" office:value-type="float" office:value="-18.21875" calcext:value-type="float">
            <text:p>-18.21875</text:p>
          </table:table-cell>
          <table:table-cell table:formula="of:=COS(5*[.B59])+[.C59]^(1/3)" office:value-type="float" office:value="-1.856475624087" calcext:value-type="float">
            <text:p>-1.856475624087</text:p>
          </table:table-cell>
          <table:table-cell table:formula="of:=COS(-3*[.B59])-[.C59]^(1/3)" office:value-type="float" office:value="2.12416344235926" calcext:value-type="float">
            <text:p>2.12416344235926</text:p>
          </table:table-cell>
        </table:table-row>
        <table:table-row table:style-name="ro1">
          <table:table-cell office:value-type="float" office:value="1.8125" calcext:value-type="float">
            <text:p>1.8125</text:p>
          </table:table-cell>
          <table:table-cell table:formula="of:=5*SIN([.A60])" office:value-type="float" office:value="4.85465798898725" calcext:value-type="float">
            <text:p>4.85465798898725</text:p>
          </table:table-cell>
          <table:table-cell table:formula="of:=[.A60]-20" office:value-type="float" office:value="-18.1875" calcext:value-type="float">
            <text:p>-18.1875</text:p>
          </table:table-cell>
          <table:table-cell table:formula="of:=COS(5*[.B60])+[.C60]^(1/3)" office:value-type="float" office:value="-1.97695656536391" calcext:value-type="float">
            <text:p>-1.97695656536391</text:p>
          </table:table-cell>
          <table:table-cell table:formula="of:=COS(-3*[.B60])-[.C60]^(1/3)" office:value-type="float" office:value="2.21584339762527" calcext:value-type="float">
            <text:p>2.21584339762527</text:p>
          </table:table-cell>
        </table:table-row>
        <table:table-row table:style-name="ro1">
          <table:table-cell office:value-type="float" office:value="1.84375" calcext:value-type="float">
            <text:p>1.84375</text:p>
          </table:table-cell>
          <table:table-cell table:formula="of:=5*SIN([.A61])" office:value-type="float" office:value="4.81489427979494" calcext:value-type="float">
            <text:p>4.81489427979494</text:p>
          </table:table-cell>
          <table:table-cell table:formula="of:=[.A61]-20" office:value-type="float" office:value="-18.15625" calcext:value-type="float">
            <text:p>-18.15625</text:p>
          </table:table-cell>
          <table:table-cell table:formula="of:=COS(5*[.B61])+[.C61]^(1/3)" office:value-type="float" office:value="-2.13792204824857" calcext:value-type="float">
            <text:p>-2.13792204824857</text:p>
          </table:table-cell>
          <table:table-cell table:formula="of:=COS(-3*[.B61])-[.C61]^(1/3)" office:value-type="float" office:value="2.32561071699912" calcext:value-type="float">
            <text:p>2.32561071699912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table:formula="of:=5*SIN([.A62])" office:value-type="float" office:value="4.77042890804847" calcext:value-type="float">
            <text:p>4.77042890804847</text:p>
          </table:table-cell>
          <table:table-cell table:formula="of:=[.A62]-20" office:value-type="float" office:value="-18.125" calcext:value-type="float">
            <text:p>-18.125</text:p>
          </table:table-cell>
          <table:table-cell table:formula="of:=COS(5*[.B62])+[.C62]^(1/3)" office:value-type="float" office:value="-2.34065041464486" calcext:value-type="float">
            <text:p>-2.34065041464486</text:p>
          </table:table-cell>
          <table:table-cell table:formula="of:=COS(-3*[.B62])-[.C62]^(1/3)" office:value-type="float" office:value="2.45355263903727" calcext:value-type="float">
            <text:p>2.45355263903727</text:p>
          </table:table-cell>
        </table:table-row>
        <table:table-row table:style-name="ro1">
          <table:table-cell office:value-type="float" office:value="1.90625" calcext:value-type="float">
            <text:p>1.90625</text:p>
          </table:table-cell>
          <table:table-cell table:formula="of:=5*SIN([.A63])" office:value-type="float" office:value="4.72130529342877" calcext:value-type="float">
            <text:p>4.72130529342877</text:p>
          </table:table-cell>
          <table:table-cell table:formula="of:=[.A63]-20" office:value-type="float" office:value="-18.09375" calcext:value-type="float">
            <text:p>-18.09375</text:p>
          </table:table-cell>
          <table:table-cell table:formula="of:=COS(5*[.B63])+[.C63]^(1/3)" office:value-type="float" office:value="-2.58071661718518" calcext:value-type="float">
            <text:p>-2.58071661718518</text:p>
          </table:table-cell>
          <table:table-cell table:formula="of:=COS(-3*[.B63])-[.C63]^(1/3)" office:value-type="float" office:value="2.59853766670127" calcext:value-type="float">
            <text:p>2.59853766670127</text:p>
          </table:table-cell>
        </table:table-row>
        <table:table-row table:style-name="ro1">
          <table:table-cell office:value-type="float" office:value="1.9375" calcext:value-type="float">
            <text:p>1.9375</text:p>
          </table:table-cell>
          <table:table-cell table:formula="of:=5*SIN([.A64])" office:value-type="float" office:value="4.66757140431188" calcext:value-type="float">
            <text:p>4.66757140431188</text:p>
          </table:table-cell>
          <table:table-cell table:formula="of:=[.A64]-20" office:value-type="float" office:value="-18.0625" calcext:value-type="float">
            <text:p>-18.0625</text:p>
          </table:table-cell>
          <table:table-cell table:formula="of:=COS(5*[.B64])+[.C64]^(1/3)" office:value-type="float" office:value="-2.84598829634502" calcext:value-type="float">
            <text:p>-2.84598829634502</text:p>
          </table:table-cell>
          <table:table-cell table:formula="of:=COS(-3*[.B64])-[.C64]^(1/3)" office:value-type="float" office:value="2.75781915428628" calcext:value-type="float">
            <text:p>2.75781915428628</text:p>
          </table:table-cell>
        </table:table-row>
        <table:table-row table:style-name="ro1">
          <table:table-cell office:value-type="float" office:value="1.96875" calcext:value-type="float">
            <text:p>1.96875</text:p>
          </table:table-cell>
          <table:table-cell table:formula="of:=5*SIN([.A65])" office:value-type="float" office:value="4.60927971092864" calcext:value-type="float">
            <text:p>4.60927971092864</text:p>
          </table:table-cell>
          <table:table-cell table:formula="of:=[.A65]-20" office:value-type="float" office:value="-18.03125" calcext:value-type="float">
            <text:p>-18.03125</text:p>
          </table:table-cell>
          <table:table-cell table:formula="of:=COS(5*[.B65])+[.C65]^(1/3)" office:value-type="float" office:value="-3.11526740768936" calcext:value-type="float">
            <text:p>-3.11526740768936</text:p>
          </table:table-cell>
          <table:table-cell table:formula="of:=COS(-3*[.B65])-[.C65]^(1/3)" office:value-type="float" office:value="2.9266755670409" calcext:value-type="float">
            <text:p>2.9266755670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*SIN([.A66])" office:value-type="float" office:value="4.54648713412841" calcext:value-type="float">
            <text:p>4.54648713412841</text:p>
          </table:table-cell>
          <table:table-cell table:formula="of:=[.A66]-20" office:value-type="float" office:value="-18" calcext:value-type="float">
            <text:p>-18</text:p>
          </table:table-cell>
          <table:table-cell table:formula="of:=COS(5*[.B66])+[.C66]^(1/3)" office:value-type="float" office:value="-3.35834146855334" calcext:value-type="float">
            <text:p>-3.35834146855334</text:p>
          </table:table-cell>
          <table:table-cell table:formula="of:=COS(-3*[.B66])-[.C66]^(1/3)" office:value-type="float" office:value="3.0981520934346" calcext:value-type="float">
            <text:p>3.0981520934346</text:p>
          </table:table-cell>
        </table:table-row>
        <table:table-row table:style-name="ro1">
          <table:table-cell office:value-type="float" office:value="2.03125" calcext:value-type="float">
            <text:p>2.03125</text:p>
          </table:table-cell>
          <table:table-cell table:formula="of:=5*SIN([.A67])" office:value-type="float" office:value="4.47925498979683" calcext:value-type="float">
            <text:p>4.47925498979683</text:p>
          </table:table-cell>
          <table:table-cell table:formula="of:=[.A67]-20" office:value-type="float" office:value="-17.96875" calcext:value-type="float">
            <text:p>-17.96875</text:p>
          </table:table-cell>
          <table:table-cell table:formula="of:=COS(5*[.B67])+[.C67]^(1/3)" office:value-type="float" office:value="-3.53827647908591" calcext:value-type="float">
            <text:p>-3.53827647908591</text:p>
          </table:table-cell>
          <table:table-cell table:formula="of:=COS(-3*[.B67])-[.C67]^(1/3)" office:value-type="float" office:value="3.26298405777139" calcext:value-type="float">
            <text:p>3.26298405777139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table:formula="of:=5*SIN([.A68])" office:value-type="float" office:value="4.40764892898189" calcext:value-type="float">
            <text:p>4.40764892898189</text:p>
          </table:table-cell>
          <table:table-cell table:formula="of:=[.A68]-20" office:value-type="float" office:value="-17.9375" calcext:value-type="float">
            <text:p>-17.9375</text:p>
          </table:table-cell>
          <table:table-cell table:formula="of:=COS(5*[.B68])+[.C68]^(1/3)" office:value-type="float" office:value="-3.61659579627239" calcext:value-type="float">
            <text:p>-3.61659579627239</text:p>
          </table:table-cell>
          <table:table-cell table:formula="of:=COS(-3*[.B68])-[.C68]^(1/3)" office:value-type="float" office:value="3.40979141450127" calcext:value-type="float">
            <text:p>3.40979141450127</text:p>
          </table:table-cell>
        </table:table-row>
        <table:table-row table:style-name="ro1">
          <table:table-cell office:value-type="float" office:value="2.09375" calcext:value-type="float">
            <text:p>2.09375</text:p>
          </table:table-cell>
          <table:table-cell table:formula="of:=5*SIN([.A69])" office:value-type="float" office:value="4.33173887378681" calcext:value-type="float">
            <text:p>4.33173887378681</text:p>
          </table:table-cell>
          <table:table-cell table:formula="of:=[.A69]-20" office:value-type="float" office:value="-17.90625" calcext:value-type="float">
            <text:p>-17.90625</text:p>
          </table:table-cell>
          <table:table-cell table:formula="of:=COS(5*[.B69])+[.C69]^(1/3)" office:value-type="float" office:value="-3.56142780074369" calcext:value-type="float">
            <text:p>-3.56142780074369</text:p>
          </table:table-cell>
          <table:table-cell table:formula="of:=COS(-3*[.B69])-[.C69]^(1/3)" office:value-type="float" office:value="3.525629784211" calcext:value-type="float">
            <text:p>3.525629784211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table:formula="of:=5*SIN([.A70])" office:value-type="float" office:value="4.25159894909226" calcext:value-type="float">
            <text:p>4.25159894909226</text:p>
          </table:table-cell>
          <table:table-cell table:formula="of:=[.A70]-20" office:value-type="float" office:value="-17.875" calcext:value-type="float">
            <text:p>-17.875</text:p>
          </table:table-cell>
          <table:table-cell table:formula="of:=COS(5*[.B70])+[.C70]^(1/3)" office:value-type="float" office:value="-3.35772827248214" calcext:value-type="float">
            <text:p>-3.35772827248214</text:p>
          </table:table-cell>
          <table:table-cell table:formula="of:=COS(-3*[.B70])-[.C70]^(1/3)" office:value-type="float" office:value="3.59696100469898" calcext:value-type="float">
            <text:p>3.59696100469898</text:p>
          </table:table-cell>
        </table:table-row>
        <table:table-row table:style-name="ro1">
          <table:table-cell office:value-type="float" office:value="2.15625" calcext:value-type="float">
            <text:p>2.15625</text:p>
          </table:table-cell>
          <table:table-cell table:formula="of:=5*SIN([.A71])" office:value-type="float" office:value="4.16730741017472" calcext:value-type="float">
            <text:p>4.16730741017472</text:p>
          </table:table-cell>
          <table:table-cell table:formula="of:=[.A71]-20" office:value-type="float" office:value="-17.84375" calcext:value-type="float">
            <text:p>-17.84375</text:p>
          </table:table-cell>
          <table:table-cell table:formula="of:=COS(5*[.B71])+[.C71]^(1/3)" office:value-type="float" office:value="-3.01741006127787" calcext:value-type="float">
            <text:p>-3.01741006127787</text:p>
          </table:table-cell>
          <table:table-cell table:formula="of:=COS(-3*[.B71])-[.C71]^(1/3)" office:value-type="float" office:value="3.61106010365407" calcext:value-type="float">
            <text:p>3.61106010365407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table:formula="of:=5*SIN([.A72])" office:value-type="float" office:value="4.07894656629149" calcext:value-type="float">
            <text:p>4.07894656629149</text:p>
          </table:table-cell>
          <table:table-cell table:formula="of:=[.A72]-20" office:value-type="float" office:value="-17.8125" calcext:value-type="float">
            <text:p>-17.8125</text:p>
          </table:table-cell>
          <table:table-cell table:formula="of:=COS(5*[.B72])+[.C72]^(1/3)" office:value-type="float" office:value="-2.58599320265761" calcext:value-type="float">
            <text:p>-2.58599320265761</text:p>
          </table:table-cell>
          <table:table-cell table:formula="of:=COS(-3*[.B72])-[.C72]^(1/3)" office:value-type="float" office:value="3.5578040600618" calcext:value-type="float">
            <text:p>3.5578040600618</text:p>
          </table:table-cell>
        </table:table-row>
        <table:table-row table:style-name="ro1">
          <table:table-cell office:value-type="float" office:value="2.21875" calcext:value-type="float">
            <text:p>2.21875</text:p>
          </table:table-cell>
          <table:table-cell table:formula="of:=5*SIN([.A73])" office:value-type="float" office:value="3.9866027003071" calcext:value-type="float">
            <text:p>3.9866027003071</text:p>
          </table:table-cell>
          <table:table-cell table:formula="of:=[.A73]-20" office:value-type="float" office:value="-17.78125" calcext:value-type="float">
            <text:p>-17.78125</text:p>
          </table:table-cell>
          <table:table-cell table:formula="of:=COS(5*[.B73])+[.C73]^(1/3)" office:value-type="float" office:value="-2.14180555259921" calcext:value-type="float">
            <text:p>-2.14180555259921</text:p>
          </table:table-cell>
          <table:table-cell table:formula="of:=COS(-3*[.B73])-[.C73]^(1/3)" office:value-type="float" office:value="3.4316940614074" calcext:value-type="float">
            <text:p>3.431694061407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5*SIN([.A74])" office:value-type="float" office:value="3.89036598443961" calcext:value-type="float">
            <text:p>3.89036598443961</text:p>
          </table:table-cell>
          <table:table-cell table:formula="of:=[.A74]-20" office:value-type="float" office:value="-17.75" calcext:value-type="float">
            <text:p>-17.75</text:p>
          </table:table-cell>
          <table:table-cell table:formula="of:=COS(5*[.B74])+[.C74]^(1/3)" office:value-type="float" office:value="-1.78450223841546" calcext:value-type="float">
            <text:p>-1.78450223841546</text:p>
          </table:table-cell>
          <table:table-cell table:formula="of:=COS(-3*[.B74])-[.C74]^(1/3)" office:value-type="float" office:value="3.23385778366025" calcext:value-type="float">
            <text:p>3.23385778366025</text:p>
          </table:table-cell>
        </table:table-row>
        <table:table-row table:style-name="ro1">
          <table:table-cell office:value-type="float" office:value="2.28125" calcext:value-type="float">
            <text:p>2.28125</text:p>
          </table:table-cell>
          <table:table-cell table:formula="of:=5*SIN([.A75])" office:value-type="float" office:value="3.79033039220888" calcext:value-type="float">
            <text:p>3.79033039220888</text:p>
          </table:table-cell>
          <table:table-cell table:formula="of:=[.A75]-20" office:value-type="float" office:value="-17.71875" calcext:value-type="float">
            <text:p>-17.71875</text:p>
          </table:table-cell>
          <table:table-cell table:formula="of:=COS(5*[.B75])+[.C75]^(1/3)" office:value-type="float" office:value="-1.61222725873456" calcext:value-type="float">
            <text:p>-1.61222725873456</text:p>
          </table:table-cell>
          <table:table-cell table:formula="of:=COS(-3*[.B75])-[.C75]^(1/3)" office:value-type="float" office:value="2.97368039936122" calcext:value-type="float">
            <text:p>2.97368039936122</text:p>
          </table:table-cell>
        </table:table-row>
        <table:table-row table:style-name="ro1">
          <table:table-cell office:value-type="float" office:value="2.3125" calcext:value-type="float">
            <text:p>2.3125</text:p>
          </table:table-cell>
          <table:table-cell table:formula="of:=5*SIN([.A76])" office:value-type="float" office:value="3.68659360667309" calcext:value-type="float">
            <text:p>3.68659360667309</text:p>
          </table:table-cell>
          <table:table-cell table:formula="of:=[.A76]-20" office:value-type="float" office:value="-17.6875" calcext:value-type="float">
            <text:p>-17.6875</text:p>
          </table:table-cell>
          <table:table-cell table:formula="of:=COS(5*[.B76])+[.C76]^(1/3)" office:value-type="float" office:value="-1.69101149558429" calcext:value-type="float">
            <text:p>-1.69101149558429</text:p>
          </table:table-cell>
          <table:table-cell table:formula="of:=COS(-3*[.B76])-[.C76]^(1/3)" office:value-type="float" office:value="2.66964886867981" calcext:value-type="float">
            <text:p>2.66964886867981</text:p>
          </table:table-cell>
        </table:table-row>
        <table:table-row table:style-name="ro1">
          <table:table-cell office:value-type="float" office:value="2.34375" calcext:value-type="float">
            <text:p>2.34375</text:p>
          </table:table-cell>
          <table:table-cell table:formula="of:=5*SIN([.A77])" office:value-type="float" office:value="3.5792569250429" calcext:value-type="float">
            <text:p>3.5792569250429</text:p>
          </table:table-cell>
          <table:table-cell table:formula="of:=[.A77]-20" office:value-type="float" office:value="-17.65625" calcext:value-type="float">
            <text:p>-17.65625</text:p>
          </table:table-cell>
          <table:table-cell table:formula="of:=COS(5*[.B77])+[.C77]^(1/3)" office:value-type="float" office:value="-2.02493203461053" calcext:value-type="float">
            <text:p>-2.02493203461053</text:p>
          </table:table-cell>
          <table:table-cell table:formula="of:=COS(-3*[.B77])-[.C77]^(1/3)" office:value-type="float" office:value="2.34899382338649" calcext:value-type="float">
            <text:p>2.34899382338649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table:formula="of:=5*SIN([.A78])" office:value-type="float" office:value="3.46842515976636" calcext:value-type="float">
            <text:p>3.46842515976636</text:p>
          </table:table-cell>
          <table:table-cell table:formula="of:=[.A78]-20" office:value-type="float" office:value="-17.625" calcext:value-type="float">
            <text:p>-17.625</text:p>
          </table:table-cell>
          <table:table-cell table:formula="of:=COS(5*[.B78])+[.C78]^(1/3)" office:value-type="float" office:value="-2.53909012456102" calcext:value-type="float">
            <text:p>-2.53909012456102</text:p>
          </table:table-cell>
          <table:table-cell table:formula="of:=COS(-3*[.B78])-[.C78]^(1/3)" office:value-type="float" office:value="2.04580464168294" calcext:value-type="float">
            <text:p>2.04580464168294</text:p>
          </table:table-cell>
        </table:table-row>
        <table:table-row table:style-name="ro1">
          <table:table-cell office:value-type="float" office:value="2.40625" calcext:value-type="float">
            <text:p>2.40625</text:p>
          </table:table-cell>
          <table:table-cell table:formula="of:=5*SIN([.A79])" office:value-type="float" office:value="3.35420653618143" calcext:value-type="float">
            <text:p>3.35420653618143</text:p>
          </table:table-cell>
          <table:table-cell table:formula="of:=[.A79]-20" office:value-type="float" office:value="-17.59375" calcext:value-type="float">
            <text:p>-17.59375</text:p>
          </table:table-cell>
          <table:table-cell table:formula="of:=COS(5*[.B79])+[.C79]^(1/3)" office:value-type="float" office:value="-3.08706711601724" calcext:value-type="float">
            <text:p>-3.08706711601724</text:p>
          </table:table-cell>
          <table:table-cell table:formula="of:=COS(-3*[.B79])-[.C79]^(1/3)" office:value-type="float" office:value="1.79749210535773" calcext:value-type="float">
            <text:p>1.79749210535773</text:p>
          </table:table-cell>
        </table:table-row>
        <table:table-row table:style-name="ro1">
          <table:table-cell office:value-type="float" office:value="2.4375" calcext:value-type="float">
            <text:p>2.4375</text:p>
          </table:table-cell>
          <table:table-cell table:formula="of:=5*SIN([.A80])" office:value-type="float" office:value="3.23671258683572" calcext:value-type="float">
            <text:p>3.23671258683572</text:p>
          </table:table-cell>
          <table:table-cell table:formula="of:=[.A80]-20" office:value-type="float" office:value="-17.5625" calcext:value-type="float">
            <text:p>-17.5625</text:p>
          </table:table-cell>
          <table:table-cell table:formula="of:=COS(5*[.B80])+[.C80]^(1/3)" office:value-type="float" office:value="-3.48835246034173" calcext:value-type="float">
            <text:p>-3.48835246034173</text:p>
          </table:table-cell>
          <table:table-cell table:formula="of:=COS(-3*[.B80])-[.C80]^(1/3)" office:value-type="float" office:value="1.63977371885363" calcext:value-type="float">
            <text:p>1.63977371885363</text:p>
          </table:table-cell>
        </table:table-row>
        <table:table-row table:style-name="ro1">
          <table:table-cell office:value-type="float" office:value="2.46875" calcext:value-type="float">
            <text:p>2.46875</text:p>
          </table:table-cell>
          <table:table-cell table:formula="of:=5*SIN([.A81])" office:value-type="float" office:value="3.11605804257686" calcext:value-type="float">
            <text:p>3.11605804257686</text:p>
          </table:table-cell>
          <table:table-cell table:formula="of:=[.A81]-20" office:value-type="float" office:value="-17.53125" calcext:value-type="float">
            <text:p>-17.53125</text:p>
          </table:table-cell>
          <table:table-cell table:formula="of:=COS(5*[.B81])+[.C81]^(1/3)" office:value-type="float" office:value="-3.58965237757811" calcext:value-type="float">
            <text:p>-3.58965237757811</text:p>
          </table:table-cell>
          <table:table-cell table:formula="of:=COS(-3*[.B81])-[.C81]^(1/3)" office:value-type="float" office:value="1.60072415621503" calcext:value-type="float">
            <text:p>1.6007241562150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5*SIN([.A82])" office:value-type="float" office:value="2.99236072051978" calcext:value-type="float">
            <text:p>2.99236072051978</text:p>
          </table:table-cell>
          <table:table-cell table:formula="of:=[.A82]-20" office:value-type="float" office:value="-17.5" calcext:value-type="float">
            <text:p>-17.5</text:p>
          </table:table-cell>
          <table:table-cell table:formula="of:=COS(5*[.B82])+[.C82]^(1/3)" office:value-type="float" office:value="-3.33054823878445" calcext:value-type="float">
            <text:p>-3.33054823878445</text:p>
          </table:table-cell>
          <table:table-cell table:formula="of:=COS(-3*[.B82])-[.C82]^(1/3)" office:value-type="float" office:value="1.69480009192187" calcext:value-type="float">
            <text:p>1.69480009192187</text:p>
          </table:table-cell>
        </table:table-row>
        <table:table-row table:style-name="ro1">
          <table:table-cell office:value-type="float" office:value="2.53125" calcext:value-type="float">
            <text:p>2.53125</text:p>
          </table:table-cell>
          <table:table-cell table:formula="of:=5*SIN([.A83])" office:value-type="float" office:value="2.86574140900029" calcext:value-type="float">
            <text:p>2.86574140900029</text:p>
          </table:table-cell>
          <table:table-cell table:formula="of:=[.A83]-20" office:value-type="float" office:value="-17.46875" calcext:value-type="float">
            <text:p>-17.46875</text:p>
          </table:table-cell>
          <table:table-cell table:formula="of:=COS(5*[.B83])+[.C83]^(1/3)" office:value-type="float" office:value="-2.78507180389066" calcext:value-type="float">
            <text:p>-2.78507180389066</text:p>
          </table:table-cell>
          <table:table-cell table:formula="of:=COS(-3*[.B83])-[.C83]^(1/3)" office:value-type="float" office:value="1.91802182942626" calcext:value-type="float">
            <text:p>1.91802182942626</text:p>
          </table:table-cell>
        </table:table-row>
        <table:table-row table:style-name="ro1">
          <table:table-cell office:value-type="float" office:value="2.5625" calcext:value-type="float">
            <text:p>2.5625</text:p>
          </table:table-cell>
          <table:table-cell table:formula="of:=5*SIN([.A84])" office:value-type="float" office:value="2.73632374962733" calcext:value-type="float">
            <text:p>2.73632374962733</text:p>
          </table:table-cell>
          <table:table-cell table:formula="of:=[.A84]-20" office:value-type="float" office:value="-17.4375" calcext:value-type="float">
            <text:p>-17.4375</text:p>
          </table:table-cell>
          <table:table-cell table:formula="of:=COS(5*[.B84])+[.C84]^(1/3)" office:value-type="float" office:value="-2.15319792564834" calcext:value-type="float">
            <text:p>-2.15319792564834</text:p>
          </table:table-cell>
          <table:table-cell table:formula="of:=COS(-3*[.B84])-[.C84]^(1/3)" office:value-type="float" office:value="2.24557196614886" calcext:value-type="float">
            <text:p>2.24557196614886</text:p>
          </table:table-cell>
        </table:table-row>
        <table:table-row table:style-name="ro1">
          <table:table-cell office:value-type="float" office:value="2.59375" calcext:value-type="float">
            <text:p>2.59375</text:p>
          </table:table-cell>
          <table:table-cell table:formula="of:=5*SIN([.A85])" office:value-type="float" office:value="2.60423411654901" calcext:value-type="float">
            <text:p>2.60423411654901</text:p>
          </table:table-cell>
          <table:table-cell table:formula="of:=[.A85]-20" office:value-type="float" office:value="-17.40625" calcext:value-type="float">
            <text:p>-17.40625</text:p>
          </table:table-cell>
          <table:table-cell table:formula="of:=COS(5*[.B85])+[.C85]^(1/3)" office:value-type="float" office:value="-1.69325367533763" calcext:value-type="float">
            <text:p>-1.69325367533763</text:p>
          </table:table-cell>
          <table:table-cell table:formula="of:=COS(-3*[.B85])-[.C85]^(1/3)" office:value-type="float" office:value="2.63287015405246" calcext:value-type="float">
            <text:p>2.63287015405246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table:formula="of:=5*SIN([.A86])" office:value-type="float" office:value="2.46960149305045" calcext:value-type="float">
            <text:p>2.46960149305045</text:p>
          </table:table-cell>
          <table:table-cell table:formula="of:=[.A86]-20" office:value-type="float" office:value="-17.375" calcext:value-type="float">
            <text:p>-17.375</text:p>
          </table:table-cell>
          <table:table-cell table:formula="of:=COS(5*[.B86])+[.C86]^(1/3)" office:value-type="float" office:value="-1.613797382517" calcext:value-type="float">
            <text:p>-1.613797382517</text:p>
          </table:table-cell>
          <table:table-cell table:formula="of:=COS(-3*[.B86])-[.C86]^(1/3)" office:value-type="float" office:value="3.02066850906831" calcext:value-type="float">
            <text:p>3.02066850906831</text:p>
          </table:table-cell>
        </table:table-row>
        <table:table-row table:style-name="ro1">
          <table:table-cell office:value-type="float" office:value="2.65625" calcext:value-type="float">
            <text:p>2.65625</text:p>
          </table:table-cell>
          <table:table-cell table:formula="of:=5*SIN([.A87])" office:value-type="float" office:value="2.33255734560373" calcext:value-type="float">
            <text:p>2.33255734560373</text:p>
          </table:table-cell>
          <table:table-cell table:formula="of:=[.A87]-20" office:value-type="float" office:value="-17.34375" calcext:value-type="float">
            <text:p>-17.34375</text:p>
          </table:table-cell>
          <table:table-cell table:formula="of:=COS(5*[.B87])+[.C87]^(1/3)" office:value-type="float" office:value="-1.96969838600215" calcext:value-type="float">
            <text:p>-1.96969838600215</text:p>
          </table:table-cell>
          <table:table-cell table:formula="of:=COS(-3*[.B87])-[.C87]^(1/3)" office:value-type="float" office:value="3.34392666434747" calcext:value-type="float">
            <text:p>3.34392666434747</text:p>
          </table:table-cell>
        </table:table-row>
        <table:table-row table:style-name="ro1">
          <table:table-cell office:value-type="float" office:value="2.6875" calcext:value-type="float">
            <text:p>2.6875</text:p>
          </table:table-cell>
          <table:table-cell table:formula="of:=5*SIN([.A88])" office:value-type="float" office:value="2.19323549549317" calcext:value-type="float">
            <text:p>2.19323549549317</text:p>
          </table:table-cell>
          <table:table-cell table:formula="of:=[.A88]-20" office:value-type="float" office:value="-17.3125" calcext:value-type="float">
            <text:p>-17.3125</text:p>
          </table:table-cell>
          <table:table-cell table:formula="of:=COS(5*[.B88])+[.C88]^(1/3)" office:value-type="float" office:value="-2.61633400239461" calcext:value-type="float">
            <text:p>-2.61633400239461</text:p>
          </table:table-cell>
          <table:table-cell table:formula="of:=COS(-3*[.B88])-[.C88]^(1/3)" office:value-type="float" office:value="3.54330019413528" calcext:value-type="float">
            <text:p>3.54330019413528</text:p>
          </table:table-cell>
        </table:table-row>
        <table:table-row table:style-name="ro1">
          <table:table-cell office:value-type="float" office:value="2.71875" calcext:value-type="float">
            <text:p>2.71875</text:p>
          </table:table-cell>
          <table:table-cell table:formula="of:=5*SIN([.A89])" office:value-type="float" office:value="2.05177198814106" calcext:value-type="float">
            <text:p>2.05177198814106</text:p>
          </table:table-cell>
          <table:table-cell table:formula="of:=[.A89]-20" office:value-type="float" office:value="-17.28125" calcext:value-type="float">
            <text:p>-17.28125</text:p>
          </table:table-cell>
          <table:table-cell table:formula="of:=COS(5*[.B89])+[.C89]^(1/3)" office:value-type="float" office:value="-3.25724189031624" calcext:value-type="float">
            <text:p>-3.25724189031624</text:p>
          </table:table-cell>
          <table:table-cell table:formula="of:=COS(-3*[.B89])-[.C89]^(1/3)" office:value-type="float" office:value="3.57721981423663" calcext:value-type="float">
            <text:p>3.5772198142366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5*SIN([.A90])" office:value-type="float" office:value="1.90830496026166" calcext:value-type="float">
            <text:p>1.90830496026166</text:p>
          </table:table-cell>
          <table:table-cell table:formula="of:=[.A90]-20" office:value-type="float" office:value="-17.25" calcext:value-type="float">
            <text:p>-17.25</text:p>
          </table:table-cell>
          <table:table-cell table:formula="of:=COS(5*[.B90])+[.C90]^(1/3)" office:value-type="float" office:value="-3.57701745078318" calcext:value-type="float">
            <text:p>-3.57701745078318</text:p>
          </table:table-cell>
          <table:table-cell table:formula="of:=COS(-3*[.B90])-[.C90]^(1/3)" office:value-type="float" office:value="3.43199719511497" calcext:value-type="float">
            <text:p>3.43199719511497</text:p>
          </table:table-cell>
        </table:table-row>
        <table:table-row table:style-name="ro1">
          <table:table-cell office:value-type="float" office:value="2.78125" calcext:value-type="float">
            <text:p>2.78125</text:p>
          </table:table-cell>
          <table:table-cell table:formula="of:=5*SIN([.A91])" office:value-type="float" office:value="1.76297450497302" calcext:value-type="float">
            <text:p>1.76297450497302</text:p>
          </table:table-cell>
          <table:table-cell table:formula="of:=[.A91]-20" office:value-type="float" office:value="-17.21875" calcext:value-type="float">
            <text:p>-17.21875</text:p>
          </table:table-cell>
          <table:table-cell table:formula="of:=COS(5*[.B91])+[.C91]^(1/3)" office:value-type="float" office:value="-3.40196558933655" calcext:value-type="float">
            <text:p>-3.40196558933655</text:p>
          </table:table-cell>
          <table:table-cell table:formula="of:=COS(-3*[.B91])-[.C91]^(1/3)" office:value-type="float" office:value="3.12738532189997" calcext:value-type="float">
            <text:p>3.12738532189997</text:p>
          </table:table-cell>
        </table:table-row>
        <table:table-row table:style-name="ro1">
          <table:table-cell office:value-type="float" office:value="2.8125" calcext:value-type="float">
            <text:p>2.8125</text:p>
          </table:table-cell>
          <table:table-cell table:formula="of:=5*SIN([.A92])" office:value-type="float" office:value="1.61592253499843" calcext:value-type="float">
            <text:p>1.61592253499843</text:p>
          </table:table-cell>
          <table:table-cell table:formula="of:=[.A92]-20" office:value-type="float" office:value="-17.1875" calcext:value-type="float">
            <text:p>-17.1875</text:p>
          </table:table-cell>
          <table:table-cell table:formula="of:=COS(5*[.B92])+[.C92]^(1/3)" office:value-type="float" office:value="-2.8044217413753" calcext:value-type="float">
            <text:p>-2.8044217413753</text:p>
          </table:table-cell>
          <table:table-cell table:formula="of:=COS(-3*[.B92])-[.C92]^(1/3)" office:value-type="float" office:value="2.71566576962278" calcext:value-type="float">
            <text:p>2.71566576962278</text:p>
          </table:table-cell>
        </table:table-row>
        <table:table-row table:style-name="ro1">
          <table:table-cell office:value-type="float" office:value="2.84375" calcext:value-type="float">
            <text:p>2.84375</text:p>
          </table:table-cell>
          <table:table-cell table:formula="of:=5*SIN([.A93])" office:value-type="float" office:value="1.46729264409107" calcext:value-type="float">
            <text:p>1.46729264409107</text:p>
          </table:table-cell>
          <table:table-cell table:formula="of:=[.A93]-20" office:value-type="float" office:value="-17.15625" calcext:value-type="float">
            <text:p>-17.15625</text:p>
          </table:table-cell>
          <table:table-cell table:formula="of:=COS(5*[.B93])+[.C93]^(1/3)" office:value-type="float" office:value="-2.08441023723625" calcext:value-type="float">
            <text:p>-2.08441023723625</text:p>
          </table:table-cell>
          <table:table-cell table:formula="of:=COS(-3*[.B93])-[.C93]^(1/3)" office:value-type="float" office:value="2.2735899941271" calcext:value-type="float">
            <text:p>2.2735899941271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table:formula="of:=5*SIN([.A94])" office:value-type="float" office:value="1.3172299668171" calcext:value-type="float">
            <text:p>1.3172299668171</text:p>
          </table:table-cell>
          <table:table-cell table:formula="of:=[.A94]-20" office:value-type="float" office:value="-17.125" calcext:value-type="float">
            <text:p>-17.125</text:p>
          </table:table-cell>
          <table:table-cell table:formula="of:=COS(5*[.B94])+[.C94]^(1/3)" office:value-type="float" office:value="-1.62311215287892" calcext:value-type="float">
            <text:p>-1.62311215287892</text:p>
          </table:table-cell>
          <table:table-cell table:formula="of:=COS(-3*[.B94])-[.C94]^(1/3)" office:value-type="float" office:value="1.88814037270085" calcext:value-type="float">
            <text:p>1.88814037270085</text:p>
          </table:table-cell>
        </table:table-row>
        <table:table-row table:style-name="ro1">
          <table:table-cell office:value-type="float" office:value="2.90625" calcext:value-type="float">
            <text:p>2.90625</text:p>
          </table:table-cell>
          <table:table-cell table:formula="of:=5*SIN([.A95])" office:value-type="float" office:value="1.16588103683429" calcext:value-type="float">
            <text:p>1.16588103683429</text:p>
          </table:table-cell>
          <table:table-cell table:formula="of:=[.A95]-20" office:value-type="float" office:value="-17.09375" calcext:value-type="float">
            <text:p>-17.09375</text:p>
          </table:table-cell>
          <table:table-cell table:formula="of:=COS(5*[.B95])+[.C95]^(1/3)" office:value-type="float" office:value="-1.67720309945064" calcext:value-type="float">
            <text:p>-1.67720309945064</text:p>
          </table:table-cell>
          <table:table-cell table:formula="of:=COS(-3*[.B95])-[.C95]^(1/3)" office:value-type="float" office:value="1.63871870625379" calcext:value-type="float">
            <text:p>1.63871870625379</text:p>
          </table:table-cell>
        </table:table-row>
        <table:table-row table:style-name="ro1">
          <table:table-cell office:value-type="float" office:value="2.9375" calcext:value-type="float">
            <text:p>2.9375</text:p>
          </table:table-cell>
          <table:table-cell table:formula="of:=5*SIN([.A96])" office:value-type="float" office:value="1.01339364380434" calcext:value-type="float">
            <text:p>1.01339364380434</text:p>
          </table:table-cell>
          <table:table-cell table:formula="of:=[.A96]-20" office:value-type="float" office:value="-17.0625" calcext:value-type="float">
            <text:p>-17.0625</text:p>
          </table:table-cell>
          <table:table-cell table:formula="of:=COS(5*[.B96])+[.C96]^(1/3)" office:value-type="float" office:value="-2.2272330082248" calcext:value-type="float">
            <text:p>-2.2272330082248</text:p>
          </table:table-cell>
          <table:table-cell table:formula="of:=COS(-3*[.B96])-[.C96]^(1/3)" office:value-type="float" office:value="1.57956658051361" calcext:value-type="float">
            <text:p>1.57956658051361</text:p>
          </table:table-cell>
        </table:table-row>
        <table:table-row table:style-name="ro1">
          <table:table-cell office:value-type="float" office:value="2.96875" calcext:value-type="float">
            <text:p>2.96875</text:p>
          </table:table-cell>
          <table:table-cell table:formula="of:=5*SIN([.A97])" office:value-type="float" office:value="0.859916689078768" calcext:value-type="float">
            <text:p>0.859916689078768</text:p>
          </table:table-cell>
          <table:table-cell table:formula="of:=[.A97]-20" office:value-type="float" office:value="-17.03125" calcext:value-type="float">
            <text:p>-17.03125</text:p>
          </table:table-cell>
          <table:table-cell table:formula="of:=COS(5*[.B97])+[.C97]^(1/3)" office:value-type="float" office:value="-2.97403693686578" calcext:value-type="float">
            <text:p>-2.97403693686578</text:p>
          </table:table-cell>
          <table:table-cell table:formula="of:=COS(-3*[.B97])-[.C97]^(1/3)" office:value-type="float" office:value="1.72658124956884" calcext:value-type="float">
            <text:p>1.72658124956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5*SIN([.A98])" office:value-type="float" office:value="0.705600040299336" calcext:value-type="float">
            <text:p>0.705600040299336</text:p>
          </table:table-cell>
          <table:table-cell table:formula="of:=[.A98]-20" office:value-type="float" office:value="-17" calcext:value-type="float">
            <text:p>-17</text:p>
          </table:table-cell>
          <table:table-cell table:formula="of:=COS(5*[.B98])+[.C98]^(1/3)" office:value-type="float" office:value="-3.49755048794687" calcext:value-type="float">
            <text:p>-3.49755048794687</text:p>
          </table:table-cell>
          <table:table-cell table:formula="of:=COS(-3*[.B98])-[.C98]^(1/3)" office:value-type="float" office:value="2.05200538974566" calcext:value-type="float">
            <text:p>2.05200538974566</text:p>
          </table:table-cell>
        </table:table-row>
        <table:table-row table:style-name="ro1">
          <table:table-cell office:value-type="float" office:value="3.03125" calcext:value-type="float">
            <text:p>3.03125</text:p>
          </table:table-cell>
          <table:table-cell table:formula="of:=5*SIN([.A99])" office:value-type="float" office:value="0.550594385054777" calcext:value-type="float">
            <text:p>0.550594385054777</text:p>
          </table:table-cell>
          <table:table-cell table:formula="of:=[.A99]-20" office:value-type="float" office:value="-16.96875" calcext:value-type="float">
            <text:p>-16.96875</text:p>
          </table:table-cell>
          <table:table-cell table:formula="of:=COS(5*[.B99])+[.C99]^(1/3)" office:value-type="float" office:value="-3.49513764711397" calcext:value-type="float">
            <text:p>-3.49513764711397</text:p>
          </table:table-cell>
          <table:table-cell table:formula="of:=COS(-3*[.B99])-[.C99]^(1/3)" office:value-type="float" office:value="2.4888067569759" calcext:value-type="float">
            <text:p>2.4888067569759</text:p>
          </table:table-cell>
        </table:table-row>
        <table:table-row table:style-name="ro1">
          <table:table-cell office:value-type="float" office:value="3.0625" calcext:value-type="float">
            <text:p>3.0625</text:p>
          </table:table-cell>
          <table:table-cell table:formula="of:=5*SIN([.A100])" office:value-type="float" office:value="0.395051083736948" calcext:value-type="float">
            <text:p>0.395051083736948</text:p>
          </table:table-cell>
          <table:table-cell table:formula="of:=[.A100]-20" office:value-type="float" office:value="-16.9375" calcext:value-type="float">
            <text:p>-16.9375</text:p>
          </table:table-cell>
          <table:table-cell table:formula="of:=COS(5*[.B100])+[.C100]^(1/3)" office:value-type="float" office:value="-2.96164819356576" calcext:value-type="float">
            <text:p>-2.96164819356576</text:p>
          </table:table-cell>
          <table:table-cell table:formula="of:=COS(-3*[.B100])-[.C100]^(1/3)" office:value-type="float" office:value="2.94428170124702" calcext:value-type="float">
            <text:p>2.94428170124702</text:p>
          </table:table-cell>
        </table:table-row>
        <table:table-row table:style-name="ro1">
          <table:table-cell office:value-type="float" office:value="3.09375" calcext:value-type="float">
            <text:p>3.09375</text:p>
          </table:table-cell>
          <table:table-cell table:formula="of:=5*SIN([.A101])" office:value-type="float" office:value="0.239122021739976" calcext:value-type="float">
            <text:p>0.239122021739976</text:p>
          </table:table-cell>
          <table:table-cell table:formula="of:=[.A101]-20" office:value-type="float" office:value="-16.90625" calcext:value-type="float">
            <text:p>-16.90625</text:p>
          </table:table-cell>
          <table:table-cell table:formula="of:=COS(5*[.B101])+[.C101]^(1/3)" office:value-type="float" office:value="-2.20010045463739" calcext:value-type="float">
            <text:p>-2.20010045463739</text:p>
          </table:table-cell>
          <table:table-cell table:formula="of:=COS(-3*[.B101])-[.C101]^(1/3)" office:value-type="float" office:value="3.32008615021534" calcext:value-type="float">
            <text:p>3.32008615021534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table:formula="of:=5*SIN([.A102])" office:value-type="float" office:value="0.0829594611467395" calcext:value-type="float">
            <text:p>0.0829594611467395</text:p>
          </table:table-cell>
          <table:table-cell table:formula="of:=[.A102]-20" office:value-type="float" office:value="-16.875" calcext:value-type="float">
            <text:p>-16.875</text:p>
          </table:table-cell>
          <table:table-cell table:formula="of:=COS(5*[.B102])+[.C102]^(1/3)" office:value-type="float" office:value="-1.64976589403261" calcext:value-type="float">
            <text:p>-1.64976589403261</text:p>
          </table:table-cell>
          <table:table-cell table:formula="of:=COS(-3*[.B102])-[.C102]^(1/3)" office:value-type="float" office:value="3.53415322458783" calcext:value-type="float">
            <text:p>3.53415322458783</text:p>
          </table:table-cell>
        </table:table-row>
        <table:table-row table:style-name="ro1">
          <table:table-cell office:value-type="float" office:value="3.15625" calcext:value-type="float">
            <text:p>3.15625</text:p>
          </table:table-cell>
          <table:table-cell table:formula="of:=5*SIN([.A103])" office:value-type="float" office:value="-0.0732841079524616" calcext:value-type="float">
            <text:p>-0.0732841079524616</text:p>
          </table:table-cell>
          <table:table-cell table:formula="of:=[.A103]-20" office:value-type="float" office:value="-16.84375" calcext:value-type="float">
            <text:p>-16.84375</text:p>
          </table:table-cell>
          <table:table-cell table:formula="of:=COS(5*[.B103])+[.C103]^(1/3)" office:value-type="float" office:value="-1.6297638724243" calcext:value-type="float">
            <text:p>-1.6297638724243</text:p>
          </table:table-cell>
          <table:table-cell table:formula="of:=COS(-3*[.B103])-[.C103]^(1/3)" office:value-type="float" office:value="3.53930929659218" calcext:value-type="float">
            <text:p>3.53930929659218</text:p>
          </table:table-cell>
        </table:table-row>
        <table:table-row table:style-name="ro1">
          <table:table-cell office:value-type="float" office:value="3.1875" calcext:value-type="float">
            <text:p>3.1875</text:p>
          </table:table-cell>
          <table:table-cell table:formula="of:=5*SIN([.A104])" office:value-type="float" office:value="-0.229456116363898" calcext:value-type="float">
            <text:p>-0.229456116363898</text:p>
          </table:table-cell>
          <table:table-cell table:formula="of:=[.A104]-20" office:value-type="float" office:value="-16.8125" calcext:value-type="float">
            <text:p>-16.8125</text:p>
          </table:table-cell>
          <table:table-cell table:formula="of:=COS(5*[.B104])+[.C104]^(1/3)" office:value-type="float" office:value="-2.15082526616858" calcext:value-type="float">
            <text:p>-2.15082526616858</text:p>
          </table:table-cell>
          <table:table-cell table:formula="of:=COS(-3*[.B104])-[.C104]^(1/3)" office:value-type="float" office:value="3.33407697478738" calcext:value-type="float">
            <text:p>3.33407697478738</text:p>
          </table:table-cell>
        </table:table-row>
        <table:table-row table:style-name="ro1">
          <table:table-cell office:value-type="float" office:value="3.21875" calcext:value-type="float">
            <text:p>3.21875</text:p>
          </table:table-cell>
          <table:table-cell table:formula="of:=5*SIN([.A105])" office:value-type="float" office:value="-0.385404064771639" calcext:value-type="float">
            <text:p>-0.385404064771639</text:p>
          </table:table-cell>
          <table:table-cell table:formula="of:=[.A105]-20" office:value-type="float" office:value="-16.78125" calcext:value-type="float">
            <text:p>-16.78125</text:p>
          </table:table-cell>
          <table:table-cell table:formula="of:=COS(5*[.B105])+[.C105]^(1/3)" office:value-type="float" office:value="-2.90894294453108" calcext:value-type="float">
            <text:p>-2.90894294453108</text:p>
          </table:table-cell>
          <table:table-cell table:formula="of:=COS(-3*[.B105])-[.C105]^(1/3)" office:value-type="float" office:value="2.96301449178449" calcext:value-type="float">
            <text:p>2.9630144917844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table:formula="of:=5*SIN([.A106])" office:value-type="float" office:value="-0.540975672650542" calcext:value-type="float">
            <text:p>-0.540975672650542</text:p>
          </table:table-cell>
          <table:table-cell table:formula="of:=[.A106]-20" office:value-type="float" office:value="-16.75" calcext:value-type="float">
            <text:p>-16.75</text:p>
          </table:table-cell>
          <table:table-cell table:formula="of:=COS(5*[.B106])+[.C106]^(1/3)" office:value-type="float" office:value="-3.4647612637796" calcext:value-type="float">
            <text:p>-3.4647612637796</text:p>
          </table:table-cell>
          <table:table-cell table:formula="of:=COS(-3*[.B106])-[.C106]^(1/3)" office:value-type="float" office:value="2.50650789089669" calcext:value-type="float">
            <text:p>2.50650789089669</text:p>
          </table:table-cell>
        </table:table-row>
        <table:table-row table:style-name="ro1">
          <table:table-cell office:value-type="float" office:value="3.28125" calcext:value-type="float">
            <text:p>3.28125</text:p>
          </table:table-cell>
          <table:table-cell table:formula="of:=5*SIN([.A107])" office:value-type="float" office:value="-0.696019026965606" calcext:value-type="float">
            <text:p>-0.696019026965606</text:p>
          </table:table-cell>
          <table:table-cell table:formula="of:=[.A107]-20" office:value-type="float" office:value="-16.71875" calcext:value-type="float">
            <text:p>-16.71875</text:p>
          </table:table-cell>
          <table:table-cell table:formula="of:=COS(5*[.B107])+[.C107]^(1/3)" office:value-type="float" office:value="-3.50027581585025" calcext:value-type="float">
            <text:p>-3.50027581585025</text:p>
          </table:table-cell>
          <table:table-cell table:formula="of:=COS(-3*[.B107])-[.C107]^(1/3)" office:value-type="float" office:value="2.06252169789678" calcext:value-type="float">
            <text:p>2.06252169789678</text:p>
          </table:table-cell>
        </table:table-row>
        <table:table-row table:style-name="ro1">
          <table:table-cell office:value-type="float" office:value="3.3125" calcext:value-type="float">
            <text:p>3.3125</text:p>
          </table:table-cell>
          <table:table-cell table:formula="of:=5*SIN([.A108])" office:value-type="float" office:value="-0.850382730512472" calcext:value-type="float">
            <text:p>-0.850382730512472</text:p>
          </table:table-cell>
          <table:table-cell table:formula="of:=[.A108]-20" office:value-type="float" office:value="-16.6875" calcext:value-type="float">
            <text:p>-16.6875</text:p>
          </table:table-cell>
          <table:table-cell table:formula="of:=COS(5*[.B108])+[.C108]^(1/3)" office:value-type="float" office:value="-2.99980262562266" calcext:value-type="float">
            <text:p>-2.99980262562266</text:p>
          </table:table-cell>
          <table:table-cell table:formula="of:=COS(-3*[.B108])-[.C108]^(1/3)" office:value-type="float" office:value="1.7247353344714" calcext:value-type="float">
            <text:p>1.7247353344714</text:p>
          </table:table-cell>
        </table:table-row>
        <table:table-row table:style-name="ro1">
          <table:table-cell office:value-type="float" office:value="3.34375" calcext:value-type="float">
            <text:p>3.34375</text:p>
          </table:table-cell>
          <table:table-cell table:formula="of:=5*SIN([.A109])" office:value-type="float" office:value="-1.00391604975422" calcext:value-type="float">
            <text:p>-1.00391604975422</text:p>
          </table:table-cell>
          <table:table-cell table:formula="of:=[.A109]-20" office:value-type="float" office:value="-16.65625" calcext:value-type="float">
            <text:p>-16.65625</text:p>
          </table:table-cell>
          <table:table-cell table:formula="of:=COS(5*[.B109])+[.C109]^(1/3)" office:value-type="float" office:value="-2.25144991715503" calcext:value-type="float">
            <text:p>-2.25144991715503</text:p>
          </table:table-cell>
          <table:table-cell table:formula="of:=COS(-3*[.B109])-[.C109]^(1/3)" office:value-type="float" office:value="1.56225046513659" calcext:value-type="float">
            <text:p>1.56225046513659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table:formula="of:=5*SIN([.A110])" office:value-type="float" office:value="-1.15646906201011" calcext:value-type="float">
            <text:p>-1.15646906201011</text:p>
          </table:table-cell>
          <table:table-cell table:formula="of:=[.A110]-20" office:value-type="float" office:value="-16.625" calcext:value-type="float">
            <text:p>-16.625</text:p>
          </table:table-cell>
          <table:table-cell table:formula="of:=COS(5*[.B110])+[.C110]^(1/3)" office:value-type="float" office:value="-1.67505482474801" calcext:value-type="float">
            <text:p>-1.67505482474801</text:p>
          </table:table-cell>
          <table:table-cell table:formula="of:=COS(-3*[.B110])-[.C110]^(1/3)" office:value-type="float" office:value="1.60548609178486" calcext:value-type="float">
            <text:p>1.60548609178486</text:p>
          </table:table-cell>
        </table:table-row>
        <table:table-row table:style-name="ro1">
          <table:table-cell office:value-type="float" office:value="3.40625" calcext:value-type="float">
            <text:p>3.40625</text:p>
          </table:table-cell>
          <table:table-cell table:formula="of:=5*SIN([.A111])" office:value-type="float" office:value="-1.30789280185254" calcext:value-type="float">
            <text:p>-1.30789280185254</text:p>
          </table:table-cell>
          <table:table-cell table:formula="of:=[.A111]-20" office:value-type="float" office:value="-16.59375" calcext:value-type="float">
            <text:p>-16.59375</text:p>
          </table:table-cell>
          <table:table-cell table:formula="of:=COS(5*[.B111])+[.C111]^(1/3)" office:value-type="float" office:value="-1.58329425570236" calcext:value-type="float">
            <text:p>-1.58329425570236</text:p>
          </table:table-cell>
          <table:table-cell table:formula="of:=COS(-3*[.B111])-[.C111]^(1/3)" office:value-type="float" office:value="1.84118908736797" calcext:value-type="float">
            <text:p>1.84118908736797</text:p>
          </table:table-cell>
        </table:table-row>
        <table:table-row table:style-name="ro1">
          <table:table-cell office:value-type="float" office:value="3.4375" calcext:value-type="float">
            <text:p>3.4375</text:p>
          </table:table-cell>
          <table:table-cell table:formula="of:=5*SIN([.A112])" office:value-type="float" office:value="-1.45803940656926" calcext:value-type="float">
            <text:p>-1.45803940656926</text:p>
          </table:table-cell>
          <table:table-cell table:formula="of:=[.A112]-20" office:value-type="float" office:value="-16.5625" calcext:value-type="float">
            <text:p>-16.5625</text:p>
          </table:table-cell>
          <table:table-cell table:formula="of:=COS(5*[.B112])+[.C112]^(1/3)" office:value-type="float" office:value="-2.01464314728033" calcext:value-type="float">
            <text:p>-2.01464314728033</text:p>
          </table:table-cell>
          <table:table-cell table:formula="of:=COS(-3*[.B112])-[.C112]^(1/3)" office:value-type="float" office:value="2.21717571014979" calcext:value-type="float">
            <text:p>2.21717571014979</text:p>
          </table:table-cell>
        </table:table-row>
        <table:table-row table:style-name="ro1">
          <table:table-cell office:value-type="float" office:value="3.46875" calcext:value-type="float">
            <text:p>3.46875</text:p>
          </table:table-cell>
          <table:table-cell table:formula="of:=5*SIN([.A113])" office:value-type="float" office:value="-1.6067622605488" calcext:value-type="float">
            <text:p>-1.6067622605488</text:p>
          </table:table-cell>
          <table:table-cell table:formula="of:=[.A113]-20" office:value-type="float" office:value="-16.53125" calcext:value-type="float">
            <text:p>-16.53125</text:p>
          </table:table-cell>
          <table:table-cell table:formula="of:=COS(5*[.B113])+[.C113]^(1/3)" office:value-type="float" office:value="-2.72628987342519" calcext:value-type="float">
            <text:p>-2.72628987342519</text:p>
          </table:table-cell>
          <table:table-cell table:formula="of:=COS(-3*[.B113])-[.C113]^(1/3)" office:value-type="float" office:value="2.65511644845533" calcext:value-type="float">
            <text:p>2.655116448455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5*SIN([.A114])" office:value-type="float" office:value="-1.7539161384481" calcext:value-type="float">
            <text:p>-1.7539161384481</text:p>
          </table:table-cell>
          <table:table-cell table:formula="of:=[.A114]-20" office:value-type="float" office:value="-16.5" calcext:value-type="float">
            <text:p>-16.5</text:p>
          </table:table-cell>
          <table:table-cell table:formula="of:=COS(5*[.B114])+[.C114]^(1/3)" office:value-type="float" office:value="-3.33874942955372" calcext:value-type="float">
            <text:p>-3.33874942955372</text:p>
          </table:table-cell>
          <table:table-cell table:formula="of:=COS(-3*[.B114])-[.C114]^(1/3)" office:value-type="float" office:value="3.0679627091574" calcext:value-type="float">
            <text:p>3.0679627091574</text:p>
          </table:table-cell>
        </table:table-row>
        <table:table-row table:style-name="ro1">
          <table:table-cell office:value-type="float" office:value="3.53125" calcext:value-type="float">
            <text:p>3.53125</text:p>
          </table:table-cell>
          <table:table-cell table:formula="of:=5*SIN([.A115])" office:value-type="float" office:value="-1.89935734700264" calcext:value-type="float">
            <text:p>-1.89935734700264</text:p>
          </table:table-cell>
          <table:table-cell table:formula="of:=[.A115]-20" office:value-type="float" office:value="-16.46875" calcext:value-type="float">
            <text:p>-16.46875</text:p>
          </table:table-cell>
          <table:table-cell table:formula="of:=COS(5*[.B115])+[.C115]^(1/3)" office:value-type="float" office:value="-3.54162194676024" calcext:value-type="float">
            <text:p>-3.54162194676024</text:p>
          </table:table-cell>
          <table:table-cell table:formula="of:=COS(-3*[.B115])-[.C115]^(1/3)" office:value-type="float" office:value="3.37786299347718" calcext:value-type="float">
            <text:p>3.37786299347718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table:formula="of:=5*SIN([.A116])" office:value-type="float" office:value="-2.04294386534045" calcext:value-type="float">
            <text:p>-2.04294386534045</text:p>
          </table:table-cell>
          <table:table-cell table:formula="of:=[.A116]-20" office:value-type="float" office:value="-16.4375" calcext:value-type="float">
            <text:p>-16.4375</text:p>
          </table:table-cell>
          <table:table-cell table:formula="of:=COS(5*[.B116])+[.C116]^(1/3)" office:value-type="float" office:value="-3.24649016167905" calcext:value-type="float">
            <text:p>-3.24649016167905</text:p>
          </table:table-cell>
          <table:table-cell table:formula="of:=COS(-3*[.B116])-[.C116]^(1/3)" office:value-type="float" office:value="3.53071429489721" calcext:value-type="float">
            <text:p>3.53071429489721</text:p>
          </table:table-cell>
        </table:table-row>
        <table:table-row table:style-name="ro1">
          <table:table-cell office:value-type="float" office:value="3.59375" calcext:value-type="float">
            <text:p>3.59375</text:p>
          </table:table-cell>
          <table:table-cell table:formula="of:=5*SIN([.A117])" office:value-type="float" office:value="-2.18453548366306" calcext:value-type="float">
            <text:p>-2.18453548366306</text:p>
          </table:table-cell>
          <table:table-cell table:formula="of:=[.A117]-20" office:value-type="float" office:value="-16.40625" calcext:value-type="float">
            <text:p>-16.40625</text:p>
          </table:table-cell>
          <table:table-cell table:formula="of:=COS(5*[.B117])+[.C117]^(1/3)" office:value-type="float" office:value="-2.61382321667502" calcext:value-type="float">
            <text:p>-2.61382321667502</text:p>
          </table:table-cell>
          <table:table-cell table:formula="of:=COS(-3*[.B117])-[.C117]^(1/3)" office:value-type="float" office:value="3.50464937064474" calcext:value-type="float">
            <text:p>3.50464937064474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table:formula="of:=5*SIN([.A118])" office:value-type="float" office:value="-2.32399394015805" calcext:value-type="float">
            <text:p>-2.32399394015805</text:p>
          </table:table-cell>
          <table:table-cell table:formula="of:=[.A118]-20" office:value-type="float" office:value="-16.375" calcext:value-type="float">
            <text:p>-16.375</text:p>
          </table:table-cell>
          <table:table-cell table:formula="of:=COS(5*[.B118])+[.C118]^(1/3)" office:value-type="float" office:value="-1.9547696706062" calcext:value-type="float">
            <text:p>-1.9547696706062</text:p>
          </table:table-cell>
          <table:table-cell table:formula="of:=COS(-3*[.B118])-[.C118]^(1/3)" office:value-type="float" office:value="3.31138805938618" calcext:value-type="float">
            <text:p>3.31138805938618</text:p>
          </table:table-cell>
        </table:table-row>
        <table:table-row table:style-name="ro1">
          <table:table-cell office:value-type="float" office:value="3.65625" calcext:value-type="float">
            <text:p>3.65625</text:p>
          </table:table-cell>
          <table:table-cell table:formula="of:=5*SIN([.A119])" office:value-type="float" office:value="-2.46118305600927" calcext:value-type="float">
            <text:p>-2.46118305600927</text:p>
          </table:table-cell>
          <table:table-cell table:formula="of:=[.A119]-20" office:value-type="float" office:value="-16.34375" calcext:value-type="float">
            <text:p>-16.34375</text:p>
          </table:table-cell>
          <table:table-cell table:formula="of:=COS(5*[.B119])+[.C119]^(1/3)" office:value-type="float" office:value="-1.57148731054099" calcext:value-type="float">
            <text:p>-1.57148731054099</text:p>
          </table:table-cell>
          <table:table-cell table:formula="of:=COS(-3*[.B119])-[.C119]^(1/3)" office:value-type="float" office:value="2.9910319468425" calcext:value-type="float">
            <text:p>2.9910319468425</text:p>
          </table:table-cell>
        </table:table-row>
        <table:table-row table:style-name="ro1">
          <table:table-cell office:value-type="float" office:value="3.6875" calcext:value-type="float">
            <text:p>3.6875</text:p>
          </table:table-cell>
          <table:table-cell table:formula="of:=5*SIN([.A120])" office:value-type="float" office:value="-2.59596886837326" calcext:value-type="float">
            <text:p>-2.59596886837326</text:p>
          </table:table-cell>
          <table:table-cell table:formula="of:=[.A120]-20" office:value-type="float" office:value="-16.3125" calcext:value-type="float">
            <text:p>-16.3125</text:p>
          </table:table-cell>
          <table:table-cell table:formula="of:=COS(5*[.B120])+[.C120]^(1/3)" office:value-type="float" office:value="-1.62041102892158" calcext:value-type="float">
            <text:p>-1.62041102892158</text:p>
          </table:table-cell>
          <table:table-cell table:formula="of:=COS(-3*[.B120])-[.C120]^(1/3)" office:value-type="float" office:value="2.60216862074288" calcext:value-type="float">
            <text:p>2.60216862074288</text:p>
          </table:table-cell>
        </table:table-row>
        <table:table-row table:style-name="ro1">
          <table:table-cell office:value-type="float" office:value="3.71875" calcext:value-type="float">
            <text:p>3.71875</text:p>
          </table:table-cell>
          <table:table-cell table:formula="of:=5*SIN([.A121])" office:value-type="float" office:value="-2.72821976119157" calcext:value-type="float">
            <text:p>-2.72821976119157</text:p>
          </table:table-cell>
          <table:table-cell table:formula="of:=[.A121]-20" office:value-type="float" office:value="-16.28125" calcext:value-type="float">
            <text:p>-16.28125</text:p>
          </table:table-cell>
          <table:table-cell table:formula="of:=COS(5*[.B121])+[.C121]^(1/3)" office:value-type="float" office:value="-2.05854981709065" calcext:value-type="float">
            <text:p>-2.05854981709065</text:p>
          </table:table-cell>
          <table:table-cell table:formula="of:=COS(-3*[.B121])-[.C121]^(1/3)" office:value-type="float" office:value="2.20983708358862" calcext:value-type="float">
            <text:p>2.20983708358862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5*SIN([.A122])" office:value-type="float" office:value="-2.85780659371172" calcext:value-type="float">
            <text:p>-2.85780659371172</text:p>
          </table:table-cell>
          <table:table-cell table:formula="of:=[.A122]-20" office:value-type="float" office:value="-16.25" calcext:value-type="float">
            <text:p>-16.25</text:p>
          </table:table-cell>
          <table:table-cell table:formula="of:=COS(5*[.B122])+[.C122]^(1/3)" office:value-type="float" office:value="-2.68418145470543" calcext:value-type="float">
            <text:p>-2.68418145470543</text:p>
          </table:table-cell>
          <table:table-cell table:formula="of:=COS(-3*[.B122])-[.C122]^(1/3)" office:value-type="float" office:value="1.8739363458171" calcext:value-type="float">
            <text:p>1.8739363458171</text:p>
          </table:table-cell>
        </table:table-row>
        <table:table-row table:style-name="ro1">
          <table:table-cell office:value-type="float" office:value="3.78125" calcext:value-type="float">
            <text:p>3.78125</text:p>
          </table:table-cell>
          <table:table-cell table:formula="of:=5*SIN([.A123])" office:value-type="float" office:value="-2.98460282659086" calcext:value-type="float">
            <text:p>-2.98460282659086</text:p>
          </table:table-cell>
          <table:table-cell table:formula="of:=[.A123]-20" office:value-type="float" office:value="-16.21875" calcext:value-type="float">
            <text:p>-16.21875</text:p>
          </table:table-cell>
          <table:table-cell table:formula="of:=COS(5*[.B123])+[.C123]^(1/3)" office:value-type="float" office:value="-3.23869803566188" calcext:value-type="float">
            <text:p>-3.23869803566188</text:p>
          </table:table-cell>
          <table:table-cell table:formula="of:=COS(-3*[.B123])-[.C123]^(1/3)" office:value-type="float" office:value="1.64014501011599" calcext:value-type="float">
            <text:p>1.64014501011599</text:p>
          </table:table-cell>
        </table:table-row>
        <table:table-row table:style-name="ro1">
          <table:table-cell office:value-type="float" office:value="3.8125" calcext:value-type="float">
            <text:p>3.8125</text:p>
          </table:table-cell>
          <table:table-cell table:formula="of:=5*SIN([.A124])" office:value-type="float" office:value="-3.10848464545937" calcext:value-type="float">
            <text:p>-3.10848464545937</text:p>
          </table:table-cell>
          <table:table-cell table:formula="of:=[.A124]-20" office:value-type="float" office:value="-16.1875" calcext:value-type="float">
            <text:p>-16.1875</text:p>
          </table:table-cell>
          <table:table-cell table:formula="of:=COS(5*[.B124])+[.C124]^(1/3)" office:value-type="float" office:value="-3.51597654021107" calcext:value-type="float">
            <text:p>-3.51597654021107</text:p>
          </table:table-cell>
          <table:table-cell table:formula="of:=COS(-3*[.B124])-[.C124]^(1/3)" office:value-type="float" office:value="1.53457560874042" calcext:value-type="float">
            <text:p>1.53457560874042</text:p>
          </table:table-cell>
        </table:table-row>
        <table:table-row table:style-name="ro1">
          <table:table-cell office:value-type="float" office:value="3.84375" calcext:value-type="float">
            <text:p>3.84375</text:p>
          </table:table-cell>
          <table:table-cell table:formula="of:=5*SIN([.A125])" office:value-type="float" office:value="-3.22933108182341" calcext:value-type="float">
            <text:p>-3.22933108182341</text:p>
          </table:table-cell>
          <table:table-cell table:formula="of:=[.A125]-20" office:value-type="float" office:value="-16.15625" calcext:value-type="float">
            <text:p>-16.15625</text:p>
          </table:table-cell>
          <table:table-cell table:formula="of:=COS(5*[.B125])+[.C125]^(1/3)" office:value-type="float" office:value="-3.43332611147692" calcext:value-type="float">
            <text:p>-3.43332611147692</text:p>
          </table:table-cell>
          <table:table-cell table:formula="of:=COS(-3*[.B125])-[.C125]^(1/3)" office:value-type="float" office:value="1.56245975640995" calcext:value-type="float">
            <text:p>1.56245975640995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table:formula="of:=5*SIN([.A126])" office:value-type="float" office:value="-3.34702413118868" calcext:value-type="float">
            <text:p>-3.34702413118868</text:p>
          </table:table-cell>
          <table:table-cell table:formula="of:=[.A126]-20" office:value-type="float" office:value="-16.125" calcext:value-type="float">
            <text:p>-16.125</text:p>
          </table:table-cell>
          <table:table-cell table:formula="of:=COS(5*[.B126])+[.C126]^(1/3)" office:value-type="float" office:value="-3.04364090371053" calcext:value-type="float">
            <text:p>-3.04364090371053</text:p>
          </table:table-cell>
          <table:table-cell table:formula="of:=COS(-3*[.B126])-[.C126]^(1/3)" office:value-type="float" office:value="1.71036124480329" calcext:value-type="float">
            <text:p>1.71036124480329</text:p>
          </table:table-cell>
        </table:table-row>
        <table:table-row table:style-name="ro1">
          <table:table-cell office:value-type="float" office:value="3.90625" calcext:value-type="float">
            <text:p>3.90625</text:p>
          </table:table-cell>
          <table:table-cell table:formula="of:=5*SIN([.A127])" office:value-type="float" office:value="-3.46144886828976" calcext:value-type="float">
            <text:p>-3.46144886828976</text:p>
          </table:table-cell>
          <table:table-cell table:formula="of:=[.A127]-20" office:value-type="float" office:value="-16.09375" calcext:value-type="float">
            <text:p>-16.09375</text:p>
          </table:table-cell>
          <table:table-cell table:formula="of:=COS(5*[.B127])+[.C127]^(1/3)" office:value-type="float" office:value="-2.49627319025978" calcext:value-type="float">
            <text:p>-2.49627319025978</text:p>
          </table:table-cell>
          <table:table-cell table:formula="of:=COS(-3*[.B127])-[.C127]^(1/3)" office:value-type="float" office:value="1.95088078930393" calcext:value-type="float">
            <text:p>1.95088078930393</text:p>
          </table:table-cell>
        </table:table-row>
        <table:table-row table:style-name="ro1">
          <table:table-cell office:value-type="float" office:value="3.9375" calcext:value-type="float">
            <text:p>3.9375</text:p>
          </table:table-cell>
          <table:table-cell table:formula="of:=5*SIN([.A128])" office:value-type="float" office:value="-3.57249355931268" calcext:value-type="float">
            <text:p>-3.57249355931268</text:p>
          </table:table-cell>
          <table:table-cell table:formula="of:=[.A128]-20" office:value-type="float" office:value="-16.0625" calcext:value-type="float">
            <text:p>-16.0625</text:p>
          </table:table-cell>
          <table:table-cell table:formula="of:=COS(5*[.B128])+[.C128]^(1/3)" office:value-type="float" office:value="-1.9719969471095" calcext:value-type="float">
            <text:p>-1.9719969471095</text:p>
          </table:table-cell>
          <table:table-cell table:formula="of:=COS(-3*[.B128])-[.C128]^(1/3)" office:value-type="float" office:value="2.2485958805897" calcext:value-type="float">
            <text:p>2.2485958805897</text:p>
          </table:table-cell>
        </table:table-row>
        <table:table-row table:style-name="ro1">
          <table:table-cell office:value-type="float" office:value="3.96875" calcext:value-type="float">
            <text:p>3.96875</text:p>
          </table:table-cell>
          <table:table-cell table:formula="of:=5*SIN([.A129])" office:value-type="float" office:value="-3.68004977100113" calcext:value-type="float">
            <text:p>-3.68004977100113</text:p>
          </table:table-cell>
          <table:table-cell table:formula="of:=[.A129]-20" office:value-type="float" office:value="-16.03125" calcext:value-type="float">
            <text:p>-16.03125</text:p>
          </table:table-cell>
          <table:table-cell table:formula="of:=COS(5*[.B129])+[.C129]^(1/3)" office:value-type="float" office:value="-1.62073326677302" calcext:value-type="float">
            <text:p>-1.62073326677302</text:p>
          </table:table-cell>
          <table:table-cell table:formula="of:=COS(-3*[.B129])-[.C129]^(1/3)" office:value-type="float" office:value="2.5660418207407" calcext:value-type="float">
            <text:p>2.5660418207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5*SIN([.A130])" office:value-type="float" office:value="-3.78401247653964" calcext:value-type="float">
            <text:p>-3.78401247653964</text:p>
          </table:table-cell>
          <table:table-cell table:formula="of:=[.A130]-20" office:value-type="float" office:value="-16" calcext:value-type="float">
            <text:p>-16</text:p>
          </table:table-cell>
          <table:table-cell table:formula="of:=COS(5*[.B130])+[.C130]^(1/3)" office:value-type="float" office:value="-1.52232665080787" calcext:value-type="float">
            <text:p>-1.52232665080787</text:p>
          </table:table-cell>
          <table:table-cell table:formula="of:=COS(-3*[.B130])-[.C130]^(1/3)" office:value-type="float" office:value="2.86880400248823" calcext:value-type="float">
            <text:p>2.86880400248823</text:p>
          </table:table-cell>
        </table:table-row>
        <table:table-row table:style-name="ro1">
          <table:table-cell office:value-type="float" office:value="4.03125" calcext:value-type="float">
            <text:p>4.03125</text:p>
          </table:table-cell>
          <table:table-cell table:formula="of:=5*SIN([.A131])" office:value-type="float" office:value="-3.88428015811054" calcext:value-type="float">
            <text:p>-3.88428015811054</text:p>
          </table:table-cell>
          <table:table-cell table:formula="of:=[.A131]-20" office:value-type="float" office:value="-15.96875" calcext:value-type="float">
            <text:p>-15.96875</text:p>
          </table:table-cell>
          <table:table-cell table:formula="of:=COS(5*[.B131])+[.C131]^(1/3)" office:value-type="float" office:value="-1.67729651582138" calcext:value-type="float">
            <text:p>-1.67729651582138</text:p>
          </table:table-cell>
          <table:table-cell table:formula="of:=COS(-3*[.B131])-[.C131]^(1/3)" office:value-type="float" office:value="3.12915538069311" calcext:value-type="float">
            <text:p>3.12915538069311</text:p>
          </table:table-cell>
        </table:table-row>
        <table:table-row table:style-name="ro1">
          <table:table-cell office:value-type="float" office:value="4.0625" calcext:value-type="float">
            <text:p>4.0625</text:p>
          </table:table-cell>
          <table:table-cell table:formula="of:=5*SIN([.A132])" office:value-type="float" office:value="-3.98075490602433" calcext:value-type="float">
            <text:p>-3.98075490602433</text:p>
          </table:table-cell>
          <table:table-cell table:formula="of:=[.A132]-20" office:value-type="float" office:value="-15.9375" calcext:value-type="float">
            <text:p>-15.9375</text:p>
          </table:table-cell>
          <table:table-cell table:formula="of:=COS(5*[.B132])+[.C132]^(1/3)" office:value-type="float" office:value="-2.02264946176352" calcext:value-type="float">
            <text:p>-2.02264946176352</text:p>
          </table:table-cell>
          <table:table-cell table:formula="of:=COS(-3*[.B132])-[.C132]^(1/3)" office:value-type="float" office:value="3.32804270682984" calcext:value-type="float">
            <text:p>3.32804270682984</text:p>
          </table:table-cell>
        </table:table-row>
        <table:table-row table:style-name="ro1">
          <table:table-cell office:value-type="float" office:value="4.09375" calcext:value-type="float">
            <text:p>4.09375</text:p>
          </table:table-cell>
          <table:table-cell table:formula="of:=5*SIN([.A133])" office:value-type="float" office:value="-4.07334251432689" calcext:value-type="float">
            <text:p>-4.07334251432689</text:p>
          </table:table-cell>
          <table:table-cell table:formula="of:=[.A133]-20" office:value-type="float" office:value="-15.90625" calcext:value-type="float">
            <text:p>-15.90625</text:p>
          </table:table-cell>
          <table:table-cell table:formula="of:=COS(5*[.B133])+[.C133]^(1/3)" office:value-type="float" office:value="-2.46129693108753" calcext:value-type="float">
            <text:p>-2.46129693108753</text:p>
          </table:table-cell>
          <table:table-cell table:formula="of:=COS(-3*[.B133])-[.C133]^(1/3)" office:value-type="float" office:value="3.45553127103116" calcext:value-type="float">
            <text:p>3.45553127103116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table:formula="of:=5*SIN([.A134])" office:value-type="float" office:value="-4.16195257278994" calcext:value-type="float">
            <text:p>-4.16195257278994</text:p>
          </table:table-cell>
          <table:table-cell table:formula="of:=[.A134]-20" office:value-type="float" office:value="-15.875" calcext:value-type="float">
            <text:p>-15.875</text:p>
          </table:table-cell>
          <table:table-cell table:formula="of:=COS(5*[.B134])+[.C134]^(1/3)" office:value-type="float" office:value="-2.89290606982121" calcext:value-type="float">
            <text:p>-2.89290606982121</text:p>
          </table:table-cell>
          <table:table-cell table:formula="of:=COS(-3*[.B134])-[.C134]^(1/3)" office:value-type="float" office:value="3.51002343492466" calcext:value-type="float">
            <text:p>3.51002343492466</text:p>
          </table:table-cell>
        </table:table-row>
        <table:table-row table:style-name="ro1">
          <table:table-cell office:value-type="float" office:value="4.15625" calcext:value-type="float">
            <text:p>4.15625</text:p>
          </table:table-cell>
          <table:table-cell table:formula="of:=5*SIN([.A135])" office:value-type="float" office:value="-4.24649855519513" calcext:value-type="float">
            <text:p>-4.24649855519513</text:p>
          </table:table-cell>
          <table:table-cell table:formula="of:=[.A135]-20" office:value-type="float" office:value="-15.84375" calcext:value-type="float">
            <text:p>-15.84375</text:p>
          </table:table-cell>
          <table:table-cell table:formula="of:=COS(5*[.B135])+[.C135]^(1/3)" office:value-type="float" office:value="-3.23737404617475" calcext:value-type="float">
            <text:p>-3.23737404617475</text:p>
          </table:table-cell>
          <table:table-cell table:formula="of:=COS(-3*[.B135])-[.C135]^(1/3)" office:value-type="float" office:value="3.49666389345011" calcext:value-type="float">
            <text:p>3.49666389345011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table:formula="of:=5*SIN([.A136])" office:value-type="float" office:value="-4.32689790382541" calcext:value-type="float">
            <text:p>-4.32689790382541</text:p>
          </table:table-cell>
          <table:table-cell table:formula="of:=[.A136]-20" office:value-type="float" office:value="-15.8125" calcext:value-type="float">
            <text:p>-15.8125</text:p>
          </table:table-cell>
          <table:table-cell table:formula="of:=COS(5*[.B136])+[.C136]^(1/3)" office:value-type="float" office:value="-3.44702879133419" calcext:value-type="float">
            <text:p>-3.44702879133419</text:p>
          </table:table-cell>
          <table:table-cell table:formula="of:=COS(-3*[.B136])-[.C136]^(1/3)" office:value-type="float" office:value="3.42534929579997" calcext:value-type="float">
            <text:p>3.42534929579997</text:p>
          </table:table-cell>
        </table:table-row>
        <table:table-row table:style-name="ro1">
          <table:table-cell office:value-type="float" office:value="4.21875" calcext:value-type="float">
            <text:p>4.21875</text:p>
          </table:table-cell>
          <table:table-cell table:formula="of:=5*SIN([.A137])" office:value-type="float" office:value="-4.40307211008124" calcext:value-type="float">
            <text:p>-4.40307211008124</text:p>
          </table:table-cell>
          <table:table-cell table:formula="of:=[.A137]-20" office:value-type="float" office:value="-15.78125" calcext:value-type="float">
            <text:p>-15.78125</text:p>
          </table:table-cell>
          <table:table-cell table:formula="of:=COS(5*[.B137])+[.C137]^(1/3)" office:value-type="float" office:value="-3.50801261330042" calcext:value-type="float">
            <text:p>-3.50801261330042</text:p>
          </table:table-cell>
          <table:table-cell table:formula="of:=COS(-3*[.B137])-[.C137]^(1/3)" office:value-type="float" office:value="3.30869877275637" calcext:value-type="float">
            <text:p>3.3086987727563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table:formula="of:=5*SIN([.A138])" office:value-type="float" office:value="-4.47494679114292" calcext:value-type="float">
            <text:p>-4.47494679114292</text:p>
          </table:table-cell>
          <table:table-cell table:formula="of:=[.A138]-20" office:value-type="float" office:value="-15.75" calcext:value-type="float">
            <text:p>-15.75</text:p>
          </table:table-cell>
          <table:table-cell table:formula="of:=COS(5*[.B138])+[.C138]^(1/3)" office:value-type="float" office:value="-3.43397774589392" calcext:value-type="float">
            <text:p>-3.43397774589392</text:p>
          </table:table-cell>
          <table:table-cell table:formula="of:=COS(-3*[.B138])-[.C138]^(1/3)" office:value-type="float" office:value="3.1602453530165" calcext:value-type="float">
            <text:p>3.1602453530165</text:p>
          </table:table-cell>
        </table:table-row>
        <table:table-row table:style-name="ro1">
          <table:table-cell office:value-type="float" office:value="4.28125" calcext:value-type="float">
            <text:p>4.28125</text:p>
          </table:table-cell>
          <table:table-cell table:formula="of:=5*SIN([.A139])" office:value-type="float" office:value="-4.54245176260411" calcext:value-type="float">
            <text:p>-4.54245176260411</text:p>
          </table:table-cell>
          <table:table-cell table:formula="of:=[.A139]-20" office:value-type="float" office:value="-15.71875" calcext:value-type="float">
            <text:p>-15.71875</text:p>
          </table:table-cell>
          <table:table-cell table:formula="of:=COS(5*[.B139])+[.C139]^(1/3)" office:value-type="float" office:value="-3.25606322529524" calcext:value-type="float">
            <text:p>-3.25606322529524</text:p>
          </table:table-cell>
          <table:table-cell table:formula="of:=COS(-3*[.B139])-[.C139]^(1/3)" office:value-type="float" office:value="2.99300289291402" calcext:value-type="float">
            <text:p>2.99300289291402</text:p>
          </table:table-cell>
        </table:table-row>
        <table:table-row table:style-name="ro1">
          <table:table-cell office:value-type="float" office:value="4.3125" calcext:value-type="float">
            <text:p>4.3125</text:p>
          </table:table-cell>
          <table:table-cell table:formula="of:=5*SIN([.A140])" office:value-type="float" office:value="-4.60552110700576" calcext:value-type="float">
            <text:p>-4.60552110700576</text:p>
          </table:table-cell>
          <table:table-cell table:formula="of:=[.A140]-20" office:value-type="float" office:value="-15.6875" calcext:value-type="float">
            <text:p>-15.6875</text:p>
          </table:table-cell>
          <table:table-cell table:formula="of:=COS(5*[.B140])+[.C140]^(1/3)" office:value-type="float" office:value="-3.0126015050167" calcext:value-type="float">
            <text:p>-3.0126015050167</text:p>
          </table:table-cell>
          <table:table-cell table:formula="of:=COS(-3*[.B140])-[.C140]^(1/3)" office:value-type="float" office:value="2.81846837962609" calcext:value-type="float">
            <text:p>2.81846837962609</text:p>
          </table:table-cell>
        </table:table-row>
        <table:table-row table:style-name="ro1">
          <table:table-cell office:value-type="float" office:value="4.34375" calcext:value-type="float">
            <text:p>4.34375</text:p>
          </table:table-cell>
          <table:table-cell table:formula="of:=5*SIN([.A141])" office:value-type="float" office:value="-4.66409323820337" calcext:value-type="float">
            <text:p>-4.66409323820337</text:p>
          </table:table-cell>
          <table:table-cell table:formula="of:=[.A141]-20" office:value-type="float" office:value="-15.65625" calcext:value-type="float">
            <text:p>-15.65625</text:p>
          </table:table-cell>
          <table:table-cell table:formula="of:=COS(5*[.B141])+[.C141]^(1/3)" office:value-type="float" office:value="-2.74080425087101" calcext:value-type="float">
            <text:p>-2.74080425087101</text:p>
          </table:table-cell>
          <table:table-cell table:formula="of:=COS(-3*[.B141])-[.C141]^(1/3)" office:value-type="float" office:value="2.64604639557964" calcext:value-type="float">
            <text:p>2.64604639557964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table:formula="of:=5*SIN([.A142])" office:value-type="float" office:value="-4.71811096150481" calcext:value-type="float">
            <text:p>-4.71811096150481</text:p>
          </table:table-cell>
          <table:table-cell table:formula="of:=[.A142]-20" office:value-type="float" office:value="-15.625" calcext:value-type="float">
            <text:p>-15.625</text:p>
          </table:table-cell>
          <table:table-cell table:formula="of:=COS(5*[.B142])+[.C142]^(1/3)" office:value-type="float" office:value="-2.47139399723492" calcext:value-type="float">
            <text:p>-2.47139399723492</text:p>
          </table:table-cell>
          <table:table-cell table:formula="of:=COS(-3*[.B142])-[.C142]^(1/3)" office:value-type="float" office:value="2.48283489967419" calcext:value-type="float">
            <text:p>2.48283489967419</text:p>
          </table:table-cell>
        </table:table-row>
        <table:table-row table:style-name="ro1">
          <table:table-cell office:value-type="float" office:value="4.40625" calcext:value-type="float">
            <text:p>4.40625</text:p>
          </table:table-cell>
          <table:table-cell table:formula="of:=5*SIN([.A143])" office:value-type="float" office:value="-4.76752152951997" calcext:value-type="float">
            <text:p>-4.76752152951997</text:p>
          </table:table-cell>
          <table:table-cell table:formula="of:=[.A143]-20" office:value-type="float" office:value="-15.59375" calcext:value-type="float">
            <text:p>-15.59375</text:p>
          </table:table-cell>
          <table:table-cell table:formula="of:=COS(5*[.B143])+[.C143]^(1/3)" office:value-type="float" office:value="-2.22614750057402" calcext:value-type="float">
            <text:p>-2.22614750057402</text:p>
          </table:table-cell>
          <table:table-cell table:formula="of:=COS(-3*[.B143])-[.C143]^(1/3)" office:value-type="float" office:value="2.33368765629185" calcext:value-type="float">
            <text:p>2.33368765629185</text:p>
          </table:table-cell>
        </table:table-row>
        <table:table-row table:style-name="ro1">
          <table:table-cell office:value-type="float" office:value="4.4375" calcext:value-type="float">
            <text:p>4.4375</text:p>
          </table:table-cell>
          <table:table-cell table:formula="of:=5*SIN([.A144])" office:value-type="float" office:value="-4.8122766936677" calcext:value-type="float">
            <text:p>-4.8122766936677</text:p>
          </table:table-cell>
          <table:table-cell table:formula="of:=[.A144]-20" office:value-type="float" office:value="-15.5625" calcext:value-type="float">
            <text:p>-15.5625</text:p>
          </table:table-cell>
          <table:table-cell table:formula="of:=COS(5*[.B144])+[.C144]^(1/3)" office:value-type="float" office:value="-2.0177294535723" calcext:value-type="float">
            <text:p>-2.0177294535723</text:p>
          </table:table-cell>
          <table:table-cell table:formula="of:=COS(-3*[.B144])-[.C144]^(1/3)" office:value-type="float" office:value="2.20146383721284" calcext:value-type="float">
            <text:p>2.20146383721284</text:p>
          </table:table-cell>
        </table:table-row>
        <table:table-row table:style-name="ro1">
          <table:table-cell office:value-type="float" office:value="4.46875" calcext:value-type="float">
            <text:p>4.46875</text:p>
          </table:table-cell>
          <table:table-cell table:formula="of:=5*SIN([.A145])" office:value-type="float" office:value="-4.8523327512897" calcext:value-type="float">
            <text:p>-4.8523327512897</text:p>
          </table:table-cell>
          <table:table-cell table:formula="of:=[.A145]-20" office:value-type="float" office:value="-15.53125" calcext:value-type="float">
            <text:p>-15.53125</text:p>
          </table:table-cell>
          <table:table-cell table:formula="of:=COS(5*[.B145])+[.C145]^(1/3)" office:value-type="float" office:value="-1.85098733667259" calcext:value-type="float">
            <text:p>-1.85098733667259</text:p>
          </table:table-cell>
          <table:table-cell table:formula="of:=COS(-3*[.B145])-[.C145]^(1/3)" office:value-type="float" office:value="2.0873835457682" calcext:value-type="float">
            <text:p>2.087383545768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5*SIN([.A146])" office:value-type="float" office:value="-4.88765058832549" calcext:value-type="float">
            <text:p>-4.88765058832549</text:p>
          </table:table-cell>
          <table:table-cell table:formula="of:=[.A146]-20" office:value-type="float" office:value="-15.5" calcext:value-type="float">
            <text:p>-15.5</text:p>
          </table:table-cell>
          <table:table-cell table:formula="of:=COS(5*[.B146])+[.C146]^(1/3)" office:value-type="float" office:value="-1.72493418140283" calcext:value-type="float">
            <text:p>-1.72493418140283</text:p>
          </table:table-cell>
          <table:table-cell table:formula="of:=COS(-3*[.B146])-[.C146]^(1/3)" office:value-type="float" office:value="1.99142349903245" calcext:value-type="float">
            <text:p>1.99142349903245</text:p>
          </table:table-cell>
        </table:table-row>
        <table:table-row table:style-name="ro1">
          <table:table-cell office:value-type="float" office:value="4.53125" calcext:value-type="float">
            <text:p>4.53125</text:p>
          </table:table-cell>
          <table:table-cell table:formula="of:=5*SIN([.A147])" office:value-type="float" office:value="-4.91819571750653" calcext:value-type="float">
            <text:p>-4.91819571750653</text:p>
          </table:table-cell>
          <table:table-cell table:formula="of:=[.A147]-20" office:value-type="float" office:value="-15.46875" calcext:value-type="float">
            <text:p>-15.46875</text:p>
          </table:table-cell>
          <table:table-cell table:formula="of:=COS(5*[.B147])+[.C147]^(1/3)" office:value-type="float" office:value="-1.63483762138123" calcext:value-type="float">
            <text:p>-1.63483762138123</text:p>
          </table:table-cell>
          <table:table-cell table:formula="of:=COS(-3*[.B147])-[.C147]^(1/3)" office:value-type="float" office:value="1.91270513854089" calcext:value-type="float">
            <text:p>1.91270513854089</text:p>
          </table:table-cell>
        </table:table-row>
        <table:table-row table:style-name="ro1">
          <table:table-cell office:value-type="float" office:value="4.5625" calcext:value-type="float">
            <text:p>4.5625</text:p>
          </table:table-cell>
          <table:table-cell table:formula="of:=5*SIN([.A148])" office:value-type="float" office:value="-4.94393831203255" calcext:value-type="float">
            <text:p>-4.94393831203255</text:p>
          </table:table-cell>
          <table:table-cell table:formula="of:=[.A148]-20" office:value-type="float" office:value="-15.4375" calcext:value-type="float">
            <text:p>-15.4375</text:p>
          </table:table-cell>
          <table:table-cell table:formula="of:=COS(5*[.B148])+[.C148]^(1/3)" office:value-type="float" office:value="-1.57405879764149" calcext:value-type="float">
            <text:p>-1.57405879764149</text:p>
          </table:table-cell>
          <table:table-cell table:formula="of:=COS(-3*[.B148])-[.C148]^(1/3)" office:value-type="float" office:value="1.84984469010524" calcext:value-type="float">
            <text:p>1.84984469010524</text:p>
          </table:table-cell>
        </table:table-row>
        <table:table-row table:style-name="ro1">
          <table:table-cell office:value-type="float" office:value="4.59375" calcext:value-type="float">
            <text:p>4.59375</text:p>
          </table:table-cell>
          <table:table-cell table:formula="of:=5*SIN([.A149])" office:value-type="float" office:value="-4.96485323469686" calcext:value-type="float">
            <text:p>-4.96485323469686</text:p>
          </table:table-cell>
          <table:table-cell table:formula="of:=[.A149]-20" office:value-type="float" office:value="-15.40625" calcext:value-type="float">
            <text:p>-15.40625</text:p>
          </table:table-cell>
          <table:table-cell table:formula="of:=COS(5*[.B149])+[.C149]^(1/3)" office:value-type="float" office:value="-1.53548080146739" calcext:value-type="float">
            <text:p>-1.53548080146739</text:p>
          </table:table-cell>
          <table:table-cell table:formula="of:=COS(-3*[.B149])-[.C149]^(1/3)" office:value-type="float" office:value="1.80124917503355" calcext:value-type="float">
            <text:p>1.80124917503355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table:formula="of:=5*SIN([.A150])" office:value-type="float" office:value="-4.9809200624324" calcext:value-type="float">
            <text:p>-4.9809200624324</text:p>
          </table:table-cell>
          <table:table-cell table:formula="of:=[.A150]-20" office:value-type="float" office:value="-15.375" calcext:value-type="float">
            <text:p>-15.375</text:p>
          </table:table-cell>
          <table:table-cell table:formula="of:=COS(5*[.B150])+[.C150]^(1/3)" office:value-type="float" office:value="-1.51250637522169" calcext:value-type="float">
            <text:p>-1.51250637522169</text:p>
          </table:table-cell>
          <table:table-cell table:formula="of:=COS(-3*[.B150])-[.C150]^(1/3)" office:value-type="float" office:value="1.76535321493731" calcext:value-type="float">
            <text:p>1.76535321493731</text:p>
          </table:table-cell>
        </table:table-row>
        <table:table-row table:style-name="ro1">
          <table:table-cell office:value-type="float" office:value="4.65625" calcext:value-type="float">
            <text:p>4.65625</text:p>
          </table:table-cell>
          <table:table-cell table:formula="of:=5*SIN([.A151])" office:value-type="float" office:value="-4.99212310625454" calcext:value-type="float">
            <text:p>-4.99212310625454</text:p>
          </table:table-cell>
          <table:table-cell table:formula="of:=[.A151]-20" office:value-type="float" office:value="-15.34375" calcext:value-type="float">
            <text:p>-15.34375</text:p>
          </table:table-cell>
          <table:table-cell table:formula="of:=COS(5*[.B151])+[.C151]^(1/3)" office:value-type="float" office:value="-1.49968617908799" calcext:value-type="float">
            <text:p>-1.49968617908799</text:p>
          </table:table-cell>
          <table:table-cell table:formula="of:=COS(-3*[.B151])-[.C151]^(1/3)" office:value-type="float" office:value="1.7407985891943" calcext:value-type="float">
            <text:p>1.7407985891943</text:p>
          </table:table-cell>
        </table:table-row>
        <table:table-row table:style-name="ro1">
          <table:table-cell office:value-type="float" office:value="4.6875" calcext:value-type="float">
            <text:p>4.6875</text:p>
          </table:table-cell>
          <table:table-cell table:formula="of:=5*SIN([.A152])" office:value-type="float" office:value="-4.99845142658112" calcext:value-type="float">
            <text:p>-4.99845142658112</text:p>
          </table:table-cell>
          <table:table-cell table:formula="of:=[.A152]-20" office:value-type="float" office:value="-15.3125" calcext:value-type="float">
            <text:p>-15.3125</text:p>
          </table:table-cell>
          <table:table-cell table:formula="of:=COS(5*[.B152])+[.C152]^(1/3)" office:value-type="float" office:value="-1.49307264299834" calcext:value-type="float">
            <text:p>-1.49307264299834</text:p>
          </table:table-cell>
          <table:table-cell table:formula="of:=COS(-3*[.B152])-[.C152]^(1/3)" office:value-type="float" office:value="1.72656230066369" calcext:value-type="float">
            <text:p>1.72656230066369</text:p>
          </table:table-cell>
        </table:table-row>
        <table:table-row table:style-name="ro1">
          <table:table-cell office:value-type="float" office:value="4.71875" calcext:value-type="float">
            <text:p>4.71875</text:p>
          </table:table-cell>
          <table:table-cell table:formula="of:=5*SIN([.A153])" office:value-type="float" office:value="-4.99989884391472" calcext:value-type="float">
            <text:p>-4.99989884391472</text:p>
          </table:table-cell>
          <table:table-cell table:formula="of:=[.A153]-20" office:value-type="float" office:value="-15.28125" calcext:value-type="float">
            <text:p>-15.28125</text:p>
          </table:table-cell>
          <table:table-cell table:formula="of:=COS(5*[.B153])+[.C153]^(1/3)" office:value-type="float" office:value="-1.49039481035631" calcext:value-type="float">
            <text:p>-1.49039481035631</text:p>
          </table:table-cell>
          <table:table-cell table:formula="of:=COS(-3*[.B153])-[.C153]^(1/3)" office:value-type="float" office:value="1.7220400183521" calcext:value-type="float">
            <text:p>1.7220400183521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table:formula="of:=5*SIN([.A154])" office:value-type="float" office:value="-4.99646394487689" calcext:value-type="float">
            <text:p>-4.99646394487689</text:p>
          </table:table-cell>
          <table:table-cell table:formula="of:=[.A154]-20" office:value-type="float" office:value="-15.25" calcext:value-type="float">
            <text:p>-15.25</text:p>
          </table:table-cell>
          <table:table-cell table:formula="of:=COS(5*[.B154])+[.C154]^(1/3)" office:value-type="float" office:value="-1.49112983063918" calcext:value-type="float">
            <text:p>-1.49112983063918</text:p>
          </table:table-cell>
          <table:table-cell table:formula="of:=COS(-3*[.B154])-[.C154]^(1/3)" office:value-type="float" office:value="1.72709089527132" calcext:value-type="float">
            <text:p>1.72709089527132</text:p>
          </table:table-cell>
        </table:table-row>
        <table:table-row table:style-name="ro1">
          <table:table-cell office:value-type="float" office:value="4.78125" calcext:value-type="float">
            <text:p>4.78125</text:p>
          </table:table-cell>
          <table:table-cell table:formula="of:=5*SIN([.A155])" office:value-type="float" office:value="-4.98815008358824" calcext:value-type="float">
            <text:p>-4.98815008358824</text:p>
          </table:table-cell>
          <table:table-cell table:formula="of:=[.A155]-20" office:value-type="float" office:value="-15.21875" calcext:value-type="float">
            <text:p>-15.21875</text:p>
          </table:table-cell>
          <table:table-cell table:formula="of:=COS(5*[.B155])+[.C155]^(1/3)" office:value-type="float" office:value="-1.49651648824039" calcext:value-type="float">
            <text:p>-1.49651648824039</text:p>
          </table:table-cell>
          <table:table-cell table:formula="of:=COS(-3*[.B155])-[.C155]^(1/3)" office:value-type="float" office:value="1.74204757352228" calcext:value-type="float">
            <text:p>1.74204757352228</text:p>
          </table:table-cell>
        </table:table-row>
        <table:table-row table:style-name="ro1">
          <table:table-cell office:value-type="float" office:value="4.8125" calcext:value-type="float">
            <text:p>4.8125</text:p>
          </table:table-cell>
          <table:table-cell table:formula="of:=5*SIN([.A156])" office:value-type="float" office:value="-4.97496537839324" calcext:value-type="float">
            <text:p>-4.97496537839324</text:p>
          </table:table-cell>
          <table:table-cell table:formula="of:=[.A156]-20" office:value-type="float" office:value="-15.1875" calcext:value-type="float">
            <text:p>-15.1875</text:p>
          </table:table-cell>
          <table:table-cell table:formula="of:=COS(5*[.B156])+[.C156]^(1/3)" office:value-type="float" office:value="-1.50952137735955" calcext:value-type="float">
            <text:p>-1.50952137735955</text:p>
          </table:table-cell>
          <table:table-cell table:formula="of:=COS(-3*[.B156])-[.C156]^(1/3)" office:value-type="float" office:value="1.76769229051632" calcext:value-type="float">
            <text:p>1.76769229051632</text:p>
          </table:table-cell>
        </table:table-row>
        <table:table-row table:style-name="ro1">
          <table:table-cell office:value-type="float" office:value="4.84375" calcext:value-type="float">
            <text:p>4.84375</text:p>
          </table:table-cell>
          <table:table-cell table:formula="of:=5*SIN([.A157])" office:value-type="float" office:value="-4.95692270393275" calcext:value-type="float">
            <text:p>-4.95692270393275</text:p>
          </table:table-cell>
          <table:table-cell table:formula="of:=[.A157]-20" office:value-type="float" office:value="-15.15625" calcext:value-type="float">
            <text:p>-15.15625</text:p>
          </table:table-cell>
          <table:table-cell table:formula="of:=COS(5*[.B157])+[.C157]^(1/3)" office:value-type="float" office:value="-1.53473267766297" calcext:value-type="float">
            <text:p>-1.53473267766297</text:p>
          </table:table-cell>
          <table:table-cell table:formula="of:=COS(-3*[.B157])-[.C157]^(1/3)" office:value-type="float" office:value="1.80519694285815" calcext:value-type="float">
            <text:p>1.80519694285815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table:formula="of:=5*SIN([.A158])" office:value-type="float" office:value="-4.93403967857221" calcext:value-type="float">
            <text:p>-4.93403967857221</text:p>
          </table:table-cell>
          <table:table-cell table:formula="of:=[.A158]-20" office:value-type="float" office:value="-15.125" calcext:value-type="float">
            <text:p>-15.125</text:p>
          </table:table-cell>
          <table:table-cell table:formula="of:=COS(5*[.B158])+[.C158]^(1/3)" office:value-type="float" office:value="-1.57812300698996" calcext:value-type="float">
            <text:p>-1.57812300698996</text:p>
          </table:table-cell>
          <table:table-cell table:formula="of:=COS(-3*[.B158])-[.C158]^(1/3)" office:value-type="float" office:value="1.85602228719713" calcext:value-type="float">
            <text:p>1.85602228719713</text:p>
          </table:table-cell>
        </table:table-row>
        <table:table-row table:style-name="ro1">
          <table:table-cell office:value-type="float" office:value="4.90625" calcext:value-type="float">
            <text:p>4.90625</text:p>
          </table:table-cell>
          <table:table-cell table:formula="of:=5*SIN([.A159])" office:value-type="float" office:value="-4.90633864719753" calcext:value-type="float">
            <text:p>-4.90633864719753</text:p>
          </table:table-cell>
          <table:table-cell table:formula="of:=[.A159]-20" office:value-type="float" office:value="-15.09375" calcext:value-type="float">
            <text:p>-15.09375</text:p>
          </table:table-cell>
          <table:table-cell table:formula="of:=COS(5*[.B159])+[.C159]^(1/3)" office:value-type="float" office:value="-1.64659592853713" calcext:value-type="float">
            <text:p>-1.64659592853713</text:p>
          </table:table-cell>
          <table:table-cell table:formula="of:=COS(-3*[.B159])-[.C159]^(1/3)" office:value-type="float" office:value="1.92176973019465" calcext:value-type="float">
            <text:p>1.92176973019465</text:p>
          </table:table-cell>
        </table:table-row>
        <table:table-row table:style-name="ro1">
          <table:table-cell office:value-type="float" office:value="4.9375" calcext:value-type="float">
            <text:p>4.9375</text:p>
          </table:table-cell>
          <table:table-cell table:formula="of:=5*SIN([.A160])" office:value-type="float" office:value="-4.87384665939578" calcext:value-type="float">
            <text:p>-4.87384665939578</text:p>
          </table:table-cell>
          <table:table-cell table:formula="of:=[.A160]-20" office:value-type="float" office:value="-15.0625" calcext:value-type="float">
            <text:p>-15.0625</text:p>
          </table:table-cell>
          <table:table-cell table:formula="of:=COS(5*[.B160])+[.C160]^(1/3)" office:value-type="float" office:value="-1.74721775597347" calcext:value-type="float">
            <text:p>-1.74721775597347</text:p>
          </table:table-cell>
          <table:table-cell table:formula="of:=COS(-3*[.B160])-[.C160]^(1/3)" office:value-type="float" office:value="2.00397901308138" calcext:value-type="float">
            <text:p>2.00397901308138</text:p>
          </table:table-cell>
        </table:table-row>
        <table:table-row table:style-name="ro1">
          <table:table-cell office:value-type="float" office:value="4.96875" calcext:value-type="float">
            <text:p>4.96875</text:p>
          </table:table-cell>
          <table:table-cell table:formula="of:=5*SIN([.A161])" office:value-type="float" office:value="-4.83659544304163" calcext:value-type="float">
            <text:p>-4.83659544304163</text:p>
          </table:table-cell>
          <table:table-cell table:formula="of:=[.A161]-20" office:value-type="float" office:value="-15.03125" calcext:value-type="float">
            <text:p>-15.03125</text:p>
          </table:table-cell>
          <table:table-cell table:formula="of:=COS(5*[.B161])+[.C161]^(1/3)" office:value-type="float" office:value="-1.8860485053056" calcext:value-type="float">
            <text:p>-1.8860485053056</text:p>
          </table:table-cell>
          <table:table-cell table:formula="of:=COS(-3*[.B161])-[.C161]^(1/3)" office:value-type="float" office:value="2.1038672179903" calcext:value-type="float">
            <text:p>2.1038672179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*SIN([.A162])" office:value-type="float" office:value="-4.79462137331569" calcext:value-type="float">
            <text:p>-4.79462137331569</text:p>
          </table:table-cell>
          <table:table-cell table:formula="of:=[.A162]-20" office:value-type="float" office:value="-15" calcext:value-type="float">
            <text:p>-15</text:p>
          </table:table-cell>
          <table:table-cell table:formula="of:=COS(5*[.B162])+[.C162]^(1/3)" office:value-type="float" office:value="-2.06653735369889" calcext:value-type="float">
            <text:p>-2.06653735369889</text:p>
          </table:table-cell>
          <table:table-cell table:formula="of:=COS(-3*[.B162])-[.C162]^(1/3)" office:value-type="float" office:value="2.22200960316954" calcext:value-type="float">
            <text:p>2.22200960316954</text:p>
          </table:table-cell>
        </table:table-row>
        <table:table-row table:style-name="ro1">
          <table:table-cell office:value-type="float" office:value="5.03125" calcext:value-type="float">
            <text:p>5.03125</text:p>
          </table:table-cell>
          <table:table-cell table:formula="of:=5*SIN([.A163])" office:value-type="float" office:value="-4.74796543718475" calcext:value-type="float">
            <text:p>-4.74796543718475</text:p>
          </table:table-cell>
          <table:table-cell table:formula="of:=[.A163]-20" office:value-type="float" office:value="-14.96875" calcext:value-type="float">
            <text:p>-14.96875</text:p>
          </table:table-cell>
          <table:table-cell table:formula="of:=COS(5*[.B163])+[.C163]^(1/3)" office:value-type="float" office:value="-2.28755256433478" calcext:value-type="float">
            <text:p>-2.28755256433478</text:p>
          </table:table-cell>
          <table:table-cell table:formula="of:=COS(-3*[.B163])-[.C163]^(1/3)" office:value-type="float" office:value="2.35797137909147" calcext:value-type="float">
            <text:p>2.35797137909147</text:p>
          </table:table-cell>
        </table:table-row>
        <table:table-row table:style-name="ro1">
          <table:table-cell office:value-type="float" office:value="5.0625" calcext:value-type="float">
            <text:p>5.0625</text:p>
          </table:table-cell>
          <table:table-cell table:formula="of:=5*SIN([.A164])" office:value-type="float" office:value="-4.69667319337866" calcext:value-type="float">
            <text:p>-4.69667319337866</text:p>
          </table:table-cell>
          <table:table-cell table:formula="of:=[.A164]-20" office:value-type="float" office:value="-14.9375" calcext:value-type="float">
            <text:p>-14.9375</text:p>
          </table:table-cell>
          <table:table-cell table:formula="of:=COS(5*[.B164])+[.C164]^(1/3)" office:value-type="float" office:value="-2.54128010515452" calcext:value-type="float">
            <text:p>-2.54128010515452</text:p>
          </table:table-cell>
          <table:table-cell table:formula="of:=COS(-3*[.B164])-[.C164]^(1/3)" office:value-type="float" office:value="2.5099119072411" calcext:value-type="float">
            <text:p>2.5099119072411</text:p>
          </table:table-cell>
        </table:table-row>
        <table:table-row table:style-name="ro1">
          <table:table-cell office:value-type="float" office:value="5.09375" calcext:value-type="float">
            <text:p>5.09375</text:p>
          </table:table-cell>
          <table:table-cell table:formula="of:=5*SIN([.A165])" office:value-type="float" office:value="-4.64079472790306" calcext:value-type="float">
            <text:p>-4.64079472790306</text:p>
          </table:table-cell>
          <table:table-cell table:formula="of:=[.A165]-20" office:value-type="float" office:value="-14.90625" calcext:value-type="float">
            <text:p>-14.90625</text:p>
          </table:table-cell>
          <table:table-cell table:formula="of:=COS(5*[.B165])+[.C165]^(1/3)" office:value-type="float" office:value="-2.81143821170961" calcext:value-type="float">
            <text:p>-2.81143821170961</text:p>
          </table:table-cell>
          <table:table-cell table:formula="of:=COS(-3*[.B165])-[.C165]^(1/3)" office:value-type="float" office:value="2.67419857356098" calcext:value-type="float">
            <text:p>2.67419857356098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table:formula="of:=5*SIN([.A166])" office:value-type="float" office:value="-4.58038460513122" calcext:value-type="float">
            <text:p>-4.58038460513122</text:p>
          </table:table-cell>
          <table:table-cell table:formula="of:=[.A166]-20" office:value-type="float" office:value="-14.875" calcext:value-type="float">
            <text:p>-14.875</text:p>
          </table:table-cell>
          <table:table-cell table:formula="of:=COS(5*[.B166])+[.C166]^(1/3)" office:value-type="float" office:value="-3.07247650113735" calcext:value-type="float">
            <text:p>-3.07247650113735</text:p>
          </table:table-cell>
          <table:table-cell table:formula="of:=COS(-3*[.B166])-[.C166]^(1/3)" office:value-type="float" office:value="2.84508546998564" calcext:value-type="float">
            <text:p>2.84508546998564</text:p>
          </table:table-cell>
        </table:table-row>
        <table:table-row table:style-name="ro1">
          <table:table-cell office:value-type="float" office:value="5.15625" calcext:value-type="float">
            <text:p>5.15625</text:p>
          </table:table-cell>
          <table:table-cell table:formula="of:=5*SIN([.A167])" office:value-type="float" office:value="-4.51550181452284" calcext:value-type="float">
            <text:p>-4.51550181452284</text:p>
          </table:table-cell>
          <table:table-cell table:formula="of:=[.A167]-20" office:value-type="float" office:value="-14.84375" calcext:value-type="float">
            <text:p>-14.84375</text:p>
          </table:table-cell>
          <table:table-cell table:formula="of:=COS(5*[.B167])+[.C167]^(1/3)" office:value-type="float" office:value="-3.29057897989546" calcext:value-type="float">
            <text:p>-3.29057897989546</text:p>
          </table:table-cell>
          <table:table-cell table:formula="of:=COS(-3*[.B167])-[.C167]^(1/3)" office:value-type="float" office:value="3.01452949762859" calcext:value-type="float">
            <text:p>3.01452949762859</text:p>
          </table:table-cell>
        </table:table-row>
        <table:table-row table:style-name="ro1">
          <table:table-cell office:value-type="float" office:value="5.1875" calcext:value-type="float">
            <text:p>5.1875</text:p>
          </table:table-cell>
          <table:table-cell table:formula="of:=5*SIN([.A168])" office:value-type="float" office:value="-4.44620971302188" calcext:value-type="float">
            <text:p>-4.44620971302188</text:p>
          </table:table-cell>
          <table:table-cell table:formula="of:=[.A168]-20" office:value-type="float" office:value="-14.8125" calcext:value-type="float">
            <text:p>-14.8125</text:p>
          </table:table-cell>
          <table:table-cell table:formula="of:=COS(5*[.B168])+[.C168]^(1/3)" office:value-type="float" office:value="-3.42725481730881" calcext:value-type="float">
            <text:p>-3.42725481730881</text:p>
          </table:table-cell>
          <table:table-cell table:formula="of:=COS(-3*[.B168])-[.C168]^(1/3)" office:value-type="float" office:value="3.17222967597573" calcext:value-type="float">
            <text:p>3.17222967597573</text:p>
          </table:table-cell>
        </table:table-row>
        <table:table-row table:style-name="ro1">
          <table:table-cell office:value-type="float" office:value="5.21875" calcext:value-type="float">
            <text:p>5.21875</text:p>
          </table:table-cell>
          <table:table-cell table:formula="of:=5*SIN([.A169])" office:value-type="float" office:value="-4.37257596318954" calcext:value-type="float">
            <text:p>-4.37257596318954</text:p>
          </table:table-cell>
          <table:table-cell table:formula="of:=[.A169]-20" office:value-type="float" office:value="-14.78125" calcext:value-type="float">
            <text:p>-14.78125</text:p>
          </table:table-cell>
          <table:table-cell table:formula="of:=COS(5*[.B169])+[.C169]^(1/3)" office:value-type="float" office:value="-3.4459496246066" calcext:value-type="float">
            <text:p>-3.4459496246066</text:p>
          </table:table-cell>
          <table:table-cell table:formula="of:=COS(-3*[.B169])-[.C169]^(1/3)" office:value-type="float" office:value="3.30597909563704" calcext:value-type="float">
            <text:p>3.30597909563704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table:formula="of:=5*SIN([.A170])" office:value-type="float" office:value="-4.29467246713296" calcext:value-type="float">
            <text:p>-4.29467246713296</text:p>
          </table:table-cell>
          <table:table-cell table:formula="of:=[.A170]-20" office:value-type="float" office:value="-14.75" calcext:value-type="float">
            <text:p>-14.75</text:p>
          </table:table-cell>
          <table:table-cell table:formula="of:=COS(5*[.B170])+[.C170]^(1/3)" office:value-type="float" office:value="-3.32135109170626" calcext:value-type="float">
            <text:p>-3.32135109170626</text:p>
          </table:table-cell>
          <table:table-cell table:formula="of:=COS(-3*[.B170])-[.C170]^(1/3)" office:value-type="float" office:value="3.40240709702142" calcext:value-type="float">
            <text:p>3.40240709702142</text:p>
          </table:table-cell>
        </table:table-row>
        <table:table-row table:style-name="ro1">
          <table:table-cell office:value-type="float" office:value="5.28125" calcext:value-type="float">
            <text:p>5.28125</text:p>
          </table:table-cell>
          <table:table-cell table:formula="of:=5*SIN([.A171])" office:value-type="float" office:value="-4.21257529629398" calcext:value-type="float">
            <text:p>-4.21257529629398</text:p>
          </table:table-cell>
          <table:table-cell table:formula="of:=[.A171]-20" office:value-type="float" office:value="-14.71875" calcext:value-type="float">
            <text:p>-14.71875</text:p>
          </table:table-cell>
          <table:table-cell table:formula="of:=COS(5*[.B171])+[.C171]^(1/3)" office:value-type="float" office:value="-3.04991910954654" calcext:value-type="float">
            <text:p>-3.04991910954654</text:p>
          </table:table-cell>
          <table:table-cell table:formula="of:=COS(-3*[.B171])-[.C171]^(1/3)" office:value-type="float" office:value="3.44815618862165" calcext:value-type="float">
            <text:p>3.44815618862165</text:p>
          </table:table-cell>
        </table:table-row>
        <table:table-row table:style-name="ro1">
          <table:table-cell office:value-type="float" office:value="5.3125" calcext:value-type="float">
            <text:p>5.3125</text:p>
          </table:table-cell>
          <table:table-cell table:formula="of:=5*SIN([.A172])" office:value-type="float" office:value="-4.12636461716673" calcext:value-type="float">
            <text:p>-4.12636461716673</text:p>
          </table:table-cell>
          <table:table-cell table:formula="of:=[.A172]-20" office:value-type="float" office:value="-14.6875" calcext:value-type="float">
            <text:p>-14.6875</text:p>
          </table:table-cell>
          <table:table-cell table:formula="of:=COS(5*[.B172])+[.C172]^(1/3)" office:value-type="float" office:value="-2.65886347017468" calcext:value-type="float">
            <text:p>-2.65886347017468</text:p>
          </table:table-cell>
          <table:table-cell table:formula="of:=COS(-3*[.B172])-[.C172]^(1/3)" office:value-type="float" office:value="3.43148017254817" calcext:value-type="float">
            <text:p>3.43148017254817</text:p>
          </table:table-cell>
        </table:table-row>
        <table:table-row table:style-name="ro1">
          <table:table-cell office:value-type="float" office:value="5.34375" calcext:value-type="float">
            <text:p>5.34375</text:p>
          </table:table-cell>
          <table:table-cell table:formula="of:=5*SIN([.A173])" office:value-type="float" office:value="-4.03612461301634" calcext:value-type="float">
            <text:p>-4.03612461301634</text:p>
          </table:table-cell>
          <table:table-cell table:formula="of:=[.A173]-20" office:value-type="float" office:value="-14.65625" calcext:value-type="float">
            <text:p>-14.65625</text:p>
          </table:table-cell>
          <table:table-cell table:formula="of:=COS(5*[.B173])+[.C173]^(1/3)" office:value-type="float" office:value="-2.20978762059421" calcext:value-type="float">
            <text:p>-2.20978762059421</text:p>
          </table:table-cell>
          <table:table-cell table:formula="of:=COS(-3*[.B173])-[.C173]^(1/3)" office:value-type="float" office:value="3.34416721056777" calcext:value-type="float">
            <text:p>3.34416721056777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table:formula="of:=5*SIN([.A174])" office:value-type="float" office:value="-3.94194340167548" calcext:value-type="float">
            <text:p>-3.94194340167548</text:p>
          </table:table-cell>
          <table:table-cell table:formula="of:=[.A174]-20" office:value-type="float" office:value="-14.625" calcext:value-type="float">
            <text:p>-14.625</text:p>
          </table:table-cell>
          <table:table-cell table:formula="of:=COS(5*[.B174])+[.C174]^(1/3)" office:value-type="float" office:value="-1.79317124201749" calcext:value-type="float">
            <text:p>-1.79317124201749</text:p>
          </table:table-cell>
          <table:table-cell table:formula="of:=COS(-3*[.B174])-[.C174]^(1/3)" office:value-type="float" office:value="3.18359068268931" calcext:value-type="float">
            <text:p>3.18359068268931</text:p>
          </table:table-cell>
        </table:table-row>
        <table:table-row table:style-name="ro1">
          <table:table-cell office:value-type="float" office:value="5.40625" calcext:value-type="float">
            <text:p>5.40625</text:p>
          </table:table-cell>
          <table:table-cell table:formula="of:=5*SIN([.A175])" office:value-type="float" office:value="-3.84391294949874" calcext:value-type="float">
            <text:p>-3.84391294949874</text:p>
          </table:table-cell>
          <table:table-cell table:formula="of:=[.A175]-20" office:value-type="float" office:value="-14.59375" calcext:value-type="float">
            <text:p>-14.59375</text:p>
          </table:table-cell>
          <table:table-cell table:formula="of:=COS(5*[.B175])+[.C175]^(1/3)" office:value-type="float" office:value="-1.51141942762416" calcext:value-type="float">
            <text:p>-1.51141942762416</text:p>
          </table:table-cell>
          <table:table-cell table:formula="of:=COS(-3*[.B175])-[.C175]^(1/3)" office:value-type="float" office:value="2.95458611030753" calcext:value-type="float">
            <text:p>2.95458611030753</text:p>
          </table:table-cell>
        </table:table-row>
        <table:table-row table:style-name="ro1">
          <table:table-cell office:value-type="float" office:value="5.4375" calcext:value-type="float">
            <text:p>5.4375</text:p>
          </table:table-cell>
          <table:table-cell table:formula="of:=5*SIN([.A176])" office:value-type="float" office:value="-3.74212898155906" calcext:value-type="float">
            <text:p>-3.74212898155906</text:p>
          </table:table-cell>
          <table:table-cell table:formula="of:=[.A176]-20" office:value-type="float" office:value="-14.5625" calcext:value-type="float">
            <text:p>-14.5625</text:p>
          </table:table-cell>
          <table:table-cell table:formula="of:=COS(5*[.B176])+[.C176]^(1/3)" office:value-type="float" office:value="-1.45163068029617" calcext:value-type="float">
            <text:p>-1.45163068029617</text:p>
          </table:table-cell>
          <table:table-cell table:formula="of:=COS(-3*[.B176])-[.C176]^(1/3)" office:value-type="float" office:value="2.67076675495884" calcext:value-type="float">
            <text:p>2.67076675495884</text:p>
          </table:table-cell>
        </table:table-row>
        <table:table-row table:style-name="ro1">
          <table:table-cell office:value-type="float" office:value="5.46875" calcext:value-type="float">
            <text:p>5.46875</text:p>
          </table:table-cell>
          <table:table-cell table:formula="of:=5*SIN([.A177])" office:value-type="float" office:value="-3.63669088817384" calcext:value-type="float">
            <text:p>-3.63669088817384</text:p>
          </table:table-cell>
          <table:table-cell table:formula="of:=[.A177]-20" office:value-type="float" office:value="-14.53125" calcext:value-type="float">
            <text:p>-14.53125</text:p>
          </table:table-cell>
          <table:table-cell table:formula="of:=COS(5*[.B177])+[.C177]^(1/3)" office:value-type="float" office:value="-1.65401338997921" calcext:value-type="float">
            <text:p>-1.65401338997921</text:p>
          </table:table-cell>
          <table:table-cell table:formula="of:=COS(-3*[.B177])-[.C177]^(1/3)" office:value-type="float" office:value="2.35485253505075" calcext:value-type="float">
            <text:p>2.3548525350507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5*SIN([.A178])" office:value-type="float" office:value="-3.52770162785196" calcext:value-type="float">
            <text:p>-3.52770162785196</text:p>
          </table:table-cell>
          <table:table-cell table:formula="of:=[.A178]-20" office:value-type="float" office:value="-14.5" calcext:value-type="float">
            <text:p>-14.5</text:p>
          </table:table-cell>
          <table:table-cell table:formula="of:=COS(5*[.B178])+[.C178]^(1/3)" office:value-type="float" office:value="-2.08646059478504" calcext:value-type="float">
            <text:p>-2.08646059478504</text:p>
          </table:table-cell>
          <table:table-cell table:formula="of:=COS(-3*[.B178])-[.C178]^(1/3)" office:value-type="float" office:value="2.03762662836839" calcext:value-type="float">
            <text:p>2.03762662836839</text:p>
          </table:table-cell>
        </table:table-row>
        <table:table-row table:style-name="ro1">
          <table:table-cell office:value-type="float" office:value="5.53125" calcext:value-type="float">
            <text:p>5.53125</text:p>
          </table:table-cell>
          <table:table-cell table:formula="of:=5*SIN([.A179])" office:value-type="float" office:value="-3.41526762675654" calcext:value-type="float">
            <text:p>-3.41526762675654</text:p>
          </table:table-cell>
          <table:table-cell table:formula="of:=[.A179]-20" office:value-type="float" office:value="-14.46875" calcext:value-type="float">
            <text:p>-14.46875</text:p>
          </table:table-cell>
          <table:table-cell table:formula="of:=COS(5*[.B179])+[.C179]^(1/3)" office:value-type="float" office:value="-2.63778836393762" calcext:value-type="float">
            <text:p>-2.63778836393762</text:p>
          </table:table-cell>
          <table:table-cell table:formula="of:=COS(-3*[.B179])-[.C179]^(1/3)" office:value-type="float" office:value="1.7552749414726" calcext:value-type="float">
            <text:p>1.7552749414726</text:p>
          </table:table-cell>
        </table:table-row>
        <table:table-row table:style-name="ro1">
          <table:table-cell office:value-type="float" office:value="5.5625" calcext:value-type="float">
            <text:p>5.5625</text:p>
          </table:table-cell>
          <table:table-cell table:formula="of:=5*SIN([.A180])" office:value-type="float" office:value="-3.29949867478161" calcext:value-type="float">
            <text:p>-3.29949867478161</text:p>
          </table:table-cell>
          <table:table-cell table:formula="of:=[.A180]-20" office:value-type="float" office:value="-14.4375" calcext:value-type="float">
            <text:p>-14.4375</text:p>
          </table:table-cell>
          <table:table-cell table:formula="of:=COS(5*[.B180])+[.C180]^(1/3)" office:value-type="float" office:value="-3.13916987204943" calcext:value-type="float">
            <text:p>-3.13916987204943</text:p>
          </table:table-cell>
          <table:table-cell table:formula="of:=COS(-3*[.B180])-[.C180]^(1/3)" office:value-type="float" office:value="1.54511257378249" calcext:value-type="float">
            <text:p>1.54511257378249</text:p>
          </table:table-cell>
        </table:table-row>
        <table:table-row table:style-name="ro1">
          <table:table-cell office:value-type="float" office:value="5.59375" calcext:value-type="float">
            <text:p>5.59375</text:p>
          </table:table-cell>
          <table:table-cell table:formula="of:=5*SIN([.A181])" office:value-type="float" office:value="-3.18050781834415" calcext:value-type="float">
            <text:p>-3.18050781834415</text:p>
          </table:table-cell>
          <table:table-cell table:formula="of:=[.A181]-20" office:value-type="float" office:value="-14.40625" calcext:value-type="float">
            <text:p>-14.40625</text:p>
          </table:table-cell>
          <table:table-cell table:formula="of:=COS(5*[.B181])+[.C181]^(1/3)" office:value-type="float" office:value="-3.4143624990482" calcext:value-type="float">
            <text:p>-3.4143624990482</text:p>
          </table:table-cell>
          <table:table-cell table:formula="of:=COS(-3*[.B181])-[.C181]^(1/3)" office:value-type="float" office:value="1.44003974518374" calcext:value-type="float">
            <text:p>1.44003974518374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table:formula="of:=5*SIN([.A182])" office:value-type="float" office:value="-3.05841124999616" calcext:value-type="float">
            <text:p>-3.05841124999616</text:p>
          </table:table-cell>
          <table:table-cell table:formula="of:=[.A182]-20" office:value-type="float" office:value="-14.375" calcext:value-type="float">
            <text:p>-14.375</text:p>
          </table:table-cell>
          <table:table-cell table:formula="of:=COS(5*[.B182])+[.C182]^(1/3)" office:value-type="float" office:value="-3.34622230915582" calcext:value-type="float">
            <text:p>-3.34622230915582</text:p>
          </table:table-cell>
          <table:table-cell table:formula="of:=COS(-3*[.B182])-[.C182]^(1/3)" office:value-type="float" office:value="1.46244698042579" calcext:value-type="float">
            <text:p>1.46244698042579</text:p>
          </table:table-cell>
        </table:table-row>
        <table:table-row table:style-name="ro1">
          <table:table-cell office:value-type="float" office:value="5.65625" calcext:value-type="float">
            <text:p>5.65625</text:p>
          </table:table-cell>
          <table:table-cell table:formula="of:=5*SIN([.A183])" office:value-type="float" office:value="-2.93332819496462" calcext:value-type="float">
            <text:p>-2.93332819496462</text:p>
          </table:table-cell>
          <table:table-cell table:formula="of:=[.A183]-20" office:value-type="float" office:value="-14.34375" calcext:value-type="float">
            <text:p>-14.34375</text:p>
          </table:table-cell>
          <table:table-cell table:formula="of:=COS(5*[.B183])+[.C183]^(1/3)" office:value-type="float" office:value="-2.93478831478916" calcext:value-type="float">
            <text:p>-2.93478831478916</text:p>
          </table:table-cell>
          <table:table-cell table:formula="of:=COS(-3*[.B183])-[.C183]^(1/3)" office:value-type="float" office:value="1.61862485355343" calcext:value-type="float">
            <text:p>1.61862485355343</text:p>
          </table:table-cell>
        </table:table-row>
        <table:table-row table:style-name="ro1">
          <table:table-cell office:value-type="float" office:value="5.6875" calcext:value-type="float">
            <text:p>5.6875</text:p>
          </table:table-cell>
          <table:table-cell table:formula="of:=5*SIN([.A184])" office:value-type="float" office:value="-2.80538079473008" calcext:value-type="float">
            <text:p>-2.80538079473008</text:p>
          </table:table-cell>
          <table:table-cell table:formula="of:=[.A184]-20" office:value-type="float" office:value="-14.3125" calcext:value-type="float">
            <text:p>-14.3125</text:p>
          </table:table-cell>
          <table:table-cell table:formula="of:=COS(5*[.B184])+[.C184]^(1/3)" office:value-type="float" office:value="-2.31790339836264" calcext:value-type="float">
            <text:p>-2.31790339836264</text:p>
          </table:table-cell>
          <table:table-cell table:formula="of:=COS(-3*[.B184])-[.C184]^(1/3)" office:value-type="float" office:value="1.89492741040626" calcext:value-type="float">
            <text:p>1.89492741040626</text:p>
          </table:table-cell>
        </table:table-row>
        <table:table-row table:style-name="ro1">
          <table:table-cell office:value-type="float" office:value="5.71875" calcext:value-type="float">
            <text:p>5.71875</text:p>
          </table:table-cell>
          <table:table-cell table:formula="of:=5*SIN([.A185])" office:value-type="float" office:value="-2.67469398775757" calcext:value-type="float">
            <text:p>-2.67469398775757</text:p>
          </table:table-cell>
          <table:table-cell table:formula="of:=[.A185]-20" office:value-type="float" office:value="-14.28125" calcext:value-type="float">
            <text:p>-14.28125</text:p>
          </table:table-cell>
          <table:table-cell table:formula="of:=COS(5*[.B185])+[.C185]^(1/3)" office:value-type="float" office:value="-1.73457827257563" calcext:value-type="float">
            <text:p>-1.73457827257563</text:p>
          </table:table-cell>
          <table:table-cell table:formula="of:=COS(-3*[.B185])-[.C185]^(1/3)" office:value-type="float" office:value="2.25689349276134" calcext:value-type="float">
            <text:p>2.25689349276134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table:formula="of:=5*SIN([.A186])" office:value-type="float" office:value="-2.54139538749629" calcext:value-type="float">
            <text:p>-2.54139538749629</text:p>
          </table:table-cell>
          <table:table-cell table:formula="of:=[.A186]-20" office:value-type="float" office:value="-14.25" calcext:value-type="float">
            <text:p>-14.25</text:p>
          </table:table-cell>
          <table:table-cell table:formula="of:=COS(5*[.B186])+[.C186]^(1/3)" office:value-type="float" office:value="-1.43427258693451" calcext:value-type="float">
            <text:p>-1.43427258693451</text:p>
          </table:table-cell>
          <table:table-cell table:formula="of:=COS(-3*[.B186])-[.C186]^(1/3)" office:value-type="float" office:value="2.65218216914686" calcext:value-type="float">
            <text:p>2.65218216914686</text:p>
          </table:table-cell>
        </table:table-row>
        <table:table-row table:style-name="ro1">
          <table:table-cell office:value-type="float" office:value="5.78125" calcext:value-type="float">
            <text:p>5.78125</text:p>
          </table:table-cell>
          <table:table-cell table:formula="of:=5*SIN([.A187])" office:value-type="float" office:value="-2.4056151577673" calcext:value-type="float">
            <text:p>-2.4056151577673</text:p>
          </table:table-cell>
          <table:table-cell table:formula="of:=[.A187]-20" office:value-type="float" office:value="-14.21875" calcext:value-type="float">
            <text:p>-14.21875</text:p>
          </table:table-cell>
          <table:table-cell table:formula="of:=COS(5*[.B187])+[.C187]^(1/3)" office:value-type="float" office:value="-1.56404614529371" calcext:value-type="float">
            <text:p>-1.56404614529371</text:p>
          </table:table-cell>
          <table:table-cell table:formula="of:=COS(-3*[.B187])-[.C187]^(1/3)" office:value-type="float" office:value="3.01752619301479" calcext:value-type="float">
            <text:p>3.01752619301479</text:p>
          </table:table-cell>
        </table:table-row>
        <table:table-row table:style-name="ro1">
          <table:table-cell office:value-type="float" office:value="5.8125" calcext:value-type="float">
            <text:p>5.8125</text:p>
          </table:table-cell>
          <table:table-cell table:formula="of:=5*SIN([.A188])" office:value-type="float" office:value="-2.26748588566069" calcext:value-type="float">
            <text:p>-2.26748588566069</text:p>
          </table:table-cell>
          <table:table-cell table:formula="of:=[.A188]-20" office:value-type="float" office:value="-14.1875" calcext:value-type="float">
            <text:p>-14.1875</text:p>
          </table:table-cell>
          <table:table-cell table:formula="of:=COS(5*[.B188])+[.C188]^(1/3)" office:value-type="float" office:value="-2.08561868845315" calcext:value-type="float">
            <text:p>-2.08561868845315</text:p>
          </table:table-cell>
          <table:table-cell table:formula="of:=COS(-3*[.B188])-[.C188]^(1/3)" office:value-type="float" office:value="3.28903465315425" calcext:value-type="float">
            <text:p>3.28903465315425</text:p>
          </table:table-cell>
        </table:table-row>
        <table:table-row table:style-name="ro1">
          <table:table-cell office:value-type="float" office:value="5.84375" calcext:value-type="float">
            <text:p>5.84375</text:p>
          </table:table-cell>
          <table:table-cell table:formula="of:=5*SIN([.A189])" office:value-type="float" office:value="-2.12714245206659" calcext:value-type="float">
            <text:p>-2.12714245206659</text:p>
          </table:table-cell>
          <table:table-cell table:formula="of:=[.A189]-20" office:value-type="float" office:value="-14.15625" calcext:value-type="float">
            <text:p>-14.15625</text:p>
          </table:table-cell>
          <table:table-cell table:formula="of:=COS(5*[.B189])+[.C189]^(1/3)" office:value-type="float" office:value="-2.77122051740452" calcext:value-type="float">
            <text:p>-2.77122051740452</text:p>
          </table:table-cell>
          <table:table-cell table:formula="of:=COS(-3*[.B189])-[.C189]^(1/3)" office:value-type="float" office:value="3.41425354572237" calcext:value-type="float">
            <text:p>3.41425354572237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table:formula="of:=5*SIN([.A190])" office:value-type="float" office:value="-1.98472189996624" calcext:value-type="float">
            <text:p>-1.98472189996624</text:p>
          </table:table-cell>
          <table:table-cell table:formula="of:=[.A190]-20" office:value-type="float" office:value="-14.125" calcext:value-type="float">
            <text:p>-14.125</text:p>
          </table:table-cell>
          <table:table-cell table:formula="of:=COS(5*[.B190])+[.C190]^(1/3)" office:value-type="float" office:value="-3.29543621625127" calcext:value-type="float">
            <text:p>-3.29543621625127</text:p>
          </table:table-cell>
          <table:table-cell table:formula="of:=COS(-3*[.B190])-[.C190]^(1/3)" office:value-type="float" office:value="3.36365364180537" calcext:value-type="float">
            <text:p>3.36365364180537</text:p>
          </table:table-cell>
        </table:table-row>
        <table:table-row table:style-name="ro1">
          <table:table-cell office:value-type="float" office:value="5.90625" calcext:value-type="float">
            <text:p>5.90625</text:p>
          </table:table-cell>
          <table:table-cell table:formula="of:=5*SIN([.A191])" office:value-type="float" office:value="-1.84036330061183" calcext:value-type="float">
            <text:p>-1.84036330061183</text:p>
          </table:table-cell>
          <table:table-cell table:formula="of:=[.A191]-20" office:value-type="float" office:value="-14.09375" calcext:value-type="float">
            <text:p>-14.09375</text:p>
          </table:table-cell>
          <table:table-cell table:formula="of:=COS(5*[.B191])+[.C191]^(1/3)" office:value-type="float" office:value="-3.39075697510422" calcext:value-type="float">
            <text:p>-3.39075697510422</text:p>
          </table:table-cell>
          <table:table-cell table:formula="of:=COS(-3*[.B191])-[.C191]^(1/3)" office:value-type="float" office:value="3.13890093289196" calcext:value-type="float">
            <text:p>3.13890093289196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table:formula="of:=5*SIN([.A192])" office:value-type="float" office:value="-1.69420761772585" calcext:value-type="float">
            <text:p>-1.69420761772585</text:p>
          </table:table-cell>
          <table:table-cell table:formula="of:=[.A192]-20" office:value-type="float" office:value="-14.0625" calcext:value-type="float">
            <text:p>-14.0625</text:p>
          </table:table-cell>
          <table:table-cell table:formula="of:=COS(5*[.B192])+[.C192]^(1/3)" office:value-type="float" office:value="-2.99236042019235" calcext:value-type="float">
            <text:p>-2.99236042019235</text:p>
          </table:table-cell>
          <table:table-cell table:formula="of:=COS(-3*[.B192])-[.C192]^(1/3)" office:value-type="float" office:value="2.77555692958769" calcext:value-type="float">
            <text:p>2.77555692958769</text:p>
          </table:table-cell>
        </table:table-row>
        <table:table-row table:style-name="ro1">
          <table:table-cell office:value-type="float" office:value="5.96875" calcext:value-type="float">
            <text:p>5.96875</text:p>
          </table:table-cell>
          <table:table-cell table:formula="of:=5*SIN([.A193])" office:value-type="float" office:value="-1.54639756985233" calcext:value-type="float">
            <text:p>-1.54639756985233</text:p>
          </table:table-cell>
          <table:table-cell table:formula="of:=[.A193]-20" office:value-type="float" office:value="-14.03125" calcext:value-type="float">
            <text:p>-14.03125</text:p>
          </table:table-cell>
          <table:table-cell table:formula="of:=COS(5*[.B193])+[.C193]^(1/3)" office:value-type="float" office:value="-2.29024277744944" calcext:value-type="float">
            <text:p>-2.29024277744944</text:p>
          </table:table-cell>
          <table:table-cell table:formula="of:=COS(-3*[.B193])-[.C193]^(1/3)" office:value-type="float" office:value="2.33880326437236" calcext:value-type="float">
            <text:p>2.3388032643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*SIN([.A194])" office:value-type="float" office:value="-1.39707749099463" calcext:value-type="float">
            <text:p>-1.39707749099463</text:p>
          </table:table-cell>
          <table:table-cell table:formula="of:=[.A194]-20" office:value-type="float" office:value="-14" calcext:value-type="float">
            <text:p>-14</text:p>
          </table:table-cell>
          <table:table-cell table:formula="of:=COS(5*[.B194])+[.C194]^(1/3)" office:value-type="float" office:value="-1.64672059283574" calcext:value-type="float">
            <text:p>-1.64672059283574</text:p>
          </table:table-cell>
          <table:table-cell table:formula="of:=COS(-3*[.B194])-[.C194]^(1/3)" office:value-type="float" office:value="1.91225881954225" calcext:value-type="float">
            <text:p>1.91225881954225</text:p>
          </table:table-cell>
        </table:table-row>
        <table:table-row table:style-name="ro1">
          <table:table-cell office:value-type="float" office:value="6.03125" calcext:value-type="float">
            <text:p>6.03125</text:p>
          </table:table-cell>
          <table:table-cell table:formula="of:=5*SIN([.A195])" office:value-type="float" office:value="-1.24639318967576" calcext:value-type="float">
            <text:p>-1.24639318967576</text:p>
          </table:table-cell>
          <table:table-cell table:formula="of:=[.A195]-20" office:value-type="float" office:value="-13.96875" calcext:value-type="float">
            <text:p>-13.96875</text:p>
          </table:table-cell>
          <table:table-cell table:formula="of:=COS(5*[.B195])+[.C195]^(1/3)" office:value-type="float" office:value="-1.40965909225226" calcext:value-type="float">
            <text:p>-1.40965909225226</text:p>
          </table:table-cell>
          <table:table-cell table:formula="of:=COS(-3*[.B195])-[.C195]^(1/3)" office:value-type="float" office:value="1.58165192696444" calcext:value-type="float">
            <text:p>1.58165192696444</text:p>
          </table:table-cell>
        </table:table-row>
        <table:table-row table:style-name="ro1">
          <table:table-cell office:value-type="float" office:value="6.0625" calcext:value-type="float">
            <text:p>6.0625</text:p>
          </table:table-cell>
          <table:table-cell table:formula="of:=5*SIN([.A196])" office:value-type="float" office:value="-1.09449180655881" calcext:value-type="float">
            <text:p>-1.09449180655881</text:p>
          </table:table-cell>
          <table:table-cell table:formula="of:=[.A196]-20" office:value-type="float" office:value="-13.9375" calcext:value-type="float">
            <text:p>-13.9375</text:p>
          </table:table-cell>
          <table:table-cell table:formula="of:=COS(5*[.B196])+[.C196]^(1/3)" office:value-type="float" office:value="-1.71757817265822" calcext:value-type="float">
            <text:p>-1.71757817265822</text:p>
          </table:table-cell>
          <table:table-cell table:formula="of:=COS(-3*[.B196])-[.C196]^(1/3)" office:value-type="float" office:value="1.41659887832564" calcext:value-type="float">
            <text:p>1.41659887832564</text:p>
          </table:table-cell>
        </table:table-row>
        <table:table-row table:style-name="ro1">
          <table:table-cell office:value-type="float" office:value="6.09375" calcext:value-type="float">
            <text:p>6.09375</text:p>
          </table:table-cell>
          <table:table-cell table:formula="of:=5*SIN([.A197])" office:value-type="float" office:value="-0.941521670766573" calcext:value-type="float">
            <text:p>-0.941521670766573</text:p>
          </table:table-cell>
          <table:table-cell table:formula="of:=[.A197]-20" office:value-type="float" office:value="-13.90625" calcext:value-type="float">
            <text:p>-13.90625</text:p>
          </table:table-cell>
          <table:table-cell table:formula="of:=COS(5*[.B197])+[.C197]^(1/3)" office:value-type="float" office:value="-2.40953103736139" calcext:value-type="float">
            <text:p>-2.40953103736139</text:p>
          </table:table-cell>
          <table:table-cell table:formula="of:=COS(-3*[.B197])-[.C197]^(1/3)" office:value-type="float" office:value="1.45458420086195" calcext:value-type="float">
            <text:p>1.45458420086195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table:formula="of:=5*SIN([.A198])" office:value-type="float" office:value="-0.787632155040715" calcext:value-type="float">
            <text:p>-0.787632155040715</text:p>
          </table:table-cell>
          <table:table-cell table:formula="of:=[.A198]-20" office:value-type="float" office:value="-13.875" calcext:value-type="float">
            <text:p>-13.875</text:p>
          </table:table-cell>
          <table:table-cell table:formula="of:=COS(5*[.B198])+[.C198]^(1/3)" office:value-type="float" office:value="-3.10211224740246" calcext:value-type="float">
            <text:p>-3.10211224740246</text:p>
          </table:table-cell>
          <table:table-cell table:formula="of:=COS(-3*[.B198])-[.C198]^(1/3)" office:value-type="float" office:value="1.69111788953255" calcext:value-type="float">
            <text:p>1.69111788953255</text:p>
          </table:table-cell>
        </table:table-row>
        <table:table-row table:style-name="ro1">
          <table:table-cell office:value-type="float" office:value="6.15625" calcext:value-type="float">
            <text:p>6.15625</text:p>
          </table:table-cell>
          <table:table-cell table:formula="of:=5*SIN([.A199])" office:value-type="float" office:value="-0.632973529881792" calcext:value-type="float">
            <text:p>-0.632973529881792</text:p>
          </table:table-cell>
          <table:table-cell table:formula="of:=[.A199]-20" office:value-type="float" office:value="-13.84375" calcext:value-type="float">
            <text:p>-13.84375</text:p>
          </table:table-cell>
          <table:table-cell table:formula="of:=COS(5*[.B199])+[.C199]^(1/3)" office:value-type="float" office:value="-3.40087154546235" calcext:value-type="float">
            <text:p>-3.40087154546235</text:p>
          </table:table-cell>
          <table:table-cell table:formula="of:=COS(-3*[.B199])-[.C199]^(1/3)" office:value-type="float" office:value="2.078874463338" calcext:value-type="float">
            <text:p>2.078874463338</text:p>
          </table:table-cell>
        </table:table-row>
        <table:table-row table:style-name="ro1">
          <table:table-cell office:value-type="float" office:value="6.1875" calcext:value-type="float">
            <text:p>6.1875</text:p>
          </table:table-cell>
          <table:table-cell table:formula="of:=5*SIN([.A200])" office:value-type="float" office:value="-0.477696816812673" calcext:value-type="float">
            <text:p>-0.477696816812673</text:p>
          </table:table-cell>
          <table:table-cell table:formula="of:=[.A200]-20" office:value-type="float" office:value="-13.8125" calcext:value-type="float">
            <text:p>-13.8125</text:p>
          </table:table-cell>
          <table:table-cell table:formula="of:=COS(5*[.B200])+[.C200]^(1/3)" office:value-type="float" office:value="-3.1289007216949" calcext:value-type="float">
            <text:p>-3.1289007216949</text:p>
          </table:table-cell>
          <table:table-cell table:formula="of:=COS(-3*[.B200])-[.C200]^(1/3)" office:value-type="float" office:value="2.53660537761306" calcext:value-type="float">
            <text:p>2.53660537761306</text:p>
          </table:table-cell>
        </table:table-row>
        <table:table-row table:style-name="ro1">
          <table:table-cell office:value-type="float" office:value="6.21875" calcext:value-type="float">
            <text:p>6.21875</text:p>
          </table:table-cell>
          <table:table-cell table:formula="of:=5*SIN([.A201])" office:value-type="float" office:value="-0.321953640908582" calcext:value-type="float">
            <text:p>-0.321953640908582</text:p>
          </table:table-cell>
          <table:table-cell table:formula="of:=[.A201]-20" office:value-type="float" office:value="-13.78125" calcext:value-type="float">
            <text:p>-13.78125</text:p>
          </table:table-cell>
          <table:table-cell table:formula="of:=COS(5*[.B201])+[.C201]^(1/3)" office:value-type="float" office:value="-2.43648550044925" calcext:value-type="float">
            <text:p>-2.43648550044925</text:p>
          </table:table-cell>
          <table:table-cell table:formula="of:=COS(-3*[.B201])-[.C201]^(1/3)" office:value-type="float" office:value="2.96623243186424" calcext:value-type="float">
            <text:p>2.9662324318642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table:formula="of:=5*SIN([.A202])" office:value-type="float" office:value="-0.165896082737784" calcext:value-type="float">
            <text:p>-0.165896082737784</text:p>
          </table:table-cell>
          <table:table-cell table:formula="of:=[.A202]-20" office:value-type="float" office:value="-13.75" calcext:value-type="float">
            <text:p>-13.75</text:p>
          </table:table-cell>
          <table:table-cell table:formula="of:=COS(5*[.B202])+[.C202]^(1/3)" office:value-type="float" office:value="-1.72045084053651" calcext:value-type="float">
            <text:p>-1.72045084053651</text:p>
          </table:table-cell>
          <table:table-cell table:formula="of:=COS(-3*[.B202])-[.C202]^(1/3)" office:value-type="float" office:value="3.27439845729432" calcext:value-type="float">
            <text:p>3.27439845729432</text:p>
          </table:table-cell>
        </table:table-row>
        <table:table-row table:style-name="ro1">
          <table:table-cell office:value-type="float" office:value="6.28125" calcext:value-type="float">
            <text:p>6.28125</text:p>
          </table:table-cell>
          <table:table-cell table:formula="of:=5*SIN([.A203])" office:value-type="float" office:value="-0.00967652985749487" calcext:value-type="float">
            <text:p>-0.00967652985749487</text:p>
          </table:table-cell>
          <table:table-cell table:formula="of:=[.A203]-20" office:value-type="float" office:value="-13.71875" calcext:value-type="float">
            <text:p>-13.71875</text:p>
          </table:table-cell>
          <table:table-cell table:formula="of:=COS(5*[.B203])+[.C203]^(1/3)" office:value-type="float" office:value="-1.39506383215244" calcext:value-type="float">
            <text:p>-1.39506383215244</text:p>
          </table:table-cell>
          <table:table-cell table:formula="of:=COS(-3*[.B203])-[.C203]^(1/3)" office:value-type="float" office:value="3.39347229113466" calcext:value-type="float">
            <text:p>3.39347229113466</text:p>
          </table:table-cell>
        </table:table-row>
        <table:table-row table:style-name="ro1">
          <table:table-cell office:value-type="float" office:value="6.3125" calcext:value-type="float">
            <text:p>6.3125</text:p>
          </table:table-cell>
          <table:table-cell table:formula="of:=5*SIN([.A204])" office:value-type="float" office:value="0.146552471989987" calcext:value-type="float">
            <text:p>0.146552471989987</text:p>
          </table:table-cell>
          <table:table-cell table:formula="of:=[.A204]-20" office:value-type="float" office:value="-13.6875" calcext:value-type="float">
            <text:p>-13.6875</text:p>
          </table:table-cell>
          <table:table-cell table:formula="of:=COS(5*[.B204])+[.C204]^(1/3)" office:value-type="float" office:value="-1.64874512363761" calcext:value-type="float">
            <text:p>-1.64874512363761</text:p>
          </table:table-cell>
          <table:table-cell table:formula="of:=COS(-3*[.B204])-[.C204]^(1/3)" office:value-type="float" office:value="3.29697208146255" calcext:value-type="float">
            <text:p>3.29697208146255</text:p>
          </table:table-cell>
        </table:table-row>
        <table:table-row table:style-name="ro1">
          <table:table-cell office:value-type="float" office:value="6.34375" calcext:value-type="float">
            <text:p>6.34375</text:p>
          </table:table-cell>
          <table:table-cell table:formula="of:=5*SIN([.A205])" office:value-type="float" office:value="0.302638367835606" calcext:value-type="float">
            <text:p>0.302638367835606</text:p>
          </table:table-cell>
          <table:table-cell table:formula="of:=[.A205]-20" office:value-type="float" office:value="-13.65625" calcext:value-type="float">
            <text:p>-13.65625</text:p>
          </table:table-cell>
          <table:table-cell table:formula="of:=COS(5*[.B205])+[.C205]^(1/3)" office:value-type="float" office:value="-2.33268007665603" calcext:value-type="float">
            <text:p>-2.33268007665603</text:p>
          </table:table-cell>
          <table:table-cell table:formula="of:=COS(-3*[.B205])-[.C205]^(1/3)" office:value-type="float" office:value="3.0056431595792" calcext:value-type="float">
            <text:p>3.0056431595792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table:formula="of:=5*SIN([.A206])" office:value-type="float" office:value="0.458428742450889" calcext:value-type="float">
            <text:p>0.458428742450889</text:p>
          </table:table-cell>
          <table:table-cell table:formula="of:=[.A206]-20" office:value-type="float" office:value="-13.625" calcext:value-type="float">
            <text:p>-13.625</text:p>
          </table:table-cell>
          <table:table-cell table:formula="of:=COS(5*[.B206])+[.C206]^(1/3)" office:value-type="float" office:value="-3.04882513575127" calcext:value-type="float">
            <text:p>-3.04882513575127</text:p>
          </table:table-cell>
          <table:table-cell table:formula="of:=COS(-3*[.B206])-[.C206]^(1/3)" office:value-type="float" office:value="2.5826950321181" calcext:value-type="float">
            <text:p>2.5826950321181</text:p>
          </table:table-cell>
        </table:table-row>
        <table:table-row table:style-name="ro1">
          <table:table-cell office:value-type="float" office:value="6.40625" calcext:value-type="float">
            <text:p>6.40625</text:p>
          </table:table-cell>
          <table:table-cell table:formula="of:=5*SIN([.A207])" office:value-type="float" office:value="0.613771469178829" calcext:value-type="float">
            <text:p>0.613771469178829</text:p>
          </table:table-cell>
          <table:table-cell table:formula="of:=[.A207]-20" office:value-type="float" office:value="-13.59375" calcext:value-type="float">
            <text:p>-13.59375</text:p>
          </table:table-cell>
          <table:table-cell table:formula="of:=COS(5*[.B207])+[.C207]^(1/3)" office:value-type="float" office:value="-3.38395663083311" calcext:value-type="float">
            <text:p>-3.38395663083311</text:p>
          </table:table-cell>
          <table:table-cell table:formula="of:=COS(-3*[.B207])-[.C207]^(1/3)" office:value-type="float" office:value="2.11936996532918" calcext:value-type="float">
            <text:p>2.11936996532918</text:p>
          </table:table-cell>
        </table:table-row>
        <table:table-row table:style-name="ro1">
          <table:table-cell office:value-type="float" office:value="6.4375" calcext:value-type="float">
            <text:p>6.4375</text:p>
          </table:table-cell>
          <table:table-cell table:formula="of:=5*SIN([.A208])" office:value-type="float" office:value="0.768514858482986" calcext:value-type="float">
            <text:p>0.768514858482986</text:p>
          </table:table-cell>
          <table:table-cell table:formula="of:=[.A208]-20" office:value-type="float" office:value="-13.5625" calcext:value-type="float">
            <text:p>-13.5625</text:p>
          </table:table-cell>
          <table:table-cell table:formula="of:=COS(5*[.B208])+[.C208]^(1/3)" office:value-type="float" office:value="-3.14897989116465" calcext:value-type="float">
            <text:p>-3.14897989116465</text:p>
          </table:table-cell>
          <table:table-cell table:formula="of:=COS(-3*[.B208])-[.C208]^(1/3)" office:value-type="float" office:value="1.71437008388005" calcext:value-type="float">
            <text:p>1.71437008388005</text:p>
          </table:table-cell>
        </table:table-row>
        <table:table-row table:style-name="ro1">
          <table:table-cell office:value-type="float" office:value="6.46875" calcext:value-type="float">
            <text:p>6.46875</text:p>
          </table:table-cell>
          <table:table-cell table:formula="of:=5*SIN([.A209])" office:value-type="float" office:value="0.922507806069741" calcext:value-type="float">
            <text:p>0.922507806069741</text:p>
          </table:table-cell>
          <table:table-cell table:formula="of:=[.A209]-20" office:value-type="float" office:value="-13.53125" calcext:value-type="float">
            <text:p>-13.53125</text:p>
          </table:table-cell>
          <table:table-cell table:formula="of:=COS(5*[.B209])+[.C209]^(1/3)" office:value-type="float" office:value="-2.48262154704659" calcext:value-type="float">
            <text:p>-2.48262154704659</text:p>
          </table:table-cell>
          <table:table-cell table:formula="of:=COS(-3*[.B209])-[.C209]^(1/3)" office:value-type="float" office:value="1.45208929954798" calcext:value-type="float">
            <text:p>1.4520892995479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5*SIN([.A210])" office:value-type="float" office:value="1.07559994043908" calcext:value-type="float">
            <text:p>1.07559994043908</text:p>
          </table:table-cell>
          <table:table-cell table:formula="of:=[.A210]-20" office:value-type="float" office:value="-13.5" calcext:value-type="float">
            <text:p>-13.5</text:p>
          </table:table-cell>
          <table:table-cell table:formula="of:=COS(5*[.B210])+[.C210]^(1/3)" office:value-type="float" office:value="-1.76356197308591" calcext:value-type="float">
            <text:p>-1.76356197308591</text:p>
          </table:table-cell>
          <table:table-cell table:formula="of:=COS(-3*[.B210])-[.C210]^(1/3)" office:value-type="float" office:value="1.38472951289165" calcext:value-type="float">
            <text:p>1.38472951289165</text:p>
          </table:table-cell>
        </table:table-row>
        <table:table-row table:style-name="ro1">
          <table:table-cell office:value-type="float" office:value="6.53125" calcext:value-type="float">
            <text:p>6.53125</text:p>
          </table:table-cell>
          <table:table-cell table:formula="of:=5*SIN([.A211])" office:value-type="float" office:value="1.2276417697198" calcext:value-type="float">
            <text:p>1.2276417697198</text:p>
          </table:table-cell>
          <table:table-cell table:formula="of:=[.A211]-20" office:value-type="float" office:value="-13.46875" calcext:value-type="float">
            <text:p>-13.46875</text:p>
          </table:table-cell>
          <table:table-cell table:formula="of:=COS(5*[.B211])+[.C211]^(1/3)" office:value-type="float" office:value="-1.38975358158881" calcext:value-type="float">
            <text:p>-1.38975358158881</text:p>
          </table:table-cell>
          <table:table-cell table:formula="of:=COS(-3*[.B211])-[.C211]^(1/3)" office:value-type="float" office:value="1.52224013500279" calcext:value-type="float">
            <text:p>1.52224013500279</text:p>
          </table:table-cell>
        </table:table-row>
        <table:table-row table:style-name="ro1">
          <table:table-cell office:value-type="float" office:value="6.5625" calcext:value-type="float">
            <text:p>6.5625</text:p>
          </table:table-cell>
          <table:table-cell table:formula="of:=5*SIN([.A212])" office:value-type="float" office:value="1.37848482764581" calcext:value-type="float">
            <text:p>1.37848482764581</text:p>
          </table:table-cell>
          <table:table-cell table:formula="of:=[.A212]-20" office:value-type="float" office:value="-13.4375" calcext:value-type="float">
            <text:p>-13.4375</text:p>
          </table:table-cell>
          <table:table-cell table:formula="of:=COS(5*[.B212])+[.C212]^(1/3)" office:value-type="float" office:value="-1.55733752398083" calcext:value-type="float">
            <text:p>-1.55733752398083</text:p>
          </table:table-cell>
          <table:table-cell table:formula="of:=COS(-3*[.B212])-[.C212]^(1/3)" office:value-type="float" office:value="1.83196416581745" calcext:value-type="float">
            <text:p>1.83196416581745</text:p>
          </table:table-cell>
        </table:table-row>
        <table:table-row table:style-name="ro1">
          <table:table-cell office:value-type="float" office:value="6.59375" calcext:value-type="float">
            <text:p>6.59375</text:p>
          </table:table-cell>
          <table:table-cell table:formula="of:=5*SIN([.A213])" office:value-type="float" office:value="1.52798181853088" calcext:value-type="float">
            <text:p>1.52798181853088</text:p>
          </table:table-cell>
          <table:table-cell table:formula="of:=[.A213]-20" office:value-type="float" office:value="-13.40625" calcext:value-type="float">
            <text:p>-13.40625</text:p>
          </table:table-cell>
          <table:table-cell table:formula="of:=COS(5*[.B213])+[.C213]^(1/3)" office:value-type="float" office:value="-2.16313572903832" calcext:value-type="float">
            <text:p>-2.16313572903832</text:p>
          </table:table-cell>
          <table:table-cell table:formula="of:=COS(-3*[.B213])-[.C213]^(1/3)" office:value-type="float" office:value="2.24748631576223" calcext:value-type="float">
            <text:p>2.24748631576223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table:formula="of:=5*SIN([.A214])" office:value-type="float" office:value="1.67598676110043" calcext:value-type="float">
            <text:p>1.67598676110043</text:p>
          </table:table-cell>
          <table:table-cell table:formula="of:=[.A214]-20" office:value-type="float" office:value="-13.375" calcext:value-type="float">
            <text:p>-13.375</text:p>
          </table:table-cell>
          <table:table-cell table:formula="of:=COS(5*[.B214])+[.C214]^(1/3)" office:value-type="float" office:value="-2.8757664134229" calcext:value-type="float">
            <text:p>-2.8757664134229</text:p>
          </table:table-cell>
          <table:table-cell table:formula="of:=COS(-3*[.B214])-[.C214]^(1/3)" office:value-type="float" office:value="2.68408931264408" calcext:value-type="float">
            <text:p>2.68408931264408</text:p>
          </table:table-cell>
        </table:table-row>
        <table:table-row table:style-name="ro1">
          <table:table-cell office:value-type="float" office:value="6.65625" calcext:value-type="float">
            <text:p>6.65625</text:p>
          </table:table-cell>
          <table:table-cell table:formula="of:=5*SIN([.A215])" office:value-type="float" office:value="1.82235513103971" calcext:value-type="float">
            <text:p>1.82235513103971</text:p>
          </table:table-cell>
          <table:table-cell table:formula="of:=[.A215]-20" office:value-type="float" office:value="-13.34375" calcext:value-type="float">
            <text:p>-13.34375</text:p>
          </table:table-cell>
          <table:table-cell table:formula="of:=COS(5*[.B215])+[.C215]^(1/3)" office:value-type="float" office:value="-3.32329295838096" calcext:value-type="float">
            <text:p>-3.32329295838096</text:p>
          </table:table-cell>
          <table:table-cell table:formula="of:=COS(-3*[.B215])-[.C215]^(1/3)" office:value-type="float" office:value="3.0569325318368" calcext:value-type="float">
            <text:p>3.0569325318368</text:p>
          </table:table-cell>
        </table:table-row>
        <table:table-row table:style-name="ro1">
          <table:table-cell office:value-type="float" office:value="6.6875" calcext:value-type="float">
            <text:p>6.6875</text:p>
          </table:table-cell>
          <table:table-cell table:formula="of:=5*SIN([.A216])" office:value-type="float" office:value="1.9669440021194" calcext:value-type="float">
            <text:p>1.9669440021194</text:p>
          </table:table-cell>
          <table:table-cell table:formula="of:=[.A216]-20" office:value-type="float" office:value="-13.3125" calcext:value-type="float">
            <text:p>-13.3125</text:p>
          </table:table-cell>
          <table:table-cell table:formula="of:=COS(5*[.B216])+[.C216]^(1/3)" office:value-type="float" office:value="-3.2871704475469" calcext:value-type="float">
            <text:p>-3.2871704475469</text:p>
          </table:table-cell>
          <table:table-cell table:formula="of:=COS(-3*[.B216])-[.C216]^(1/3)" office:value-type="float" office:value="3.29781570424515" calcext:value-type="float">
            <text:p>3.29781570424515</text:p>
          </table:table-cell>
        </table:table-row>
        <table:table-row table:style-name="ro1">
          <table:table-cell office:value-type="float" office:value="6.71875" calcext:value-type="float">
            <text:p>6.71875</text:p>
          </table:table-cell>
          <table:table-cell table:formula="of:=5*SIN([.A217])" office:value-type="float" office:value="2.10961218576059" calcext:value-type="float">
            <text:p>2.10961218576059</text:p>
          </table:table-cell>
          <table:table-cell table:formula="of:=[.A217]-20" office:value-type="float" office:value="-13.28125" calcext:value-type="float">
            <text:p>-13.28125</text:p>
          </table:table-cell>
          <table:table-cell table:formula="of:=COS(5*[.B217])+[.C217]^(1/3)" office:value-type="float" office:value="-2.80089569570664" calcext:value-type="float">
            <text:p>-2.80089569570664</text:p>
          </table:table-cell>
          <table:table-cell table:formula="of:=COS(-3*[.B217])-[.C217]^(1/3)" office:value-type="float" office:value="3.36712875560129" calcext:value-type="float">
            <text:p>3.36712875560129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table:formula="of:=5*SIN([.A218])" office:value-type="float" office:value="2.25022036890309" calcext:value-type="float">
            <text:p>2.25022036890309</text:p>
          </table:table-cell>
          <table:table-cell table:formula="of:=[.A218]-20" office:value-type="float" office:value="-13.25" calcext:value-type="float">
            <text:p>-13.25</text:p>
          </table:table-cell>
          <table:table-cell table:formula="of:=COS(5*[.B218])+[.C218]^(1/3)" office:value-type="float" office:value="-2.11355587457497" calcext:value-type="float">
            <text:p>-2.11355587457497</text:p>
          </table:table-cell>
          <table:table-cell table:formula="of:=COS(-3*[.B218])-[.C218]^(1/3)" office:value-type="float" office:value="3.25902036798619" calcext:value-type="float">
            <text:p>3.25902036798619</text:p>
          </table:table-cell>
        </table:table-row>
        <table:table-row table:style-name="ro1">
          <table:table-cell office:value-type="float" office:value="6.78125" calcext:value-type="float">
            <text:p>6.78125</text:p>
          </table:table-cell>
          <table:table-cell table:formula="of:=5*SIN([.A219])" office:value-type="float" office:value="2.3886312500422" calcext:value-type="float">
            <text:p>2.3886312500422</text:p>
          </table:table-cell>
          <table:table-cell table:formula="of:=[.A219]-20" office:value-type="float" office:value="-13.21875" calcext:value-type="float">
            <text:p>-13.21875</text:p>
          </table:table-cell>
          <table:table-cell table:formula="of:=COS(5*[.B219])+[.C219]^(1/3)" office:value-type="float" office:value="-1.55244337643839" calcext:value-type="float">
            <text:p>-1.55244337643839</text:p>
          </table:table-cell>
          <table:table-cell table:formula="of:=COS(-3*[.B219])-[.C219]^(1/3)" office:value-type="float" office:value="2.99951128068859" calcext:value-type="float">
            <text:p>2.99951128068859</text:p>
          </table:table-cell>
        </table:table-row>
        <table:table-row table:style-name="ro1">
          <table:table-cell office:value-type="float" office:value="6.8125" calcext:value-type="float">
            <text:p>6.8125</text:p>
          </table:table-cell>
          <table:table-cell table:formula="of:=5*SIN([.A220])" office:value-type="float" office:value="2.52470967330137" calcext:value-type="float">
            <text:p>2.52470967330137</text:p>
          </table:table-cell>
          <table:table-cell table:formula="of:=[.A220]-20" office:value-type="float" office:value="-13.1875" calcext:value-type="float">
            <text:p>-13.1875</text:p>
          </table:table-cell>
          <table:table-cell table:formula="of:=COS(5*[.B220])+[.C220]^(1/3)" office:value-type="float" office:value="-1.36421946659916" calcext:value-type="float">
            <text:p>-1.36421946659916</text:p>
          </table:table-cell>
          <table:table-cell table:formula="of:=COS(-3*[.B220])-[.C220]^(1/3)" office:value-type="float" office:value="2.63879926373964" calcext:value-type="float">
            <text:p>2.63879926373964</text:p>
          </table:table-cell>
        </table:table-row>
        <table:table-row table:style-name="ro1">
          <table:table-cell office:value-type="float" office:value="6.84375" calcext:value-type="float">
            <text:p>6.84375</text:p>
          </table:table-cell>
          <table:table-cell table:formula="of:=5*SIN([.A221])" office:value-type="float" office:value="2.65832276040958" calcext:value-type="float">
            <text:p>2.65832276040958</text:p>
          </table:table-cell>
          <table:table-cell table:formula="of:=[.A221]-20" office:value-type="float" office:value="-13.15625" calcext:value-type="float">
            <text:p>-13.15625</text:p>
          </table:table-cell>
          <table:table-cell table:formula="of:=COS(5*[.B221])+[.C221]^(1/3)" office:value-type="float" office:value="-1.61237947365312" calcext:value-type="float">
            <text:p>-1.61237947365312</text:p>
          </table:table-cell>
          <table:table-cell table:formula="of:=COS(-3*[.B221])-[.C221]^(1/3)" office:value-type="float" office:value="2.24002590633579" calcext:value-type="float">
            <text:p>2.24002590633579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table:formula="of:=5*SIN([.A222])" office:value-type="float" office:value="2.7893400404547" calcext:value-type="float">
            <text:p>2.7893400404547</text:p>
          </table:table-cell>
          <table:table-cell table:formula="of:=[.A222]-20" office:value-type="float" office:value="-13.125" calcext:value-type="float">
            <text:p>-13.125</text:p>
          </table:table-cell>
          <table:table-cell table:formula="of:=COS(5*[.B222])+[.C222]^(1/3)" office:value-type="float" office:value="-2.169529776212" calcext:value-type="float">
            <text:p>-2.169529776212</text:p>
          </table:table-cell>
          <table:table-cell table:formula="of:=COS(-3*[.B222])-[.C222]^(1/3)" office:value-type="float" office:value="1.86714916609625" calcext:value-type="float">
            <text:p>1.86714916609625</text:p>
          </table:table-cell>
        </table:table-row>
        <table:table-row table:style-name="ro1">
          <table:table-cell office:value-type="float" office:value="6.90625" calcext:value-type="float">
            <text:p>6.90625</text:p>
          </table:table-cell>
          <table:table-cell table:formula="of:=5*SIN([.A223])" office:value-type="float" office:value="2.91763357728618" calcext:value-type="float">
            <text:p>2.91763357728618</text:p>
          </table:table-cell>
          <table:table-cell table:formula="of:=[.A223]-20" office:value-type="float" office:value="-13.09375" calcext:value-type="float">
            <text:p>-13.09375</text:p>
          </table:table-cell>
          <table:table-cell table:formula="of:=COS(5*[.B223])+[.C223]^(1/3)" office:value-type="float" office:value="-2.79284001595047" calcext:value-type="float">
            <text:p>-2.79284001595047</text:p>
          </table:table-cell>
          <table:table-cell table:formula="of:=COS(-3*[.B223])-[.C223]^(1/3)" office:value-type="float" office:value="1.57431884898107" calcext:value-type="float">
            <text:p>1.57431884898107</text:p>
          </table:table-cell>
        </table:table-row>
        <table:table-row table:style-name="ro1">
          <table:table-cell office:value-type="float" office:value="6.9375" calcext:value-type="float">
            <text:p>6.9375</text:p>
          </table:table-cell>
          <table:table-cell table:formula="of:=5*SIN([.A224])" office:value-type="float" office:value="3.04307809444249" calcext:value-type="float">
            <text:p>3.04307809444249</text:p>
          </table:table-cell>
          <table:table-cell table:formula="of:=[.A224]-20" office:value-type="float" office:value="-13.0625" calcext:value-type="float">
            <text:p>-13.0625</text:p>
          </table:table-cell>
          <table:table-cell table:formula="of:=COS(5*[.B224])+[.C224]^(1/3)" office:value-type="float" office:value="-3.23621594510245" calcext:value-type="float">
            <text:p>-3.23621594510245</text:p>
          </table:table-cell>
          <table:table-cell table:formula="of:=COS(-3*[.B224])-[.C224]^(1/3)" office:value-type="float" office:value="1.39845289741414" calcext:value-type="float">
            <text:p>1.39845289741414</text:p>
          </table:table-cell>
        </table:table-row>
        <table:table-row table:style-name="ro1">
          <table:table-cell office:value-type="float" office:value="6.96875" calcext:value-type="float">
            <text:p>6.96875</text:p>
          </table:table-cell>
          <table:table-cell table:formula="of:=5*SIN([.A225])" office:value-type="float" office:value="3.16555109748143" calcext:value-type="float">
            <text:p>3.16555109748143</text:p>
          </table:table-cell>
          <table:table-cell table:formula="of:=[.A225]-20" office:value-type="float" office:value="-13.03125" calcext:value-type="float">
            <text:p>-13.03125</text:p>
          </table:table-cell>
          <table:table-cell table:formula="of:=COS(5*[.B225])+[.C225]^(1/3)" office:value-type="float" office:value="-3.34605075062402" calcext:value-type="float">
            <text:p>-3.34605075062402</text:p>
          </table:table-cell>
          <table:table-cell table:formula="of:=COS(-3*[.B225])-[.C225]^(1/3)" office:value-type="float" office:value="1.35579918216859" calcext:value-type="float">
            <text:p>1.355799182168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5*SIN([.A226])" office:value-type="float" office:value="3.28493299359395" calcext:value-type="float">
            <text:p>3.28493299359395</text:p>
          </table:table-cell>
          <table:table-cell table:formula="of:=[.A226]-20" office:value-type="float" office:value="-13" calcext:value-type="float">
            <text:p>-13</text:p>
          </table:table-cell>
          <table:table-cell table:formula="of:=COS(5*[.B226])+[.C226]^(1/3)" office:value-type="float" office:value="-3.10531117200635" calcext:value-type="float">
            <text:p>-3.10531117200635</text:p>
          </table:table-cell>
          <table:table-cell table:formula="of:=COS(-3*[.B226])-[.C226]^(1/3)" office:value-type="float" office:value="1.44237770087614" calcext:value-type="float">
            <text:p>1.44237770087614</text:p>
          </table:table-cell>
        </table:table-row>
        <table:table-row table:style-name="ro1">
          <table:table-cell office:value-type="float" office:value="7.03125" calcext:value-type="float">
            <text:p>7.03125</text:p>
          </table:table-cell>
          <table:table-cell table:formula="of:=5*SIN([.A227])" office:value-type="float" office:value="3.40110720838443" calcext:value-type="float">
            <text:p>3.40110720838443</text:p>
          </table:table-cell>
          <table:table-cell table:formula="of:=[.A227]-20" office:value-type="float" office:value="-12.96875" calcext:value-type="float">
            <text:p>-12.96875</text:p>
          </table:table-cell>
          <table:table-cell table:formula="of:=COS(5*[.B227])+[.C227]^(1/3)" office:value-type="float" office:value="-2.61928590559797" calcext:value-type="float">
            <text:p>-2.61928590559797</text:p>
          </table:table-cell>
          <table:table-cell table:formula="of:=COS(-3*[.B227])-[.C227]^(1/3)" office:value-type="float" office:value="1.63751209911466" calcext:value-type="float">
            <text:p>1.63751209911466</text:p>
          </table:table-cell>
        </table:table-row>
        <table:table-row table:style-name="ro1">
          <table:table-cell office:value-type="float" office:value="7.0625" calcext:value-type="float">
            <text:p>7.0625</text:p>
          </table:table-cell>
          <table:table-cell table:formula="of:=5*SIN([.A228])" office:value-type="float" office:value="3.51396029970364" calcext:value-type="float">
            <text:p>3.51396029970364</text:p>
          </table:table-cell>
          <table:table-cell table:formula="of:=[.A228]-20" office:value-type="float" office:value="-12.9375" calcext:value-type="float">
            <text:p>-12.9375</text:p>
          </table:table-cell>
          <table:table-cell table:formula="of:=COS(5*[.B228])+[.C228]^(1/3)" office:value-type="float" office:value="-2.06061000062569" calcext:value-type="float">
            <text:p>-2.06061000062569</text:p>
          </table:table-cell>
          <table:table-cell table:formula="of:=COS(-3*[.B228])-[.C228]^(1/3)" office:value-type="float" office:value="1.90927220747478" calcext:value-type="float">
            <text:p>1.90927220747478</text:p>
          </table:table-cell>
        </table:table-row>
        <table:table-row table:style-name="ro1">
          <table:table-cell office:value-type="float" office:value="7.09375" calcext:value-type="float">
            <text:p>7.09375</text:p>
          </table:table-cell>
          <table:table-cell table:formula="of:=5*SIN([.A229])" office:value-type="float" office:value="3.62338206842306" calcext:value-type="float">
            <text:p>3.62338206842306</text:p>
          </table:table-cell>
          <table:table-cell table:formula="of:=[.A229]-20" office:value-type="float" office:value="-12.90625" calcext:value-type="float">
            <text:p>-12.90625</text:p>
          </table:table-cell>
          <table:table-cell table:formula="of:=COS(5*[.B229])+[.C229]^(1/3)" office:value-type="float" office:value="-1.60226125899633" calcext:value-type="float">
            <text:p>-1.60226125899633</text:p>
          </table:table-cell>
          <table:table-cell table:formula="of:=COS(-3*[.B229])-[.C229]^(1/3)" office:value-type="float" office:value="2.22056933484146" calcext:value-type="float">
            <text:p>2.22056933484146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table:formula="of:=5*SIN([.A230])" office:value-type="float" office:value="3.72926566604244" calcext:value-type="float">
            <text:p>3.72926566604244</text:p>
          </table:table-cell>
          <table:table-cell table:formula="of:=[.A230]-20" office:value-type="float" office:value="-12.875" calcext:value-type="float">
            <text:p>-12.875</text:p>
          </table:table-cell>
          <table:table-cell table:formula="of:=COS(5*[.B230])+[.C230]^(1/3)" office:value-type="float" office:value="-1.36435382312296" calcext:value-type="float">
            <text:p>-1.36435382312296</text:p>
          </table:table-cell>
          <table:table-cell table:formula="of:=COS(-3*[.B230])-[.C230]^(1/3)" office:value-type="float" office:value="2.53481521166934" calcext:value-type="float">
            <text:p>2.53481521166934</text:p>
          </table:table-cell>
        </table:table-row>
        <table:table-row table:style-name="ro1">
          <table:table-cell office:value-type="float" office:value="7.15625" calcext:value-type="float">
            <text:p>7.15625</text:p>
          </table:table-cell>
          <table:table-cell table:formula="of:=5*SIN([.A231])" office:value-type="float" office:value="3.83150769902558" calcext:value-type="float">
            <text:p>3.83150769902558</text:p>
          </table:table-cell>
          <table:table-cell table:formula="of:=[.A231]-20" office:value-type="float" office:value="-12.84375" calcext:value-type="float">
            <text:p>-12.84375</text:p>
          </table:table-cell>
          <table:table-cell table:formula="of:=COS(5*[.B231])+[.C231]^(1/3)" office:value-type="float" office:value="-1.38892921540896" calcext:value-type="float">
            <text:p>-1.38892921540896</text:p>
          </table:table-cell>
          <table:table-cell table:formula="of:=COS(-3*[.B231])-[.C231]^(1/3)" office:value-type="float" office:value="2.82037904767471" calcext:value-type="float">
            <text:p>2.82037904767471</text:p>
          </table:table-cell>
        </table:table-row>
        <table:table-row table:style-name="ro1">
          <table:table-cell office:value-type="float" office:value="7.1875" calcext:value-type="float">
            <text:p>7.1875</text:p>
          </table:table-cell>
          <table:table-cell table:formula="of:=5*SIN([.A232])" office:value-type="float" office:value="3.93000832976236" calcext:value-type="float">
            <text:p>3.93000832976236</text:p>
          </table:table-cell>
          <table:table-cell table:formula="of:=[.A232]-20" office:value-type="float" office:value="-12.8125" calcext:value-type="float">
            <text:p>-12.8125</text:p>
          </table:table-cell>
          <table:table-cell table:formula="of:=COS(5*[.B232])+[.C232]^(1/3)" office:value-type="float" office:value="-1.64361721802962" calcext:value-type="float">
            <text:p>-1.64361721802962</text:p>
          </table:table-cell>
          <table:table-cell table:formula="of:=COS(-3*[.B232])-[.C232]^(1/3)" office:value-type="float" office:value="3.05345423782762" calcext:value-type="float">
            <text:p>3.05345423782762</text:p>
          </table:table-cell>
        </table:table-row>
        <table:table-row table:style-name="ro1">
          <table:table-cell office:value-type="float" office:value="7.21875" calcext:value-type="float">
            <text:p>7.21875</text:p>
          </table:table-cell>
          <table:table-cell table:formula="of:=5*SIN([.A233])" office:value-type="float" office:value="4.02467137405844" calcext:value-type="float">
            <text:p>4.02467137405844</text:p>
          </table:table-cell>
          <table:table-cell table:formula="of:=[.A233]-20" office:value-type="float" office:value="-12.78125" calcext:value-type="float">
            <text:p>-12.78125</text:p>
          </table:table-cell>
          <table:table-cell table:formula="of:=COS(5*[.B233])+[.C233]^(1/3)" office:value-type="float" office:value="-2.04542298592839" calcext:value-type="float">
            <text:p>-2.04542298592839</text:p>
          </table:table-cell>
          <table:table-cell table:formula="of:=COS(-3*[.B233])-[.C233]^(1/3)" office:value-type="float" office:value="3.21929282156392" calcext:value-type="float">
            <text:p>3.21929282156392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table:formula="of:=5*SIN([.A234])" office:value-type="float" office:value="4.11540439505753" calcext:value-type="float">
            <text:p>4.11540439505753</text:p>
          </table:table-cell>
          <table:table-cell table:formula="of:=[.A234]-20" office:value-type="float" office:value="-12.75" calcext:value-type="float">
            <text:p>-12.75</text:p>
          </table:table-cell>
          <table:table-cell table:formula="of:=COS(5*[.B234])+[.C234]^(1/3)" office:value-type="float" office:value="-2.4921939569811" calcext:value-type="float">
            <text:p>-2.4921939569811</text:p>
          </table:table-cell>
          <table:table-cell table:formula="of:=COS(-3*[.B234])-[.C234]^(1/3)" office:value-type="float" office:value="3.31202744570303" calcext:value-type="float">
            <text:p>3.31202744570303</text:p>
          </table:table-cell>
        </table:table-row>
        <table:table-row table:style-name="ro1">
          <table:table-cell office:value-type="float" office:value="7.28125" calcext:value-type="float">
            <text:p>7.28125</text:p>
          </table:table-cell>
          <table:table-cell table:formula="of:=5*SIN([.A235])" office:value-type="float" office:value="4.20211879350437" calcext:value-type="float">
            <text:p>4.20211879350437</text:p>
          </table:table-cell>
          <table:table-cell table:formula="of:=[.A235]-20" office:value-type="float" office:value="-12.71875" calcext:value-type="float">
            <text:p>-12.71875</text:p>
          </table:table-cell>
          <table:table-cell table:formula="of:=COS(5*[.B235])+[.C235]^(1/3)" office:value-type="float" office:value="-2.89081603265897" calcext:value-type="float">
            <text:p>-2.89081603265897</text:p>
          </table:table-cell>
          <table:table-cell table:formula="of:=COS(-3*[.B235])-[.C235]^(1/3)" office:value-type="float" office:value="3.33345484745711" calcext:value-type="float">
            <text:p>3.33345484745711</text:p>
          </table:table-cell>
        </table:table-row>
        <table:table-row table:style-name="ro1">
          <table:table-cell office:value-type="float" office:value="7.3125" calcext:value-type="float">
            <text:p>7.3125</text:p>
          </table:table-cell>
          <table:table-cell table:formula="of:=5*SIN([.A236])" office:value-type="float" office:value="4.28472989426046" calcext:value-type="float">
            <text:p>4.28472989426046</text:p>
          </table:table-cell>
          <table:table-cell table:formula="of:=[.A236]-20" office:value-type="float" office:value="-12.6875" calcext:value-type="float">
            <text:p>-12.6875</text:p>
          </table:table-cell>
          <table:table-cell table:formula="of:=COS(5*[.B236])+[.C236]^(1/3)" office:value-type="float" office:value="-3.17558875240206" calcext:value-type="float">
            <text:p>-3.17558875240206</text:p>
          </table:table-cell>
          <table:table-cell table:formula="of:=COS(-3*[.B236])-[.C236]^(1/3)" office:value-type="float" office:value="3.29120608607755" calcext:value-type="float">
            <text:p>3.29120608607755</text:p>
          </table:table-cell>
        </table:table-row>
        <table:table-row table:style-name="ro1">
          <table:table-cell office:value-type="float" office:value="7.34375" calcext:value-type="float">
            <text:p>7.34375</text:p>
          </table:table-cell>
          <table:table-cell table:formula="of:=5*SIN([.A237])" office:value-type="float" office:value="4.36315702898784" calcext:value-type="float">
            <text:p>4.36315702898784</text:p>
          </table:table-cell>
          <table:table-cell table:formula="of:=[.A237]-20" office:value-type="float" office:value="-12.65625" calcext:value-type="float">
            <text:p>-12.65625</text:p>
          </table:table-cell>
          <table:table-cell table:formula="of:=COS(5*[.B237])+[.C237]^(1/3)" office:value-type="float" office:value="-3.31508757718623" calcext:value-type="float">
            <text:p>-3.31508757718623</text:p>
          </table:table-cell>
          <table:table-cell table:formula="of:=COS(-3*[.B237])-[.C237]^(1/3)" office:value-type="float" office:value="3.1966988272169" calcext:value-type="float">
            <text:p>3.1966988272169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table:formula="of:=5*SIN([.A238])" office:value-type="float" office:value="4.43732361492038" calcext:value-type="float">
            <text:p>4.43732361492038</text:p>
          </table:table-cell>
          <table:table-cell table:formula="of:=[.A238]-20" office:value-type="float" office:value="-12.625" calcext:value-type="float">
            <text:p>-12.625</text:p>
          </table:table-cell>
          <table:table-cell table:formula="of:=COS(5*[.B238])+[.C238]^(1/3)" office:value-type="float" office:value="-3.30946134204268" calcext:value-type="float">
            <text:p>-3.30946134204268</text:p>
          </table:table-cell>
          <table:table-cell table:formula="of:=COS(-3*[.B238])-[.C238]^(1/3)" office:value-type="float" office:value="3.06318558459793" calcext:value-type="float">
            <text:p>3.06318558459793</text:p>
          </table:table-cell>
        </table:table-row>
        <table:table-row table:style-name="ro1">
          <table:table-cell office:value-type="float" office:value="7.40625" calcext:value-type="float">
            <text:p>7.40625</text:p>
          </table:table-cell>
          <table:table-cell table:formula="of:=5*SIN([.A239])" office:value-type="float" office:value="4.50715722964554" calcext:value-type="float">
            <text:p>4.50715722964554</text:p>
          </table:table-cell>
          <table:table-cell table:formula="of:=[.A239]-20" office:value-type="float" office:value="-12.59375" calcext:value-type="float">
            <text:p>-12.59375</text:p>
          </table:table-cell>
          <table:table-cell table:formula="of:=COS(5*[.B239])+[.C239]^(1/3)" office:value-type="float" office:value="-3.18189708129656" calcext:value-type="float">
            <text:p>-3.18189708129656</text:p>
          </table:table-cell>
          <table:table-cell table:formula="of:=COS(-3*[.B239])-[.C239]^(1/3)" office:value-type="float" office:value="2.90410820436605" calcext:value-type="float">
            <text:p>2.90410820436605</text:p>
          </table:table-cell>
        </table:table-row>
        <table:table-row table:style-name="ro1">
          <table:table-cell office:value-type="float" office:value="7.4375" calcext:value-type="float">
            <text:p>7.4375</text:p>
          </table:table-cell>
          <table:table-cell table:formula="of:=5*SIN([.A240])" office:value-type="float" office:value="4.57258968182363" calcext:value-type="float">
            <text:p>4.57258968182363</text:p>
          </table:table-cell>
          <table:table-cell table:formula="of:=[.A240]-20" office:value-type="float" office:value="-12.5625" calcext:value-type="float">
            <text:p>-12.5625</text:p>
          </table:table-cell>
          <table:table-cell table:formula="of:=COS(5*[.B240])+[.C240]^(1/3)" office:value-type="float" office:value="-2.96810581705437" calcext:value-type="float">
            <text:p>-2.96810581705437</text:p>
          </table:table-cell>
          <table:table-cell table:formula="of:=COS(-3*[.B240])-[.C240]^(1/3)" office:value-type="float" office:value="2.73186658308536" calcext:value-type="float">
            <text:p>2.73186658308536</text:p>
          </table:table-cell>
        </table:table-row>
        <table:table-row table:style-name="ro1">
          <table:table-cell office:value-type="float" office:value="7.46875" calcext:value-type="float">
            <text:p>7.46875</text:p>
          </table:table-cell>
          <table:table-cell table:formula="of:=5*SIN([.A241])" office:value-type="float" office:value="4.63355707777552" calcext:value-type="float">
            <text:p>4.63355707777552</text:p>
          </table:table-cell>
          <table:table-cell table:formula="of:=[.A241]-20" office:value-type="float" office:value="-12.53125" calcext:value-type="float">
            <text:p>-12.53125</text:p>
          </table:table-cell>
          <table:table-cell table:formula="of:=COS(5*[.B241])+[.C241]^(1/3)" office:value-type="float" office:value="-2.70675908913636" calcext:value-type="float">
            <text:p>-2.70675908913636</text:p>
          </table:table-cell>
          <table:table-cell table:formula="of:=COS(-3*[.B241])-[.C241]^(1/3)" office:value-type="float" office:value="2.55702412455703" calcext:value-type="float">
            <text:p>2.5570241245570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5*SIN([.A242])" office:value-type="float" office:value="4.68999988387369" calcext:value-type="float">
            <text:p>4.68999988387369</text:p>
          </table:table-cell>
          <table:table-cell table:formula="of:=[.A242]-20" office:value-type="float" office:value="-12.5" calcext:value-type="float">
            <text:p>-12.5</text:p>
          </table:table-cell>
          <table:table-cell table:formula="of:=COS(5*[.B242])+[.C242]^(1/3)" office:value-type="float" office:value="-2.43250623292271" calcext:value-type="float">
            <text:p>-2.43250623292271</text:p>
          </table:table-cell>
          <table:table-cell table:formula="of:=COS(-3*[.B242])-[.C242]^(1/3)" office:value-type="float" office:value="2.38791121414403" calcext:value-type="float">
            <text:p>2.38791121414403</text:p>
          </table:table-cell>
        </table:table-row>
        <table:table-row table:style-name="ro1">
          <table:table-cell office:value-type="float" office:value="7.53125" calcext:value-type="float">
            <text:p>7.53125</text:p>
          </table:table-cell>
          <table:table-cell table:formula="of:=5*SIN([.A243])" office:value-type="float" office:value="4.74186298467584" calcext:value-type="float">
            <text:p>4.74186298467584</text:p>
          </table:table-cell>
          <table:table-cell table:formula="of:=[.A243]-20" office:value-type="float" office:value="-12.46875" calcext:value-type="float">
            <text:p>-12.46875</text:p>
          </table:table-cell>
          <table:table-cell table:formula="of:=COS(5*[.B243])+[.C243]^(1/3)" office:value-type="float" office:value="-2.17202163561844" calcext:value-type="float">
            <text:p>-2.17202163561844</text:p>
          </table:table-cell>
          <table:table-cell table:formula="of:=COS(-3*[.B243])-[.C243]^(1/3)" office:value-type="float" office:value="2.23055197019593" calcext:value-type="float">
            <text:p>2.23055197019593</text:p>
          </table:table-cell>
        </table:table-row>
        <table:table-row table:style-name="ro1">
          <table:table-cell office:value-type="float" office:value="7.5625" calcext:value-type="float">
            <text:p>7.5625</text:p>
          </table:table-cell>
          <table:table-cell table:formula="of:=5*SIN([.A244])" office:value-type="float" office:value="4.78909573674416" calcext:value-type="float">
            <text:p>4.78909573674416</text:p>
          </table:table-cell>
          <table:table-cell table:formula="of:=[.A244]-20" office:value-type="float" office:value="-12.4375" calcext:value-type="float">
            <text:p>-12.4375</text:p>
          </table:table-cell>
          <table:table-cell table:formula="of:=COS(5*[.B244])+[.C244]^(1/3)" office:value-type="float" office:value="-1.94272011667873" calcext:value-type="float">
            <text:p>-1.94272011667873</text:p>
          </table:table-cell>
          <table:table-cell table:formula="of:=COS(-3*[.B244])-[.C244]^(1/3)" office:value-type="float" office:value="2.08882533764718" calcext:value-type="float">
            <text:p>2.08882533764718</text:p>
          </table:table-cell>
        </table:table-row>
        <table:table-row table:style-name="ro1">
          <table:table-cell office:value-type="float" office:value="7.59375" calcext:value-type="float">
            <text:p>7.59375</text:p>
          </table:table-cell>
          <table:table-cell table:formula="of:=5*SIN([.A245])" office:value-type="float" office:value="4.8316520180978" calcext:value-type="float">
            <text:p>4.8316520180978</text:p>
          </table:table-cell>
          <table:table-cell table:formula="of:=[.A245]-20" office:value-type="float" office:value="-12.40625" calcext:value-type="float">
            <text:p>-12.40625</text:p>
          </table:table-cell>
          <table:table-cell table:formula="of:=COS(5*[.B245])+[.C245]^(1/3)" office:value-type="float" office:value="-1.75338042419884" calcext:value-type="float">
            <text:p>-1.75338042419884</text:p>
          </table:table-cell>
          <table:table-cell table:formula="of:=COS(-3*[.B245])-[.C245]^(1/3)" office:value-type="float" office:value="1.9647736530492" calcext:value-type="float">
            <text:p>1.9647736530492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table:formula="of:=5*SIN([.A246])" office:value-type="float" office:value="4.86949027325023" calcext:value-type="float">
            <text:p>4.86949027325023</text:p>
          </table:table-cell>
          <table:table-cell table:formula="of:=[.A246]-20" office:value-type="float" office:value="-12.375" calcext:value-type="float">
            <text:p>-12.375</text:p>
          </table:table-cell>
          <table:table-cell table:formula="of:=COS(5*[.B246])+[.C246]^(1/3)" office:value-type="float" office:value="-1.60584914722964" calcext:value-type="float">
            <text:p>-1.60584914722964</text:p>
          </table:table-cell>
          <table:table-cell table:formula="of:=COS(-3*[.B246])-[.C246]^(1/3)" office:value-type="float" office:value="1.85898410770909" calcext:value-type="float">
            <text:p>1.85898410770909</text:p>
          </table:table-cell>
        </table:table-row>
        <table:table-row table:style-name="ro1">
          <table:table-cell office:value-type="float" office:value="7.65625" calcext:value-type="float">
            <text:p>7.65625</text:p>
          </table:table-cell>
          <table:table-cell table:formula="of:=5*SIN([.A247])" office:value-type="float" office:value="4.90257355378741" calcext:value-type="float">
            <text:p>4.90257355378741</text:p>
          </table:table-cell>
          <table:table-cell table:formula="of:=[.A247]-20" office:value-type="float" office:value="-12.34375" calcext:value-type="float">
            <text:p>-12.34375</text:p>
          </table:table-cell>
          <table:table-cell table:formula="of:=COS(5*[.B247])+[.C247]^(1/3)" office:value-type="float" office:value="-1.49713189188159" calcext:value-type="float">
            <text:p>-1.49713189188159</text:p>
          </table:table-cell>
          <table:table-cell table:formula="of:=COS(-3*[.B247])-[.C247]^(1/3)" office:value-type="float" office:value="1.77098572277799" calcext:value-type="float">
            <text:p>1.77098572277799</text:p>
          </table:table-cell>
        </table:table-row>
        <table:table-row table:style-name="ro1">
          <table:table-cell office:value-type="float" office:value="7.6875" calcext:value-type="float">
            <text:p>7.6875</text:p>
          </table:table-cell>
          <table:table-cell table:formula="of:=5*SIN([.A248])" office:value-type="float" office:value="4.93086955444732" calcext:value-type="float">
            <text:p>4.93086955444732</text:p>
          </table:table-cell>
          <table:table-cell table:formula="of:=[.A248]-20" office:value-type="float" office:value="-12.3125" calcext:value-type="float">
            <text:p>-12.3125</text:p>
          </table:table-cell>
          <table:table-cell table:formula="of:=COS(5*[.B248])+[.C248]^(1/3)" office:value-type="float" office:value="-1.42139629033156" calcext:value-type="float">
            <text:p>-1.42139629033156</text:p>
          </table:table-cell>
          <table:table-cell table:formula="of:=COS(-3*[.B248])-[.C248]^(1/3)" office:value-type="float" office:value="1.69962244571949" calcext:value-type="float">
            <text:p>1.69962244571949</text:p>
          </table:table-cell>
        </table:table-row>
        <table:table-row table:style-name="ro1">
          <table:table-cell office:value-type="float" office:value="7.71875" calcext:value-type="float">
            <text:p>7.71875</text:p>
          </table:table-cell>
          <table:table-cell table:formula="of:=5*SIN([.A249])" office:value-type="float" office:value="4.95435064466552" calcext:value-type="float">
            <text:p>4.95435064466552</text:p>
          </table:table-cell>
          <table:table-cell table:formula="of:=[.A249]-20" office:value-type="float" office:value="-12.28125" calcext:value-type="float">
            <text:p>-12.28125</text:p>
          </table:table-cell>
          <table:table-cell table:formula="of:=COS(5*[.B249])+[.C249]^(1/3)" office:value-type="float" office:value="-1.37162838294306" calcext:value-type="float">
            <text:p>-1.37162838294306</text:p>
          </table:table-cell>
          <table:table-cell table:formula="of:=COS(-3*[.B249])-[.C249]^(1/3)" office:value-type="float" office:value="1.64337910152612" calcext:value-type="float">
            <text:p>1.64337910152612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table:formula="of:=5*SIN([.A250])" office:value-type="float" office:value="4.97299389555588" calcext:value-type="float">
            <text:p>4.97299389555588</text:p>
          </table:table-cell>
          <table:table-cell table:formula="of:=[.A250]-20" office:value-type="float" office:value="-12.25" calcext:value-type="float">
            <text:p>-12.25</text:p>
          </table:table-cell>
          <table:table-cell table:formula="of:=COS(5*[.B250])+[.C250]^(1/3)" office:value-type="float" office:value="-1.3408552986873" calcext:value-type="float">
            <text:p>-1.3408552986873</text:p>
          </table:table-cell>
          <table:table-cell table:formula="of:=COS(-3*[.B250])-[.C250]^(1/3)" office:value-type="float" office:value="1.60064975843848" calcext:value-type="float">
            <text:p>1.60064975843848</text:p>
          </table:table-cell>
        </table:table-row>
        <table:table-row table:style-name="ro1">
          <table:table-cell office:value-type="float" office:value="7.78125" calcext:value-type="float">
            <text:p>7.78125</text:p>
          </table:table-cell>
          <table:table-cell table:formula="of:=5*SIN([.A251])" office:value-type="float" office:value="4.9867811023003" calcext:value-type="float">
            <text:p>4.9867811023003</text:p>
          </table:table-cell>
          <table:table-cell table:formula="of:=[.A251]-20" office:value-type="float" office:value="-12.21875" calcext:value-type="float">
            <text:p>-12.21875</text:p>
          </table:table-cell>
          <table:table-cell table:formula="of:=COS(5*[.B251])+[.C251]^(1/3)" office:value-type="float" office:value="-1.32295903649396" calcext:value-type="float">
            <text:p>-1.32295903649396</text:p>
          </table:table-cell>
          <table:table-cell table:formula="of:=COS(-3*[.B251])-[.C251]^(1/3)" office:value-type="float" office:value="1.56994713551151" calcext:value-type="float">
            <text:p>1.56994713551151</text:p>
          </table:table-cell>
        </table:table-row>
        <table:table-row table:style-name="ro1">
          <table:table-cell office:value-type="float" office:value="7.8125" calcext:value-type="float">
            <text:p>7.8125</text:p>
          </table:table-cell>
          <table:table-cell table:formula="of:=5*SIN([.A252])" office:value-type="float" office:value="4.99569880192535" calcext:value-type="float">
            <text:p>4.99569880192535</text:p>
          </table:table-cell>
          <table:table-cell table:formula="of:=[.A252]-20" office:value-type="float" office:value="-12.1875" calcext:value-type="float">
            <text:p>-12.1875</text:p>
          </table:table-cell>
          <table:table-cell table:formula="of:=COS(5*[.B252])+[.C252]^(1/3)" office:value-type="float" office:value="-1.31316355541705" calcext:value-type="float">
            <text:p>-1.31316355541705</text:p>
          </table:table-cell>
          <table:table-cell table:formula="of:=COS(-3*[.B252])-[.C252]^(1/3)" office:value-type="float" office:value="1.55005716951822" calcext:value-type="float">
            <text:p>1.55005716951822</text:p>
          </table:table-cell>
        </table:table-row>
        <table:table-row table:style-name="ro1">
          <table:table-cell office:value-type="float" office:value="7.84375" calcext:value-type="float">
            <text:p>7.84375</text:p>
          </table:table-cell>
          <table:table-cell table:formula="of:=5*SIN([.A253])" office:value-type="float" office:value="4.9997382864487" calcext:value-type="float">
            <text:p>4.9997382864487</text:p>
          </table:table-cell>
          <table:table-cell table:formula="of:=[.A253]-20" office:value-type="float" office:value="-12.15625" calcext:value-type="float">
            <text:p>-12.15625</text:p>
          </table:table-cell>
          <table:table-cell table:formula="of:=COS(5*[.B253])+[.C253]^(1/3)" office:value-type="float" office:value="-1.30829364966612" calcext:value-type="float">
            <text:p>-1.30829364966612</text:p>
          </table:table-cell>
          <table:table-cell table:formula="of:=COS(-3*[.B253])-[.C253]^(1/3)" office:value-type="float" office:value="1.54014531036558" calcext:value-type="float">
            <text:p>1.54014531036558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table:formula="of:=5*SIN([.A254])" office:value-type="float" office:value="4.99889561138225" calcext:value-type="float">
            <text:p>4.99889561138225</text:p>
          </table:table-cell>
          <table:table-cell table:formula="of:=[.A254]-20" office:value-type="float" office:value="-12.125" calcext:value-type="float">
            <text:p>-12.125</text:p>
          </table:table-cell>
          <table:table-cell table:formula="of:=COS(5*[.B254])+[.C254]^(1/3)" office:value-type="float" office:value="-1.30689358112573" calcext:value-type="float">
            <text:p>-1.30689358112573</text:p>
          </table:table-cell>
          <table:table-cell table:formula="of:=COS(-3*[.B254])-[.C254]^(1/3)" office:value-type="float" office:value="1.53982121033891" calcext:value-type="float">
            <text:p>1.53982121033891</text:p>
          </table:table-cell>
        </table:table-row>
        <table:table-row table:style-name="ro1">
          <table:table-cell office:value-type="float" office:value="7.90625" calcext:value-type="float">
            <text:p>7.90625</text:p>
          </table:table-cell>
          <table:table-cell table:formula="of:=5*SIN([.A255])" office:value-type="float" office:value="4.9931715995839" calcext:value-type="float">
            <text:p>4.9931715995839</text:p>
          </table:table-cell>
          <table:table-cell table:formula="of:=[.A255]-20" office:value-type="float" office:value="-12.09375" calcext:value-type="float">
            <text:p>-12.09375</text:p>
          </table:table-cell>
          <table:table-cell table:formula="of:=COS(5*[.B255])+[.C255]^(1/3)" office:value-type="float" office:value="-1.30926779802553" calcext:value-type="float">
            <text:p>-1.30926779802553</text:p>
          </table:table-cell>
          <table:table-cell table:formula="of:=COS(-3*[.B255])-[.C255]^(1/3)" office:value-type="float" office:value="1.54916690551134" calcext:value-type="float">
            <text:p>1.54916690551134</text:p>
          </table:table-cell>
        </table:table-row>
        <table:table-row table:style-name="ro1">
          <table:table-cell office:value-type="float" office:value="7.9375" calcext:value-type="float">
            <text:p>7.9375</text:p>
          </table:table-cell>
          <table:table-cell table:formula="of:=5*SIN([.A256])" office:value-type="float" office:value="4.98257184045405" calcext:value-type="float">
            <text:p>4.98257184045405</text:p>
          </table:table-cell>
          <table:table-cell table:formula="of:=[.A256]-20" office:value-type="float" office:value="-12.0625" calcext:value-type="float">
            <text:p>-12.0625</text:p>
          </table:table-cell>
          <table:table-cell table:formula="of:=COS(5*[.B256])+[.C256]^(1/3)" office:value-type="float" office:value="-1.31747311884762" calcext:value-type="float">
            <text:p>-1.31747311884762</text:p>
          </table:table-cell>
          <table:table-cell table:formula="of:=COS(-3*[.B256])-[.C256]^(1/3)" office:value-type="float" office:value="1.56873099614936" calcext:value-type="float">
            <text:p>1.56873099614936</text:p>
          </table:table-cell>
        </table:table-row>
        <table:table-row table:style-name="ro1">
          <table:table-cell office:value-type="float" office:value="7.96875" calcext:value-type="float">
            <text:p>7.96875</text:p>
          </table:table-cell>
          <table:table-cell table:formula="of:=5*SIN([.A257])" office:value-type="float" office:value="4.9671066844776" calcext:value-type="float">
            <text:p>4.9671066844776</text:p>
          </table:table-cell>
          <table:table-cell table:formula="of:=[.A257]-20" office:value-type="float" office:value="-12.03125" calcext:value-type="float">
            <text:p>-12.03125</text:p>
          </table:table-cell>
          <table:table-cell table:formula="of:=COS(5*[.B257])+[.C257]^(1/3)" office:value-type="float" office:value="-1.33525619994309" calcext:value-type="float">
            <text:p>-1.33525619994309</text:p>
          </table:table-cell>
          <table:table-cell table:formula="of:=COS(-3*[.B257])-[.C257]^(1/3)" office:value-type="float" office:value="1.59948829315725" calcext:value-type="float">
            <text:p>1.599488293157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5*SIN([.A258])" office:value-type="float" office:value="4.94679123311691" calcext:value-type="float">
            <text:p>4.94679123311691</text:p>
          </table:table-cell>
          <table:table-cell table:formula="of:=[.A258]-20" office:value-type="float" office:value="-12" calcext:value-type="float">
            <text:p>-12</text:p>
          </table:table-cell>
          <table:table-cell table:formula="of:=COS(5*[.B258])+[.C258]^(1/3)" office:value-type="float" office:value="-1.36789505229563" calcext:value-type="float">
            <text:p>-1.36789505229563</text:p>
          </table:table-cell>
          <table:table-cell table:formula="of:=COS(-3*[.B258])-[.C258]^(1/3)" office:value-type="float" office:value="1.64276145045776" calcext:value-type="float">
            <text:p>1.64276145045776</text:p>
          </table:table-cell>
        </table:table-row>
        <table:table-row table:style-name="ro1">
          <table:table-cell office:value-type="float" office:value="8.03125" calcext:value-type="float">
            <text:p>8.03125</text:p>
          </table:table-cell>
          <table:table-cell table:formula="of:=5*SIN([.A259])" office:value-type="float" office:value="4.92164532406548" calcext:value-type="float">
            <text:p>4.92164532406548</text:p>
          </table:table-cell>
          <table:table-cell table:formula="of:=[.A259]-20" office:value-type="float" office:value="-11.96875" calcext:value-type="float">
            <text:p>-11.96875</text:p>
          </table:table-cell>
          <table:table-cell table:formula="of:=COS(5*[.B259])+[.C259]^(1/3)" office:value-type="float" office:value="-1.42187228209688" calcext:value-type="float">
            <text:p>-1.42187228209688</text:p>
          </table:table-cell>
          <table:table-cell table:formula="of:=COS(-3*[.B259])-[.C259]^(1/3)" office:value-type="float" office:value="1.70009879736171" calcext:value-type="float">
            <text:p>1.70009879736171</text:p>
          </table:table-cell>
        </table:table-row>
        <table:table-row table:style-name="ro1">
          <table:table-cell office:value-type="float" office:value="8.0625" calcext:value-type="float">
            <text:p>8.0625</text:p>
          </table:table-cell>
          <table:table-cell table:formula="of:=5*SIN([.A260])" office:value-type="float" office:value="4.89169351187676" calcext:value-type="float">
            <text:p>4.89169351187676</text:p>
          </table:table-cell>
          <table:table-cell table:formula="of:=[.A260]-20" office:value-type="float" office:value="-11.9375" calcext:value-type="float">
            <text:p>-11.9375</text:p>
          </table:table-cell>
          <table:table-cell table:formula="of:=COS(5*[.B260])+[.C260]^(1/3)" office:value-type="float" office:value="-1.50428623507144" calcext:value-type="float">
            <text:p>-1.50428623507144</text:p>
          </table:table-cell>
          <table:table-cell table:formula="of:=COS(-3*[.B260])-[.C260]^(1/3)" office:value-type="float" office:value="1.77310151653284" calcext:value-type="float">
            <text:p>1.77310151653284</text:p>
          </table:table-cell>
        </table:table-row>
        <table:table-row table:style-name="ro1">
          <table:table-cell office:value-type="float" office:value="8.09375" calcext:value-type="float">
            <text:p>8.09375</text:p>
          </table:table-cell>
          <table:table-cell table:formula="of:=5*SIN([.A261])" office:value-type="float" office:value="4.85696504398707" calcext:value-type="float">
            <text:p>4.85696504398707</text:p>
          </table:table-cell>
          <table:table-cell table:formula="of:=[.A261]-20" office:value-type="float" office:value="-11.90625" calcext:value-type="float">
            <text:p>-11.90625</text:p>
          </table:table-cell>
          <table:table-cell table:formula="of:=COS(5*[.B261])+[.C261]^(1/3)" office:value-type="float" office:value="-1.62190346448028" calcext:value-type="float">
            <text:p>-1.62190346448028</text:p>
          </table:table-cell>
          <table:table-cell table:formula="of:=COS(-3*[.B261])-[.C261]^(1/3)" office:value-type="float" office:value="1.86319414263279" calcext:value-type="float">
            <text:p>1.86319414263279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table:formula="of:=5*SIN([.A262])" office:value-type="float" office:value="4.81749383215594" calcext:value-type="float">
            <text:p>4.81749383215594</text:p>
          </table:table-cell>
          <table:table-cell table:formula="of:=[.A262]-20" office:value-type="float" office:value="-11.875" calcext:value-type="float">
            <text:p>-11.875</text:p>
          </table:table-cell>
          <table:table-cell table:formula="of:=COS(5*[.B262])+[.C262]^(1/3)" office:value-type="float" office:value="-1.77978472817907" calcext:value-type="float">
            <text:p>-1.77978472817907</text:p>
          </table:table-cell>
          <table:table-cell table:formula="of:=COS(-3*[.B262])-[.C262]^(1/3)" office:value-type="float" office:value="1.97133578374493" calcext:value-type="float">
            <text:p>1.97133578374493</text:p>
          </table:table-cell>
        </table:table-row>
        <table:table-row table:style-name="ro1">
          <table:table-cell office:value-type="float" office:value="8.15625" calcext:value-type="float">
            <text:p>8.15625</text:p>
          </table:table-cell>
          <table:table-cell table:formula="of:=5*SIN([.A263])" office:value-type="float" office:value="4.7733184193519" calcext:value-type="float">
            <text:p>4.7733184193519</text:p>
          </table:table-cell>
          <table:table-cell table:formula="of:=[.A263]-20" office:value-type="float" office:value="-11.84375" calcext:value-type="float">
            <text:p>-11.84375</text:p>
          </table:table-cell>
          <table:table-cell table:formula="of:=COS(5*[.B263])+[.C263]^(1/3)" office:value-type="float" office:value="-1.97949165213726" calcext:value-type="float">
            <text:p>-1.97949165213726</text:p>
          </table:table-cell>
          <table:table-cell table:formula="of:=COS(-3*[.B263])-[.C263]^(1/3)" office:value-type="float" office:value="2.0976761446169" calcext:value-type="float">
            <text:p>2.0976761446169</text:p>
          </table:table-cell>
        </table:table-row>
        <table:table-row table:style-name="ro1">
          <table:table-cell office:value-type="float" office:value="8.1875" calcext:value-type="float">
            <text:p>8.1875</text:p>
          </table:table-cell>
          <table:table-cell table:formula="of:=5*SIN([.A264])" office:value-type="float" office:value="4.72448194211588" calcext:value-type="float">
            <text:p>4.72448194211588</text:p>
          </table:table-cell>
          <table:table-cell table:formula="of:=[.A264]-20" office:value-type="float" office:value="-11.8125" calcext:value-type="float">
            <text:p>-11.8125</text:p>
          </table:table-cell>
          <table:table-cell table:formula="of:=COS(5*[.B264])+[.C264]^(1/3)" office:value-type="float" office:value="-2.21701375667021" calcext:value-type="float">
            <text:p>-2.21701375667021</text:p>
          </table:table-cell>
          <table:table-cell table:formula="of:=COS(-3*[.B264])-[.C264]^(1/3)" office:value-type="float" office:value="2.2411708013107" calcext:value-type="float">
            <text:p>2.2411708013107</text:p>
          </table:table-cell>
        </table:table-row>
        <table:table-row table:style-name="ro1">
          <table:table-cell office:value-type="float" office:value="8.21875" calcext:value-type="float">
            <text:p>8.21875</text:p>
          </table:table-cell>
          <table:table-cell table:formula="of:=5*SIN([.A265])" office:value-type="float" office:value="4.67103208843913" calcext:value-type="float">
            <text:p>4.67103208843913</text:p>
          </table:table-cell>
          <table:table-cell table:formula="of:=[.A265]-20" office:value-type="float" office:value="-11.78125" calcext:value-type="float">
            <text:p>-11.78125</text:p>
          </table:table-cell>
          <table:table-cell table:formula="of:=COS(5*[.B265])+[.C265]^(1/3)" office:value-type="float" office:value="-2.48074555901554" calcext:value-type="float">
            <text:p>-2.48074555901554</text:p>
          </table:table-cell>
          <table:table-cell table:formula="of:=COS(-3*[.B265])-[.C265]^(1/3)" office:value-type="float" office:value="2.3991842356628" calcext:value-type="float">
            <text:p>2.3991842356628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table:formula="of:=5*SIN([.A266])" office:value-type="float" office:value="4.6130210511967" calcext:value-type="float">
            <text:p>4.6130210511967</text:p>
          </table:table-cell>
          <table:table-cell table:formula="of:=[.A266]-20" office:value-type="float" office:value="-11.75" calcext:value-type="float">
            <text:p>-11.75</text:p>
          </table:table-cell>
          <table:table-cell table:formula="of:=COS(5*[.B266])+[.C266]^(1/3)" office:value-type="float" office:value="-2.75006764928644" calcext:value-type="float">
            <text:p>-2.75006764928644</text:p>
          </table:table-cell>
          <table:table-cell table:formula="of:=COS(-3*[.B266])-[.C266]^(1/3)" office:value-type="float" office:value="2.56712612741456" calcext:value-type="float">
            <text:p>2.56712612741456</text:p>
          </table:table-cell>
        </table:table-row>
        <table:table-row table:style-name="ro1">
          <table:table-cell office:value-type="float" office:value="8.28125" calcext:value-type="float">
            <text:p>8.28125</text:p>
          </table:table-cell>
          <table:table-cell table:formula="of:=5*SIN([.A267])" office:value-type="float" office:value="4.55050547718201" calcext:value-type="float">
            <text:p>4.55050547718201</text:p>
          </table:table-cell>
          <table:table-cell table:formula="of:=[.A267]-20" office:value-type="float" office:value="-11.71875" calcext:value-type="float">
            <text:p>-11.71875</text:p>
          </table:table-cell>
          <table:table-cell table:formula="of:=COS(5*[.B267])+[.C267]^(1/3)" office:value-type="float" office:value="-2.99528617076623" calcext:value-type="float">
            <text:p>-2.99528617076623</text:p>
          </table:table-cell>
          <table:table-cell table:formula="of:=COS(-3*[.B267])-[.C267]^(1/3)" office:value-type="float" office:value="2.73818449136165" calcext:value-type="float">
            <text:p>2.73818449136165</text:p>
          </table:table-cell>
        </table:table-row>
        <table:table-row table:style-name="ro1">
          <table:table-cell office:value-type="float" office:value="8.3125" calcext:value-type="float">
            <text:p>8.3125</text:p>
          </table:table-cell>
          <table:table-cell table:formula="of:=5*SIN([.A268])" office:value-type="float" office:value="4.48354641179217" calcext:value-type="float">
            <text:p>4.48354641179217</text:p>
          </table:table-cell>
          <table:table-cell table:formula="of:=[.A268]-20" office:value-type="float" office:value="-11.6875" calcext:value-type="float">
            <text:p>-11.6875</text:p>
          </table:table-cell>
          <table:table-cell table:formula="of:=COS(5*[.B268])+[.C268]^(1/3)" office:value-type="float" office:value="-3.17976460856538" calcext:value-type="float">
            <text:p>-3.17976460856538</text:p>
          </table:table-cell>
          <table:table-cell table:formula="of:=COS(-3*[.B268])-[.C268]^(1/3)" office:value-type="float" office:value="2.90323527802454" calcext:value-type="float">
            <text:p>2.90323527802454</text:p>
          </table:table-cell>
        </table:table-row>
        <table:table-row table:style-name="ro1">
          <table:table-cell office:value-type="float" office:value="8.34375" calcext:value-type="float">
            <text:p>8.34375</text:p>
          </table:table-cell>
          <table:table-cell table:formula="of:=5*SIN([.A269])" office:value-type="float" office:value="4.41220923941822" calcext:value-type="float">
            <text:p>4.41220923941822</text:p>
          </table:table-cell>
          <table:table-cell table:formula="of:=[.A269]-20" office:value-type="float" office:value="-11.65625" calcext:value-type="float">
            <text:p>-11.65625</text:p>
          </table:table-cell>
          <table:table-cell table:formula="of:=COS(5*[.B269])+[.C269]^(1/3)" office:value-type="float" office:value="-3.26491365082093" calcext:value-type="float">
            <text:p>-3.26491365082093</text:p>
          </table:table-cell>
          <table:table-cell table:formula="of:=COS(-3*[.B269])-[.C269]^(1/3)" office:value-type="float" office:value="3.05101747724407" calcext:value-type="float">
            <text:p>3.05101747724407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table:formula="of:=5*SIN([.A270])" office:value-type="float" office:value="4.33656361959837" calcext:value-type="float">
            <text:p>4.33656361959837</text:p>
          </table:table-cell>
          <table:table-cell table:formula="of:=[.A270]-20" office:value-type="float" office:value="-11.625" calcext:value-type="float">
            <text:p>-11.625</text:p>
          </table:table-cell>
          <table:table-cell table:formula="of:=COS(5*[.B270])+[.C270]^(1/3)" office:value-type="float" office:value="-3.21816899283654" calcext:value-type="float">
            <text:p>-3.21816899283654</text:p>
          </table:table-cell>
          <table:table-cell table:formula="of:=COS(-3*[.B270])-[.C270]^(1/3)" office:value-type="float" office:value="3.16865990372414" calcext:value-type="float">
            <text:p>3.16865990372414</text:p>
          </table:table-cell>
        </table:table-row>
        <table:table-row table:style-name="ro1">
          <table:table-cell office:value-type="float" office:value="8.40625" calcext:value-type="float">
            <text:p>8.40625</text:p>
          </table:table-cell>
          <table:table-cell table:formula="of:=5*SIN([.A271])" office:value-type="float" office:value="4.25668341899665" calcext:value-type="float">
            <text:p>4.25668341899665</text:p>
          </table:table-cell>
          <table:table-cell table:formula="of:=[.A271]-20" office:value-type="float" office:value="-11.59375" calcext:value-type="float">
            <text:p>-11.59375</text:p>
          </table:table-cell>
          <table:table-cell table:formula="of:=COS(5*[.B271])+[.C271]^(1/3)" office:value-type="float" office:value="-3.02313438438223" calcext:value-type="float">
            <text:p>-3.02313438438223</text:p>
          </table:table-cell>
          <table:table-cell table:formula="of:=COS(-3*[.B271])-[.C271]^(1/3)" office:value-type="float" office:value="3.24262467556329" calcext:value-type="float">
            <text:p>3.24262467556329</text:p>
          </table:table-cell>
        </table:table-row>
        <table:table-row table:style-name="ro1">
          <table:table-cell office:value-type="float" office:value="8.4375" calcext:value-type="float">
            <text:p>8.4375</text:p>
          </table:table-cell>
          <table:table-cell table:formula="of:=5*SIN([.A272])" office:value-type="float" office:value="4.17264663927336" calcext:value-type="float">
            <text:p>4.17264663927336</text:p>
          </table:table-cell>
          <table:table-cell table:formula="of:=[.A272]-20" office:value-type="float" office:value="-11.5625" calcext:value-type="float">
            <text:p>-11.5625</text:p>
          </table:table-cell>
          <table:table-cell table:formula="of:=COS(5*[.B272])+[.C272]^(1/3)" office:value-type="float" office:value="-2.68980466049447" calcext:value-type="float">
            <text:p>-2.68980466049447</text:p>
          </table:table-cell>
          <table:table-cell table:formula="of:=COS(-3*[.B272])-[.C272]^(1/3)" office:value-type="float" office:value="3.2600878871561" calcext:value-type="float">
            <text:p>3.2600878871561</text:p>
          </table:table-cell>
        </table:table-row>
        <table:table-row table:style-name="ro1">
          <table:table-cell office:value-type="float" office:value="8.46875" calcext:value-type="float">
            <text:p>8.46875</text:p>
          </table:table-cell>
          <table:table-cell table:formula="of:=5*SIN([.A273])" office:value-type="float" office:value="4.08453534091777" calcext:value-type="float">
            <text:p>4.08453534091777</text:p>
          </table:table-cell>
          <table:table-cell table:formula="of:=[.A273]-20" office:value-type="float" office:value="-11.53125" calcext:value-type="float">
            <text:p>-11.53125</text:p>
          </table:table-cell>
          <table:table-cell table:formula="of:=COS(5*[.B273])+[.C273]^(1/3)" office:value-type="float" office:value="-2.26154586868592" calcext:value-type="float">
            <text:p>-2.26154586868592</text:p>
          </table:table-cell>
          <table:table-cell table:formula="of:=COS(-3*[.B273])-[.C273]^(1/3)" office:value-type="float" office:value="3.21070798361377" calcext:value-type="float">
            <text:p>3.2107079836137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5*SIN([.A274])" office:value-type="float" office:value="3.99243556311745" calcext:value-type="float">
            <text:p>3.99243556311745</text:p>
          </table:table-cell>
          <table:table-cell table:formula="of:=[.A274]-20" office:value-type="float" office:value="-11.5" calcext:value-type="float">
            <text:p>-11.5</text:p>
          </table:table-cell>
          <table:table-cell table:formula="of:=COS(5*[.B274])+[.C274]^(1/3)" office:value-type="float" office:value="-1.81486715373165" calcext:value-type="float">
            <text:p>-1.81486715373165</text:p>
          </table:table-cell>
          <table:table-cell table:formula="of:=COS(-3*[.B274])-[.C274]^(1/3)" office:value-type="float" office:value="3.08863982835163" calcext:value-type="float">
            <text:p>3.08863982835163</text:p>
          </table:table-cell>
        </table:table-row>
        <table:table-row table:style-name="ro1">
          <table:table-cell office:value-type="float" office:value="8.53125" calcext:value-type="float">
            <text:p>8.53125</text:p>
          </table:table-cell>
          <table:table-cell table:formula="of:=5*SIN([.A275])" office:value-type="float" office:value="3.89643723974247" calcext:value-type="float">
            <text:p>3.89643723974247</text:p>
          </table:table-cell>
          <table:table-cell table:formula="of:=[.A275]-20" office:value-type="float" office:value="-11.46875" calcext:value-type="float">
            <text:p>-11.46875</text:p>
          </table:table-cell>
          <table:table-cell table:formula="of:=COS(5*[.B275])+[.C275]^(1/3)" office:value-type="float" office:value="-1.44865721607234" calcext:value-type="float">
            <text:p>-1.44865721607234</text:p>
          </table:table-cell>
          <table:table-cell table:formula="of:=COS(-3*[.B275])-[.C275]^(1/3)" office:value-type="float" office:value="2.89454752614388" calcext:value-type="float">
            <text:p>2.89454752614388</text:p>
          </table:table-cell>
        </table:table-row>
        <table:table-row table:style-name="ro1">
          <table:table-cell office:value-type="float" office:value="8.5625" calcext:value-type="float">
            <text:p>8.5625</text:p>
          </table:table-cell>
          <table:table-cell table:formula="of:=5*SIN([.A276])" office:value-type="float" office:value="3.79663411152648" calcext:value-type="float">
            <text:p>3.79663411152648</text:p>
          </table:table-cell>
          <table:table-cell table:formula="of:=[.A276]-20" office:value-type="float" office:value="-11.4375" calcext:value-type="float">
            <text:p>-11.4375</text:p>
          </table:table-cell>
          <table:table-cell table:formula="of:=COS(5*[.B276])+[.C276]^(1/3)" office:value-type="float" office:value="-1.26199535881534" calcext:value-type="float">
            <text:p>-1.26199535881534</text:p>
          </table:table-cell>
          <table:table-cell table:formula="of:=COS(-3*[.B276])-[.C276]^(1/3)" office:value-type="float" office:value="2.63727008731812" calcext:value-type="float">
            <text:p>2.63727008731812</text:p>
          </table:table-cell>
        </table:table-row>
        <table:table-row table:style-name="ro1">
          <table:table-cell office:value-type="float" office:value="8.59375" calcext:value-type="float">
            <text:p>8.59375</text:p>
          </table:table-cell>
          <table:table-cell table:formula="of:=5*SIN([.A277])" office:value-type="float" office:value="3.69312363453051" calcext:value-type="float">
            <text:p>3.69312363453051</text:p>
          </table:table-cell>
          <table:table-cell table:formula="of:=[.A277]-20" office:value-type="float" office:value="-11.40625" calcext:value-type="float">
            <text:p>-11.40625</text:p>
          </table:table-cell>
          <table:table-cell table:formula="of:=COS(5*[.B277])+[.C277]^(1/3)" office:value-type="float" office:value="-1.32383148870313" calcext:value-type="float">
            <text:p>-1.32383148870313</text:p>
          </table:table-cell>
          <table:table-cell table:formula="of:=COS(-3*[.B277])-[.C277]^(1/3)" office:value-type="float" office:value="2.33472691877876" calcext:value-type="float">
            <text:p>2.33472691877876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table:formula="of:=5*SIN([.A278])" office:value-type="float" office:value="3.58600688497873" calcext:value-type="float">
            <text:p>3.58600688497873</text:p>
          </table:table-cell>
          <table:table-cell table:formula="of:=[.A278]-20" office:value-type="float" office:value="-11.375" calcext:value-type="float">
            <text:p>-11.375</text:p>
          </table:table-cell>
          <table:table-cell table:formula="of:=COS(5*[.B278])+[.C278]^(1/3)" office:value-type="float" office:value="-1.64276993732038" calcext:value-type="float">
            <text:p>-1.64276993732038</text:p>
          </table:table-cell>
          <table:table-cell table:formula="of:=COS(-3*[.B278])-[.C278]^(1/3)" office:value-type="float" office:value="2.01364505465983" calcext:value-type="float">
            <text:p>2.01364505465983</text:p>
          </table:table-cell>
        </table:table-row>
        <table:table-row table:style-name="ro1">
          <table:table-cell office:value-type="float" office:value="8.65625" calcext:value-type="float">
            <text:p>8.65625</text:p>
          </table:table-cell>
          <table:table-cell table:formula="of:=5*SIN([.A279])" office:value-type="float" office:value="3.47538846055928" calcext:value-type="float">
            <text:p>3.47538846055928</text:p>
          </table:table-cell>
          <table:table-cell table:formula="of:=[.A279]-20" office:value-type="float" office:value="-11.34375" calcext:value-type="float">
            <text:p>-11.34375</text:p>
          </table:table-cell>
          <table:table-cell table:formula="of:=COS(5*[.B279])+[.C279]^(1/3)" office:value-type="float" office:value="-2.14888429703643" calcext:value-type="float">
            <text:p>-2.14888429703643</text:p>
          </table:table-cell>
          <table:table-cell table:formula="of:=COS(-3*[.B279])-[.C279]^(1/3)" office:value-type="float" office:value="1.70777502498822" calcext:value-type="float">
            <text:p>1.70777502498822</text:p>
          </table:table-cell>
        </table:table-row>
        <table:table-row table:style-name="ro1">
          <table:table-cell office:value-type="float" office:value="8.6875" calcext:value-type="float">
            <text:p>8.6875</text:p>
          </table:table-cell>
          <table:table-cell table:formula="of:=5*SIN([.A280])" office:value-type="float" office:value="3.36137637828639" calcext:value-type="float">
            <text:p>3.36137637828639</text:p>
          </table:table-cell>
          <table:table-cell table:formula="of:=[.A280]-20" office:value-type="float" office:value="-11.3125" calcext:value-type="float">
            <text:p>-11.3125</text:p>
          </table:table-cell>
          <table:table-cell table:formula="of:=COS(5*[.B280])+[.C280]^(1/3)" office:value-type="float" office:value="-2.69940374831927" calcext:value-type="float">
            <text:p>-2.69940374831927</text:p>
          </table:table-cell>
          <table:table-cell table:formula="of:=COS(-3*[.B280])-[.C280]^(1/3)" office:value-type="float" office:value="1.45445429029705" calcext:value-type="float">
            <text:p>1.45445429029705</text:p>
          </table:table-cell>
        </table:table-row>
        <table:table-row table:style-name="ro1">
          <table:table-cell office:value-type="float" office:value="8.71875" calcext:value-type="float">
            <text:p>8.71875</text:p>
          </table:table-cell>
          <table:table-cell table:formula="of:=5*SIN([.A281])" office:value-type="float" office:value="3.24408196902357" calcext:value-type="float">
            <text:p>3.24408196902357</text:p>
          </table:table-cell>
          <table:table-cell table:formula="of:=[.A281]-20" office:value-type="float" office:value="-11.28125" calcext:value-type="float">
            <text:p>-11.28125</text:p>
          </table:table-cell>
          <table:table-cell table:formula="of:=COS(5*[.B281])+[.C281]^(1/3)" office:value-type="float" office:value="-3.11432271313744" calcext:value-type="float">
            <text:p>-3.11432271313744</text:p>
          </table:table-cell>
          <table:table-cell table:formula="of:=COS(-3*[.B281])-[.C281]^(1/3)" office:value-type="float" office:value="1.28967223855173" calcext:value-type="float">
            <text:p>1.28967223855173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table:formula="of:=5*SIN([.A282])" office:value-type="float" office:value="3.12361976877096" calcext:value-type="float">
            <text:p>3.12361976877096</text:p>
          </table:table-cell>
          <table:table-cell table:formula="of:=[.A282]-20" office:value-type="float" office:value="-11.25" calcext:value-type="float">
            <text:p>-11.25</text:p>
          </table:table-cell>
          <table:table-cell table:formula="of:=COS(5*[.B282])+[.C282]^(1/3)" office:value-type="float" office:value="-3.23666728250305" calcext:value-type="float">
            <text:p>-3.23666728250305</text:p>
          </table:table-cell>
          <table:table-cell table:formula="of:=COS(-3*[.B282])-[.C282]^(1/3)" office:value-type="float" office:value="1.24215563179792" calcext:value-type="float">
            <text:p>1.24215563179792</text:p>
          </table:table-cell>
        </table:table-row>
        <table:table-row table:style-name="ro1">
          <table:table-cell office:value-type="float" office:value="8.78125" calcext:value-type="float">
            <text:p>8.78125</text:p>
          </table:table-cell>
          <table:table-cell table:formula="of:=5*SIN([.A283])" office:value-type="float" office:value="3.00010740682283" calcext:value-type="float">
            <text:p>3.00010740682283</text:p>
          </table:table-cell>
          <table:table-cell table:formula="of:=[.A283]-20" office:value-type="float" office:value="-11.21875" calcext:value-type="float">
            <text:p>-11.21875</text:p>
          </table:table-cell>
          <table:table-cell table:formula="of:=COS(5*[.B283])+[.C283]^(1/3)" office:value-type="float" office:value="-2.99866275489474" calcext:value-type="float">
            <text:p>-2.99866275489474</text:p>
          </table:table-cell>
          <table:table-cell table:formula="of:=COS(-3*[.B283])-[.C283]^(1/3)" office:value-type="float" office:value="1.32736271725344" calcext:value-type="float">
            <text:p>1.32736271725344</text:p>
          </table:table-cell>
        </table:table-row>
        <table:table-row table:style-name="ro1">
          <table:table-cell office:value-type="float" office:value="8.8125" calcext:value-type="float">
            <text:p>8.8125</text:p>
          </table:table-cell>
          <table:table-cell table:formula="of:=5*SIN([.A284])" office:value-type="float" office:value="2.87366549090457" calcext:value-type="float">
            <text:p>2.87366549090457</text:p>
          </table:table-cell>
          <table:table-cell table:formula="of:=[.A284]-20" office:value-type="float" office:value="-11.1875" calcext:value-type="float">
            <text:p>-11.1875</text:p>
          </table:table-cell>
          <table:table-cell table:formula="of:=COS(5*[.B284])+[.C284]^(1/3)" office:value-type="float" office:value="-2.46565253910053" calcext:value-type="float">
            <text:p>-2.46565253910053</text:p>
          </table:table-cell>
          <table:table-cell table:formula="of:=COS(-3*[.B284])-[.C284]^(1/3)" office:value-type="float" office:value="1.54255615547288" calcext:value-type="float">
            <text:p>1.54255615547288</text:p>
          </table:table-cell>
        </table:table-row>
        <table:table-row table:style-name="ro1">
          <table:table-cell office:value-type="float" office:value="8.84375" calcext:value-type="float">
            <text:p>8.84375</text:p>
          </table:table-cell>
          <table:table-cell table:formula="of:=5*SIN([.A285])" office:value-type="float" office:value="2.74441748940133" calcext:value-type="float">
            <text:p>2.74441748940133</text:p>
          </table:table-cell>
          <table:table-cell table:formula="of:=[.A285]-20" office:value-type="float" office:value="-11.15625" calcext:value-type="float">
            <text:p>-11.15625</text:p>
          </table:table-cell>
          <table:table-cell table:formula="of:=COS(5*[.B285])+[.C285]^(1/3)" office:value-type="float" office:value="-1.83119815465521" calcext:value-type="float">
            <text:p>-1.83119815465521</text:p>
          </table:table-cell>
          <table:table-cell table:formula="of:=COS(-3*[.B285])-[.C285]^(1/3)" office:value-type="float" office:value="1.86421760975606" calcext:value-type="float">
            <text:p>1.86421760975606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table:formula="of:=5*SIN([.A286])" office:value-type="float" office:value="2.6124896107932" calcext:value-type="float">
            <text:p>2.6124896107932</text:p>
          </table:table-cell>
          <table:table-cell table:formula="of:=[.A286]-20" office:value-type="float" office:value="-11.125" calcext:value-type="float">
            <text:p>-11.125</text:p>
          </table:table-cell>
          <table:table-cell table:formula="of:=COS(5*[.B286])+[.C286]^(1/3)" office:value-type="float" office:value="-1.35291616653989" calcext:value-type="float">
            <text:p>-1.35291616653989</text:p>
          </table:table-cell>
          <table:table-cell table:formula="of:=COS(-3*[.B286])-[.C286]^(1/3)" office:value-type="float" office:value="2.24888459896591" calcext:value-type="float">
            <text:p>2.24888459896591</text:p>
          </table:table-cell>
        </table:table-row>
        <table:table-row table:style-name="ro1">
          <table:table-cell office:value-type="float" office:value="8.90625" calcext:value-type="float">
            <text:p>8.90625</text:p>
          </table:table-cell>
          <table:table-cell table:formula="of:=5*SIN([.A287])" office:value-type="float" office:value="2.4780106804148" calcext:value-type="float">
            <text:p>2.4780106804148</text:p>
          </table:table-cell>
          <table:table-cell table:formula="of:=[.A287]-20" office:value-type="float" office:value="-11.09375" calcext:value-type="float">
            <text:p>-11.09375</text:p>
          </table:table-cell>
          <table:table-cell table:formula="of:=COS(5*[.B287])+[.C287]^(1/3)" office:value-type="float" office:value="-1.24578400379451" calcext:value-type="float">
            <text:p>-1.24578400379451</text:p>
          </table:table-cell>
          <table:table-cell table:formula="of:=COS(-3*[.B287])-[.C287]^(1/3)" office:value-type="float" office:value="2.63799477733498" calcext:value-type="float">
            <text:p>2.63799477733498</text:p>
          </table:table-cell>
        </table:table-row>
        <table:table-row table:style-name="ro1">
          <table:table-cell office:value-type="float" office:value="8.9375" calcext:value-type="float">
            <text:p>8.9375</text:p>
          </table:table-cell>
          <table:table-cell table:formula="of:=5*SIN([.A288])" office:value-type="float" office:value="2.34111201465948" calcext:value-type="float">
            <text:p>2.34111201465948</text:p>
          </table:table-cell>
          <table:table-cell table:formula="of:=[.A288]-20" office:value-type="float" office:value="-11.0625" calcext:value-type="float">
            <text:p>-11.0625</text:p>
          </table:table-cell>
          <table:table-cell table:formula="of:=COS(5*[.B288])+[.C288]^(1/3)" office:value-type="float" office:value="-1.57636123033199" calcext:value-type="float">
            <text:p>-1.57636123033199</text:p>
          </table:table-cell>
          <table:table-cell table:formula="of:=COS(-3*[.B288])-[.C288]^(1/3)" office:value-type="float" office:value="2.96655113206867" calcext:value-type="float">
            <text:p>2.96655113206867</text:p>
          </table:table-cell>
        </table:table-row>
        <table:table-row table:style-name="ro1">
          <table:table-cell office:value-type="float" office:value="8.96875" calcext:value-type="float">
            <text:p>8.96875</text:p>
          </table:table-cell>
          <table:table-cell table:formula="of:=5*SIN([.A289])" office:value-type="float" office:value="2.20192729275117" calcext:value-type="float">
            <text:p>2.20192729275117</text:p>
          </table:table-cell>
          <table:table-cell table:formula="of:=[.A289]-20" office:value-type="float" office:value="-11.03125" calcext:value-type="float">
            <text:p>-11.03125</text:p>
          </table:table-cell>
          <table:table-cell table:formula="of:=COS(5*[.B289])+[.C289]^(1/3)" office:value-type="float" office:value="-2.21202242836331" calcext:value-type="float">
            <text:p>-2.21202242836331</text:p>
          </table:table-cell>
          <table:table-cell table:formula="of:=COS(-3*[.B289])-[.C289]^(1/3)" office:value-type="float" office:value="3.17449956571703" calcext:value-type="float">
            <text:p>3.174499565717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*SIN([.A290])" office:value-type="float" office:value="2.06059242620878" calcext:value-type="float">
            <text:p>2.06059242620878</text:p>
          </table:table-cell>
          <table:table-cell table:formula="of:=[.A290]-20" office:value-type="float" office:value="-11" calcext:value-type="float">
            <text:p>-11</text:p>
          </table:table-cell>
          <table:table-cell table:formula="of:=COS(5*[.B290])+[.C290]^(1/3)" office:value-type="float" office:value="-2.86252971414661" calcext:value-type="float">
            <text:p>-2.86252971414661</text:p>
          </table:table-cell>
          <table:table-cell table:formula="of:=COS(-3*[.B290])-[.C290]^(1/3)" office:value-type="float" office:value="3.21884270127277" calcext:value-type="float">
            <text:p>3.21884270127277</text:p>
          </table:table-cell>
        </table:table-row>
        <table:table-row table:style-name="ro1">
          <table:table-cell office:value-type="float" office:value="9.03125" calcext:value-type="float">
            <text:p>9.03125</text:p>
          </table:table-cell>
          <table:table-cell table:formula="of:=5*SIN([.A291])" office:value-type="float" office:value="1.91724542613102" calcext:value-type="float">
            <text:p>1.91724542613102</text:p>
          </table:table-cell>
          <table:table-cell table:formula="of:=[.A291]-20" office:value-type="float" office:value="-10.96875" calcext:value-type="float">
            <text:p>-10.96875</text:p>
          </table:table-cell>
          <table:table-cell table:formula="of:=COS(5*[.B291])+[.C291]^(1/3)" office:value-type="float" office:value="-3.20886741898014" calcext:value-type="float">
            <text:p>-3.20886741898014</text:p>
          </table:table-cell>
          <table:table-cell table:formula="of:=COS(-3*[.B291])-[.C291]^(1/3)" office:value-type="float" office:value="3.08394568390156" calcext:value-type="float">
            <text:p>3.08394568390156</text:p>
          </table:table-cell>
        </table:table-row>
        <table:table-row table:style-name="ro1">
          <table:table-cell office:value-type="float" office:value="9.0625" calcext:value-type="float">
            <text:p>9.0625</text:p>
          </table:table-cell>
          <table:table-cell table:formula="of:=5*SIN([.A292])" office:value-type="float" office:value="1.77202626843082" calcext:value-type="float">
            <text:p>1.77202626843082</text:p>
          </table:table-cell>
          <table:table-cell table:formula="of:=[.A292]-20" office:value-type="float" office:value="-10.9375" calcext:value-type="float">
            <text:p>-10.9375</text:p>
          </table:table-cell>
          <table:table-cell table:formula="of:=COS(5*[.B292])+[.C292]^(1/3)" office:value-type="float" office:value="-3.06453775802295" calcext:value-type="float">
            <text:p>-3.06453775802295</text:p>
          </table:table-cell>
          <table:table-cell table:formula="of:=COS(-3*[.B292])-[.C292]^(1/3)" office:value-type="float" office:value="2.78744397100539" calcext:value-type="float">
            <text:p>2.78744397100539</text:p>
          </table:table-cell>
        </table:table-row>
        <table:table-row table:style-name="ro1">
          <table:table-cell office:value-type="float" office:value="9.09375" calcext:value-type="float">
            <text:p>9.09375</text:p>
          </table:table-cell>
          <table:table-cell table:formula="of:=5*SIN([.A293])" office:value-type="float" office:value="1.62507675715127" calcext:value-type="float">
            <text:p>1.62507675715127</text:p>
          </table:table-cell>
          <table:table-cell table:formula="of:=[.A293]-20" office:value-type="float" office:value="-10.90625" calcext:value-type="float">
            <text:p>-10.90625</text:p>
          </table:table-cell>
          <table:table-cell table:formula="of:=COS(5*[.B293])+[.C293]^(1/3)" office:value-type="float" office:value="-2.48572645774455" calcext:value-type="float">
            <text:p>-2.48572645774455</text:p>
          </table:table-cell>
          <table:table-cell table:formula="of:=COS(-3*[.B293])-[.C293]^(1/3)" office:value-type="float" office:value="2.37976649044105" calcext:value-type="float">
            <text:p>2.37976649044105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table:formula="of:=5*SIN([.A294])" office:value-type="float" office:value="1.47654038599635" calcext:value-type="float">
            <text:p>1.47654038599635</text:p>
          </table:table-cell>
          <table:table-cell table:formula="of:=[.A294]-20" office:value-type="float" office:value="-10.875" calcext:value-type="float">
            <text:p>-10.875</text:p>
          </table:table-cell>
          <table:table-cell table:formula="of:=COS(5*[.B294])+[.C294]^(1/3)" office:value-type="float" office:value="-1.7614969531138" calcext:value-type="float">
            <text:p>-1.7614969531138</text:p>
          </table:table-cell>
          <table:table-cell table:formula="of:=COS(-3*[.B294])-[.C294]^(1/3)" office:value-type="float" office:value="1.93650919347109" calcext:value-type="float">
            <text:p>1.93650919347109</text:p>
          </table:table-cell>
        </table:table-row>
        <table:table-row table:style-name="ro1">
          <table:table-cell office:value-type="float" office:value="9.15625" calcext:value-type="float">
            <text:p>9.15625</text:p>
          </table:table-cell>
          <table:table-cell table:formula="of:=5*SIN([.A295])" office:value-type="float" office:value="1.32656219821181" calcext:value-type="float">
            <text:p>1.32656219821181</text:p>
          </table:table-cell>
          <table:table-cell table:formula="of:=[.A295]-20" office:value-type="float" office:value="-10.84375" calcext:value-type="float">
            <text:p>-10.84375</text:p>
          </table:table-cell>
          <table:table-cell table:formula="of:=COS(5*[.B295])+[.C295]^(1/3)" office:value-type="float" office:value="-1.27389862642895" calcext:value-type="float">
            <text:p>-1.27389862642895</text:p>
          </table:table-cell>
          <table:table-cell table:formula="of:=COS(-3*[.B295])-[.C295]^(1/3)" office:value-type="float" office:value="1.54451867943901" calcext:value-type="float">
            <text:p>1.54451867943901</text:p>
          </table:table-cell>
        </table:table-row>
        <table:table-row table:style-name="ro1">
          <table:table-cell office:value-type="float" office:value="9.1875" calcext:value-type="float">
            <text:p>9.1875</text:p>
          </table:table-cell>
          <table:table-cell table:formula="of:=5*SIN([.A296])" office:value-type="float" office:value="1.17528864495283" calcext:value-type="float">
            <text:p>1.17528864495283</text:p>
          </table:table-cell>
          <table:table-cell table:formula="of:=[.A296]-20" office:value-type="float" office:value="-10.8125" calcext:value-type="float">
            <text:p>-10.8125</text:p>
          </table:table-cell>
          <table:table-cell table:formula="of:=COS(5*[.B296])+[.C296]^(1/3)" office:value-type="float" office:value="-1.29285676576813" calcext:value-type="float">
            <text:p>-1.29285676576813</text:p>
          </table:table-cell>
          <table:table-cell table:formula="of:=COS(-3*[.B296])-[.C296]^(1/3)" office:value-type="float" office:value="1.28420024168005" calcext:value-type="float">
            <text:p>1.28420024168005</text:p>
          </table:table-cell>
        </table:table-row>
        <table:table-row table:style-name="ro1">
          <table:table-cell office:value-type="float" office:value="9.21875" calcext:value-type="float">
            <text:p>9.21875</text:p>
          </table:table-cell>
          <table:table-cell table:formula="of:=5*SIN([.A297])" office:value-type="float" office:value="1.02286744227702" calcext:value-type="float">
            <text:p>1.02286744227702</text:p>
          </table:table-cell>
          <table:table-cell table:formula="of:=[.A297]-20" office:value-type="float" office:value="-10.78125" calcext:value-type="float">
            <text:p>-10.78125</text:p>
          </table:table-cell>
          <table:table-cell table:formula="of:=COS(5*[.B297])+[.C297]^(1/3)" office:value-type="float" office:value="-1.81792693888432" calcext:value-type="float">
            <text:p>-1.81792693888432</text:p>
          </table:table-cell>
          <table:table-cell table:formula="of:=COS(-3*[.B297])-[.C297]^(1/3)" office:value-type="float" office:value="1.21180159207809" calcext:value-type="float">
            <text:p>1.21180159207809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table:formula="of:=5*SIN([.A298])" office:value-type="float" office:value="0.869447426902168" calcext:value-type="float">
            <text:p>0.869447426902168</text:p>
          </table:table-cell>
          <table:table-cell table:formula="of:=[.A298]-20" office:value-type="float" office:value="-10.75" calcext:value-type="float">
            <text:p>-10.75</text:p>
          </table:table-cell>
          <table:table-cell table:formula="of:=COS(5*[.B298])+[.C298]^(1/3)" office:value-type="float" office:value="-2.5640936144211" calcext:value-type="float">
            <text:p>-2.5640936144211</text:p>
          </table:table-cell>
          <table:table-cell table:formula="of:=COS(-3*[.B298])-[.C298]^(1/3)" office:value-type="float" office:value="1.34584313741831" calcext:value-type="float">
            <text:p>1.34584313741831</text:p>
          </table:table-cell>
        </table:table-row>
        <table:table-row table:style-name="ro1">
          <table:table-cell office:value-type="float" office:value="9.28125" calcext:value-type="float">
            <text:p>9.28125</text:p>
          </table:table-cell>
          <table:table-cell table:formula="of:=5*SIN([.A299])" office:value-type="float" office:value="0.715178410869707" calcext:value-type="float">
            <text:p>0.715178410869707</text:p>
          </table:table-cell>
          <table:table-cell table:formula="of:=[.A299]-20" office:value-type="float" office:value="-10.71875" calcext:value-type="float">
            <text:p>-10.71875</text:p>
          </table:table-cell>
          <table:table-cell table:formula="of:=COS(5*[.B299])+[.C299]^(1/3)" office:value-type="float" office:value="-3.11202689683495" calcext:value-type="float">
            <text:p>-3.11202689683495</text:p>
          </table:table-cell>
          <table:table-cell table:formula="of:=COS(-3*[.B299])-[.C299]^(1/3)" office:value-type="float" office:value="1.66124617339746" calcext:value-type="float">
            <text:p>1.66124617339746</text:p>
          </table:table-cell>
        </table:table-row>
        <table:table-row table:style-name="ro1">
          <table:table-cell office:value-type="float" office:value="9.3125" calcext:value-type="float">
            <text:p>9.3125</text:p>
          </table:table-cell>
          <table:table-cell table:formula="of:=5*SIN([.A300])" office:value-type="float" office:value="0.560211035255804" calcext:value-type="float">
            <text:p>0.560211035255804</text:p>
          </table:table-cell>
          <table:table-cell table:formula="of:=[.A300]-20" office:value-type="float" office:value="-10.6875" calcext:value-type="float">
            <text:p>-10.6875</text:p>
          </table:table-cell>
          <table:table-cell table:formula="of:=COS(5*[.B300])+[.C300]^(1/3)" office:value-type="float" office:value="-3.14529231634674" calcext:value-type="float">
            <text:p>-3.14529231634674</text:p>
          </table:table-cell>
          <table:table-cell table:formula="of:=COS(-3*[.B300])-[.C300]^(1/3)" office:value-type="float" office:value="2.09310096388758" calcext:value-type="float">
            <text:p>2.09310096388758</text:p>
          </table:table-cell>
        </table:table-row>
        <table:table-row table:style-name="ro1">
          <table:table-cell office:value-type="float" office:value="9.34375" calcext:value-type="float">
            <text:p>9.34375</text:p>
          </table:table-cell>
          <table:table-cell table:formula="of:=5*SIN([.A301])" office:value-type="float" office:value="0.404696623072908" calcext:value-type="float">
            <text:p>0.404696623072908</text:p>
          </table:table-cell>
          <table:table-cell table:formula="of:=[.A301]-20" office:value-type="float" office:value="-10.65625" calcext:value-type="float">
            <text:p>-10.65625</text:p>
          </table:table-cell>
          <table:table-cell table:formula="of:=COS(5*[.B301])+[.C301]^(1/3)" office:value-type="float" office:value="-2.63795130735198" calcext:value-type="float">
            <text:p>-2.63795130735198</text:p>
          </table:table-cell>
          <table:table-cell table:formula="of:=COS(-3*[.B301])-[.C301]^(1/3)" office:value-type="float" office:value="2.54975794746298" calcext:value-type="float">
            <text:p>2.54975794746298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table:formula="of:=5*SIN([.A302])" office:value-type="float" office:value="0.248787031505393" calcext:value-type="float">
            <text:p>0.248787031505393</text:p>
          </table:table-cell>
          <table:table-cell table:formula="of:=[.A302]-20" office:value-type="float" office:value="-10.625" calcext:value-type="float">
            <text:p>-10.625</text:p>
          </table:table-cell>
          <table:table-cell table:formula="of:=COS(5*[.B302])+[.C302]^(1/3)" office:value-type="float" office:value="-1.87734286586644" calcext:value-type="float">
            <text:p>-1.87734286586644</text:p>
          </table:table-cell>
          <table:table-cell table:formula="of:=COS(-3*[.B302])-[.C302]^(1/3)" office:value-type="float" office:value="2.93257927412818" calcext:value-type="float">
            <text:p>2.93257927412818</text:p>
          </table:table-cell>
        </table:table-row>
        <table:table-row table:style-name="ro1">
          <table:table-cell office:value-type="float" office:value="9.40625" calcext:value-type="float">
            <text:p>9.40625</text:p>
          </table:table-cell>
          <table:table-cell table:formula="of:=5*SIN([.A303])" office:value-type="float" office:value="0.0926345036235972" calcext:value-type="float">
            <text:p>0.0926345036235972</text:p>
          </table:table-cell>
          <table:table-cell table:formula="of:=[.A303]-20" office:value-type="float" office:value="-10.59375" calcext:value-type="float">
            <text:p>-10.59375</text:p>
          </table:table-cell>
          <table:table-cell table:formula="of:=COS(5*[.B303])+[.C303]^(1/3)" office:value-type="float" office:value="-1.30161785375644" calcext:value-type="float">
            <text:p>-1.30161785375644</text:p>
          </table:table-cell>
          <table:table-cell table:formula="of:=COS(-3*[.B303])-[.C303]^(1/3)" office:value-type="float" office:value="3.15789011336175" calcext:value-type="float">
            <text:p>3.15789011336175</text:p>
          </table:table-cell>
        </table:table-row>
        <table:table-row table:style-name="ro1">
          <table:table-cell office:value-type="float" office:value="9.4375" calcext:value-type="float">
            <text:p>9.4375</text:p>
          </table:table-cell>
          <table:table-cell table:formula="of:=5*SIN([.A304])" office:value-type="float" office:value="-0.0636084802789543" calcext:value-type="float">
            <text:p>-0.0636084802789543</text:p>
          </table:table-cell>
          <table:table-cell table:formula="of:=[.A304]-20" office:value-type="float" office:value="-10.5625" calcext:value-type="float">
            <text:p>-10.5625</text:p>
          </table:table-cell>
          <table:table-cell table:formula="of:=COS(5*[.B304])+[.C304]^(1/3)" office:value-type="float" office:value="-1.24424634490858" calcext:value-type="float">
            <text:p>-1.24424634490858</text:p>
          </table:table-cell>
          <table:table-cell table:formula="of:=COS(-3*[.B304])-[.C304]^(1/3)" office:value-type="float" office:value="3.1759437475774" calcext:value-type="float">
            <text:p>3.1759437475774</text:p>
          </table:table-cell>
        </table:table-row>
        <table:table-row table:style-name="ro1">
          <table:table-cell office:value-type="float" office:value="9.46875" calcext:value-type="float">
            <text:p>9.46875</text:p>
          </table:table-cell>
          <table:table-cell table:formula="of:=5*SIN([.A305])" office:value-type="float" office:value="-0.219789351579967" calcext:value-type="float">
            <text:p>-0.219789351579967</text:p>
          </table:table-cell>
          <table:table-cell table:formula="of:=[.A305]-20" office:value-type="float" office:value="-10.53125" calcext:value-type="float">
            <text:p>-10.53125</text:p>
          </table:table-cell>
          <table:table-cell table:formula="of:=COS(5*[.B305])+[.C305]^(1/3)" office:value-type="float" office:value="-1.73739527211434" calcext:value-type="float">
            <text:p>-1.73739527211434</text:p>
          </table:table-cell>
          <table:table-cell table:formula="of:=COS(-3*[.B305])-[.C305]^(1/3)" office:value-type="float" office:value="2.98230932890308" calcext:value-type="float">
            <text:p>2.9823093289030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5*SIN([.A306])" office:value-type="float" office:value="-0.375755602309047" calcext:value-type="float">
            <text:p>-0.375755602309047</text:p>
          </table:table-cell>
          <table:table-cell table:formula="of:=[.A306]-20" office:value-type="float" office:value="-10.5" calcext:value-type="float">
            <text:p>-10.5</text:p>
          </table:table-cell>
          <table:table-cell table:formula="of:=COS(5*[.B306])+[.C306]^(1/3)" office:value-type="float" office:value="-2.49289547698283" calcext:value-type="float">
            <text:p>-2.49289547698283</text:p>
          </table:table-cell>
          <table:table-cell table:formula="of:=COS(-3*[.B306])-[.C306]^(1/3)" office:value-type="float" office:value="2.61888971428057" calcext:value-type="float">
            <text:p>2.61888971428057</text:p>
          </table:table-cell>
        </table:table-row>
        <table:table-row table:style-name="ro1">
          <table:table-cell office:value-type="float" office:value="9.53125" calcext:value-type="float">
            <text:p>9.53125</text:p>
          </table:table-cell>
          <table:table-cell table:formula="of:=5*SIN([.A307])" office:value-type="float" office:value="-0.531354934069147" calcext:value-type="float">
            <text:p>-0.531354934069147</text:p>
          </table:table-cell>
          <table:table-cell table:formula="of:=[.A307]-20" office:value-type="float" office:value="-10.46875" calcext:value-type="float">
            <text:p>-10.46875</text:p>
          </table:table-cell>
          <table:table-cell table:formula="of:=COS(5*[.B307])+[.C307]^(1/3)" office:value-type="float" office:value="-3.07234482289487" calcext:value-type="float">
            <text:p>-3.07234482289487</text:p>
          </table:table-cell>
          <table:table-cell table:formula="of:=COS(-3*[.B307])-[.C307]^(1/3)" office:value-type="float" office:value="2.16431865491615" calcext:value-type="float">
            <text:p>2.16431865491615</text:p>
          </table:table-cell>
        </table:table-row>
        <table:table-row table:style-name="ro1">
          <table:table-cell office:value-type="float" office:value="9.5625" calcext:value-type="float">
            <text:p>9.5625</text:p>
          </table:table-cell>
          <table:table-cell table:formula="of:=5*SIN([.A308])" office:value-type="float" office:value="-0.686435406753366" calcext:value-type="float">
            <text:p>-0.686435406753366</text:p>
          </table:table-cell>
          <table:table-cell table:formula="of:=[.A308]-20" office:value-type="float" office:value="-10.4375" calcext:value-type="float">
            <text:p>-10.4375</text:p>
          </table:table-cell>
          <table:table-cell table:formula="of:=COS(5*[.B308])+[.C308]^(1/3)" office:value-type="float" office:value="-3.14348276680412" calcext:value-type="float">
            <text:p>-3.14348276680412</text:p>
          </table:table-cell>
          <table:table-cell table:formula="of:=COS(-3*[.B308])-[.C308]^(1/3)" office:value-type="float" office:value="1.71609556350772" calcext:value-type="float">
            <text:p>1.71609556350772</text:p>
          </table:table-cell>
        </table:table-row>
        <table:table-row table:style-name="ro1">
          <table:table-cell office:value-type="float" office:value="9.59375" calcext:value-type="float">
            <text:p>9.59375</text:p>
          </table:table-cell>
          <table:table-cell table:formula="of:=5*SIN([.A309])" office:value-type="float" office:value="-0.840845586911887" calcext:value-type="float">
            <text:p>-0.840845586911887</text:p>
          </table:table-cell>
          <table:table-cell table:formula="of:=[.A309]-20" office:value-type="float" office:value="-10.40625" calcext:value-type="float">
            <text:p>-10.40625</text:p>
          </table:table-cell>
          <table:table-cell table:formula="of:=COS(5*[.B309])+[.C309]^(1/3)" office:value-type="float" office:value="-2.66979442050859" calcext:value-type="float">
            <text:p>-2.66979442050859</text:p>
          </table:table-cell>
          <table:table-cell table:formula="of:=COS(-3*[.B309])-[.C309]^(1/3)" office:value-type="float" office:value="1.36879628201638" calcext:value-type="float">
            <text:p>1.36879628201638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table:formula="of:=5*SIN([.A310])" office:value-type="float" office:value="-0.994434695624168" calcext:value-type="float">
            <text:p>-0.994434695624168</text:p>
          </table:table-cell>
          <table:table-cell table:formula="of:=[.A310]-20" office:value-type="float" office:value="-10.375" calcext:value-type="float">
            <text:p>-10.375</text:p>
          </table:table-cell>
          <table:table-cell table:formula="of:=COS(5*[.B310])+[.C310]^(1/3)" office:value-type="float" office:value="-1.92416304903127" calcext:value-type="float">
            <text:p>-1.92416304903127</text:p>
          </table:table-cell>
          <table:table-cell table:formula="of:=COS(-3*[.B310])-[.C310]^(1/3)" office:value-type="float" office:value="1.19353683579948" calcext:value-type="float">
            <text:p>1.19353683579948</text:p>
          </table:table-cell>
        </table:table-row>
        <table:table-row table:style-name="ro1">
          <table:table-cell office:value-type="float" office:value="9.65625" calcext:value-type="float">
            <text:p>9.65625</text:p>
          </table:table-cell>
          <table:table-cell table:formula="of:=5*SIN([.A311])" office:value-type="float" office:value="-1.147052755732" calcext:value-type="float">
            <text:p>-1.147052755732</text:p>
          </table:table-cell>
          <table:table-cell table:formula="of:=[.A311]-20" office:value-type="float" office:value="-10.34375" calcext:value-type="float">
            <text:p>-10.34375</text:p>
          </table:table-cell>
          <table:table-cell table:formula="of:=COS(5*[.B311])+[.C311]^(1/3)" office:value-type="float" office:value="-1.32523426863346" calcext:value-type="float">
            <text:p>-1.32523426863346</text:p>
          </table:table-cell>
          <table:table-cell table:formula="of:=COS(-3*[.B311])-[.C311]^(1/3)" office:value-type="float" office:value="1.22337856999185" calcext:value-type="float">
            <text:p>1.22337856999185</text:p>
          </table:table-cell>
        </table:table-row>
        <table:table-row table:style-name="ro1">
          <table:table-cell office:value-type="float" office:value="9.6875" calcext:value-type="float">
            <text:p>9.6875</text:p>
          </table:table-cell>
          <table:table-cell table:formula="of:=5*SIN([.A312])" office:value-type="float" office:value="-1.29855073828966" calcext:value-type="float">
            <text:p>-1.29855073828966</text:p>
          </table:table-cell>
          <table:table-cell table:formula="of:=[.A312]-20" office:value-type="float" office:value="-10.3125" calcext:value-type="float">
            <text:p>-10.3125</text:p>
          </table:table-cell>
          <table:table-cell table:formula="of:=COS(5*[.B312])+[.C312]^(1/3)" office:value-type="float" office:value="-1.19852612459966" calcext:value-type="float">
            <text:p>-1.19852612459966</text:p>
          </table:table-cell>
          <table:table-cell table:formula="of:=COS(-3*[.B312])-[.C312]^(1/3)" office:value-type="float" office:value="1.44773122975752" calcext:value-type="float">
            <text:p>1.44773122975752</text:p>
          </table:table-cell>
        </table:table-row>
        <table:table-row table:style-name="ro1">
          <table:table-cell office:value-type="float" office:value="9.71875" calcext:value-type="float">
            <text:p>9.71875</text:p>
          </table:table-cell>
          <table:table-cell table:formula="of:=5*SIN([.A313])" office:value-type="float" office:value="-1.44878070808814" calcext:value-type="float">
            <text:p>-1.44878070808814</text:p>
          </table:table-cell>
          <table:table-cell table:formula="of:=[.A313]-20" office:value-type="float" office:value="-10.28125" calcext:value-type="float">
            <text:p>-10.28125</text:p>
          </table:table-cell>
          <table:table-cell table:formula="of:=COS(5*[.B313])+[.C313]^(1/3)" office:value-type="float" office:value="-1.60151459738626" calcext:value-type="float">
            <text:p>-1.60151459738626</text:p>
          </table:table-cell>
          <table:table-cell table:formula="of:=COS(-3*[.B313])-[.C313]^(1/3)" office:value-type="float" office:value="1.81651907306698" calcext:value-type="float">
            <text:p>1.81651907306698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table:formula="of:=5*SIN([.A314])" office:value-type="float" office:value="-1.59759596811137" calcext:value-type="float">
            <text:p>-1.59759596811137</text:p>
          </table:table-cell>
          <table:table-cell table:formula="of:=[.A314]-20" office:value-type="float" office:value="-10.25" calcext:value-type="float">
            <text:p>-10.25</text:p>
          </table:table-cell>
          <table:table-cell table:formula="of:=COS(5*[.B314])+[.C314]^(1/3)" office:value-type="float" office:value="-2.30583830808982" calcext:value-type="float">
            <text:p>-2.30583830808982</text:p>
          </table:table-cell>
          <table:table-cell table:formula="of:=COS(-3*[.B314])-[.C314]^(1/3)" office:value-type="float" office:value="2.25255307855757" calcext:value-type="float">
            <text:p>2.25255307855757</text:p>
          </table:table-cell>
        </table:table-row>
        <table:table-row table:style-name="ro1">
          <table:table-cell office:value-type="float" office:value="9.78125" calcext:value-type="float">
            <text:p>9.78125</text:p>
          </table:table-cell>
          <table:table-cell table:formula="of:=5*SIN([.A315])" office:value-type="float" office:value="-1.74485120278338" calcext:value-type="float">
            <text:p>-1.74485120278338</text:p>
          </table:table-cell>
          <table:table-cell table:formula="of:=[.A315]-20" office:value-type="float" office:value="-10.21875" calcext:value-type="float">
            <text:p>-10.21875</text:p>
          </table:table-cell>
          <table:table-cell table:formula="of:=COS(5*[.B315])+[.C315]^(1/3)" office:value-type="float" office:value="-2.93453676961224" calcext:value-type="float">
            <text:p>-2.93453676961224</text:p>
          </table:table-cell>
          <table:table-cell table:formula="of:=COS(-3*[.B315])-[.C315]^(1/3)" office:value-type="float" office:value="2.66878841183722" calcext:value-type="float">
            <text:p>2.66878841183722</text:p>
          </table:table-cell>
        </table:table-row>
        <table:table-row table:style-name="ro1">
          <table:table-cell office:value-type="float" office:value="9.8125" calcext:value-type="float">
            <text:p>9.8125</text:p>
          </table:table-cell>
          <table:table-cell table:formula="of:=5*SIN([.A316])" office:value-type="float" office:value="-1.89040261986648" calcext:value-type="float">
            <text:p>-1.89040261986648</text:p>
          </table:table-cell>
          <table:table-cell table:formula="of:=[.A316]-20" office:value-type="float" office:value="-10.1875" calcext:value-type="float">
            <text:p>-10.1875</text:p>
          </table:table-cell>
          <table:table-cell table:formula="of:=COS(5*[.B316])+[.C316]^(1/3)" office:value-type="float" office:value="-3.16744576160975" calcext:value-type="float">
            <text:p>-3.16744576160975</text:p>
          </table:table-cell>
          <table:table-cell table:formula="of:=COS(-3*[.B316])-[.C316]^(1/3)" office:value-type="float" office:value="2.98633021574887" calcext:value-type="float">
            <text:p>2.98633021574887</text:p>
          </table:table-cell>
        </table:table-row>
        <table:table-row table:style-name="ro1">
          <table:table-cell office:value-type="float" office:value="9.84375" calcext:value-type="float">
            <text:p>9.84375</text:p>
          </table:table-cell>
          <table:table-cell table:formula="of:=5*SIN([.A317])" office:value-type="float" office:value="-2.03410809087192" calcext:value-type="float">
            <text:p>-2.03410809087192</text:p>
          </table:table-cell>
          <table:table-cell table:formula="of:=[.A317]-20" office:value-type="float" office:value="-10.15625" calcext:value-type="float">
            <text:p>-10.15625</text:p>
          </table:table-cell>
          <table:table-cell table:formula="of:=COS(5*[.B317])+[.C317]^(1/3)" office:value-type="float" office:value="-2.90016850293513" calcext:value-type="float">
            <text:p>-2.90016850293513</text:p>
          </table:table-cell>
          <table:table-cell table:formula="of:=COS(-3*[.B317])-[.C317]^(1/3)" office:value-type="float" office:value="3.14928694080751" calcext:value-type="float">
            <text:p>3.14928694080751</text:p>
          </table:table-cell>
        </table:table-row>
        <table:table-row table:style-name="ro1">
          <table:table-cell office:value-type="float" office:value="9.875" calcext:value-type="float">
            <text:p>9.875</text:p>
          </table:table-cell>
          <table:table-cell table:formula="of:=5*SIN([.A318])" office:value-type="float" office:value="-2.17582728984599" calcext:value-type="float">
            <text:p>-2.17582728984599</text:p>
          </table:table-cell>
          <table:table-cell table:formula="of:=[.A318]-20" office:value-type="float" office:value="-10.125" calcext:value-type="float">
            <text:p>-10.125</text:p>
          </table:table-cell>
          <table:table-cell table:formula="of:=COS(5*[.B318])+[.C318]^(1/3)" office:value-type="float" office:value="-2.27954926585218" calcext:value-type="float">
            <text:p>-2.27954926585218</text:p>
          </table:table-cell>
          <table:table-cell table:formula="of:=COS(-3*[.B318])-[.C318]^(1/3)" office:value-type="float" office:value="3.13368206364489" calcext:value-type="float">
            <text:p>3.13368206364489</text:p>
          </table:table-cell>
        </table:table-row>
        <table:table-row table:style-name="ro1">
          <table:table-cell office:value-type="float" office:value="9.90625" calcext:value-type="float">
            <text:p>9.90625</text:p>
          </table:table-cell>
          <table:table-cell table:formula="of:=5*SIN([.A319])" office:value-type="float" office:value="-2.31542183039592" calcext:value-type="float">
            <text:p>-2.31542183039592</text:p>
          </table:table-cell>
          <table:table-cell table:formula="of:=[.A319]-20" office:value-type="float" office:value="-10.09375" calcext:value-type="float">
            <text:p>-10.09375</text:p>
          </table:table-cell>
          <table:table-cell table:formula="of:=COS(5*[.B319])+[.C319]^(1/3)" office:value-type="float" office:value="-1.61183922041277" calcext:value-type="float">
            <text:p>-1.61183922041277</text:p>
          </table:table-cell>
          <table:table-cell table:formula="of:=COS(-3*[.B319])-[.C319]^(1/3)" office:value-type="float" office:value="2.94924634216205" calcext:value-type="float">
            <text:p>2.94924634216205</text:p>
          </table:table-cell>
        </table:table-row>
        <table:table-row table:style-name="ro1">
          <table:table-cell office:value-type="float" office:value="9.9375" calcext:value-type="float">
            <text:p>9.9375</text:p>
          </table:table-cell>
          <table:table-cell table:formula="of:=5*SIN([.A320])" office:value-type="float" office:value="-2.4527554008218" calcext:value-type="float">
            <text:p>-2.4527554008218</text:p>
          </table:table-cell>
          <table:table-cell table:formula="of:=[.A320]-20" office:value-type="float" office:value="-10.0625" calcext:value-type="float">
            <text:p>-10.0625</text:p>
          </table:table-cell>
          <table:table-cell table:formula="of:=COS(5*[.B320])+[.C320]^(1/3)" office:value-type="float" office:value="-1.20434696456056" calcext:value-type="float">
            <text:p>-1.20434696456056</text:p>
          </table:table-cell>
          <table:table-cell table:formula="of:=COS(-3*[.B320])-[.C320]^(1/3)" office:value-type="float" office:value="2.63457486411329" calcext:value-type="float">
            <text:p>2.63457486411329</text:p>
          </table:table-cell>
        </table:table-row>
        <table:table-row table:style-name="ro1">
          <table:table-cell office:value-type="float" office:value="9.96875" calcext:value-type="float">
            <text:p>9.96875</text:p>
          </table:table-cell>
          <table:table-cell table:formula="of:=5*SIN([.A321])" office:value-type="float" office:value="-2.58769389722271" calcext:value-type="float">
            <text:p>-2.58769389722271</text:p>
          </table:table-cell>
          <table:table-cell table:formula="of:=[.A321]-20" office:value-type="float" office:value="-10.03125" calcext:value-type="float">
            <text:p>-10.03125</text:p>
          </table:table-cell>
          <table:table-cell table:formula="of:=COS(5*[.B321])+[.C321]^(1/3)" office:value-type="float" office:value="-1.2251102509983" calcext:value-type="float">
            <text:p>-1.2251102509983</text:p>
          </table:table-cell>
          <table:table-cell table:formula="of:=COS(-3*[.B321])-[.C321]^(1/3)" office:value-type="float" office:value="2.24745137185329" calcext:value-type="float">
            <text:p>2.247451371853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*SIN([.A322])" office:value-type="float" office:value="-2.72010555444685" calcext:value-type="float">
            <text:p>-2.72010555444685</text:p>
          </table:table-cell>
          <table:table-cell table:formula="of:=[.A322]-20" office:value-type="float" office:value="-10" calcext:value-type="float">
            <text:p>-10</text:p>
          </table:table-cell>
          <table:table-cell table:formula="of:=COS(5*[.B322])+[.C322]^(1/3)" office:value-type="float" office:value="-1.64318421057421" calcext:value-type="float">
            <text:p>-1.64318421057421</text:p>
          </table:table-cell>
          <table:table-cell table:formula="of:=COS(-3*[.B322])-[.C322]^(1/3)" office:value-type="float" office:value="1.85286836911522" calcext:value-type="float">
            <text:p>1.85286836911522</text:p>
          </table:table-cell>
        </table:table-row>
        <table:table-row table:style-name="ro1">
          <table:table-cell office:value-type="float" office:value="10.03125" calcext:value-type="float">
            <text:p>10.03125</text:p>
          </table:table-cell>
          <table:table-cell table:formula="of:=5*SIN([.A323])" office:value-type="float" office:value="-2.84986107475801" calcext:value-type="float">
            <text:p>-2.84986107475801</text:p>
          </table:table-cell>
          <table:table-cell table:formula="of:=[.A323]-20" office:value-type="float" office:value="-9.96875" calcext:value-type="float">
            <text:p>-9.96875</text:p>
          </table:table-cell>
          <table:table-cell table:formula="of:=COS(5*[.B323])+[.C323]^(1/3)" office:value-type="float" office:value="-2.26409170182514" calcext:value-type="float">
            <text:p>-2.26409170182514</text:p>
          </table:table-cell>
          <table:table-cell table:formula="of:=COS(-3*[.B323])-[.C323]^(1/3)" office:value-type="float" office:value="1.51134076817295" calcext:value-type="float">
            <text:p>1.51134076817295</text:p>
          </table:table-cell>
        </table:table-row>
        <table:table-row table:style-name="ro1">
          <table:table-cell office:value-type="float" office:value="10.0625" calcext:value-type="float">
            <text:p>10.0625</text:p>
          </table:table-cell>
          <table:table-cell table:formula="of:=5*SIN([.A324])" office:value-type="float" office:value="-2.97683375409258" calcext:value-type="float">
            <text:p>-2.97683375409258</text:p>
          </table:table-cell>
          <table:table-cell table:formula="of:=[.A324]-20" office:value-type="float" office:value="-9.9375" calcext:value-type="float">
            <text:p>-9.9375</text:p>
          </table:table-cell>
          <table:table-cell table:formula="of:=COS(5*[.B324])+[.C324]^(1/3)" office:value-type="float" office:value="-2.82937887253424" calcext:value-type="float">
            <text:p>-2.82937887253424</text:p>
          </table:table-cell>
          <table:table-cell table:formula="of:=COS(-3*[.B324])-[.C324]^(1/3)" office:value-type="float" office:value="1.26962483024683" calcext:value-type="float">
            <text:p>1.26962483024683</text:p>
          </table:table-cell>
        </table:table-row>
        <table:table-row table:style-name="ro1">
          <table:table-cell office:value-type="float" office:value="10.09375" calcext:value-type="float">
            <text:p>10.09375</text:p>
          </table:table-cell>
          <table:table-cell table:formula="of:=5*SIN([.A325])" office:value-type="float" office:value="-3.10089960578397" calcext:value-type="float">
            <text:p>-3.10089960578397</text:p>
          </table:table-cell>
          <table:table-cell table:formula="of:=[.A325]-20" office:value-type="float" office:value="-9.90625" calcext:value-type="float">
            <text:p>-9.90625</text:p>
          </table:table-cell>
          <table:table-cell table:formula="of:=COS(5*[.B325])+[.C325]^(1/3)" office:value-type="float" office:value="-3.12705319019869" calcext:value-type="float">
            <text:p>-3.12705319019869</text:p>
          </table:table-cell>
          <table:table-cell table:formula="of:=COS(-3*[.B325])-[.C325]^(1/3)" office:value-type="float" office:value="1.15512334064337" calcext:value-type="float">
            <text:p>1.15512334064337</text:p>
          </table:table-cell>
        </table:table-row>
        <table:table-row table:style-name="ro1">
          <table:table-cell office:value-type="float" office:value="10.125" calcext:value-type="float">
            <text:p>10.125</text:p>
          </table:table-cell>
          <table:table-cell table:formula="of:=5*SIN([.A326])" office:value-type="float" office:value="-3.22193748163341" calcext:value-type="float">
            <text:p>-3.22193748163341</text:p>
          </table:table-cell>
          <table:table-cell table:formula="of:=[.A326]-20" office:value-type="float" office:value="-9.875" calcext:value-type="float">
            <text:p>-9.875</text:p>
          </table:table-cell>
          <table:table-cell table:formula="of:=COS(5*[.B326])+[.C326]^(1/3)" office:value-type="float" office:value="-3.06580842702298" calcext:value-type="float">
            <text:p>-3.06580842702298</text:p>
          </table:table-cell>
          <table:table-cell table:formula="of:=COS(-3*[.B326])-[.C326]^(1/3)" office:value-type="float" office:value="1.17432865795434" calcext:value-type="float">
            <text:p>1.17432865795434</text:p>
          </table:table-cell>
        </table:table-row>
        <table:table-row table:style-name="ro1">
          <table:table-cell office:value-type="float" office:value="10.15625" calcext:value-type="float">
            <text:p>10.15625</text:p>
          </table:table-cell>
          <table:table-cell table:formula="of:=5*SIN([.A327])" office:value-type="float" office:value="-3.33982919020921" calcext:value-type="float">
            <text:p>-3.33982919020921</text:p>
          </table:table-cell>
          <table:table-cell table:formula="of:=[.A327]-20" office:value-type="float" office:value="-9.84375" calcext:value-type="float">
            <text:p>-9.84375</text:p>
          </table:table-cell>
          <table:table-cell table:formula="of:=COS(5*[.B327])+[.C327]^(1/3)" office:value-type="float" office:value="-2.69085544385985" calcext:value-type="float">
            <text:p>-2.69085544385985</text:p>
          </table:table-cell>
          <table:table-cell table:formula="of:=COS(-3*[.B327])-[.C327]^(1/3)" office:value-type="float" office:value="1.31484349044177" calcext:value-type="float">
            <text:p>1.31484349044177</text:p>
          </table:table-cell>
        </table:table-row>
        <table:table-row table:style-name="ro1">
          <table:table-cell office:value-type="float" office:value="10.1875" calcext:value-type="float">
            <text:p>10.1875</text:p>
          </table:table-cell>
          <table:table-cell table:formula="of:=5*SIN([.A328])" office:value-type="float" office:value="-3.45445961225857" calcext:value-type="float">
            <text:p>-3.45445961225857</text:p>
          </table:table-cell>
          <table:table-cell table:formula="of:=[.A328]-20" office:value-type="float" office:value="-9.8125" calcext:value-type="float">
            <text:p>-9.8125</text:p>
          </table:table-cell>
          <table:table-cell table:formula="of:=COS(5*[.B328])+[.C328]^(1/3)" office:value-type="float" office:value="-2.14734591634954" calcext:value-type="float">
            <text:p>-2.14734591634954</text:p>
          </table:table-cell>
          <table:table-cell table:formula="of:=COS(-3*[.B328])-[.C328]^(1/3)" office:value-type="float" office:value="1.54996710655351" calcext:value-type="float">
            <text:p>1.54996710655351</text:p>
          </table:table-cell>
        </table:table-row>
        <table:table-row table:style-name="ro1">
          <table:table-cell office:value-type="float" office:value="10.21875" calcext:value-type="float">
            <text:p>10.21875</text:p>
          </table:table-cell>
          <table:table-cell table:formula="of:=5*SIN([.A329])" office:value-type="float" office:value="-3.56571681311969" calcext:value-type="float">
            <text:p>-3.56571681311969</text:p>
          </table:table-cell>
          <table:table-cell table:formula="of:=[.A329]-20" office:value-type="float" office:value="-9.78125" calcext:value-type="float">
            <text:p>-9.78125</text:p>
          </table:table-cell>
          <table:table-cell table:formula="of:=COS(5*[.B329])+[.C329]^(1/3)" office:value-type="float" office:value="-1.61607173188025" calcext:value-type="float">
            <text:p>-1.61607173188025</text:p>
          </table:table-cell>
          <table:table-cell table:formula="of:=COS(-3*[.B329])-[.C329]^(1/3)" office:value-type="float" office:value="1.84459522496953" calcext:value-type="float">
            <text:p>1.84459522496953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table:formula="of:=5*SIN([.A330])" office:value-type="float" office:value="-3.67349215202398" calcext:value-type="float">
            <text:p>-3.67349215202398</text:p>
          </table:table-cell>
          <table:table-cell table:formula="of:=[.A330]-20" office:value-type="float" office:value="-9.75" calcext:value-type="float">
            <text:p>-9.75</text:p>
          </table:table-cell>
          <table:table-cell table:formula="of:=COS(5*[.B330])+[.C330]^(1/3)" office:value-type="float" office:value="-1.25030386609517" calcext:value-type="float">
            <text:p>-1.25030386609517</text:p>
          </table:table-cell>
          <table:table-cell table:formula="of:=COS(-3*[.B330])-[.C330]^(1/3)" office:value-type="float" office:value="2.16122893572261" calcext:value-type="float">
            <text:p>2.16122893572261</text:p>
          </table:table-cell>
        </table:table-row>
        <table:table-row table:style-name="ro1">
          <table:table-cell office:value-type="float" office:value="10.28125" calcext:value-type="float">
            <text:p>10.28125</text:p>
          </table:table-cell>
          <table:table-cell table:formula="of:=5*SIN([.A331])" office:value-type="float" office:value="-3.77768038818198" calcext:value-type="float">
            <text:p>-3.77768038818198</text:p>
          </table:table-cell>
          <table:table-cell table:formula="of:=[.A331]-20" office:value-type="float" office:value="-9.71875" calcext:value-type="float">
            <text:p>-9.71875</text:p>
          </table:table-cell>
          <table:table-cell table:formula="of:=COS(5*[.B331])+[.C331]^(1/3)" office:value-type="float" office:value="-1.13479890662606" calcext:value-type="float">
            <text:p>-1.13479890662606</text:p>
          </table:table-cell>
          <table:table-cell table:formula="of:=COS(-3*[.B331])-[.C331]^(1/3)" office:value-type="float" office:value="2.46514240609695" calcext:value-type="float">
            <text:p>2.46514240609695</text:p>
          </table:table-cell>
        </table:table-row>
        <table:table-row table:style-name="ro1">
          <table:table-cell office:value-type="float" office:value="10.3125" calcext:value-type="float">
            <text:p>10.3125</text:p>
          </table:table-cell>
          <table:table-cell table:formula="of:=5*SIN([.A332])" office:value-type="float" office:value="-3.87817978354919" calcext:value-type="float">
            <text:p>-3.87817978354919</text:p>
          </table:table-cell>
          <table:table-cell table:formula="of:=[.A332]-20" office:value-type="float" office:value="-9.6875" calcext:value-type="float">
            <text:p>-9.6875</text:p>
          </table:table-cell>
          <table:table-cell table:formula="of:=COS(5*[.B332])+[.C332]^(1/3)" office:value-type="float" office:value="-1.274737320434" calcext:value-type="float">
            <text:p>-1.274737320434</text:p>
          </table:table-cell>
          <table:table-cell table:formula="of:=COS(-3*[.B332])-[.C332]^(1/3)" office:value-type="float" office:value="2.72811974899409" calcext:value-type="float">
            <text:p>2.72811974899409</text:p>
          </table:table-cell>
        </table:table-row>
        <table:table-row table:style-name="ro1">
          <table:table-cell office:value-type="float" office:value="10.34375" calcext:value-type="float">
            <text:p>10.34375</text:p>
          </table:table-cell>
          <table:table-cell table:formula="of:=5*SIN([.A333])" office:value-type="float" office:value="-3.97489220217153" calcext:value-type="float">
            <text:p>-3.97489220217153</text:p>
          </table:table-cell>
          <table:table-cell table:formula="of:=[.A333]-20" office:value-type="float" office:value="-9.65625" calcext:value-type="float">
            <text:p>-9.65625</text:p>
          </table:table-cell>
          <table:table-cell table:formula="of:=COS(5*[.B333])+[.C333]^(1/3)" office:value-type="float" office:value="-1.6102800612473" calcext:value-type="float">
            <text:p>-1.6102800612473</text:p>
          </table:table-cell>
          <table:table-cell table:formula="of:=COS(-3*[.B333])-[.C333]^(1/3)" office:value-type="float" office:value="2.93054302098229" calcext:value-type="float">
            <text:p>2.93054302098229</text:p>
          </table:table-cell>
        </table:table-row>
        <table:table-row table:style-name="ro1">
          <table:table-cell office:value-type="float" office:value="10.375" calcext:value-type="float">
            <text:p>10.375</text:p>
          </table:table-cell>
          <table:table-cell table:formula="of:=5*SIN([.A334])" office:value-type="float" office:value="-4.06772320601346" calcext:value-type="float">
            <text:p>-4.06772320601346</text:p>
          </table:table-cell>
          <table:table-cell table:formula="of:=[.A334]-20" office:value-type="float" office:value="-9.625" calcext:value-type="float">
            <text:p>-9.625</text:p>
          </table:table-cell>
          <table:table-cell table:formula="of:=COS(5*[.B334])+[.C334]^(1/3)" office:value-type="float" office:value="-2.04551519457697" calcext:value-type="float">
            <text:p>-2.04551519457697</text:p>
          </table:table-cell>
          <table:table-cell table:formula="of:=COS(-3*[.B334])-[.C334]^(1/3)" office:value-type="float" office:value="3.06192483486525" calcext:value-type="float">
            <text:p>3.06192483486525</text:p>
          </table:table-cell>
        </table:table-row>
        <table:table-row table:style-name="ro1">
          <table:table-cell office:value-type="float" office:value="10.40625" calcext:value-type="float">
            <text:p>10.40625</text:p>
          </table:table-cell>
          <table:table-cell table:formula="of:=5*SIN([.A335])" office:value-type="float" office:value="-4.15658214717509" calcext:value-type="float">
            <text:p>-4.15658214717509</text:p>
          </table:table-cell>
          <table:table-cell table:formula="of:=[.A335]-20" office:value-type="float" office:value="-9.59375" calcext:value-type="float">
            <text:p>-9.59375</text:p>
          </table:table-cell>
          <table:table-cell table:formula="of:=COS(5*[.B335])+[.C335]^(1/3)" office:value-type="float" office:value="-2.47952337295835" calcext:value-type="float">
            <text:p>-2.47952337295835</text:p>
          </table:table-cell>
          <table:table-cell table:formula="of:=COS(-3*[.B335])-[.C335]^(1/3)" office:value-type="float" office:value="3.12019133026536" calcext:value-type="float">
            <text:p>3.12019133026536</text:p>
          </table:table-cell>
        </table:table-row>
        <table:table-row table:style-name="ro1">
          <table:table-cell office:value-type="float" office:value="10.4375" calcext:value-type="float">
            <text:p>10.4375</text:p>
          </table:table-cell>
          <table:table-cell table:formula="of:=5*SIN([.A336])" office:value-type="float" office:value="-4.24138225640833" calcext:value-type="float">
            <text:p>-4.24138225640833</text:p>
          </table:table-cell>
          <table:table-cell table:formula="of:=[.A336]-20" office:value-type="float" office:value="-9.5625" calcext:value-type="float">
            <text:p>-9.5625</text:p>
          </table:table-cell>
          <table:table-cell table:formula="of:=COS(5*[.B336])+[.C336]^(1/3)" office:value-type="float" office:value="-2.83047335100922" calcext:value-type="float">
            <text:p>-2.83047335100922</text:p>
          </table:table-cell>
          <table:table-cell table:formula="of:=COS(-3*[.B336])-[.C336]^(1/3)" office:value-type="float" office:value="3.11012532813712" calcext:value-type="float">
            <text:p>3.11012532813712</text:p>
          </table:table-cell>
        </table:table-row>
        <table:table-row table:style-name="ro1">
          <table:table-cell office:value-type="float" office:value="10.46875" calcext:value-type="float">
            <text:p>10.46875</text:p>
          </table:table-cell>
          <table:table-cell table:formula="of:=5*SIN([.A337])" office:value-type="float" office:value="-4.32204072784561" calcext:value-type="float">
            <text:p>-4.32204072784561</text:p>
          </table:table-cell>
          <table:table-cell table:formula="of:=[.A337]-20" office:value-type="float" office:value="-9.53125" calcext:value-type="float">
            <text:p>-9.53125</text:p>
          </table:table-cell>
          <table:table-cell table:formula="of:=COS(5*[.B337])+[.C337]^(1/3)" office:value-type="float" office:value="-3.04854524707883" calcext:value-type="float">
            <text:p>-3.04854524707883</text:p>
          </table:table-cell>
          <table:table-cell table:formula="of:=COS(-3*[.B337])-[.C337]^(1/3)" office:value-type="float" office:value="3.04138923121997" calcext:value-type="float">
            <text:p>3.0413892312199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5*SIN([.A338])" office:value-type="float" office:value="-4.39847879985835" calcext:value-type="float">
            <text:p>-4.39847879985835</text:p>
          </table:table-cell>
          <table:table-cell table:formula="of:=[.A338]-20" office:value-type="float" office:value="-9.5" calcext:value-type="float">
            <text:p>-9.5</text:p>
          </table:table-cell>
          <table:table-cell table:formula="of:=COS(5*[.B338])+[.C338]^(1/3)" office:value-type="float" office:value="-3.11791101658687" calcext:value-type="float">
            <text:p>-3.11791101658687</text:p>
          </table:table-cell>
          <table:table-cell table:formula="of:=COS(-3*[.B338])-[.C338]^(1/3)" office:value-type="float" office:value="2.92648933549648" calcext:value-type="float">
            <text:p>2.92648933549648</text:p>
          </table:table-cell>
        </table:table-row>
        <table:table-row table:style-name="ro1">
          <table:table-cell office:value-type="float" office:value="10.53125" calcext:value-type="float">
            <text:p>10.53125</text:p>
          </table:table-cell>
          <table:table-cell table:formula="of:=5*SIN([.A339])" office:value-type="float" office:value="-4.47062183196642" calcext:value-type="float">
            <text:p>-4.47062183196642</text:p>
          </table:table-cell>
          <table:table-cell table:formula="of:=[.A339]-20" office:value-type="float" office:value="-9.46875" calcext:value-type="float">
            <text:p>-9.46875</text:p>
          </table:table-cell>
          <table:table-cell table:formula="of:=COS(5*[.B339])+[.C339]^(1/3)" office:value-type="float" office:value="-3.0507913313158" calcext:value-type="float">
            <text:p>-3.0507913313158</text:p>
          </table:table-cell>
          <table:table-cell table:formula="of:=COS(-3*[.B339])-[.C339]^(1/3)" office:value-type="float" office:value="2.77894801354097" calcext:value-type="float">
            <text:p>2.77894801354097</text:p>
          </table:table-cell>
        </table:table-row>
        <table:table-row table:style-name="ro1">
          <table:table-cell office:value-type="float" office:value="10.5625" calcext:value-type="float">
            <text:p>10.5625</text:p>
          </table:table-cell>
          <table:table-cell table:formula="of:=5*SIN([.A340])" office:value-type="float" office:value="-4.53839937772324" calcext:value-type="float">
            <text:p>-4.53839937772324</text:p>
          </table:table-cell>
          <table:table-cell table:formula="of:=[.A340]-20" office:value-type="float" office:value="-9.4375" calcext:value-type="float">
            <text:p>-9.4375</text:p>
          </table:table-cell>
          <table:table-cell table:formula="of:=COS(5*[.B340])+[.C340]^(1/3)" office:value-type="float" office:value="-2.87755243952313" calcext:value-type="float">
            <text:p>-2.87755243952313</text:p>
          </table:table-cell>
          <table:table-cell table:formula="of:=COS(-3*[.B340])-[.C340]^(1/3)" office:value-type="float" office:value="2.61184476899561" calcext:value-type="float">
            <text:p>2.61184476899561</text:p>
          </table:table-cell>
        </table:table-row>
        <table:table-row table:style-name="ro1">
          <table:table-cell office:value-type="float" office:value="10.59375" calcext:value-type="float">
            <text:p>10.59375</text:p>
          </table:table-cell>
          <table:table-cell table:formula="of:=5*SIN([.A341])" office:value-type="float" office:value="-4.60174525350559" calcext:value-type="float">
            <text:p>-4.60174525350559</text:p>
          </table:table-cell>
          <table:table-cell table:formula="of:=[.A341]-20" office:value-type="float" office:value="-9.40625" calcext:value-type="float">
            <text:p>-9.40625</text:p>
          </table:table-cell>
          <table:table-cell table:formula="of:=COS(5*[.B341])+[.C341]^(1/3)" office:value-type="float" office:value="-2.63635041491962" calcext:value-type="float">
            <text:p>-2.63635041491962</text:p>
          </table:table-cell>
          <table:table-cell table:formula="of:=COS(-3*[.B341])-[.C341]^(1/3)" office:value-type="float" office:value="2.43679133505469" calcext:value-type="float">
            <text:p>2.43679133505469</text:p>
          </table:table-cell>
        </table:table-row>
        <table:table-row table:style-name="ro1">
          <table:table-cell office:value-type="float" office:value="10.625" calcext:value-type="float">
            <text:p>10.625</text:p>
          </table:table-cell>
          <table:table-cell table:formula="of:=5*SIN([.A342])" office:value-type="float" office:value="-4.66059760314077" calcext:value-type="float">
            <text:p>-4.66059760314077</text:p>
          </table:table-cell>
          <table:table-cell table:formula="of:=[.A342]-20" office:value-type="float" office:value="-9.375" calcext:value-type="float">
            <text:p>-9.375</text:p>
          </table:table-cell>
          <table:table-cell table:formula="of:=COS(5*[.B342])+[.C342]^(1/3)" office:value-type="float" office:value="-2.36465402076301" calcext:value-type="float">
            <text:p>-2.36465402076301</text:p>
          </table:table-cell>
          <table:table-cell table:formula="of:=COS(-3*[.B342])-[.C342]^(1/3)" office:value-type="float" office:value="2.26333139819727" calcext:value-type="float">
            <text:p>2.26333139819727</text:p>
          </table:table-cell>
        </table:table-row>
        <table:table-row table:style-name="ro1">
          <table:table-cell office:value-type="float" office:value="10.65625" calcext:value-type="float">
            <text:p>10.65625</text:p>
          </table:table-cell>
          <table:table-cell table:formula="of:=5*SIN([.A343])" office:value-type="float" office:value="-4.71489895830809" calcext:value-type="float">
            <text:p>-4.71489895830809</text:p>
          </table:table-cell>
          <table:table-cell table:formula="of:=[.A343]-20" office:value-type="float" office:value="-9.34375" calcext:value-type="float">
            <text:p>-9.34375</text:p>
          </table:table-cell>
          <table:table-cell table:formula="of:=COS(5*[.B343])+[.C343]^(1/3)" office:value-type="float" office:value="-2.0936866265354" calcext:value-type="float">
            <text:p>-2.0936866265354</text:p>
          </table:table-cell>
          <table:table-cell table:formula="of:=COS(-3*[.B343])-[.C343]^(1/3)" office:value-type="float" office:value="2.09870632410831" calcext:value-type="float">
            <text:p>2.09870632410831</text:p>
          </table:table-cell>
        </table:table-row>
        <table:table-row table:style-name="ro1">
          <table:table-cell office:value-type="float" office:value="10.6875" calcext:value-type="float">
            <text:p>10.6875</text:p>
          </table:table-cell>
          <table:table-cell table:formula="of:=5*SIN([.A344])" office:value-type="float" office:value="-4.76459629465574" calcext:value-type="float">
            <text:p>-4.76459629465574</text:p>
          </table:table-cell>
          <table:table-cell table:formula="of:=[.A344]-20" office:value-type="float" office:value="-9.3125" calcext:value-type="float">
            <text:p>-9.3125</text:p>
          </table:table-cell>
          <table:table-cell table:formula="of:=COS(5*[.B344])+[.C344]^(1/3)" office:value-type="float" office:value="-1.84580332896984" calcext:value-type="float">
            <text:p>-1.84580332896984</text:p>
          </table:table-cell>
          <table:table-cell table:formula="of:=COS(-3*[.B344])-[.C344]^(1/3)" office:value-type="float" office:value="1.9479030810115" calcext:value-type="float">
            <text:p>1.9479030810115</text:p>
          </table:table-cell>
        </table:table-row>
        <table:table-row table:style-name="ro1">
          <table:table-cell office:value-type="float" office:value="10.71875" calcext:value-type="float">
            <text:p>10.71875</text:p>
          </table:table-cell>
          <table:table-cell table:formula="of:=5*SIN([.A345])" office:value-type="float" office:value="-4.80964108357816" calcext:value-type="float">
            <text:p>-4.80964108357816</text:p>
          </table:table-cell>
          <table:table-cell table:formula="of:=[.A345]-20" office:value-type="float" office:value="-9.28125" calcext:value-type="float">
            <text:p>-9.28125</text:p>
          </table:table-cell>
          <table:table-cell table:formula="of:=COS(5*[.B345])+[.C345]^(1/3)" office:value-type="float" office:value="-1.63420636231819" calcext:value-type="float">
            <text:p>-1.63420636231819</text:p>
          </table:table-cell>
          <table:table-cell table:formula="of:=COS(-3*[.B345])-[.C345]^(1/3)" office:value-type="float" office:value="1.81389474188032" calcext:value-type="float">
            <text:p>1.81389474188032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table:formula="of:=5*SIN([.A346])" office:value-type="float" office:value="-4.84998933960339" calcext:value-type="float">
            <text:p>-4.84998933960339</text:p>
          </table:table-cell>
          <table:table-cell table:formula="of:=[.A346]-20" office:value-type="float" office:value="-9.25" calcext:value-type="float">
            <text:p>-9.25</text:p>
          </table:table-cell>
          <table:table-cell table:formula="of:=COS(5*[.B346])+[.C346]^(1/3)" office:value-type="float" office:value="-1.46417342124511" calcext:value-type="float">
            <text:p>-1.46417342124511</text:p>
          </table:table-cell>
          <table:table-cell table:formula="of:=COS(-3*[.B346])-[.C346]^(1/3)" office:value-type="float" office:value="1.69799153938491" calcext:value-type="float">
            <text:p>1.69799153938491</text:p>
          </table:table-cell>
        </table:table-row>
        <table:table-row table:style-name="ro1">
          <table:table-cell office:value-type="float" office:value="10.78125" calcext:value-type="float">
            <text:p>10.78125</text:p>
          </table:table-cell>
          <table:table-cell table:formula="of:=5*SIN([.A347])" office:value-type="float" office:value="-4.88560166334414" calcext:value-type="float">
            <text:p>-4.88560166334414</text:p>
          </table:table-cell>
          <table:table-cell table:formula="of:=[.A347]-20" office:value-type="float" office:value="-9.21875" calcext:value-type="float">
            <text:p>-9.21875</text:p>
          </table:table-cell>
          <table:table-cell table:formula="of:=COS(5*[.B347])+[.C347]^(1/3)" office:value-type="float" office:value="-1.33501702497595" calcext:value-type="float">
            <text:p>-1.33501702497595</text:p>
          </table:table-cell>
          <table:table-cell table:formula="of:=COS(-3*[.B347])-[.C347]^(1/3)" office:value-type="float" office:value="1.60023563445445" calcext:value-type="float">
            <text:p>1.60023563445445</text:p>
          </table:table-cell>
        </table:table-row>
        <table:table-row table:style-name="ro1">
          <table:table-cell office:value-type="float" office:value="10.8125" calcext:value-type="float">
            <text:p>10.8125</text:p>
          </table:table-cell>
          <table:table-cell table:formula="of:=5*SIN([.A348])" office:value-type="float" office:value="-4.91644327997063" calcext:value-type="float">
            <text:p>-4.91644327997063</text:p>
          </table:table-cell>
          <table:table-cell table:formula="of:=[.A348]-20" office:value-type="float" office:value="-9.1875" calcext:value-type="float">
            <text:p>-9.1875</text:p>
          </table:table-cell>
          <table:table-cell table:formula="of:=COS(5*[.B348])+[.C348]^(1/3)" office:value-type="float" office:value="-1.24217959874509" calcext:value-type="float">
            <text:p>-1.24217959874509</text:p>
          </table:table-cell>
          <table:table-cell table:formula="of:=COS(-3*[.B348])-[.C348]^(1/3)" office:value-type="float" office:value="1.51979074763614" calcext:value-type="float">
            <text:p>1.51979074763614</text:p>
          </table:table-cell>
        </table:table-row>
        <table:table-row table:style-name="ro1">
          <table:table-cell office:value-type="float" office:value="10.84375" calcext:value-type="float">
            <text:p>10.84375</text:p>
          </table:table-cell>
          <table:table-cell table:formula="of:=5*SIN([.A349])" office:value-type="float" office:value="-4.9424840731676" calcext:value-type="float">
            <text:p>-4.9424840731676</text:p>
          </table:table-cell>
          <table:table-cell table:formula="of:=[.A349]-20" office:value-type="float" office:value="-9.15625" calcext:value-type="float">
            <text:p>-9.15625</text:p>
          </table:table-cell>
          <table:table-cell table:formula="of:=COS(5*[.B349])+[.C349]^(1/3)" office:value-type="float" office:value="-1.17909428968268" calcext:value-type="float">
            <text:p>-1.17909428968268</text:p>
          </table:table-cell>
          <table:table-cell table:formula="of:=COS(-3*[.B349])-[.C349]^(1/3)" office:value-type="float" office:value="1.45529517169444" calcext:value-type="float">
            <text:p>1.45529517169444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table:formula="of:=5*SIN([.A350])" office:value-type="float" office:value="-4.96369861454243" calcext:value-type="float">
            <text:p>-4.96369861454243</text:p>
          </table:table-cell>
          <table:table-cell table:formula="of:=[.A350]-20" office:value-type="float" office:value="-9.125" calcext:value-type="float">
            <text:p>-9.125</text:p>
          </table:table-cell>
          <table:table-cell table:formula="of:=COS(5*[.B350])+[.C350]^(1/3)" office:value-type="float" office:value="-1.13864055437346" calcext:value-type="float">
            <text:p>-1.13864055437346</text:p>
          </table:table-cell>
          <table:table-cell table:formula="of:=COS(-3*[.B350])-[.C350]^(1/3)" office:value-type="float" office:value="1.40516137233137" calcext:value-type="float">
            <text:p>1.40516137233137</text:p>
          </table:table-cell>
        </table:table-row>
        <table:table-row table:style-name="ro1">
          <table:table-cell office:value-type="float" office:value="10.90625" calcext:value-type="float">
            <text:p>10.90625</text:p>
          </table:table-cell>
          <table:table-cell table:formula="of:=5*SIN([.A351])" office:value-type="float" office:value="-4.98006618845548" calcext:value-type="float">
            <text:p>-4.98006618845548</text:p>
          </table:table-cell>
          <table:table-cell table:formula="of:=[.A351]-20" office:value-type="float" office:value="-9.09375" calcext:value-type="float">
            <text:p>-9.09375</text:p>
          </table:table-cell>
          <table:table-cell table:formula="of:=COS(5*[.B351])+[.C351]^(1/3)" office:value-type="float" office:value="-1.11416732612651" calcext:value-type="float">
            <text:p>-1.11416732612651</text:p>
          </table:table-cell>
          <table:table-cell table:formula="of:=COS(-3*[.B351])-[.C351]^(1/3)" office:value-type="float" office:value="1.36781645820633" calcext:value-type="float">
            <text:p>1.36781645820633</text:p>
          </table:table-cell>
        </table:table-row>
        <table:table-row table:style-name="ro1">
          <table:table-cell office:value-type="float" office:value="10.9375" calcext:value-type="float">
            <text:p>10.9375</text:p>
          </table:table-cell>
          <table:table-cell table:formula="of:=5*SIN([.A352])" office:value-type="float" office:value="-4.99157081224859" calcext:value-type="float">
            <text:p>-4.99157081224859</text:p>
          </table:table-cell>
          <table:table-cell table:formula="of:=[.A352]-20" office:value-type="float" office:value="-9.0625" calcext:value-type="float">
            <text:p>-9.0625</text:p>
          </table:table-cell>
          <table:table-cell table:formula="of:=COS(5*[.B352])+[.C352]^(1/3)" office:value-type="float" office:value="-1.10014155115341" calcext:value-type="float">
            <text:p>-1.10014155115341</text:p>
          </table:table-cell>
          <table:table-cell table:formula="of:=COS(-3*[.B352])-[.C352]^(1/3)" office:value-type="float" office:value="1.34188514076752" calcext:value-type="float">
            <text:p>1.34188514076752</text:p>
          </table:table-cell>
        </table:table-row>
        <table:table-row table:style-name="ro1">
          <table:table-cell office:value-type="float" office:value="10.96875" calcext:value-type="float">
            <text:p>10.96875</text:p>
          </table:table-cell>
          <table:table-cell table:formula="of:=5*SIN([.A353])" office:value-type="float" office:value="-4.99820125185185" calcext:value-type="float">
            <text:p>-4.99820125185185</text:p>
          </table:table-cell>
          <table:table-cell table:formula="of:=[.A353]-20" office:value-type="float" office:value="-9.03125" calcext:value-type="float">
            <text:p>-9.03125</text:p>
          </table:table-cell>
          <table:table-cell table:formula="of:=COS(5*[.B353])+[.C353]^(1/3)" office:value-type="float" office:value="-1.09251614341766" calcext:value-type="float">
            <text:p>-1.09251614341766</text:p>
          </table:table-cell>
          <table:table-cell table:formula="of:=COS(-3*[.B353])-[.C353]^(1/3)" office:value-type="float" office:value="1.32632078945318" calcext:value-type="float">
            <text:p>1.326320789453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5*SIN([.A354])" office:value-type="float" office:value="-4.99995103275352" calcext:value-type="float">
            <text:p>-4.99995103275352</text:p>
          </table:table-cell>
          <table:table-cell table:formula="of:=[.A354]-20" office:value-type="float" office:value="-9" calcext:value-type="float">
            <text:p>-9</text:p>
          </table:table-cell>
          <table:table-cell table:formula="of:=COS(5*[.B354])+[.C354]^(1/3)" office:value-type="float" office:value="-1.08891344540067" calcext:value-type="float">
            <text:p>-1.08891344540067</text:p>
          </table:table-cell>
          <table:table-cell table:formula="of:=COS(-3*[.B354])-[.C354]^(1/3)" office:value-type="float" office:value="1.32049144680468" calcext:value-type="float">
            <text:p>1.32049144680468</text:p>
          </table:table-cell>
        </table:table-row>
        <table:table-row table:style-name="ro1">
          <table:table-cell office:value-type="float" office:value="11.03125" calcext:value-type="float">
            <text:p>11.03125</text:p>
          </table:table-cell>
          <table:table-cell table:formula="of:=5*SIN([.A355])" office:value-type="float" office:value="-4.99681844632223" calcext:value-type="float">
            <text:p>-4.99681844632223</text:p>
          </table:table-cell>
          <table:table-cell table:formula="of:=[.A355]-20" office:value-type="float" office:value="-8.96875" calcext:value-type="float">
            <text:p>-8.96875</text:p>
          </table:table-cell>
          <table:table-cell table:formula="of:=COS(5*[.B355])+[.C355]^(1/3)" office:value-type="float" office:value="-1.08870145990884" calcext:value-type="float">
            <text:p>-1.08870145990884</text:p>
          </table:table-cell>
          <table:table-cell table:formula="of:=COS(-3*[.B355])-[.C355]^(1/3)" office:value-type="float" office:value="1.32422690041812" calcext:value-type="float">
            <text:p>1.32422690041812</text:p>
          </table:table-cell>
        </table:table-row>
        <table:table-row table:style-name="ro1">
          <table:table-cell office:value-type="float" office:value="11.0625" calcext:value-type="float">
            <text:p>11.0625</text:p>
          </table:table-cell>
          <table:table-cell table:formula="of:=5*SIN([.A356])" office:value-type="float" office:value="-4.98880655147549" calcext:value-type="float">
            <text:p>-4.98880655147549</text:p>
          </table:table-cell>
          <table:table-cell table:formula="of:=[.A356]-20" office:value-type="float" office:value="-8.9375" calcext:value-type="float">
            <text:p>-8.9375</text:p>
          </table:table-cell>
          <table:table-cell table:formula="of:=COS(5*[.B356])+[.C356]^(1/3)" office:value-type="float" office:value="-1.09301029243665" calcext:value-type="float">
            <text:p>-1.09301029243665</text:p>
          </table:table-cell>
          <table:table-cell table:formula="of:=COS(-3*[.B356])-[.C356]^(1/3)" office:value-type="float" office:value="1.33783078573298" calcext:value-type="float">
            <text:p>1.33783078573298</text:p>
          </table:table-cell>
        </table:table-row>
        <table:table-row table:style-name="ro1">
          <table:table-cell office:value-type="float" office:value="11.09375" calcext:value-type="float">
            <text:p>11.09375</text:p>
          </table:table-cell>
          <table:table-cell table:formula="of:=5*SIN([.A357])" office:value-type="float" office:value="-4.97592317169263" calcext:value-type="float">
            <text:p>-4.97592317169263</text:p>
          </table:table-cell>
          <table:table-cell table:formula="of:=[.A357]-20" office:value-type="float" office:value="-8.90625" calcext:value-type="float">
            <text:p>-8.90625</text:p>
          </table:table-cell>
          <table:table-cell table:formula="of:=COS(5*[.B357])+[.C357]^(1/3)" office:value-type="float" office:value="-1.10470162360321" calcext:value-type="float">
            <text:p>-1.10470162360321</text:p>
          </table:table-cell>
          <table:table-cell table:formula="of:=COS(-3*[.B357])-[.C357]^(1/3)" office:value-type="float" office:value="1.36205882319983" calcext:value-type="float">
            <text:p>1.36205882319983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table:formula="of:=5*SIN([.A358])" office:value-type="float" office:value="-4.9581808873754" calcext:value-type="float">
            <text:p>-4.9581808873754</text:p>
          </table:table-cell>
          <table:table-cell table:formula="of:=[.A358]-20" office:value-type="float" office:value="-8.875" calcext:value-type="float">
            <text:p>-8.875</text:p>
          </table:table-cell>
          <table:table-cell table:formula="of:=COS(5*[.B358])+[.C358]^(1/3)" office:value-type="float" office:value="-1.1282683455431" calcext:value-type="float">
            <text:p>-1.1282683455431</text:p>
          </table:table-cell>
          <table:table-cell table:formula="of:=COS(-3*[.B358])-[.C358]^(1/3)" office:value-type="float" office:value="1.39806123026561" calcext:value-type="float">
            <text:p>1.39806123026561</text:p>
          </table:table-cell>
        </table:table-row>
        <table:table-row table:style-name="ro1">
          <table:table-cell office:value-type="float" office:value="11.15625" calcext:value-type="float">
            <text:p>11.15625</text:p>
          </table:table-cell>
          <table:table-cell table:formula="of:=5*SIN([.A359])" office:value-type="float" office:value="-4.93559702356332" calcext:value-type="float">
            <text:p>-4.93559702356332</text:p>
          </table:table-cell>
          <table:table-cell table:formula="of:=[.A359]-20" office:value-type="float" office:value="-8.84375" calcext:value-type="float">
            <text:p>-8.84375</text:p>
          </table:table-cell>
          <table:table-cell table:formula="of:=COS(5*[.B359])+[.C359]^(1/3)" office:value-type="float" office:value="-1.16960777804443" calcext:value-type="float">
            <text:p>-1.16960777804443</text:p>
          </table:table-cell>
          <table:table-cell table:formula="of:=COS(-3*[.B359])-[.C359]^(1/3)" office:value-type="float" office:value="1.44728463181008" calcext:value-type="float">
            <text:p>1.44728463181008</text:p>
          </table:table-cell>
        </table:table-row>
        <table:table-row table:style-name="ro1">
          <table:table-cell office:value-type="float" office:value="11.1875" calcext:value-type="float">
            <text:p>11.1875</text:p>
          </table:table-cell>
          <table:table-cell table:formula="of:=5*SIN([.A360])" office:value-type="float" office:value="-4.90819363301616" calcext:value-type="float">
            <text:p>-4.90819363301616</text:p>
          </table:table-cell>
          <table:table-cell table:formula="of:=[.A360]-20" office:value-type="float" office:value="-8.8125" calcext:value-type="float">
            <text:p>-8.8125</text:p>
          </table:table-cell>
          <table:table-cell table:formula="of:=COS(5*[.B360])+[.C360]^(1/3)" office:value-type="float" office:value="-1.23558439643487" calcext:value-type="float">
            <text:p>-1.23558439643487</text:p>
          </table:table-cell>
          <table:table-cell table:formula="of:=COS(-3*[.B360])-[.C360]^(1/3)" office:value-type="float" office:value="1.51132698905464" calcext:value-type="float">
            <text:p>1.51132698905464</text:p>
          </table:table-cell>
        </table:table-row>
        <table:table-row table:style-name="ro1">
          <table:table-cell office:value-type="float" office:value="11.21875" calcext:value-type="float">
            <text:p>11.21875</text:p>
          </table:table-cell>
          <table:table-cell table:formula="of:=5*SIN([.A361])" office:value-type="float" office:value="-4.87599747467974" calcext:value-type="float">
            <text:p>-4.87599747467974</text:p>
          </table:table-cell>
          <table:table-cell table:formula="of:=[.A361]-20" office:value-type="float" office:value="-8.78125" calcext:value-type="float">
            <text:p>-8.78125</text:p>
          </table:table-cell>
          <table:table-cell table:formula="of:=COS(5*[.B361])+[.C361]^(1/3)" office:value-type="float" office:value="-1.33328391902347" calcext:value-type="float">
            <text:p>-1.33328391902347</text:p>
          </table:table-cell>
          <table:table-cell table:formula="of:=COS(-3*[.B361])-[.C361]^(1/3)" office:value-type="float" office:value="1.59173880287004" calcext:value-type="float">
            <text:p>1.59173880287004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table:formula="of:=5*SIN([.A362])" office:value-type="float" office:value="-4.83903998755631" calcext:value-type="float">
            <text:p>-4.83903998755631</text:p>
          </table:table-cell>
          <table:table-cell table:formula="of:=[.A362]-20" office:value-type="float" office:value="-8.75" calcext:value-type="float">
            <text:p>-8.75</text:p>
          </table:table-cell>
          <table:table-cell table:formula="of:=COS(5*[.B362])+[.C362]^(1/3)" office:value-type="float" office:value="-1.46887085916039" calcext:value-type="float">
            <text:p>-1.46887085916039</text:p>
          </table:table-cell>
          <table:table-cell table:formula="of:=COS(-3*[.B362])-[.C362]^(1/3)" office:value-type="float" office:value="1.68976580815838" calcext:value-type="float">
            <text:p>1.68976580815838</text:p>
          </table:table-cell>
        </table:table-row>
        <table:table-row table:style-name="ro1">
          <table:table-cell office:value-type="float" office:value="11.28125" calcext:value-type="float">
            <text:p>11.28125</text:p>
          </table:table-cell>
          <table:table-cell table:formula="of:=5*SIN([.A363])" office:value-type="float" office:value="-4.79735726000485" calcext:value-type="float">
            <text:p>-4.79735726000485</text:p>
          </table:table-cell>
          <table:table-cell table:formula="of:=[.A363]-20" office:value-type="float" office:value="-8.71875" calcext:value-type="float">
            <text:p>-8.71875</text:p>
          </table:table-cell>
          <table:table-cell table:formula="of:=COS(5*[.B363])+[.C363]^(1/3)" office:value-type="float" office:value="-1.64601029358739" calcext:value-type="float">
            <text:p>-1.64601029358739</text:p>
          </table:table-cell>
          <table:table-cell table:formula="of:=COS(-3*[.B363])-[.C363]^(1/3)" office:value-type="float" office:value="1.80603325412175" calcext:value-type="float">
            <text:p>1.80603325412175</text:p>
          </table:table-cell>
        </table:table-row>
        <table:table-row table:style-name="ro1">
          <table:table-cell office:value-type="float" office:value="11.3125" calcext:value-type="float">
            <text:p>11.3125</text:p>
          </table:table-cell>
          <table:table-cell table:formula="of:=5*SIN([.A364])" office:value-type="float" office:value="-4.75098999450147" calcext:value-type="float">
            <text:p>-4.75098999450147</text:p>
          </table:table-cell>
          <table:table-cell table:formula="of:=[.A364]-20" office:value-type="float" office:value="-8.6875" calcext:value-type="float">
            <text:p>-8.6875</text:p>
          </table:table-cell>
          <table:table-cell table:formula="of:=COS(5*[.B364])+[.C364]^(1/3)" office:value-type="float" office:value="-1.86391559981983" calcext:value-type="float">
            <text:p>-1.86391559981983</text:p>
          </table:table-cell>
          <table:table-cell table:formula="of:=COS(-3*[.B364])-[.C364]^(1/3)" office:value-type="float" office:value="1.9401802402638" calcext:value-type="float">
            <text:p>1.9401802402638</text:p>
          </table:table-cell>
        </table:table-row>
        <table:table-row table:style-name="ro1">
          <table:table-cell office:value-type="float" office:value="11.34375" calcext:value-type="float">
            <text:p>11.34375</text:p>
          </table:table-cell>
          <table:table-cell table:formula="of:=5*SIN([.A365])" office:value-type="float" office:value="-4.69998346789404" calcext:value-type="float">
            <text:p>-4.69998346789404</text:p>
          </table:table-cell>
          <table:table-cell table:formula="of:=[.A365]-20" office:value-type="float" office:value="-8.65625" calcext:value-type="float">
            <text:p>-8.65625</text:p>
          </table:table-cell>
          <table:table-cell table:formula="of:=COS(5*[.B365])+[.C365]^(1/3)" office:value-type="float" office:value="-2.11524456635668" calcext:value-type="float">
            <text:p>-2.11524456635668</text:p>
          </table:table-cell>
          <table:table-cell table:formula="of:=COS(-3*[.B365])-[.C365]^(1/3)" office:value-type="float" office:value="2.09046471739584" calcext:value-type="float">
            <text:p>2.09046471739584</text:p>
          </table:table-cell>
        </table:table-row>
        <table:table-row table:style-name="ro1">
          <table:table-cell office:value-type="float" office:value="11.375" calcext:value-type="float">
            <text:p>11.375</text:p>
          </table:table-cell>
          <table:table-cell table:formula="of:=5*SIN([.A366])" office:value-type="float" office:value="-4.64438748719022" calcext:value-type="float">
            <text:p>-4.64438748719022</text:p>
          </table:table-cell>
          <table:table-cell table:formula="of:=[.A366]-20" office:value-type="float" office:value="-8.625" calcext:value-type="float">
            <text:p>-8.625</text:p>
          </table:table-cell>
          <table:table-cell table:formula="of:=COS(5*[.B366])+[.C366]^(1/3)" office:value-type="float" office:value="-2.38427709556294" calcext:value-type="float">
            <text:p>-2.38427709556294</text:p>
          </table:table-cell>
          <table:table-cell table:formula="of:=COS(-3*[.B366])-[.C366]^(1/3)" office:value-type="float" office:value="2.25337534884404" calcext:value-type="float">
            <text:p>2.25337534884404</text:p>
          </table:table-cell>
        </table:table-row>
        <table:table-row table:style-name="ro1">
          <table:table-cell office:value-type="float" office:value="11.40625" calcext:value-type="float">
            <text:p>11.40625</text:p>
          </table:table-cell>
          <table:table-cell table:formula="of:=5*SIN([.A367])" office:value-type="float" office:value="-4.58425634092168" calcext:value-type="float">
            <text:p>-4.58425634092168</text:p>
          </table:table-cell>
          <table:table-cell table:formula="of:=[.A367]-20" office:value-type="float" office:value="-8.59375" calcext:value-type="float">
            <text:p>-8.59375</text:p>
          </table:table-cell>
          <table:table-cell table:formula="of:=COS(5*[.B367])+[.C367]^(1/3)" office:value-type="float" office:value="-2.6460304342456" calcext:value-type="float">
            <text:p>-2.6460304342456</text:p>
          </table:table-cell>
          <table:table-cell table:formula="of:=COS(-3*[.B367])-[.C367]^(1/3)" office:value-type="float" office:value="2.42330423691891" calcext:value-type="float">
            <text:p>2.42330423691891</text:p>
          </table:table-cell>
        </table:table-row>
        <table:table-row table:style-name="ro1">
          <table:table-cell office:value-type="float" office:value="11.4375" calcext:value-type="float">
            <text:p>11.4375</text:p>
          </table:table-cell>
          <table:table-cell table:formula="of:=5*SIN([.A368])" office:value-type="float" office:value="-4.51964874613232" calcext:value-type="float">
            <text:p>-4.51964874613232</text:p>
          </table:table-cell>
          <table:table-cell table:formula="of:=[.A368]-20" office:value-type="float" office:value="-8.5625" calcext:value-type="float">
            <text:p>-8.5625</text:p>
          </table:table-cell>
          <table:table-cell table:formula="of:=COS(5*[.B368])+[.C368]^(1/3)" office:value-type="float" office:value="-2.8671260174682" calcext:value-type="float">
            <text:p>-2.8671260174682</text:p>
          </table:table-cell>
          <table:table-cell table:formula="of:=COS(-3*[.B368])-[.C368]^(1/3)" office:value-type="float" office:value="2.59235212363005" calcext:value-type="float">
            <text:p>2.59235212363005</text:p>
          </table:table-cell>
        </table:table-row>
        <table:table-row table:style-name="ro1">
          <table:table-cell office:value-type="float" office:value="11.46875" calcext:value-type="float">
            <text:p>11.46875</text:p>
          </table:table-cell>
          <table:table-cell table:formula="of:=5*SIN([.A369])" office:value-type="float" office:value="-4.45062779104202" calcext:value-type="float">
            <text:p>-4.45062779104202</text:p>
          </table:table-cell>
          <table:table-cell table:formula="of:=[.A369]-20" office:value-type="float" office:value="-8.53125" calcext:value-type="float">
            <text:p>-8.53125</text:p>
          </table:table-cell>
          <table:table-cell table:formula="of:=COS(5*[.B369])+[.C369]^(1/3)" office:value-type="float" office:value="-3.00920188262245" calcext:value-type="float">
            <text:p>-3.00920188262245</text:p>
          </table:table-cell>
          <table:table-cell table:formula="of:=COS(-3*[.B369])-[.C369]^(1/3)" office:value-type="float" office:value="2.75035125177178" calcext:value-type="float">
            <text:p>2.7503512517717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5*SIN([.A370])" office:value-type="float" office:value="-4.37726087344214" calcext:value-type="float">
            <text:p>-4.37726087344214</text:p>
          </table:table-cell>
          <table:table-cell table:formula="of:=[.A370]-20" office:value-type="float" office:value="-8.5" calcext:value-type="float">
            <text:p>-8.5</text:p>
          </table:table-cell>
          <table:table-cell table:formula="of:=COS(5*[.B370])+[.C370]^(1/3)" office:value-type="float" office:value="-3.03533642976541" calcext:value-type="float">
            <text:p>-3.03533642976541</text:p>
          </table:table-cell>
          <table:table-cell table:formula="of:=COS(-3*[.B370])-[.C370]^(1/3)" office:value-type="float" office:value="2.88519548519311" calcext:value-type="float">
            <text:p>2.88519548519311</text:p>
          </table:table-cell>
        </table:table-row>
        <table:table-row table:style-name="ro1">
          <table:table-cell office:value-type="float" office:value="11.53125" calcext:value-type="float">
            <text:p>11.53125</text:p>
          </table:table-cell>
          <table:table-cell table:formula="of:=5*SIN([.A371])" office:value-type="float" office:value="-4.29961963488266" calcext:value-type="float">
            <text:p>-4.29961963488266</text:p>
          </table:table-cell>
          <table:table-cell table:formula="of:=[.A371]-20" office:value-type="float" office:value="-8.46875" calcext:value-type="float">
            <text:p>-8.46875</text:p>
          </table:table-cell>
          <table:table-cell table:formula="of:=COS(5*[.B371])+[.C371]^(1/3)" office:value-type="float" office:value="-2.91921662382384" calcext:value-type="float">
            <text:p>-2.91921662382384</text:p>
          </table:table-cell>
          <table:table-cell table:formula="of:=COS(-3*[.B371])-[.C371]^(1/3)" office:value-type="float" office:value="2.983556568048" calcext:value-type="float">
            <text:p>2.983556568048</text:p>
          </table:table-cell>
        </table:table-row>
        <table:table-row table:style-name="ro1">
          <table:table-cell office:value-type="float" office:value="11.5625" calcext:value-type="float">
            <text:p>11.5625</text:p>
          </table:table-cell>
          <table:table-cell table:formula="of:=5*SIN([.A372])" office:value-type="float" office:value="-4.21777989071543" calcext:value-type="float">
            <text:p>-4.21777989071543</text:p>
          </table:table-cell>
          <table:table-cell table:formula="of:=[.A372]-20" office:value-type="float" office:value="-8.4375" calcext:value-type="float">
            <text:p>-8.4375</text:p>
          </table:table-cell>
          <table:table-cell table:formula="of:=COS(5*[.B372])+[.C372]^(1/3)" office:value-type="float" office:value="-2.65565981254676" calcext:value-type="float">
            <text:p>-2.65565981254676</text:p>
          </table:table-cell>
          <table:table-cell table:formula="of:=COS(-3*[.B372])-[.C372]^(1/3)" office:value-type="float" office:value="3.03203378701836" calcext:value-type="float">
            <text:p>3.03203378701836</text:p>
          </table:table-cell>
        </table:table-row>
        <table:table-row table:style-name="ro1">
          <table:table-cell office:value-type="float" office:value="11.59375" calcext:value-type="float">
            <text:p>11.59375</text:p>
          </table:table-cell>
          <table:table-cell table:formula="of:=5*SIN([.A373])" office:value-type="float" office:value="-4.13182155606179" calcext:value-type="float">
            <text:p>-4.13182155606179</text:p>
          </table:table-cell>
          <table:table-cell table:formula="of:=[.A373]-20" office:value-type="float" office:value="-8.40625" calcext:value-type="float">
            <text:p>-8.40625</text:p>
          </table:table-cell>
          <table:table-cell table:formula="of:=COS(5*[.B373])+[.C373]^(1/3)" office:value-type="float" office:value="-2.26979039712318" calcext:value-type="float">
            <text:p>-2.26979039712318</text:p>
          </table:table-cell>
          <table:table-cell table:formula="of:=COS(-3*[.B373])-[.C373]^(1/3)" office:value-type="float" office:value="3.01872784587509" calcext:value-type="float">
            <text:p>3.01872784587509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table:formula="of:=5*SIN([.A374])" office:value-type="float" office:value="-4.0418285677768" calcext:value-type="float">
            <text:p>-4.0418285677768</text:p>
          </table:table-cell>
          <table:table-cell table:formula="of:=[.A374]-20" office:value-type="float" office:value="-8.375" calcext:value-type="float">
            <text:p>-8.375</text:p>
          </table:table-cell>
          <table:table-cell table:formula="of:=COS(5*[.B374])+[.C374]^(1/3)" office:value-type="float" office:value="-1.82113146328887" calcext:value-type="float">
            <text:p>-1.82113146328887</text:p>
          </table:table-cell>
          <table:table-cell table:formula="of:=COS(-3*[.B374])-[.C374]^(1/3)" office:value-type="float" office:value="2.93514844072096" calcext:value-type="float">
            <text:p>2.93514844072096</text:p>
          </table:table-cell>
        </table:table-row>
        <table:table-row table:style-name="ro1">
          <table:table-cell office:value-type="float" office:value="11.65625" calcext:value-type="float">
            <text:p>11.65625</text:p>
          </table:table-cell>
          <table:table-cell table:formula="of:=5*SIN([.A375])" office:value-type="float" office:value="-3.9478888024863" calcext:value-type="float">
            <text:p>-3.9478888024863</text:p>
          </table:table-cell>
          <table:table-cell table:formula="of:=[.A375]-20" office:value-type="float" office:value="-8.34375" calcext:value-type="float">
            <text:p>-8.34375</text:p>
          </table:table-cell>
          <table:table-cell table:formula="of:=COS(5*[.B375])+[.C375]^(1/3)" office:value-type="float" office:value="-1.39874607969545" calcext:value-type="float">
            <text:p>-1.39874607969545</text:p>
          </table:table-cell>
          <table:table-cell table:formula="of:=COS(-3*[.B375])-[.C375]^(1/3)" office:value-type="float" office:value="2.77826493359115" calcext:value-type="float">
            <text:p>2.77826493359115</text:p>
          </table:table-cell>
        </table:table-row>
        <table:table-row table:style-name="ro1">
          <table:table-cell office:value-type="float" office:value="11.6875" calcext:value-type="float">
            <text:p>11.6875</text:p>
          </table:table-cell>
          <table:table-cell table:formula="of:=5*SIN([.A376])" office:value-type="float" office:value="-3.85009399077693" calcext:value-type="float">
            <text:p>-3.85009399077693</text:p>
          </table:table-cell>
          <table:table-cell table:formula="of:=[.A376]-20" office:value-type="float" office:value="-8.3125" calcext:value-type="float">
            <text:p>-8.3125</text:p>
          </table:table-cell>
          <table:table-cell table:formula="of:=COS(5*[.B376])+[.C376]^(1/3)" office:value-type="float" office:value="-1.10500508642201" calcext:value-type="float">
            <text:p>-1.10500508642201</text:p>
          </table:table-cell>
          <table:table-cell table:formula="of:=COS(-3*[.B376])-[.C376]^(1/3)" office:value-type="float" office:value="2.55240459360899" calcext:value-type="float">
            <text:p>2.55240459360899</text:p>
          </table:table-cell>
        </table:table-row>
        <table:table-row table:style-name="ro1">
          <table:table-cell office:value-type="float" office:value="11.71875" calcext:value-type="float">
            <text:p>11.71875</text:p>
          </table:table-cell>
          <table:table-cell table:formula="of:=5*SIN([.A377])" office:value-type="float" office:value="-3.74853962762271" calcext:value-type="float">
            <text:p>-3.74853962762271</text:p>
          </table:table-cell>
          <table:table-cell table:formula="of:=[.A377]-20" office:value-type="float" office:value="-8.28125" calcext:value-type="float">
            <text:p>-8.28125</text:p>
          </table:table-cell>
          <table:table-cell table:formula="of:=COS(5*[.B377])+[.C377]^(1/3)" office:value-type="float" office:value="-1.02887194597727" calcext:value-type="float">
            <text:p>-1.02887194597727</text:p>
          </table:table-cell>
          <table:table-cell table:formula="of:=COS(-3*[.B377])-[.C377]^(1/3)" office:value-type="float" office:value="2.27061525159395" calcext:value-type="float">
            <text:p>2.27061525159395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table:formula="of:=5*SIN([.A378])" office:value-type="float" office:value="-3.64332487913585" calcext:value-type="float">
            <text:p>-3.64332487913585</text:p>
          </table:table-cell>
          <table:table-cell table:formula="of:=[.A378]-20" office:value-type="float" office:value="-8.25" calcext:value-type="float">
            <text:p>-8.25</text:p>
          </table:table-cell>
          <table:table-cell table:formula="of:=COS(5*[.B378])+[.C378]^(1/3)" office:value-type="float" office:value="-1.21432306464675" calcext:value-type="float">
            <text:p>-1.21432306464675</text:p>
          </table:table-cell>
          <table:table-cell table:formula="of:=COS(-3*[.B378])-[.C378]^(1/3)" office:value-type="float" office:value="1.95506739934859" calcext:value-type="float">
            <text:p>1.95506739934859</text:p>
          </table:table-cell>
        </table:table-row>
        <table:table-row table:style-name="ro1">
          <table:table-cell office:value-type="float" office:value="11.78125" calcext:value-type="float">
            <text:p>11.78125</text:p>
          </table:table-cell>
          <table:table-cell table:formula="of:=5*SIN([.A379])" office:value-type="float" office:value="-3.53455248573274" calcext:value-type="float">
            <text:p>-3.53455248573274</text:p>
          </table:table-cell>
          <table:table-cell table:formula="of:=[.A379]-20" office:value-type="float" office:value="-8.21875" calcext:value-type="float">
            <text:p>-8.21875</text:p>
          </table:table-cell>
          <table:table-cell table:formula="of:=COS(5*[.B379])+[.C379]^(1/3)" office:value-type="float" office:value="-1.63417787752059" calcext:value-type="float">
            <text:p>-1.63417787752059</text:p>
          </table:table-cell>
          <table:table-cell table:formula="of:=COS(-3*[.B379])-[.C379]^(1/3)" office:value-type="float" office:value="1.63610488494214" calcext:value-type="float">
            <text:p>1.63610488494214</text:p>
          </table:table-cell>
        </table:table-row>
        <table:table-row table:style-name="ro1">
          <table:table-cell office:value-type="float" office:value="11.8125" calcext:value-type="float">
            <text:p>11.8125</text:p>
          </table:table-cell>
          <table:table-cell table:formula="of:=5*SIN([.A380])" office:value-type="float" office:value="-3.42232866180962" calcext:value-type="float">
            <text:p>-3.42232866180962</text:p>
          </table:table-cell>
          <table:table-cell table:formula="of:=[.A380]-20" office:value-type="float" office:value="-8.1875" calcext:value-type="float">
            <text:p>-8.1875</text:p>
          </table:table-cell>
          <table:table-cell table:formula="of:=COS(5*[.B380])+[.C380]^(1/3)" office:value-type="float" office:value="-2.18184399940088" calcext:value-type="float">
            <text:p>-2.18184399940088</text:p>
          </table:table-cell>
          <table:table-cell table:formula="of:=COS(-3*[.B380])-[.C380]^(1/3)" office:value-type="float" office:value="1.34968748498717" calcext:value-type="float">
            <text:p>1.34968748498717</text:p>
          </table:table-cell>
        </table:table-row>
        <table:table-row table:style-name="ro1">
          <table:table-cell office:value-type="float" office:value="11.84375" calcext:value-type="float">
            <text:p>11.84375</text:p>
          </table:table-cell>
          <table:table-cell table:formula="of:=5*SIN([.A381])" office:value-type="float" office:value="-3.3067629920261" calcext:value-type="float">
            <text:p>-3.3067629920261</text:p>
          </table:table-cell>
          <table:table-cell table:formula="of:=[.A381]-20" office:value-type="float" office:value="-8.15625" calcext:value-type="float">
            <text:p>-8.15625</text:p>
          </table:table-cell>
          <table:table-cell table:formula="of:=COS(5*[.B381])+[.C381]^(1/3)" office:value-type="float" office:value="-2.69086808129054" calcext:value-type="float">
            <text:p>-2.69086808129054</text:p>
          </table:table-cell>
          <table:table-cell table:formula="of:=COS(-3*[.B381])-[.C381]^(1/3)" office:value-type="float" office:value="1.13321112379514" calcext:value-type="float">
            <text:p>1.13321112379514</text:p>
          </table:table-cell>
        </table:table-row>
        <table:table-row table:style-name="ro1">
          <table:table-cell office:value-type="float" office:value="11.875" calcext:value-type="float">
            <text:p>11.875</text:p>
          </table:table-cell>
          <table:table-cell table:formula="of:=5*SIN([.A382])" office:value-type="float" office:value="-3.18796832429754" calcext:value-type="float">
            <text:p>-3.18796832429754</text:p>
          </table:table-cell>
          <table:table-cell table:formula="of:=[.A382]-20" office:value-type="float" office:value="-8.125" calcext:value-type="float">
            <text:p>-8.125</text:p>
          </table:table-cell>
          <table:table-cell table:formula="of:=COS(5*[.B382])+[.C382]^(1/3)" office:value-type="float" office:value="-2.9835993345134" calcext:value-type="float">
            <text:p>-2.9835993345134</text:p>
          </table:table-cell>
          <table:table-cell table:formula="of:=COS(-3*[.B382])-[.C382]^(1/3)" office:value-type="float" office:value="1.02002544097566" calcext:value-type="float">
            <text:p>1.02002544097566</text:p>
          </table:table-cell>
        </table:table-row>
        <table:table-row table:style-name="ro1">
          <table:table-cell office:value-type="float" office:value="11.90625" calcext:value-type="float">
            <text:p>11.90625</text:p>
          </table:table-cell>
          <table:table-cell table:formula="of:=5*SIN([.A383])" office:value-type="float" office:value="-3.06606065960099" calcext:value-type="float">
            <text:p>-3.06606065960099</text:p>
          </table:table-cell>
          <table:table-cell table:formula="of:=[.A383]-20" office:value-type="float" office:value="-8.09375" calcext:value-type="float">
            <text:p>-8.09375</text:p>
          </table:table-cell>
          <table:table-cell table:formula="of:=COS(5*[.B383])+[.C383]^(1/3)" office:value-type="float" office:value="-2.93731223683404" calcext:value-type="float">
            <text:p>-2.93731223683404</text:p>
          </table:table-cell>
          <table:table-cell table:formula="of:=COS(-3*[.B383])-[.C383]^(1/3)" office:value-type="float" office:value="1.03334538755274" calcext:value-type="float">
            <text:p>1.03334538755274</text:p>
          </table:table-cell>
        </table:table-row>
        <table:table-row table:style-name="ro1">
          <table:table-cell office:value-type="float" office:value="11.9375" calcext:value-type="float">
            <text:p>11.9375</text:p>
          </table:table-cell>
          <table:table-cell table:formula="of:=5*SIN([.A384])" office:value-type="float" office:value="-2.94115903870223" calcext:value-type="float">
            <text:p>-2.94115903870223</text:p>
          </table:table-cell>
          <table:table-cell table:formula="of:=[.A384]-20" office:value-type="float" office:value="-8.0625" calcext:value-type="float">
            <text:p>-8.0625</text:p>
          </table:table-cell>
          <table:table-cell table:formula="of:=COS(5*[.B384])+[.C384]^(1/3)" office:value-type="float" office:value="-2.54367149423664" calcext:value-type="float">
            <text:p>-2.54367149423664</text:p>
          </table:table-cell>
          <table:table-cell table:formula="of:=COS(-3*[.B384])-[.C384]^(1/3)" office:value-type="float" office:value="1.18059442387527" calcext:value-type="float">
            <text:p>1.18059442387527</text:p>
          </table:table-cell>
        </table:table-row>
        <table:table-row table:style-name="ro1">
          <table:table-cell office:value-type="float" office:value="11.96875" calcext:value-type="float">
            <text:p>11.96875</text:p>
          </table:table-cell>
          <table:table-cell table:formula="of:=5*SIN([.A385])" office:value-type="float" office:value="-2.81338542591445" calcext:value-type="float">
            <text:p>-2.81338542591445</text:p>
          </table:table-cell>
          <table:table-cell table:formula="of:=[.A385]-20" office:value-type="float" office:value="-8.03125" calcext:value-type="float">
            <text:p>-8.03125</text:p>
          </table:table-cell>
          <table:table-cell table:formula="of:=COS(5*[.B385])+[.C385]^(1/3)" office:value-type="float" office:value="-1.93241871355676" calcext:value-type="float">
            <text:p>-1.93241871355676</text:p>
          </table:table-cell>
          <table:table-cell table:formula="of:=COS(-3*[.B385])-[.C385]^(1/3)" office:value-type="float" office:value="1.44942246731141" calcext:value-type="float">
            <text:p>1.44942246731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5*SIN([.A386])" office:value-type="float" office:value="-2.68286459000217" calcext:value-type="float">
            <text:p>-2.68286459000217</text:p>
          </table:table-cell>
          <table:table-cell table:formula="of:=[.A386]-20" office:value-type="float" office:value="-8" calcext:value-type="float">
            <text:p>-8</text:p>
          </table:table-cell>
          <table:table-cell table:formula="of:=COS(5*[.B386])+[.C386]^(1/3)" office:value-type="float" office:value="-1.33847986871973" calcext:value-type="float">
            <text:p>-1.33847986871973</text:p>
          </table:table-cell>
          <table:table-cell table:formula="of:=COS(-3*[.B386])-[.C386]^(1/3)" office:value-type="float" office:value="1.80661399264488" calcext:value-type="float">
            <text:p>1.80661399264488</text:p>
          </table:table-cell>
        </table:table-row>
        <table:table-row table:style-name="ro1">
          <table:table-cell office:value-type="float" office:value="12.03125" calcext:value-type="float">
            <text:p>12.03125</text:p>
          </table:table-cell>
          <table:table-cell table:formula="of:=5*SIN([.A387])" office:value-type="float" office:value="-2.54972398234671" calcext:value-type="float">
            <text:p>-2.54972398234671</text:p>
          </table:table-cell>
          <table:table-cell table:formula="of:=[.A387]-20" office:value-type="float" office:value="-7.96875" calcext:value-type="float">
            <text:p>-7.96875</text:p>
          </table:table-cell>
          <table:table-cell table:formula="of:=COS(5*[.B387])+[.C387]^(1/3)" office:value-type="float" office:value="-1.01395392153344" calcext:value-type="float">
            <text:p>-1.01395392153344</text:p>
          </table:table-cell>
          <table:table-cell table:formula="of:=COS(-3*[.B387])-[.C387]^(1/3)" office:value-type="float" office:value="2.20077326323548" calcext:value-type="float">
            <text:p>2.20077326323548</text:p>
          </table:table-cell>
        </table:table-row>
        <table:table-row table:style-name="ro1">
          <table:table-cell office:value-type="float" office:value="12.0625" calcext:value-type="float">
            <text:p>12.0625</text:p>
          </table:table-cell>
          <table:table-cell table:formula="of:=5*SIN([.A388])" office:value-type="float" office:value="-2.414093612492" calcext:value-type="float">
            <text:p>-2.414093612492</text:p>
          </table:table-cell>
          <table:table-cell table:formula="of:=[.A388]-20" office:value-type="float" office:value="-7.9375" calcext:value-type="float">
            <text:p>-7.9375</text:p>
          </table:table-cell>
          <table:table-cell table:formula="of:=COS(5*[.B388])+[.C388]^(1/3)" office:value-type="float" office:value="-1.11523843335727" calcext:value-type="float">
            <text:p>-1.11523843335727</text:p>
          </table:table-cell>
          <table:table-cell table:formula="of:=COS(-3*[.B388])-[.C388]^(1/3)" office:value-type="float" office:value="2.56903872945943" calcext:value-type="float">
            <text:p>2.56903872945943</text:p>
          </table:table-cell>
        </table:table-row>
        <table:table-row table:style-name="ro1">
          <table:table-cell office:value-type="float" office:value="12.09375" calcext:value-type="float">
            <text:p>12.09375</text:p>
          </table:table-cell>
          <table:table-cell table:formula="of:=5*SIN([.A389])" office:value-type="float" office:value="-2.27610592119251" calcext:value-type="float">
            <text:p>-2.27610592119251</text:p>
          </table:table-cell>
          <table:table-cell table:formula="of:=[.A389]-20" office:value-type="float" office:value="-7.90625" calcext:value-type="float">
            <text:p>-7.90625</text:p>
          </table:table-cell>
          <table:table-cell table:formula="of:=COS(5*[.B389])+[.C389]^(1/3)" office:value-type="float" office:value="-1.61663905663989" calcext:value-type="float">
            <text:p>-1.61663905663989</text:p>
          </table:table-cell>
          <table:table-cell table:formula="of:=COS(-3*[.B389])-[.C389]^(1/3)" office:value-type="float" office:value="2.84721539766042" calcext:value-type="float">
            <text:p>2.84721539766042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table:formula="of:=5*SIN([.A390])" office:value-type="float" office:value="-2.13589565108712" calcext:value-type="float">
            <text:p>-2.13589565108712</text:p>
          </table:table-cell>
          <table:table-cell table:formula="of:=[.A390]-20" office:value-type="float" office:value="-7.875" calcext:value-type="float">
            <text:p>-7.875</text:p>
          </table:table-cell>
          <table:table-cell table:formula="of:=COS(5*[.B390])+[.C390]^(1/3)" office:value-type="float" office:value="-2.30038699225715" calcext:value-type="float">
            <text:p>-2.30038699225715</text:p>
          </table:table-cell>
          <table:table-cell table:formula="of:=COS(-3*[.B390])-[.C390]^(1/3)" office:value-type="float" office:value="2.98178828010741" calcext:value-type="float">
            <text:p>2.98178828010741</text:p>
          </table:table-cell>
        </table:table-row>
        <table:table-row table:style-name="ro1">
          <table:table-cell office:value-type="float" office:value="12.15625" calcext:value-type="float">
            <text:p>12.15625</text:p>
          </table:table-cell>
          <table:table-cell table:formula="of:=5*SIN([.A391])" office:value-type="float" office:value="-1.99359971512517" calcext:value-type="float">
            <text:p>-1.99359971512517</text:p>
          </table:table-cell>
          <table:table-cell table:formula="of:=[.A391]-20" office:value-type="float" office:value="-7.84375" calcext:value-type="float">
            <text:p>-7.84375</text:p>
          </table:table-cell>
          <table:table-cell table:formula="of:=COS(5*[.B391])+[.C391]^(1/3)" office:value-type="float" office:value="-2.84294186562604" calcext:value-type="float">
            <text:p>-2.84294186562604</text:p>
          </table:table-cell>
          <table:table-cell table:formula="of:=COS(-3*[.B391])-[.C391]^(1/3)" office:value-type="float" office:value="2.94152207467483" calcext:value-type="float">
            <text:p>2.94152207467483</text:p>
          </table:table-cell>
        </table:table-row>
        <table:table-row table:style-name="ro1">
          <table:table-cell office:value-type="float" office:value="12.1875" calcext:value-type="float">
            <text:p>12.1875</text:p>
          </table:table-cell>
          <table:table-cell table:formula="of:=5*SIN([.A392])" office:value-type="float" office:value="-1.84935706287333" calcext:value-type="float">
            <text:p>-1.84935706287333</text:p>
          </table:table-cell>
          <table:table-cell table:formula="of:=[.A392]-20" office:value-type="float" office:value="-7.8125" calcext:value-type="float">
            <text:p>-7.8125</text:p>
          </table:table-cell>
          <table:table-cell table:formula="of:=COS(5*[.B392])+[.C392]^(1/3)" office:value-type="float" office:value="-2.96845240098236" calcext:value-type="float">
            <text:p>-2.96845240098236</text:p>
          </table:table-cell>
          <table:table-cell table:formula="of:=COS(-3*[.B392])-[.C392]^(1/3)" office:value-type="float" office:value="2.72600553709202" calcext:value-type="float">
            <text:p>2.72600553709202</text:p>
          </table:table-cell>
        </table:table-row>
        <table:table-row table:style-name="ro1">
          <table:table-cell office:value-type="float" office:value="12.21875" calcext:value-type="float">
            <text:p>12.21875</text:p>
          </table:table-cell>
          <table:table-cell table:formula="of:=5*SIN([.A393])" office:value-type="float" office:value="-1.70330854483369" calcext:value-type="float">
            <text:p>-1.70330854483369</text:p>
          </table:table-cell>
          <table:table-cell table:formula="of:=[.A393]-20" office:value-type="float" office:value="-7.78125" calcext:value-type="float">
            <text:p>-7.78125</text:p>
          </table:table-cell>
          <table:table-cell table:formula="of:=COS(5*[.B393])+[.C393]^(1/3)" office:value-type="float" office:value="-2.59674019146976" calcext:value-type="float">
            <text:p>-2.59674019146976</text:p>
          </table:table-cell>
          <table:table-cell table:formula="of:=COS(-3*[.B393])-[.C393]^(1/3)" office:value-type="float" office:value="2.36875038240873" calcext:value-type="float">
            <text:p>2.36875038240873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table:formula="of:=5*SIN([.A394])" office:value-type="float" office:value="-1.55559677490564" calcext:value-type="float">
            <text:p>-1.55559677490564</text:p>
          </table:table-cell>
          <table:table-cell table:formula="of:=[.A394]-20" office:value-type="float" office:value="-7.75" calcext:value-type="float">
            <text:p>-7.75</text:p>
          </table:table-cell>
          <table:table-cell table:formula="of:=COS(5*[.B394])+[.C394]^(1/3)" office:value-type="float" office:value="-1.90302118046668" calcext:value-type="float">
            <text:p>-1.90302118046668</text:p>
          </table:table-cell>
          <table:table-cell table:formula="of:=COS(-3*[.B394])-[.C394]^(1/3)" office:value-type="float" office:value="1.93336294926809" calcext:value-type="float">
            <text:p>1.93336294926809</text:p>
          </table:table-cell>
        </table:table-row>
        <table:table-row table:style-name="ro1">
          <table:table-cell office:value-type="float" office:value="12.28125" calcext:value-type="float">
            <text:p>12.28125</text:p>
          </table:table-cell>
          <table:table-cell table:formula="of:=5*SIN([.A395])" office:value-type="float" office:value="-1.40636599112579" calcext:value-type="float">
            <text:p>-1.40636599112579</text:p>
          </table:table-cell>
          <table:table-cell table:formula="of:=[.A395]-20" office:value-type="float" office:value="-7.71875" calcext:value-type="float">
            <text:p>-7.71875</text:p>
          </table:table-cell>
          <table:table-cell table:formula="of:=COS(5*[.B395])+[.C395]^(1/3)" office:value-type="float" office:value="-1.24367029162428" calcext:value-type="float">
            <text:p>-1.24367029162428</text:p>
          </table:table-cell>
          <table:table-cell table:formula="of:=COS(-3*[.B395])-[.C395]^(1/3)" office:value-type="float" office:value="1.50275525037561" calcext:value-type="float">
            <text:p>1.50275525037561</text:p>
          </table:table-cell>
        </table:table-row>
        <table:table-row table:style-name="ro1">
          <table:table-cell office:value-type="float" office:value="12.3125" calcext:value-type="float">
            <text:p>12.3125</text:p>
          </table:table-cell>
          <table:table-cell table:formula="of:=5*SIN([.A396])" office:value-type="float" office:value="-1.25576191482201" calcext:value-type="float">
            <text:p>-1.25576191482201</text:p>
          </table:table-cell>
          <table:table-cell table:formula="of:=[.A396]-20" office:value-type="float" office:value="-7.6875" calcext:value-type="float">
            <text:p>-7.6875</text:p>
          </table:table-cell>
          <table:table-cell table:formula="of:=COS(5*[.B396])+[.C396]^(1/3)" office:value-type="float" office:value="-0.973621266746701" calcext:value-type="float">
            <text:p>-0.973621266746701</text:p>
          </table:table-cell>
          <table:table-cell table:formula="of:=COS(-3*[.B396])-[.C396]^(1/3)" office:value-type="float" office:value="1.16305429406912" calcext:value-type="float">
            <text:p>1.16305429406912</text:p>
          </table:table-cell>
        </table:table-row>
        <table:table-row table:style-name="ro1">
          <table:table-cell office:value-type="float" office:value="12.34375" calcext:value-type="float">
            <text:p>12.34375</text:p>
          </table:table-cell>
          <table:table-cell table:formula="of:=5*SIN([.A397])" office:value-type="float" office:value="-1.10393160831904" calcext:value-type="float">
            <text:p>-1.10393160831904</text:p>
          </table:table-cell>
          <table:table-cell table:formula="of:=[.A397]-20" office:value-type="float" office:value="-7.65625" calcext:value-type="float">
            <text:p>-7.65625</text:p>
          </table:table-cell>
          <table:table-cell table:formula="of:=COS(5*[.B397])+[.C397]^(1/3)" office:value-type="float" office:value="-1.24853229295631" calcext:value-type="float">
            <text:p>-1.24853229295631</text:p>
          </table:table-cell>
          <table:table-cell table:formula="of:=COS(-3*[.B397])-[.C397]^(1/3)" office:value-type="float" office:value="0.985383247835388" calcext:value-type="float">
            <text:p>0.985383247835388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table:formula="of:=5*SIN([.A398])" office:value-type="float" office:value="-0.951023331334564" calcext:value-type="float">
            <text:p>-0.951023331334564</text:p>
          </table:table-cell>
          <table:table-cell table:formula="of:=[.A398]-20" office:value-type="float" office:value="-7.625" calcext:value-type="float">
            <text:p>-7.625</text:p>
          </table:table-cell>
          <table:table-cell table:formula="of:=COS(5*[.B398])+[.C398]^(1/3)" office:value-type="float" office:value="-1.92553391507071" calcext:value-type="float">
            <text:p>-1.92553391507071</text:p>
          </table:table-cell>
          <table:table-cell table:formula="of:=COS(-3*[.B398])-[.C398]^(1/3)" office:value-type="float" office:value="1.00958331311353" calcext:value-type="float">
            <text:p>1.00958331311353</text:p>
          </table:table-cell>
        </table:table-row>
        <table:table-row table:style-name="ro1">
          <table:table-cell office:value-type="float" office:value="12.40625" calcext:value-type="float">
            <text:p>12.40625</text:p>
          </table:table-cell>
          <table:table-cell table:formula="of:=5*SIN([.A399])" office:value-type="float" office:value="-0.797186396206165" calcext:value-type="float">
            <text:p>-0.797186396206165</text:p>
          </table:table-cell>
          <table:table-cell table:formula="of:=[.A399]-20" office:value-type="float" office:value="-7.59375" calcext:value-type="float">
            <text:p>-7.59375</text:p>
          </table:table-cell>
          <table:table-cell table:formula="of:=COS(5*[.B399])+[.C399]^(1/3)" office:value-type="float" office:value="-2.62978134724089" calcext:value-type="float">
            <text:p>-2.62978134724089</text:p>
          </table:table-cell>
          <table:table-cell table:formula="of:=COS(-3*[.B399])-[.C399]^(1/3)" office:value-type="float" office:value="1.2338899882141" calcext:value-type="float">
            <text:p>1.2338899882141</text:p>
          </table:table-cell>
        </table:table-row>
        <table:table-row table:style-name="ro1">
          <table:table-cell office:value-type="float" office:value="12.4375" calcext:value-type="float">
            <text:p>12.4375</text:p>
          </table:table-cell>
          <table:table-cell table:formula="of:=5*SIN([.A400])" office:value-type="float" office:value="-0.642571022090342" calcext:value-type="float">
            <text:p>-0.642571022090342</text:p>
          </table:table-cell>
          <table:table-cell table:formula="of:=[.A400]-20" office:value-type="float" office:value="-7.5625" calcext:value-type="float">
            <text:p>-7.5625</text:p>
          </table:table-cell>
          <table:table-cell table:formula="of:=COS(5*[.B400])+[.C400]^(1/3)" office:value-type="float" office:value="-2.96031800813714" calcext:value-type="float">
            <text:p>-2.96031800813714</text:p>
          </table:table-cell>
          <table:table-cell table:formula="of:=COS(-3*[.B400])-[.C400]^(1/3)" office:value-type="float" office:value="1.61346915296406" calcext:value-type="float">
            <text:p>1.61346915296406</text:p>
          </table:table-cell>
        </table:table-row>
        <table:table-row table:style-name="ro1">
          <table:table-cell office:value-type="float" office:value="12.46875" calcext:value-type="float">
            <text:p>12.46875</text:p>
          </table:table-cell>
          <table:table-cell table:formula="of:=5*SIN([.A401])" office:value-type="float" office:value="-0.487328188276052" calcext:value-type="float">
            <text:p>-0.487328188276052</text:p>
          </table:table-cell>
          <table:table-cell table:formula="of:=[.A401]-20" office:value-type="float" office:value="-7.53125" calcext:value-type="float">
            <text:p>-7.53125</text:p>
          </table:table-cell>
          <table:table-cell table:formula="of:=COS(5*[.B401])+[.C401]^(1/3)" office:value-type="float" office:value="-2.7217915544668" calcext:value-type="float">
            <text:p>-2.7217915544668</text:p>
          </table:table-cell>
          <table:table-cell table:formula="of:=COS(-3*[.B401])-[.C401]^(1/3)" office:value-type="float" office:value="2.06874587864851" calcext:value-type="float">
            <text:p>2.0687458786485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5*SIN([.A402])" office:value-type="float" office:value="-0.331609486756003" calcext:value-type="float">
            <text:p>-0.331609486756003</text:p>
          </table:table-cell>
          <table:table-cell table:formula="of:=[.A402]-20" office:value-type="float" office:value="-7.5" calcext:value-type="float">
            <text:p>-7.5</text:p>
          </table:table-cell>
          <table:table-cell table:formula="of:=COS(5*[.B402])+[.C402]^(1/3)" office:value-type="float" office:value="-2.04457426613997" calcext:value-type="float">
            <text:p>-2.04457426613997</text:p>
          </table:table-cell>
          <table:table-cell table:formula="of:=COS(-3*[.B402])-[.C402]^(1/3)" office:value-type="float" office:value="2.50208058255755" calcext:value-type="float">
            <text:p>2.50208058255755</text:p>
          </table:table-cell>
        </table:table-row>
        <table:table-row table:style-name="ro1">
          <table:table-cell office:value-type="float" office:value="12.53125" calcext:value-type="float">
            <text:p>12.53125</text:p>
          </table:table-cell>
          <table:table-cell table:formula="of:=5*SIN([.A403])" office:value-type="float" office:value="-0.175566974199641" calcext:value-type="float">
            <text:p>-0.175566974199641</text:p>
          </table:table-cell>
          <table:table-cell table:formula="of:=[.A403]-20" office:value-type="float" office:value="-7.46875" calcext:value-type="float">
            <text:p>-7.46875</text:p>
          </table:table-cell>
          <table:table-cell table:formula="of:=COS(5*[.B403])+[.C403]^(1/3)" office:value-type="float" office:value="-1.31589297923984" calcext:value-type="float">
            <text:p>-1.31589297923984</text:p>
          </table:table-cell>
          <table:table-cell table:formula="of:=COS(-3*[.B403])-[.C403]^(1/3)" office:value-type="float" office:value="2.81918154357853" calcext:value-type="float">
            <text:p>2.81918154357853</text:p>
          </table:table-cell>
        </table:table-row>
        <table:table-row table:style-name="ro1">
          <table:table-cell office:value-type="float" office:value="12.5625" calcext:value-type="float">
            <text:p>12.5625</text:p>
          </table:table-cell>
          <table:table-cell table:formula="of:=5*SIN([.A404])" office:value-type="float" office:value="-0.0193530234723918" calcext:value-type="float">
            <text:p>-0.0193530234723918</text:p>
          </table:table-cell>
          <table:table-cell table:formula="of:=[.A404]-20" office:value-type="float" office:value="-7.4375" calcext:value-type="float">
            <text:p>-7.4375</text:p>
          </table:table-cell>
          <table:table-cell table:formula="of:=COS(5*[.B404])+[.C404]^(1/3)" office:value-type="float" office:value="-0.956659422432873" calcext:value-type="float">
            <text:p>-0.956659422432873</text:p>
          </table:table-cell>
          <table:table-cell table:formula="of:=COS(-3*[.B404])-[.C404]^(1/3)" office:value-type="float" office:value="2.95029637600737" calcext:value-type="float">
            <text:p>2.95029637600737</text:p>
          </table:table-cell>
        </table:table-row>
        <table:table-row table:style-name="ro1">
          <table:table-cell office:value-type="float" office:value="12.59375" calcext:value-type="float">
            <text:p>12.59375</text:p>
          </table:table-cell>
          <table:table-cell table:formula="of:=5*SIN([.A405])" office:value-type="float" office:value="0.136879825153852" calcext:value-type="float">
            <text:p>0.136879825153852</text:p>
          </table:table-cell>
          <table:table-cell table:formula="of:=[.A405]-20" office:value-type="float" office:value="-7.40625" calcext:value-type="float">
            <text:p>-7.40625</text:p>
          </table:table-cell>
          <table:table-cell table:formula="of:=COS(5*[.B405])+[.C405]^(1/3)" office:value-type="float" office:value="-1.17444456095026" calcext:value-type="float">
            <text:p>-1.17444456095026</text:p>
          </table:table-cell>
          <table:table-cell table:formula="of:=COS(-3*[.B405])-[.C405]^(1/3)" office:value-type="float" office:value="2.8661093595579" calcext:value-type="float">
            <text:p>2.8661093595579</text:p>
          </table:table-cell>
        </table:table-row>
        <table:table-row table:style-name="ro1">
          <table:table-cell office:value-type="float" office:value="12.625" calcext:value-type="float">
            <text:p>12.625</text:p>
          </table:table-cell>
          <table:table-cell table:formula="of:=5*SIN([.A406])" office:value-type="float" office:value="0.292979012953721" calcext:value-type="float">
            <text:p>0.292979012953721</text:p>
          </table:table-cell>
          <table:table-cell table:formula="of:=[.A406]-20" office:value-type="float" office:value="-7.375" calcext:value-type="float">
            <text:p>-7.375</text:p>
          </table:table-cell>
          <table:table-cell table:formula="of:=COS(5*[.B406])+[.C406]^(1/3)" office:value-type="float" office:value="-1.84079478341288" calcext:value-type="float">
            <text:p>-1.84079478341288</text:p>
          </table:table-cell>
          <table:table-cell table:formula="of:=COS(-3*[.B406])-[.C406]^(1/3)" office:value-type="float" office:value="2.58446825750322" calcext:value-type="float">
            <text:p>2.58446825750322</text:p>
          </table:table-cell>
        </table:table-row>
        <table:table-row table:style-name="ro1">
          <table:table-cell office:value-type="float" office:value="12.65625" calcext:value-type="float">
            <text:p>12.65625</text:p>
          </table:table-cell>
          <table:table-cell table:formula="of:=5*SIN([.A407])" office:value-type="float" office:value="0.448792111719374" calcext:value-type="float">
            <text:p>0.448792111719374</text:p>
          </table:table-cell>
          <table:table-cell table:formula="of:=[.A407]-20" office:value-type="float" office:value="-7.34375" calcext:value-type="float">
            <text:p>-7.34375</text:p>
          </table:table-cell>
          <table:table-cell table:formula="of:=COS(5*[.B407])+[.C407]^(1/3)" office:value-type="float" office:value="-2.56720809190977" calcext:value-type="float">
            <text:p>-2.56720809190977</text:p>
          </table:table-cell>
          <table:table-cell table:formula="of:=COS(-3*[.B407])-[.C407]^(1/3)" office:value-type="float" office:value="2.166285960237" calcext:value-type="float">
            <text:p>2.166285960237</text:p>
          </table:table-cell>
        </table:table-row>
        <table:table-row table:style-name="ro1">
          <table:table-cell office:value-type="float" office:value="12.6875" calcext:value-type="float">
            <text:p>12.6875</text:p>
          </table:table-cell>
          <table:table-cell table:formula="of:=5*SIN([.A408])" office:value-type="float" office:value="0.604166972604058" calcext:value-type="float">
            <text:p>0.604166972604058</text:p>
          </table:table-cell>
          <table:table-cell table:formula="of:=[.A408]-20" office:value-type="float" office:value="-7.3125" calcext:value-type="float">
            <text:p>-7.3125</text:p>
          </table:table-cell>
          <table:table-cell table:formula="of:=COS(5*[.B408])+[.C408]^(1/3)" office:value-type="float" office:value="-2.93370165318644" calcext:value-type="float">
            <text:p>-2.93370165318644</text:p>
          </table:table-cell>
          <table:table-cell table:formula="of:=COS(-3*[.B408])-[.C408]^(1/3)" office:value-type="float" office:value="1.70162600489001" calcext:value-type="float">
            <text:p>1.70162600489001</text:p>
          </table:table-cell>
        </table:table-row>
        <table:table-row table:style-name="ro1">
          <table:table-cell office:value-type="float" office:value="12.71875" calcext:value-type="float">
            <text:p>12.71875</text:p>
          </table:table-cell>
          <table:table-cell table:formula="of:=5*SIN([.A409])" office:value-type="float" office:value="0.758951874692873" calcext:value-type="float">
            <text:p>0.758951874692873</text:p>
          </table:table-cell>
          <table:table-cell table:formula="of:=[.A409]-20" office:value-type="float" office:value="-7.28125" calcext:value-type="float">
            <text:p>-7.28125</text:p>
          </table:table-cell>
          <table:table-cell table:formula="of:=COS(5*[.B409])+[.C409]^(1/3)" office:value-type="float" office:value="-2.73237849095971" calcext:value-type="float">
            <text:p>-2.73237849095971</text:p>
          </table:table-cell>
          <table:table-cell table:formula="of:=COS(-3*[.B409])-[.C409]^(1/3)" office:value-type="float" office:value="1.28937489778302" calcext:value-type="float">
            <text:p>1.28937489778302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table:formula="of:=5*SIN([.A410])" office:value-type="float" office:value="0.91299567315567" calcext:value-type="float">
            <text:p>0.91299567315567</text:p>
          </table:table-cell>
          <table:table-cell table:formula="of:=[.A410]-20" office:value-type="float" office:value="-7.25" calcext:value-type="float">
            <text:p>-7.25</text:p>
          </table:table-cell>
          <table:table-cell table:formula="of:=COS(5*[.B410])+[.C410]^(1/3)" office:value-type="float" office:value="-2.08231564527689" calcext:value-type="float">
            <text:p>-2.08231564527689</text:p>
          </table:table-cell>
          <table:table-cell table:formula="of:=COS(-3*[.B410])-[.C410]^(1/3)" office:value-type="float" office:value="1.01539513357498" calcext:value-type="float">
            <text:p>1.01539513357498</text:p>
          </table:table-cell>
        </table:table-row>
        <table:table-row table:style-name="ro1">
          <table:table-cell office:value-type="float" office:value="12.78125" calcext:value-type="float">
            <text:p>12.78125</text:p>
          </table:table-cell>
          <table:table-cell table:formula="of:=5*SIN([.A411])" office:value-type="float" office:value="1.06614794683742" calcext:value-type="float">
            <text:p>1.06614794683742</text:p>
          </table:table-cell>
          <table:table-cell table:formula="of:=[.A411]-20" office:value-type="float" office:value="-7.21875" calcext:value-type="float">
            <text:p>-7.21875</text:p>
          </table:table-cell>
          <table:table-cell table:formula="of:=COS(5*[.B411])+[.C411]^(1/3)" office:value-type="float" office:value="-1.35296142814456" calcext:value-type="float">
            <text:p>-1.35296142814456</text:p>
          </table:table-cell>
          <table:table-cell table:formula="of:=COS(-3*[.B411])-[.C411]^(1/3)" office:value-type="float" office:value="0.934269106644975" calcext:value-type="float">
            <text:p>0.934269106644975</text:p>
          </table:table-cell>
        </table:table-row>
        <table:table-row table:style-name="ro1">
          <table:table-cell office:value-type="float" office:value="12.8125" calcext:value-type="float">
            <text:p>12.8125</text:p>
          </table:table-cell>
          <table:table-cell table:formula="of:=5*SIN([.A412])" office:value-type="float" office:value="1.2182591451419" calcext:value-type="float">
            <text:p>1.2182591451419</text:p>
          </table:table-cell>
          <table:table-cell table:formula="of:=[.A412]-20" office:value-type="float" office:value="-7.1875" calcext:value-type="float">
            <text:p>-7.1875</text:p>
          </table:table-cell>
          <table:table-cell table:formula="of:=COS(5*[.B412])+[.C412]^(1/3)" office:value-type="float" office:value="-0.948215039410628" calcext:value-type="float">
            <text:p>-0.948215039410628</text:p>
          </table:table-cell>
          <table:table-cell table:formula="of:=COS(-3*[.B412])-[.C412]^(1/3)" office:value-type="float" office:value="1.05867531114317" calcext:value-type="float">
            <text:p>1.05867531114317</text:p>
          </table:table-cell>
        </table:table-row>
        <table:table-row table:style-name="ro1">
          <table:table-cell office:value-type="float" office:value="12.84375" calcext:value-type="float">
            <text:p>12.84375</text:p>
          </table:table-cell>
          <table:table-cell table:formula="of:=5*SIN([.A413])" office:value-type="float" office:value="1.36918073406534" calcext:value-type="float">
            <text:p>1.36918073406534</text:p>
          </table:table-cell>
          <table:table-cell table:formula="of:=[.A413]-20" office:value-type="float" office:value="-7.15625" calcext:value-type="float">
            <text:p>-7.15625</text:p>
          </table:table-cell>
          <table:table-cell table:formula="of:=COS(5*[.B413])+[.C413]^(1/3)" office:value-type="float" office:value="-1.08125166912604" calcext:value-type="float">
            <text:p>-1.08125166912604</text:p>
          </table:table-cell>
          <table:table-cell table:formula="of:=COS(-3*[.B413])-[.C413]^(1/3)" office:value-type="float" office:value="1.35842365021821" calcext:value-type="float">
            <text:p>1.35842365021821</text:p>
          </table:table-cell>
        </table:table-row>
        <table:table-row table:style-name="ro1">
          <table:table-cell office:value-type="float" office:value="12.875" calcext:value-type="float">
            <text:p>12.875</text:p>
          </table:table-cell>
          <table:table-cell table:formula="of:=5*SIN([.A414])" office:value-type="float" office:value="1.51876534123733" calcext:value-type="float">
            <text:p>1.51876534123733</text:p>
          </table:table-cell>
          <table:table-cell table:formula="of:=[.A414]-20" office:value-type="float" office:value="-7.125" calcext:value-type="float">
            <text:p>-7.125</text:p>
          </table:table-cell>
          <table:table-cell table:formula="of:=COS(5*[.B414])+[.C414]^(1/3)" office:value-type="float" office:value="-1.66702029617067" calcext:value-type="float">
            <text:p>-1.66702029617067</text:p>
          </table:table-cell>
          <table:table-cell table:formula="of:=COS(-3*[.B414])-[.C414]^(1/3)" office:value-type="float" office:value="1.76879070497469" calcext:value-type="float">
            <text:p>1.76879070497469</text:p>
          </table:table-cell>
        </table:table-row>
        <table:table-row table:style-name="ro1">
          <table:table-cell office:value-type="float" office:value="12.90625" calcext:value-type="float">
            <text:p>12.90625</text:p>
          </table:table-cell>
          <table:table-cell table:formula="of:=5*SIN([.A415])" office:value-type="float" office:value="1.66686689982747" calcext:value-type="float">
            <text:p>1.66686689982747</text:p>
          </table:table-cell>
          <table:table-cell table:formula="of:=[.A415]-20" office:value-type="float" office:value="-7.09375" calcext:value-type="float">
            <text:p>-7.09375</text:p>
          </table:table-cell>
          <table:table-cell table:formula="of:=COS(5*[.B415])+[.C415]^(1/3)" office:value-type="float" office:value="-2.3835253472481" calcext:value-type="float">
            <text:p>-2.3835253472481</text:p>
          </table:table-cell>
          <table:table-cell table:formula="of:=COS(-3*[.B415])-[.C415]^(1/3)" office:value-type="float" office:value="2.2056713704199" calcext:value-type="float">
            <text:p>2.2056713704199</text:p>
          </table:table-cell>
        </table:table-row>
        <table:table-row table:style-name="ro1">
          <table:table-cell office:value-type="float" office:value="12.9375" calcext:value-type="float">
            <text:p>12.9375</text:p>
          </table:table-cell>
          <table:table-cell table:formula="of:=5*SIN([.A416])" office:value-type="float" office:value="1.81334079117712" calcext:value-type="float">
            <text:p>1.81334079117712</text:p>
          </table:table-cell>
          <table:table-cell table:formula="of:=[.A416]-20" office:value-type="float" office:value="-7.0625" calcext:value-type="float">
            <text:p>-7.0625</text:p>
          </table:table-cell>
          <table:table-cell table:formula="of:=COS(5*[.B416])+[.C416]^(1/3)" office:value-type="float" office:value="-2.85518113557975" calcext:value-type="float">
            <text:p>-2.85518113557975</text:p>
          </table:table-cell>
          <table:table-cell table:formula="of:=COS(-3*[.B416])-[.C416]^(1/3)" office:value-type="float" office:value="2.58371180399469" calcext:value-type="float">
            <text:p>2.58371180399469</text:p>
          </table:table-cell>
        </table:table-row>
        <table:table-row table:style-name="ro1">
          <table:table-cell office:value-type="float" office:value="12.96875" calcext:value-type="float">
            <text:p>12.96875</text:p>
          </table:table-cell>
          <table:table-cell table:formula="of:=5*SIN([.A417])" office:value-type="float" office:value="1.95804398601706" calcext:value-type="float">
            <text:p>1.95804398601706</text:p>
          </table:table-cell>
          <table:table-cell table:formula="of:=[.A417]-20" office:value-type="float" office:value="-7.03125" calcext:value-type="float">
            <text:p>-7.03125</text:p>
          </table:table-cell>
          <table:table-cell table:formula="of:=COS(5*[.B417])+[.C417]^(1/3)" office:value-type="float" office:value="-2.84973949028378" calcext:value-type="float">
            <text:p>-2.84973949028378</text:p>
          </table:table-cell>
          <table:table-cell table:formula="of:=COS(-3*[.B417])-[.C417]^(1/3)" office:value-type="float" office:value="2.83327133667399" calcext:value-type="float">
            <text:p>2.833271336673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5*SIN([.A418])" office:value-type="float" office:value="2.1008351841332" calcext:value-type="float">
            <text:p>2.1008351841332</text:p>
          </table:table-cell>
          <table:table-cell table:formula="of:=[.A418]-20" office:value-type="float" office:value="-7" calcext:value-type="float">
            <text:p>-7</text:p>
          </table:table-cell>
          <table:table-cell table:formula="of:=COS(5*[.B418])+[.C418]^(1/3)" office:value-type="float" office:value="-2.38479043546625" calcext:value-type="float">
            <text:p>-2.38479043546625</text:p>
          </table:table-cell>
          <table:table-cell table:formula="of:=COS(-3*[.B418])-[.C418]^(1/3)" office:value-type="float" office:value="2.91274455264013" calcext:value-type="float">
            <text:p>2.91274455264013</text:p>
          </table:table-cell>
        </table:table-row>
        <table:table-row table:style-name="ro1">
          <table:table-cell office:value-type="float" office:value="13.03125" calcext:value-type="float">
            <text:p>13.03125</text:p>
          </table:table-cell>
          <table:table-cell table:formula="of:=5*SIN([.A419])" office:value-type="float" office:value="2.24157495234379" calcext:value-type="float">
            <text:p>2.24157495234379</text:p>
          </table:table-cell>
          <table:table-cell table:formula="of:=[.A419]-20" office:value-type="float" office:value="-6.96875" calcext:value-type="float">
            <text:p>-6.96875</text:p>
          </table:table-cell>
          <table:table-cell table:formula="of:=COS(5*[.B419])+[.C419]^(1/3)" office:value-type="float" office:value="-1.69937103130395" calcext:value-type="float">
            <text:p>-1.69937103130395</text:p>
          </table:table-cell>
          <table:table-cell table:formula="of:=COS(-3*[.B419])-[.C419]^(1/3)" office:value-type="float" office:value="2.81417514861526" calcext:value-type="float">
            <text:p>2.81417514861526</text:p>
          </table:table-cell>
        </table:table-row>
        <table:table-row table:style-name="ro1">
          <table:table-cell office:value-type="float" office:value="13.0625" calcext:value-type="float">
            <text:p>13.0625</text:p>
          </table:table-cell>
          <table:table-cell table:formula="of:=5*SIN([.A420])" office:value-type="float" office:value="2.38012586065354" calcext:value-type="float">
            <text:p>2.38012586065354</text:p>
          </table:table-cell>
          <table:table-cell table:formula="of:=[.A420]-20" office:value-type="float" office:value="-6.9375" calcext:value-type="float">
            <text:p>-6.9375</text:p>
          </table:table-cell>
          <table:table-cell table:formula="of:=COS(5*[.B420])+[.C420]^(1/3)" office:value-type="float" office:value="-1.12076177029409" calcext:value-type="float">
            <text:p>-1.12076177029409</text:p>
          </table:table-cell>
          <table:table-cell table:formula="of:=COS(-3*[.B420])-[.C420]^(1/3)" office:value-type="float" office:value="2.56178361382219" calcext:value-type="float">
            <text:p>2.56178361382219</text:p>
          </table:table-cell>
        </table:table-row>
        <table:table-row table:style-name="ro1">
          <table:table-cell office:value-type="float" office:value="13.09375" calcext:value-type="float">
            <text:p>13.09375</text:p>
          </table:table-cell>
          <table:table-cell table:formula="of:=5*SIN([.A421])" office:value-type="float" office:value="2.51635261645176" calcext:value-type="float">
            <text:p>2.51635261645176</text:p>
          </table:table-cell>
          <table:table-cell table:formula="of:=[.A421]-20" office:value-type="float" office:value="-6.90625" calcext:value-type="float">
            <text:p>-6.90625</text:p>
          </table:table-cell>
          <table:table-cell table:formula="of:=COS(5*[.B421])+[.C421]^(1/3)" office:value-type="float" office:value="-0.904471362468402" calcext:value-type="float">
            <text:p>-0.904471362468402</text:p>
          </table:table-cell>
          <table:table-cell table:formula="of:=COS(-3*[.B421])-[.C421]^(1/3)" office:value-type="float" office:value="2.20457337730178" calcext:value-type="float">
            <text:p>2.20457337730178</text:p>
          </table:table-cell>
        </table:table-row>
        <table:table-row table:style-name="ro1">
          <table:table-cell office:value-type="float" office:value="13.125" calcext:value-type="float">
            <text:p>13.125</text:p>
          </table:table-cell>
          <table:table-cell table:formula="of:=5*SIN([.A422])" office:value-type="float" office:value="2.65012219662319" calcext:value-type="float">
            <text:p>2.65012219662319</text:p>
          </table:table-cell>
          <table:table-cell table:formula="of:=[.A422]-20" office:value-type="float" office:value="-6.875" calcext:value-type="float">
            <text:p>-6.875</text:p>
          </table:table-cell>
          <table:table-cell table:formula="of:=COS(5*[.B422])+[.C422]^(1/3)" office:value-type="float" office:value="-1.12657680858393" calcext:value-type="float">
            <text:p>-1.12657680858393</text:p>
          </table:table-cell>
          <table:table-cell table:formula="of:=COS(-3*[.B422])-[.C422]^(1/3)" office:value-type="float" office:value="1.80524044217934" calcext:value-type="float">
            <text:p>1.80524044217934</text:p>
          </table:table-cell>
        </table:table-row>
        <table:table-row table:style-name="ro1">
          <table:table-cell office:value-type="float" office:value="13.15625" calcext:value-type="float">
            <text:p>13.15625</text:p>
          </table:table-cell>
          <table:table-cell table:formula="of:=5*SIN([.A423])" office:value-type="float" office:value="2.78130397744293" calcext:value-type="float">
            <text:p>2.78130397744293</text:p>
          </table:table-cell>
          <table:table-cell table:formula="of:=[.A423]-20" office:value-type="float" office:value="-6.84375" calcext:value-type="float">
            <text:p>-6.84375</text:p>
          </table:table-cell>
          <table:table-cell table:formula="of:=COS(5*[.B423])+[.C423]^(1/3)" office:value-type="float" office:value="-1.66998333910058" calcext:value-type="float">
            <text:p>-1.66998333910058</text:p>
          </table:table-cell>
          <table:table-cell table:formula="of:=COS(-3*[.B423])-[.C423]^(1/3)" office:value-type="float" office:value="1.42802644256804" calcext:value-type="float">
            <text:p>1.42802644256804</text:p>
          </table:table-cell>
        </table:table-row>
        <table:table-row table:style-name="ro1">
          <table:table-cell office:value-type="float" office:value="13.1875" calcext:value-type="float">
            <text:p>13.1875</text:p>
          </table:table-cell>
          <table:table-cell table:formula="of:=5*SIN([.A424])" office:value-type="float" office:value="2.90976986212817" calcext:value-type="float">
            <text:p>2.90976986212817</text:p>
          </table:table-cell>
          <table:table-cell table:formula="of:=[.A424]-20" office:value-type="float" office:value="-6.8125" calcext:value-type="float">
            <text:p>-6.8125</text:p>
          </table:table-cell>
          <table:table-cell table:formula="of:=COS(5*[.B424])+[.C424]^(1/3)" office:value-type="float" office:value="-2.2958483309583" calcext:value-type="float">
            <text:p>-2.2958483309583</text:p>
          </table:table-cell>
          <table:table-cell table:formula="of:=COS(-3*[.B424])-[.C424]^(1/3)" office:value-type="float" office:value="1.12794295429795" calcext:value-type="float">
            <text:p>1.12794295429795</text:p>
          </table:table-cell>
        </table:table-row>
        <table:table-row table:style-name="ro1">
          <table:table-cell office:value-type="float" office:value="13.21875" calcext:value-type="float">
            <text:p>13.21875</text:p>
          </table:table-cell>
          <table:table-cell table:formula="of:=5*SIN([.A425])" office:value-type="float" office:value="3.03539440592264" calcext:value-type="float">
            <text:p>3.03539440592264</text:p>
          </table:table-cell>
          <table:table-cell table:formula="of:=[.A425]-20" office:value-type="float" office:value="-6.78125" calcext:value-type="float">
            <text:p>-6.78125</text:p>
          </table:table-cell>
          <table:table-cell table:formula="of:=COS(5*[.B425])+[.C425]^(1/3)" office:value-type="float" office:value="-2.75509911223973" calcext:value-type="float">
            <text:p>-2.75509911223973</text:p>
          </table:table-cell>
          <table:table-cell table:formula="of:=COS(-3*[.B425])-[.C425]^(1/3)" office:value-type="float" office:value="0.943117041999802" calcext:value-type="float">
            <text:p>0.943117041999802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table:formula="of:=5*SIN([.A426])" office:value-type="float" office:value="3.15805493859119" calcext:value-type="float">
            <text:p>3.15805493859119</text:p>
          </table:table-cell>
          <table:table-cell table:formula="of:=[.A426]-20" office:value-type="float" office:value="-6.75" calcext:value-type="float">
            <text:p>-6.75</text:p>
          </table:table-cell>
          <table:table-cell table:formula="of:=COS(5*[.B426])+[.C426]^(1/3)" office:value-type="float" office:value="-2.88649590168949" calcext:value-type="float">
            <text:p>-2.88649590168949</text:p>
          </table:table-cell>
          <table:table-cell table:formula="of:=COS(-3*[.B426])-[.C426]^(1/3)" office:value-type="float" office:value="0.8911008577102" calcext:value-type="float">
            <text:p>0.8911008577102</text:p>
          </table:table-cell>
        </table:table-row>
        <table:table-row table:style-name="ro1">
          <table:table-cell office:value-type="float" office:value="13.28125" calcext:value-type="float">
            <text:p>13.28125</text:p>
          </table:table-cell>
          <table:table-cell table:formula="of:=5*SIN([.A427])" office:value-type="float" office:value="3.27763168420527" calcext:value-type="float">
            <text:p>3.27763168420527</text:p>
          </table:table-cell>
          <table:table-cell table:formula="of:=[.A427]-20" office:value-type="float" office:value="-6.71875" calcext:value-type="float">
            <text:p>-6.71875</text:p>
          </table:table-cell>
          <table:table-cell table:formula="of:=COS(5*[.B427])+[.C427]^(1/3)" office:value-type="float" office:value="-2.66441057162312" calcext:value-type="float">
            <text:p>-2.66441057162312</text:p>
          </table:table-cell>
          <table:table-cell table:formula="of:=COS(-3*[.B427])-[.C427]^(1/3)" office:value-type="float" office:value="0.96909083719854" calcext:value-type="float">
            <text:p>0.96909083719854</text:p>
          </table:table-cell>
        </table:table-row>
        <table:table-row table:style-name="ro1">
          <table:table-cell office:value-type="float" office:value="13.3125" calcext:value-type="float">
            <text:p>13.3125</text:p>
          </table:table-cell>
          <table:table-cell table:formula="of:=5*SIN([.A428])" office:value-type="float" office:value="3.39400787810202" calcext:value-type="float">
            <text:p>3.39400787810202</text:p>
          </table:table-cell>
          <table:table-cell table:formula="of:=[.A428]-20" office:value-type="float" office:value="-6.6875" calcext:value-type="float">
            <text:p>-6.6875</text:p>
          </table:table-cell>
          <table:table-cell table:formula="of:=COS(5*[.B428])+[.C428]^(1/3)" office:value-type="float" office:value="-2.18787010532921" calcext:value-type="float">
            <text:p>-2.18787010532921</text:p>
          </table:table-cell>
          <table:table-cell table:formula="of:=COS(-3*[.B428])-[.C428]^(1/3)" office:value-type="float" office:value="1.1572997373541" calcext:value-type="float">
            <text:p>1.1572997373541</text:p>
          </table:table-cell>
        </table:table-row>
        <table:table-row table:style-name="ro1">
          <table:table-cell office:value-type="float" office:value="13.34375" calcext:value-type="float">
            <text:p>13.34375</text:p>
          </table:table-cell>
          <table:table-cell table:formula="of:=5*SIN([.A429])" office:value-type="float" office:value="3.50706988090304" calcext:value-type="float">
            <text:p>3.50706988090304</text:p>
          </table:table-cell>
          <table:table-cell table:formula="of:=[.A429]-20" office:value-type="float" office:value="-6.65625" calcext:value-type="float">
            <text:p>-6.65625</text:p>
          </table:table-cell>
          <table:table-cell table:formula="of:=COS(5*[.B429])+[.C429]^(1/3)" office:value-type="float" office:value="-1.62730781113555" calcext:value-type="float">
            <text:p>-1.62730781113555</text:p>
          </table:table-cell>
          <table:table-cell table:formula="of:=COS(-3*[.B429])-[.C429]^(1/3)" office:value-type="float" office:value="1.42431796270757" calcext:value-type="float">
            <text:p>1.42431796270757</text:p>
          </table:table-cell>
        </table:table-row>
        <table:table-row table:style-name="ro1">
          <table:table-cell office:value-type="float" office:value="13.375" calcext:value-type="float">
            <text:p>13.375</text:p>
          </table:table-cell>
          <table:table-cell table:formula="of:=5*SIN([.A430])" office:value-type="float" office:value="3.61670728948129" calcext:value-type="float">
            <text:p>3.61670728948129</text:p>
          </table:table-cell>
          <table:table-cell table:formula="of:=[.A430]-20" office:value-type="float" office:value="-6.625" calcext:value-type="float">
            <text:p>-6.625</text:p>
          </table:table-cell>
          <table:table-cell table:formula="of:=COS(5*[.B430])+[.C430]^(1/3)" office:value-type="float" office:value="-1.15746691798355" calcext:value-type="float">
            <text:p>-1.15746691798355</text:p>
          </table:table-cell>
          <table:table-cell table:formula="of:=COS(-3*[.B430])-[.C430]^(1/3)" office:value-type="float" office:value="1.7332027908113" calcext:value-type="float">
            <text:p>1.7332027908113</text:p>
          </table:table-cell>
        </table:table-row>
        <table:table-row table:style-name="ro1">
          <table:table-cell office:value-type="float" office:value="13.40625" calcext:value-type="float">
            <text:p>13.40625</text:p>
          </table:table-cell>
          <table:table-cell table:formula="of:=5*SIN([.A431])" office:value-type="float" office:value="3.72281304476788" calcext:value-type="float">
            <text:p>3.72281304476788</text:p>
          </table:table-cell>
          <table:table-cell table:formula="of:=[.A431]-20" office:value-type="float" office:value="-6.59375" calcext:value-type="float">
            <text:p>-6.59375</text:p>
          </table:table-cell>
          <table:table-cell table:formula="of:=COS(5*[.B431])+[.C431]^(1/3)" office:value-type="float" office:value="-0.902785198161435" calcext:value-type="float">
            <text:p>-0.902785198161435</text:p>
          </table:table-cell>
          <table:table-cell table:formula="of:=COS(-3*[.B431])-[.C431]^(1/3)" office:value-type="float" office:value="2.0471903671402" calcext:value-type="float">
            <text:p>2.0471903671402</text:p>
          </table:table-cell>
        </table:table-row>
        <table:table-row table:style-name="ro1">
          <table:table-cell office:value-type="float" office:value="13.4375" calcext:value-type="float">
            <text:p>13.4375</text:p>
          </table:table-cell>
          <table:table-cell table:formula="of:=5*SIN([.A432])" office:value-type="float" office:value="3.8252835362934" calcext:value-type="float">
            <text:p>3.8252835362934</text:p>
          </table:table-cell>
          <table:table-cell table:formula="of:=[.A432]-20" office:value-type="float" office:value="-6.5625" calcext:value-type="float">
            <text:p>-6.5625</text:p>
          </table:table-cell>
          <table:table-cell table:formula="of:=COS(5*[.B432])+[.C432]^(1/3)" office:value-type="float" office:value="-0.910300122044776" calcext:value-type="float">
            <text:p>-0.910300122044776</text:p>
          </table:table-cell>
          <table:table-cell table:formula="of:=COS(-3*[.B432])-[.C432]^(1/3)" office:value-type="float" office:value="2.33424235031805" calcext:value-type="float">
            <text:p>2.33424235031805</text:p>
          </table:table-cell>
        </table:table-row>
        <table:table-row table:style-name="ro1">
          <table:table-cell office:value-type="float" office:value="13.46875" calcext:value-type="float">
            <text:p>13.46875</text:p>
          </table:table-cell>
          <table:table-cell table:formula="of:=5*SIN([.A433])" office:value-type="float" office:value="3.92401870336184" calcext:value-type="float">
            <text:p>3.92401870336184</text:p>
          </table:table-cell>
          <table:table-cell table:formula="of:=[.A433]-20" office:value-type="float" office:value="-6.53125" calcext:value-type="float">
            <text:p>-6.53125</text:p>
          </table:table-cell>
          <table:table-cell table:formula="of:=COS(5*[.B433])+[.C433]^(1/3)" office:value-type="float" office:value="-1.15170526555023" calcext:value-type="float">
            <text:p>-1.15170526555023</text:p>
          </table:table-cell>
          <table:table-cell table:formula="of:=COS(-3*[.B433])-[.C433]^(1/3)" office:value-type="float" office:value="2.57001554434579" calcext:value-type="float">
            <text:p>2.5700155443457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5*SIN([.A434])" office:value-type="float" office:value="4.0189221327581" calcext:value-type="float">
            <text:p>4.0189221327581</text:p>
          </table:table-cell>
          <table:table-cell table:formula="of:=[.A434]-20" office:value-type="float" office:value="-6.5" calcext:value-type="float">
            <text:p>-6.5</text:p>
          </table:table-cell>
          <table:table-cell table:formula="of:=COS(5*[.B434])+[.C434]^(1/3)" office:value-type="float" office:value="-1.54624411728659" calcext:value-type="float">
            <text:p>-1.54624411728659</text:p>
          </table:table-cell>
          <table:table-cell table:formula="of:=COS(-3*[.B434])-[.C434]^(1/3)" office:value-type="float" office:value="2.73919323039589" calcext:value-type="float">
            <text:p>2.73919323039589</text:p>
          </table:table-cell>
        </table:table-row>
        <table:table-row table:style-name="ro1">
          <table:table-cell office:value-type="float" office:value="13.53125" calcext:value-type="float">
            <text:p>13.53125</text:p>
          </table:table-cell>
          <table:table-cell table:formula="of:=5*SIN([.A435])" office:value-type="float" office:value="4.10990115289394" calcext:value-type="float">
            <text:p>4.10990115289394</text:p>
          </table:table-cell>
          <table:table-cell table:formula="of:=[.A435]-20" office:value-type="float" office:value="-6.46875" calcext:value-type="float">
            <text:p>-6.46875</text:p>
          </table:table-cell>
          <table:table-cell table:formula="of:=COS(5*[.B435])+[.C435]^(1/3)" office:value-type="float" office:value="-1.99205473356331" calcext:value-type="float">
            <text:p>-1.99205473356331</text:p>
          </table:table-cell>
          <table:table-cell table:formula="of:=COS(-3*[.B435])-[.C435]^(1/3)" office:value-type="float" office:value="2.83538478293066" calcext:value-type="float">
            <text:p>2.83538478293066</text:p>
          </table:table-cell>
        </table:table-row>
        <table:table-row table:style-name="ro1">
          <table:table-cell office:value-type="float" office:value="13.5625" calcext:value-type="float">
            <text:p>13.5625</text:p>
          </table:table-cell>
          <table:table-cell table:formula="of:=5*SIN([.A436])" office:value-type="float" office:value="4.19686692430012" calcext:value-type="float">
            <text:p>4.19686692430012</text:p>
          </table:table-cell>
          <table:table-cell table:formula="of:=[.A436]-20" office:value-type="float" office:value="-6.4375" calcext:value-type="float">
            <text:p>-6.4375</text:p>
          </table:table-cell>
          <table:table-cell table:formula="of:=COS(5*[.B436])+[.C436]^(1/3)" office:value-type="float" office:value="-2.39481077809232" calcext:value-type="float">
            <text:p>-2.39481077809232</text:p>
          </table:table-cell>
          <table:table-cell table:formula="of:=COS(-3*[.B436])-[.C436]^(1/3)" office:value-type="float" office:value="2.85996117925444" calcext:value-type="float">
            <text:p>2.85996117925444</text:p>
          </table:table-cell>
        </table:table-row>
        <table:table-row table:style-name="ro1">
          <table:table-cell office:value-type="float" office:value="13.59375" calcext:value-type="float">
            <text:p>13.59375</text:p>
          </table:table-cell>
          <table:table-cell table:formula="of:=5*SIN([.A437])" office:value-type="float" office:value="4.2797345263767" calcext:value-type="float">
            <text:p>4.2797345263767</text:p>
          </table:table-cell>
          <table:table-cell table:formula="of:=[.A437]-20" office:value-type="float" office:value="-6.40625" calcext:value-type="float">
            <text:p>-6.40625</text:p>
          </table:table-cell>
          <table:table-cell table:formula="of:=COS(5*[.B437])+[.C437]^(1/3)" office:value-type="float" office:value="-2.68680032559831" calcext:value-type="float">
            <text:p>-2.68680032559831</text:p>
          </table:table-cell>
          <table:table-cell table:formula="of:=COS(-3*[.B437])-[.C437]^(1/3)" office:value-type="float" office:value="2.82025109951451" calcext:value-type="float">
            <text:p>2.82025109951451</text:p>
          </table:table-cell>
        </table:table-row>
        <table:table-row table:style-name="ro1">
          <table:table-cell office:value-type="float" office:value="13.625" calcext:value-type="float">
            <text:p>13.625</text:p>
          </table:table-cell>
          <table:table-cell table:formula="of:=5*SIN([.A438])" office:value-type="float" office:value="4.35842304031653" calcext:value-type="float">
            <text:p>4.35842304031653</text:p>
          </table:table-cell>
          <table:table-cell table:formula="of:=[.A438]-20" office:value-type="float" office:value="-6.375" calcext:value-type="float">
            <text:p>-6.375</text:p>
          </table:table-cell>
          <table:table-cell table:formula="of:=COS(5*[.B438])+[.C438]^(1/3)" office:value-type="float" office:value="-2.83447304360444" calcext:value-type="float">
            <text:p>-2.83447304360444</text:p>
          </table:table-cell>
          <table:table-cell table:formula="of:=COS(-3*[.B438])-[.C438]^(1/3)" office:value-type="float" office:value="2.72749658674521" calcext:value-type="float">
            <text:p>2.72749658674521</text:p>
          </table:table-cell>
        </table:table-row>
        <table:table-row table:style-name="ro1">
          <table:table-cell office:value-type="float" office:value="13.65625" calcext:value-type="float">
            <text:p>13.65625</text:p>
          </table:table-cell>
          <table:table-cell table:formula="of:=5*SIN([.A439])" office:value-type="float" office:value="4.43285562812112" calcext:value-type="float">
            <text:p>4.43285562812112</text:p>
          </table:table-cell>
          <table:table-cell table:formula="of:=[.A439]-20" office:value-type="float" office:value="-6.34375" calcext:value-type="float">
            <text:p>-6.34375</text:p>
          </table:table-cell>
          <table:table-cell table:formula="of:=COS(5*[.B439])+[.C439]^(1/3)" office:value-type="float" office:value="-2.83623063167201" calcext:value-type="float">
            <text:p>-2.83623063167201</text:p>
          </table:table-cell>
          <table:table-cell table:formula="of:=COS(-3*[.B439])-[.C439]^(1/3)" office:value-type="float" office:value="2.59488813816519" calcext:value-type="float">
            <text:p>2.59488813816519</text:p>
          </table:table-cell>
        </table:table-row>
        <table:table-row table:style-name="ro1">
          <table:table-cell office:value-type="float" office:value="13.6875" calcext:value-type="float">
            <text:p>13.6875</text:p>
          </table:table-cell>
          <table:table-cell table:formula="of:=5*SIN([.A440])" office:value-type="float" office:value="4.50295960763162" calcext:value-type="float">
            <text:p>4.50295960763162</text:p>
          </table:table-cell>
          <table:table-cell table:formula="of:=[.A440]-20" office:value-type="float" office:value="-6.3125" calcext:value-type="float">
            <text:p>-6.3125</text:p>
          </table:table-cell>
          <table:table-cell table:formula="of:=COS(5*[.B440])+[.C440]^(1/3)" office:value-type="float" office:value="-2.71413550688475" calcext:value-type="float">
            <text:p>-2.71413550688475</text:p>
          </table:table-cell>
          <table:table-cell table:formula="of:=COS(-3*[.B440])-[.C440]^(1/3)" office:value-type="float" office:value="2.43589609575311" calcext:value-type="float">
            <text:p>2.43589609575311</text:p>
          </table:table-cell>
        </table:table-row>
        <table:table-row table:style-name="ro1">
          <table:table-cell office:value-type="float" office:value="13.71875" calcext:value-type="float">
            <text:p>13.71875</text:p>
          </table:table-cell>
          <table:table-cell table:formula="of:=5*SIN([.A441])" office:value-type="float" office:value="4.56866652350172" calcext:value-type="float">
            <text:p>4.56866652350172</text:p>
          </table:table-cell>
          <table:table-cell table:formula="of:=[.A441]-20" office:value-type="float" office:value="-6.28125" calcext:value-type="float">
            <text:p>-6.28125</text:p>
          </table:table-cell>
          <table:table-cell table:formula="of:=COS(5*[.B441])+[.C441]^(1/3)" office:value-type="float" office:value="-2.50342141789711" calcext:value-type="float">
            <text:p>-2.50342141789711</text:p>
          </table:table-cell>
          <table:table-cell table:formula="of:=COS(-3*[.B441])-[.C441]^(1/3)" office:value-type="float" office:value="2.26301229110358" calcext:value-type="float">
            <text:p>2.26301229110358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table:formula="of:=5*SIN([.A442])" office:value-type="float" office:value="4.62991221404314" calcext:value-type="float">
            <text:p>4.62991221404314</text:p>
          </table:table-cell>
          <table:table-cell table:formula="of:=[.A442]-20" office:value-type="float" office:value="-6.25" calcext:value-type="float">
            <text:p>-6.25</text:p>
          </table:table-cell>
          <table:table-cell table:formula="of:=COS(5*[.B442])+[.C442]^(1/3)" office:value-type="float" office:value="-2.24281020435244" calcext:value-type="float">
            <text:p>-2.24281020435244</text:p>
          </table:table-cell>
          <table:table-cell table:formula="of:=COS(-3*[.B442])-[.C442]^(1/3)" office:value-type="float" office:value="2.08692907927118" calcext:value-type="float">
            <text:p>2.08692907927118</text:p>
          </table:table-cell>
        </table:table-row>
        <table:table-row table:style-name="ro1">
          <table:table-cell office:value-type="float" office:value="13.78125" calcext:value-type="float">
            <text:p>13.78125</text:p>
          </table:table-cell>
          <table:table-cell table:formula="of:=5*SIN([.A443])" office:value-type="float" office:value="4.68663687387841" calcext:value-type="float">
            <text:p>4.68663687387841</text:p>
          </table:table-cell>
          <table:table-cell table:formula="of:=[.A443]-20" office:value-type="float" office:value="-6.21875" calcext:value-type="float">
            <text:p>-6.21875</text:p>
          </table:table-cell>
          <table:table-cell table:formula="of:=COS(5*[.B443])+[.C443]^(1/3)" office:value-type="float" office:value="-1.96734562674714" calcext:value-type="float">
            <text:p>-1.96734562674714</text:p>
          </table:table-cell>
          <table:table-cell table:formula="of:=COS(-3*[.B443])-[.C443]^(1/3)" office:value-type="float" office:value="1.91612008332553" calcext:value-type="float">
            <text:p>1.91612008332553</text:p>
          </table:table-cell>
        </table:table-row>
        <table:table-row table:style-name="ro1">
          <table:table-cell office:value-type="float" office:value="13.8125" calcext:value-type="float">
            <text:p>13.8125</text:p>
          </table:table-cell>
          <table:table-cell table:formula="of:=5*SIN([.A444])" office:value-type="float" office:value="4.73878511233985" calcext:value-type="float">
            <text:p>4.73878511233985</text:p>
          </table:table-cell>
          <table:table-cell table:formula="of:=[.A444]-20" office:value-type="float" office:value="-6.1875" calcext:value-type="float">
            <text:p>-6.1875</text:p>
          </table:table-cell>
          <table:table-cell table:formula="of:=COS(5*[.B444])+[.C444]^(1/3)" office:value-type="float" office:value="-1.70425728169692" calcext:value-type="float">
            <text:p>-1.70425728169692</text:p>
          </table:table-cell>
          <table:table-cell table:formula="of:=COS(-3*[.B444])-[.C444]^(1/3)" office:value-type="float" office:value="1.75674945616058" calcext:value-type="float">
            <text:p>1.75674945616058</text:p>
          </table:table-cell>
        </table:table-row>
        <table:table-row table:style-name="ro1">
          <table:table-cell office:value-type="float" office:value="13.84375" calcext:value-type="float">
            <text:p>13.84375</text:p>
          </table:table-cell>
          <table:table-cell table:formula="of:=5*SIN([.A445])" office:value-type="float" office:value="4.78630600755757" calcext:value-type="float">
            <text:p>4.78630600755757</text:p>
          </table:table-cell>
          <table:table-cell table:formula="of:=[.A445]-20" office:value-type="float" office:value="-6.15625" calcext:value-type="float">
            <text:p>-6.15625</text:p>
          </table:table-cell>
          <table:table-cell table:formula="of:=COS(5*[.B445])+[.C445]^(1/3)" office:value-type="float" office:value="-1.47153062086783" calcext:value-type="float">
            <text:p>-1.47153062086783</text:p>
          </table:table-cell>
          <table:table-cell table:formula="of:=COS(-3*[.B445])-[.C445]^(1/3)" office:value-type="float" office:value="1.61282106892835" calcext:value-type="float">
            <text:p>1.61282106892835</text:p>
          </table:table-cell>
        </table:table-row>
        <table:table-row table:style-name="ro1">
          <table:table-cell office:value-type="float" office:value="13.875" calcext:value-type="float">
            <text:p>13.875</text:p>
          </table:table-cell>
          <table:table-cell table:formula="of:=5*SIN([.A446])" office:value-type="float" office:value="4.82915315618383" calcext:value-type="float">
            <text:p>4.82915315618383</text:p>
          </table:table-cell>
          <table:table-cell table:formula="of:=[.A446]-20" office:value-type="float" office:value="-6.125" calcext:value-type="float">
            <text:p>-6.125</text:p>
          </table:table-cell>
          <table:table-cell table:formula="of:=COS(5*[.B446])+[.C446]^(1/3)" office:value-type="float" office:value="-1.27843690375412" calcext:value-type="float">
            <text:p>-1.27843690375412</text:p>
          </table:table-cell>
          <table:table-cell table:formula="of:=COS(-3*[.B446])-[.C446]^(1/3)" office:value-type="float" office:value="1.48648026997634" calcext:value-type="float">
            <text:p>1.48648026997634</text:p>
          </table:table-cell>
        </table:table-row>
        <table:table-row table:style-name="ro1">
          <table:table-cell office:value-type="float" office:value="13.90625" calcext:value-type="float">
            <text:p>13.90625</text:p>
          </table:table-cell>
          <table:table-cell table:formula="of:=5*SIN([.A447])" office:value-type="float" office:value="4.86728471870511" calcext:value-type="float">
            <text:p>4.86728471870511</text:p>
          </table:table-cell>
          <table:table-cell table:formula="of:=[.A447]-20" office:value-type="float" office:value="-6.09375" calcext:value-type="float">
            <text:p>-6.09375</text:p>
          </table:table-cell>
          <table:table-cell table:formula="of:=COS(5*[.B447])+[.C447]^(1/3)" office:value-type="float" office:value="-1.12719234691518" calcext:value-type="float">
            <text:p>-1.12719234691518</text:p>
          </table:table-cell>
          <table:table-cell table:formula="of:=COS(-3*[.B447])-[.C447]^(1/3)" office:value-type="float" office:value="1.37839268801413" calcext:value-type="float">
            <text:p>1.37839268801413</text:p>
          </table:table-cell>
        </table:table-row>
        <table:table-row table:style-name="ro1">
          <table:table-cell office:value-type="float" office:value="13.9375" calcext:value-type="float">
            <text:p>13.9375</text:p>
          </table:table-cell>
          <table:table-cell table:formula="of:=5*SIN([.A448])" office:value-type="float" office:value="4.90066346029774" calcext:value-type="float">
            <text:p>4.90066346029774</text:p>
          </table:table-cell>
          <table:table-cell table:formula="of:=[.A448]-20" office:value-type="float" office:value="-6.0625" calcext:value-type="float">
            <text:p>-6.0625</text:p>
          </table:table-cell>
          <table:table-cell table:formula="of:=COS(5*[.B448])+[.C448]^(1/3)" office:value-type="float" office:value="-1.01504149297189" calcext:value-type="float">
            <text:p>-1.01504149297189</text:p>
          </table:table-cell>
          <table:table-cell table:formula="of:=COS(-3*[.B448])-[.C448]^(1/3)" office:value-type="float" office:value="1.28814157055923" calcext:value-type="float">
            <text:p>1.28814157055923</text:p>
          </table:table-cell>
        </table:table-row>
        <table:table-row table:style-name="ro1">
          <table:table-cell office:value-type="float" office:value="13.96875" calcext:value-type="float">
            <text:p>13.96875</text:p>
          </table:table-cell>
          <table:table-cell table:formula="of:=5*SIN([.A449])" office:value-type="float" office:value="4.92925678718697" calcext:value-type="float">
            <text:p>4.92925678718697</text:p>
          </table:table-cell>
          <table:table-cell table:formula="of:=[.A449]-20" office:value-type="float" office:value="-6.03125" calcext:value-type="float">
            <text:p>-6.03125</text:p>
          </table:table-cell>
          <table:table-cell table:formula="of:=COS(5*[.B449])+[.C449]^(1/3)" office:value-type="float" office:value="-0.936275247048085" calcext:value-type="float">
            <text:p>-0.936275247048085</text:p>
          </table:table-cell>
          <table:table-cell table:formula="of:=COS(-3*[.B449])-[.C449]^(1/3)" office:value-type="float" office:value="1.21460318618893" calcext:value-type="float">
            <text:p>1.214603186188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5*SIN([.A450])" office:value-type="float" office:value="4.95303677847435" calcext:value-type="float">
            <text:p>4.95303677847435</text:p>
          </table:table-cell>
          <table:table-cell table:formula="of:=[.A450]-20" office:value-type="float" office:value="-6" calcext:value-type="float">
            <text:p>-6</text:p>
          </table:table-cell>
          <table:table-cell table:formula="of:=COS(5*[.B450])+[.C450]^(1/3)" office:value-type="float" office:value="-0.883912724645775" calcext:value-type="float">
            <text:p>-0.883912724645775</text:p>
          </table:table-cell>
          <table:table-cell table:formula="of:=COS(-3*[.B450])-[.C450]^(1/3)" office:value-type="float" office:value="1.1562761120104" calcext:value-type="float">
            <text:p>1.1562761120104</text:p>
          </table:table-cell>
        </table:table-row>
        <table:table-row table:style-name="ro1">
          <table:table-cell office:value-type="float" office:value="14.03125" calcext:value-type="float">
            <text:p>14.03125</text:p>
          </table:table-cell>
          <table:table-cell table:formula="of:=5*SIN([.A451])" office:value-type="float" office:value="4.97198021340194" calcext:value-type="float">
            <text:p>4.97198021340194</text:p>
          </table:table-cell>
          <table:table-cell table:formula="of:=[.A451]-20" office:value-type="float" office:value="-5.96875" calcext:value-type="float">
            <text:p>-5.96875</text:p>
          </table:table-cell>
          <table:table-cell table:formula="of:=COS(5*[.B451])+[.C451]^(1/3)" office:value-type="float" office:value="-0.850950926891608" calcext:value-type="float">
            <text:p>-0.850950926891608</text:p>
          </table:table-cell>
          <table:table-cell table:formula="of:=COS(-3*[.B451])-[.C451]^(1/3)" office:value-type="float" office:value="1.11155328005525" calcext:value-type="float">
            <text:p>1.11155328005525</text:p>
          </table:table-cell>
        </table:table-row>
        <table:table-row table:style-name="ro1">
          <table:table-cell office:value-type="float" office:value="14.0625" calcext:value-type="float">
            <text:p>14.0625</text:p>
          </table:table-cell>
          <table:table-cell table:formula="of:=5*SIN([.A452])" office:value-type="float" office:value="4.986068594027" calcext:value-type="float">
            <text:p>4.986068594027</text:p>
          </table:table-cell>
          <table:table-cell table:formula="of:=[.A452]-20" office:value-type="float" office:value="-5.9375" calcext:value-type="float">
            <text:p>-5.9375</text:p>
          </table:table-cell>
          <table:table-cell table:formula="of:=COS(5*[.B452])+[.C452]^(1/3)" office:value-type="float" office:value="-0.831201811486076" calcext:value-type="float">
            <text:p>-0.831201811486076</text:p>
          </table:table-cell>
          <table:table-cell table:formula="of:=COS(-3*[.B452])-[.C452]^(1/3)" office:value-type="float" office:value="1.07893495647244" calcext:value-type="float">
            <text:p>1.07893495647244</text:p>
          </table:table-cell>
        </table:table-row>
        <table:table-row table:style-name="ro1">
          <table:table-cell office:value-type="float" office:value="14.09375" calcext:value-type="float">
            <text:p>14.09375</text:p>
          </table:table-cell>
          <table:table-cell table:formula="of:=5*SIN([.A453])" office:value-type="float" office:value="4.99528816328493" calcext:value-type="float">
            <text:p>4.99528816328493</text:p>
          </table:table-cell>
          <table:table-cell table:formula="of:=[.A453]-20" office:value-type="float" office:value="-5.90625" calcext:value-type="float">
            <text:p>-5.90625</text:p>
          </table:table-cell>
          <table:table-cell table:formula="of:=COS(5*[.B453])+[.C453]^(1/3)" office:value-type="float" office:value="-0.819796760478886" calcext:value-type="float">
            <text:p>-0.819796760478886</text:p>
          </table:table-cell>
          <table:table-cell table:formula="of:=COS(-3*[.B453])-[.C453]^(1/3)" office:value-type="float" office:value="1.05718652588216" calcext:value-type="float">
            <text:p>1.05718652588216</text:p>
          </table:table-cell>
        </table:table-row>
        <table:table-row table:style-name="ro1">
          <table:table-cell office:value-type="float" office:value="14.125" calcext:value-type="float">
            <text:p>14.125</text:p>
          </table:table-cell>
          <table:table-cell table:formula="of:=5*SIN([.A454])" office:value-type="float" office:value="4.99962991842282" calcext:value-type="float">
            <text:p>4.99962991842282</text:p>
          </table:table-cell>
          <table:table-cell table:formula="of:=[.A454]-20" office:value-type="float" office:value="-5.875" calcext:value-type="float">
            <text:p>-5.875</text:p>
          </table:table-cell>
          <table:table-cell table:formula="of:=COS(5*[.B454])+[.C454]^(1/3)" office:value-type="float" office:value="-0.813456829731569" calcext:value-type="float">
            <text:p>-0.813456829731569</text:p>
          </table:table-cell>
          <table:table-cell table:formula="of:=COS(-3*[.B454])-[.C454]^(1/3)" office:value-type="float" office:value="1.04544757392281" calcext:value-type="float">
            <text:p>1.04544757392281</text:p>
          </table:table-cell>
        </table:table-row>
        <table:table-row table:style-name="ro1">
          <table:table-cell office:value-type="float" office:value="14.15625" calcext:value-type="float">
            <text:p>14.15625</text:p>
          </table:table-cell>
          <table:table-cell table:formula="of:=5*SIN([.A455])" office:value-type="float" office:value="4.99908961979045" calcext:value-type="float">
            <text:p>4.99908961979045</text:p>
          </table:table-cell>
          <table:table-cell table:formula="of:=[.A455]-20" office:value-type="float" office:value="-5.84375" calcext:value-type="float">
            <text:p>-5.84375</text:p>
          </table:table-cell>
          <table:table-cell table:formula="of:=COS(5*[.B455])+[.C455]^(1/3)" office:value-type="float" office:value="-0.810617943675491" calcext:value-type="float">
            <text:p>-0.810617943675491</text:p>
          </table:table-cell>
          <table:table-cell table:formula="of:=COS(-3*[.B455])-[.C455]^(1/3)" office:value-type="float" office:value="1.0432989825808" calcext:value-type="float">
            <text:p>1.0432989825808</text:p>
          </table:table-cell>
        </table:table-row>
        <table:table-row table:style-name="ro1">
          <table:table-cell office:value-type="float" office:value="14.1875" calcext:value-type="float">
            <text:p>14.1875</text:p>
          </table:table-cell>
          <table:table-cell table:formula="of:=5*SIN([.A456])" office:value-type="float" office:value="4.99366779498027" calcext:value-type="float">
            <text:p>4.99366779498027</text:p>
          </table:table-cell>
          <table:table-cell table:formula="of:=[.A456]-20" office:value-type="float" office:value="-5.8125" calcext:value-type="float">
            <text:p>-5.8125</text:p>
          </table:table-cell>
          <table:table-cell table:formula="of:=COS(5*[.B456])+[.C456]^(1/3)" office:value-type="float" office:value="-0.811475226716429" calcext:value-type="float">
            <text:p>-0.811475226716429</text:p>
          </table:table-cell>
          <table:table-cell table:formula="of:=COS(-3*[.B456])-[.C456]^(1/3)" office:value-type="float" office:value="1.05079326967053" calcext:value-type="float">
            <text:p>1.05079326967053</text:p>
          </table:table-cell>
        </table:table-row>
        <table:table-row table:style-name="ro1">
          <table:table-cell office:value-type="float" office:value="14.21875" calcext:value-type="float">
            <text:p>14.21875</text:p>
          </table:table-cell>
          <table:table-cell table:formula="of:=5*SIN([.A457])" office:value-type="float" office:value="4.9833697383122" calcext:value-type="float">
            <text:p>4.9833697383122</text:p>
          </table:table-cell>
          <table:table-cell table:formula="of:=[.A457]-20" office:value-type="float" office:value="-5.78125" calcext:value-type="float">
            <text:p>-5.78125</text:p>
          </table:table-cell>
          <table:table-cell table:formula="of:=COS(5*[.B457])+[.C457]^(1/3)" office:value-type="float" office:value="-0.817978003432815" calcext:value-type="float">
            <text:p>-0.817978003432815</text:p>
          </table:table-cell>
          <table:table-cell table:formula="of:=COS(-3*[.B457])-[.C457]^(1/3)" office:value-type="float" office:value="1.06845085847734" calcext:value-type="float">
            <text:p>1.06845085847734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table:formula="of:=5*SIN([.A458])" office:value-type="float" office:value="4.96820550566381" calcext:value-type="float">
            <text:p>4.96820550566381</text:p>
          </table:table-cell>
          <table:table-cell table:formula="of:=[.A458]-20" office:value-type="float" office:value="-5.75" calcext:value-type="float">
            <text:p>-5.75</text:p>
          </table:table-cell>
          <table:table-cell table:formula="of:=COS(5*[.B458])+[.C458]^(1/3)" office:value-type="float" office:value="-0.833771503267897" calcext:value-type="float">
            <text:p>-0.833771503267897</text:p>
          </table:table-cell>
          <table:table-cell table:formula="of:=COS(-3*[.B458])-[.C458]^(1/3)" office:value-type="float" office:value="1.0972219356755" calcext:value-type="float">
            <text:p>1.0972219356755</text:p>
          </table:table-cell>
        </table:table-row>
        <table:table-row table:style-name="ro1">
          <table:table-cell office:value-type="float" office:value="14.28125" calcext:value-type="float">
            <text:p>14.28125</text:p>
          </table:table-cell>
          <table:table-cell table:formula="of:=5*SIN([.A459])" office:value-type="float" office:value="4.94818990465094" calcext:value-type="float">
            <text:p>4.94818990465094</text:p>
          </table:table-cell>
          <table:table-cell table:formula="of:=[.A459]-20" office:value-type="float" office:value="-5.71875" calcext:value-type="float">
            <text:p>-5.71875</text:p>
          </table:table-cell>
          <table:table-cell table:formula="of:=COS(5*[.B459])+[.C459]^(1/3)" office:value-type="float" office:value="-0.864046133774029" calcext:value-type="float">
            <text:p>-0.864046133774029</text:p>
          </table:table-cell>
          <table:table-cell table:formula="of:=COS(-3*[.B459])-[.C459]^(1/3)" office:value-type="float" office:value="1.13841058711711" calcext:value-type="float">
            <text:p>1.13841058711711</text:p>
          </table:table-cell>
        </table:table-row>
        <table:table-row table:style-name="ro1">
          <table:table-cell office:value-type="float" office:value="14.3125" calcext:value-type="float">
            <text:p>14.3125</text:p>
          </table:table-cell>
          <table:table-cell table:formula="of:=5*SIN([.A460])" office:value-type="float" office:value="4.92334248016832" calcext:value-type="float">
            <text:p>4.92334248016832</text:p>
          </table:table-cell>
          <table:table-cell table:formula="of:=[.A460]-20" office:value-type="float" office:value="-5.6875" calcext:value-type="float">
            <text:p>-5.6875</text:p>
          </table:table-cell>
          <table:table-cell table:formula="of:=COS(5*[.B460])+[.C460]^(1/3)" office:value-type="float" office:value="-0.915223717272534" calcext:value-type="float">
            <text:p>-0.915223717272534</text:p>
          </table:table-cell>
          <table:table-cell table:formula="of:=COS(-3*[.B460])-[.C460]^(1/3)" office:value-type="float" office:value="1.19355553885125" calcext:value-type="float">
            <text:p>1.19355553885125</text:p>
          </table:table-cell>
        </table:table-row>
        <table:table-row table:style-name="ro1">
          <table:table-cell office:value-type="float" office:value="14.34375" calcext:value-type="float">
            <text:p>14.34375</text:p>
          </table:table-cell>
          <table:table-cell table:formula="of:=5*SIN([.A461])" office:value-type="float" office:value="4.89368749530427" calcext:value-type="float">
            <text:p>4.89368749530427</text:p>
          </table:table-cell>
          <table:table-cell table:formula="of:=[.A461]-20" office:value-type="float" office:value="-5.65625" calcext:value-type="float">
            <text:p>-5.65625</text:p>
          </table:table-cell>
          <table:table-cell table:formula="of:=COS(5*[.B461])+[.C461]^(1/3)" office:value-type="float" office:value="-0.994387771374476" calcext:value-type="float">
            <text:p>-0.994387771374476</text:p>
          </table:table-cell>
          <table:table-cell table:formula="of:=COS(-3*[.B461])-[.C461]^(1/3)" office:value-type="float" office:value="1.26426066711083" calcext:value-type="float">
            <text:p>1.26426066711083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table:formula="of:=5*SIN([.A462])" office:value-type="float" office:value="4.85925390764827" calcext:value-type="float">
            <text:p>4.85925390764827</text:p>
          </table:table-cell>
          <table:table-cell table:formula="of:=[.A462]-20" office:value-type="float" office:value="-5.625" calcext:value-type="float">
            <text:p>-5.625</text:p>
          </table:table-cell>
          <table:table-cell table:formula="of:=COS(5*[.B462])+[.C462]^(1/3)" office:value-type="float" office:value="-1.10836065505096" calcext:value-type="float">
            <text:p>-1.10836065505096</text:p>
          </table:table-cell>
          <table:table-cell table:formula="of:=COS(-3*[.B462])-[.C462]^(1/3)" office:value-type="float" office:value="1.35196913273766" calcext:value-type="float">
            <text:p>1.35196913273766</text:p>
          </table:table-cell>
        </table:table-row>
        <table:table-row table:style-name="ro1">
          <table:table-cell office:value-type="float" office:value="14.40625" calcext:value-type="float">
            <text:p>14.40625</text:p>
          </table:table-cell>
          <table:table-cell table:formula="of:=5*SIN([.A463])" office:value-type="float" office:value="4.82007534101431" calcext:value-type="float">
            <text:p>4.82007534101431</text:p>
          </table:table-cell>
          <table:table-cell table:formula="of:=[.A463]-20" office:value-type="float" office:value="-5.59375" calcext:value-type="float">
            <text:p>-5.59375</text:p>
          </table:table-cell>
          <table:table-cell table:formula="of:=COS(5*[.B463])+[.C463]^(1/3)" office:value-type="float" office:value="-1.26235681074104" calcext:value-type="float">
            <text:p>-1.26235681074104</text:p>
          </table:table-cell>
          <table:table-cell table:formula="of:=COS(-3*[.B463])-[.C463]^(1/3)" office:value-type="float" office:value="1.45767824158943" calcext:value-type="float">
            <text:p>1.45767824158943</text:p>
          </table:table-cell>
        </table:table-row>
        <table:table-row table:style-name="ro1">
          <table:table-cell office:value-type="float" office:value="14.4375" calcext:value-type="float">
            <text:p>14.4375</text:p>
          </table:table-cell>
          <table:table-cell table:formula="of:=5*SIN([.A464])" office:value-type="float" office:value="4.77619005260785" calcext:value-type="float">
            <text:p>4.77619005260785</text:p>
          </table:table-cell>
          <table:table-cell table:formula="of:=[.A464]-20" office:value-type="float" office:value="-5.5625" calcext:value-type="float">
            <text:p>-5.5625</text:p>
          </table:table-cell>
          <table:table-cell table:formula="of:=COS(5*[.B464])+[.C464]^(1/3)" office:value-type="float" office:value="-1.45821300666183" calcext:value-type="float">
            <text:p>-1.45821300666183</text:p>
          </table:table-cell>
          <table:table-cell table:formula="of:=COS(-3*[.B464])-[.C464]^(1/3)" office:value-type="float" office:value="1.58159859207183" calcext:value-type="float">
            <text:p>1.58159859207183</text:p>
          </table:table-cell>
        </table:table-row>
        <table:table-row table:style-name="ro1">
          <table:table-cell office:value-type="float" office:value="14.46875" calcext:value-type="float">
            <text:p>14.46875</text:p>
          </table:table-cell>
          <table:table-cell table:formula="of:=5*SIN([.A465])" office:value-type="float" office:value="4.72764089566827" calcext:value-type="float">
            <text:p>4.72764089566827</text:p>
          </table:table-cell>
          <table:table-cell table:formula="of:=[.A465]-20" office:value-type="float" office:value="-5.53125" calcext:value-type="float">
            <text:p>-5.53125</text:p>
          </table:table-cell>
          <table:table-cell table:formula="of:=COS(5*[.B465])+[.C465]^(1/3)" office:value-type="float" office:value="-1.69232530575538" calcext:value-type="float">
            <text:p>-1.69232530575538</text:p>
          </table:table-cell>
          <table:table-cell table:formula="of:=COS(-3*[.B465])-[.C465]^(1/3)" office:value-type="float" office:value="1.72277120686987" calcext:value-type="float">
            <text:p>1.7227712068698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5*SIN([.A466])" office:value-type="float" office:value="4.67447527762342" calcext:value-type="float">
            <text:p>4.67447527762342</text:p>
          </table:table-cell>
          <table:table-cell table:formula="of:=[.A466]-20" office:value-type="float" office:value="-5.5" calcext:value-type="float">
            <text:p>-5.5</text:p>
          </table:table-cell>
          <table:table-cell table:formula="of:=COS(5*[.B466])+[.C466]^(1/3)" office:value-type="float" office:value="-1.95360932380224" calcext:value-type="float">
            <text:p>-1.95360932380224</text:p>
          </table:table-cell>
          <table:table-cell table:formula="of:=COS(-3*[.B466])-[.C466]^(1/3)" office:value-type="float" office:value="1.87867018899641" calcext:value-type="float">
            <text:p>1.87867018899641</text:p>
          </table:table-cell>
        </table:table-row>
        <table:table-row table:style-name="ro1">
          <table:table-cell office:value-type="float" office:value="14.53125" calcext:value-type="float">
            <text:p>14.53125</text:p>
          </table:table-cell>
          <table:table-cell table:formula="of:=5*SIN([.A467])" office:value-type="float" office:value="4.61674511379709" calcext:value-type="float">
            <text:p>4.61674511379709</text:p>
          </table:table-cell>
          <table:table-cell table:formula="of:=[.A467]-20" office:value-type="float" office:value="-5.46875" calcext:value-type="float">
            <text:p>-5.46875</text:p>
          </table:table-cell>
          <table:table-cell table:formula="of:=COS(5*[.B467])+[.C467]^(1/3)" office:value-type="float" office:value="-2.22202368465046" calcext:value-type="float">
            <text:p>-2.22202368465046</text:p>
          </table:table-cell>
          <table:table-cell table:formula="of:=COS(-3*[.B467])-[.C467]^(1/3)" office:value-type="float" office:value="2.04483529086949" calcext:value-type="float">
            <text:p>2.04483529086949</text:p>
          </table:table-cell>
        </table:table-row>
        <table:table-row table:style-name="ro1">
          <table:table-cell office:value-type="float" office:value="14.5625" calcext:value-type="float">
            <text:p>14.5625</text:p>
          </table:table-cell>
          <table:table-cell table:formula="of:=5*SIN([.A468])" office:value-type="float" office:value="4.55450677671456" calcext:value-type="float">
            <text:p>4.55450677671456</text:p>
          </table:table-cell>
          <table:table-cell table:formula="of:=[.A468]-20" office:value-type="float" office:value="-5.4375" calcext:value-type="float">
            <text:p>-5.4375</text:p>
          </table:table-cell>
          <table:table-cell table:formula="of:=COS(5*[.B468])+[.C468]^(1/3)" office:value-type="float" office:value="-2.46840101125555" calcext:value-type="float">
            <text:p>-2.46840101125555</text:p>
          </table:table-cell>
          <table:table-cell table:formula="of:=COS(-3*[.B468])-[.C468]^(1/3)" office:value-type="float" office:value="2.21459688372321" calcext:value-type="float">
            <text:p>2.21459688372321</text:p>
          </table:table-cell>
        </table:table-row>
        <table:table-row table:style-name="ro1">
          <table:table-cell office:value-type="float" office:value="14.59375" calcext:value-type="float">
            <text:p>14.59375</text:p>
          </table:table-cell>
          <table:table-cell table:formula="of:=5*SIN([.A469])" office:value-type="float" office:value="4.48782104105579" calcext:value-type="float">
            <text:p>4.48782104105579</text:p>
          </table:table-cell>
          <table:table-cell table:formula="of:=[.A469]-20" office:value-type="float" office:value="-5.40625" calcext:value-type="float">
            <text:p>-5.40625</text:p>
          </table:table-cell>
          <table:table-cell table:formula="of:=COS(5*[.B469])+[.C469]^(1/3)" office:value-type="float" office:value="-2.656421255268" calcext:value-type="float">
            <text:p>-2.656421255268</text:p>
          </table:table-cell>
          <table:table-cell table:formula="of:=COS(-3*[.B469])-[.C469]^(1/3)" office:value-type="float" office:value="2.37897209168295" calcext:value-type="float">
            <text:p>2.37897209168295</text:p>
          </table:table-cell>
        </table:table-row>
        <table:table-row table:style-name="ro1">
          <table:table-cell office:value-type="float" office:value="14.625" calcext:value-type="float">
            <text:p>14.625</text:p>
          </table:table-cell>
          <table:table-cell table:formula="of:=5*SIN([.A470])" office:value-type="float" office:value="4.41675302430998" calcext:value-type="float">
            <text:p>4.41675302430998</text:p>
          </table:table-cell>
          <table:table-cell table:formula="of:=[.A470]-20" office:value-type="float" office:value="-5.375" calcext:value-type="float">
            <text:p>-5.375</text:p>
          </table:table-cell>
          <table:table-cell table:formula="of:=COS(5*[.B470])+[.C470]^(1/3)" office:value-type="float" office:value="-2.74741318277623" calcext:value-type="float">
            <text:p>-2.74741318277623</text:p>
          </table:table-cell>
          <table:table-cell table:formula="of:=COS(-3*[.B470])-[.C470]^(1/3)" office:value-type="float" office:value="2.52682084099721" calcext:value-type="float">
            <text:p>2.52682084099721</text:p>
          </table:table-cell>
        </table:table-row>
        <table:table-row table:style-name="ro1">
          <table:table-cell office:value-type="float" office:value="14.65625" calcext:value-type="float">
            <text:p>14.65625</text:p>
          </table:table-cell>
          <table:table-cell table:formula="of:=5*SIN([.A471])" office:value-type="float" office:value="4.34137212318943" calcext:value-type="float">
            <text:p>4.34137212318943</text:p>
          </table:table-cell>
          <table:table-cell table:formula="of:=[.A471]-20" office:value-type="float" office:value="-5.34375" calcext:value-type="float">
            <text:p>-5.34375</text:p>
          </table:table-cell>
          <table:table-cell table:formula="of:=COS(5*[.B471])+[.C471]^(1/3)" office:value-type="float" office:value="-2.70815926924224" calcext:value-type="float">
            <text:p>-2.70815926924224</text:p>
          </table:table-cell>
          <table:table-cell table:formula="of:=COS(-3*[.B471])-[.C471]^(1/3)" office:value-type="float" office:value="2.64534865198271" calcext:value-type="float">
            <text:p>2.64534865198271</text:p>
          </table:table-cell>
        </table:table-row>
        <table:table-row table:style-name="ro1">
          <table:table-cell office:value-type="float" office:value="14.6875" calcext:value-type="float">
            <text:p>14.6875</text:p>
          </table:table-cell>
          <table:table-cell table:formula="of:=5*SIN([.A472])" office:value-type="float" office:value="4.26175194586486" calcext:value-type="float">
            <text:p>4.26175194586486</text:p>
          </table:table-cell>
          <table:table-cell table:formula="of:=[.A472]-20" office:value-type="float" office:value="-5.3125" calcext:value-type="float">
            <text:p>-5.3125</text:p>
          </table:table-cell>
          <table:table-cell table:formula="of:=COS(5*[.B472])+[.C472]^(1/3)" office:value-type="float" office:value="-2.52095142368853" calcext:value-type="float">
            <text:p>-2.52095142368853</text:p>
          </table:table-cell>
          <table:table-cell table:formula="of:=COS(-3*[.B472])-[.C472]^(1/3)" office:value-type="float" office:value="2.72102313193349" calcext:value-type="float">
            <text:p>2.72102313193349</text:p>
          </table:table-cell>
        </table:table-row>
        <table:table-row table:style-name="ro1">
          <table:table-cell office:value-type="float" office:value="14.71875" calcext:value-type="float">
            <text:p>14.71875</text:p>
          </table:table-cell>
          <table:table-cell table:formula="of:=5*SIN([.A473])" office:value-type="float" office:value="4.17797024008824" calcext:value-type="float">
            <text:p>4.17797024008824</text:p>
          </table:table-cell>
          <table:table-cell table:formula="of:=[.A473]-20" office:value-type="float" office:value="-5.28125" calcext:value-type="float">
            <text:p>-5.28125</text:p>
          </table:table-cell>
          <table:table-cell table:formula="of:=COS(5*[.B473])+[.C473]^(1/3)" office:value-type="float" office:value="-2.19389445210831" calcext:value-type="float">
            <text:p>-2.19389445210831</text:p>
          </table:table-cell>
          <table:table-cell table:formula="of:=COS(-3*[.B473])-[.C473]^(1/3)" office:value-type="float" office:value="2.74092816586369" calcext:value-type="float">
            <text:p>2.74092816586369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table:formula="of:=5*SIN([.A474])" office:value-type="float" office:value="4.09010881727347" calcext:value-type="float">
            <text:p>4.09010881727347</text:p>
          </table:table-cell>
          <table:table-cell table:formula="of:=[.A474]-20" office:value-type="float" office:value="-5.25" calcext:value-type="float">
            <text:p>-5.25</text:p>
          </table:table-cell>
          <table:table-cell table:formula="of:=COS(5*[.B474])+[.C474]^(1/3)" office:value-type="float" office:value="-1.76820057380566" calcext:value-type="float">
            <text:p>-1.76820057380566</text:p>
          </table:table-cell>
          <table:table-cell table:formula="of:=COS(-3*[.B474])-[.C474]^(1/3)" office:value-type="float" office:value="2.6945113635705" calcext:value-type="float">
            <text:p>2.6945113635705</text:p>
          </table:table-cell>
        </table:table-row>
        <table:table-row table:style-name="ro1">
          <table:table-cell office:value-type="float" office:value="14.78125" calcext:value-type="float">
            <text:p>14.78125</text:p>
          </table:table-cell>
          <table:table-cell table:formula="of:=5*SIN([.A475])" office:value-type="float" office:value="3.9982534726089" calcext:value-type="float">
            <text:p>3.9982534726089</text:p>
          </table:table-cell>
          <table:table-cell table:formula="of:=[.A475]-20" office:value-type="float" office:value="-5.21875" calcext:value-type="float">
            <text:p>-5.21875</text:p>
          </table:table-cell>
          <table:table-cell table:formula="of:=COS(5*[.B475])+[.C475]^(1/3)" office:value-type="float" office:value="-1.31851919838888" calcext:value-type="float">
            <text:p>-1.31851919838888</text:p>
          </table:table-cell>
          <table:table-cell table:formula="of:=COS(-3*[.B475])-[.C475]^(1/3)" office:value-type="float" office:value="2.57558898892608" calcext:value-type="float">
            <text:p>2.57558898892608</text:p>
          </table:table-cell>
        </table:table-row>
        <table:table-row table:style-name="ro1">
          <table:table-cell office:value-type="float" office:value="14.8125" calcext:value-type="float">
            <text:p>14.8125</text:p>
          </table:table-cell>
          <table:table-cell table:formula="of:=5*SIN([.A476])" office:value-type="float" office:value="3.90249390127977" calcext:value-type="float">
            <text:p>3.90249390127977</text:p>
          </table:table-cell>
          <table:table-cell table:formula="of:=[.A476]-20" office:value-type="float" office:value="-5.1875" calcext:value-type="float">
            <text:p>-5.1875</text:p>
          </table:table-cell>
          <table:table-cell table:formula="of:=COS(5*[.B476])+[.C476]^(1/3)" office:value-type="float" office:value="-0.942886380219839" calcext:value-type="float">
            <text:p>-0.942886380219839</text:p>
          </table:table-cell>
          <table:table-cell table:formula="of:=COS(-3*[.B476])-[.C476]^(1/3)" office:value-type="float" office:value="2.38436798932334" calcext:value-type="float">
            <text:p>2.38436798932334</text:p>
          </table:table-cell>
        </table:table-row>
        <table:table-row table:style-name="ro1">
          <table:table-cell office:value-type="float" office:value="14.84375" calcext:value-type="float">
            <text:p>14.84375</text:p>
          </table:table-cell>
          <table:table-cell table:formula="of:=5*SIN([.A477])" office:value-type="float" office:value="3.80292361088243" calcext:value-type="float">
            <text:p>3.80292361088243</text:p>
          </table:table-cell>
          <table:table-cell table:formula="of:=[.A477]-20" office:value-type="float" office:value="-5.15625" calcext:value-type="float">
            <text:p>-5.15625</text:p>
          </table:table-cell>
          <table:table-cell table:formula="of:=COS(5*[.B477])+[.C477]^(1/3)" office:value-type="float" office:value="-0.741197659529761" calcext:value-type="float">
            <text:p>-0.741197659529761</text:p>
          </table:table-cell>
          <table:table-cell table:formula="of:=COS(-3*[.B477])-[.C477]^(1/3)" office:value-type="float" office:value="2.12914471207795" calcext:value-type="float">
            <text:p>2.12914471207795</text:p>
          </table:table-cell>
        </table:table-row>
        <table:table-row table:style-name="ro1">
          <table:table-cell office:value-type="float" office:value="14.875" calcext:value-type="float">
            <text:p>14.875</text:p>
          </table:table-cell>
          <table:table-cell table:formula="of:=5*SIN([.A478])" office:value-type="float" office:value="3.69963983011572" calcext:value-type="float">
            <text:p>3.69963983011572</text:p>
          </table:table-cell>
          <table:table-cell table:formula="of:=[.A478]-20" office:value-type="float" office:value="-5.125" calcext:value-type="float">
            <text:p>-5.125</text:p>
          </table:table-cell>
          <table:table-cell table:formula="of:=COS(5*[.B478])+[.C478]^(1/3)" office:value-type="float" office:value="-0.785202005600109" calcext:value-type="float">
            <text:p>-0.785202005600109</text:p>
          </table:table-cell>
          <table:table-cell table:formula="of:=COS(-3*[.B478])-[.C478]^(1/3)" office:value-type="float" office:value="1.82726996274652" calcext:value-type="float">
            <text:p>1.82726996274652</text:p>
          </table:table-cell>
        </table:table-row>
        <table:table-row table:style-name="ro1">
          <table:table-cell office:value-type="float" office:value="14.90625" calcext:value-type="float">
            <text:p>14.90625</text:p>
          </table:table-cell>
          <table:table-cell table:formula="of:=5*SIN([.A479])" office:value-type="float" office:value="3.59274341383879" calcext:value-type="float">
            <text:p>3.59274341383879</text:p>
          </table:table-cell>
          <table:table-cell table:formula="of:=[.A479]-20" office:value-type="float" office:value="-5.09375" calcext:value-type="float">
            <text:p>-5.09375</text:p>
          </table:table-cell>
          <table:table-cell table:formula="of:=COS(5*[.B479])+[.C479]^(1/3)" office:value-type="float" office:value="-1.08795710927099" calcext:value-type="float">
            <text:p>-1.08795710927099</text:p>
          </table:table-cell>
          <table:table-cell table:formula="of:=COS(-3*[.B479])-[.C479]^(1/3)" office:value-type="float" office:value="1.50496026988412" calcext:value-type="float">
            <text:p>1.50496026988412</text:p>
          </table:table-cell>
        </table:table-row>
        <table:table-row table:style-name="ro1">
          <table:table-cell office:value-type="float" office:value="14.9375" calcext:value-type="float">
            <text:p>14.9375</text:p>
          </table:table-cell>
          <table:table-cell table:formula="of:=5*SIN([.A480])" office:value-type="float" office:value="3.48233874458809" calcext:value-type="float">
            <text:p>3.48233874458809</text:p>
          </table:table-cell>
          <table:table-cell table:formula="of:=[.A480]-20" office:value-type="float" office:value="-5.0625" calcext:value-type="float">
            <text:p>-5.0625</text:p>
          </table:table-cell>
          <table:table-cell table:formula="of:=COS(5*[.B480])+[.C480]^(1/3)" office:value-type="float" office:value="-1.58452841369059" calcext:value-type="float">
            <text:p>-1.58452841369059</text:p>
          </table:table-cell>
          <table:table-cell table:formula="of:=COS(-3*[.B480])-[.C480]^(1/3)" office:value-type="float" office:value="1.19561397235619" calcext:value-type="float">
            <text:p>1.19561397235619</text:p>
          </table:table-cell>
        </table:table-row>
        <table:table-row table:style-name="ro1">
          <table:table-cell office:value-type="float" office:value="14.96875" calcext:value-type="float">
            <text:p>14.96875</text:p>
          </table:table-cell>
          <table:table-cell table:formula="of:=5*SIN([.A481])" office:value-type="float" office:value="3.36853363064953" calcext:value-type="float">
            <text:p>3.36853363064953</text:p>
          </table:table-cell>
          <table:table-cell table:formula="of:=[.A481]-20" office:value-type="float" office:value="-5.03125" calcext:value-type="float">
            <text:p>-5.03125</text:p>
          </table:table-cell>
          <table:table-cell table:formula="of:=COS(5*[.B481])+[.C481]^(1/3)" office:value-type="float" office:value="-2.13593094622271" calcext:value-type="float">
            <text:p>-2.13593094622271</text:p>
          </table:table-cell>
          <table:table-cell table:formula="of:=COS(-3*[.B481])-[.C481]^(1/3)" office:value-type="float" office:value="0.936475998325789" calcext:value-type="float">
            <text:p>0.9364759983257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5*SIN([.A482])" office:value-type="float" office:value="3.25143920078558" calcext:value-type="float">
            <text:p>3.25143920078558</text:p>
          </table:table-cell>
          <table:table-cell table:formula="of:=[.A482]-20" office:value-type="float" office:value="-5" calcext:value-type="float">
            <text:p>-5</text:p>
          </table:table-cell>
          <table:table-cell table:formula="of:=COS(5*[.B482])+[.C482]^(1/3)" office:value-type="float" office:value="-2.56290125686382" calcext:value-type="float">
            <text:p>-2.56290125686382</text:p>
          </table:table-cell>
          <table:table-cell table:formula="of:=COS(-3*[.B482])-[.C482]^(1/3)" office:value-type="float" office:value="0.763784527466717" calcext:value-type="float">
            <text:p>0.763784527466717</text:p>
          </table:table-cell>
        </table:table-row>
        <table:table-row table:style-name="ro1">
          <table:table-cell office:value-type="float" office:value="15.03125" calcext:value-type="float">
            <text:p>15.03125</text:p>
          </table:table-cell>
          <table:table-cell table:formula="of:=5*SIN([.A483])" office:value-type="float" office:value="3.13116979571988" calcext:value-type="float">
            <text:p>3.13116979571988</text:p>
          </table:table-cell>
          <table:table-cell table:formula="of:=[.A483]-20" office:value-type="float" office:value="-4.96875" calcext:value-type="float">
            <text:p>-4.96875</text:p>
          </table:table-cell>
          <table:table-cell table:formula="of:=COS(5*[.B483])+[.C483]^(1/3)" office:value-type="float" office:value="-2.70504840687209" calcext:value-type="float">
            <text:p>-2.70504840687209</text:p>
          </table:table-cell>
          <table:table-cell table:formula="of:=COS(-3*[.B483])-[.C483]^(1/3)" office:value-type="float" office:value="0.706894871157387" calcext:value-type="float">
            <text:p>0.706894871157387</text:p>
          </table:table-cell>
        </table:table-row>
        <table:table-row table:style-name="ro1">
          <table:table-cell office:value-type="float" office:value="15.0625" calcext:value-type="float">
            <text:p>15.0625</text:p>
          </table:table-cell>
          <table:table-cell table:formula="of:=5*SIN([.A484])" office:value-type="float" office:value="3.00784285648545" calcext:value-type="float">
            <text:p>3.00784285648545</text:p>
          </table:table-cell>
          <table:table-cell table:formula="of:=[.A484]-20" office:value-type="float" office:value="-4.9375" calcext:value-type="float">
            <text:p>-4.9375</text:p>
          </table:table-cell>
          <table:table-cell table:formula="of:=COS(5*[.B484])+[.C484]^(1/3)" office:value-type="float" office:value="-2.48741906670613" calcext:value-type="float">
            <text:p>-2.48741906670613</text:p>
          </table:table-cell>
          <table:table-cell table:formula="of:=COS(-3*[.B484])-[.C484]^(1/3)" office:value-type="float" office:value="0.782247412564997" calcext:value-type="float">
            <text:p>0.782247412564997</text:p>
          </table:table-cell>
        </table:table-row>
        <table:table-row table:style-name="ro1">
          <table:table-cell office:value-type="float" office:value="15.09375" calcext:value-type="float">
            <text:p>15.09375</text:p>
          </table:table-cell>
          <table:table-cell table:formula="of:=5*SIN([.A485])" office:value-type="float" office:value="2.88157880974559" calcext:value-type="float">
            <text:p>2.88157880974559</text:p>
          </table:table-cell>
          <table:table-cell table:formula="of:=[.A485]-20" office:value-type="float" office:value="-4.90625" calcext:value-type="float">
            <text:p>-4.90625</text:p>
          </table:table-cell>
          <table:table-cell table:formula="of:=COS(5*[.B485])+[.C485]^(1/3)" office:value-type="float" office:value="-1.9666532277016" calcext:value-type="float">
            <text:p>-1.9666532277016</text:p>
          </table:table-cell>
          <table:table-cell table:formula="of:=COS(-3*[.B485])-[.C485]^(1/3)" office:value-type="float" office:value="0.988336767337778" calcext:value-type="float">
            <text:p>0.988336767337778</text:p>
          </table:table-cell>
        </table:table-row>
        <table:table-row table:style-name="ro1">
          <table:table-cell office:value-type="float" office:value="15.125" calcext:value-type="float">
            <text:p>15.125</text:p>
          </table:table-cell>
          <table:table-cell table:formula="of:=5*SIN([.A486])" office:value-type="float" office:value="2.75250095019918" calcext:value-type="float">
            <text:p>2.75250095019918</text:p>
          </table:table-cell>
          <table:table-cell table:formula="of:=[.A486]-20" office:value-type="float" office:value="-4.875" calcext:value-type="float">
            <text:p>-4.875</text:p>
          </table:table-cell>
          <table:table-cell table:formula="of:=COS(5*[.B486])+[.C486]^(1/3)" office:value-type="float" office:value="-1.32964754794634" calcext:value-type="float">
            <text:p>-1.32964754794634</text:p>
          </table:table-cell>
          <table:table-cell table:formula="of:=COS(-3*[.B486])-[.C486]^(1/3)" office:value-type="float" office:value="1.30294654480766" calcext:value-type="float">
            <text:p>1.30294654480766</text:p>
          </table:table-cell>
        </table:table-row>
        <table:table-row table:style-name="ro1">
          <table:table-cell office:value-type="float" office:value="15.15625" calcext:value-type="float">
            <text:p>15.15625</text:p>
          </table:table-cell>
          <table:table-cell table:formula="of:=5*SIN([.A487])" office:value-type="float" office:value="2.6207353201856" calcext:value-type="float">
            <text:p>2.6207353201856</text:p>
          </table:table-cell>
          <table:table-cell table:formula="of:=[.A487]-20" office:value-type="float" office:value="-4.84375" calcext:value-type="float">
            <text:p>-4.84375</text:p>
          </table:table-cell>
          <table:table-cell table:formula="of:=COS(5*[.B487])+[.C487]^(1/3)" office:value-type="float" office:value="-0.832884206569246" calcext:value-type="float">
            <text:p>-0.832884206569246</text:p>
          </table:table-cell>
          <table:table-cell table:formula="of:=COS(-3*[.B487])-[.C487]^(1/3)" office:value-type="float" office:value="1.68375062915908" calcext:value-type="float">
            <text:p>1.68375062915908</text:p>
          </table:table-cell>
        </table:table-row>
        <table:table-row table:style-name="ro1">
          <table:table-cell office:value-type="float" office:value="15.1875" calcext:value-type="float">
            <text:p>15.1875</text:p>
          </table:table-cell>
          <table:table-cell table:formula="of:=5*SIN([.A488])" office:value-type="float" office:value="2.48641058660645" calcext:value-type="float">
            <text:p>2.48641058660645</text:p>
          </table:table-cell>
          <table:table-cell table:formula="of:=[.A488]-20" office:value-type="float" office:value="-4.8125" calcext:value-type="float">
            <text:p>-4.8125</text:p>
          </table:table-cell>
          <table:table-cell table:formula="of:=COS(5*[.B488])+[.C488]^(1/3)" office:value-type="float" office:value="-0.697335420155012" calcext:value-type="float">
            <text:p>-0.697335420155012</text:p>
          </table:table-cell>
          <table:table-cell table:formula="of:=COS(-3*[.B488])-[.C488]^(1/3)" office:value-type="float" office:value="2.07290566565127" calcext:value-type="float">
            <text:p>2.07290566565127</text:p>
          </table:table-cell>
        </table:table-row>
        <table:table-row table:style-name="ro1">
          <table:table-cell office:value-type="float" office:value="15.21875" calcext:value-type="float">
            <text:p>15.21875</text:p>
          </table:table-cell>
          <table:table-cell table:formula="of:=5*SIN([.A489])" office:value-type="float" office:value="2.34965791528454" calcext:value-type="float">
            <text:p>2.34965791528454</text:p>
          </table:table-cell>
          <table:table-cell table:formula="of:=[.A489]-20" office:value-type="float" office:value="-4.78125" calcext:value-type="float">
            <text:p>-4.78125</text:p>
          </table:table-cell>
          <table:table-cell table:formula="of:=COS(5*[.B489])+[.C489]^(1/3)" office:value-type="float" office:value="-1.00104303377521" calcext:value-type="float">
            <text:p>-1.00104303377521</text:p>
          </table:table-cell>
          <table:table-cell table:formula="of:=COS(-3*[.B489])-[.C489]^(1/3)" office:value-type="float" office:value="2.40550213552319" calcext:value-type="float">
            <text:p>2.40550213552319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table:formula="of:=5*SIN([.A490])" office:value-type="float" office:value="2.2106108428827" calcext:value-type="float">
            <text:p>2.2106108428827</text:p>
          </table:table-cell>
          <table:table-cell table:formula="of:=[.A490]-20" office:value-type="float" office:value="-4.75" calcext:value-type="float">
            <text:p>-4.75</text:p>
          </table:table-cell>
          <table:table-cell table:formula="of:=COS(5*[.B490])+[.C490]^(1/3)" office:value-type="float" office:value="-1.6235394230459" calcext:value-type="float">
            <text:p>-1.6235394230459</text:p>
          </table:table-cell>
          <table:table-cell table:formula="of:=COS(-3*[.B490])-[.C490]^(1/3)" office:value-type="float" office:value="2.62082342136732" calcext:value-type="float">
            <text:p>2.62082342136732</text:p>
          </table:table-cell>
        </table:table-row>
        <table:table-row table:style-name="ro1">
          <table:table-cell office:value-type="float" office:value="15.28125" calcext:value-type="float">
            <text:p>15.28125</text:p>
          </table:table-cell>
          <table:table-cell table:formula="of:=5*SIN([.A491])" office:value-type="float" office:value="2.06940514650745" calcext:value-type="float">
            <text:p>2.06940514650745</text:p>
          </table:table-cell>
          <table:table-cell table:formula="of:=[.A491]-20" office:value-type="float" office:value="-4.71875" calcext:value-type="float">
            <text:p>-4.71875</text:p>
          </table:table-cell>
          <table:table-cell table:formula="of:=COS(5*[.B491])+[.C491]^(1/3)" office:value-type="float" office:value="-2.28132350986384" calcext:value-type="float">
            <text:p>-2.28132350986384</text:p>
          </table:table-cell>
          <table:table-cell table:formula="of:=COS(-3*[.B491])-[.C491]^(1/3)" office:value-type="float" office:value="2.67448428848739" calcext:value-type="float">
            <text:p>2.67448428848739</text:p>
          </table:table-cell>
        </table:table-row>
        <table:table-row table:style-name="ro1">
          <table:table-cell office:value-type="float" office:value="15.3125" calcext:value-type="float">
            <text:p>15.3125</text:p>
          </table:table-cell>
          <table:table-cell table:formula="of:=5*SIN([.A492])" office:value-type="float" office:value="1.926178711125" calcext:value-type="float">
            <text:p>1.926178711125</text:p>
          </table:table-cell>
          <table:table-cell table:formula="of:=[.A492]-20" office:value-type="float" office:value="-4.6875" calcext:value-type="float">
            <text:p>-4.6875</text:p>
          </table:table-cell>
          <table:table-cell table:formula="of:=COS(5*[.B492])+[.C492]^(1/3)" office:value-type="float" office:value="-2.65241565204964" calcext:value-type="float">
            <text:p>-2.65241565204964</text:p>
          </table:table-cell>
          <table:table-cell table:formula="of:=COS(-3*[.B492])-[.C492]^(1/3)" office:value-type="float" office:value="2.54892652809394" calcext:value-type="float">
            <text:p>2.54892652809394</text:p>
          </table:table-cell>
        </table:table-row>
        <table:table-row table:style-name="ro1">
          <table:table-cell office:value-type="float" office:value="15.34375" calcext:value-type="float">
            <text:p>15.34375</text:p>
          </table:table-cell>
          <table:table-cell table:formula="of:=5*SIN([.A493])" office:value-type="float" office:value="1.78107139491892" calcext:value-type="float">
            <text:p>1.78107139491892</text:p>
          </table:table-cell>
          <table:table-cell table:formula="of:=[.A493]-20" office:value-type="float" office:value="-4.65625" calcext:value-type="float">
            <text:p>-4.65625</text:p>
          </table:table-cell>
          <table:table-cell table:formula="of:=COS(5*[.B493])+[.C493]^(1/3)" office:value-type="float" office:value="-2.53796174256947" calcext:value-type="float">
            <text:p>-2.53796174256947</text:p>
          </table:table-cell>
          <table:table-cell table:formula="of:=COS(-3*[.B493])-[.C493]^(1/3)" office:value-type="float" office:value="2.25966635301638" calcext:value-type="float">
            <text:p>2.25966635301638</text:p>
          </table:table-cell>
        </table:table-row>
        <table:table-row table:style-name="ro1">
          <table:table-cell office:value-type="float" office:value="15.375" calcext:value-type="float">
            <text:p>15.375</text:p>
          </table:table-cell>
          <table:table-cell table:formula="of:=5*SIN([.A494])" office:value-type="float" office:value="1.63422489272096" calcext:value-type="float">
            <text:p>1.63422489272096</text:p>
          </table:table-cell>
          <table:table-cell table:formula="of:=[.A494]-20" office:value-type="float" office:value="-4.625" calcext:value-type="float">
            <text:p>-4.625</text:p>
          </table:table-cell>
          <table:table-cell table:formula="of:=COS(5*[.B494])+[.C494]^(1/3)" office:value-type="float" office:value="-1.97796407884975" calcext:value-type="float">
            <text:p>-1.97796407884975</text:p>
          </table:table-cell>
          <table:table-cell table:formula="of:=COS(-3*[.B494])-[.C494]^(1/3)" office:value-type="float" office:value="1.85525036951618" calcext:value-type="float">
            <text:p>1.85525036951618</text:p>
          </table:table-cell>
        </table:table-row>
        <table:table-row table:style-name="ro1">
          <table:table-cell office:value-type="float" office:value="15.40625" calcext:value-type="float">
            <text:p>15.40625</text:p>
          </table:table-cell>
          <table:table-cell table:formula="of:=5*SIN([.A495])" office:value-type="float" office:value="1.48578259764851" calcext:value-type="float">
            <text:p>1.48578259764851</text:p>
          </table:table-cell>
          <table:table-cell table:formula="of:=[.A495]-20" office:value-type="float" office:value="-4.59375" calcext:value-type="float">
            <text:p>-4.59375</text:p>
          </table:table-cell>
          <table:table-cell table:formula="of:=COS(5*[.B495])+[.C495]^(1/3)" office:value-type="float" office:value="-1.2499666205952" calcext:value-type="float">
            <text:p>-1.2499666205952</text:p>
          </table:table-cell>
          <table:table-cell table:formula="of:=COS(-3*[.B495])-[.C495]^(1/3)" office:value-type="float" office:value="1.41006467629421" calcext:value-type="float">
            <text:p>1.41006467629421</text:p>
          </table:table-cell>
        </table:table-row>
        <table:table-row table:style-name="ro1">
          <table:table-cell office:value-type="float" office:value="15.4375" calcext:value-type="float">
            <text:p>15.4375</text:p>
          </table:table-cell>
          <table:table-cell table:formula="of:=5*SIN([.A496])" office:value-type="float" office:value="1.33588946108359" calcext:value-type="float">
            <text:p>1.33588946108359</text:p>
          </table:table-cell>
          <table:table-cell table:formula="of:=[.A496]-20" office:value-type="float" office:value="-4.5625" calcext:value-type="float">
            <text:p>-4.5625</text:p>
          </table:table-cell>
          <table:table-cell table:formula="of:=COS(5*[.B496])+[.C496]^(1/3)" office:value-type="float" office:value="-0.736061656981555" calcext:value-type="float">
            <text:p>-0.736061656981555</text:p>
          </table:table-cell>
          <table:table-cell table:formula="of:=COS(-3*[.B496])-[.C496]^(1/3)" office:value-type="float" office:value="1.01075085142359" calcext:value-type="float">
            <text:p>1.01075085142359</text:p>
          </table:table-cell>
        </table:table-row>
        <table:table-row table:style-name="ro1">
          <table:table-cell office:value-type="float" office:value="15.46875" calcext:value-type="float">
            <text:p>15.46875</text:p>
          </table:table-cell>
          <table:table-cell table:formula="of:=5*SIN([.A497])" office:value-type="float" office:value="1.18469185113033" calcext:value-type="float">
            <text:p>1.18469185113033</text:p>
          </table:table-cell>
          <table:table-cell table:formula="of:=[.A497]-20" office:value-type="float" office:value="-4.53125" calcext:value-type="float">
            <text:p>-4.53125</text:p>
          </table:table-cell>
          <table:table-cell table:formula="of:=COS(5*[.B497])+[.C497]^(1/3)" office:value-type="float" office:value="-0.718783193460362" calcext:value-type="float">
            <text:p>-0.718783193460362</text:p>
          </table:table-cell>
          <table:table-cell table:formula="of:=COS(-3*[.B497])-[.C497]^(1/3)" office:value-type="float" office:value="0.738648197122108" calcext:value-type="float">
            <text:p>0.73864819712210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5*SIN([.A498])" office:value-type="float" office:value="1.03233740968898" calcext:value-type="float">
            <text:p>1.03233740968898</text:p>
          </table:table-cell>
          <table:table-cell table:formula="of:=[.A498]-20" office:value-type="float" office:value="-4.5" calcext:value-type="float">
            <text:p>-4.5</text:p>
          </table:table-cell>
          <table:table-cell table:formula="of:=COS(5*[.B498])+[.C498]^(1/3)" office:value-type="float" office:value="-1.21663025002099" calcext:value-type="float">
            <text:p>-1.21663025002099</text:p>
          </table:table-cell>
          <table:table-cell table:formula="of:=COS(-3*[.B498])-[.C498]^(1/3)" office:value-type="float" office:value="0.651957167007892" calcext:value-type="float">
            <text:p>0.651957167007892</text:p>
          </table:table-cell>
        </table:table-row>
        <table:table-row table:style-name="ro1">
          <table:table-cell office:value-type="float" office:value="15.53125" calcext:value-type="float">
            <text:p>15.53125</text:p>
          </table:table-cell>
          <table:table-cell table:formula="of:=5*SIN([.A499])" office:value-type="float" office:value="0.878974908286124" calcext:value-type="float">
            <text:p>0.878974908286124</text:p>
          </table:table-cell>
          <table:table-cell table:formula="of:=[.A499]-20" office:value-type="float" office:value="-4.46875" calcext:value-type="float">
            <text:p>-4.46875</text:p>
          </table:table-cell>
          <table:table-cell table:formula="of:=COS(5*[.B499])+[.C499]^(1/3)" office:value-type="float" office:value="-1.9593392774011" calcext:value-type="float">
            <text:p>-1.9593392774011</text:p>
          </table:table-cell>
          <table:table-cell table:formula="of:=COS(-3*[.B499])-[.C499]^(1/3)" office:value-type="float" office:value="0.771797983911587" calcext:value-type="float">
            <text:p>0.771797983911587</text:p>
          </table:table-cell>
        </table:table-row>
        <table:table-row table:style-name="ro1">
          <table:table-cell office:value-type="float" office:value="15.5625" calcext:value-type="float">
            <text:p>15.5625</text:p>
          </table:table-cell>
          <table:table-cell table:formula="of:=5*SIN([.A500])" office:value-type="float" office:value="0.724754102801767" calcext:value-type="float">
            <text:p>0.724754102801767</text:p>
          </table:table-cell>
          <table:table-cell table:formula="of:=[.A500]-20" office:value-type="float" office:value="-4.4375" calcext:value-type="float">
            <text:p>-4.4375</text:p>
          </table:table-cell>
          <table:table-cell table:formula="of:=COS(5*[.B500])+[.C500]^(1/3)" office:value-type="float" office:value="-2.52927174230482" calcext:value-type="float">
            <text:p>-2.52927174230482</text:p>
          </table:table-cell>
          <table:table-cell table:formula="of:=COS(-3*[.B500])-[.C500]^(1/3)" office:value-type="float" office:value="1.07578493865896" calcext:value-type="float">
            <text:p>1.07578493865896</text:p>
          </table:table-cell>
        </table:table-row>
        <table:table-row table:style-name="ro1">
          <table:table-cell office:value-type="float" office:value="15.59375" calcext:value-type="float">
            <text:p>15.59375</text:p>
          </table:table-cell>
          <table:table-cell table:formula="of:=5*SIN([.A501])" office:value-type="float" office:value="0.569825587235299" calcext:value-type="float">
            <text:p>0.569825587235299</text:p>
          </table:table-cell>
          <table:table-cell table:formula="of:=[.A501]-20" office:value-type="float" office:value="-4.40625" calcext:value-type="float">
            <text:p>-4.40625</text:p>
          </table:table-cell>
          <table:table-cell table:formula="of:=COS(5*[.B501])+[.C501]^(1/3)" office:value-type="float" office:value="-2.59695422075635" calcext:value-type="float">
            <text:p>-2.59695422075635</text:p>
          </table:table-cell>
          <table:table-cell table:formula="of:=COS(-3*[.B501])-[.C501]^(1/3)" office:value-type="float" office:value="1.50118170746801" calcext:value-type="float">
            <text:p>1.50118170746801</text:p>
          </table:table-cell>
        </table:table-row>
        <table:table-row table:style-name="ro1">
          <table:table-cell office:value-type="float" office:value="15.625" calcext:value-type="float">
            <text:p>15.625</text:p>
          </table:table-cell>
          <table:table-cell table:formula="of:=5*SIN([.A502])" office:value-type="float" office:value="0.414340646652991" calcext:value-type="float">
            <text:p>0.414340646652991</text:p>
          </table:table-cell>
          <table:table-cell table:formula="of:=[.A502]-20" office:value-type="float" office:value="-4.375" calcext:value-type="float">
            <text:p>-4.375</text:p>
          </table:table-cell>
          <table:table-cell table:formula="of:=COS(5*[.B502])+[.C502]^(1/3)" office:value-type="float" office:value="-2.115754381734" calcext:value-type="float">
            <text:p>-2.115754381734</text:p>
          </table:table-cell>
          <table:table-cell table:formula="of:=COS(-3*[.B502])-[.C502]^(1/3)" office:value-type="float" office:value="1.95746985838429" calcext:value-type="float">
            <text:p>1.95746985838429</text:p>
          </table:table-cell>
        </table:table-row>
        <table:table-row table:style-name="ro1">
          <table:table-cell office:value-type="float" office:value="15.65625" calcext:value-type="float">
            <text:p>15.65625</text:p>
          </table:table-cell>
          <table:table-cell table:formula="of:=5*SIN([.A503])" office:value-type="float" office:value="0.258451109460701" calcext:value-type="float">
            <text:p>0.258451109460701</text:p>
          </table:table-cell>
          <table:table-cell table:formula="of:=[.A503]-20" office:value-type="float" office:value="-4.34375" calcext:value-type="float">
            <text:p>-4.34375</text:p>
          </table:table-cell>
          <table:table-cell table:formula="of:=COS(5*[.B503])+[.C503]^(1/3)" office:value-type="float" office:value="-1.356676756805" calcext:value-type="float">
            <text:p>-1.356676756805</text:p>
          </table:table-cell>
          <table:table-cell table:formula="of:=COS(-3*[.B503])-[.C503]^(1/3)" office:value-type="float" office:value="2.34580347975368" calcext:value-type="float">
            <text:p>2.34580347975368</text:p>
          </table:table-cell>
        </table:table-row>
        <table:table-row table:style-name="ro1">
          <table:table-cell office:value-type="float" office:value="15.6875" calcext:value-type="float">
            <text:p>15.6875</text:p>
          </table:table-cell>
          <table:table-cell table:formula="of:=5*SIN([.A504])" office:value-type="float" office:value="0.102309199146008" calcext:value-type="float">
            <text:p>0.102309199146008</text:p>
          </table:table-cell>
          <table:table-cell table:formula="of:=[.A504]-20" office:value-type="float" office:value="-4.3125" calcext:value-type="float">
            <text:p>-4.3125</text:p>
          </table:table-cell>
          <table:table-cell table:formula="of:=COS(5*[.B504])+[.C504]^(1/3)" office:value-type="float" office:value="-0.755718772848733" calcext:value-type="float">
            <text:p>-0.755718772848733</text:p>
          </table:table-cell>
          <table:table-cell table:formula="of:=COS(-3*[.B504])-[.C504]^(1/3)" office:value-type="float" office:value="2.58097385438108" calcext:value-type="float">
            <text:p>2.58097385438108</text:p>
          </table:table-cell>
        </table:table-row>
        <table:table-row table:style-name="ro1">
          <table:table-cell office:value-type="float" office:value="15.71875" calcext:value-type="float">
            <text:p>15.71875</text:p>
          </table:table-cell>
          <table:table-cell table:formula="of:=5*SIN([.A505])" office:value-type="float" office:value="-0.0539326143654365" calcext:value-type="float">
            <text:p>-0.0539326143654365</text:p>
          </table:table-cell>
          <table:table-cell table:formula="of:=[.A505]-20" office:value-type="float" office:value="-4.28125" calcext:value-type="float">
            <text:p>-4.28125</text:p>
          </table:table-cell>
          <table:table-cell table:formula="of:=COS(5*[.B505])+[.C505]^(1/3)" office:value-type="float" office:value="-0.659905611032201" calcext:value-type="float">
            <text:p>-0.659905611032201</text:p>
          </table:table-cell>
          <table:table-cell table:formula="of:=COS(-3*[.B505])-[.C505]^(1/3)" office:value-type="float" office:value="2.61070558094289" calcext:value-type="float">
            <text:p>2.6107055809428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table:formula="of:=5*SIN([.A506])" office:value-type="float" office:value="-0.210121763594204" calcext:value-type="float">
            <text:p>-0.210121763594204</text:p>
          </table:table-cell>
          <table:table-cell table:formula="of:=[.A506]-20" office:value-type="float" office:value="-4.25" calcext:value-type="float">
            <text:p>-4.25</text:p>
          </table:table-cell>
          <table:table-cell table:formula="of:=COS(5*[.B506])+[.C506]^(1/3)" office:value-type="float" office:value="-1.12276304777728" calcext:value-type="float">
            <text:p>-1.12276304777728</text:p>
          </table:table-cell>
          <table:table-cell table:formula="of:=COS(-3*[.B506])-[.C506]^(1/3)" office:value-type="float" office:value="2.42761814589545" calcext:value-type="float">
            <text:p>2.42761814589545</text:p>
          </table:table-cell>
        </table:table-row>
        <table:table-row table:style-name="ro1">
          <table:table-cell office:value-type="float" office:value="15.78125" calcext:value-type="float">
            <text:p>15.78125</text:p>
          </table:table-cell>
          <table:table-cell table:formula="of:=5*SIN([.A507])" office:value-type="float" office:value="-0.366105732486645" calcext:value-type="float">
            <text:p>-0.366105732486645</text:p>
          </table:table-cell>
          <table:table-cell table:formula="of:=[.A507]-20" office:value-type="float" office:value="-4.21875" calcext:value-type="float">
            <text:p>-4.21875</text:p>
          </table:table-cell>
          <table:table-cell table:formula="of:=COS(5*[.B507])+[.C507]^(1/3)" office:value-type="float" office:value="-1.87264789205337" calcext:value-type="float">
            <text:p>-1.87264789205337</text:p>
          </table:table-cell>
          <table:table-cell table:formula="of:=COS(-3*[.B507])-[.C507]^(1/3)" office:value-type="float" office:value="2.07092122199877" calcext:value-type="float">
            <text:p>2.07092122199877</text:p>
          </table:table-cell>
        </table:table-row>
        <table:table-row table:style-name="ro1">
          <table:table-cell office:value-type="float" office:value="15.8125" calcext:value-type="float">
            <text:p>15.8125</text:p>
          </table:table-cell>
          <table:table-cell table:formula="of:=5*SIN([.A508])" office:value-type="float" office:value="-0.521732205344228" calcext:value-type="float">
            <text:p>-0.521732205344228</text:p>
          </table:table-cell>
          <table:table-cell table:formula="of:=[.A508]-20" office:value-type="float" office:value="-4.1875" calcext:value-type="float">
            <text:p>-4.1875</text:p>
          </table:table-cell>
          <table:table-cell table:formula="of:=COS(5*[.B508])+[.C508]^(1/3)" office:value-type="float" office:value="-2.47314776166083" calcext:value-type="float">
            <text:p>-2.47314776166083</text:p>
          </table:table-cell>
          <table:table-cell table:formula="of:=COS(-3*[.B508])-[.C508]^(1/3)" office:value-type="float" office:value="1.61742611331419" calcext:value-type="float">
            <text:p>1.61742611331419</text:p>
          </table:table-cell>
        </table:table-row>
        <table:table-row table:style-name="ro1">
          <table:table-cell office:value-type="float" office:value="15.84375" calcext:value-type="float">
            <text:p>15.84375</text:p>
          </table:table-cell>
          <table:table-cell table:formula="of:=5*SIN([.A509])" office:value-type="float" office:value="-0.676849215557229" calcext:value-type="float">
            <text:p>-0.676849215557229</text:p>
          </table:table-cell>
          <table:table-cell table:formula="of:=[.A509]-20" office:value-type="float" office:value="-4.15625" calcext:value-type="float">
            <text:p>-4.15625</text:p>
          </table:table-cell>
          <table:table-cell table:formula="of:=COS(5*[.B509])+[.C509]^(1/3)" office:value-type="float" office:value="-2.57851072810837" calcext:value-type="float">
            <text:p>-2.57851072810837</text:p>
          </table:table-cell>
          <table:table-cell table:formula="of:=COS(-3*[.B509])-[.C509]^(1/3)" office:value-type="float" office:value="1.16408163504985" calcext:value-type="float">
            <text:p>1.16408163504985</text:p>
          </table:table-cell>
        </table:table-row>
        <table:table-row table:style-name="ro1">
          <table:table-cell office:value-type="float" office:value="15.875" calcext:value-type="float">
            <text:p>15.875</text:p>
          </table:table-cell>
          <table:table-cell table:formula="of:=5*SIN([.A510])" office:value-type="float" office:value="-0.831305293997555" calcext:value-type="float">
            <text:p>-0.831305293997555</text:p>
          </table:table-cell>
          <table:table-cell table:formula="of:=[.A510]-20" office:value-type="float" office:value="-4.125" calcext:value-type="float">
            <text:p>-4.125</text:p>
          </table:table-cell>
          <table:table-cell table:formula="of:=COS(5*[.B510])+[.C510]^(1/3)" office:value-type="float" office:value="-2.13144331707348" calcext:value-type="float">
            <text:p>-2.13144331707348</text:p>
          </table:table-cell>
          <table:table-cell table:formula="of:=COS(-3*[.B510])-[.C510]^(1/3)" office:value-type="float" office:value="0.806279529853281" calcext:value-type="float">
            <text:p>0.806279529853281</text:p>
          </table:table-cell>
        </table:table-row>
        <table:table-row table:style-name="ro1">
          <table:table-cell office:value-type="float" office:value="15.90625" calcext:value-type="float">
            <text:p>15.90625</text:p>
          </table:table-cell>
          <table:table-cell table:formula="of:=5*SIN([.A511])" office:value-type="float" office:value="-0.984949616925769" calcext:value-type="float">
            <text:p>-0.984949616925769</text:p>
          </table:table-cell>
          <table:table-cell table:formula="of:=[.A511]-20" office:value-type="float" office:value="-4.09375" calcext:value-type="float">
            <text:p>-4.09375</text:p>
          </table:table-cell>
          <table:table-cell table:formula="of:=COS(5*[.B511])+[.C511]^(1/3)" office:value-type="float" office:value="-1.38894038307991" calcext:value-type="float">
            <text:p>-1.38894038307991</text:p>
          </table:table-cell>
          <table:table-cell table:formula="of:=COS(-3*[.B511])-[.C511]^(1/3)" office:value-type="float" office:value="0.617092987758767" calcext:value-type="float">
            <text:p>0.617092987758767</text:p>
          </table:table-cell>
        </table:table-row>
        <table:table-row table:style-name="ro1">
          <table:table-cell office:value-type="float" office:value="15.9375" calcext:value-type="float">
            <text:p>15.9375</text:p>
          </table:table-cell>
          <table:table-cell table:formula="of:=5*SIN([.A512])" office:value-type="float" office:value="-1.13763215326792" calcext:value-type="float">
            <text:p>-1.13763215326792</text:p>
          </table:table-cell>
          <table:table-cell table:formula="of:=[.A512]-20" office:value-type="float" office:value="-4.0625" calcext:value-type="float">
            <text:p>-4.0625</text:p>
          </table:table-cell>
          <table:table-cell table:formula="of:=COS(5*[.B512])+[.C512]^(1/3)" office:value-type="float" office:value="-0.76749133148042" calcext:value-type="float">
            <text:p>-0.76749133148042</text:p>
          </table:table-cell>
          <table:table-cell table:formula="of:=COS(-3*[.B512])-[.C512]^(1/3)" office:value-type="float" office:value="0.632203763517259" calcext:value-type="float">
            <text:p>0.632203763517259</text:p>
          </table:table-cell>
        </table:table-row>
        <table:table-row table:style-name="ro1">
          <table:table-cell office:value-type="float" office:value="15.96875" calcext:value-type="float">
            <text:p>15.96875</text:p>
          </table:table-cell>
          <table:table-cell table:formula="of:=5*SIN([.A513])" office:value-type="float" office:value="-1.28920381111833" calcext:value-type="float">
            <text:p>-1.28920381111833</text:p>
          </table:table-cell>
          <table:table-cell table:formula="of:=[.A513]-20" office:value-type="float" office:value="-4.03125" calcext:value-type="float">
            <text:p>-4.03125</text:p>
          </table:table-cell>
          <table:table-cell table:formula="of:=COS(5*[.B513])+[.C513]^(1/3)" office:value-type="float" office:value="-0.60475233761847" calcext:value-type="float">
            <text:p>-0.60475233761847</text:p>
          </table:table-cell>
          <table:table-cell table:formula="of:=COS(-3*[.B513])-[.C513]^(1/3)" office:value-type="float" office:value="0.843700745430075" calcext:value-type="float">
            <text:p>0.843700745430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5*SIN([.A514])" office:value-type="float" office:value="-1.43951658332533" calcext:value-type="float">
            <text:p>-1.43951658332533</text:p>
          </table:table-cell>
          <table:table-cell table:formula="of:=[.A514]-20" office:value-type="float" office:value="-4" calcext:value-type="float">
            <text:p>-4</text:p>
          </table:table-cell>
          <table:table-cell table:formula="of:=COS(5*[.B514])+[.C514]^(1/3)" office:value-type="float" office:value="-0.977133154988351" calcext:value-type="float">
            <text:p>-0.977133154988351</text:p>
          </table:table-cell>
          <table:table-cell table:formula="of:=COS(-3*[.B514])-[.C514]^(1/3)" office:value-type="float" office:value="1.2036645085067" calcext:value-type="float">
            <text:p>1.2036645085067</text:p>
          </table:table-cell>
        </table:table-row>
        <table:table-row table:style-name="ro1">
          <table:table-cell office:value-type="float" office:value="16.03125" calcext:value-type="float">
            <text:p>16.03125</text:p>
          </table:table-cell>
          <table:table-cell table:formula="of:=5*SIN([.A515])" office:value-type="float" office:value="-1.58842369201769" calcext:value-type="float">
            <text:p>-1.58842369201769</text:p>
          </table:table-cell>
          <table:table-cell table:formula="of:=[.A515]-20" office:value-type="float" office:value="-3.96875" calcext:value-type="float">
            <text:p>-3.96875</text:p>
          </table:table-cell>
          <table:table-cell table:formula="of:=COS(5*[.B515])+[.C515]^(1/3)" office:value-type="float" office:value="-1.67127914398559" calcext:value-type="float">
            <text:p>-1.67127914398559</text:p>
          </table:table-cell>
          <table:table-cell table:formula="of:=COS(-3*[.B515])-[.C515]^(1/3)" office:value-type="float" office:value="1.63611383435045" calcext:value-type="float">
            <text:p>1.63611383435045</text:p>
          </table:table-cell>
        </table:table-row>
        <table:table-row table:style-name="ro1">
          <table:table-cell office:value-type="float" office:value="16.0625" calcext:value-type="float">
            <text:p>16.0625</text:p>
          </table:table-cell>
          <table:table-cell table:formula="of:=5*SIN([.A516])" office:value-type="float" office:value="-1.73577973193079" calcext:value-type="float">
            <text:p>-1.73577973193079</text:p>
          </table:table-cell>
          <table:table-cell table:formula="of:=[.A516]-20" office:value-type="float" office:value="-3.9375" calcext:value-type="float">
            <text:p>-3.9375</text:p>
          </table:table-cell>
          <table:table-cell table:formula="of:=COS(5*[.B516])+[.C516]^(1/3)" office:value-type="float" office:value="-2.31358137632898" calcext:value-type="float">
            <text:p>-2.31358137632898</text:p>
          </table:table-cell>
          <table:table-cell table:formula="of:=COS(-3*[.B516])-[.C516]^(1/3)" office:value-type="float" office:value="2.0540777412129" calcext:value-type="float">
            <text:p>2.0540777412129</text:p>
          </table:table-cell>
        </table:table-row>
        <table:table-row table:style-name="ro1">
          <table:table-cell office:value-type="float" office:value="16.09375" calcext:value-type="float">
            <text:p>16.09375</text:p>
          </table:table-cell>
          <table:table-cell table:formula="of:=5*SIN([.A517])" office:value-type="float" office:value="-1.88144081239231" calcext:value-type="float">
            <text:p>-1.88144081239231</text:p>
          </table:table-cell>
          <table:table-cell table:formula="of:=[.A517]-20" office:value-type="float" office:value="-3.90625" calcext:value-type="float">
            <text:p>-3.90625</text:p>
          </table:table-cell>
          <table:table-cell table:formula="of:=COS(5*[.B517])+[.C517]^(1/3)" office:value-type="float" office:value="-2.5747468953832" calcext:value-type="float">
            <text:p>-2.5747468953832</text:p>
          </table:table-cell>
          <table:table-cell table:formula="of:=COS(-3*[.B517])-[.C517]^(1/3)" office:value-type="float" office:value="2.37767564037641" calcext:value-type="float">
            <text:p>2.37767564037641</text:p>
          </table:table-cell>
        </table:table-row>
        <table:table-row table:style-name="ro1">
          <table:table-cell office:value-type="float" office:value="16.125" calcext:value-type="float">
            <text:p>16.125</text:p>
          </table:table-cell>
          <table:table-cell table:formula="of:=5*SIN([.A518])" office:value-type="float" office:value="-2.02526469782909" calcext:value-type="float">
            <text:p>-2.02526469782909</text:p>
          </table:table-cell>
          <table:table-cell table:formula="of:=[.A518]-20" office:value-type="float" office:value="-3.875" calcext:value-type="float">
            <text:p>-3.875</text:p>
          </table:table-cell>
          <table:table-cell table:formula="of:=COS(5*[.B518])+[.C518]^(1/3)" office:value-type="float" office:value="-2.33453594368756" calcext:value-type="float">
            <text:p>-2.33453594368756</text:p>
          </table:table-cell>
          <table:table-cell table:formula="of:=COS(-3*[.B518])-[.C518]^(1/3)" office:value-type="float" office:value="2.54926173951252" calcext:value-type="float">
            <text:p>2.54926173951252</text:p>
          </table:table-cell>
        </table:table-row>
        <table:table-row table:style-name="ro1">
          <table:table-cell office:value-type="float" office:value="16.15625" calcext:value-type="float">
            <text:p>16.15625</text:p>
          </table:table-cell>
          <table:table-cell table:formula="of:=5*SIN([.A519])" office:value-type="float" office:value="-2.16711094665774" calcext:value-type="float">
            <text:p>-2.16711094665774</text:p>
          </table:table-cell>
          <table:table-cell table:formula="of:=[.A519]-20" office:value-type="float" office:value="-3.84375" calcext:value-type="float">
            <text:p>-3.84375</text:p>
          </table:table-cell>
          <table:table-cell table:formula="of:=COS(5*[.B519])+[.C519]^(1/3)" office:value-type="float" office:value="-1.72579415011272" calcext:value-type="float">
            <text:p>-1.72579415011272</text:p>
          </table:table-cell>
          <table:table-cell table:formula="of:=COS(-3*[.B519])-[.C519]^(1/3)" office:value-type="float" office:value="2.54275667687285" calcext:value-type="float">
            <text:p>2.54275667687285</text:p>
          </table:table-cell>
        </table:table-row>
        <table:table-row table:style-name="ro1">
          <table:table-cell office:value-type="float" office:value="16.1875" calcext:value-type="float">
            <text:p>16.1875</text:p>
          </table:table-cell>
          <table:table-cell table:formula="of:=5*SIN([.A520])" office:value-type="float" office:value="-2.30684104842344" calcext:value-type="float">
            <text:p>-2.30684104842344</text:p>
          </table:table-cell>
          <table:table-cell table:formula="of:=[.A520]-20" office:value-type="float" office:value="-3.8125" calcext:value-type="float">
            <text:p>-3.8125</text:p>
          </table:table-cell>
          <table:table-cell table:formula="of:=COS(5*[.B520])+[.C520]^(1/3)" office:value-type="float" office:value="-1.04923867434551" calcext:value-type="float">
            <text:p>-1.04923867434551</text:p>
          </table:table-cell>
          <table:table-cell table:formula="of:=COS(-3*[.B520])-[.C520]^(1/3)" office:value-type="float" office:value="2.36588268707719" calcext:value-type="float">
            <text:p>2.36588268707719</text:p>
          </table:table-cell>
        </table:table-row>
        <table:table-row table:style-name="ro1">
          <table:table-cell office:value-type="float" office:value="16.21875" calcext:value-type="float">
            <text:p>16.21875</text:p>
          </table:table-cell>
          <table:table-cell table:formula="of:=5*SIN([.A521])" office:value-type="float" office:value="-2.44431855905307" calcext:value-type="float">
            <text:p>-2.44431855905307</text:p>
          </table:table-cell>
          <table:table-cell table:formula="of:=[.A521]-20" office:value-type="float" office:value="-3.78125" calcext:value-type="float">
            <text:p>-3.78125</text:p>
          </table:table-cell>
          <table:table-cell table:formula="of:=COS(5*[.B521])+[.C521]^(1/3)" office:value-type="float" office:value="-0.616769350870112" calcext:value-type="float">
            <text:p>-0.616769350870112</text:p>
          </table:table-cell>
          <table:table-cell table:formula="of:=COS(-3*[.B521])-[.C521]^(1/3)" office:value-type="float" office:value="2.05569014227693" calcext:value-type="float">
            <text:p>2.0556901422769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table:formula="of:=5*SIN([.A522])" office:value-type="float" office:value="-2.57940923409055" calcext:value-type="float">
            <text:p>-2.57940923409055</text:p>
          </table:table-cell>
          <table:table-cell table:formula="of:=[.A522]-20" office:value-type="float" office:value="-3.75" calcext:value-type="float">
            <text:p>-3.75</text:p>
          </table:table-cell>
          <table:table-cell table:formula="of:=COS(5*[.B522])+[.C522]^(1/3)" office:value-type="float" office:value="-0.607793034549818" calcext:value-type="float">
            <text:p>-0.607793034549818</text:p>
          </table:table-cell>
          <table:table-cell table:formula="of:=COS(-3*[.B522])-[.C522]^(1/3)" office:value-type="float" office:value="1.66911186050922" calcext:value-type="float">
            <text:p>1.66911186050922</text:p>
          </table:table-cell>
        </table:table-row>
        <table:table-row table:style-name="ro1">
          <table:table-cell office:value-type="float" office:value="16.28125" calcext:value-type="float">
            <text:p>16.28125</text:p>
          </table:table-cell>
          <table:table-cell table:formula="of:=5*SIN([.A523])" office:value-type="float" office:value="-2.71198115978421" calcext:value-type="float">
            <text:p>-2.71198115978421</text:p>
          </table:table-cell>
          <table:table-cell table:formula="of:=[.A523]-20" office:value-type="float" office:value="-3.71875" calcext:value-type="float">
            <text:p>-3.71875</text:p>
          </table:table-cell>
          <table:table-cell table:formula="of:=COS(5*[.B523])+[.C523]^(1/3)" office:value-type="float" office:value="-1.00355767671088" calcext:value-type="float">
            <text:p>-1.00355767671088</text:p>
          </table:table-cell>
          <table:table-cell table:formula="of:=COS(-3*[.B523])-[.C523]^(1/3)" office:value-type="float" office:value="1.27104805098463" calcext:value-type="float">
            <text:p>1.27104805098463</text:p>
          </table:table-cell>
        </table:table-row>
        <table:table-row table:style-name="ro1">
          <table:table-cell office:value-type="float" office:value="16.3125" calcext:value-type="float">
            <text:p>16.3125</text:p>
          </table:table-cell>
          <table:table-cell table:formula="of:=5*SIN([.A524])" office:value-type="float" office:value="-2.8419048818984" calcext:value-type="float">
            <text:p>-2.8419048818984</text:p>
          </table:table-cell>
          <table:table-cell table:formula="of:=[.A524]-20" office:value-type="float" office:value="-3.6875" calcext:value-type="float">
            <text:p>-3.6875</text:p>
          </table:table-cell>
          <table:table-cell table:formula="of:=COS(5*[.B524])+[.C524]^(1/3)" office:value-type="float" office:value="-1.61723099716511" calcext:value-type="float">
            <text:p>-1.61723099716511</text:p>
          </table:table-cell>
          <table:table-cell table:formula="of:=COS(-3*[.B524])-[.C524]^(1/3)" office:value-type="float" office:value="0.922593225488438" calcext:value-type="float">
            <text:p>0.922593225488438</text:p>
          </table:table-cell>
        </table:table-row>
        <table:table-row table:style-name="ro1">
          <table:table-cell office:value-type="float" office:value="16.34375" calcext:value-type="float">
            <text:p>16.34375</text:p>
          </table:table-cell>
          <table:table-cell table:formula="of:=5*SIN([.A525])" office:value-type="float" office:value="-2.96905353212332" calcext:value-type="float">
            <text:p>-2.96905353212332</text:p>
          </table:table-cell>
          <table:table-cell table:formula="of:=[.A525]-20" office:value-type="float" office:value="-3.65625" calcext:value-type="float">
            <text:p>-3.65625</text:p>
          </table:table-cell>
          <table:table-cell table:formula="of:=COS(5*[.B525])+[.C525]^(1/3)" office:value-type="float" office:value="-2.19095229120459" calcext:value-type="float">
            <text:p>-2.19095229120459</text:p>
          </table:table-cell>
          <table:table-cell table:formula="of:=COS(-3*[.B525])-[.C525]^(1/3)" office:value-type="float" office:value="0.671559437357028" calcext:value-type="float">
            <text:p>0.671559437357028</text:p>
          </table:table-cell>
        </table:table-row>
        <table:table-row table:style-name="ro1">
          <table:table-cell office:value-type="float" office:value="16.375" calcext:value-type="float">
            <text:p>16.375</text:p>
          </table:table-cell>
          <table:table-cell table:formula="of:=5*SIN([.A526])" office:value-type="float" office:value="-3.09330295195977" calcext:value-type="float">
            <text:p>-3.09330295195977</text:p>
          </table:table-cell>
          <table:table-cell table:formula="of:=[.A526]-20" office:value-type="float" office:value="-3.625" calcext:value-type="float">
            <text:p>-3.625</text:p>
          </table:table-cell>
          <table:table-cell table:formula="of:=COS(5*[.B526])+[.C526]^(1/3)" office:value-type="float" office:value="-2.50715105460491" calcext:value-type="float">
            <text:p>-2.50715105460491</text:p>
          </table:table-cell>
          <table:table-cell table:formula="of:=COS(-3*[.B526])-[.C526]^(1/3)" office:value-type="float" office:value="0.546633602094976" calcext:value-type="float">
            <text:p>0.546633602094976</text:p>
          </table:table-cell>
        </table:table-row>
        <table:table-row table:style-name="ro1">
          <table:table-cell office:value-type="float" office:value="16.40625" calcext:value-type="float">
            <text:p>16.40625</text:p>
          </table:table-cell>
          <table:table-cell table:formula="of:=5*SIN([.A527])" office:value-type="float" office:value="-3.21453181395783" calcext:value-type="float">
            <text:p>-3.21453181395783</text:p>
          </table:table-cell>
          <table:table-cell table:formula="of:=[.A527]-20" office:value-type="float" office:value="-3.59375" calcext:value-type="float">
            <text:p>-3.59375</text:p>
          </table:table-cell>
          <table:table-cell table:formula="of:=COS(5*[.B527])+[.C527]^(1/3)" office:value-type="float" office:value="-2.46596372006836" calcext:value-type="float">
            <text:p>-2.46596372006836</text:p>
          </table:table-cell>
          <table:table-cell table:formula="of:=COS(-3*[.B527])-[.C527]^(1/3)" office:value-type="float" office:value="0.555576591207181" calcext:value-type="float">
            <text:p>0.555576591207181</text:p>
          </table:table-cell>
        </table:table-row>
        <table:table-row table:style-name="ro1">
          <table:table-cell office:value-type="float" office:value="16.4375" calcext:value-type="float">
            <text:p>16.4375</text:p>
          </table:table-cell>
          <table:table-cell table:formula="of:=5*SIN([.A528])" office:value-type="float" office:value="-3.33262174019103" calcext:value-type="float">
            <text:p>-3.33262174019103</text:p>
          </table:table-cell>
          <table:table-cell table:formula="of:=[.A528]-20" office:value-type="float" office:value="-3.5625" calcext:value-type="float">
            <text:p>-3.5625</text:p>
          </table:table-cell>
          <table:table-cell table:formula="of:=COS(5*[.B528])+[.C528]^(1/3)" office:value-type="float" office:value="-2.10476871886572" calcext:value-type="float">
            <text:p>-2.10476871886572</text:p>
          </table:table-cell>
          <table:table-cell table:formula="of:=COS(-3*[.B528])-[.C528]^(1/3)" office:value-type="float" office:value="0.687047704745299" calcext:value-type="float">
            <text:p>0.687047704745299</text:p>
          </table:table-cell>
        </table:table-row>
        <table:table-row table:style-name="ro1">
          <table:table-cell office:value-type="float" office:value="16.46875" calcext:value-type="float">
            <text:p>16.46875</text:p>
          </table:table-cell>
          <table:table-cell table:formula="of:=5*SIN([.A529])" office:value-type="float" office:value="-3.44745741785044" calcext:value-type="float">
            <text:p>-3.44745741785044</text:p>
          </table:table-cell>
          <table:table-cell table:formula="of:=[.A529]-20" office:value-type="float" office:value="-3.53125" calcext:value-type="float">
            <text:p>-3.53125</text:p>
          </table:table-cell>
          <table:table-cell table:formula="of:=COS(5*[.B529])+[.C529]^(1/3)" office:value-type="float" office:value="-1.56426045517531" calcext:value-type="float">
            <text:p>-1.56426045517531</text:p>
          </table:table-cell>
          <table:table-cell table:formula="of:=COS(-3*[.B529])-[.C529]^(1/3)" office:value-type="float" office:value="0.915067450941829" calcext:value-type="float">
            <text:p>0.91506745094182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5*SIN([.A530])" office:value-type="float" office:value="-3.55892671184562" calcext:value-type="float">
            <text:p>-3.55892671184562</text:p>
          </table:table-cell>
          <table:table-cell table:formula="of:=[.A530]-20" office:value-type="float" office:value="-3.5" calcext:value-type="float">
            <text:p>-3.5</text:p>
          </table:table-cell>
          <table:table-cell table:formula="of:=COS(5*[.B530])+[.C530]^(1/3)" office:value-type="float" office:value="-1.02499922017086" calcext:value-type="float">
            <text:p>-1.02499922017086</text:p>
          </table:table-cell>
          <table:table-cell table:formula="of:=COS(-3*[.B530])-[.C530]^(1/3)" office:value-type="float" office:value="1.20487278734947" calcext:value-type="float">
            <text:p>1.20487278734947</text:p>
          </table:table-cell>
        </table:table-row>
        <table:table-row table:style-name="ro1">
          <table:table-cell office:value-type="float" office:value="16.53125" calcext:value-type="float">
            <text:p>16.53125</text:p>
          </table:table-cell>
          <table:table-cell table:formula="of:=5*SIN([.A531])" office:value-type="float" office:value="-3.66692077430263" calcext:value-type="float">
            <text:p>-3.66692077430263</text:p>
          </table:table-cell>
          <table:table-cell table:formula="of:=[.A531]-20" office:value-type="float" office:value="-3.46875" calcext:value-type="float">
            <text:p>-3.46875</text:p>
          </table:table-cell>
          <table:table-cell table:formula="of:=COS(5*[.B531])+[.C531]^(1/3)" office:value-type="float" office:value="-0.643445898296818" calcext:value-type="float">
            <text:p>-0.643445898296818</text:p>
          </table:table-cell>
          <table:table-cell table:formula="of:=COS(-3*[.B531])-[.C531]^(1/3)" office:value-type="float" office:value="1.51895024869814" calcext:value-type="float">
            <text:p>1.51895024869814</text:p>
          </table:table-cell>
        </table:table-row>
        <table:table-row table:style-name="ro1">
          <table:table-cell office:value-type="float" office:value="16.5625" calcext:value-type="float">
            <text:p>16.5625</text:p>
          </table:table-cell>
          <table:table-cell table:formula="of:=5*SIN([.A532])" office:value-type="float" office:value="-3.77133415085218" calcext:value-type="float">
            <text:p>-3.77133415085218</text:p>
          </table:table-cell>
          <table:table-cell table:formula="of:=[.A532]-20" office:value-type="float" office:value="-3.4375" calcext:value-type="float">
            <text:p>-3.4375</text:p>
          </table:table-cell>
          <table:table-cell table:formula="of:=COS(5*[.B532])+[.C532]^(1/3)" office:value-type="float" office:value="-0.509227994514984" calcext:value-type="float">
            <text:p>-0.509227994514984</text:p>
          </table:table-cell>
          <table:table-cell table:formula="of:=COS(-3*[.B532])-[.C532]^(1/3)" office:value-type="float" office:value="1.82227681537494" calcext:value-type="float">
            <text:p>1.82227681537494</text:p>
          </table:table-cell>
        </table:table-row>
        <table:table-row table:style-name="ro1">
          <table:table-cell office:value-type="float" office:value="16.59375" calcext:value-type="float">
            <text:p>16.59375</text:p>
          </table:table-cell>
          <table:table-cell table:formula="of:=5*SIN([.A533])" office:value-type="float" office:value="-3.87206488360399" calcext:value-type="float">
            <text:p>-3.87206488360399</text:p>
          </table:table-cell>
          <table:table-cell table:formula="of:=[.A533]-20" office:value-type="float" office:value="-3.40625" calcext:value-type="float">
            <text:p>-3.40625</text:p>
          </table:table-cell>
          <table:table-cell table:formula="of:=COS(5*[.B533])+[.C533]^(1/3)" office:value-type="float" office:value="-0.632246326231063" calcext:value-type="float">
            <text:p>-0.632246326231063</text:p>
          </table:table-cell>
          <table:table-cell table:formula="of:=COS(-3*[.B533])-[.C533]^(1/3)" office:value-type="float" office:value="2.08615536268329" calcext:value-type="float">
            <text:p>2.08615536268329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table:formula="of:=5*SIN([.A534])" office:value-type="float" office:value="-3.96901461070696" calcext:value-type="float">
            <text:p>-3.96901461070696</text:p>
          </table:table-cell>
          <table:table-cell table:formula="of:=[.A534]-20" office:value-type="float" office:value="-3.375" calcext:value-type="float">
            <text:p>-3.375</text:p>
          </table:table-cell>
          <table:table-cell table:formula="of:=COS(5*[.B534])+[.C534]^(1/3)" office:value-type="float" office:value="-0.955930932389224" calcext:value-type="float">
            <text:p>-0.955930932389224</text:p>
          </table:table-cell>
          <table:table-cell table:formula="of:=COS(-3*[.B534])-[.C534]^(1/3)" office:value-type="float" office:value="2.29040481359996" calcext:value-type="float">
            <text:p>2.29040481359996</text:p>
          </table:table-cell>
        </table:table-row>
        <table:table-row table:style-name="ro1">
          <table:table-cell office:value-type="float" office:value="16.65625" calcext:value-type="float">
            <text:p>16.65625</text:p>
          </table:table-cell>
          <table:table-cell table:formula="of:=5*SIN([.A535])" office:value-type="float" office:value="-4.06208866239784" calcext:value-type="float">
            <text:p>-4.06208866239784</text:p>
          </table:table-cell>
          <table:table-cell table:formula="of:=[.A535]-20" office:value-type="float" office:value="-3.34375" calcext:value-type="float">
            <text:p>-3.34375</text:p>
          </table:table-cell>
          <table:table-cell table:formula="of:=COS(5*[.B535])+[.C535]^(1/3)" office:value-type="float" office:value="-1.38566822032382" calcext:value-type="float">
            <text:p>-1.38566822032382</text:p>
          </table:table-cell>
          <table:table-cell table:formula="of:=COS(-3*[.B535])-[.C535]^(1/3)" office:value-type="float" office:value="2.42398182956643" calcext:value-type="float">
            <text:p>2.42398182956643</text:p>
          </table:table-cell>
        </table:table-row>
        <table:table-row table:style-name="ro1">
          <table:table-cell office:value-type="float" office:value="16.6875" calcext:value-type="float">
            <text:p>16.6875</text:p>
          </table:table-cell>
          <table:table-cell table:formula="of:=5*SIN([.A536])" office:value-type="float" office:value="-4.15119615344464" calcext:value-type="float">
            <text:p>-4.15119615344464</text:p>
          </table:table-cell>
          <table:table-cell table:formula="of:=[.A536]-20" office:value-type="float" office:value="-3.3125" calcext:value-type="float">
            <text:p>-3.3125</text:p>
          </table:table-cell>
          <table:table-cell table:formula="of:=COS(5*[.B536])+[.C536]^(1/3)" office:value-type="float" office:value="-1.82004567405198" calcext:value-type="float">
            <text:p>-1.82004567405198</text:p>
          </table:table-cell>
          <table:table-cell table:formula="of:=COS(-3*[.B536])-[.C536]^(1/3)" office:value-type="float" office:value="2.48432982084809" calcext:value-type="float">
            <text:p>2.48432982084809</text:p>
          </table:table-cell>
        </table:table-row>
        <table:table-row table:style-name="ro1">
          <table:table-cell office:value-type="float" office:value="16.71875" calcext:value-type="float">
            <text:p>16.71875</text:p>
          </table:table-cell>
          <table:table-cell table:formula="of:=5*SIN([.A537])" office:value-type="float" office:value="-4.23625007189452" calcext:value-type="float">
            <text:p>-4.23625007189452</text:p>
          </table:table-cell>
          <table:table-cell table:formula="of:=[.A537]-20" office:value-type="float" office:value="-3.28125" calcext:value-type="float">
            <text:p>-3.28125</text:p>
          </table:table-cell>
          <table:table-cell table:formula="of:=COS(5*[.B537])+[.C537]^(1/3)" office:value-type="float" office:value="-2.17555263866574" calcext:value-type="float">
            <text:p>-2.17555263866574</text:p>
          </table:table-cell>
          <table:table-cell table:formula="of:=COS(-3*[.B537])-[.C537]^(1/3)" office:value-type="float" office:value="2.47586162418744" calcext:value-type="float">
            <text:p>2.47586162418744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table:formula="of:=5*SIN([.A538])" office:value-type="float" office:value="-4.31716736403953" calcext:value-type="float">
            <text:p>-4.31716736403953</text:p>
          </table:table-cell>
          <table:table-cell table:formula="of:=[.A538]-20" office:value-type="float" office:value="-3.25" calcext:value-type="float">
            <text:p>-3.25</text:p>
          </table:table-cell>
          <table:table-cell table:formula="of:=COS(5*[.B538])+[.C538]^(1/3)" office:value-type="float" office:value="-2.40022754941573" calcext:value-type="float">
            <text:p>-2.40022754941573</text:p>
          </table:table-cell>
          <table:table-cell table:formula="of:=COS(-3*[.B538])-[.C538]^(1/3)" office:value-type="float" office:value="2.40799708119268" calcext:value-type="float">
            <text:p>2.40799708119268</text:p>
          </table:table-cell>
        </table:table-row>
        <table:table-row table:style-name="ro1">
          <table:table-cell office:value-type="float" office:value="16.78125" calcext:value-type="float">
            <text:p>16.78125</text:p>
          </table:table-cell>
          <table:table-cell table:formula="of:=5*SIN([.A539])" office:value-type="float" office:value="-4.39386901551706" calcext:value-type="float">
            <text:p>-4.39386901551706</text:p>
          </table:table-cell>
          <table:table-cell table:formula="of:=[.A539]-20" office:value-type="float" office:value="-3.21875" calcext:value-type="float">
            <text:p>-3.21875</text:p>
          </table:table-cell>
          <table:table-cell table:formula="of:=COS(5*[.B539])+[.C539]^(1/3)" office:value-type="float" office:value="-2.47624745907" calcext:value-type="float">
            <text:p>-2.47624745907</text:p>
          </table:table-cell>
          <table:table-cell table:formula="of:=COS(-3*[.B539])-[.C539]^(1/3)" office:value-type="float" office:value="2.29312215841121" calcext:value-type="float">
            <text:p>2.29312215841121</text:p>
          </table:table-cell>
        </table:table-row>
        <table:table-row table:style-name="ro1">
          <table:table-cell office:value-type="float" office:value="16.8125" calcext:value-type="float">
            <text:p>16.8125</text:p>
          </table:table-cell>
          <table:table-cell table:formula="of:=5*SIN([.A540])" office:value-type="float" office:value="-4.46628012846608" calcext:value-type="float">
            <text:p>-4.46628012846608</text:p>
          </table:table-cell>
          <table:table-cell table:formula="of:=[.A540]-20" office:value-type="float" office:value="-3.1875" calcext:value-type="float">
            <text:p>-3.1875</text:p>
          </table:table-cell>
          <table:table-cell table:formula="of:=COS(5*[.B540])+[.C540]^(1/3)" office:value-type="float" office:value="-2.41436190364158" calcext:value-type="float">
            <text:p>-2.41436190364158</text:p>
          </table:table-cell>
          <table:table-cell table:formula="of:=COS(-3*[.B540])-[.C540]^(1/3)" office:value-type="float" office:value="2.14474251132366" calcext:value-type="float">
            <text:p>2.14474251132366</text:p>
          </table:table-cell>
        </table:table-row>
        <table:table-row table:style-name="ro1">
          <table:table-cell office:value-type="float" office:value="16.84375" calcext:value-type="float">
            <text:p>16.84375</text:p>
          </table:table-cell>
          <table:table-cell table:formula="of:=5*SIN([.A541])" office:value-type="float" office:value="-4.53432999466366" calcext:value-type="float">
            <text:p>-4.53432999466366</text:p>
          </table:table-cell>
          <table:table-cell table:formula="of:=[.A541]-20" office:value-type="float" office:value="-3.15625" calcext:value-type="float">
            <text:p>-3.15625</text:p>
          </table:table-cell>
          <table:table-cell table:formula="of:=COS(5*[.B541])+[.C541]^(1/3)" office:value-type="float" office:value="-2.24412342244988" calcext:value-type="float">
            <text:p>-2.24412342244988</text:p>
          </table:table-cell>
          <table:table-cell table:formula="of:=COS(-3*[.B541])-[.C541]^(1/3)" office:value-type="float" office:value="1.97599890600312" calcext:value-type="float">
            <text:p>1.97599890600312</text:p>
          </table:table-cell>
        </table:table-row>
        <table:table-row table:style-name="ro1">
          <table:table-cell office:value-type="float" office:value="16.875" calcext:value-type="float">
            <text:p>16.875</text:p>
          </table:table-cell>
          <table:table-cell table:formula="of:=5*SIN([.A542])" office:value-type="float" office:value="-4.59795216457026" calcext:value-type="float">
            <text:p>-4.59795216457026</text:p>
          </table:table-cell>
          <table:table-cell table:formula="of:=[.A542]-20" office:value-type="float" office:value="-3.125" calcext:value-type="float">
            <text:p>-3.125</text:p>
          </table:table-cell>
          <table:table-cell table:formula="of:=COS(5*[.B542])+[.C542]^(1/3)" office:value-type="float" office:value="-2.00347840760292" calcext:value-type="float">
            <text:p>-2.00347840760292</text:p>
          </table:table-cell>
          <table:table-cell table:formula="of:=COS(-3*[.B542])-[.C542]^(1/3)" office:value-type="float" office:value="1.79861506796773" calcext:value-type="float">
            <text:p>1.79861506796773</text:p>
          </table:table-cell>
        </table:table-row>
        <table:table-row table:style-name="ro1">
          <table:table-cell office:value-type="float" office:value="16.90625" calcext:value-type="float">
            <text:p>16.90625</text:p>
          </table:table-cell>
          <table:table-cell table:formula="of:=5*SIN([.A543])" office:value-type="float" office:value="-4.65708451221666" calcext:value-type="float">
            <text:p>-4.65708451221666</text:p>
          </table:table-cell>
          <table:table-cell table:formula="of:=[.A543]-20" office:value-type="float" office:value="-3.09375" calcext:value-type="float">
            <text:p>-3.09375</text:p>
          </table:table-cell>
          <table:table-cell table:formula="of:=COS(5*[.B543])+[.C543]^(1/3)" office:value-type="float" office:value="-1.7301309317291" calcext:value-type="float">
            <text:p>-1.7301309317291</text:p>
          </table:table-cell>
          <table:table-cell table:formula="of:=COS(-3*[.B543])-[.C543]^(1/3)" office:value-type="float" office:value="1.62227243212825" calcext:value-type="float">
            <text:p>1.62227243212825</text:p>
          </table:table-cell>
        </table:table-row>
        <table:table-row table:style-name="ro1">
          <table:table-cell office:value-type="float" office:value="16.9375" calcext:value-type="float">
            <text:p>16.9375</text:p>
          </table:table-cell>
          <table:table-cell table:formula="of:=5*SIN([.A544])" office:value-type="float" office:value="-4.71166929586888" calcext:value-type="float">
            <text:p>-4.71166929586888</text:p>
          </table:table-cell>
          <table:table-cell table:formula="of:=[.A544]-20" office:value-type="float" office:value="-3.0625" calcext:value-type="float">
            <text:p>-3.0625</text:p>
          </table:table-cell>
          <table:table-cell table:formula="of:=COS(5*[.B544])+[.C544]^(1/3)" office:value-type="float" office:value="-1.45579484820421" calcext:value-type="float">
            <text:p>-1.45579484820421</text:p>
          </table:table-cell>
          <table:table-cell table:formula="of:=COS(-3*[.B544])-[.C544]^(1/3)" office:value-type="float" office:value="1.45435548526095" calcext:value-type="float">
            <text:p>1.45435548526095</text:p>
          </table:table-cell>
        </table:table-row>
        <table:table-row table:style-name="ro1">
          <table:table-cell office:value-type="float" office:value="16.96875" calcext:value-type="float">
            <text:p>16.96875</text:p>
          </table:table-cell>
          <table:table-cell table:formula="of:=5*SIN([.A545])" office:value-type="float" office:value="-4.76165321441199" calcext:value-type="float">
            <text:p>-4.76165321441199</text:p>
          </table:table-cell>
          <table:table-cell table:formula="of:=[.A545]-20" office:value-type="float" office:value="-3.03125" calcext:value-type="float">
            <text:p>-3.03125</text:p>
          </table:table-cell>
          <table:table-cell table:formula="of:=COS(5*[.B545])+[.C545]^(1/3)" office:value-type="float" office:value="-1.20340226382769" calcext:value-type="float">
            <text:p>-1.20340226382769</text:p>
          </table:table-cell>
          <table:table-cell table:formula="of:=COS(-3*[.B545])-[.C545]^(1/3)" office:value-type="float" office:value="1.29998483515495" calcext:value-type="float">
            <text:p>1.299984835154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5*SIN([.A546])" office:value-type="float" office:value="-4.80698745939778" calcext:value-type="float">
            <text:p>-4.80698745939778</text:p>
          </table:table-cell>
          <table:table-cell table:formula="of:=[.A546]-20" office:value-type="float" office:value="-3" calcext:value-type="float">
            <text:p>-3</text:p>
          </table:table-cell>
          <table:table-cell table:formula="of:=COS(5*[.B546])+[.C546]^(1/3)" office:value-type="float" office:value="-0.98669739203119" calcext:value-type="float">
            <text:p>-0.98669739203119</text:p>
          </table:table-cell>
          <table:table-cell table:formula="of:=COS(-3*[.B546])-[.C546]^(1/3)" office:value-type="float" office:value="1.16224829558994" calcext:value-type="float">
            <text:p>1.16224829558994</text:p>
          </table:table-cell>
        </table:table-row>
        <table:table-row table:style-name="ro1">
          <table:table-cell office:value-type="float" office:value="17.03125" calcext:value-type="float">
            <text:p>17.03125</text:p>
          </table:table-cell>
          <table:table-cell table:formula="of:=5*SIN([.A547])" office:value-type="float" office:value="-4.84762776270537" calcext:value-type="float">
            <text:p>-4.84762776270537</text:p>
          </table:table-cell>
          <table:table-cell table:formula="of:=[.A547]-20" office:value-type="float" office:value="-2.96875" calcext:value-type="float">
            <text:p>-2.96875</text:p>
          </table:table-cell>
          <table:table-cell table:formula="of:=COS(5*[.B547])+[.C547]^(1/3)" office:value-type="float" office:value="-0.811395303514204" calcext:value-type="float">
            <text:p>-0.811395303514204</text:p>
          </table:table-cell>
          <table:table-cell table:formula="of:=COS(-3*[.B547])-[.C547]^(1/3)" office:value-type="float" office:value="1.04254721430768" calcext:value-type="float">
            <text:p>1.04254721430768</text:p>
          </table:table-cell>
        </table:table-row>
        <table:table-row table:style-name="ro1">
          <table:table-cell office:value-type="float" office:value="17.0625" calcext:value-type="float">
            <text:p>17.0625</text:p>
          </table:table-cell>
          <table:table-cell table:formula="of:=5*SIN([.A548])" office:value-type="float" office:value="-4.88353443976823" calcext:value-type="float">
            <text:p>-4.88353443976823</text:p>
          </table:table-cell>
          <table:table-cell table:formula="of:=[.A548]-20" office:value-type="float" office:value="-2.9375" calcext:value-type="float">
            <text:p>-2.9375</text:p>
          </table:table-cell>
          <table:table-cell table:formula="of:=COS(5*[.B548])+[.C548]^(1/3)" office:value-type="float" office:value="-0.677115596772849" calcext:value-type="float">
            <text:p>-0.677115596772849</text:p>
          </table:table-cell>
          <table:table-cell table:formula="of:=COS(-3*[.B548])-[.C548]^(1/3)" office:value-type="float" office:value="0.940990140223315" calcext:value-type="float">
            <text:p>0.940990140223315</text:p>
          </table:table-cell>
        </table:table-row>
        <table:table-row table:style-name="ro1">
          <table:table-cell office:value-type="float" office:value="17.09375" calcext:value-type="float">
            <text:p>17.09375</text:p>
          </table:table-cell>
          <table:table-cell table:formula="of:=5*SIN([.A549])" office:value-type="float" office:value="-4.91467242832557" calcext:value-type="float">
            <text:p>-4.91467242832557</text:p>
          </table:table-cell>
          <table:table-cell table:formula="of:=[.A549]-20" office:value-type="float" office:value="-2.90625" calcext:value-type="float">
            <text:p>-2.90625</text:p>
          </table:table-cell>
          <table:table-cell table:formula="of:=COS(5*[.B549])+[.C549]^(1/3)" office:value-type="float" office:value="-0.579482100308684" calcext:value-type="float">
            <text:p>-0.579482100308684</text:p>
          </table:table-cell>
          <table:table-cell table:formula="of:=COS(-3*[.B549])-[.C549]^(1/3)" office:value-type="float" office:value="0.856783854935934" calcext:value-type="float">
            <text:p>0.856783854935934</text:p>
          </table:table-cell>
        </table:table-row>
        <table:table-row table:style-name="ro1">
          <table:table-cell office:value-type="float" office:value="17.125" calcext:value-type="float">
            <text:p>17.125</text:p>
          </table:table-cell>
          <table:table-cell table:formula="of:=5*SIN([.A550])" office:value-type="float" office:value="-4.94101132265998" calcext:value-type="float">
            <text:p>-4.94101132265998</text:p>
          </table:table-cell>
          <table:table-cell table:formula="of:=[.A550]-20" office:value-type="float" office:value="-2.875" calcext:value-type="float">
            <text:p>-2.875</text:p>
          </table:table-cell>
          <table:table-cell table:formula="of:=COS(5*[.B550])+[.C550]^(1/3)" office:value-type="float" office:value="-0.512004961369094" calcext:value-type="float">
            <text:p>-0.512004961369094</text:p>
          </table:table-cell>
          <table:table-cell table:formula="of:=COS(-3*[.B550])-[.C550]^(1/3)" office:value-type="float" office:value="0.788589274206597" calcext:value-type="float">
            <text:p>0.788589274206597</text:p>
          </table:table-cell>
        </table:table-row>
        <table:table-row table:style-name="ro1">
          <table:table-cell office:value-type="float" office:value="17.15625" calcext:value-type="float">
            <text:p>17.15625</text:p>
          </table:table-cell>
          <table:table-cell table:formula="of:=5*SIN([.A551])" office:value-type="float" office:value="-4.96252540328813" calcext:value-type="float">
            <text:p>-4.96252540328813</text:p>
          </table:table-cell>
          <table:table-cell table:formula="of:=[.A551]-20" office:value-type="float" office:value="-2.84375" calcext:value-type="float">
            <text:p>-2.84375</text:p>
          </table:table-cell>
          <table:table-cell table:formula="of:=COS(5*[.B551])+[.C551]^(1/3)" office:value-type="float" office:value="-0.467563292496253" calcext:value-type="float">
            <text:p>-0.467563292496253</text:p>
          </table:table-cell>
          <table:table-cell table:formula="of:=COS(-3*[.B551])-[.C551]^(1/3)" office:value-type="float" office:value="0.734824616737125" calcext:value-type="float">
            <text:p>0.734824616737125</text:p>
          </table:table-cell>
        </table:table-row>
        <table:table-row table:style-name="ro1">
          <table:table-cell office:value-type="float" office:value="17.1875" calcext:value-type="float">
            <text:p>17.1875</text:p>
          </table:table-cell>
          <table:table-cell table:formula="of:=5*SIN([.A552])" office:value-type="float" office:value="-4.97919366207537" calcext:value-type="float">
            <text:p>-4.97919366207537</text:p>
          </table:table-cell>
          <table:table-cell table:formula="of:=[.A552]-20" office:value-type="float" office:value="-2.8125" calcext:value-type="float">
            <text:p>-2.8125</text:p>
          </table:table-cell>
          <table:table-cell table:formula="of:=COS(5*[.B552])+[.C552]^(1/3)" office:value-type="float" office:value="-0.439454041794661" calcext:value-type="float">
            <text:p>-0.439454041794661</text:p>
          </table:table-cell>
          <table:table-cell table:formula="of:=COS(-3*[.B552])-[.C552]^(1/3)" office:value-type="float" office:value="0.693909545939968" calcext:value-type="float">
            <text:p>0.693909545939968</text:p>
          </table:table-cell>
        </table:table-row>
        <table:table-row table:style-name="ro1">
          <table:table-cell office:value-type="float" office:value="17.21875" calcext:value-type="float">
            <text:p>17.21875</text:p>
          </table:table-cell>
          <table:table-cell table:formula="of:=5*SIN([.A553])" office:value-type="float" office:value="-4.99099982274987" calcext:value-type="float">
            <text:p>-4.99099982274987</text:p>
          </table:table-cell>
          <table:table-cell table:formula="of:=[.A553]-20" office:value-type="float" office:value="-2.78125" calcext:value-type="float">
            <text:p>-2.78125</text:p>
          </table:table-cell>
          <table:table-cell table:formula="of:=COS(5*[.B553])+[.C553]^(1/3)" office:value-type="float" office:value="-0.422061169285411" calcext:value-type="float">
            <text:p>-0.422061169285411</text:p>
          </table:table-cell>
          <table:table-cell table:formula="of:=COS(-3*[.B553])-[.C553]^(1/3)" office:value-type="float" office:value="0.664451553712567" calcext:value-type="float">
            <text:p>0.664451553712567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table:formula="of:=5*SIN([.A554])" office:value-type="float" office:value="-4.99793235679609" calcext:value-type="float">
            <text:p>-4.99793235679609</text:p>
          </table:table-cell>
          <table:table-cell table:formula="of:=[.A554]-20" office:value-type="float" office:value="-2.75" calcext:value-type="float">
            <text:p>-2.75</text:p>
          </table:table-cell>
          <table:table-cell table:formula="of:=COS(5*[.B554])+[.C554]^(1/3)" office:value-type="float" office:value="-0.411238078841478" calcext:value-type="float">
            <text:p>-0.411238078841478</text:p>
          </table:table-cell>
          <table:table-cell table:formula="of:=COS(-3*[.B554])-[.C554]^(1/3)" office:value-type="float" office:value="0.645380031258602" calcext:value-type="float">
            <text:p>0.645380031258602</text:p>
          </table:table-cell>
        </table:table-row>
        <table:table-row table:style-name="ro1">
          <table:table-cell office:value-type="float" office:value="17.28125" calcext:value-type="float">
            <text:p>17.28125</text:p>
          </table:table-cell>
          <table:table-cell table:formula="of:=5*SIN([.A555])" office:value-type="float" office:value="-4.99998449471216" calcext:value-type="float">
            <text:p>-4.99998449471216</text:p>
          </table:table-cell>
          <table:table-cell table:formula="of:=[.A555]-20" office:value-type="float" office:value="-2.71875" calcext:value-type="float">
            <text:p>-2.71875</text:p>
          </table:table-cell>
          <table:table-cell table:formula="of:=COS(5*[.B555])+[.C555]^(1/3)" office:value-type="float" office:value="-0.404499994789764" calcext:value-type="float">
            <text:p>-0.404499994789764</text:p>
          </table:table-cell>
          <table:table-cell table:formula="of:=COS(-3*[.B555])-[.C555]^(1/3)" office:value-type="float" office:value="0.636034879578066" calcext:value-type="float">
            <text:p>0.636034879578066</text:p>
          </table:table-cell>
        </table:table-row>
        <table:table-row table:style-name="ro1">
          <table:table-cell office:value-type="float" office:value="17.3125" calcext:value-type="float">
            <text:p>17.3125</text:p>
          </table:table-cell>
          <table:table-cell table:formula="of:=5*SIN([.A556])" office:value-type="float" office:value="-4.99715423262026" calcext:value-type="float">
            <text:p>-4.99715423262026</text:p>
          </table:table-cell>
          <table:table-cell table:formula="of:=[.A556]-20" office:value-type="float" office:value="-2.6875" calcext:value-type="float">
            <text:p>-2.6875</text:p>
          </table:table-cell>
          <table:table-cell table:formula="of:=COS(5*[.B556])+[.C556]^(1/3)" office:value-type="float" office:value="-0.401105115355503" calcext:value-type="float">
            <text:p>-0.401105115355503</text:p>
          </table:table-cell>
          <table:table-cell table:formula="of:=COS(-3*[.B556])-[.C556]^(1/3)" office:value-type="float" office:value="0.636215850059912" calcext:value-type="float">
            <text:p>0.636215850059912</text:p>
          </table:table-cell>
        </table:table-row>
        <table:table-row table:style-name="ro1">
          <table:table-cell office:value-type="float" office:value="17.34375" calcext:value-type="float">
            <text:p>17.34375</text:p>
          </table:table-cell>
          <table:table-cell table:formula="of:=5*SIN([.A557])" office:value-type="float" office:value="-4.98944433422327" calcext:value-type="float">
            <text:p>-4.98944433422327</text:p>
          </table:table-cell>
          <table:table-cell table:formula="of:=[.A557]-20" office:value-type="float" office:value="-2.65625" calcext:value-type="float">
            <text:p>-2.65625</text:p>
          </table:table-cell>
          <table:table-cell table:formula="of:=COS(5*[.B557])+[.C557]^(1/3)" office:value-type="float" office:value="-0.402074017040897" calcext:value-type="float">
            <text:p>-0.402074017040897</text:p>
          </table:table-cell>
          <table:table-cell table:formula="of:=COS(-3*[.B557])-[.C557]^(1/3)" office:value-type="float" office:value="0.646196748287657" calcext:value-type="float">
            <text:p>0.646196748287657</text:p>
          </table:table-cell>
        </table:table-row>
        <table:table-row table:style-name="ro1">
          <table:table-cell office:value-type="float" office:value="17.375" calcext:value-type="float">
            <text:p>17.375</text:p>
          </table:table-cell>
          <table:table-cell table:formula="of:=5*SIN([.A558])" office:value-type="float" office:value="-4.97686232810614" calcext:value-type="float">
            <text:p>-4.97686232810614</text:p>
          </table:table-cell>
          <table:table-cell table:formula="of:=[.A558]-20" office:value-type="float" office:value="-2.625" calcext:value-type="float">
            <text:p>-2.625</text:p>
          </table:table-cell>
          <table:table-cell table:formula="of:=COS(5*[.B558])+[.C558]^(1/3)" office:value-type="float" office:value="-0.410162335301977" calcext:value-type="float">
            <text:p>-0.410162335301977</text:p>
          </table:table-cell>
          <table:table-cell table:formula="of:=COS(-3*[.B558])-[.C558]^(1/3)" office:value-type="float" office:value="0.666705793493901" calcext:value-type="float">
            <text:p>0.666705793493901</text:p>
          </table:table-cell>
        </table:table-row>
        <table:table-row table:style-name="ro1">
          <table:table-cell office:value-type="float" office:value="17.40625" calcext:value-type="float">
            <text:p>17.40625</text:p>
          </table:table-cell>
          <table:table-cell table:formula="of:=5*SIN([.A559])" office:value-type="float" office:value="-4.95942050038432" calcext:value-type="float">
            <text:p>-4.95942050038432</text:p>
          </table:table-cell>
          <table:table-cell table:formula="of:=[.A559]-20" office:value-type="float" office:value="-2.59375" calcext:value-type="float">
            <text:p>-2.59375</text:p>
          </table:table-cell>
          <table:table-cell table:formula="of:=COS(5*[.B559])+[.C559]^(1/3)" office:value-type="float" office:value="-0.429766041702005" calcext:value-type="float">
            <text:p>-0.429766041702005</text:p>
          </table:table-cell>
          <table:table-cell table:formula="of:=COS(-3*[.B559])-[.C559]^(1/3)" office:value-type="float" office:value="0.698870359331358" calcext:value-type="float">
            <text:p>0.698870359331358</text:p>
          </table:table-cell>
        </table:table-row>
        <table:table-row table:style-name="ro1">
          <table:table-cell office:value-type="float" office:value="17.4375" calcext:value-type="float">
            <text:p>17.4375</text:p>
          </table:table-cell>
          <table:table-cell table:formula="of:=5*SIN([.A560])" office:value-type="float" office:value="-4.9371358827066" calcext:value-type="float">
            <text:p>-4.9371358827066</text:p>
          </table:table-cell>
          <table:table-cell table:formula="of:=[.A560]-20" office:value-type="float" office:value="-2.5625" calcext:value-type="float">
            <text:p>-2.5625</text:p>
          </table:table-cell>
          <table:table-cell table:formula="of:=COS(5*[.B560])+[.C560]^(1/3)" office:value-type="float" office:value="-0.466704695804134" calcext:value-type="float">
            <text:p>-0.466704695804134</text:p>
          </table:table-cell>
          <table:table-cell table:formula="of:=COS(-3*[.B560])-[.C560]^(1/3)" office:value-type="float" office:value="0.744121567399479" calcext:value-type="float">
            <text:p>0.744121567399479</text:p>
          </table:table-cell>
        </table:table-row>
        <table:table-row table:style-name="ro1">
          <table:table-cell office:value-type="float" office:value="17.46875" calcext:value-type="float">
            <text:p>17.46875</text:p>
          </table:table-cell>
          <table:table-cell table:formula="of:=5*SIN([.A561])" office:value-type="float" office:value="-4.91003023562396" calcext:value-type="float">
            <text:p>-4.91003023562396</text:p>
          </table:table-cell>
          <table:table-cell table:formula="of:=[.A561]-20" office:value-type="float" office:value="-2.53125" calcext:value-type="float">
            <text:p>-2.53125</text:p>
          </table:table-cell>
          <table:table-cell table:formula="of:=COS(5*[.B561])+[.C561]^(1/3)" office:value-type="float" office:value="-0.527800008493032" calcext:value-type="float">
            <text:p>-0.527800008493032</text:p>
          </table:table-cell>
          <table:table-cell table:formula="of:=COS(-3*[.B561])-[.C561]^(1/3)" office:value-type="float" office:value="0.804052327299835" calcext:value-type="float">
            <text:p>0.80405232729983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5*SIN([.A562])" office:value-type="float" office:value="-4.87813002734079" calcext:value-type="float">
            <text:p>-4.87813002734079</text:p>
          </table:table-cell>
          <table:table-cell table:formula="of:=[.A562]-20" office:value-type="float" office:value="-2.5" calcext:value-type="float">
            <text:p>-2.5</text:p>
          </table:table-cell>
          <table:table-cell table:formula="of:=COS(5*[.B562])+[.C562]^(1/3)" office:value-type="float" office:value="-0.620151861145229" calcext:value-type="float">
            <text:p>-0.620151861145229</text:p>
          </table:table-cell>
          <table:table-cell table:formula="of:=COS(-3*[.B562])-[.C562]^(1/3)" office:value-type="float" office:value="0.880222038123416" calcext:value-type="float">
            <text:p>0.880222038123416</text:p>
          </table:table-cell>
        </table:table-row>
        <table:table-row table:style-name="ro1">
          <table:table-cell office:value-type="float" office:value="17.53125" calcext:value-type="float">
            <text:p>17.53125</text:p>
          </table:table-cell>
          <table:table-cell table:formula="of:=5*SIN([.A563])" office:value-type="float" office:value="-4.84146640786911" calcext:value-type="float">
            <text:p>-4.84146640786911</text:p>
          </table:table-cell>
          <table:table-cell table:formula="of:=[.A563]-20" office:value-type="float" office:value="-2.46875" calcext:value-type="float">
            <text:p>-2.46875</text:p>
          </table:table-cell>
          <table:table-cell table:formula="of:=COS(5*[.B563])+[.C563]^(1/3)" office:value-type="float" office:value="-0.750022289059883" calcext:value-type="float">
            <text:p>-0.750022289059883</text:p>
          </table:table-cell>
          <table:table-cell table:formula="of:=COS(-3*[.B563])-[.C563]^(1/3)" office:value-type="float" office:value="0.973902968750468" calcext:value-type="float">
            <text:p>0.973902968750468</text:p>
          </table:table-cell>
        </table:table-row>
        <table:table-row table:style-name="ro1">
          <table:table-cell office:value-type="float" office:value="17.5625" calcext:value-type="float">
            <text:p>17.5625</text:p>
          </table:table-cell>
          <table:table-cell table:formula="of:=5*SIN([.A564])" office:value-type="float" office:value="-4.80007517861116" calcext:value-type="float">
            <text:p>-4.80007517861116</text:p>
          </table:table-cell>
          <table:table-cell table:formula="of:=[.A564]-20" office:value-type="float" office:value="-2.4375" calcext:value-type="float">
            <text:p>-2.4375</text:p>
          </table:table-cell>
          <table:table-cell table:formula="of:=COS(5*[.B564])+[.C564]^(1/3)" office:value-type="float" office:value="-0.92128377504241" calcext:value-type="float">
            <text:p>-0.92128377504241</text:p>
          </table:table-cell>
          <table:table-cell table:formula="of:=COS(-3*[.B564])-[.C564]^(1/3)" office:value-type="float" office:value="1.08576801298642" calcext:value-type="float">
            <text:p>1.08576801298642</text:p>
          </table:table-cell>
        </table:table-row>
        <table:table-row table:style-name="ro1">
          <table:table-cell office:value-type="float" office:value="17.59375" calcext:value-type="float">
            <text:p>17.59375</text:p>
          </table:table-cell>
          <table:table-cell table:formula="of:=5*SIN([.A565])" office:value-type="float" office:value="-4.75399675739987" calcext:value-type="float">
            <text:p>-4.75399675739987</text:p>
          </table:table-cell>
          <table:table-cell table:formula="of:=[.A565]-20" office:value-type="float" office:value="-2.40625" calcext:value-type="float">
            <text:p>-2.40625</text:p>
          </table:table-cell>
          <table:table-cell table:formula="of:=COS(5*[.B565])+[.C565]^(1/3)" office:value-type="float" office:value="-1.13348563355419" calcext:value-type="float">
            <text:p>-1.13348563355419</text:p>
          </table:table-cell>
          <table:table-cell table:formula="of:=COS(-3*[.B565])-[.C565]^(1/3)" office:value-type="float" office:value="1.21552766182535" calcext:value-type="float">
            <text:p>1.21552766182535</text:p>
          </table:table-cell>
        </table:table-row>
        <table:table-row table:style-name="ro1">
          <table:table-cell office:value-type="float" office:value="17.625" calcext:value-type="float">
            <text:p>17.625</text:p>
          </table:table-cell>
          <table:table-cell table:formula="of:=5*SIN([.A566])" office:value-type="float" office:value="-4.70327613903161" calcext:value-type="float">
            <text:p>-4.70327613903161</text:p>
          </table:table-cell>
          <table:table-cell table:formula="of:=[.A566]-20" office:value-type="float" office:value="-2.375" calcext:value-type="float">
            <text:p>-2.375</text:p>
          </table:table-cell>
          <table:table-cell table:formula="of:=COS(5*[.B566])+[.C566]^(1/3)" office:value-type="float" office:value="-1.37974926681119" calcext:value-type="float">
            <text:p>-1.37974926681119</text:p>
          </table:table-cell>
          <table:table-cell table:formula="of:=COS(-3*[.B566])-[.C566]^(1/3)" office:value-type="float" office:value="1.36153594310191" calcext:value-type="float">
            <text:p>1.36153594310191</text:p>
          </table:table-cell>
        </table:table-row>
        <table:table-row table:style-name="ro1">
          <table:table-cell office:value-type="float" office:value="17.65625" calcext:value-type="float">
            <text:p>17.65625</text:p>
          </table:table-cell>
          <table:table-cell table:formula="of:=5*SIN([.A567])" office:value-type="float" office:value="-4.64796285132946" calcext:value-type="float">
            <text:p>-4.64796285132946</text:p>
          </table:table-cell>
          <table:table-cell table:formula="of:=[.A567]-20" office:value-type="float" office:value="-2.34375" calcext:value-type="float">
            <text:p>-2.34375</text:p>
          </table:table-cell>
          <table:table-cell table:formula="of:=COS(5*[.B567])+[.C567]^(1/3)" office:value-type="float" office:value="-1.64491154051298" calcext:value-type="float">
            <text:p>-1.64491154051298</text:p>
          </table:table-cell>
          <table:table-cell table:formula="of:=COS(-3*[.B567])-[.C567]^(1/3)" office:value-type="float" office:value="1.5204004758589" calcext:value-type="float">
            <text:p>1.5204004758589</text:p>
          </table:table-cell>
        </table:table-row>
        <table:table-row table:style-name="ro1">
          <table:table-cell office:value-type="float" office:value="17.6875" calcext:value-type="float">
            <text:p>17.6875</text:p>
          </table:table-cell>
          <table:table-cell table:formula="of:=5*SIN([.A568])" office:value-type="float" office:value="-4.58811090678019" calcext:value-type="float">
            <text:p>-4.58811090678019</text:p>
          </table:table-cell>
          <table:table-cell table:formula="of:=[.A568]-20" office:value-type="float" office:value="-2.3125" calcext:value-type="float">
            <text:p>-2.3125</text:p>
          </table:table-cell>
          <table:table-cell table:formula="of:=COS(5*[.B568])+[.C568]^(1/3)" office:value-type="float" office:value="-1.90455930732045" calcext:value-type="float">
            <text:p>-1.90455930732045</text:p>
          </table:table-cell>
          <table:table-cell table:formula="of:=COS(-3*[.B568])-[.C568]^(1/3)" office:value-type="float" office:value="1.68664951577614" calcext:value-type="float">
            <text:p>1.68664951577614</text:p>
          </table:table-cell>
        </table:table-row>
        <table:table-row table:style-name="ro1">
          <table:table-cell office:value-type="float" office:value="17.71875" calcext:value-type="float">
            <text:p>17.71875</text:p>
          </table:table-cell>
          <table:table-cell table:formula="of:=5*SIN([.A569])" office:value-type="float" office:value="-4.52377874979193" calcext:value-type="float">
            <text:p>-4.52377874979193</text:p>
          </table:table-cell>
          <table:table-cell table:formula="of:=[.A569]-20" office:value-type="float" office:value="-2.28125" calcext:value-type="float">
            <text:p>-2.28125</text:p>
          </table:table-cell>
          <table:table-cell table:formula="of:=COS(5*[.B569])+[.C569]^(1/3)" office:value-type="float" office:value="-2.12576322914438" calcext:value-type="float">
            <text:p>-2.12576322914438</text:p>
          </table:table-cell>
          <table:table-cell table:formula="of:=COS(-3*[.B569])-[.C569]^(1/3)" office:value-type="float" office:value="1.85252658104823" calcext:value-type="float">
            <text:p>1.85252658104823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table:formula="of:=5*SIN([.A570])" office:value-type="float" office:value="-4.45502919962427" calcext:value-type="float">
            <text:p>-4.45502919962427</text:p>
          </table:table-cell>
          <table:table-cell table:formula="of:=[.A570]-20" office:value-type="float" office:value="-2.25" calcext:value-type="float">
            <text:p>-2.25</text:p>
          </table:table-cell>
          <table:table-cell table:formula="of:=COS(5*[.B570])+[.C570]^(1/3)" office:value-type="float" office:value="-2.27031374940368" calcext:value-type="float">
            <text:p>-2.27031374940368</text:p>
          </table:table-cell>
          <table:table-cell table:formula="of:=COS(-3*[.B570])-[.C570]^(1/3)" office:value-type="float" office:value="2.00799721173858" calcext:value-type="float">
            <text:p>2.00799721173858</text:p>
          </table:table-cell>
        </table:table-row>
        <table:table-row table:style-name="ro1">
          <table:table-cell office:value-type="float" office:value="17.78125" calcext:value-type="float">
            <text:p>17.78125</text:p>
          </table:table-cell>
          <table:table-cell table:formula="of:=5*SIN([.A571])" office:value-type="float" office:value="-4.38192938904623" calcext:value-type="float">
            <text:p>-4.38192938904623</text:p>
          </table:table-cell>
          <table:table-cell table:formula="of:=[.A571]-20" office:value-type="float" office:value="-2.21875" calcext:value-type="float">
            <text:p>-2.21875</text:p>
          </table:table-cell>
          <table:table-cell table:formula="of:=COS(5*[.B571])+[.C571]^(1/3)" office:value-type="float" office:value="-2.30095644178299" calcext:value-type="float">
            <text:p>-2.30095644178299</text:p>
          </table:table-cell>
          <table:table-cell table:formula="of:=COS(-3*[.B571])-[.C571]^(1/3)" office:value-type="float" office:value="2.14105756460214" calcext:value-type="float">
            <text:p>2.14105756460214</text:p>
          </table:table-cell>
        </table:table-row>
        <table:table-row table:style-name="ro1">
          <table:table-cell office:value-type="float" office:value="17.8125" calcext:value-type="float">
            <text:p>17.8125</text:p>
          </table:table-cell>
          <table:table-cell table:formula="of:=5*SIN([.A572])" office:value-type="float" office:value="-4.30455069878233" calcext:value-type="float">
            <text:p>-4.30455069878233</text:p>
          </table:table-cell>
          <table:table-cell table:formula="of:=[.A572]-20" office:value-type="float" office:value="-2.1875" calcext:value-type="float">
            <text:p>-2.1875</text:p>
          </table:table-cell>
          <table:table-cell table:formula="of:=COS(5*[.B572])+[.C572]^(1/3)" office:value-type="float" office:value="-2.19041751081744" calcext:value-type="float">
            <text:p>-2.19041751081744</text:p>
          </table:table-cell>
          <table:table-cell table:formula="of:=COS(-3*[.B572])-[.C572]^(1/3)" office:value-type="float" office:value="2.23842493988807" calcext:value-type="float">
            <text:p>2.23842493988807</text:p>
          </table:table-cell>
        </table:table-row>
        <table:table-row table:style-name="ro1">
          <table:table-cell office:value-type="float" office:value="17.84375" calcext:value-type="float">
            <text:p>17.84375</text:p>
          </table:table-cell>
          <table:table-cell table:formula="of:=5*SIN([.A573])" office:value-type="float" office:value="-4.22296868781046" calcext:value-type="float">
            <text:p>-4.22296868781046</text:p>
          </table:table-cell>
          <table:table-cell table:formula="of:=[.A573]-20" office:value-type="float" office:value="-2.15625" calcext:value-type="float">
            <text:p>-2.15625</text:p>
          </table:table-cell>
          <table:table-cell table:formula="of:=COS(5*[.B573])+[.C573]^(1/3)" office:value-type="float" office:value="-1.93190687689316" calcext:value-type="float">
            <text:p>-1.93190687689316</text:p>
          </table:table-cell>
          <table:table-cell table:formula="of:=COS(-3*[.B573])-[.C573]^(1/3)" office:value-type="float" office:value="2.2866601579051" calcext:value-type="float">
            <text:p>2.2866601579051</text:p>
          </table:table-cell>
        </table:table-row>
        <table:table-row table:style-name="ro1">
          <table:table-cell office:value-type="float" office:value="17.875" calcext:value-type="float">
            <text:p>17.875</text:p>
          </table:table-cell>
          <table:table-cell table:formula="of:=5*SIN([.A574])" office:value-type="float" office:value="-4.13726301957988" calcext:value-type="float">
            <text:p>-4.13726301957988</text:p>
          </table:table-cell>
          <table:table-cell table:formula="of:=[.A574]-20" office:value-type="float" office:value="-2.125" calcext:value-type="float">
            <text:p>-2.125</text:p>
          </table:table-cell>
          <table:table-cell table:formula="of:=COS(5*[.B574])+[.C574]^(1/3)" office:value-type="float" office:value="-1.54847918082511" calcext:value-type="float">
            <text:p>-1.54847918082511</text:p>
          </table:table-cell>
          <table:table-cell table:formula="of:=COS(-3*[.B574])-[.C574]^(1/3)" office:value-type="float" office:value="2.27371683908819" calcext:value-type="float">
            <text:p>2.27371683908819</text:p>
          </table:table-cell>
        </table:table-row>
        <table:table-row table:style-name="ro1">
          <table:table-cell office:value-type="float" office:value="17.90625" calcext:value-type="float">
            <text:p>17.90625</text:p>
          </table:table-cell>
          <table:table-cell table:formula="of:=5*SIN([.A575])" office:value-type="float" office:value="-4.04751738422116" calcext:value-type="float">
            <text:p>-4.04751738422116</text:p>
          </table:table-cell>
          <table:table-cell table:formula="of:=[.A575]-20" office:value-type="float" office:value="-2.09375" calcext:value-type="float">
            <text:p>-2.09375</text:p>
          </table:table-cell>
          <table:table-cell table:formula="of:=COS(5*[.B575])+[.C575]^(1/3)" office:value-type="float" office:value="-1.09755795154027" calcext:value-type="float">
            <text:p>-1.09755795154027</text:p>
          </table:table-cell>
          <table:table-cell table:formula="of:=COS(-3*[.B575])-[.C575]^(1/3)" office:value-type="float" office:value="2.1908327564461" calcext:value-type="float">
            <text:p>2.1908327564461</text:p>
          </table:table-cell>
        </table:table-row>
        <table:table-row table:style-name="ro1">
          <table:table-cell office:value-type="float" office:value="17.9375" calcext:value-type="float">
            <text:p>17.9375</text:p>
          </table:table-cell>
          <table:table-cell table:formula="of:=5*SIN([.A576])" office:value-type="float" office:value="-3.95381941682422" calcext:value-type="float">
            <text:p>-3.95381941682422</text:p>
          </table:table-cell>
          <table:table-cell table:formula="of:=[.A576]-20" office:value-type="float" office:value="-2.0625" calcext:value-type="float">
            <text:p>-2.0625</text:p>
          </table:table-cell>
          <table:table-cell table:formula="of:=COS(5*[.B576])+[.C576]^(1/3)" office:value-type="float" office:value="-0.666725697763582" calcext:value-type="float">
            <text:p>-0.666725697763582</text:p>
          </table:table-cell>
          <table:table-cell table:formula="of:=COS(-3*[.B576])-[.C576]^(1/3)" office:value-type="float" office:value="2.03457918241846" calcext:value-type="float">
            <text:p>2.03457918241846</text:p>
          </table:table-cell>
        </table:table-row>
        <table:table-row table:style-name="ro1">
          <table:table-cell office:value-type="float" office:value="17.96875" calcext:value-type="float">
            <text:p>17.96875</text:p>
          </table:table-cell>
          <table:table-cell table:formula="of:=5*SIN([.A577])" office:value-type="float" office:value="-3.85626061186415" calcext:value-type="float">
            <text:p>-3.85626061186415</text:p>
          </table:table-cell>
          <table:table-cell table:formula="of:=[.A577]-20" office:value-type="float" office:value="-2.03125" calcext:value-type="float">
            <text:p>-2.03125</text:p>
          </table:table-cell>
          <table:table-cell table:formula="of:=COS(5*[.B577])+[.C577]^(1/3)" office:value-type="float" office:value="-0.358213222763194" calcext:value-type="float">
            <text:p>-0.358213222763194</text:p>
          </table:table-cell>
          <table:table-cell table:formula="of:=COS(-3*[.B577])-[.C577]^(1/3)" office:value-type="float" office:value="1.80877896072828" calcext:value-type="float">
            <text:p>1.808778960728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5*SIN([.A578])" office:value-type="float" office:value="-3.75493623385838" calcext:value-type="float">
            <text:p>-3.75493623385838</text:p>
          </table:table-cell>
          <table:table-cell table:formula="of:=[.A578]-20" office:value-type="float" office:value="-2" calcext:value-type="float">
            <text:p>-2</text:p>
          </table:table-cell>
          <table:table-cell table:formula="of:=COS(5*[.B578])+[.C578]^(1/3)" office:value-type="float" office:value="-0.262722854826661" calcext:value-type="float">
            <text:p>-0.262722854826661</text:p>
          </table:table-cell>
          <table:table-cell table:formula="of:=COS(-3*[.B578])-[.C578]^(1/3)" office:value-type="float" office:value="1.52591455899223" calcext:value-type="float">
            <text:p>1.52591455899223</text:p>
          </table:table-cell>
        </table:table-row>
        <table:table-row table:style-name="ro1">
          <table:table-cell office:value-type="float" office:value="18.03125" calcext:value-type="float">
            <text:p>18.03125</text:p>
          </table:table-cell>
          <table:table-cell table:formula="of:=5*SIN([.A579])" office:value-type="float" office:value="-3.64994522434255" calcext:value-type="float">
            <text:p>-3.64994522434255</text:p>
          </table:table-cell>
          <table:table-cell table:formula="of:=[.A579]-20" office:value-type="float" office:value="-1.96875" calcext:value-type="float">
            <text:p>-1.96875</text:p>
          </table:table-cell>
          <table:table-cell table:formula="of:=COS(5*[.B579])+[.C579]^(1/3)" office:value-type="float" office:value="-0.427892778538931" calcext:value-type="float">
            <text:p>-0.427892778538931</text:p>
          </table:table-cell>
          <table:table-cell table:formula="of:=COS(-3*[.B579])-[.C579]^(1/3)" office:value-type="float" office:value="1.20760181522573" calcext:value-type="float">
            <text:p>1.20760181522573</text:p>
          </table:table-cell>
        </table:table-row>
        <table:table-row table:style-name="ro1">
          <table:table-cell office:value-type="float" office:value="18.0625" calcext:value-type="float">
            <text:p>18.0625</text:p>
          </table:table-cell>
          <table:table-cell table:formula="of:=5*SIN([.A580])" office:value-type="float" office:value="-3.54139010525571" calcext:value-type="float">
            <text:p>-3.54139010525571</text:p>
          </table:table-cell>
          <table:table-cell table:formula="of:=[.A580]-20" office:value-type="float" office:value="-1.9375" calcext:value-type="float">
            <text:p>-1.9375</text:p>
          </table:table-cell>
          <table:table-cell table:formula="of:=COS(5*[.B580])+[.C580]^(1/3)" office:value-type="float" office:value="-0.831431998159657" calcext:value-type="float">
            <text:p>-0.831431998159657</text:p>
          </table:table-cell>
          <table:table-cell table:formula="of:=COS(-3*[.B580])-[.C580]^(1/3)" office:value-type="float" office:value="0.883733701622457" calcext:value-type="float">
            <text:p>0.883733701622457</text:p>
          </table:table-cell>
        </table:table-row>
        <table:table-row table:style-name="ro1">
          <table:table-cell office:value-type="float" office:value="18.09375" calcext:value-type="float">
            <text:p>18.09375</text:p>
          </table:table-cell>
          <table:table-cell table:formula="of:=5*SIN([.A581])" office:value-type="float" office:value="-3.42937687882944" calcext:value-type="float">
            <text:p>-3.42937687882944</text:p>
          </table:table-cell>
          <table:table-cell table:formula="of:=[.A581]-20" office:value-type="float" office:value="-1.90625" calcext:value-type="float">
            <text:p>-1.90625</text:p>
          </table:table-cell>
          <table:table-cell table:formula="of:=COS(5*[.B581])+[.C581]^(1/3)" office:value-type="float" office:value="-1.37141220702407" calcext:value-type="float">
            <text:p>-1.37141220702407</text:p>
          </table:table-cell>
          <table:table-cell table:formula="of:=COS(-3*[.B581])-[.C581]^(1/3)" office:value-type="float" office:value="0.590025910232844" calcext:value-type="float">
            <text:p>0.590025910232844</text:p>
          </table:table-cell>
        </table:table-row>
        <table:table-row table:style-name="ro1">
          <table:table-cell office:value-type="float" office:value="18.125" calcext:value-type="float">
            <text:p>18.125</text:p>
          </table:table-cell>
          <table:table-cell table:formula="of:=5*SIN([.A582])" office:value-type="float" office:value="-3.31401492407846" calcext:value-type="float">
            <text:p>-3.31401492407846</text:p>
          </table:table-cell>
          <table:table-cell table:formula="of:=[.A582]-20" office:value-type="float" office:value="-1.875" calcext:value-type="float">
            <text:p>-1.875</text:p>
          </table:table-cell>
          <table:table-cell table:formula="of:=COS(5*[.B582])+[.C582]^(1/3)" office:value-type="float" office:value="-1.88394197955095" calcext:value-type="float">
            <text:p>-1.88394197955095</text:p>
          </table:table-cell>
          <table:table-cell table:formula="of:=COS(-3*[.B582])-[.C582]^(1/3)" office:value-type="float" office:value="0.363932033524201" calcext:value-type="float">
            <text:p>0.363932033524201</text:p>
          </table:table-cell>
        </table:table-row>
        <table:table-row table:style-name="ro1">
          <table:table-cell office:value-type="float" office:value="18.15625" calcext:value-type="float">
            <text:p>18.15625</text:p>
          </table:table-cell>
          <table:table-cell table:formula="of:=5*SIN([.A583])" office:value-type="float" office:value="-3.19541688999385" calcext:value-type="float">
            <text:p>-3.19541688999385</text:p>
          </table:table-cell>
          <table:table-cell table:formula="of:=[.A583]-20" office:value-type="float" office:value="-1.84375" calcext:value-type="float">
            <text:p>-1.84375</text:p>
          </table:table-cell>
          <table:table-cell table:formula="of:=COS(5*[.B583])+[.C583]^(1/3)" office:value-type="float" office:value="-2.19022196542879" calcext:value-type="float">
            <text:p>-2.19022196542879</text:p>
          </table:table-cell>
          <table:table-cell table:formula="of:=COS(-3*[.B583])-[.C583]^(1/3)" office:value-type="float" office:value="0.239225449395933" calcext:value-type="float">
            <text:p>0.239225449395933</text:p>
          </table:table-cell>
        </table:table-row>
        <table:table-row table:style-name="ro1">
          <table:table-cell office:value-type="float" office:value="18.1875" calcext:value-type="float">
            <text:p>18.1875</text:p>
          </table:table-cell>
          <table:table-cell table:formula="of:=5*SIN([.A584])" office:value-type="float" office:value="-3.07369858554326" calcext:value-type="float">
            <text:p>-3.07369858554326</text:p>
          </table:table-cell>
          <table:table-cell table:formula="of:=[.A584]-20" office:value-type="float" office:value="-1.8125" calcext:value-type="float">
            <text:p>-1.8125</text:p>
          </table:table-cell>
          <table:table-cell table:formula="of:=COS(5*[.B584])+[.C584]^(1/3)" office:value-type="float" office:value="-2.16218090824411" calcext:value-type="float">
            <text:p>-2.16218090824411</text:p>
          </table:table-cell>
          <table:table-cell table:formula="of:=COS(-3*[.B584])-[.C584]^(1/3)" office:value-type="float" office:value="0.239921345977471" calcext:value-type="float">
            <text:p>0.239921345977471</text:p>
          </table:table-cell>
        </table:table-row>
        <table:table-row table:style-name="ro1">
          <table:table-cell office:value-type="float" office:value="18.21875" calcext:value-type="float">
            <text:p>18.21875</text:p>
          </table:table-cell>
          <table:table-cell table:formula="of:=5*SIN([.A585])" office:value-type="float" office:value="-2.94897886658539" calcext:value-type="float">
            <text:p>-2.94897886658539</text:p>
          </table:table-cell>
          <table:table-cell table:formula="of:=[.A585]-20" office:value-type="float" office:value="-1.78125" calcext:value-type="float">
            <text:p>-1.78125</text:p>
          </table:table-cell>
          <table:table-cell table:formula="of:=COS(5*[.B585])+[.C585]^(1/3)" office:value-type="float" office:value="-1.78320513997774" calcext:value-type="float">
            <text:p>-1.78320513997774</text:p>
          </table:table-cell>
          <table:table-cell table:formula="of:=COS(-3*[.B585])-[.C585]^(1/3)" office:value-type="float" office:value="0.374558210468924" calcext:value-type="float">
            <text:p>0.37455821046892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table:formula="of:=5*SIN([.A586])" office:value-type="float" office:value="-2.82137951980928" calcext:value-type="float">
            <text:p>-2.82137951980928</text:p>
          </table:table-cell>
          <table:table-cell table:formula="of:=[.A586]-20" office:value-type="float" office:value="-1.75" calcext:value-type="float">
            <text:p>-1.75</text:p>
          </table:table-cell>
          <table:table-cell table:formula="of:=COS(5*[.B586])+[.C586]^(1/3)" office:value-type="float" office:value="-1.17480641206356" calcext:value-type="float">
            <text:p>-1.17480641206356</text:p>
          </table:table-cell>
          <table:table-cell table:formula="of:=COS(-3*[.B586])-[.C586]^(1/3)" office:value-type="float" office:value="0.632075055404481" calcext:value-type="float">
            <text:p>0.632075055404481</text:p>
          </table:table-cell>
        </table:table-row>
        <table:table-row table:style-name="ro1">
          <table:table-cell office:value-type="float" office:value="18.28125" calcext:value-type="float">
            <text:p>18.28125</text:p>
          </table:table-cell>
          <table:table-cell table:formula="of:=5*SIN([.A587])" office:value-type="float" office:value="-2.69102514381165" calcext:value-type="float">
            <text:p>-2.69102514381165</text:p>
          </table:table-cell>
          <table:table-cell table:formula="of:=[.A587]-20" office:value-type="float" office:value="-1.71875" calcext:value-type="float">
            <text:p>-1.71875</text:p>
          </table:table-cell>
          <table:table-cell table:formula="of:=COS(5*[.B587])+[.C587]^(1/3)" office:value-type="float" office:value="-0.567476052694963" calcext:value-type="float">
            <text:p>-0.567476052694963</text:p>
          </table:table-cell>
          <table:table-cell table:formula="of:=COS(-3*[.B587])-[.C587]^(1/3)" office:value-type="float" office:value="0.980509791416111" calcext:value-type="float">
            <text:p>0.980509791416111</text:p>
          </table:table-cell>
        </table:table-row>
        <table:table-row table:style-name="ro1">
          <table:table-cell office:value-type="float" office:value="18.3125" calcext:value-type="float">
            <text:p>18.3125</text:p>
          </table:table-cell>
          <table:table-cell table:formula="of:=5*SIN([.A588])" office:value-type="float" office:value="-2.55804302742852" calcext:value-type="float">
            <text:p>-2.55804302742852</text:p>
          </table:table-cell>
          <table:table-cell table:formula="of:=[.A588]-20" office:value-type="float" office:value="-1.6875" calcext:value-type="float">
            <text:p>-1.6875</text:p>
          </table:table-cell>
          <table:table-cell table:formula="of:=COS(5*[.B588])+[.C588]^(1/3)" office:value-type="float" office:value="-0.215499538383437" calcext:value-type="float">
            <text:p>-0.215499538383437</text:p>
          </table:table-cell>
          <table:table-cell table:formula="of:=COS(-3*[.B588])-[.C588]^(1/3)" office:value-type="float" office:value="1.3694352943655" calcext:value-type="float">
            <text:p>1.3694352943655</text:p>
          </table:table-cell>
        </table:table-row>
        <table:table-row table:style-name="ro1">
          <table:table-cell office:value-type="float" office:value="18.34375" calcext:value-type="float">
            <text:p>18.34375</text:p>
          </table:table-cell>
          <table:table-cell table:formula="of:=5*SIN([.A589])" office:value-type="float" office:value="-2.42256302543979" calcext:value-type="float">
            <text:p>-2.42256302543979</text:p>
          </table:table-cell>
          <table:table-cell table:formula="of:=[.A589]-20" office:value-type="float" office:value="-1.65625" calcext:value-type="float">
            <text:p>-1.65625</text:p>
          </table:table-cell>
          <table:table-cell table:formula="of:=COS(5*[.B589])+[.C589]^(1/3)" office:value-type="float" office:value="-0.284260973041513" calcext:value-type="float">
            <text:p>-0.284260973041513</text:p>
          </table:table-cell>
          <table:table-cell table:formula="of:=COS(-3*[.B589])-[.C589]^(1/3)" office:value-type="float" office:value="1.73643241447863" calcext:value-type="float">
            <text:p>1.73643241447863</text:p>
          </table:table-cell>
        </table:table-row>
        <table:table-row table:style-name="ro1">
          <table:table-cell office:value-type="float" office:value="18.375" calcext:value-type="float">
            <text:p>18.375</text:p>
          </table:table-cell>
          <table:table-cell table:formula="of:=5*SIN([.A590])" office:value-type="float" office:value="-2.28471743176828" calcext:value-type="float">
            <text:p>-2.28471743176828</text:p>
          </table:table-cell>
          <table:table-cell table:formula="of:=[.A590]-20" office:value-type="float" office:value="-1.625" calcext:value-type="float">
            <text:p>-1.625</text:p>
          </table:table-cell>
          <table:table-cell table:formula="of:=COS(5*[.B590])+[.C590]^(1/3)" office:value-type="float" office:value="-0.760603595236307" calcext:value-type="float">
            <text:p>-0.760603595236307</text:p>
          </table:table-cell>
          <table:table-cell table:formula="of:=COS(-3*[.B590])-[.C590]^(1/3)" office:value-type="float" office:value="2.01704610770437" calcext:value-type="float">
            <text:p>2.01704610770437</text:p>
          </table:table-cell>
        </table:table-row>
        <table:table-row table:style-name="ro1">
          <table:table-cell office:value-type="float" office:value="18.40625" calcext:value-type="float">
            <text:p>18.40625</text:p>
          </table:table-cell>
          <table:table-cell table:formula="of:=5*SIN([.A591])" office:value-type="float" office:value="-2.14464085029692" calcext:value-type="float">
            <text:p>-2.14464085029692</text:p>
          </table:table-cell>
          <table:table-cell table:formula="of:=[.A591]-20" office:value-type="float" office:value="-1.59375" calcext:value-type="float">
            <text:p>-1.59375</text:p>
          </table:table-cell>
          <table:table-cell table:formula="of:=COS(5*[.B591])+[.C591]^(1/3)" office:value-type="float" office:value="-1.43709703931181" calcext:value-type="float">
            <text:p>-1.43709703931181</text:p>
          </table:table-cell>
          <table:table-cell table:formula="of:=COS(-3*[.B591])-[.C591]^(1/3)" office:value-type="float" office:value="2.15674281899895" calcext:value-type="float">
            <text:p>2.15674281899895</text:p>
          </table:table-cell>
        </table:table-row>
        <table:table-row table:style-name="ro1">
          <table:table-cell office:value-type="float" office:value="18.4375" calcext:value-type="float">
            <text:p>18.4375</text:p>
          </table:table-cell>
          <table:table-cell table:formula="of:=5*SIN([.A592])" office:value-type="float" office:value="-2.00247006343039" calcext:value-type="float">
            <text:p>-2.00247006343039</text:p>
          </table:table-cell>
          <table:table-cell table:formula="of:=[.A592]-20" office:value-type="float" office:value="-1.5625" calcext:value-type="float">
            <text:p>-1.5625</text:p>
          </table:table-cell>
          <table:table-cell table:formula="of:=COS(5*[.B592])+[.C592]^(1/3)" office:value-type="float" office:value="-1.99268608390902" calcext:value-type="float">
            <text:p>-1.99268608390902</text:p>
          </table:table-cell>
          <table:table-cell table:formula="of:=COS(-3*[.B592])-[.C592]^(1/3)" office:value-type="float" office:value="2.12261163632018" calcext:value-type="float">
            <text:p>2.12261163632018</text:p>
          </table:table-cell>
        </table:table-row>
        <table:table-row table:style-name="ro1">
          <table:table-cell office:value-type="float" office:value="18.46875" calcext:value-type="float">
            <text:p>18.46875</text:p>
          </table:table-cell>
          <table:table-cell table:formula="of:=5*SIN([.A593])" office:value-type="float" office:value="-1.85834389852938" calcext:value-type="float">
            <text:p>-1.85834389852938</text:p>
          </table:table-cell>
          <table:table-cell table:formula="of:=[.A593]-20" office:value-type="float" office:value="-1.53125" calcext:value-type="float">
            <text:p>-1.53125</text:p>
          </table:table-cell>
          <table:table-cell table:formula="of:=COS(5*[.B593])+[.C593]^(1/3)" office:value-type="float" office:value="-2.14376984781071" calcext:value-type="float">
            <text:p>-2.14376984781071</text:p>
          </table:table-cell>
          <table:table-cell table:formula="of:=COS(-3*[.B593])-[.C593]^(1/3)" office:value-type="float" office:value="1.91217319395602" calcext:value-type="float">
            <text:p>1.91217319395602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5*SIN([.A594])" office:value-type="float" office:value="-1.71240309234806" calcext:value-type="float">
            <text:p>-1.71240309234806</text:p>
          </table:table-cell>
          <table:table-cell table:formula="of:=[.A594]-20" office:value-type="float" office:value="-1.5" calcext:value-type="float">
            <text:p>-1.5</text:p>
          </table:table-cell>
          <table:table-cell table:formula="of:=COS(5*[.B594])+[.C594]^(1/3)" office:value-type="float" office:value="-1.79505568453162" calcext:value-type="float">
            <text:p>-1.79505568453162</text:p>
          </table:table-cell>
          <table:table-cell table:formula="of:=COS(-3*[.B594])-[.C594]^(1/3)" office:value-type="float" office:value="1.5568713009364" calcext:value-type="float">
            <text:p>1.5568713009364</text:p>
          </table:table-cell>
        </table:table-row>
        <table:table-row table:style-name="ro1">
          <table:table-cell office:value-type="float" office:value="18.53125" calcext:value-type="float">
            <text:p>18.53125</text:p>
          </table:table-cell>
          <table:table-cell table:formula="of:=5*SIN([.A595])" office:value-type="float" office:value="-1.56479015360701" calcext:value-type="float">
            <text:p>-1.56479015360701</text:p>
          </table:table-cell>
          <table:table-cell table:formula="of:=[.A595]-20" office:value-type="float" office:value="-1.46875" calcext:value-type="float">
            <text:p>-1.46875</text:p>
          </table:table-cell>
          <table:table-cell table:formula="of:=COS(5*[.B595])+[.C595]^(1/3)" office:value-type="float" office:value="-1.1066826337051" calcext:value-type="float">
            <text:p>-1.1066826337051</text:p>
          </table:table-cell>
          <table:table-cell table:formula="of:=COS(-3*[.B595])-[.C595]^(1/3)" office:value-type="float" office:value="1.11869144136787" calcext:value-type="float">
            <text:p>1.11869144136787</text:p>
          </table:table-cell>
        </table:table-row>
        <table:table-row table:style-name="ro1">
          <table:table-cell office:value-type="float" office:value="18.5625" calcext:value-type="float">
            <text:p>18.5625</text:p>
          </table:table-cell>
          <table:table-cell table:formula="of:=5*SIN([.A596])" office:value-type="float" office:value="-1.41564922383588" calcext:value-type="float">
            <text:p>-1.41564922383588</text:p>
          </table:table-cell>
          <table:table-cell table:formula="of:=[.A596]-20" office:value-type="float" office:value="-1.4375" calcext:value-type="float">
            <text:p>-1.4375</text:p>
          </table:table-cell>
          <table:table-cell table:formula="of:=COS(5*[.B596])+[.C596]^(1/3)" office:value-type="float" office:value="-0.428348005595712" calcext:value-type="float">
            <text:p>-0.428348005595712</text:p>
          </table:table-cell>
          <table:table-cell table:formula="of:=COS(-3*[.B596])-[.C596]^(1/3)" office:value-type="float" office:value="0.679772149710234" calcext:value-type="float">
            <text:p>0.679772149710234</text:p>
          </table:table-cell>
        </table:table-row>
        <table:table-row table:style-name="ro1">
          <table:table-cell office:value-type="float" office:value="18.59375" calcext:value-type="float">
            <text:p>18.59375</text:p>
          </table:table-cell>
          <table:table-cell table:formula="of:=5*SIN([.A597])" office:value-type="float" office:value="-1.26512593662163" calcext:value-type="float">
            <text:p>-1.26512593662163</text:p>
          </table:table-cell>
          <table:table-cell table:formula="of:=[.A597]-20" office:value-type="float" office:value="-1.40625" calcext:value-type="float">
            <text:p>-1.40625</text:p>
          </table:table-cell>
          <table:table-cell table:formula="of:=COS(5*[.B597])+[.C597]^(1/3)" office:value-type="float" office:value="-0.12125181394254" calcext:value-type="float">
            <text:p>-0.12125181394254</text:p>
          </table:table-cell>
          <table:table-cell table:formula="of:=COS(-3*[.B597])-[.C597]^(1/3)" office:value-type="float" office:value="0.32656381064338" calcext:value-type="float">
            <text:p>0.32656381064338</text:p>
          </table:table-cell>
        </table:table-row>
        <table:table-row table:style-name="ro1">
          <table:table-cell office:value-type="float" office:value="18.625" calcext:value-type="float">
            <text:p>18.625</text:p>
          </table:table-cell>
          <table:table-cell table:formula="of:=5*SIN([.A598])" office:value-type="float" office:value="-1.1133672753998" calcext:value-type="float">
            <text:p>-1.1133672753998</text:p>
          </table:table-cell>
          <table:table-cell table:formula="of:=[.A598]-20" office:value-type="float" office:value="-1.375" calcext:value-type="float">
            <text:p>-1.375</text:p>
          </table:table-cell>
          <table:table-cell table:formula="of:=COS(5*[.B598])+[.C598]^(1/3)" office:value-type="float" office:value="-0.357781872913708" calcext:value-type="float">
            <text:p>-0.357781872913708</text:p>
          </table:table-cell>
          <table:table-cell table:formula="of:=COS(-3*[.B598])-[.C598]^(1/3)" office:value-type="float" office:value="0.131628375004423" calcext:value-type="float">
            <text:p>0.131628375004423</text:p>
          </table:table-cell>
        </table:table-row>
        <table:table-row table:style-name="ro1">
          <table:table-cell office:value-type="float" office:value="18.65625" calcext:value-type="float">
            <text:p>18.65625</text:p>
          </table:table-cell>
          <table:table-cell table:formula="of:=5*SIN([.A599])" office:value-type="float" office:value="-0.960521429927682" calcext:value-type="float">
            <text:p>-0.960521429927682</text:p>
          </table:table-cell>
          <table:table-cell table:formula="of:=[.A599]-20" office:value-type="float" office:value="-1.34375" calcext:value-type="float">
            <text:p>-1.34375</text:p>
          </table:table-cell>
          <table:table-cell table:formula="of:=COS(5*[.B599])+[.C599]^(1/3)" office:value-type="float" office:value="-1.01340540728875" calcext:value-type="float">
            <text:p>-1.01340540728875</text:p>
          </table:table-cell>
          <table:table-cell table:formula="of:=COS(-3*[.B599])-[.C599]^(1/3)" office:value-type="float" office:value="0.137118554647837" calcext:value-type="float">
            <text:p>0.137118554647837</text:p>
          </table:table-cell>
        </table:table-row>
        <table:table-row table:style-name="ro1">
          <table:table-cell office:value-type="float" office:value="18.6875" calcext:value-type="float">
            <text:p>18.6875</text:p>
          </table:table-cell>
          <table:table-cell table:formula="of:=5*SIN([.A600])" office:value-type="float" office:value="-0.806737651579555" calcext:value-type="float">
            <text:p>-0.806737651579555</text:p>
          </table:table-cell>
          <table:table-cell table:formula="of:=[.A600]-20" office:value-type="float" office:value="-1.3125" calcext:value-type="float">
            <text:p>-1.3125</text:p>
          </table:table-cell>
          <table:table-cell table:formula="of:=COS(5*[.B600])+[.C600]^(1/3)" office:value-type="float" office:value="-1.72266199578682" calcext:value-type="float">
            <text:p>-1.72266199578682</text:p>
          </table:table-cell>
          <table:table-cell table:formula="of:=COS(-3*[.B600])-[.C600]^(1/3)" office:value-type="float" office:value="0.343984523373715" calcext:value-type="float">
            <text:p>0.343984523373715</text:p>
          </table:table-cell>
        </table:table-row>
        <table:table-row table:style-name="ro1">
          <table:table-cell office:value-type="float" office:value="18.71875" calcext:value-type="float">
            <text:p>18.71875</text:p>
          </table:table-cell>
          <table:table-cell table:formula="of:=5*SIN([.A601])" office:value-type="float" office:value="-0.652166107605218" calcext:value-type="float">
            <text:p>-0.652166107605218</text:p>
          </table:table-cell>
          <table:table-cell table:formula="of:=[.A601]-20" office:value-type="float" office:value="-1.28125" calcext:value-type="float">
            <text:p>-1.28125</text:p>
          </table:table-cell>
          <table:table-cell table:formula="of:=COS(5*[.B601])+[.C601]^(1/3)" office:value-type="float" office:value="-2.07901995350192" calcext:value-type="float">
            <text:p>-2.07901995350192</text:p>
          </table:table-cell>
          <table:table-cell table:formula="of:=COS(-3*[.B601])-[.C601]^(1/3)" office:value-type="float" office:value="0.709910718473778" calcext:value-type="float">
            <text:p>0.709910718473778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table:formula="of:=5*SIN([.A602])" office:value-type="float" office:value="-0.496957734494241" calcext:value-type="float">
            <text:p>-0.496957734494241</text:p>
          </table:table-cell>
          <table:table-cell table:formula="of:=[.A602]-20" office:value-type="float" office:value="-1.25" calcext:value-type="float">
            <text:p>-1.25</text:p>
          </table:table-cell>
          <table:table-cell table:formula="of:=COS(5*[.B602])+[.C602]^(1/3)" office:value-type="float" office:value="-1.86916507151389" calcext:value-type="float">
            <text:p>-1.86916507151389</text:p>
          </table:table-cell>
          <table:table-cell table:formula="of:=COS(-3*[.B602])-[.C602]^(1/3)" office:value-type="float" office:value="1.15705540793544" calcext:value-type="float">
            <text:p>1.15705540793544</text:p>
          </table:table-cell>
        </table:table-row>
        <table:table-row table:style-name="ro1">
          <table:table-cell office:value-type="float" office:value="18.78125" calcext:value-type="float">
            <text:p>18.78125</text:p>
          </table:table-cell>
          <table:table-cell table:formula="of:=5*SIN([.A603])" office:value-type="float" office:value="-0.341264090589039" calcext:value-type="float">
            <text:p>-0.341264090589039</text:p>
          </table:table-cell>
          <table:table-cell table:formula="of:=[.A603]-20" office:value-type="float" office:value="-1.21875" calcext:value-type="float">
            <text:p>-1.21875</text:p>
          </table:table-cell>
          <table:table-cell table:formula="of:=COS(5*[.B603])+[.C603]^(1/3)" office:value-type="float" office:value="-1.20327432022157" calcext:value-type="float">
            <text:p>-1.20327432022157</text:p>
          </table:table-cell>
          <table:table-cell table:formula="of:=COS(-3*[.B603])-[.C603]^(1/3)" office:value-type="float" office:value="1.58829544088386" calcext:value-type="float">
            <text:p>1.58829544088386</text:p>
          </table:table-cell>
        </table:table-row>
        <table:table-row table:style-name="ro1">
          <table:table-cell office:value-type="float" office:value="18.8125" calcext:value-type="float">
            <text:p>18.8125</text:p>
          </table:table-cell>
          <table:table-cell table:formula="of:=5*SIN([.A604])" office:value-type="float" office:value="-0.185237208090721" calcext:value-type="float">
            <text:p>-0.185237208090721</text:p>
          </table:table-cell>
          <table:table-cell table:formula="of:=[.A604]-20" office:value-type="float" office:value="-1.1875" calcext:value-type="float">
            <text:p>-1.1875</text:p>
          </table:table-cell>
          <table:table-cell table:formula="of:=COS(5*[.B604])+[.C604]^(1/3)" office:value-type="float" office:value="-0.458068923289675" calcext:value-type="float">
            <text:p>-0.458068923289675</text:p>
          </table:table-cell>
          <table:table-cell table:formula="of:=COS(-3*[.B604])-[.C604]^(1/3)" office:value-type="float" office:value="1.90848113552407" calcext:value-type="float">
            <text:p>1.90848113552407</text:p>
          </table:table-cell>
        </table:table-row>
        <table:table-row table:style-name="ro1">
          <table:table-cell office:value-type="float" office:value="18.84375" calcext:value-type="float">
            <text:p>18.84375</text:p>
          </table:table-cell>
          <table:table-cell table:formula="of:=5*SIN([.A605])" office:value-type="float" office:value="-0.0290294446022287" calcext:value-type="float">
            <text:p>-0.0290294446022287</text:p>
          </table:table-cell>
          <table:table-cell table:formula="of:=[.A605]-20" office:value-type="float" office:value="-1.15625" calcext:value-type="float">
            <text:p>-1.15625</text:p>
          </table:table-cell>
          <table:table-cell table:formula="of:=COS(5*[.B605])+[.C605]^(1/3)" office:value-type="float" office:value="-0.0600994909137995" calcext:value-type="float">
            <text:p>-0.0600994909137995</text:p>
          </table:table-cell>
          <table:table-cell table:formula="of:=COS(-3*[.B605])-[.C605]^(1/3)" office:value-type="float" office:value="2.04579432068646" calcext:value-type="float">
            <text:p>2.04579432068646</text:p>
          </table:table-cell>
        </table:table-row>
        <table:table-row table:style-name="ro1">
          <table:table-cell office:value-type="float" office:value="18.875" calcext:value-type="float">
            <text:p>18.875</text:p>
          </table:table-cell>
          <table:table-cell table:formula="of:=5*SIN([.A606])" office:value-type="float" office:value="0.12720666564628" calcext:value-type="float">
            <text:p>0.12720666564628</text:p>
          </table:table-cell>
          <table:table-cell table:formula="of:=[.A606]-20" office:value-type="float" office:value="-1.125" calcext:value-type="float">
            <text:p>-1.125</text:p>
          </table:table-cell>
          <table:table-cell table:formula="of:=COS(5*[.B606])+[.C606]^(1/3)" office:value-type="float" office:value="-0.235583591829775" calcext:value-type="float">
            <text:p>-0.235583591829775</text:p>
          </table:table-cell>
          <table:table-cell table:formula="of:=COS(-3*[.B606])-[.C606]^(1/3)" office:value-type="float" office:value="1.96810443875143" calcext:value-type="float">
            <text:p>1.96810443875143</text:p>
          </table:table-cell>
        </table:table-row>
        <table:table-row table:style-name="ro1">
          <table:table-cell office:value-type="float" office:value="18.90625" calcext:value-type="float">
            <text:p>18.90625</text:p>
          </table:table-cell>
          <table:table-cell table:formula="of:=5*SIN([.A607])" office:value-type="float" office:value="0.283318560744517" calcext:value-type="float">
            <text:p>0.283318560744517</text:p>
          </table:table-cell>
          <table:table-cell table:formula="of:=[.A607]-20" office:value-type="float" office:value="-1.09375" calcext:value-type="float">
            <text:p>-1.09375</text:p>
          </table:table-cell>
          <table:table-cell table:formula="of:=COS(5*[.B607])+[.C607]^(1/3)" office:value-type="float" office:value="-0.876728202933821" calcext:value-type="float">
            <text:p>-0.876728202933821</text:p>
          </table:table-cell>
          <table:table-cell table:formula="of:=COS(-3*[.B607])-[.C607]^(1/3)" office:value-type="float" office:value="1.69033776525852" calcext:value-type="float">
            <text:p>1.69033776525852</text:p>
          </table:table-cell>
        </table:table-row>
        <table:table-row table:style-name="ro1">
          <table:table-cell office:value-type="float" office:value="18.9375" calcext:value-type="float">
            <text:p>18.9375</text:p>
          </table:table-cell>
          <table:table-cell table:formula="of:=5*SIN([.A608])" office:value-type="float" office:value="0.43915380007618" calcext:value-type="float">
            <text:p>0.43915380007618</text:p>
          </table:table-cell>
          <table:table-cell table:formula="of:=[.A608]-20" office:value-type="float" office:value="-1.0625" calcext:value-type="float">
            <text:p>-1.0625</text:p>
          </table:table-cell>
          <table:table-cell table:formula="of:=COS(5*[.B608])+[.C608]^(1/3)" office:value-type="float" office:value="-1.60548888748741" calcext:value-type="float">
            <text:p>-1.60548888748741</text:p>
          </table:table-cell>
          <table:table-cell table:formula="of:=COS(-3*[.B608])-[.C608]^(1/3)" office:value-type="float" office:value="1.27104760474059" calcext:value-type="float">
            <text:p>1.27104760474059</text:p>
          </table:table-cell>
        </table:table-row>
        <table:table-row table:style-name="ro1">
          <table:table-cell office:value-type="float" office:value="18.96875" calcext:value-type="float">
            <text:p>18.96875</text:p>
          </table:table-cell>
          <table:table-cell table:formula="of:=5*SIN([.A609])" office:value-type="float" office:value="0.594560213174629" calcext:value-type="float">
            <text:p>0.594560213174629</text:p>
          </table:table-cell>
          <table:table-cell table:formula="of:=[.A609]-20" office:value-type="float" office:value="-1.03125" calcext:value-type="float">
            <text:p>-1.03125</text:p>
          </table:table-cell>
          <table:table-cell table:formula="of:=COS(5*[.B609])+[.C609]^(1/3)" office:value-type="float" office:value="-1.99609849443905" calcext:value-type="float">
            <text:p>-1.99609849443905</text:p>
          </table:table-cell>
          <table:table-cell table:formula="of:=COS(-3*[.B609])-[.C609]^(1/3)" office:value-type="float" office:value="0.79903002931957" calcext:value-type="float">
            <text:p>0.799030029319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5*SIN([.A610])" office:value-type="float" office:value="0.749386048314762" calcext:value-type="float">
            <text:p>0.749386048314762</text:p>
          </table:table-cell>
          <table:table-cell table:formula="of:=[.A610]-20" office:value-type="float" office:value="-1" calcext:value-type="float">
            <text:p>-1</text:p>
          </table:table-cell>
          <table:table-cell table:formula="of:=COS(5*[.B610])+[.C610]^(1/3)" office:value-type="float" office:value="-1.82231004352483" calcext:value-type="float">
            <text:p>-1.82231004352483</text:p>
          </table:table-cell>
          <table:table-cell table:formula="of:=COS(-3*[.B610])-[.C610]^(1/3)" office:value-type="float" office:value="0.373260540035619" calcext:value-type="float">
            <text:p>0.373260540035619</text:p>
          </table:table-cell>
        </table:table-row>
        <table:table-row table:style-name="ro1">
          <table:table-cell office:value-type="float" office:value="19.03125" calcext:value-type="float">
            <text:p>19.03125</text:p>
          </table:table-cell>
          <table:table-cell table:formula="of:=5*SIN([.A611])" office:value-type="float" office:value="0.903480120696001" calcext:value-type="float">
            <text:p>0.903480120696001</text:p>
          </table:table-cell>
          <table:table-cell table:formula="of:=[.A611]-20" office:value-type="float" office:value="-0.96875" calcext:value-type="float">
            <text:p>-0.96875</text:p>
          </table:table-cell>
          <table:table-cell table:formula="of:=COS(5*[.B611])+[.C611]^(1/3)" office:value-type="float" office:value="-1.18322803455886" calcext:value-type="float">
            <text:p>-1.18322803455886</text:p>
          </table:table-cell>
          <table:table-cell table:formula="of:=COS(-3*[.B611])-[.C611]^(1/3)" office:value-type="float" office:value="0.0809881127731523" calcext:value-type="float">
            <text:p>0.0809881127731523</text:p>
          </table:table-cell>
        </table:table-row>
        <table:table-row table:style-name="ro1">
          <table:table-cell office:value-type="float" office:value="19.0625" calcext:value-type="float">
            <text:p>19.0625</text:p>
          </table:table-cell>
          <table:table-cell table:formula="of:=5*SIN([.A612])" office:value-type="float" office:value="1.05669196007168" calcext:value-type="float">
            <text:p>1.05669196007168</text:p>
          </table:table-cell>
          <table:table-cell table:formula="of:=[.A612]-20" office:value-type="float" office:value="-0.9375" calcext:value-type="float">
            <text:p>-0.9375</text:p>
          </table:table-cell>
          <table:table-cell table:formula="of:=COS(5*[.B612])+[.C612]^(1/3)" office:value-type="float" office:value="-0.438183646736407" calcext:value-type="float">
            <text:p>-0.438183646736407</text:p>
          </table:table-cell>
          <table:table-cell table:formula="of:=COS(-3*[.B612])-[.C612]^(1/3)" office:value-type="float" office:value="-0.0208774700324779" calcext:value-type="float">
            <text:p>-0.0208774700324779</text:p>
          </table:table-cell>
        </table:table-row>
        <table:table-row table:style-name="ro1">
          <table:table-cell office:value-type="float" office:value="19.09375" calcext:value-type="float">
            <text:p>19.09375</text:p>
          </table:table-cell>
          <table:table-cell table:formula="of:=5*SIN([.A613])" office:value-type="float" office:value="1.20887195768071" calcext:value-type="float">
            <text:p>1.20887195768071</text:p>
          </table:table-cell>
          <table:table-cell table:formula="of:=[.A613]-20" office:value-type="float" office:value="-0.90625" calcext:value-type="float">
            <text:p>-0.90625</text:p>
          </table:table-cell>
          <table:table-cell table:formula="of:=COS(5*[.B613])+[.C613]^(1/3)" office:value-type="float" office:value="0.00389732196781145" calcext:value-type="float">
            <text:p>0.00389732196781145</text:p>
          </table:table-cell>
          <table:table-cell table:formula="of:=COS(-3*[.B613])-[.C613]^(1/3)" office:value-type="float" office:value="0.0830550363896813" calcext:value-type="float">
            <text:p>0.0830550363896813</text:p>
          </table:table-cell>
        </table:table-row>
        <table:table-row table:style-name="ro1">
          <table:table-cell office:value-type="float" office:value="19.125" calcext:value-type="float">
            <text:p>19.125</text:p>
          </table:table-cell>
          <table:table-cell table:formula="of:=5*SIN([.A614])" office:value-type="float" office:value="1.35987151233794" calcext:value-type="float">
            <text:p>1.35987151233794</text:p>
          </table:table-cell>
          <table:table-cell table:formula="of:=[.A614]-20" office:value-type="float" office:value="-0.875" calcext:value-type="float">
            <text:p>-0.875</text:p>
          </table:table-cell>
          <table:table-cell table:formula="of:=COS(5*[.B614])+[.C614]^(1/3)" office:value-type="float" office:value="-0.086750843123707" calcext:value-type="float">
            <text:p>-0.086750843123707</text:p>
          </table:table-cell>
          <table:table-cell table:formula="of:=COS(-3*[.B614])-[.C614]^(1/3)" office:value-type="float" office:value="0.365081277236148" calcext:value-type="float">
            <text:p>0.365081277236148</text:p>
          </table:table-cell>
        </table:table-row>
        <table:table-row table:style-name="ro1">
          <table:table-cell office:value-type="float" office:value="19.15625" calcext:value-type="float">
            <text:p>19.15625</text:p>
          </table:table-cell>
          <table:table-cell table:formula="of:=5*SIN([.A615])" office:value-type="float" office:value="1.50954317554077" calcext:value-type="float">
            <text:p>1.50954317554077</text:p>
          </table:table-cell>
          <table:table-cell table:formula="of:=[.A615]-20" office:value-type="float" office:value="-0.84375" calcext:value-type="float">
            <text:p>-0.84375</text:p>
          </table:table-cell>
          <table:table-cell table:formula="of:=COS(5*[.B615])+[.C615]^(1/3)" office:value-type="float" office:value="-0.643440515328513" calcext:value-type="float">
            <text:p>-0.643440515328513</text:p>
          </table:table-cell>
          <table:table-cell table:formula="of:=COS(-3*[.B615])-[.C615]^(1/3)" office:value-type="float" office:value="0.762213772990594" calcext:value-type="float">
            <text:p>0.762213772990594</text:p>
          </table:table-cell>
        </table:table-row>
        <table:table-row table:style-name="ro1">
          <table:table-cell office:value-type="float" office:value="19.1875" calcext:value-type="float">
            <text:p>19.1875</text:p>
          </table:table-cell>
          <table:table-cell table:formula="of:=5*SIN([.A616])" office:value-type="float" office:value="1.65774079545004" calcext:value-type="float">
            <text:p>1.65774079545004</text:p>
          </table:table-cell>
          <table:table-cell table:formula="of:=[.A616]-20" office:value-type="float" office:value="-0.8125" calcext:value-type="float">
            <text:p>-0.8125</text:p>
          </table:table-cell>
          <table:table-cell table:formula="of:=COS(5*[.B616])+[.C616]^(1/3)" office:value-type="float" office:value="-1.35428637576497" calcext:value-type="float">
            <text:p>-1.35428637576497</text:p>
          </table:table-cell>
          <table:table-cell table:formula="of:=COS(-3*[.B616])-[.C616]^(1/3)" office:value-type="float" office:value="1.19101364689632" calcext:value-type="float">
            <text:p>1.19101364689632</text:p>
          </table:table-cell>
        </table:table-row>
        <table:table-row table:style-name="ro1">
          <table:table-cell office:value-type="float" office:value="19.21875" calcext:value-type="float">
            <text:p>19.21875</text:p>
          </table:table-cell>
          <table:table-cell table:formula="of:=5*SIN([.A617])" office:value-type="float" office:value="1.80431965960487" calcext:value-type="float">
            <text:p>1.80431965960487</text:p>
          </table:table-cell>
          <table:table-cell table:formula="of:=[.A617]-20" office:value-type="float" office:value="-0.78125" calcext:value-type="float">
            <text:p>-0.78125</text:p>
          </table:table-cell>
          <table:table-cell table:formula="of:=COS(5*[.B617])+[.C617]^(1/3)" office:value-type="float" office:value="-1.84082599567725" calcext:value-type="float">
            <text:p>-1.84082599567725</text:p>
          </table:table-cell>
          <table:table-cell table:formula="of:=COS(-3*[.B617])-[.C617]^(1/3)" office:value-type="float" office:value="1.56566141606749" calcext:value-type="float">
            <text:p>1.5656614160674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table:formula="of:=5*SIN([.A618])" office:value-type="float" office:value="1.94913663623189" calcext:value-type="float">
            <text:p>1.94913663623189</text:p>
          </table:table-cell>
          <table:table-cell table:formula="of:=[.A618]-20" office:value-type="float" office:value="-0.75" calcext:value-type="float">
            <text:p>-0.75</text:p>
          </table:table-cell>
          <table:table-cell table:formula="of:=COS(5*[.B618])+[.C618]^(1/3)" office:value-type="float" office:value="-1.8575105735596" calcext:value-type="float">
            <text:p>-1.8575105735596</text:p>
          </table:table-cell>
          <table:table-cell table:formula="of:=COS(-3*[.B618])-[.C618]^(1/3)" office:value-type="float" office:value="1.8151033051373" calcext:value-type="float">
            <text:p>1.8151033051373</text:p>
          </table:table-cell>
        </table:table-row>
        <table:table-row table:style-name="ro1">
          <table:table-cell office:value-type="float" office:value="19.28125" calcext:value-type="float">
            <text:p>19.28125</text:p>
          </table:table-cell>
          <table:table-cell table:formula="of:=5*SIN([.A619])" office:value-type="float" office:value="2.09205031401101" calcext:value-type="float">
            <text:p>2.09205031401101</text:p>
          </table:table-cell>
          <table:table-cell table:formula="of:=[.A619]-20" office:value-type="float" office:value="-0.71875" calcext:value-type="float">
            <text:p>-0.71875</text:p>
          </table:table-cell>
          <table:table-cell table:formula="of:=COS(5*[.B619])+[.C619]^(1/3)" office:value-type="float" office:value="-1.40588060437805" calcext:value-type="float">
            <text:p>-1.40588060437805</text:p>
          </table:table-cell>
          <table:table-cell table:formula="of:=COS(-3*[.B619])-[.C619]^(1/3)" office:value-type="float" office:value="1.8957372267095" calcext:value-type="float">
            <text:p>1.8957372267095</text:p>
          </table:table-cell>
        </table:table-row>
        <table:table-row table:style-name="ro1">
          <table:table-cell office:value-type="float" office:value="19.3125" calcext:value-type="float">
            <text:p>19.3125</text:p>
          </table:table-cell>
          <table:table-cell table:formula="of:=5*SIN([.A620])" office:value-type="float" office:value="2.23292114016117" calcext:value-type="float">
            <text:p>2.23292114016117</text:p>
          </table:table-cell>
          <table:table-cell table:formula="of:=[.A620]-20" office:value-type="float" office:value="-0.6875" calcext:value-type="float">
            <text:p>-0.6875</text:p>
          </table:table-cell>
          <table:table-cell table:formula="of:=COS(5*[.B620])+[.C620]^(1/3)" office:value-type="float" office:value="-0.71435943832988" calcext:value-type="float">
            <text:p>-0.71435943832988</text:p>
          </table:table-cell>
          <table:table-cell table:formula="of:=COS(-3*[.B620])-[.C620]^(1/3)" office:value-type="float" office:value="1.79747016195358" calcext:value-type="float">
            <text:p>1.79747016195358</text:p>
          </table:table-cell>
        </table:table-row>
        <table:table-row table:style-name="ro1">
          <table:table-cell office:value-type="float" office:value="19.34375" calcext:value-type="float">
            <text:p>19.34375</text:p>
          </table:table-cell>
          <table:table-cell table:formula="of:=5*SIN([.A621])" office:value-type="float" office:value="2.37161155671123" calcext:value-type="float">
            <text:p>2.37161155671123</text:p>
          </table:table-cell>
          <table:table-cell table:formula="of:=[.A621]-20" office:value-type="float" office:value="-0.65625" calcext:value-type="float">
            <text:p>-0.65625</text:p>
          </table:table-cell>
          <table:table-cell table:formula="of:=COS(5*[.B621])+[.C621]^(1/3)" office:value-type="float" office:value="-0.109546111246236" calcext:value-type="float">
            <text:p>-0.109546111246236</text:p>
          </table:table-cell>
          <table:table-cell table:formula="of:=COS(-3*[.B621])-[.C621]^(1/3)" office:value-type="float" office:value="1.54266438721335" calcext:value-type="float">
            <text:p>1.54266438721335</text:p>
          </table:table-cell>
        </table:table-row>
        <table:table-row table:style-name="ro1">
          <table:table-cell office:value-type="float" office:value="19.375" calcext:value-type="float">
            <text:p>19.375</text:p>
          </table:table-cell>
          <table:table-cell table:formula="of:=5*SIN([.A622])" office:value-type="float" office:value="2.50798613482307" calcext:value-type="float">
            <text:p>2.50798613482307</text:p>
          </table:table-cell>
          <table:table-cell table:formula="of:=[.A622]-20" office:value-type="float" office:value="-0.625" calcext:value-type="float">
            <text:p>-0.625</text:p>
          </table:table-cell>
          <table:table-cell table:formula="of:=COS(5*[.B622])+[.C622]^(1/3)" office:value-type="float" office:value="0.144662511803607" calcext:value-type="float">
            <text:p>0.144662511803607</text:p>
          </table:table-cell>
          <table:table-cell table:formula="of:=COS(-3*[.B622])-[.C622]^(1/3)" office:value-type="float" office:value="1.1790529777414" calcext:value-type="float">
            <text:p>1.1790529777414</text:p>
          </table:table-cell>
        </table:table-row>
        <table:table-row table:style-name="ro1">
          <table:table-cell office:value-type="float" office:value="19.40625" calcext:value-type="float">
            <text:p>19.40625</text:p>
          </table:table-cell>
          <table:table-cell table:formula="of:=5*SIN([.A623])" office:value-type="float" office:value="2.64191170703545" calcext:value-type="float">
            <text:p>2.64191170703545</text:p>
          </table:table-cell>
          <table:table-cell table:formula="of:=[.A623]-20" office:value-type="float" office:value="-0.59375" calcext:value-type="float">
            <text:p>-0.59375</text:p>
          </table:table-cell>
          <table:table-cell table:formula="of:=COS(5*[.B623])+[.C623]^(1/3)" office:value-type="float" office:value="-0.0403059781523848" calcext:value-type="float">
            <text:p>-0.0403059781523848</text:p>
          </table:table-cell>
          <table:table-cell table:formula="of:=COS(-3*[.B623])-[.C623]^(1/3)" office:value-type="float" office:value="0.768801919943456" calcext:value-type="float">
            <text:p>0.768801919943456</text:p>
          </table:table-cell>
        </table:table-row>
        <table:table-row table:style-name="ro1">
          <table:table-cell office:value-type="float" office:value="19.4375" calcext:value-type="float">
            <text:p>19.4375</text:p>
          </table:table-cell>
          <table:table-cell table:formula="of:=5*SIN([.A624])" office:value-type="float" office:value="2.77325749729988" calcext:value-type="float">
            <text:p>2.77325749729988</text:p>
          </table:table-cell>
          <table:table-cell table:formula="of:=[.A624]-20" office:value-type="float" office:value="-0.5625" calcext:value-type="float">
            <text:p>-0.5625</text:p>
          </table:table-cell>
          <table:table-cell table:formula="of:=COS(5*[.B624])+[.C624]^(1/3)" office:value-type="float" office:value="-0.557902885993701" calcext:value-type="float">
            <text:p>-0.557902885993701</text:p>
          </table:table-cell>
          <table:table-cell table:formula="of:=COS(-3*[.B624])-[.C624]^(1/3)" office:value-type="float" office:value="0.376352265217279" calcext:value-type="float">
            <text:p>0.376352265217279</text:p>
          </table:table-cell>
        </table:table-row>
        <table:table-row table:style-name="ro1">
          <table:table-cell office:value-type="float" office:value="19.46875" calcext:value-type="float">
            <text:p>19.46875</text:p>
          </table:table-cell>
          <table:table-cell table:formula="of:=5*SIN([.A625])" office:value-type="float" office:value="2.90189524868114" calcext:value-type="float">
            <text:p>2.90189524868114</text:p>
          </table:table-cell>
          <table:table-cell table:formula="of:=[.A625]-20" office:value-type="float" office:value="-0.53125" calcext:value-type="float">
            <text:p>-0.53125</text:p>
          </table:table-cell>
          <table:table-cell table:formula="of:=COS(5*[.B625])+[.C625]^(1/3)" office:value-type="float" office:value="-1.17367044178428" calcext:value-type="float">
            <text:p>-1.17367044178428</text:p>
          </table:table-cell>
          <table:table-cell table:formula="of:=COS(-3*[.B625])-[.C625]^(1/3)" office:value-type="float" office:value="0.0574989513373467" calcext:value-type="float">
            <text:p>0.057498951337346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5*SIN([.A626])" office:value-type="float" office:value="3.02769934859801" calcext:value-type="float">
            <text:p>3.02769934859801</text:p>
          </table:table-cell>
          <table:table-cell table:formula="of:=[.A626]-20" office:value-type="float" office:value="-0.5" calcext:value-type="float">
            <text:p>-0.5</text:p>
          </table:table-cell>
          <table:table-cell table:formula="of:=COS(5*[.B626])+[.C626]^(1/3)" office:value-type="float" office:value="-1.63588926156141" calcext:value-type="float">
            <text:p>-1.63588926156141</text:p>
          </table:table-cell>
          <table:table-cell table:formula="of:=COS(-3*[.B626])-[.C626]^(1/3)" office:value-type="float" office:value="-0.148492579567164" calcext:value-type="float">
            <text:p>-0.148492579567164</text:p>
          </table:table-cell>
        </table:table-row>
        <table:table-row table:style-name="ro1">
          <table:table-cell office:value-type="float" office:value="19.53125" calcext:value-type="float">
            <text:p>19.53125</text:p>
          </table:table-cell>
          <table:table-cell table:formula="of:=5*SIN([.A627])" office:value-type="float" office:value="3.15054695148185" calcext:value-type="float">
            <text:p>3.15054695148185</text:p>
          </table:table-cell>
          <table:table-cell table:formula="of:=[.A627]-20" office:value-type="float" office:value="-0.46875" calcext:value-type="float">
            <text:p>-0.46875</text:p>
          </table:table-cell>
          <table:table-cell table:formula="of:=COS(5*[.B627])+[.C627]^(1/3)" office:value-type="float" office:value="-1.77580605075825" calcext:value-type="float">
            <text:p>-1.77580605075825</text:p>
          </table:table-cell>
          <table:table-cell table:formula="of:=COS(-3*[.B627])-[.C627]^(1/3)" office:value-type="float" office:value="-0.222831087679697" calcext:value-type="float">
            <text:p>-0.222831087679697</text:p>
          </table:table-cell>
        </table:table-row>
        <table:table-row table:style-name="ro1">
          <table:table-cell office:value-type="float" office:value="19.5625" calcext:value-type="float">
            <text:p>19.5625</text:p>
          </table:table-cell>
          <table:table-cell table:formula="of:=5*SIN([.A628])" office:value-type="float" office:value="3.27031809873322" calcext:value-type="float">
            <text:p>3.27031809873322</text:p>
          </table:table-cell>
          <table:table-cell table:formula="of:=[.A628]-20" office:value-type="float" office:value="-0.4375" calcext:value-type="float">
            <text:p>-0.4375</text:p>
          </table:table-cell>
          <table:table-cell table:formula="of:=COS(5*[.B628])+[.C628]^(1/3)" office:value-type="float" office:value="-1.55907156645262" calcext:value-type="float">
            <text:p>-1.55907156645262</text:p>
          </table:table-cell>
          <table:table-cell table:formula="of:=COS(-3*[.B628])-[.C628]^(1/3)" office:value-type="float" office:value="-0.167208765051874" calcext:value-type="float">
            <text:p>-0.167208765051874</text:p>
          </table:table-cell>
        </table:table-row>
        <table:table-row table:style-name="ro1">
          <table:table-cell office:value-type="float" office:value="19.59375" calcext:value-type="float">
            <text:p>19.59375</text:p>
          </table:table-cell>
          <table:table-cell table:formula="of:=5*SIN([.A629])" office:value-type="float" office:value="3.38689583585936" calcext:value-type="float">
            <text:p>3.38689583585936</text:p>
          </table:table-cell>
          <table:table-cell table:formula="of:=[.A629]-20" office:value-type="float" office:value="-0.40625" calcext:value-type="float">
            <text:p>-0.40625</text:p>
          </table:table-cell>
          <table:table-cell table:formula="of:=COS(5*[.B629])+[.C629]^(1/3)" office:value-type="float" office:value="-1.07814342348979" calcext:value-type="float">
            <text:p>-1.07814342348979</text:p>
          </table:table-cell>
          <table:table-cell table:formula="of:=COS(-3*[.B629])-[.C629]^(1/3)" office:value-type="float" office:value="-0.000596499128070582" calcext:value-type="float">
            <text:p>-0.000596499128070582</text:p>
          </table:table-cell>
        </table:table-row>
        <table:table-row table:style-name="ro1">
          <table:table-cell office:value-type="float" office:value="19.625" calcext:value-type="float">
            <text:p>19.625</text:p>
          </table:table-cell>
          <table:table-cell table:formula="of:=5*SIN([.A630])" office:value-type="float" office:value="3.50016632667833" calcext:value-type="float">
            <text:p>3.50016632667833</text:p>
          </table:table-cell>
          <table:table-cell table:formula="of:=[.A630]-20" office:value-type="float" office:value="-0.375" calcext:value-type="float">
            <text:p>-0.375</text:p>
          </table:table-cell>
          <table:table-cell table:formula="of:=COS(5*[.B630])+[.C630]^(1/3)" office:value-type="float" office:value="-0.50087353475573" calcext:value-type="float">
            <text:p>-0.50087353475573</text:p>
          </table:table-cell>
          <table:table-cell table:formula="of:=COS(-3*[.B630])-[.C630]^(1/3)" office:value-type="float" office:value="0.246026866960441" calcext:value-type="float">
            <text:p>0.246026866960441</text:p>
          </table:table-cell>
        </table:table-row>
        <table:table-row table:style-name="ro1">
          <table:table-cell office:value-type="float" office:value="19.65625" calcext:value-type="float">
            <text:p>19.65625</text:p>
          </table:table-cell>
          <table:table-cell table:formula="of:=5*SIN([.A631])" office:value-type="float" office:value="3.61001896447808" calcext:value-type="float">
            <text:p>3.61001896447808</text:p>
          </table:table-cell>
          <table:table-cell table:formula="of:=[.A631]-20" office:value-type="float" office:value="-0.34375" calcext:value-type="float">
            <text:p>-0.34375</text:p>
          </table:table-cell>
          <table:table-cell table:formula="of:=COS(5*[.B631])+[.C631]^(1/3)" office:value-type="float" office:value="-0.00341664069381165" calcext:value-type="float">
            <text:p>-0.00341664069381165</text:p>
          </table:table-cell>
          <table:table-cell table:formula="of:=COS(-3*[.B631])-[.C631]^(1/3)" office:value-type="float" office:value="0.535747156614221" calcext:value-type="float">
            <text:p>0.535747156614221</text:p>
          </table:table-cell>
        </table:table-row>
        <table:table-row table:style-name="ro1">
          <table:table-cell office:value-type="float" office:value="19.6875" calcext:value-type="float">
            <text:p>19.6875</text:p>
          </table:table-cell>
          <table:table-cell table:formula="of:=5*SIN([.A632])" office:value-type="float" office:value="3.71634648002202" calcext:value-type="float">
            <text:p>3.71634648002202</text:p>
          </table:table-cell>
          <table:table-cell table:formula="of:=[.A632]-20" office:value-type="float" office:value="-0.3125" calcext:value-type="float">
            <text:p>-0.3125</text:p>
          </table:table-cell>
          <table:table-cell table:formula="of:=COS(5*[.B632])+[.C632]^(1/3)" office:value-type="float" office:value="0.2857447442962" calcext:value-type="float">
            <text:p>0.2857447442962</text:p>
          </table:table-cell>
          <table:table-cell table:formula="of:=COS(-3*[.B632])-[.C632]^(1/3)" office:value-type="float" office:value="0.831467875168103" calcext:value-type="float">
            <text:p>0.831467875168103</text:p>
          </table:table-cell>
        </table:table-row>
        <table:table-row table:style-name="ro1">
          <table:table-cell office:value-type="float" office:value="19.71875" calcext:value-type="float">
            <text:p>19.71875</text:p>
          </table:table-cell>
          <table:table-cell table:formula="of:=5*SIN([.A633])" office:value-type="float" office:value="3.81904504629564" calcext:value-type="float">
            <text:p>3.81904504629564</text:p>
          </table:table-cell>
          <table:table-cell table:formula="of:=[.A633]-20" office:value-type="float" office:value="-0.28125" calcext:value-type="float">
            <text:p>-0.28125</text:p>
          </table:table-cell>
          <table:table-cell table:formula="of:=COS(5*[.B633])+[.C633]^(1/3)" office:value-type="float" office:value="0.314789413774472" calcext:value-type="float">
            <text:p>0.314789413774472</text:p>
          </table:table-cell>
          <table:table-cell table:formula="of:=COS(-3*[.B633])-[.C633]^(1/3)" office:value-type="float" office:value="1.10053151889006" calcext:value-type="float">
            <text:p>1.10053151889006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table:formula="of:=5*SIN([.A634])" office:value-type="float" office:value="3.91801437989178" calcext:value-type="float">
            <text:p>3.91801437989178</text:p>
          </table:table-cell>
          <table:table-cell table:formula="of:=[.A634]-20" office:value-type="float" office:value="-0.25" calcext:value-type="float">
            <text:p>-0.25</text:p>
          </table:table-cell>
          <table:table-cell table:formula="of:=COS(5*[.B634])+[.C634]^(1/3)" office:value-type="float" office:value="0.108160017820955" calcext:value-type="float">
            <text:p>0.108160017820955</text:p>
          </table:table-cell>
          <table:table-cell table:formula="of:=COS(-3*[.B634])-[.C634]^(1/3)" office:value-type="float" office:value="1.31777133180563" calcext:value-type="float">
            <text:p>1.31777133180563</text:p>
          </table:table-cell>
        </table:table-row>
        <table:table-row table:style-name="ro1">
          <table:table-cell office:value-type="float" office:value="19.78125" calcext:value-type="float">
            <text:p>19.78125</text:p>
          </table:table-cell>
          <table:table-cell table:formula="of:=5*SIN([.A635])" office:value-type="float" office:value="4.01315783893573" calcext:value-type="float">
            <text:p>4.01315783893573</text:p>
          </table:table-cell>
          <table:table-cell table:formula="of:=[.A635]-20" office:value-type="float" office:value="-0.21875" calcext:value-type="float">
            <text:p>-0.21875</text:p>
          </table:table-cell>
          <table:table-cell table:formula="of:=COS(5*[.B635])+[.C635]^(1/3)" office:value-type="float" office:value="-0.255354935182499" calcext:value-type="float">
            <text:p>-0.255354935182499</text:p>
          </table:table-cell>
          <table:table-cell table:formula="of:=COS(-3*[.B635])-[.C635]^(1/3)" office:value-type="float" office:value="1.46690710113197" calcext:value-type="float">
            <text:p>1.46690710113197</text:p>
          </table:table-cell>
        </table:table-row>
        <table:table-row table:style-name="ro1">
          <table:table-cell office:value-type="float" office:value="19.8125" calcext:value-type="float">
            <text:p>19.8125</text:p>
          </table:table-cell>
          <table:table-cell table:formula="of:=5*SIN([.A636])" office:value-type="float" office:value="4.10438251745434" calcext:value-type="float">
            <text:p>4.10438251745434</text:p>
          </table:table-cell>
          <table:table-cell table:formula="of:=[.A636]-20" office:value-type="float" office:value="-0.1875" calcext:value-type="float">
            <text:p>-0.1875</text:p>
          </table:table-cell>
          <table:table-cell table:formula="of:=COS(5*[.B636])+[.C636]^(1/3)" office:value-type="float" office:value="-0.673742959506036" calcext:value-type="float">
            <text:p>-0.673742959506036</text:p>
          </table:table-cell>
          <table:table-cell table:formula="of:=COS(-3*[.B636])-[.C636]^(1/3)" office:value-type="float" office:value="1.54046711348004" calcext:value-type="float">
            <text:p>1.54046711348004</text:p>
          </table:table-cell>
        </table:table-row>
        <table:table-row table:style-name="ro1">
          <table:table-cell office:value-type="float" office:value="19.84375" calcext:value-type="float">
            <text:p>19.84375</text:p>
          </table:table-cell>
          <table:table-cell table:formula="of:=5*SIN([.A637])" office:value-type="float" office:value="4.19159933609715" calcext:value-type="float">
            <text:p>4.19159933609715</text:p>
          </table:table-cell>
          <table:table-cell table:formula="of:=[.A637]-20" office:value-type="float" office:value="-0.15625" calcext:value-type="float">
            <text:p>-0.15625</text:p>
          </table:table-cell>
          <table:table-cell table:formula="of:=COS(5*[.B637])+[.C637]^(1/3)" office:value-type="float" office:value="-1.05072284864431" calcext:value-type="float">
            <text:p>-1.05072284864431</text:p>
          </table:table-cell>
          <table:table-cell table:formula="of:=COS(-3*[.B637])-[.C637]^(1/3)" office:value-type="float" office:value="1.53857316223389" calcext:value-type="float">
            <text:p>1.53857316223389</text:p>
          </table:table-cell>
        </table:table-row>
        <table:table-row table:style-name="ro1">
          <table:table-cell office:value-type="float" office:value="19.875" calcext:value-type="float">
            <text:p>19.875</text:p>
          </table:table-cell>
          <table:table-cell table:formula="of:=5*SIN([.A638])" office:value-type="float" office:value="4.27472312912084" calcext:value-type="float">
            <text:p>4.27472312912084</text:p>
          </table:table-cell>
          <table:table-cell table:formula="of:=[.A638]-20" office:value-type="float" office:value="-0.125" calcext:value-type="float">
            <text:p>-0.125</text:p>
          </table:table-cell>
          <table:table-cell table:formula="of:=COS(5*[.B638])+[.C638]^(1/3)" office:value-type="float" office:value="-1.3153094330897" calcext:value-type="float">
            <text:p>-1.3153094330897</text:p>
          </table:table-cell>
          <table:table-cell table:formula="of:=COS(-3*[.B638])-[.C638]^(1/3)" office:value-type="float" office:value="1.46695352905646" calcext:value-type="float">
            <text:p>1.46695352905646</text:p>
          </table:table-cell>
        </table:table-row>
        <table:table-row table:style-name="ro1">
          <table:table-cell office:value-type="float" office:value="19.90625" calcext:value-type="float">
            <text:p>19.90625</text:p>
          </table:table-cell>
          <table:table-cell table:formula="of:=5*SIN([.A639])" office:value-type="float" office:value="4.35367272755217" calcext:value-type="float">
            <text:p>4.35367272755217</text:p>
          </table:table-cell>
          <table:table-cell table:formula="of:=[.A639]-20" office:value-type="float" office:value="-0.09375" calcext:value-type="float">
            <text:p>-0.09375</text:p>
          </table:table-cell>
          <table:table-cell table:formula="of:=COS(5*[.B639])+[.C639]^(1/3)" office:value-type="float" office:value="-1.42956605802477" calcext:value-type="float">
            <text:p>-1.42956605802477</text:p>
          </table:table-cell>
          <table:table-cell table:formula="of:=COS(-3*[.B639])-[.C639]^(1/3)" office:value-type="float" office:value="1.33441621960483" calcext:value-type="float">
            <text:p>1.33441621960483</text:p>
          </table:table-cell>
        </table:table-row>
        <table:table-row table:style-name="ro1">
          <table:table-cell office:value-type="float" office:value="19.9375" calcext:value-type="float">
            <text:p>19.9375</text:p>
          </table:table-cell>
          <table:table-cell table:formula="of:=5*SIN([.A640])" office:value-type="float" office:value="4.42837103844805" calcext:value-type="float">
            <text:p>4.42837103844805</text:p>
          </table:table-cell>
          <table:table-cell table:formula="of:=[.A640]-20" office:value-type="float" office:value="-0.0625" calcext:value-type="float">
            <text:p>-0.0625</text:p>
          </table:table-cell>
          <table:table-cell table:formula="of:=COS(5*[.B640])+[.C640]^(1/3)" office:value-type="float" office:value="-1.38551549854482" calcext:value-type="float">
            <text:p>-1.38551549854482</text:p>
          </table:table-cell>
          <table:table-cell table:formula="of:=COS(-3*[.B640])-[.C640]^(1/3)" office:value-type="float" office:value="1.1494845730734" calcext:value-type="float">
            <text:p>1.1494845730734</text:p>
          </table:table-cell>
        </table:table-row>
        <table:table-row table:style-name="ro1">
          <table:table-cell office:value-type="float" office:value="19.96875" calcext:value-type="float">
            <text:p>19.96875</text:p>
          </table:table-cell>
          <table:table-cell table:formula="of:=5*SIN([.A641])" office:value-type="float" office:value="4.49874512017555" calcext:value-type="float">
            <text:p>4.49874512017555</text:p>
          </table:table-cell>
          <table:table-cell table:formula="of:=[.A641]-20" office:value-type="float" office:value="-0.03125" calcext:value-type="float">
            <text:p>-0.03125</text:p>
          </table:table-cell>
          <table:table-cell table:formula="of:=COS(5*[.B641])+[.C641]^(1/3)" office:value-type="float" office:value="-1.19132441973541" calcext:value-type="float">
            <text:p>-1.19132441973541</text:p>
          </table:table-cell>
          <table:table-cell table:formula="of:=COS(-3*[.B641])-[.C641]^(1/3)" office:value-type="float" office:value="0.912922661461639" calcext:value-type="float">
            <text:p>0.9129226614616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5*SIN([.A642])" office:value-type="float" office:value="4.56472625363814" calcext:value-type="float">
            <text:p>4.56472625363814</text:p>
          </table:table-cell>
          <table:table-cell table:formula="of:=[.A642]-20" office:value-type="float" office:value="0" calcext:value-type="float">
            <text:p>0</text:p>
          </table:table-cell>
          <table:table-cell table:formula="of:=COS(5*[.B642])+[.C642]^(1/3)" office:value-type="float" office:value="-0.673041624971266" calcext:value-type="float">
            <text:p>-0.673041624971266</text:p>
          </table:table-cell>
          <table:table-cell table:formula="of:=COS(-3*[.B642])-[.C642]^(1/3)" office:value-type="float" office:value="0.428641120431957" calcext:value-type="float">
            <text:p>0.428641120431957</text:p>
          </table:table-cell>
        </table:table-row>
        <table:table-row table:style-name="ro1">
          <table:table-cell office:value-type="float" office:value="20.03125" calcext:value-type="float">
            <text:p>20.03125</text:p>
          </table:table-cell>
          <table:table-cell table:formula="of:=5*SIN([.A643])" office:value-type="float" office:value="4.62625000937869" calcext:value-type="float">
            <text:p>4.62625000937869</text:p>
          </table:table-cell>
          <table:table-cell table:formula="of:=[.A643]-20" office:value-type="float" office:value="0.03125" calcext:value-type="float">
            <text:p>0.03125</text:p>
          </table:table-cell>
          <table:table-cell table:formula="of:=COS(5*[.B643])+[.C643]^(1/3)" office:value-type="float" office:value="-0.102522038690399" calcext:value-type="float">
            <text:p>-0.102522038690399</text:p>
          </table:table-cell>
          <table:table-cell table:formula="of:=COS(-3*[.B643])-[.C643]^(1/3)" office:value-type="float" office:value="-0.0594299114794691" calcext:value-type="float">
            <text:p>-0.0594299114794691</text:p>
          </table:table-cell>
        </table:table-row>
        <table:table-row table:style-name="ro1">
          <table:table-cell office:value-type="float" office:value="20.0625" calcext:value-type="float">
            <text:p>20.0625</text:p>
          </table:table-cell>
          <table:table-cell table:formula="of:=5*SIN([.A644])" office:value-type="float" office:value="4.68325631049382" calcext:value-type="float">
            <text:p>4.68325631049382</text:p>
          </table:table-cell>
          <table:table-cell table:formula="of:=[.A644]-20" office:value-type="float" office:value="0.0625" calcext:value-type="float">
            <text:p>0.0625</text:p>
          </table:table-cell>
          <table:table-cell table:formula="of:=COS(5*[.B644])+[.C644]^(1/3)" office:value-type="float" office:value="0.251701476917588" calcext:value-type="float">
            <text:p>0.251701476917588</text:p>
          </table:table-cell>
          <table:table-cell table:formula="of:=COS(-3*[.B644])-[.C644]^(1/3)" office:value-type="float" office:value="-0.30956347450229" calcext:value-type="float">
            <text:p>-0.30956347450229</text:p>
          </table:table-cell>
        </table:table-row>
        <table:table-row table:style-name="ro1">
          <table:table-cell office:value-type="float" office:value="20.09375" calcext:value-type="float">
            <text:p>20.09375</text:p>
          </table:table-cell>
          <table:table-cell table:formula="of:=5*SIN([.A645])" office:value-type="float" office:value="4.73568949129788" calcext:value-type="float">
            <text:p>4.73568949129788</text:p>
          </table:table-cell>
          <table:table-cell table:formula="of:=[.A645]-20" office:value-type="float" office:value="0.09375" calcext:value-type="float">
            <text:p>0.09375</text:p>
          </table:table-cell>
          <table:table-cell table:formula="of:=COS(5*[.B645])+[.C645]^(1/3)" office:value-type="float" office:value="0.570519336378938" calcext:value-type="float">
            <text:p>0.570519336378938</text:p>
          </table:table-cell>
          <table:table-cell table:formula="of:=COS(-3*[.B645])-[.C645]^(1/3)" office:value-type="float" office:value="-0.52412476909251" calcext:value-type="float">
            <text:p>-0.52412476909251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table:formula="of:=5*SIN([.A646])" office:value-type="float" office:value="4.78349835167963" calcext:value-type="float">
            <text:p>4.78349835167963</text:p>
          </table:table-cell>
          <table:table-cell table:formula="of:=[.A646]-20" office:value-type="float" office:value="0.125" calcext:value-type="float">
            <text:p>0.125</text:p>
          </table:table-cell>
          <table:table-cell table:formula="of:=COS(5*[.B646])+[.C646]^(1/3)" office:value-type="float" office:value="0.848103071289815" calcext:value-type="float">
            <text:p>0.848103071289815</text:p>
          </table:table-cell>
          <table:table-cell table:formula="of:=COS(-3*[.B646])-[.C646]^(1/3)" office:value-type="float" office:value="-0.711713737618752" calcext:value-type="float">
            <text:p>-0.711713737618752</text:p>
          </table:table-cell>
        </table:table-row>
        <table:table-row table:style-name="ro1">
          <table:table-cell office:value-type="float" office:value="20.15625" calcext:value-type="float">
            <text:p>20.15625</text:p>
          </table:table-cell>
          <table:table-cell table:formula="of:=5*SIN([.A647])" office:value-type="float" office:value="4.82663620709824" calcext:value-type="float">
            <text:p>4.82663620709824</text:p>
          </table:table-cell>
          <table:table-cell table:formula="of:=[.A647]-20" office:value-type="float" office:value="0.15625" calcext:value-type="float">
            <text:p>0.15625</text:p>
          </table:table-cell>
          <table:table-cell table:formula="of:=COS(5*[.B647])+[.C647]^(1/3)" office:value-type="float" office:value="1.07928101074711" calcext:value-type="float">
            <text:p>1.07928101074711</text:p>
          </table:table-cell>
          <table:table-cell table:formula="of:=COS(-3*[.B647])-[.C647]^(1/3)" office:value-type="float" office:value="-0.874679239775839" calcext:value-type="float">
            <text:p>-0.874679239775839</text:p>
          </table:table-cell>
        </table:table-row>
        <table:table-row table:style-name="ro1">
          <table:table-cell office:value-type="float" office:value="20.1875" calcext:value-type="float">
            <text:p>20.1875</text:p>
          </table:table-cell>
          <table:table-cell table:formula="of:=5*SIN([.A648])" office:value-type="float" office:value="4.86506093416995" calcext:value-type="float">
            <text:p>4.86506093416995</text:p>
          </table:table-cell>
          <table:table-cell table:formula="of:=[.A648]-20" office:value-type="float" office:value="0.1875" calcext:value-type="float">
            <text:p>0.1875</text:p>
          </table:table-cell>
          <table:table-cell table:formula="of:=COS(5*[.B648])+[.C648]^(1/3)" office:value-type="float" office:value="1.26370995502591" calcext:value-type="float">
            <text:p>1.26370995502591</text:p>
          </table:table-cell>
          <table:table-cell table:formula="of:=COS(-3*[.B648])-[.C648]^(1/3)" office:value-type="float" office:value="-1.01452646315258" calcext:value-type="float">
            <text:p>-1.01452646315258</text:p>
          </table:table-cell>
        </table:table-row>
        <table:table-row table:style-name="ro1">
          <table:table-cell office:value-type="float" office:value="20.21875" calcext:value-type="float">
            <text:p>20.21875</text:p>
          </table:table-cell>
          <table:table-cell table:formula="of:=5*SIN([.A649])" office:value-type="float" office:value="4.89873501180085" calcext:value-type="float">
            <text:p>4.89873501180085</text:p>
          </table:table-cell>
          <table:table-cell table:formula="of:=[.A649]-20" office:value-type="float" office:value="0.21875" calcext:value-type="float">
            <text:p>0.21875</text:p>
          </table:table-cell>
          <table:table-cell table:formula="of:=COS(5*[.B649])+[.C649]^(1/3)" office:value-type="float" office:value="1.40518865330743" calcext:value-type="float">
            <text:p>1.40518865330743</text:p>
          </table:table-cell>
          <table:table-cell table:formula="of:=COS(-3*[.B649])-[.C649]^(1/3)" office:value-type="float" office:value="-1.13290653878272" calcext:value-type="float">
            <text:p>-1.1329065387827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table:formula="of:=5*SIN([.A650])" office:value-type="float" office:value="4.9276255578256" calcext:value-type="float">
            <text:p>4.9276255578256</text:p>
          </table:table-cell>
          <table:table-cell table:formula="of:=[.A650]-20" office:value-type="float" office:value="0.25" calcext:value-type="float">
            <text:p>0.25</text:p>
          </table:table-cell>
          <table:table-cell table:formula="of:=COS(5*[.B650])+[.C650]^(1/3)" office:value-type="float" office:value="1.51011279746238" calcext:value-type="float">
            <text:p>1.51011279746238</text:p>
          </table:table-cell>
          <table:table-cell table:formula="of:=COS(-3*[.B650])-[.C650]^(1/3)" office:value-type="float" office:value="-1.23172595892972" calcext:value-type="float">
            <text:p>-1.23172595892972</text:p>
          </table:table-cell>
        </table:table-row>
        <table:table-row table:style-name="ro1">
          <table:table-cell office:value-type="float" office:value="20.28125" calcext:value-type="float">
            <text:p>20.28125</text:p>
          </table:table-cell>
          <table:table-cell table:formula="of:=5*SIN([.A651])" office:value-type="float" office:value="4.95170436111628" calcext:value-type="float">
            <text:p>4.95170436111628</text:p>
          </table:table-cell>
          <table:table-cell table:formula="of:=[.A651]-20" office:value-type="float" office:value="0.28125" calcext:value-type="float">
            <text:p>0.28125</text:p>
          </table:table-cell>
          <table:table-cell table:formula="of:=COS(5*[.B651])+[.C651]^(1/3)" office:value-type="float" office:value="1.58597859081804" calcext:value-type="float">
            <text:p>1.58597859081804</text:p>
          </table:table-cell>
          <table:table-cell table:formula="of:=COS(-3*[.B651])-[.C651]^(1/3)" office:value-type="float" office:value="-1.31302452879327" calcext:value-type="float">
            <text:p>-1.31302452879327</text:p>
          </table:table-cell>
        </table:table-row>
        <table:table-row table:style-name="ro1">
          <table:table-cell office:value-type="float" office:value="20.3125" calcext:value-type="float">
            <text:p>20.3125</text:p>
          </table:table-cell>
          <table:table-cell table:formula="of:=5*SIN([.A652])" office:value-type="float" office:value="4.97094790913011" calcext:value-type="float">
            <text:p>4.97094790913011</text:p>
          </table:table-cell>
          <table:table-cell table:formula="of:=[.A652]-20" office:value-type="float" office:value="0.3125" calcext:value-type="float">
            <text:p>0.3125</text:p>
          </table:table-cell>
          <table:table-cell table:formula="of:=COS(5*[.B652])+[.C652]^(1/3)" office:value-type="float" office:value="1.64021016938723" calcext:value-type="float">
            <text:p>1.64021016938723</text:p>
          </table:table-cell>
          <table:table-cell table:formula="of:=COS(-3*[.B652])-[.C652]^(1/3)" office:value-type="float" office:value="-1.37880382953232" calcext:value-type="float">
            <text:p>-1.37880382953232</text:p>
          </table:table-cell>
        </table:table-row>
        <table:table-row table:style-name="ro1">
          <table:table-cell office:value-type="float" office:value="20.34375" calcext:value-type="float">
            <text:p>20.34375</text:p>
          </table:table-cell>
          <table:table-cell table:formula="of:=5*SIN([.A653])" office:value-type="float" office:value="4.98533741086901" calcext:value-type="float">
            <text:p>4.98533741086901</text:p>
          </table:table-cell>
          <table:table-cell table:formula="of:=[.A653]-20" office:value-type="float" office:value="0.34375" calcext:value-type="float">
            <text:p>0.34375</text:p>
          </table:table-cell>
          <table:table-cell table:formula="of:=COS(5*[.B653])+[.C653]^(1/3)" office:value-type="float" office:value="1.67935567793272" calcext:value-type="float">
            <text:p>1.67935567793272</text:p>
          </table:table-cell>
          <table:table-cell table:formula="of:=COS(-3*[.B653])-[.C653]^(1/3)" office:value-type="float" office:value="-1.43086740846951" calcext:value-type="float">
            <text:p>-1.43086740846951</text:p>
          </table:table-cell>
        </table:table-row>
        <table:table-row table:style-name="ro1">
          <table:table-cell office:value-type="float" office:value="20.375" calcext:value-type="float">
            <text:p>20.375</text:p>
          </table:table-cell>
          <table:table-cell table:formula="of:=5*SIN([.A654])" office:value-type="float" office:value="4.99485881522873" calcext:value-type="float">
            <text:p>4.99485881522873</text:p>
          </table:table-cell>
          <table:table-cell table:formula="of:=[.A654]-20" office:value-type="float" office:value="0.375" calcext:value-type="float">
            <text:p>0.375</text:p>
          </table:table-cell>
          <table:table-cell table:formula="of:=COS(5*[.B654])+[.C654]^(1/3)" office:value-type="float" office:value="1.70859827502918" calcext:value-type="float">
            <text:p>1.70859827502918</text:p>
          </table:table-cell>
          <table:table-cell table:formula="of:=COS(-3*[.B654])-[.C654]^(1/3)" office:value-type="float" office:value="-1.47069298806308" calcext:value-type="float">
            <text:p>-1.47069298806308</text:p>
          </table:table-cell>
        </table:table-row>
        <table:table-row table:style-name="ro1">
          <table:table-cell office:value-type="float" office:value="20.40625" calcext:value-type="float">
            <text:p>20.40625</text:p>
          </table:table-cell>
          <table:table-cell table:formula="of:=5*SIN([.A655])" office:value-type="float" office:value="4.9995028247195" calcext:value-type="float">
            <text:p>4.9995028247195</text:p>
          </table:table-cell>
          <table:table-cell table:formula="of:=[.A655]-20" office:value-type="float" office:value="0.40625" calcext:value-type="float">
            <text:p>0.40625</text:p>
          </table:table-cell>
          <table:table-cell table:formula="of:=COS(5*[.B655])+[.C655]^(1/3)" office:value-type="float" office:value="1.73149475660408" calcext:value-type="float">
            <text:p>1.73149475660408</text:p>
          </table:table-cell>
          <table:table-cell table:formula="of:=COS(-3*[.B655])-[.C655]^(1/3)" office:value-type="float" office:value="-1.49934116418283" calcext:value-type="float">
            <text:p>-1.49934116418283</text:p>
          </table:table-cell>
        </table:table-row>
        <table:table-row table:style-name="ro1">
          <table:table-cell office:value-type="float" office:value="20.4375" calcext:value-type="float">
            <text:p>20.4375</text:p>
          </table:table-cell>
          <table:table-cell table:formula="of:=5*SIN([.A656])" office:value-type="float" office:value="4.99926490454486" calcext:value-type="float">
            <text:p>4.99926490454486</text:p>
          </table:table-cell>
          <table:table-cell table:formula="of:=[.A656]-20" office:value-type="float" office:value="0.4375" calcext:value-type="float">
            <text:p>0.4375</text:p>
          </table:table-cell>
          <table:table-cell table:formula="of:=COS(5*[.B656])+[.C656]^(1/3)" office:value-type="float" office:value="1.7498569049399" calcext:value-type="float">
            <text:p>1.7498569049399</text:p>
          </table:table-cell>
          <table:table-cell table:formula="of:=COS(-3*[.B656])-[.C656]^(1/3)" office:value-type="float" office:value="-1.51739923879283" calcext:value-type="float">
            <text:p>-1.51739923879283</text:p>
          </table:table-cell>
        </table:table-row>
        <table:table-row table:style-name="ro1">
          <table:table-cell office:value-type="float" office:value="20.46875" calcext:value-type="float">
            <text:p>20.46875</text:p>
          </table:table-cell>
          <table:table-cell table:formula="of:=5*SIN([.A657])" office:value-type="float" office:value="4.99414528702982" calcext:value-type="float">
            <text:p>4.99414528702982</text:p>
          </table:table-cell>
          <table:table-cell table:formula="of:=[.A657]-20" office:value-type="float" office:value="0.46875" calcext:value-type="float">
            <text:p>0.46875</text:p>
          </table:table-cell>
          <table:table-cell table:formula="of:=COS(5*[.B657])+[.C657]^(1/3)" office:value-type="float" office:value="1.76371241301196" calcext:value-type="float">
            <text:p>1.76371241301196</text:p>
          </table:table-cell>
          <table:table-cell table:formula="of:=COS(-3*[.B657])-[.C657]^(1/3)" office:value-type="float" office:value="-1.52495770218905" calcext:value-type="float">
            <text:p>-1.5249577021890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5*SIN([.A658])" office:value-type="float" office:value="4.984148971394" calcext:value-type="float">
            <text:p>4.984148971394</text:p>
          </table:table-cell>
          <table:table-cell table:formula="of:=[.A658]-20" office:value-type="float" office:value="0.5" calcext:value-type="float">
            <text:p>0.5</text:p>
          </table:table-cell>
          <table:table-cell table:formula="of:=COS(5*[.B658])+[.C658]^(1/3)" office:value-type="float" office:value="1.77131332855943" calcext:value-type="float">
            <text:p>1.77131332855943</text:p>
          </table:table-cell>
          <table:table-cell table:formula="of:=COS(-3*[.B658])-[.C658]^(1/3)" office:value-type="float" office:value="-1.52161812071067" calcext:value-type="float">
            <text:p>-1.52161812071067</text:p>
          </table:table-cell>
        </table:table-row>
        <table:table-row table:style-name="ro1">
          <table:table-cell office:value-type="float" office:value="20.53125" calcext:value-type="float">
            <text:p>20.53125</text:p>
          </table:table-cell>
          <table:table-cell table:formula="of:=5*SIN([.A659])" office:value-type="float" office:value="4.96928571886998" calcext:value-type="float">
            <text:p>4.96928571886998</text:p>
          </table:table-cell>
          <table:table-cell table:formula="of:=[.A659]-20" office:value-type="float" office:value="0.53125" calcext:value-type="float">
            <text:p>0.53125</text:p>
          </table:table-cell>
          <table:table-cell table:formula="of:=COS(5*[.B659])+[.C659]^(1/3)" office:value-type="float" office:value="1.76919471939653" calcext:value-type="float">
            <text:p>1.76919471939653</text:p>
          </table:table-cell>
          <table:table-cell table:formula="of:=COS(-3*[.B659])-[.C659]^(1/3)" office:value-type="float" office:value="-1.50653353612899" calcext:value-type="float">
            <text:p>-1.50653353612899</text:p>
          </table:table-cell>
        </table:table-row>
        <table:table-row table:style-name="ro1">
          <table:table-cell office:value-type="float" office:value="20.5625" calcext:value-type="float">
            <text:p>20.5625</text:p>
          </table:table-cell>
          <table:table-cell table:formula="of:=5*SIN([.A660])" office:value-type="float" office:value="4.94957004317162" calcext:value-type="float">
            <text:p>4.94957004317162</text:p>
          </table:table-cell>
          <table:table-cell table:formula="of:=[.A660]-20" office:value-type="float" office:value="0.5625" calcext:value-type="float">
            <text:p>0.5625</text:p>
          </table:table-cell>
          <table:table-cell table:formula="of:=COS(5*[.B660])+[.C660]^(1/3)" office:value-type="float" office:value="1.75232117050853" calcext:value-type="float">
            <text:p>1.75232117050853</text:p>
          </table:table-cell>
          <table:table-cell table:formula="of:=COS(-3*[.B660])-[.C660]^(1/3)" office:value-type="float" office:value="-1.47848510185279" calcext:value-type="float">
            <text:p>-1.47848510185279</text:p>
          </table:table-cell>
        </table:table-row>
        <table:table-row table:style-name="ro1">
          <table:table-cell office:value-type="float" office:value="20.59375" calcext:value-type="float">
            <text:p>20.59375</text:p>
          </table:table-cell>
          <table:table-cell table:formula="of:=5*SIN([.A661])" office:value-type="float" office:value="4.92502119632165" calcext:value-type="float">
            <text:p>4.92502119632165</text:p>
          </table:table-cell>
          <table:table-cell table:formula="of:=[.A661]-20" office:value-type="float" office:value="0.59375" calcext:value-type="float">
            <text:p>0.59375</text:p>
          </table:table-cell>
          <table:table-cell table:formula="of:=COS(5*[.B661])+[.C661]^(1/3)" office:value-type="float" office:value="1.71439033660788" calcext:value-type="float">
            <text:p>1.71439033660788</text:p>
          </table:table-cell>
          <table:table-cell table:formula="of:=COS(-3*[.B661])-[.C661]^(1/3)" office:value-type="float" office:value="-1.43600088341505" calcext:value-type="float">
            <text:p>-1.43600088341505</text:p>
          </table:table-cell>
        </table:table-row>
        <table:table-row table:style-name="ro1">
          <table:table-cell office:value-type="float" office:value="20.625" calcext:value-type="float">
            <text:p>20.625</text:p>
          </table:table-cell>
          <table:table-cell table:formula="of:=5*SIN([.A662])" office:value-type="float" office:value="4.89566314985244" calcext:value-type="float">
            <text:p>4.89566314985244</text:p>
          </table:table-cell>
          <table:table-cell table:formula="of:=[.A662]-20" office:value-type="float" office:value="0.625" calcext:value-type="float">
            <text:p>0.625</text:p>
          </table:table-cell>
          <table:table-cell table:formula="of:=COS(5*[.B662])+[.C662]^(1/3)" office:value-type="float" office:value="1.64838574503832" calcext:value-type="float">
            <text:p>1.64838574503832</text:p>
          </table:table-cell>
          <table:table-cell table:formula="of:=COS(-3*[.B662])-[.C662]^(1/3)" office:value-type="float" office:value="-1.37752387809792" calcext:value-type="float">
            <text:p>-1.37752387809792</text:p>
          </table:table-cell>
        </table:table-row>
        <table:table-row table:style-name="ro1">
          <table:table-cell office:value-type="float" office:value="20.65625" calcext:value-type="float">
            <text:p>20.65625</text:p>
          </table:table-cell>
          <table:table-cell table:formula="of:=5*SIN([.A663])" office:value-type="float" office:value="4.86152457139812" calcext:value-type="float">
            <text:p>4.86152457139812</text:p>
          </table:table-cell>
          <table:table-cell table:formula="of:=[.A663]-20" office:value-type="float" office:value="0.65625" calcext:value-type="float">
            <text:p>0.65625</text:p>
          </table:table-cell>
          <table:table-cell table:formula="of:=COS(5*[.B663])+[.C663]^(1/3)" office:value-type="float" office:value="1.54747667240165" calcext:value-type="float">
            <text:p>1.54747667240165</text:p>
          </table:table-cell>
          <table:table-cell table:formula="of:=COS(-3*[.B663])-[.C663]^(1/3)" office:value-type="float" office:value="-1.30163567171543" calcext:value-type="float">
            <text:p>-1.30163567171543</text:p>
          </table:table-cell>
        </table:table-row>
        <table:table-row table:style-name="ro1">
          <table:table-cell office:value-type="float" office:value="20.6875" calcext:value-type="float">
            <text:p>20.6875</text:p>
          </table:table-cell>
          <table:table-cell table:formula="of:=5*SIN([.A664])" office:value-type="float" office:value="4.82263879670124" calcext:value-type="float">
            <text:p>4.82263879670124</text:p>
          </table:table-cell>
          <table:table-cell table:formula="of:=[.A664]-20" office:value-type="float" office:value="0.6875" calcext:value-type="float">
            <text:p>0.6875</text:p>
          </table:table-cell>
          <table:table-cell table:formula="of:=COS(5*[.B664])+[.C664]^(1/3)" office:value-type="float" office:value="1.40633877741511" calcext:value-type="float">
            <text:p>1.40633877741511</text:p>
          </table:table-cell>
          <table:table-cell table:formula="of:=COS(-3*[.B664])-[.C664]^(1/3)" office:value-type="float" office:value="-1.20733903159747" calcext:value-type="float">
            <text:p>-1.20733903159747</text:p>
          </table:table-cell>
        </table:table-row>
        <table:table-row table:style-name="ro1">
          <table:table-cell office:value-type="float" office:value="20.71875" calcext:value-type="float">
            <text:p>20.71875</text:p>
          </table:table-cell>
          <table:table-cell table:formula="of:=5*SIN([.A665])" office:value-type="float" office:value="4.77904379706087" calcext:value-type="float">
            <text:p>4.77904379706087</text:p>
          </table:table-cell>
          <table:table-cell table:formula="of:=[.A665]-20" office:value-type="float" office:value="0.71875" calcext:value-type="float">
            <text:p>0.71875</text:p>
          </table:table-cell>
          <table:table-cell table:formula="of:=COS(5*[.B665])+[.C665]^(1/3)" office:value-type="float" office:value="1.22290067532175" calcext:value-type="float">
            <text:p>1.22290067532175</text:p>
          </table:table-cell>
          <table:table-cell table:formula="of:=COS(-3*[.B665])-[.C665]^(1/3)" office:value-type="float" office:value="-1.09439645708466" calcext:value-type="float">
            <text:p>-1.09439645708466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table:formula="of:=5*SIN([.A666])" office:value-type="float" office:value="4.73078214225435" calcext:value-type="float">
            <text:p>4.73078214225435</text:p>
          </table:table-cell>
          <table:table-cell table:formula="of:=[.A666]-20" office:value-type="float" office:value="0.75" calcext:value-type="float">
            <text:p>0.75</text:p>
          </table:table-cell>
          <table:table-cell table:formula="of:=COS(5*[.B666])+[.C666]^(1/3)" office:value-type="float" office:value="1.00039652388257" calcext:value-type="float">
            <text:p>1.00039652388257</text:p>
          </table:table-cell>
          <table:table-cell table:formula="of:=COS(-3*[.B666])-[.C666]^(1/3)" office:value-type="float" office:value="-0.963711784762142" calcext:value-type="float">
            <text:p>-0.963711784762142</text:p>
          </table:table-cell>
        </table:table-row>
        <table:table-row table:style-name="ro1">
          <table:table-cell office:value-type="float" office:value="20.78125" calcext:value-type="float">
            <text:p>20.78125</text:p>
          </table:table-cell>
          <table:table-cell table:formula="of:=5*SIN([.A667])" office:value-type="float" office:value="4.67790095896859" calcext:value-type="float">
            <text:p>4.67790095896859</text:p>
          </table:table-cell>
          <table:table-cell table:formula="of:=[.A667]-20" office:value-type="float" office:value="0.78125" calcext:value-type="float">
            <text:p>0.78125</text:p>
          </table:table-cell>
          <table:table-cell table:formula="of:=COS(5*[.B667])+[.C667]^(1/3)" office:value-type="float" office:value="0.749421099277425" calcext:value-type="float">
            <text:p>0.749421099277425</text:p>
          </table:table-cell>
          <table:table-cell table:formula="of:=COS(-3*[.B667])-[.C667]^(1/3)" office:value-type="float" office:value="-0.817728305537749" calcext:value-type="float">
            <text:p>-0.817728305537749</text:p>
          </table:table-cell>
        </table:table-row>
        <table:table-row table:style-name="ro1">
          <table:table-cell office:value-type="float" office:value="20.8125" calcext:value-type="float">
            <text:p>20.8125</text:p>
          </table:table-cell>
          <table:table-cell table:formula="of:=5*SIN([.A668])" office:value-type="float" office:value="4.62045188478164" calcext:value-type="float">
            <text:p>4.62045188478164</text:p>
          </table:table-cell>
          <table:table-cell table:formula="of:=[.A668]-20" office:value-type="float" office:value="0.8125" calcext:value-type="float">
            <text:p>0.8125</text:p>
          </table:table-cell>
          <table:table-cell table:formula="of:=COS(5*[.B668])+[.C668]^(1/3)" office:value-type="float" office:value="0.489461532402691" calcext:value-type="float">
            <text:p>0.489461532402691</text:p>
          </table:table-cell>
          <table:table-cell table:formula="of:=COS(-3*[.B668])-[.C668]^(1/3)" office:value-type="float" office:value="-0.660800138830455" calcext:value-type="float">
            <text:p>-0.660800138830455</text:p>
          </table:table-cell>
        </table:table-row>
        <table:table-row table:style-name="ro1">
          <table:table-cell office:value-type="float" office:value="20.84375" calcext:value-type="float">
            <text:p>20.84375</text:p>
          </table:table-cell>
          <table:table-cell table:formula="of:=5*SIN([.A669])" office:value-type="float" office:value="4.55849101773953" calcext:value-type="float">
            <text:p>4.55849101773953</text:p>
          </table:table-cell>
          <table:table-cell table:formula="of:=[.A669]-20" office:value-type="float" office:value="0.84375" calcext:value-type="float">
            <text:p>0.84375</text:p>
          </table:table-cell>
          <table:table-cell table:formula="of:=COS(5*[.B669])+[.C669]^(1/3)" office:value-type="float" office:value="0.249171907905326" calcext:value-type="float">
            <text:p>0.249171907905326</text:p>
          </table:table-cell>
          <table:table-cell table:formula="of:=COS(-3*[.B669])-[.C669]^(1/3)" office:value-type="float" office:value="-0.499475505566672" calcext:value-type="float">
            <text:p>-0.499475505566672</text:p>
          </table:table-cell>
        </table:table-row>
        <table:table-row table:style-name="ro1">
          <table:table-cell office:value-type="float" office:value="20.875" calcext:value-type="float">
            <text:p>20.875</text:p>
          </table:table-cell>
          <table:table-cell table:formula="of:=5*SIN([.A670])" office:value-type="float" office:value="4.49207886157744" calcext:value-type="float">
            <text:p>4.49207886157744</text:p>
          </table:table-cell>
          <table:table-cell table:formula="of:=[.A670]-20" office:value-type="float" office:value="0.875" calcext:value-type="float">
            <text:p>0.875</text:p>
          </table:table-cell>
          <table:table-cell table:formula="of:=COS(5*[.B670])+[.C670]^(1/3)" office:value-type="float" office:value="0.0645559595492271" calcext:value-type="float">
            <text:p>0.0645559595492271</text:p>
          </table:table-cell>
          <table:table-cell table:formula="of:=COS(-3*[.B670])-[.C670]^(1/3)" office:value-type="float" office:value="-0.342614030518719" calcext:value-type="float">
            <text:p>-0.342614030518719</text:p>
          </table:table-cell>
        </table:table-row>
        <table:table-row table:style-name="ro1">
          <table:table-cell office:value-type="float" office:value="20.90625" calcext:value-type="float">
            <text:p>20.90625</text:p>
          </table:table-cell>
          <table:table-cell table:formula="of:=5*SIN([.A671])" office:value-type="float" office:value="4.42128026663882" calcext:value-type="float">
            <text:p>4.42128026663882</text:p>
          </table:table-cell>
          <table:table-cell table:formula="of:=[.A671]-20" office:value-type="float" office:value="0.90625" calcext:value-type="float">
            <text:p>0.90625</text:p>
          </table:table-cell>
          <table:table-cell table:formula="of:=COS(5*[.B671])+[.C671]^(1/3)" office:value-type="float" office:value="-0.0256465892742617" calcext:value-type="float">
            <text:p>-0.0256465892742617</text:p>
          </table:table-cell>
          <table:table-cell table:formula="of:=COS(-3*[.B671])-[.C671]^(1/3)" office:value-type="float" office:value="-0.201249670880251" calcext:value-type="float">
            <text:p>-0.201249670880251</text:p>
          </table:table-cell>
        </table:table-row>
        <table:table-row table:style-name="ro1">
          <table:table-cell office:value-type="float" office:value="20.9375" calcext:value-type="float">
            <text:p>20.9375</text:p>
          </table:table-cell>
          <table:table-cell table:formula="of:=5*SIN([.A672])" office:value-type="float" office:value="4.34616436655016" calcext:value-type="float">
            <text:p>4.34616436655016</text:p>
          </table:table-cell>
          <table:table-cell table:formula="of:=[.A672]-20" office:value-type="float" office:value="0.9375" calcext:value-type="float">
            <text:p>0.9375</text:p>
          </table:table-cell>
          <table:table-cell table:formula="of:=COS(5*[.B672])+[.C672]^(1/3)" office:value-type="float" office:value="0.0124109828531832" calcext:value-type="float">
            <text:p>0.0124109828531832</text:p>
          </table:table-cell>
          <table:table-cell table:formula="of:=COS(-3*[.B672])-[.C672]^(1/3)" office:value-type="float" office:value="-0.088111874086282" calcext:value-type="float">
            <text:p>-0.088111874086282</text:p>
          </table:table-cell>
        </table:table-row>
        <table:table-row table:style-name="ro1">
          <table:table-cell office:value-type="float" office:value="20.96875" calcext:value-type="float">
            <text:p>20.96875</text:p>
          </table:table-cell>
          <table:table-cell table:formula="of:=5*SIN([.A673])" office:value-type="float" office:value="4.26680451071316" calcext:value-type="float">
            <text:p>4.26680451071316</text:p>
          </table:table-cell>
          <table:table-cell table:formula="of:=[.A673]-20" office:value-type="float" office:value="0.96875" calcext:value-type="float">
            <text:p>0.96875</text:p>
          </table:table-cell>
          <table:table-cell table:formula="of:=COS(5*[.B673])+[.C673]^(1/3)" office:value-type="float" office:value="0.197721851304123" calcext:value-type="float">
            <text:p>0.197721851304123</text:p>
          </table:table-cell>
          <table:table-cell table:formula="of:=COS(-3*[.B673])-[.C673]^(1/3)" office:value-type="float" office:value="-0.0167361566546989" calcext:value-type="float">
            <text:p>-0.01673615665469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5*SIN([.A674])" office:value-type="float" office:value="4.18327819268028" calcext:value-type="float">
            <text:p>4.18327819268028</text:p>
          </table:table-cell>
          <table:table-cell table:formula="of:=[.A674]-20" office:value-type="float" office:value="1" calcext:value-type="float">
            <text:p>1</text:p>
          </table:table-cell>
          <table:table-cell table:formula="of:=COS(5*[.B674])+[.C674]^(1/3)" office:value-type="float" office:value="0.524054568398049" calcext:value-type="float">
            <text:p>0.524054568398049</text:p>
          </table:table-cell>
          <table:table-cell table:formula="of:=COS(-3*[.B674])-[.C674]^(1/3)" office:value-type="float" office:value="-0.000136717133184638" calcext:value-type="float">
            <text:p>-0.000136717133184638</text:p>
          </table:table-cell>
        </table:table-row>
        <table:table-row table:style-name="ro1">
          <table:table-cell office:value-type="float" office:value="21.03125" calcext:value-type="float">
            <text:p>21.03125</text:p>
          </table:table-cell>
          <table:table-cell table:formula="of:=5*SIN([.A675])" office:value-type="float" office:value="4.09566697448362" calcext:value-type="float">
            <text:p>4.09566697448362</text:p>
          </table:table-cell>
          <table:table-cell table:formula="of:=[.A675]-20" office:value-type="float" office:value="1.03125" calcext:value-type="float">
            <text:p>1.03125</text:p>
          </table:table-cell>
          <table:table-cell table:formula="of:=COS(5*[.B675])+[.C675]^(1/3)" office:value-type="float" office:value="0.952359865059211" calcext:value-type="float">
            <text:p>0.952359865059211</text:p>
          </table:table-cell>
          <table:table-cell table:formula="of:=COS(-3*[.B675])-[.C675]^(1/3)" office:value-type="float" office:value="-0.0490805682871152" calcext:value-type="float">
            <text:p>-0.0490805682871152</text:p>
          </table:table-cell>
        </table:table-row>
        <table:table-row table:style-name="ro1">
          <table:table-cell office:value-type="float" office:value="21.0625" calcext:value-type="float">
            <text:p>21.0625</text:p>
          </table:table-cell>
          <table:table-cell table:formula="of:=5*SIN([.A676])" office:value-type="float" office:value="4.00405640699097" calcext:value-type="float">
            <text:p>4.00405640699097</text:p>
          </table:table-cell>
          <table:table-cell table:formula="of:=[.A676]-20" office:value-type="float" office:value="1.0625" calcext:value-type="float">
            <text:p>1.0625</text:p>
          </table:table-cell>
          <table:table-cell table:formula="of:=COS(5*[.B676])+[.C676]^(1/3)" office:value-type="float" office:value="1.40989678763253" calcext:value-type="float">
            <text:p>1.40989678763253</text:p>
          </table:table-cell>
          <table:table-cell table:formula="of:=COS(-3*[.B676])-[.C676]^(1/3)" office:value-type="float" office:value="-0.170092785871195" calcext:value-type="float">
            <text:p>-0.170092785871195</text:p>
          </table:table-cell>
        </table:table-row>
        <table:table-row table:style-name="ro1">
          <table:table-cell office:value-type="float" office:value="21.09375" calcext:value-type="float">
            <text:p>21.09375</text:p>
          </table:table-cell>
          <table:table-cell table:formula="of:=5*SIN([.A677])" office:value-type="float" office:value="3.90853594636681" calcext:value-type="float">
            <text:p>3.90853594636681</text:p>
          </table:table-cell>
          <table:table-cell table:formula="of:=[.A677]-20" office:value-type="float" office:value="1.09375" calcext:value-type="float">
            <text:p>1.09375</text:p>
          </table:table-cell>
          <table:table-cell table:formula="of:=COS(5*[.B677])+[.C677]^(1/3)" office:value-type="float" office:value="1.79957515880016" calcext:value-type="float">
            <text:p>1.79957515880016</text:p>
          </table:table-cell>
          <table:table-cell table:formula="of:=COS(-3*[.B677])-[.C677]^(1/3)" office:value-type="float" office:value="-0.363426688577886" calcext:value-type="float">
            <text:p>-0.363426688577886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table:formula="of:=5*SIN([.A678])" office:value-type="float" office:value="3.80919886671995" calcext:value-type="float">
            <text:p>3.80919886671995</text:p>
          </table:table-cell>
          <table:table-cell table:formula="of:=[.A678]-20" office:value-type="float" office:value="1.125" calcext:value-type="float">
            <text:p>1.125</text:p>
          </table:table-cell>
          <table:table-cell table:formula="of:=COS(5*[.B678])+[.C678]^(1/3)" office:value-type="float" office:value="2.02080985014274" calcext:value-type="float">
            <text:p>2.02080985014274</text:p>
          </table:table-cell>
          <table:table-cell table:formula="of:=COS(-3*[.B678])-[.C678]^(1/3)" office:value-type="float" office:value="-0.621333749913212" calcext:value-type="float">
            <text:p>-0.621333749913212</text:p>
          </table:table-cell>
        </table:table-row>
        <table:table-row table:style-name="ro1">
          <table:table-cell office:value-type="float" office:value="21.15625" calcext:value-type="float">
            <text:p>21.15625</text:p>
          </table:table-cell>
          <table:table-cell table:formula="of:=5*SIN([.A679])" office:value-type="float" office:value="3.70614216902289" calcext:value-type="float">
            <text:p>3.70614216902289</text:p>
          </table:table-cell>
          <table:table-cell table:formula="of:=[.A679]-20" office:value-type="float" office:value="1.15625" calcext:value-type="float">
            <text:p>1.15625</text:p>
          </table:table-cell>
          <table:table-cell table:formula="of:=COS(5*[.B679])+[.C679]^(1/3)" office:value-type="float" office:value="1.99918219872272" calcext:value-type="float">
            <text:p>1.99918219872272</text:p>
          </table:table-cell>
          <table:table-cell table:formula="of:=COS(-3*[.B679])-[.C679]^(1/3)" office:value-type="float" office:value="-0.927040688785691" calcext:value-type="float">
            <text:p>-0.927040688785691</text:p>
          </table:table-cell>
        </table:table-row>
        <table:table-row table:style-name="ro1">
          <table:table-cell office:value-type="float" office:value="21.1875" calcext:value-type="float">
            <text:p>21.1875</text:p>
          </table:table-cell>
          <table:table-cell table:formula="of:=5*SIN([.A680])" office:value-type="float" office:value="3.59946648639201" calcext:value-type="float">
            <text:p>3.59946648639201</text:p>
          </table:table-cell>
          <table:table-cell table:formula="of:=[.A680]-20" office:value-type="float" office:value="1.1875" calcext:value-type="float">
            <text:p>1.1875</text:p>
          </table:table-cell>
          <table:table-cell table:formula="of:=COS(5*[.B680])+[.C680]^(1/3)" office:value-type="float" office:value="1.71726694772701" calcext:value-type="float">
            <text:p>1.71726694772701</text:p>
          </table:table-cell>
          <table:table-cell table:formula="of:=COS(-3*[.B680])-[.C680]^(1/3)" office:value-type="float" office:value="-1.25485558142024" calcext:value-type="float">
            <text:p>-1.25485558142024</text:p>
          </table:table-cell>
        </table:table-row>
        <table:table-row table:style-name="ro1">
          <table:table-cell office:value-type="float" office:value="21.21875" calcext:value-type="float">
            <text:p>21.21875</text:p>
          </table:table-cell>
          <table:table-cell table:formula="of:=5*SIN([.A681])" office:value-type="float" office:value="3.4892759858211" calcext:value-type="float">
            <text:p>3.4892759858211</text:p>
          </table:table-cell>
          <table:table-cell table:formula="of:=[.A681]-20" office:value-type="float" office:value="1.21875" calcext:value-type="float">
            <text:p>1.21875</text:p>
          </table:table-cell>
          <table:table-cell table:formula="of:=COS(5*[.B681])+[.C681]^(1/3)" office:value-type="float" office:value="1.23500118047814" calcext:value-type="float">
            <text:p>1.23500118047814</text:p>
          </table:table-cell>
          <table:table-cell table:formula="of:=COS(-3*[.B681])-[.C681]^(1/3)" office:value-type="float" office:value="-1.57175224714339" calcext:value-type="float">
            <text:p>-1.57175224714339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table:formula="of:=5*SIN([.A682])" office:value-type="float" office:value="3.37567826646401" calcext:value-type="float">
            <text:p>3.37567826646401</text:p>
          </table:table-cell>
          <table:table-cell table:formula="of:=[.A682]-20" office:value-type="float" office:value="1.25" calcext:value-type="float">
            <text:p>1.25</text:p>
          </table:table-cell>
          <table:table-cell table:formula="of:=COS(5*[.B682])+[.C682]^(1/3)" office:value-type="float" office:value="0.687459836966722" calcext:value-type="float">
            <text:p>0.687459836966722</text:p>
          </table:table-cell>
          <table:table-cell table:formula="of:=COS(-3*[.B682])-[.C682]^(1/3)" office:value-type="float" office:value="-1.84060369038428" calcext:value-type="float">
            <text:p>-1.84060369038428</text:p>
          </table:table-cell>
        </table:table-row>
        <table:table-row table:style-name="ro1">
          <table:table-cell office:value-type="float" office:value="21.28125" calcext:value-type="float">
            <text:p>21.28125</text:p>
          </table:table-cell>
          <table:table-cell table:formula="of:=5*SIN([.A683])" office:value-type="float" office:value="3.25878425456589" calcext:value-type="float">
            <text:p>3.25878425456589</text:p>
          </table:table-cell>
          <table:table-cell table:formula="of:=[.A683]-20" office:value-type="float" office:value="1.28125" calcext:value-type="float">
            <text:p>1.28125</text:p>
          </table:table-cell>
          <table:table-cell table:formula="of:=COS(5*[.B683])+[.C683]^(1/3)" office:value-type="float" office:value="0.252937677756796" calcext:value-type="float">
            <text:p>0.252937677756796</text:p>
          </table:table-cell>
          <table:table-cell table:formula="of:=COS(-3*[.B683])-[.C683]^(1/3)" office:value-type="float" office:value="-2.02495192321752" calcext:value-type="float">
            <text:p>-2.02495192321752</text:p>
          </table:table-cell>
        </table:table-row>
        <table:table-row table:style-name="ro1">
          <table:table-cell office:value-type="float" office:value="21.3125" calcext:value-type="float">
            <text:p>21.3125</text:p>
          </table:table-cell>
          <table:table-cell table:formula="of:=5*SIN([.A684])" office:value-type="float" office:value="3.13870809514564" calcext:value-type="float">
            <text:p>3.13870809514564</text:p>
          </table:table-cell>
          <table:table-cell table:formula="of:=[.A684]-20" office:value-type="float" office:value="1.3125" calcext:value-type="float">
            <text:p>1.3125</text:p>
          </table:table-cell>
          <table:table-cell table:formula="of:=COS(5*[.B684])+[.C684]^(1/3)" office:value-type="float" office:value="0.0949837916367461" calcext:value-type="float">
            <text:p>0.0949837916367461</text:p>
          </table:table-cell>
          <table:table-cell table:formula="of:=COS(-3*[.B684])-[.C684]^(1/3)" office:value-type="float" office:value="-2.09484234215726" calcext:value-type="float">
            <text:p>-2.09484234215726</text:p>
          </table:table-cell>
        </table:table-row>
        <table:table-row table:style-name="ro1">
          <table:table-cell office:value-type="float" office:value="21.34375" calcext:value-type="float">
            <text:p>21.34375</text:p>
          </table:table-cell>
          <table:table-cell table:formula="of:=5*SIN([.A685])" office:value-type="float" office:value="3.01556704053522" calcext:value-type="float">
            <text:p>3.01556704053522</text:p>
          </table:table-cell>
          <table:table-cell table:formula="of:=[.A685]-20" office:value-type="float" office:value="1.34375" calcext:value-type="float">
            <text:p>1.34375</text:p>
          </table:table-cell>
          <table:table-cell table:formula="of:=COS(5*[.B685])+[.C685]^(1/3)" office:value-type="float" office:value="0.295549187908471" calcext:value-type="float">
            <text:p>0.295549187908471</text:p>
          </table:table-cell>
          <table:table-cell table:formula="of:=COS(-3*[.B685])-[.C685]^(1/3)" office:value-type="float" office:value="-2.03287749811281" calcext:value-type="float">
            <text:p>-2.03287749811281</text:p>
          </table:table-cell>
        </table:table-row>
        <table:table-row table:style-name="ro1">
          <table:table-cell office:value-type="float" office:value="21.375" calcext:value-type="float">
            <text:p>21.375</text:p>
          </table:table-cell>
          <table:table-cell table:formula="of:=5*SIN([.A686])" office:value-type="float" office:value="2.88948133588471" calcext:value-type="float">
            <text:p>2.88948133588471</text:p>
          </table:table-cell>
          <table:table-cell table:formula="of:=[.A686]-20" office:value-type="float" office:value="1.375" calcext:value-type="float">
            <text:p>1.375</text:p>
          </table:table-cell>
          <table:table-cell table:formula="of:=COS(5*[.B686])+[.C686]^(1/3)" office:value-type="float" office:value="0.806703106807933" calcext:value-type="float">
            <text:p>0.806703106807933</text:p>
          </table:table-cell>
          <table:table-cell table:formula="of:=COS(-3*[.B686])-[.C686]^(1/3)" office:value-type="float" office:value="-1.8393467978297" calcext:value-type="float">
            <text:p>-1.8393467978297</text:p>
          </table:table-cell>
        </table:table-row>
        <table:table-row table:style-name="ro1">
          <table:table-cell office:value-type="float" office:value="21.40625" calcext:value-type="float">
            <text:p>21.40625</text:p>
          </table:table-cell>
          <table:table-cell table:formula="of:=5*SIN([.A687])" office:value-type="float" office:value="2.76057410174499" calcext:value-type="float">
            <text:p>2.76057410174499</text:p>
          </table:table-cell>
          <table:table-cell table:formula="of:=[.A687]-20" office:value-type="float" office:value="1.40625" calcext:value-type="float">
            <text:p>1.40625</text:p>
          </table:table-cell>
          <table:table-cell table:formula="of:=COS(5*[.B687])+[.C687]^(1/3)" office:value-type="float" office:value="1.44845581872897" calcext:value-type="float">
            <text:p>1.44845581872897</text:p>
          </table:table-cell>
          <table:table-cell table:formula="of:=COS(-3*[.B687])-[.C687]^(1/3)" office:value-type="float" office:value="-1.53516727440232" calcext:value-type="float">
            <text:p>-1.53516727440232</text:p>
          </table:table-cell>
        </table:table-row>
        <table:table-row table:style-name="ro1">
          <table:table-cell office:value-type="float" office:value="21.4375" calcext:value-type="float">
            <text:p>21.4375</text:p>
          </table:table-cell>
          <table:table-cell table:formula="of:=5*SIN([.A688])" office:value-type="float" office:value="2.62897121384262" calcext:value-type="float">
            <text:p>2.62897121384262</text:p>
          </table:table-cell>
          <table:table-cell table:formula="of:=[.A688]-20" office:value-type="float" office:value="1.4375" calcext:value-type="float">
            <text:p>1.4375</text:p>
          </table:table-cell>
          <table:table-cell table:formula="of:=COS(5*[.B688])+[.C688]^(1/3)" office:value-type="float" office:value="1.96588105610128" calcext:value-type="float">
            <text:p>1.96588105610128</text:p>
          </table:table-cell>
          <table:table-cell table:formula="of:=COS(-3*[.B688])-[.C688]^(1/3)" office:value-type="float" office:value="-1.16151541419031" calcext:value-type="float">
            <text:p>-1.16151541419031</text:p>
          </table:table-cell>
        </table:table-row>
        <table:table-row table:style-name="ro1">
          <table:table-cell office:value-type="float" office:value="21.46875" calcext:value-type="float">
            <text:p>21.46875</text:p>
          </table:table-cell>
          <table:table-cell table:formula="of:=5*SIN([.A689])" office:value-type="float" office:value="2.49480118016429" calcext:value-type="float">
            <text:p>2.49480118016429</text:p>
          </table:table-cell>
          <table:table-cell table:formula="of:=[.A689]-20" office:value-type="float" office:value="1.46875" calcext:value-type="float">
            <text:p>1.46875</text:p>
          </table:table-cell>
          <table:table-cell table:formula="of:=COS(5*[.B689])+[.C689]^(1/3)" office:value-type="float" office:value="2.13244639751426" calcext:value-type="float">
            <text:p>2.13244639751426</text:p>
          </table:table-cell>
          <table:table-cell table:formula="of:=COS(-3*[.B689])-[.C689]^(1/3)" office:value-type="float" office:value="-0.775486941136525" calcext:value-type="float">
            <text:p>-0.77548694113652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5*SIN([.A690])" office:value-type="float" office:value="2.35819501547098" calcext:value-type="float">
            <text:p>2.35819501547098</text:p>
          </table:table-cell>
          <table:table-cell table:formula="of:=[.A690]-20" office:value-type="float" office:value="1.5" calcext:value-type="float">
            <text:p>1.5</text:p>
          </table:table-cell>
          <table:table-cell table:formula="of:=COS(5*[.B690])+[.C690]^(1/3)" office:value-type="float" office:value="1.85885845713079" calcext:value-type="float">
            <text:p>1.85885845713079</text:p>
          </table:table-cell>
          <table:table-cell table:formula="of:=COS(-3*[.B690])-[.C690]^(1/3)" office:value-type="float" office:value="-0.44186392543272" calcext:value-type="float">
            <text:p>-0.44186392543272</text:p>
          </table:table-cell>
        </table:table-row>
        <table:table-row table:style-name="ro1">
          <table:table-cell office:value-type="float" office:value="21.53125" calcext:value-type="float">
            <text:p>21.53125</text:p>
          </table:table-cell>
          <table:table-cell table:formula="of:=5*SIN([.A691])" office:value-type="float" office:value="2.21928611336428" calcext:value-type="float">
            <text:p>2.21928611336428</text:p>
          </table:table-cell>
          <table:table-cell table:formula="of:=[.A691]-20" office:value-type="float" office:value="1.53125" calcext:value-type="float">
            <text:p>1.53125</text:p>
          </table:table-cell>
          <table:table-cell table:formula="of:=COS(5*[.B691])+[.C691]^(1/3)" office:value-type="float" office:value="1.25329445438516" calcext:value-type="float">
            <text:p>1.25329445438516</text:p>
          </table:table-cell>
          <table:table-cell table:formula="of:=COS(-3*[.B691])-[.C691]^(1/3)" office:value-type="float" office:value="-0.22198174178175" calcext:value-type="float">
            <text:p>-0.22198174178175</text:p>
          </table:table-cell>
        </table:table-row>
        <table:table-row table:style-name="ro1">
          <table:table-cell office:value-type="float" office:value="21.5625" calcext:value-type="float">
            <text:p>21.5625</text:p>
          </table:table-cell>
          <table:table-cell table:formula="of:=5*SIN([.A692])" office:value-type="float" office:value="2.07821011602977" calcext:value-type="float">
            <text:p>2.07821011602977</text:p>
          </table:table-cell>
          <table:table-cell table:formula="of:=[.A692]-20" office:value-type="float" office:value="1.5625" calcext:value-type="float">
            <text:p>1.5625</text:p>
          </table:table-cell>
          <table:table-cell table:formula="of:=COS(5*[.B692])+[.C692]^(1/3)" office:value-type="float" office:value="0.59202694829253" calcext:value-type="float">
            <text:p>0.59202694829253</text:p>
          </table:table-cell>
          <table:table-cell table:formula="of:=COS(-3*[.B692])-[.C692]^(1/3)" office:value-type="float" office:value="-0.16157576885575" calcext:value-type="float">
            <text:p>-0.16157576885575</text:p>
          </table:table-cell>
        </table:table-row>
        <table:table-row table:style-name="ro1">
          <table:table-cell office:value-type="float" office:value="21.59375" calcext:value-type="float">
            <text:p>21.59375</text:p>
          </table:table-cell>
          <table:table-cell table:formula="of:=5*SIN([.A693])" office:value-type="float" office:value="1.93510478178475" calcext:value-type="float">
            <text:p>1.93510478178475</text:p>
          </table:table-cell>
          <table:table-cell table:formula="of:=[.A693]-20" office:value-type="float" office:value="1.59375" calcext:value-type="float">
            <text:p>1.59375</text:p>
          </table:table-cell>
          <table:table-cell table:formula="of:=COS(5*[.B693])+[.C693]^(1/3)" office:value-type="float" office:value="0.199354580457988" calcext:value-type="float">
            <text:p>0.199354580457988</text:p>
          </table:table-cell>
          <table:table-cell table:formula="of:=COS(-3*[.B693])-[.C693]^(1/3)" office:value-type="float" office:value="-0.280106124845384" calcext:value-type="float">
            <text:p>-0.280106124845384</text:p>
          </table:table-cell>
        </table:table-row>
        <table:table-row table:style-name="ro1">
          <table:table-cell office:value-type="float" office:value="21.625" calcext:value-type="float">
            <text:p>21.625</text:p>
          </table:table-cell>
          <table:table-cell table:formula="of:=5*SIN([.A694])" office:value-type="float" office:value="1.79010985055957" calcext:value-type="float">
            <text:p>1.79010985055957</text:p>
          </table:table-cell>
          <table:table-cell table:formula="of:=[.A694]-20" office:value-type="float" office:value="1.625" calcext:value-type="float">
            <text:p>1.625</text:p>
          </table:table-cell>
          <table:table-cell table:formula="of:=COS(5*[.B694])+[.C694]^(1/3)" office:value-type="float" office:value="0.286022145289844" calcext:value-type="float">
            <text:p>0.286022145289844</text:p>
          </table:table-cell>
          <table:table-cell table:formula="of:=COS(-3*[.B694])-[.C694]^(1/3)" office:value-type="float" office:value="-0.564178723605378" calcext:value-type="float">
            <text:p>-0.564178723605378</text:p>
          </table:table-cell>
        </table:table-row>
        <table:table-row table:style-name="ro1">
          <table:table-cell office:value-type="float" office:value="21.65625" calcext:value-type="float">
            <text:p>21.65625</text:p>
          </table:table-cell>
          <table:table-cell table:formula="of:=5*SIN([.A695])" office:value-type="float" office:value="1.64336690744397" calcext:value-type="float">
            <text:p>1.64336690744397</text:p>
          </table:table-cell>
          <table:table-cell table:formula="of:=[.A695]-20" office:value-type="float" office:value="1.65625" calcext:value-type="float">
            <text:p>1.65625</text:p>
          </table:table-cell>
          <table:table-cell table:formula="of:=COS(5*[.B695])+[.C695]^(1/3)" office:value-type="float" office:value="0.828213053641102" calcext:value-type="float">
            <text:p>0.828213053641102</text:p>
          </table:table-cell>
          <table:table-cell table:formula="of:=COS(-3*[.B695])-[.C695]^(1/3)" office:value-type="float" office:value="-0.967159924296818" calcext:value-type="float">
            <text:p>-0.967159924296818</text:p>
          </table:table-cell>
        </table:table-row>
        <table:table-row table:style-name="ro1">
          <table:table-cell office:value-type="float" office:value="21.6875" calcext:value-type="float">
            <text:p>21.6875</text:p>
          </table:table-cell>
          <table:table-cell table:formula="of:=5*SIN([.A696])" office:value-type="float" office:value="1.49501924443164" calcext:value-type="float">
            <text:p>1.49501924443164</text:p>
          </table:table-cell>
          <table:table-cell table:formula="of:=[.A696]-20" office:value-type="float" office:value="1.6875" calcext:value-type="float">
            <text:p>1.6875</text:p>
          </table:table-cell>
          <table:table-cell table:formula="of:=COS(5*[.B696])+[.C696]^(1/3)" office:value-type="float" office:value="1.56043594957551" calcext:value-type="float">
            <text:p>1.56043594957551</text:p>
          </table:table-cell>
          <table:table-cell table:formula="of:=COS(-3*[.B696])-[.C696]^(1/3)" office:value-type="float" office:value="-1.41592902871549" calcext:value-type="float">
            <text:p>-1.41592902871549</text:p>
          </table:table-cell>
        </table:table-row>
        <table:table-row table:style-name="ro1">
          <table:table-cell office:value-type="float" office:value="21.71875" calcext:value-type="float">
            <text:p>21.71875</text:p>
          </table:table-cell>
          <table:table-cell table:formula="of:=5*SIN([.A697])" office:value-type="float" office:value="1.34521172049801" calcext:value-type="float">
            <text:p>1.34521172049801</text:p>
          </table:table-cell>
          <table:table-cell table:formula="of:=[.A697]-20" office:value-type="float" office:value="1.71875" calcext:value-type="float">
            <text:p>1.71875</text:p>
          </table:table-cell>
          <table:table-cell table:formula="of:=COS(5*[.B697])+[.C697]^(1/3)" office:value-type="float" office:value="2.10137904456858" calcext:value-type="float">
            <text:p>2.10137904456858</text:p>
          </table:table-cell>
          <table:table-cell table:formula="of:=COS(-3*[.B697])-[.C697]^(1/3)" office:value-type="float" office:value="-1.8241205378359" calcext:value-type="float">
            <text:p>-1.824120537835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table:formula="of:=5*SIN([.A698])" office:value-type="float" office:value="1.19409062014791" calcext:value-type="float">
            <text:p>1.19409062014791</text:p>
          </table:table-cell>
          <table:table-cell table:formula="of:=[.A698]-20" office:value-type="float" office:value="1.75" calcext:value-type="float">
            <text:p>1.75</text:p>
          </table:table-cell>
          <table:table-cell table:formula="of:=COS(5*[.B698])+[.C698]^(1/3)" office:value-type="float" office:value="2.15656766527924" calcext:value-type="float">
            <text:p>2.15656766527924</text:p>
          </table:table-cell>
          <table:table-cell table:formula="of:=COS(-3*[.B698])-[.C698]^(1/3)" office:value-type="float" office:value="-2.10953328563489" calcext:value-type="float">
            <text:p>-2.10953328563489</text:p>
          </table:table-cell>
        </table:table-row>
        <table:table-row table:style-name="ro1">
          <table:table-cell office:value-type="float" office:value="21.78125" calcext:value-type="float">
            <text:p>21.78125</text:p>
          </table:table-cell>
          <table:table-cell table:formula="of:=5*SIN([.A699])" office:value-type="float" office:value="1.04180351057129" calcext:value-type="float">
            <text:p>1.04180351057129</text:p>
          </table:table-cell>
          <table:table-cell table:formula="of:=[.A699]-20" office:value-type="float" office:value="1.78125" calcext:value-type="float">
            <text:p>1.78125</text:p>
          </table:table-cell>
          <table:table-cell table:formula="of:=COS(5*[.B699])+[.C699]^(1/3)" office:value-type="float" office:value="1.68866600996349" calcext:value-type="float">
            <text:p>1.68866600996349</text:p>
          </table:table-cell>
          <table:table-cell table:formula="of:=COS(-3*[.B699])-[.C699]^(1/3)" office:value-type="float" office:value="-2.21207096878288" calcext:value-type="float">
            <text:p>-2.21207096878288</text:p>
          </table:table-cell>
        </table:table-row>
        <table:table-row table:style-name="ro1">
          <table:table-cell office:value-type="float" office:value="21.8125" calcext:value-type="float">
            <text:p>21.8125</text:p>
          </table:table-cell>
          <table:table-cell table:formula="of:=5*SIN([.A700])" office:value-type="float" office:value="0.888499097546286" calcext:value-type="float">
            <text:p>0.888499097546286</text:p>
          </table:table-cell>
          <table:table-cell table:formula="of:=[.A700]-20" office:value-type="float" office:value="1.8125" calcext:value-type="float">
            <text:p>1.8125</text:p>
          </table:table-cell>
          <table:table-cell table:formula="of:=COS(5*[.B700])+[.C700]^(1/3)" office:value-type="float" office:value="0.952620953773216" calcext:value-type="float">
            <text:p>0.952620953773216</text:p>
          </table:table-cell>
          <table:table-cell table:formula="of:=COS(-3*[.B700])-[.C700]^(1/3)" office:value-type="float" office:value="-2.10804097782168" calcext:value-type="float">
            <text:p>-2.10804097782168</text:p>
          </table:table-cell>
        </table:table-row>
        <table:table-row table:style-name="ro1">
          <table:table-cell office:value-type="float" office:value="21.84375" calcext:value-type="float">
            <text:p>21.84375</text:p>
          </table:table-cell>
          <table:table-cell table:formula="of:=5*SIN([.A701])" office:value-type="float" office:value="0.734327080230599" calcext:value-type="float">
            <text:p>0.734327080230599</text:p>
          </table:table-cell>
          <table:table-cell table:formula="of:=[.A701]-20" office:value-type="float" office:value="1.84375" calcext:value-type="float">
            <text:p>1.84375</text:p>
          </table:table-cell>
          <table:table-cell table:formula="of:=COS(5*[.B701])+[.C701]^(1/3)" office:value-type="float" office:value="0.363431573473016" calcext:value-type="float">
            <text:p>0.363431573473016</text:p>
          </table:table-cell>
          <table:table-cell table:formula="of:=COS(-3*[.B701])-[.C701]^(1/3)" office:value-type="float" office:value="-1.81712585370716" calcext:value-type="float">
            <text:p>-1.81712585370716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 table:formula="of:=5*SIN([.A702])" office:value-type="float" office:value="0.579438004982797" calcext:value-type="float">
            <text:p>0.579438004982797</text:p>
          </table:table-cell>
          <table:table-cell table:formula="of:=[.A702]-20" office:value-type="float" office:value="1.875" calcext:value-type="float">
            <text:p>1.875</text:p>
          </table:table-cell>
          <table:table-cell table:formula="of:=COS(5*[.B702])+[.C702]^(1/3)" office:value-type="float" office:value="0.262823989106247" calcext:value-type="float">
            <text:p>0.262823989106247</text:p>
          </table:table-cell>
          <table:table-cell table:formula="of:=COS(-3*[.B702])-[.C702]^(1/3)" office:value-type="float" office:value="-1.3998413387624" calcext:value-type="float">
            <text:p>-1.3998413387624</text:p>
          </table:table-cell>
        </table:table-row>
        <table:table-row table:style-name="ro1">
          <table:table-cell office:value-type="float" office:value="21.90625" calcext:value-type="float">
            <text:p>21.90625</text:p>
          </table:table-cell>
          <table:table-cell table:formula="of:=5*SIN([.A703])" office:value-type="float" office:value="0.42398311835635" calcext:value-type="float">
            <text:p>0.42398311835635</text:p>
          </table:table-cell>
          <table:table-cell table:formula="of:=[.A703]-20" office:value-type="float" office:value="1.90625" calcext:value-type="float">
            <text:p>1.90625</text:p>
          </table:table-cell>
          <table:table-cell table:formula="of:=COS(5*[.B703])+[.C703]^(1/3)" office:value-type="float" office:value="0.717982737851691" calcext:value-type="float">
            <text:p>0.717982737851691</text:p>
          </table:table-cell>
          <table:table-cell table:formula="of:=COS(-3*[.B703])-[.C703]^(1/3)" office:value-type="float" office:value="-0.945500435481676" calcext:value-type="float">
            <text:p>-0.945500435481676</text:p>
          </table:table-cell>
        </table:table-row>
        <table:table-row table:style-name="ro1">
          <table:table-cell office:value-type="float" office:value="21.9375" calcext:value-type="float">
            <text:p>21.9375</text:p>
          </table:table-cell>
          <table:table-cell table:formula="of:=5*SIN([.A704])" office:value-type="float" office:value="0.268114219409938" calcext:value-type="float">
            <text:p>0.268114219409938</text:p>
          </table:table-cell>
          <table:table-cell table:formula="of:=[.A704]-20" office:value-type="float" office:value="1.9375" calcext:value-type="float">
            <text:p>1.9375</text:p>
          </table:table-cell>
          <table:table-cell table:formula="of:=COS(5*[.B704])+[.C704]^(1/3)" office:value-type="float" office:value="1.47485455444459" calcext:value-type="float">
            <text:p>1.47485455444459</text:p>
          </table:table-cell>
          <table:table-cell table:formula="of:=COS(-3*[.B704])-[.C704]^(1/3)" office:value-type="float" office:value="-0.553072820727121" calcext:value-type="float">
            <text:p>-0.553072820727121</text:p>
          </table:table-cell>
        </table:table-row>
        <table:table-row table:style-name="ro1">
          <table:table-cell office:value-type="float" office:value="21.96875" calcext:value-type="float">
            <text:p>21.96875</text:p>
          </table:table-cell>
          <table:table-cell table:formula="of:=5*SIN([.A705])" office:value-type="float" office:value="0.111983511478243" calcext:value-type="float">
            <text:p>0.111983511478243</text:p>
          </table:table-cell>
          <table:table-cell table:formula="of:=[.A705]-20" office:value-type="float" office:value="1.96875" calcext:value-type="float">
            <text:p>1.96875</text:p>
          </table:table-cell>
          <table:table-cell table:formula="of:=COS(5*[.B705])+[.C705]^(1/3)" office:value-type="float" office:value="2.10062338425111" calcext:value-type="float">
            <text:p>2.10062338425111</text:p>
          </table:table-cell>
          <table:table-cell table:formula="of:=COS(-3*[.B705])-[.C705]^(1/3)" office:value-type="float" office:value="-0.309227107123231" calcext:value-type="float">
            <text:p>-0.3092271071232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5*SIN([.A706])" office:value-type="float" office:value="-0.0442565464520194" calcext:value-type="float">
            <text:p>-0.0442565464520194</text:p>
          </table:table-cell>
          <table:table-cell table:formula="of:=[.A706]-20" office:value-type="float" office:value="2" calcext:value-type="float">
            <text:p>2</text:p>
          </table:table-cell>
          <table:table-cell table:formula="of:=COS(5*[.B706])+[.C706]^(1/3)" office:value-type="float" office:value="2.23553776625289" calcext:value-type="float">
            <text:p>2.23553776625289</text:p>
          </table:table-cell>
          <table:table-cell table:formula="of:=COS(-3*[.B706])-[.C706]^(1/3)" office:value-type="float" office:value="-0.268721998629053" calcext:value-type="float">
            <text:p>-0.268721998629053</text:p>
          </table:table-cell>
        </table:table-row>
        <table:table-row table:style-name="ro1">
          <table:table-cell office:value-type="float" office:value="22.03125" calcext:value-type="float">
            <text:p>22.03125</text:p>
          </table:table-cell>
          <table:table-cell table:formula="of:=5*SIN([.A707])" office:value-type="float" office:value="-0.200453388615717" calcext:value-type="float">
            <text:p>-0.200453388615717</text:p>
          </table:table-cell>
          <table:table-cell table:formula="of:=[.A707]-20" office:value-type="float" office:value="2.03125" calcext:value-type="float">
            <text:p>2.03125</text:p>
          </table:table-cell>
          <table:table-cell table:formula="of:=COS(5*[.B707])+[.C707]^(1/3)" office:value-type="float" office:value="1.80484260713783" calcext:value-type="float">
            <text:p>1.80484260713783</text:p>
          </table:table-cell>
          <table:table-cell table:formula="of:=COS(-3*[.B707])-[.C707]^(1/3)" office:value-type="float" office:value="-0.441882410493324" calcext:value-type="float">
            <text:p>-0.441882410493324</text:p>
          </table:table-cell>
        </table:table-row>
        <table:table-row table:style-name="ro1">
          <table:table-cell office:value-type="float" office:value="22.0625" calcext:value-type="float">
            <text:p>22.0625</text:p>
          </table:table-cell>
          <table:table-cell table:formula="of:=5*SIN([.A708])" office:value-type="float" office:value="-0.35645449144718" calcext:value-type="float">
            <text:p>-0.35645449144718</text:p>
          </table:table-cell>
          <table:table-cell table:formula="of:=[.A708]-20" office:value-type="float" office:value="2.0625" calcext:value-type="float">
            <text:p>2.0625</text:p>
          </table:table-cell>
          <table:table-cell table:formula="of:=COS(5*[.B708])+[.C708]^(1/3)" office:value-type="float" office:value="1.06300746900056" calcext:value-type="float">
            <text:p>1.06300746900056</text:p>
          </table:table-cell>
          <table:table-cell table:formula="of:=COS(-3*[.B708])-[.C708]^(1/3)" office:value-type="float" office:value="-0.792228350060201" calcext:value-type="float">
            <text:p>-0.792228350060201</text:p>
          </table:table-cell>
        </table:table-row>
        <table:table-row table:style-name="ro1">
          <table:table-cell office:value-type="float" office:value="22.09375" calcext:value-type="float">
            <text:p>22.09375</text:p>
          </table:table-cell>
          <table:table-cell table:formula="of:=5*SIN([.A709])" office:value-type="float" office:value="-0.512107522516875" calcext:value-type="float">
            <text:p>-0.512107522516875</text:p>
          </table:table-cell>
          <table:table-cell table:formula="of:=[.A709]-20" office:value-type="float" office:value="2.09375" calcext:value-type="float">
            <text:p>2.09375</text:p>
          </table:table-cell>
          <table:table-cell table:formula="of:=COS(5*[.B709])+[.C709]^(1/3)" office:value-type="float" office:value="0.44342348996889" calcext:value-type="float">
            <text:p>0.44342348996889</text:p>
          </table:table-cell>
          <table:table-cell table:formula="of:=COS(-3*[.B709])-[.C709]^(1/3)" office:value-type="float" office:value="-1.24484055541084" calcext:value-type="float">
            <text:p>-1.24484055541084</text:p>
          </table:table-cell>
        </table:table-row>
        <table:table-row table:style-name="ro1">
          <table:table-cell office:value-type="float" office:value="22.125" calcext:value-type="float">
            <text:p>22.125</text:p>
          </table:table-cell>
          <table:table-cell table:formula="of:=5*SIN([.A710])" office:value-type="float" office:value="-0.667260489281437" calcext:value-type="float">
            <text:p>-0.667260489281437</text:p>
          </table:table-cell>
          <table:table-cell table:formula="of:=[.A710]-20" office:value-type="float" office:value="2.125" calcext:value-type="float">
            <text:p>2.125</text:p>
          </table:table-cell>
          <table:table-cell table:formula="of:=COS(5*[.B710])+[.C710]^(1/3)" office:value-type="float" office:value="0.304536934652154" calcext:value-type="float">
            <text:p>0.304536934652154</text:p>
          </table:table-cell>
          <table:table-cell table:formula="of:=COS(-3*[.B710])-[.C710]^(1/3)" office:value-type="float" office:value="-1.70340685479886" calcext:value-type="float">
            <text:p>-1.70340685479886</text:p>
          </table:table-cell>
        </table:table-row>
        <table:table-row table:style-name="ro1">
          <table:table-cell office:value-type="float" office:value="22.15625" calcext:value-type="float">
            <text:p>22.15625</text:p>
          </table:table-cell>
          <table:table-cell table:formula="of:=5*SIN([.A711])" office:value-type="float" office:value="-0.821761887501808" calcext:value-type="float">
            <text:p>-0.821761887501808</text:p>
          </table:table-cell>
          <table:table-cell table:formula="of:=[.A711]-20" office:value-type="float" office:value="2.15625" calcext:value-type="float">
            <text:p>2.15625</text:p>
          </table:table-cell>
          <table:table-cell table:formula="of:=COS(5*[.B711])+[.C711]^(1/3)" office:value-type="float" office:value="0.72431913919857" calcext:value-type="float">
            <text:p>0.72431913919857</text:p>
          </table:table-cell>
          <table:table-cell table:formula="of:=COS(-3*[.B711])-[.C711]^(1/3)" office:value-type="float" office:value="-2.07180186242253" calcext:value-type="float">
            <text:p>-2.07180186242253</text:p>
          </table:table-cell>
        </table:table-row>
        <table:table-row table:style-name="ro1">
          <table:table-cell office:value-type="float" office:value="22.1875" calcext:value-type="float">
            <text:p>22.1875</text:p>
          </table:table-cell>
          <table:table-cell table:formula="of:=5*SIN([.A712])" office:value-type="float" office:value="-0.975460849184556" calcext:value-type="float">
            <text:p>-0.975460849184556</text:p>
          </table:table-cell>
          <table:table-cell table:formula="of:=[.A712]-20" office:value-type="float" office:value="2.1875" calcext:value-type="float">
            <text:p>2.1875</text:p>
          </table:table-cell>
          <table:table-cell table:formula="of:=COS(5*[.B712])+[.C712]^(1/3)" office:value-type="float" office:value="1.46229227223514" calcext:value-type="float">
            <text:p>1.46229227223514</text:p>
          </table:table-cell>
          <table:table-cell table:formula="of:=COS(-3*[.B712])-[.C712]^(1/3)" office:value-type="float" office:value="-2.2750550725234" calcext:value-type="float">
            <text:p>-2.2750550725234</text:p>
          </table:table-cell>
        </table:table-row>
        <table:table-row table:style-name="ro1">
          <table:table-cell office:value-type="float" office:value="22.21875" calcext:value-type="float">
            <text:p>22.21875</text:p>
          </table:table-cell>
          <table:table-cell table:formula="of:=5*SIN([.A713])" office:value-type="float" office:value="-1.12820728990191" calcext:value-type="float">
            <text:p>-1.12820728990191</text:p>
          </table:table-cell>
          <table:table-cell table:formula="of:=[.A713]-20" office:value-type="float" office:value="2.21875" calcext:value-type="float">
            <text:p>2.21875</text:p>
          </table:table-cell>
          <table:table-cell table:formula="of:=COS(5*[.B713])+[.C713]^(1/3)" office:value-type="float" office:value="2.1050864805626" calcext:value-type="float">
            <text:p>2.1050864805626</text:p>
          </table:table-cell>
          <table:table-cell table:formula="of:=COS(-3*[.B713])-[.C713]^(1/3)" office:value-type="float" office:value="-2.27488932832731" calcext:value-type="float">
            <text:p>-2.27488932832731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table:formula="of:=5*SIN([.A714])" office:value-type="float" office:value="-1.27985205534667" calcext:value-type="float">
            <text:p>-1.27985205534667</text:p>
          </table:table-cell>
          <table:table-cell table:formula="of:=[.A714]-20" office:value-type="float" office:value="2.25" calcext:value-type="float">
            <text:p>2.25</text:p>
          </table:table-cell>
          <table:table-cell table:formula="of:=COS(5*[.B714])+[.C714]^(1/3)" office:value-type="float" office:value="2.30364155828265" calcext:value-type="float">
            <text:p>2.30364155828265</text:p>
          </table:table-cell>
          <table:table-cell table:formula="of:=COS(-3*[.B714])-[.C714]^(1/3)" office:value-type="float" office:value="-2.07652323877413" calcext:value-type="float">
            <text:p>-2.07652323877413</text:p>
          </table:table-cell>
        </table:table-row>
        <table:table-row table:style-name="ro1">
          <table:table-cell office:value-type="float" office:value="22.28125" calcext:value-type="float">
            <text:p>22.28125</text:p>
          </table:table-cell>
          <table:table-cell table:formula="of:=5*SIN([.A715])" office:value-type="float" office:value="-1.43024706697881" calcext:value-type="float">
            <text:p>-1.43024706697881</text:p>
          </table:table-cell>
          <table:table-cell table:formula="of:=[.A715]-20" office:value-type="float" office:value="2.28125" calcext:value-type="float">
            <text:p>2.28125</text:p>
          </table:table-cell>
          <table:table-cell table:formula="of:=COS(5*[.B715])+[.C715]^(1/3)" office:value-type="float" office:value="1.96272509764133" calcext:value-type="float">
            <text:p>1.96272509764133</text:p>
          </table:table-cell>
          <table:table-cell table:formula="of:=COS(-3*[.B715])-[.C715]^(1/3)" office:value-type="float" office:value="-1.72567382504105" calcext:value-type="float">
            <text:p>-1.72567382504105</text:p>
          </table:table-cell>
        </table:table-row>
        <table:table-row table:style-name="ro1">
          <table:table-cell office:value-type="float" office:value="22.3125" calcext:value-type="float">
            <text:p>22.3125</text:p>
          </table:table-cell>
          <table:table-cell table:formula="of:=5*SIN([.A716])" office:value-type="float" office:value="-1.57924546662173" calcext:value-type="float">
            <text:p>-1.57924546662173</text:p>
          </table:table-cell>
          <table:table-cell table:formula="of:=[.A716]-20" office:value-type="float" office:value="2.3125" calcext:value-type="float">
            <text:p>2.3125</text:p>
          </table:table-cell>
          <table:table-cell table:formula="of:=COS(5*[.B716])+[.C716]^(1/3)" office:value-type="float" office:value="1.28015998389493" calcext:value-type="float">
            <text:p>1.28015998389493</text:p>
          </table:table-cell>
          <table:table-cell table:formula="of:=COS(-3*[.B716])-[.C716]^(1/3)" office:value-type="float" office:value="-1.29704841285685" calcext:value-type="float">
            <text:p>-1.29704841285685</text:p>
          </table:table-cell>
        </table:table-row>
        <table:table-row table:style-name="ro1">
          <table:table-cell office:value-type="float" office:value="22.34375" calcext:value-type="float">
            <text:p>22.34375</text:p>
          </table:table-cell>
          <table:table-cell table:formula="of:=5*SIN([.A717])" office:value-type="float" office:value="-1.72670175986673" calcext:value-type="float">
            <text:p>-1.72670175986673</text:p>
          </table:table-cell>
          <table:table-cell table:formula="of:=[.A717]-20" office:value-type="float" office:value="2.34375" calcext:value-type="float">
            <text:p>2.34375</text:p>
          </table:table-cell>
          <table:table-cell table:formula="of:=COS(5*[.B717])+[.C717]^(1/3)" office:value-type="float" office:value="0.625380015429751" calcext:value-type="float">
            <text:p>0.625380015429751</text:p>
          </table:table-cell>
          <table:table-cell table:formula="of:=COS(-3*[.B717])-[.C717]^(1/3)" office:value-type="float" office:value="-0.877474180494584" calcext:value-type="float">
            <text:p>-0.877474180494584</text:p>
          </table:table-cell>
        </table:table-row>
        <table:table-row table:style-name="ro1">
          <table:table-cell office:value-type="float" office:value="22.375" calcext:value-type="float">
            <text:p>22.375</text:p>
          </table:table-cell>
          <table:table-cell table:formula="of:=5*SIN([.A718])" office:value-type="float" office:value="-1.87247195814581" calcext:value-type="float">
            <text:p>-1.87247195814581</text:p>
          </table:table-cell>
          <table:table-cell table:formula="of:=[.A718]-20" office:value-type="float" office:value="2.375" calcext:value-type="float">
            <text:p>2.375</text:p>
          </table:table-cell>
          <table:table-cell table:formula="of:=COS(5*[.B718])+[.C718]^(1/3)" office:value-type="float" office:value="0.336148205958953" calcext:value-type="float">
            <text:p>0.336148205958953</text:p>
          </table:table-cell>
          <table:table-cell table:formula="of:=COS(-3*[.B718])-[.C718]^(1/3)" office:value-type="float" office:value="-0.547759057624144" calcext:value-type="float">
            <text:p>-0.547759057624144</text:p>
          </table:table-cell>
        </table:table-row>
        <table:table-row table:style-name="ro1">
          <table:table-cell office:value-type="float" office:value="22.40625" calcext:value-type="float">
            <text:p>22.40625</text:p>
          </table:table-cell>
          <table:table-cell table:formula="of:=5*SIN([.A719])" office:value-type="float" office:value="-2.01641371933412" calcext:value-type="float">
            <text:p>-2.01641371933412</text:p>
          </table:table-cell>
          <table:table-cell table:formula="of:=[.A719]-20" office:value-type="float" office:value="2.40625" calcext:value-type="float">
            <text:p>2.40625</text:p>
          </table:table-cell>
          <table:table-cell table:formula="of:=COS(5*[.B719])+[.C719]^(1/3)" office:value-type="float" office:value="0.548376616017195" calcext:value-type="float">
            <text:p>0.548376616017195</text:p>
          </table:table-cell>
          <table:table-cell table:formula="of:=COS(-3*[.B719])-[.C719]^(1/3)" office:value-type="float" office:value="-0.36726745608618" calcext:value-type="float">
            <text:p>-0.36726745608618</text:p>
          </table:table-cell>
        </table:table-row>
        <table:table-row table:style-name="ro1">
          <table:table-cell office:value-type="float" office:value="22.4375" calcext:value-type="float">
            <text:p>22.4375</text:p>
          </table:table-cell>
          <table:table-cell table:formula="of:=5*SIN([.A720])" office:value-type="float" office:value="-2.1583864867446" calcext:value-type="float">
            <text:p>-2.1583864867446</text:p>
          </table:table-cell>
          <table:table-cell table:formula="of:=[.A720]-20" office:value-type="float" office:value="2.4375" calcext:value-type="float">
            <text:p>2.4375</text:p>
          </table:table-cell>
          <table:table-cell table:formula="of:=COS(5*[.B720])+[.C720]^(1/3)" office:value-type="float" office:value="1.14356588836952" calcext:value-type="float">
            <text:p>1.14356588836952</text:p>
          </table:table-cell>
          <table:table-cell table:formula="of:=COS(-3*[.B720])-[.C720]^(1/3)" office:value-type="float" office:value="-0.364173667598958" calcext:value-type="float">
            <text:p>-0.364173667598958</text:p>
          </table:table-cell>
        </table:table-row>
        <table:table-row table:style-name="ro1">
          <table:table-cell office:value-type="float" office:value="22.46875" calcext:value-type="float">
            <text:p>22.46875</text:p>
          </table:table-cell>
          <table:table-cell table:formula="of:=5*SIN([.A721])" office:value-type="float" office:value="-2.29825162637917" calcext:value-type="float">
            <text:p>-2.29825162637917</text:p>
          </table:table-cell>
          <table:table-cell table:formula="of:=[.A721]-20" office:value-type="float" office:value="2.46875" calcext:value-type="float">
            <text:p>2.46875</text:p>
          </table:table-cell>
          <table:table-cell table:formula="of:=COS(5*[.B721])+[.C721]^(1/3)" office:value-type="float" office:value="1.82716334570318" calcext:value-type="float">
            <text:p>1.82716334570318</text:p>
          </table:table-cell>
          <table:table-cell table:formula="of:=COS(-3*[.B721])-[.C721]^(1/3)" office:value-type="float" office:value="-0.532782192048119" calcext:value-type="float">
            <text:p>-0.53278219204811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5*SIN([.A722])" office:value-type="float" office:value="-2.43587256230255" calcext:value-type="float">
            <text:p>-2.43587256230255</text:p>
          </table:table-cell>
          <table:table-cell table:formula="of:=[.A722]-20" office:value-type="float" office:value="2.5" calcext:value-type="float">
            <text:p>2.5</text:p>
          </table:table-cell>
          <table:table-cell table:formula="of:=COS(5*[.B722])+[.C722]^(1/3)" office:value-type="float" office:value="2.28325132468572" calcext:value-type="float">
            <text:p>2.28325132468572</text:p>
          </table:table-cell>
          <table:table-cell table:formula="of:=COS(-3*[.B722])-[.C722]^(1/3)" office:value-type="float" office:value="-0.837624852014425" calcext:value-type="float">
            <text:p>-0.837624852014425</text:p>
          </table:table-cell>
        </table:table-row>
        <table:table-row table:style-name="ro1">
          <table:table-cell office:value-type="float" office:value="22.53125" calcext:value-type="float">
            <text:p>22.53125</text:p>
          </table:table-cell>
          <table:table-cell table:formula="of:=5*SIN([.A723])" office:value-type="float" office:value="-2.57111491000626" calcext:value-type="float">
            <text:p>-2.57111491000626</text:p>
          </table:table-cell>
          <table:table-cell table:formula="of:=[.A723]-20" office:value-type="float" office:value="2.53125" calcext:value-type="float">
            <text:p>2.53125</text:p>
          </table:table-cell>
          <table:table-cell table:formula="of:=COS(5*[.B723])+[.C723]^(1/3)" office:value-type="float" office:value="2.32131165285027" calcext:value-type="float">
            <text:p>2.32131165285027</text:p>
          </table:table-cell>
          <table:table-cell table:formula="of:=COS(-3*[.B723])-[.C723]^(1/3)" office:value-type="float" office:value="-1.2226666858401" calcext:value-type="float">
            <text:p>-1.2226666858401</text:p>
          </table:table-cell>
        </table:table-row>
        <table:table-row table:style-name="ro1">
          <table:table-cell office:value-type="float" office:value="22.5625" calcext:value-type="float">
            <text:p>22.5625</text:p>
          </table:table-cell>
          <table:table-cell table:formula="of:=5*SIN([.A724])" office:value-type="float" office:value="-2.70384660763286" calcext:value-type="float">
            <text:p>-2.70384660763286</text:p>
          </table:table-cell>
          <table:table-cell table:formula="of:=[.A724]-20" office:value-type="float" office:value="2.5625" calcext:value-type="float">
            <text:p>2.5625</text:p>
          </table:table-cell>
          <table:table-cell table:formula="of:=COS(5*[.B724])+[.C724]^(1/3)" office:value-type="float" office:value="1.94777828843879" calcext:value-type="float">
            <text:p>1.94777828843879</text:p>
          </table:table-cell>
          <table:table-cell table:formula="of:=COS(-3*[.B724])-[.C724]^(1/3)" office:value-type="float" office:value="-1.62314596477101" calcext:value-type="float">
            <text:p>-1.62314596477101</text:p>
          </table:table-cell>
        </table:table-row>
        <table:table-row table:style-name="ro1">
          <table:table-cell office:value-type="float" office:value="22.59375" calcext:value-type="float">
            <text:p>22.59375</text:p>
          </table:table-cell>
          <table:table-cell table:formula="of:=5*SIN([.A725])" office:value-type="float" office:value="-2.83393804493213" calcext:value-type="float">
            <text:p>-2.83393804493213</text:p>
          </table:table-cell>
          <table:table-cell table:formula="of:=[.A725]-20" office:value-type="float" office:value="2.59375" calcext:value-type="float">
            <text:p>2.59375</text:p>
          </table:table-cell>
          <table:table-cell table:formula="of:=COS(5*[.B725])+[.C725]^(1/3)" office:value-type="float" office:value="1.34144861487352" calcext:value-type="float">
            <text:p>1.34144861487352</text:p>
          </table:table-cell>
          <table:table-cell table:formula="of:=COS(-3*[.B725])-[.C725]^(1/3)" office:value-type="float" office:value="-1.97742563953358" calcext:value-type="float">
            <text:p>-1.97742563953358</text:p>
          </table:table-cell>
        </table:table-row>
        <table:table-row table:style-name="ro1">
          <table:table-cell office:value-type="float" office:value="22.625" calcext:value-type="float">
            <text:p>22.625</text:p>
          </table:table-cell>
          <table:table-cell table:formula="of:=5*SIN([.A726])" office:value-type="float" office:value="-2.96126218982322" calcext:value-type="float">
            <text:p>-2.96126218982322</text:p>
          </table:table-cell>
          <table:table-cell table:formula="of:=[.A726]-20" office:value-type="float" office:value="2.625" calcext:value-type="float">
            <text:p>2.625</text:p>
          </table:table-cell>
          <table:table-cell table:formula="of:=COS(5*[.B726])+[.C726]^(1/3)" office:value-type="float" office:value="0.759147273682384" calcext:value-type="float">
            <text:p>0.759147273682384</text:p>
          </table:table-cell>
          <table:table-cell table:formula="of:=COS(-3*[.B726])-[.C726]^(1/3)" office:value-type="float" office:value="-2.23666063818655" calcext:value-type="float">
            <text:p>-2.23666063818655</text:p>
          </table:table-cell>
        </table:table-row>
        <table:table-row table:style-name="ro1">
          <table:table-cell office:value-type="float" office:value="22.65625" calcext:value-type="float">
            <text:p>22.65625</text:p>
          </table:table-cell>
          <table:table-cell table:formula="of:=5*SIN([.A727])" office:value-type="float" office:value="-3.08569471243938" calcext:value-type="float">
            <text:p>-3.08569471243938</text:p>
          </table:table-cell>
          <table:table-cell table:formula="of:=[.A727]-20" office:value-type="float" office:value="2.65625" calcext:value-type="float">
            <text:p>2.65625</text:p>
          </table:table-cell>
          <table:table-cell table:formula="of:=COS(5*[.B727])+[.C727]^(1/3)" office:value-type="float" office:value="0.423718228315639" calcext:value-type="float">
            <text:p>0.423718228315639</text:p>
          </table:table-cell>
          <table:table-cell table:formula="of:=COS(-3*[.B727])-[.C727]^(1/3)" office:value-type="float" office:value="-2.37088687422759" calcext:value-type="float">
            <text:p>-2.37088687422759</text:p>
          </table:table-cell>
        </table:table-row>
        <table:table-row table:style-name="ro1">
          <table:table-cell office:value-type="float" office:value="22.6875" calcext:value-type="float">
            <text:p>22.6875</text:p>
          </table:table-cell>
          <table:table-cell table:formula="of:=5*SIN([.A728])" office:value-type="float" office:value="-3.20711410653392" calcext:value-type="float">
            <text:p>-3.20711410653392</text:p>
          </table:table-cell>
          <table:table-cell table:formula="of:=[.A728]-20" office:value-type="float" office:value="2.6875" calcext:value-type="float">
            <text:p>2.6875</text:p>
          </table:table-cell>
          <table:table-cell table:formula="of:=COS(5*[.B728])+[.C728]^(1/3)" office:value-type="float" office:value="0.443509457786749" calcext:value-type="float">
            <text:p>0.443509457786749</text:p>
          </table:table-cell>
          <table:table-cell table:formula="of:=COS(-3*[.B728])-[.C728]^(1/3)" office:value-type="float" office:value="-2.37106779049434" calcext:value-type="float">
            <text:p>-2.37106779049434</text:p>
          </table:table-cell>
        </table:table-row>
        <table:table-row table:style-name="ro1">
          <table:table-cell office:value-type="float" office:value="22.71875" calcext:value-type="float">
            <text:p>22.71875</text:p>
          </table:table-cell>
          <table:table-cell table:formula="of:=5*SIN([.A729])" office:value-type="float" office:value="-3.32540180812904" calcext:value-type="float">
            <text:p>-3.32540180812904</text:p>
          </table:table-cell>
          <table:table-cell table:formula="of:=[.A729]-20" office:value-type="float" office:value="2.71875" calcext:value-type="float">
            <text:p>2.71875</text:p>
          </table:table-cell>
          <table:table-cell table:formula="of:=COS(5*[.B729])+[.C729]^(1/3)" office:value-type="float" office:value="0.789113477412253" calcext:value-type="float">
            <text:p>0.789113477412253</text:p>
          </table:table-cell>
          <table:table-cell table:formula="of:=COS(-3*[.B729])-[.C729]^(1/3)" office:value-type="float" office:value="-2.24747007965059" calcext:value-type="float">
            <text:p>-2.24747007965059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table:formula="of:=5*SIN([.A730])" office:value-type="float" office:value="-3.44044231129149" calcext:value-type="float">
            <text:p>-3.44044231129149</text:p>
          </table:table-cell>
          <table:table-cell table:formula="of:=[.A730]-20" office:value-type="float" office:value="2.75" calcext:value-type="float">
            <text:p>2.75</text:p>
          </table:table-cell>
          <table:table-cell table:formula="of:=COS(5*[.B730])+[.C730]^(1/3)" office:value-type="float" office:value="1.32454636198386" calcext:value-type="float">
            <text:p>1.32454636198386</text:p>
          </table:table-cell>
          <table:table-cell table:formula="of:=COS(-3*[.B730])-[.C730]^(1/3)" office:value-type="float" office:value="-2.02532920890996" calcext:value-type="float">
            <text:p>-2.02532920890996</text:p>
          </table:table-cell>
        </table:table-row>
        <table:table-row table:style-name="ro1">
          <table:table-cell office:value-type="float" office:value="22.78125" calcext:value-type="float">
            <text:p>22.78125</text:p>
          </table:table-cell>
          <table:table-cell table:formula="of:=5*SIN([.A731])" office:value-type="float" office:value="-3.5521232809222" calcext:value-type="float">
            <text:p>-3.5521232809222</text:p>
          </table:table-cell>
          <table:table-cell table:formula="of:=[.A731]-20" office:value-type="float" office:value="2.78125" calcext:value-type="float">
            <text:p>2.78125</text:p>
          </table:table-cell>
          <table:table-cell table:formula="of:=COS(5*[.B731])+[.C731]^(1/3)" office:value-type="float" office:value="1.86973194155758" calcext:value-type="float">
            <text:p>1.86973194155758</text:p>
          </table:table-cell>
          <table:table-cell table:formula="of:=COS(-3*[.B731])-[.C731]^(1/3)" office:value-type="float" office:value="-1.73904355539338" calcext:value-type="float">
            <text:p>-1.73904355539338</text:p>
          </table:table-cell>
        </table:table-row>
        <table:table-row table:style-name="ro1">
          <table:table-cell office:value-type="float" office:value="22.8125" calcext:value-type="float">
            <text:p>22.8125</text:p>
          </table:table-cell>
          <table:table-cell table:formula="of:=5*SIN([.A732])" office:value-type="float" office:value="-3.6603356624496" calcext:value-type="float">
            <text:p>-3.6603356624496</text:p>
          </table:table-cell>
          <table:table-cell table:formula="of:=[.A732]-20" office:value-type="float" office:value="2.8125" calcext:value-type="float">
            <text:p>2.8125</text:p>
          </table:table-cell>
          <table:table-cell table:formula="of:=COS(5*[.B732])+[.C732]^(1/3)" office:value-type="float" office:value="2.26518599095105" calcext:value-type="float">
            <text:p>2.26518599095105</text:p>
          </table:table-cell>
          <table:table-cell table:formula="of:=COS(-3*[.B732])-[.C732]^(1/3)" office:value-type="float" office:value="-1.42612082833049" calcext:value-type="float">
            <text:p>-1.42612082833049</text:p>
          </table:table-cell>
        </table:table-row>
        <table:table-row table:style-name="ro1">
          <table:table-cell office:value-type="float" office:value="22.84375" calcext:value-type="float">
            <text:p>22.84375</text:p>
          </table:table-cell>
          <table:table-cell table:formula="of:=5*SIN([.A733])" office:value-type="float" office:value="-3.76497378831951" calcext:value-type="float">
            <text:p>-3.76497378831951</text:p>
          </table:table-cell>
          <table:table-cell table:formula="of:=[.A733]-20" office:value-type="float" office:value="2.84375" calcext:value-type="float">
            <text:p>2.84375</text:p>
          </table:table-cell>
          <table:table-cell table:formula="of:=COS(5*[.B733])+[.C733]^(1/3)" office:value-type="float" office:value="2.41645806901071" calcext:value-type="float">
            <text:p>2.41645806901071</text:p>
          </table:table-cell>
          <table:table-cell table:formula="of:=COS(-3*[.B733])-[.C733]^(1/3)" office:value-type="float" office:value="-1.12186639409975" calcext:value-type="float">
            <text:p>-1.12186639409975</text:p>
          </table:table-cell>
        </table:table-row>
        <table:table-row table:style-name="ro1">
          <table:table-cell office:value-type="float" office:value="22.875" calcext:value-type="float">
            <text:p>22.875</text:p>
          </table:table-cell>
          <table:table-cell table:formula="of:=5*SIN([.A734])" office:value-type="float" office:value="-3.86593548117776" calcext:value-type="float">
            <text:p>-3.86593548117776</text:p>
          </table:table-cell>
          <table:table-cell table:formula="of:=[.A734]-20" office:value-type="float" office:value="2.875" calcext:value-type="float">
            <text:p>2.875</text:p>
          </table:table-cell>
          <table:table-cell table:formula="of:=COS(5*[.B734])+[.C734]^(1/3)" office:value-type="float" office:value="2.30887230721686" calcext:value-type="float">
            <text:p>2.30887230721686</text:p>
          </table:table-cell>
          <table:table-cell table:formula="of:=COS(-3*[.B734])-[.C734]^(1/3)" office:value-type="float" office:value="-0.855450146912054" calcext:value-type="float">
            <text:p>-0.855450146912054</text:p>
          </table:table-cell>
        </table:table-row>
        <table:table-row table:style-name="ro1">
          <table:table-cell office:value-type="float" office:value="22.90625" calcext:value-type="float">
            <text:p>22.90625</text:p>
          </table:table-cell>
          <table:table-cell table:formula="of:=5*SIN([.A735])" office:value-type="float" office:value="-3.96312215364462" calcext:value-type="float">
            <text:p>-3.96312215364462</text:p>
          </table:table-cell>
          <table:table-cell table:formula="of:=[.A735]-20" office:value-type="float" office:value="2.90625" calcext:value-type="float">
            <text:p>2.90625</text:p>
          </table:table-cell>
          <table:table-cell table:formula="of:=COS(5*[.B735])+[.C735]^(1/3)" office:value-type="float" office:value="1.99561629245023" calcext:value-type="float">
            <text:p>1.99561629245023</text:p>
          </table:table-cell>
          <table:table-cell table:formula="of:=COS(-3*[.B735])-[.C735]^(1/3)" office:value-type="float" office:value="-0.647613874378486" calcext:value-type="float">
            <text:p>-0.647613874378486</text:p>
          </table:table-cell>
        </table:table-row>
        <table:table-row table:style-name="ro1">
          <table:table-cell office:value-type="float" office:value="22.9375" calcext:value-type="float">
            <text:p>22.9375</text:p>
          </table:table-cell>
          <table:table-cell table:formula="of:=5*SIN([.A736])" office:value-type="float" office:value="-4.05643890458371" calcext:value-type="float">
            <text:p>-4.05643890458371</text:p>
          </table:table-cell>
          <table:table-cell table:formula="of:=[.A736]-20" office:value-type="float" office:value="2.9375" calcext:value-type="float">
            <text:p>2.9375</text:p>
          </table:table-cell>
          <table:table-cell table:formula="of:=COS(5*[.B736])+[.C736]^(1/3)" office:value-type="float" office:value="1.56988220810549" calcext:value-type="float">
            <text:p>1.56988220810549</text:p>
          </table:table-cell>
          <table:table-cell table:formula="of:=COS(-3*[.B736])-[.C736]^(1/3)" office:value-type="float" office:value="-0.509959318683155" calcext:value-type="float">
            <text:p>-0.509959318683155</text:p>
          </table:table-cell>
        </table:table-row>
        <table:table-row table:style-name="ro1">
          <table:table-cell office:value-type="float" office:value="22.96875" calcext:value-type="float">
            <text:p>22.96875</text:p>
          </table:table-cell>
          <table:table-cell table:formula="of:=5*SIN([.A737])" office:value-type="float" office:value="-4.14579461177135" calcext:value-type="float">
            <text:p>-4.14579461177135</text:p>
          </table:table-cell>
          <table:table-cell table:formula="of:=[.A737]-20" office:value-type="float" office:value="2.96875" calcext:value-type="float">
            <text:p>2.96875</text:p>
          </table:table-cell>
          <table:table-cell table:formula="of:=COS(5*[.B737])+[.C737]^(1/3)" office:value-type="float" office:value="1.13347937145015" calcext:value-type="float">
            <text:p>1.13347937145015</text:p>
          </table:table-cell>
          <table:table-cell table:formula="of:=COS(-3*[.B737])-[.C737]^(1/3)" office:value-type="float" office:value="-0.445531536991083" calcext:value-type="float">
            <text:p>-0.4455315369910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5*SIN([.A738])" office:value-type="float" office:value="-4.23110202087585" calcext:value-type="float">
            <text:p>-4.23110202087585</text:p>
          </table:table-cell>
          <table:table-cell table:formula="of:=[.A738]-20" office:value-type="float" office:value="3" calcext:value-type="float">
            <text:p>3</text:p>
          </table:table-cell>
          <table:table-cell table:formula="of:=COS(5*[.B738])+[.C738]^(1/3)" office:value-type="float" office:value="0.771545320555772" calcext:value-type="float">
            <text:p>0.771545320555772</text:p>
          </table:table-cell>
          <table:table-cell table:formula="of:=COS(-3*[.B738])-[.C738]^(1/3)" office:value-type="float" office:value="-0.450295062790077" calcext:value-type="float">
            <text:p>-0.450295062790077</text:p>
          </table:table-cell>
        </table:table-row>
        <table:table-row table:style-name="ro1">
          <table:table-cell office:value-type="float" office:value="23.03125" calcext:value-type="float">
            <text:p>23.03125</text:p>
          </table:table-cell>
          <table:table-cell table:formula="of:=5*SIN([.A739])" office:value-type="float" office:value="-4.31227783065993" calcext:value-type="float">
            <text:p>-4.31227783065993</text:p>
          </table:table-cell>
          <table:table-cell table:formula="of:=[.A739]-20" office:value-type="float" office:value="3.03125" calcext:value-type="float">
            <text:p>3.03125</text:p>
          </table:table-cell>
          <table:table-cell table:formula="of:=COS(5*[.B739])+[.C739]^(1/3)" office:value-type="float" office:value="0.538174079630944" calcext:value-type="float">
            <text:p>0.538174079630944</text:p>
          </table:table-cell>
          <table:table-cell table:formula="of:=COS(-3*[.B739])-[.C739]^(1/3)" office:value-type="float" office:value="-0.515080230972536" calcext:value-type="float">
            <text:p>-0.515080230972536</text:p>
          </table:table-cell>
        </table:table-row>
        <table:table-row table:style-name="ro1">
          <table:table-cell office:value-type="float" office:value="23.0625" calcext:value-type="float">
            <text:p>23.0625</text:p>
          </table:table-cell>
          <table:table-cell table:formula="of:=5*SIN([.A740])" office:value-type="float" office:value="-4.3892427743229" calcext:value-type="float">
            <text:p>-4.3892427743229</text:p>
          </table:table-cell>
          <table:table-cell table:formula="of:=[.A740]-20" office:value-type="float" office:value="3.0625" calcext:value-type="float">
            <text:p>3.0625</text:p>
          </table:table-cell>
          <table:table-cell table:formula="of:=COS(5*[.B740])+[.C740]^(1/3)" office:value-type="float" office:value="0.453205827322466" calcext:value-type="float">
            <text:p>0.453205827322466</text:p>
          </table:table-cell>
          <table:table-cell table:formula="of:=COS(-3*[.B740])-[.C740]^(1/3)" office:value-type="float" office:value="-0.627628198893593" calcext:value-type="float">
            <text:p>-0.627628198893593</text:p>
          </table:table-cell>
        </table:table-row>
        <table:table-row table:style-name="ro1">
          <table:table-cell office:value-type="float" office:value="23.09375" calcext:value-type="float">
            <text:p>23.09375</text:p>
          </table:table-cell>
          <table:table-cell table:formula="of:=5*SIN([.A741])" office:value-type="float" office:value="-4.46192169690339" calcext:value-type="float">
            <text:p>-4.46192169690339</text:p>
          </table:table-cell>
          <table:table-cell table:formula="of:=[.A741]-20" office:value-type="float" office:value="3.09375" calcext:value-type="float">
            <text:p>3.09375</text:p>
          </table:table-cell>
          <table:table-cell table:formula="of:=COS(5*[.B741])+[.C741]^(1/3)" office:value-type="float" office:value="0.507400417650805" calcext:value-type="float">
            <text:p>0.507400417650805</text:p>
          </table:table-cell>
          <table:table-cell table:formula="of:=COS(-3*[.B741])-[.C741]^(1/3)" office:value-type="float" office:value="-0.774455362532767" calcext:value-type="float">
            <text:p>-0.774455362532767</text:p>
          </table:table-cell>
        </table:table-row>
        <table:table-row table:style-name="ro1">
          <table:table-cell office:value-type="float" office:value="23.125" calcext:value-type="float">
            <text:p>23.125</text:p>
          </table:table-cell>
          <table:table-cell table:formula="of:=5*SIN([.A742])" office:value-type="float" office:value="-4.53024362866688" calcext:value-type="float">
            <text:p>-4.53024362866688</text:p>
          </table:table-cell>
          <table:table-cell table:formula="of:=[.A742]-20" office:value-type="float" office:value="3.125" calcext:value-type="float">
            <text:p>3.125</text:p>
          </table:table-cell>
          <table:table-cell table:formula="of:=COS(5*[.B742])+[.C742]^(1/3)" office:value-type="float" office:value="0.672059292960079" calcext:value-type="float">
            <text:p>0.672059292960079</text:p>
          </table:table-cell>
          <table:table-cell table:formula="of:=COS(-3*[.B742])-[.C742]^(1/3)" office:value-type="float" office:value="-0.942363303626136" calcext:value-type="float">
            <text:p>-0.942363303626136</text:p>
          </table:table-cell>
        </table:table-row>
        <table:table-row table:style-name="ro1">
          <table:table-cell office:value-type="float" office:value="23.15625" calcext:value-type="float">
            <text:p>23.15625</text:p>
          </table:table-cell>
          <table:table-cell table:formula="of:=5*SIN([.A743])" office:value-type="float" office:value="-4.59414185440645" calcext:value-type="float">
            <text:p>-4.59414185440645</text:p>
          </table:table-cell>
          <table:table-cell table:formula="of:=[.A743]-20" office:value-type="float" office:value="3.15625" calcext:value-type="float">
            <text:p>3.15625</text:p>
          </table:table-cell>
          <table:table-cell table:formula="of:=COS(5*[.B743])+[.C743]^(1/3)" office:value-type="float" office:value="0.909478744038952" calcext:value-type="float">
            <text:p>0.909478744038952</text:p>
          </table:table-cell>
          <table:table-cell table:formula="of:=COS(-3*[.B743])-[.C743]^(1/3)" office:value-type="float" office:value="-1.11951821956796" calcext:value-type="float">
            <text:p>-1.11951821956796</text:p>
          </table:table-cell>
        </table:table-row>
        <table:table-row table:style-name="ro1">
          <table:table-cell office:value-type="float" office:value="23.1875" calcext:value-type="float">
            <text:p>23.1875</text:p>
          </table:table-cell>
          <table:table-cell table:formula="of:=5*SIN([.A744])" office:value-type="float" office:value="-4.65355397858903" calcext:value-type="float">
            <text:p>-4.65355397858903</text:p>
          </table:table-cell>
          <table:table-cell table:formula="of:=[.A744]-20" office:value-type="float" office:value="3.1875" calcext:value-type="float">
            <text:p>3.1875</text:p>
          </table:table-cell>
          <table:table-cell table:formula="of:=COS(5*[.B744])+[.C744]^(1/3)" office:value-type="float" office:value="1.18174093112486" calcext:value-type="float">
            <text:p>1.18174093112486</text:p>
          </table:table-cell>
          <table:table-cell table:formula="of:=COS(-3*[.B744])-[.C744]^(1/3)" office:value-type="float" office:value="-1.29610137062198" calcext:value-type="float">
            <text:p>-1.29610137062198</text:p>
          </table:table-cell>
        </table:table-row>
        <table:table-row table:style-name="ro1">
          <table:table-cell office:value-type="float" office:value="23.21875" calcext:value-type="float">
            <text:p>23.21875</text:p>
          </table:table-cell>
          <table:table-cell table:formula="of:=5*SIN([.A745])" office:value-type="float" office:value="-4.7084219862836" calcext:value-type="float">
            <text:p>-4.7084219862836</text:p>
          </table:table-cell>
          <table:table-cell table:formula="of:=[.A745]-20" office:value-type="float" office:value="3.21875" calcext:value-type="float">
            <text:p>3.21875</text:p>
          </table:table-cell>
          <table:table-cell table:formula="of:=COS(5*[.B745])+[.C745]^(1/3)" office:value-type="float" office:value="1.45665147597412" calcext:value-type="float">
            <text:p>1.45665147597412</text:p>
          </table:table-cell>
          <table:table-cell table:formula="of:=COS(-3*[.B745])-[.C745]^(1/3)" office:value-type="float" office:value="-1.46458444453025" calcext:value-type="float">
            <text:p>-1.46458444453025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table:formula="of:=5*SIN([.A746])" office:value-type="float" office:value="-4.75869229981177" calcext:value-type="float">
            <text:p>-4.75869229981177</text:p>
          </table:table-cell>
          <table:table-cell table:formula="of:=[.A746]-20" office:value-type="float" office:value="3.25" calcext:value-type="float">
            <text:p>3.25</text:p>
          </table:table-cell>
          <table:table-cell table:formula="of:=COS(5*[.B746])+[.C746]^(1/3)" office:value-type="float" office:value="1.71070195465657" calcext:value-type="float">
            <text:p>1.71070195465657</text:p>
          </table:table-cell>
          <table:table-cell table:formula="of:=COS(-3*[.B746])-[.C746]^(1/3)" office:value-type="float" office:value="-1.61971168941329" calcext:value-type="float">
            <text:p>-1.61971168941329</text:p>
          </table:table-cell>
        </table:table-row>
        <table:table-row table:style-name="ro1">
          <table:table-cell office:value-type="float" office:value="23.28125" calcext:value-type="float">
            <text:p>23.28125</text:p>
          </table:table-cell>
          <table:table-cell table:formula="of:=5*SIN([.A747])" office:value-type="float" office:value="-4.80431583106548" calcext:value-type="float">
            <text:p>-4.80431583106548</text:p>
          </table:table-cell>
          <table:table-cell table:formula="of:=[.A747]-20" office:value-type="float" office:value="3.28125" calcext:value-type="float">
            <text:p>3.28125</text:p>
          </table:table-cell>
          <table:table-cell table:formula="of:=COS(5*[.B747])+[.C747]^(1/3)" office:value-type="float" office:value="1.92960083731914" calcext:value-type="float">
            <text:p>1.92960083731914</text:p>
          </table:table-cell>
          <table:table-cell table:formula="of:=COS(-3*[.B747])-[.C747]^(1/3)" office:value-type="float" office:value="-1.75827856530269" calcext:value-type="float">
            <text:p>-1.75827856530269</text:p>
          </table:table-cell>
        </table:table-row>
        <table:table-row table:style-name="ro1">
          <table:table-cell office:value-type="float" office:value="23.3125" calcext:value-type="float">
            <text:p>23.3125</text:p>
          </table:table-cell>
          <table:table-cell table:formula="of:=5*SIN([.A748])" office:value-type="float" office:value="-4.8452480294407" calcext:value-type="float">
            <text:p>-4.8452480294407</text:p>
          </table:table-cell>
          <table:table-cell table:formula="of:=[.A748]-20" office:value-type="float" office:value="3.3125" calcext:value-type="float">
            <text:p>3.3125</text:p>
          </table:table-cell>
          <table:table-cell table:formula="of:=COS(5*[.B748])+[.C748]^(1/3)" office:value-type="float" office:value="2.10718738565117" calcext:value-type="float">
            <text:p>2.10718738565117</text:p>
          </table:table-cell>
          <table:table-cell table:formula="of:=COS(-3*[.B748])-[.C748]^(1/3)" office:value-type="float" office:value="-1.8787904037524" calcext:value-type="float">
            <text:p>-1.8787904037524</text:p>
          </table:table-cell>
        </table:table-row>
        <table:table-row table:style-name="ro1">
          <table:table-cell office:value-type="float" office:value="23.34375" calcext:value-type="float">
            <text:p>23.34375</text:p>
          </table:table-cell>
          <table:table-cell table:formula="of:=5*SIN([.A749])" office:value-type="float" office:value="-4.88144892534035" calcext:value-type="float">
            <text:p>-4.88144892534035</text:p>
          </table:table-cell>
          <table:table-cell table:formula="of:=[.A749]-20" office:value-type="float" office:value="3.34375" calcext:value-type="float">
            <text:p>3.34375</text:p>
          </table:table-cell>
          <table:table-cell table:formula="of:=COS(5*[.B749])+[.C749]^(1/3)" office:value-type="float" office:value="2.24352602271677" calcext:value-type="float">
            <text:p>2.24352602271677</text:p>
          </table:table-cell>
          <table:table-cell table:formula="of:=COS(-3*[.B749])-[.C749]^(1/3)" office:value-type="float" office:value="-1.98107003262878" calcext:value-type="float">
            <text:p>-1.98107003262878</text:p>
          </table:table-cell>
        </table:table-row>
        <table:table-row table:style-name="ro1">
          <table:table-cell office:value-type="float" office:value="23.375" calcext:value-type="float">
            <text:p>23.375</text:p>
          </table:table-cell>
          <table:table-cell table:formula="of:=5*SIN([.A750])" office:value-type="float" office:value="-4.91288316920393" calcext:value-type="float">
            <text:p>-4.91288316920393</text:p>
          </table:table-cell>
          <table:table-cell table:formula="of:=[.A750]-20" office:value-type="float" office:value="3.375" calcext:value-type="float">
            <text:p>3.375</text:p>
          </table:table-cell>
          <table:table-cell table:formula="of:=COS(5*[.B750])+[.C750]^(1/3)" office:value-type="float" office:value="2.34280347141573" calcext:value-type="float">
            <text:p>2.34280347141573</text:p>
          </table:table-cell>
          <table:table-cell table:formula="of:=COS(-3*[.B750])-[.C750]^(1/3)" office:value-type="float" office:value="-2.06586546730292" calcext:value-type="float">
            <text:p>-2.06586546730292</text:p>
          </table:table-cell>
        </table:table-row>
        <table:table-row table:style-name="ro1">
          <table:table-cell office:value-type="float" office:value="23.40625" calcext:value-type="float">
            <text:p>23.40625</text:p>
          </table:table-cell>
          <table:table-cell table:formula="of:=5*SIN([.A751])" office:value-type="float" office:value="-4.93952006602575" calcext:value-type="float">
            <text:p>-4.93952006602575</text:p>
          </table:table-cell>
          <table:table-cell table:formula="of:=[.A751]-20" office:value-type="float" office:value="3.40625" calcext:value-type="float">
            <text:p>3.40625</text:p>
          </table:table-cell>
          <table:table-cell table:formula="of:=COS(5*[.B751])+[.C751]^(1/3)" office:value-type="float" office:value="2.41142607086818" calcext:value-type="float">
            <text:p>2.41142607086818</text:p>
          </table:table-cell>
          <table:table-cell table:formula="of:=COS(-3*[.B751])-[.C751]^(1/3)" office:value-type="float" office:value="-2.1344911856479" calcext:value-type="float">
            <text:p>-2.1344911856479</text:p>
          </table:table-cell>
        </table:table-row>
        <table:table-row table:style-name="ro1">
          <table:table-cell office:value-type="float" office:value="23.4375" calcext:value-type="float">
            <text:p>23.4375</text:p>
          </table:table-cell>
          <table:table-cell table:formula="of:=5*SIN([.A752])" office:value-type="float" office:value="-4.9613336053281" calcext:value-type="float">
            <text:p>-4.9613336053281</text:p>
          </table:table-cell>
          <table:table-cell table:formula="of:=[.A752]-20" office:value-type="float" office:value="3.4375" calcext:value-type="float">
            <text:p>3.4375</text:p>
          </table:table-cell>
          <table:table-cell table:formula="of:=COS(5*[.B752])+[.C752]^(1/3)" office:value-type="float" office:value="2.45651018209323" calcext:value-type="float">
            <text:p>2.45651018209323</text:p>
          </table:table-cell>
          <table:table-cell table:formula="of:=COS(-3*[.B752])-[.C752]^(1/3)" office:value-type="float" office:value="-2.18852141305958" calcext:value-type="float">
            <text:p>-2.18852141305958</text:p>
          </table:table-cell>
        </table:table-row>
        <table:table-row table:style-name="ro1">
          <table:table-cell office:value-type="float" office:value="23.46875" calcext:value-type="float">
            <text:p>23.46875</text:p>
          </table:table-cell>
          <table:table-cell table:formula="of:=5*SIN([.A753])" office:value-type="float" office:value="-4.97830248656003" calcext:value-type="float">
            <text:p>-4.97830248656003</text:p>
          </table:table-cell>
          <table:table-cell table:formula="of:=[.A753]-20" office:value-type="float" office:value="3.46875" calcext:value-type="float">
            <text:p>3.46875</text:p>
          </table:table-cell>
          <table:table-cell table:formula="of:=COS(5*[.B753])+[.C753]^(1/3)" office:value-type="float" office:value="2.48480739020556" calcext:value-type="float">
            <text:p>2.48480739020556</text:p>
          </table:table-cell>
          <table:table-cell table:formula="of:=COS(-3*[.B753])-[.C753]^(1/3)" office:value-type="float" office:value="-2.22954230182152" calcext:value-type="float">
            <text:p>-2.22954230182152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5*SIN([.A754])" office:value-type="float" office:value="-4.99041013989698" calcext:value-type="float">
            <text:p>-4.99041013989698</text:p>
          </table:table-cell>
          <table:table-cell table:formula="of:=[.A754]-20" office:value-type="float" office:value="3.5" calcext:value-type="float">
            <text:p>3.5</text:p>
          </table:table-cell>
          <table:table-cell table:formula="of:=COS(5*[.B754])+[.C754]^(1/3)" office:value-type="float" office:value="2.50201431901829" calcext:value-type="float">
            <text:p>2.50201431901829</text:p>
          </table:table-cell>
          <table:table-cell table:formula="of:=COS(-3*[.B754])-[.C754]^(1/3)" office:value-type="float" office:value="-2.25896210036649" calcext:value-type="float">
            <text:p>-2.25896210036649</text:p>
          </table:table-cell>
        </table:table-row>
        <table:table-row table:style-name="ro1">
          <table:table-cell office:value-type="float" office:value="23.53125" calcext:value-type="float">
            <text:p>23.53125</text:p>
          </table:table-cell>
          <table:table-cell table:formula="of:=5*SIN([.A755])" office:value-type="float" office:value="-4.99764474242095" calcext:value-type="float">
            <text:p>-4.99764474242095</text:p>
          </table:table-cell>
          <table:table-cell table:formula="of:=[.A755]-20" office:value-type="float" office:value="3.53125" calcext:value-type="float">
            <text:p>3.53125</text:p>
          </table:table-cell>
          <table:table-cell table:formula="of:=COS(5*[.B755])+[.C755]^(1/3)" office:value-type="float" office:value="2.51237534312279" calcext:value-type="float">
            <text:p>2.51237534312279</text:p>
          </table:table-cell>
          <table:table-cell table:formula="of:=COS(-3*[.B755])-[.C755]^(1/3)" office:value-type="float" office:value="-2.27787403854348" calcext:value-type="float">
            <text:p>-2.27787403854348</text:p>
          </table:table-cell>
        </table:table-row>
        <table:table-row table:style-name="ro1">
          <table:table-cell office:value-type="float" office:value="23.5625" calcext:value-type="float">
            <text:p>23.5625</text:p>
          </table:table-cell>
          <table:table-cell table:formula="of:=5*SIN([.A756])" office:value-type="float" office:value="-4.99999922966533" calcext:value-type="float">
            <text:p>-4.99999922966533</text:p>
          </table:table-cell>
          <table:table-cell table:formula="of:=[.A756]-20" office:value-type="float" office:value="3.5625" calcext:value-type="float">
            <text:p>3.5625</text:p>
          </table:table-cell>
          <table:table-cell table:formula="of:=COS(5*[.B756])+[.C756]^(1/3)" office:value-type="float" office:value="2.51848098815282" calcext:value-type="float">
            <text:p>2.51848098815282</text:p>
          </table:table-cell>
          <table:table-cell table:formula="of:=COS(-3*[.B756])-[.C756]^(1/3)" office:value-type="float" office:value="-2.28696509611139" calcext:value-type="float">
            <text:p>-2.28696509611139</text:p>
          </table:table-cell>
        </table:table-row>
        <table:table-row table:style-name="ro1">
          <table:table-cell office:value-type="float" office:value="23.59375" calcext:value-type="float">
            <text:p>23.59375</text:p>
          </table:table-cell>
          <table:table-cell table:formula="of:=5*SIN([.A757])" office:value-type="float" office:value="-4.9974713025133" calcext:value-type="float">
            <text:p>-4.9974713025133</text:p>
          </table:table-cell>
          <table:table-cell table:formula="of:=[.A757]-20" office:value-type="float" office:value="3.59375" calcext:value-type="float">
            <text:p>3.59375</text:p>
          </table:table-cell>
          <table:table-cell table:formula="of:=COS(5*[.B757])+[.C757]^(1/3)" office:value-type="float" office:value="2.52118166288268" calcext:value-type="float">
            <text:p>2.52118166288268</text:p>
          </table:table-cell>
          <table:table-cell table:formula="of:=COS(-3*[.B757])-[.C757]^(1/3)" office:value-type="float" office:value="-2.28646437584217" calcext:value-type="float">
            <text:p>-2.28646437584217</text:p>
          </table:table-cell>
        </table:table-row>
        <table:table-row table:style-name="ro1">
          <table:table-cell office:value-type="float" office:value="23.625" calcext:value-type="float">
            <text:p>23.625</text:p>
          </table:table-cell>
          <table:table-cell table:formula="of:=5*SIN([.A758])" office:value-type="float" office:value="-4.99006342944282" calcext:value-type="float">
            <text:p>-4.99006342944282</text:p>
          </table:table-cell>
          <table:table-cell table:formula="of:=[.A758]-20" office:value-type="float" office:value="3.625" calcext:value-type="float">
            <text:p>3.625</text:p>
          </table:table-cell>
          <table:table-cell table:formula="of:=COS(5*[.B758])+[.C758]^(1/3)" office:value-type="float" office:value="2.51956523316287" calcext:value-type="float">
            <text:p>2.51956523316287</text:p>
          </table:table-cell>
          <table:table-cell table:formula="of:=COS(-3*[.B758])-[.C758]^(1/3)" office:value-type="float" office:value="-2.2761267919912" calcext:value-type="float">
            <text:p>-2.2761267919912</text:p>
          </table:table-cell>
        </table:table-row>
        <table:table-row table:style-name="ro1">
          <table:table-cell office:value-type="float" office:value="23.65625" calcext:value-type="float">
            <text:p>23.65625</text:p>
          </table:table-cell>
          <table:table-cell table:formula="of:=5*SIN([.A759])" office:value-type="float" office:value="-4.97778284411622" calcext:value-type="float">
            <text:p>-4.97778284411622</text:p>
          </table:table-cell>
          <table:table-cell table:formula="of:=[.A759]-20" office:value-type="float" office:value="3.65625" calcext:value-type="float">
            <text:p>3.65625</text:p>
          </table:table-cell>
          <table:table-cell table:formula="of:=COS(5*[.B759])+[.C759]^(1/3)" office:value-type="float" office:value="2.51098121102918" calcext:value-type="float">
            <text:p>2.51098121102918</text:p>
          </table:table-cell>
          <table:table-cell table:formula="of:=COS(-3*[.B759])-[.C759]^(1/3)" office:value-type="float" office:value="-2.25525059365997" calcext:value-type="float">
            <text:p>-2.25525059365997</text:p>
          </table:table-cell>
        </table:table-row>
        <table:table-row table:style-name="ro1">
          <table:table-cell office:value-type="float" office:value="23.6875" calcext:value-type="float">
            <text:p>23.6875</text:p>
          </table:table-cell>
          <table:table-cell table:formula="of:=5*SIN([.A760])" office:value-type="float" office:value="-4.96064153831667" calcext:value-type="float">
            <text:p>-4.96064153831667</text:p>
          </table:table-cell>
          <table:table-cell table:formula="of:=[.A760]-20" office:value-type="float" office:value="3.6875" calcext:value-type="float">
            <text:p>3.6875</text:p>
          </table:table-cell>
          <table:table-cell table:formula="of:=COS(5*[.B760])+[.C760]^(1/3)" office:value-type="float" office:value="2.49113004610519" calcext:value-type="float">
            <text:p>2.49113004610519</text:p>
          </table:table-cell>
          <table:table-cell table:formula="of:=COS(-3*[.B760])-[.C760]^(1/3)" office:value-type="float" office:value="-2.22273031095692" calcext:value-type="float">
            <text:p>-2.22273031095692</text:p>
          </table:table-cell>
        </table:table-row>
        <table:table-row table:style-name="ro1">
          <table:table-cell office:value-type="float" office:value="23.71875" calcext:value-type="float">
            <text:p>23.71875</text:p>
          </table:table-cell>
          <table:table-cell table:formula="of:=5*SIN([.A761])" office:value-type="float" office:value="-4.9386562502384" calcext:value-type="float">
            <text:p>-4.9386562502384</text:p>
          </table:table-cell>
          <table:table-cell table:formula="of:=[.A761]-20" office:value-type="float" office:value="3.71875" calcext:value-type="float">
            <text:p>3.71875</text:p>
          </table:table-cell>
          <table:table-cell table:formula="of:=COS(5*[.B761])+[.C761]^(1/3)" office:value-type="float" office:value="2.45427015685385" calcext:value-type="float">
            <text:p>2.45427015685385</text:p>
          </table:table-cell>
          <table:table-cell table:formula="of:=COS(-3*[.B761])-[.C761]^(1/3)" office:value-type="float" office:value="-2.17714950136301" calcext:value-type="float">
            <text:p>-2.17714950136301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table:formula="of:=5*SIN([.A762])" office:value-type="float" office:value="-4.91184844814212" calcext:value-type="float">
            <text:p>-4.91184844814212</text:p>
          </table:table-cell>
          <table:table-cell table:formula="of:=[.A762]-20" office:value-type="float" office:value="3.75" calcext:value-type="float">
            <text:p>3.75</text:p>
          </table:table-cell>
          <table:table-cell table:formula="of:=COS(5*[.B762])+[.C762]^(1/3)" office:value-type="float" office:value="2.39362391226819" calcext:value-type="float">
            <text:p>2.39362391226819</text:p>
          </table:table-cell>
          <table:table-cell table:formula="of:=COS(-3*[.B762])-[.C762]^(1/3)" office:value-type="float" office:value="-2.11691962304114" calcext:value-type="float">
            <text:p>-2.11691962304114</text:p>
          </table:table-cell>
        </table:table-row>
        <table:table-row table:style-name="ro1">
          <table:table-cell office:value-type="float" office:value="23.78125" calcext:value-type="float">
            <text:p>23.78125</text:p>
          </table:table-cell>
          <table:table-cell table:formula="of:=5*SIN([.A763])" office:value-type="float" office:value="-4.88024430939163" calcext:value-type="float">
            <text:p>-4.88024430939163</text:p>
          </table:table-cell>
          <table:table-cell table:formula="of:=[.A763]-20" office:value-type="float" office:value="3.78125" calcext:value-type="float">
            <text:p>3.78125</text:p>
          </table:table-cell>
          <table:table-cell table:formula="of:=COS(5*[.B763])+[.C763]^(1/3)" office:value-type="float" office:value="2.30208003374175" calcext:value-type="float">
            <text:p>2.30208003374175</text:p>
          </table:table-cell>
          <table:table-cell table:formula="of:=COS(-3*[.B763])-[.C763]^(1/3)" office:value-type="float" office:value="-2.04047185284206" calcext:value-type="float">
            <text:p>-2.04047185284206</text:p>
          </table:table-cell>
        </table:table-row>
        <table:table-row table:style-name="ro1">
          <table:table-cell office:value-type="float" office:value="23.8125" calcext:value-type="float">
            <text:p>23.8125</text:p>
          </table:table-cell>
          <table:table-cell table:formula="of:=5*SIN([.A764])" office:value-type="float" office:value="-4.84387469489209" calcext:value-type="float">
            <text:p>-4.84387469489209</text:p>
          </table:table-cell>
          <table:table-cell table:formula="of:=[.A764]-20" office:value-type="float" office:value="3.8125" calcext:value-type="float">
            <text:p>3.8125</text:p>
          </table:table-cell>
          <table:table-cell table:formula="of:=COS(5*[.B764])+[.C764]^(1/3)" office:value-type="float" office:value="2.17328336183755" calcext:value-type="float">
            <text:p>2.17328336183755</text:p>
          </table:table-cell>
          <table:table-cell table:formula="of:=COS(-3*[.B764])-[.C764]^(1/3)" office:value-type="float" office:value="-1.94650701985031" calcext:value-type="float">
            <text:p>-1.94650701985031</text:p>
          </table:table-cell>
        </table:table-row>
        <table:table-row table:style-name="ro1">
          <table:table-cell office:value-type="float" office:value="23.84375" calcext:value-type="float">
            <text:p>23.84375</text:p>
          </table:table-cell>
          <table:table-cell table:formula="of:=5*SIN([.A765])" office:value-type="float" office:value="-4.80277511895488" calcext:value-type="float">
            <text:p>-4.80277511895488</text:p>
          </table:table-cell>
          <table:table-cell table:formula="of:=[.A765]-20" office:value-type="float" office:value="3.84375" calcext:value-type="float">
            <text:p>3.84375</text:p>
          </table:table-cell>
          <table:table-cell table:formula="of:=COS(5*[.B765])+[.C765]^(1/3)" office:value-type="float" office:value="2.00315984814584" calcext:value-type="float">
            <text:p>2.00315984814584</text:p>
          </table:table-cell>
          <table:table-cell table:formula="of:=COS(-3*[.B765])-[.C765]^(1/3)" office:value-type="float" office:value="-1.83430434383439" calcext:value-type="float">
            <text:p>-1.83430434383439</text:p>
          </table:table-cell>
        </table:table-row>
        <table:table-row table:style-name="ro1">
          <table:table-cell office:value-type="float" office:value="23.875" calcext:value-type="float">
            <text:p>23.875</text:p>
          </table:table-cell>
          <table:table-cell table:formula="of:=5*SIN([.A766])" office:value-type="float" office:value="-4.7569857146184" calcext:value-type="float">
            <text:p>-4.7569857146184</text:p>
          </table:table-cell>
          <table:table-cell table:formula="of:=[.A766]-20" office:value-type="float" office:value="3.875" calcext:value-type="float">
            <text:p>3.875</text:p>
          </table:table-cell>
          <table:table-cell table:formula="of:=COS(5*[.B766])+[.C766]^(1/3)" office:value-type="float" office:value="1.791830730668" calcext:value-type="float">
            <text:p>1.791830730668</text:p>
          </table:table-cell>
          <table:table-cell table:formula="of:=COS(-3*[.B766])-[.C766]^(1/3)" office:value-type="float" office:value="-1.70408174924771" calcext:value-type="float">
            <text:p>-1.70408174924771</text:p>
          </table:table-cell>
        </table:table-row>
        <table:table-row table:style-name="ro1">
          <table:table-cell office:value-type="float" office:value="23.90625" calcext:value-type="float">
            <text:p>23.90625</text:p>
          </table:table-cell>
          <table:table-cell table:formula="of:=5*SIN([.A767])" office:value-type="float" office:value="-4.70655119445894" calcext:value-type="float">
            <text:p>-4.70655119445894</text:p>
          </table:table-cell>
          <table:table-cell table:formula="of:=[.A767]-20" office:value-type="float" office:value="3.90625" calcext:value-type="float">
            <text:p>3.90625</text:p>
          </table:table-cell>
          <table:table-cell table:formula="of:=COS(5*[.B767])+[.C767]^(1/3)" office:value-type="float" office:value="1.54571652736023" calcext:value-type="float">
            <text:p>1.54571652736023</text:p>
          </table:table-cell>
          <table:table-cell table:formula="of:=COS(-3*[.B767])-[.C767]^(1/3)" office:value-type="float" office:value="-1.55738884985376" calcext:value-type="float">
            <text:p>-1.55738884985376</text:p>
          </table:table-cell>
        </table:table-row>
        <table:table-row table:style-name="ro1">
          <table:table-cell office:value-type="float" office:value="23.9375" calcext:value-type="float">
            <text:p>23.9375</text:p>
          </table:table-cell>
          <table:table-cell table:formula="of:=5*SIN([.A768])" office:value-type="float" office:value="-4.65152080692956" calcext:value-type="float">
            <text:p>-4.65152080692956</text:p>
          </table:table-cell>
          <table:table-cell table:formula="of:=[.A768]-20" office:value-type="float" office:value="3.9375" calcext:value-type="float">
            <text:p>3.9375</text:p>
          </table:table-cell>
          <table:table-cell table:formula="of:=COS(5*[.B768])+[.C768]^(1/3)" office:value-type="float" office:value="1.27942550113182" calcext:value-type="float">
            <text:p>1.27942550113182</text:p>
          </table:table-cell>
          <table:table-cell table:formula="of:=COS(-3*[.B768])-[.C768]^(1/3)" office:value-type="float" office:value="-1.39749849517666" calcext:value-type="float">
            <text:p>-1.39749849517666</text:p>
          </table:table-cell>
        </table:table-row>
        <table:table-row table:style-name="ro1">
          <table:table-cell office:value-type="float" office:value="23.96875" calcext:value-type="float">
            <text:p>23.96875</text:p>
          </table:table-cell>
          <table:table-cell table:formula="of:=5*SIN([.A769])" office:value-type="float" office:value="-4.59194828826978" calcext:value-type="float">
            <text:p>-4.59194828826978</text:p>
          </table:table-cell>
          <table:table-cell table:formula="of:=[.A769]-20" office:value-type="float" office:value="3.96875" calcext:value-type="float">
            <text:p>3.96875</text:p>
          </table:table-cell>
          <table:table-cell table:formula="of:=COS(5*[.B769])+[.C769]^(1/3)" office:value-type="float" office:value="1.01679668716546" calcext:value-type="float">
            <text:p>1.01679668716546</text:p>
          </table:table-cell>
          <table:table-cell table:formula="of:=COS(-3*[.B769])-[.C769]^(1/3)" office:value-type="float" office:value="-1.22974513074192" calcext:value-type="float">
            <text:p>-1.229745130741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5*SIN([.A770])" office:value-type="float" office:value="-4.52789181003312" calcext:value-type="float">
            <text:p>-4.52789181003312</text:p>
          </table:table-cell>
          <table:table-cell table:formula="of:=[.A770]-20" office:value-type="float" office:value="4" calcext:value-type="float">
            <text:p>4</text:p>
          </table:table-cell>
          <table:table-cell table:formula="of:=COS(5*[.B770])+[.C770]^(1/3)" office:value-type="float" office:value="0.790295912574034" calcext:value-type="float">
            <text:p>0.790295912574034</text:p>
          </table:table-cell>
          <table:table-cell table:formula="of:=COS(-3*[.B770])-[.C770]^(1/3)" office:value-type="float" office:value="-1.06174041623728" calcext:value-type="float">
            <text:p>-1.06174041623728</text:p>
          </table:table-cell>
        </table:table-row>
        <table:table-row table:style-name="ro1">
          <table:table-cell office:value-type="float" office:value="24.03125" calcext:value-type="float">
            <text:p>24.03125</text:p>
          </table:table-cell>
          <table:table-cell table:formula="of:=5*SIN([.A771])" office:value-type="float" office:value="-4.45941392228352" calcext:value-type="float">
            <text:p>-4.45941392228352</text:p>
          </table:table-cell>
          <table:table-cell table:formula="of:=[.A771]-20" office:value-type="float" office:value="4.03125" calcext:value-type="float">
            <text:p>4.03125</text:p>
          </table:table-cell>
          <table:table-cell table:formula="of:=COS(5*[.B771])+[.C771]^(1/3)" office:value-type="float" office:value="0.637954222987015" calcext:value-type="float">
            <text:p>0.637954222987015</text:p>
          </table:table-cell>
          <table:table-cell table:formula="of:=COS(-3*[.B771])-[.C771]^(1/3)" office:value-type="float" office:value="-0.903382215152067" calcext:value-type="float">
            <text:p>-0.903382215152067</text:p>
          </table:table-cell>
        </table:table-row>
        <table:table-row table:style-name="ro1">
          <table:table-cell office:value-type="float" office:value="24.0625" calcext:value-type="float">
            <text:p>24.0625</text:p>
          </table:table-cell>
          <table:table-cell table:formula="of:=5*SIN([.A772])" office:value-type="float" office:value="-4.38658149251629" calcext:value-type="float">
            <text:p>-4.38658149251629</text:p>
          </table:table-cell>
          <table:table-cell table:formula="of:=[.A772]-20" office:value-type="float" office:value="4.0625" calcext:value-type="float">
            <text:p>4.0625</text:p>
          </table:table-cell>
          <table:table-cell table:formula="of:=COS(5*[.B772])+[.C772]^(1/3)" office:value-type="float" office:value="0.59732160895419" calcext:value-type="float">
            <text:p>0.59732160895419</text:p>
          </table:table-cell>
          <table:table-cell table:formula="of:=COS(-3*[.B772])-[.C772]^(1/3)" office:value-type="float" office:value="-0.766567207303856" calcext:value-type="float">
            <text:p>-0.766567207303856</text:p>
          </table:table-cell>
        </table:table-row>
        <table:table-row table:style-name="ro1">
          <table:table-cell office:value-type="float" office:value="24.09375" calcext:value-type="float">
            <text:p>24.09375</text:p>
          </table:table-cell>
          <table:table-cell table:formula="of:=5*SIN([.A773])" office:value-type="float" office:value="-4.30946564036309" calcext:value-type="float">
            <text:p>-4.30946564036309</text:p>
          </table:table-cell>
          <table:table-cell table:formula="of:=[.A773]-20" office:value-type="float" office:value="4.09375" calcext:value-type="float">
            <text:p>4.09375</text:p>
          </table:table-cell>
          <table:table-cell table:formula="of:=COS(5*[.B773])+[.C773]^(1/3)" office:value-type="float" office:value="0.696589160707806" calcext:value-type="float">
            <text:p>0.696589160707806</text:p>
          </table:table-cell>
          <table:table-cell table:formula="of:=COS(-3*[.B773])-[.C773]^(1/3)" office:value-type="float" office:value="-0.66452589043036" calcext:value-type="float">
            <text:p>-0.66452589043036</text:p>
          </table:table-cell>
        </table:table-row>
        <table:table-row table:style-name="ro1">
          <table:table-cell office:value-type="float" office:value="24.125" calcext:value-type="float">
            <text:p>24.125</text:p>
          </table:table-cell>
          <table:table-cell table:formula="of:=5*SIN([.A774])" office:value-type="float" office:value="-4.22814166814489" calcext:value-type="float">
            <text:p>-4.22814166814489</text:p>
          </table:table-cell>
          <table:table-cell table:formula="of:=[.A774]-20" office:value-type="float" office:value="4.125" calcext:value-type="float">
            <text:p>4.125</text:p>
          </table:table-cell>
          <table:table-cell table:formula="of:=COS(5*[.B774])+[.C774]^(1/3)" office:value-type="float" office:value="0.944114822538165" calcext:value-type="float">
            <text:p>0.944114822538165</text:p>
          </table:table-cell>
          <table:table-cell table:formula="of:=COS(-3*[.B774])-[.C774]^(1/3)" office:value-type="float" office:value="-0.610727495119716" calcext:value-type="float">
            <text:p>-0.610727495119716</text:p>
          </table:table-cell>
        </table:table-row>
        <table:table-row table:style-name="ro1">
          <table:table-cell office:value-type="float" office:value="24.15625" calcext:value-type="float">
            <text:p>24.15625</text:p>
          </table:table-cell>
          <table:table-cell table:formula="of:=5*SIN([.A775])" office:value-type="float" office:value="-4.14268898734047" calcext:value-type="float">
            <text:p>-4.14268898734047</text:p>
          </table:table-cell>
          <table:table-cell table:formula="of:=[.A775]-20" office:value-type="float" office:value="4.15625" calcext:value-type="float">
            <text:p>4.15625</text:p>
          </table:table-cell>
          <table:table-cell table:formula="of:=COS(5*[.B775])+[.C775]^(1/3)" office:value-type="float" office:value="1.31889249530176" calcext:value-type="float">
            <text:p>1.31889249530176</text:p>
          </table:table-cell>
          <table:table-cell table:formula="of:=COS(-3*[.B775])-[.C775]^(1/3)" office:value-type="float" office:value="-0.617355612829643" calcext:value-type="float">
            <text:p>-0.617355612829643</text:p>
          </table:table-cell>
        </table:table-row>
        <table:table-row table:style-name="ro1">
          <table:table-cell office:value-type="float" office:value="24.1875" calcext:value-type="float">
            <text:p>24.1875</text:p>
          </table:table-cell>
          <table:table-cell table:formula="of:=5*SIN([.A776])" office:value-type="float" office:value="-4.05319104104246" calcext:value-type="float">
            <text:p>-4.05319104104246</text:p>
          </table:table-cell>
          <table:table-cell table:formula="of:=[.A776]-20" office:value-type="float" office:value="4.1875" calcext:value-type="float">
            <text:p>4.1875</text:p>
          </table:table-cell>
          <table:table-cell table:formula="of:=COS(5*[.B776])+[.C776]^(1/3)" office:value-type="float" office:value="1.76561077473232" calcext:value-type="float">
            <text:p>1.76561077473232</text:p>
          </table:table-cell>
          <table:table-cell table:formula="of:=COS(-3*[.B776])-[.C776]^(1/3)" office:value-type="float" office:value="-0.693433764334402" calcext:value-type="float">
            <text:p>-0.693433764334402</text:p>
          </table:table-cell>
        </table:table-row>
        <table:table-row table:style-name="ro1">
          <table:table-cell office:value-type="float" office:value="24.21875" calcext:value-type="float">
            <text:p>24.21875</text:p>
          </table:table-cell>
          <table:table-cell table:formula="of:=5*SIN([.A777])" office:value-type="float" office:value="-3.95973522247664" calcext:value-type="float">
            <text:p>-3.95973522247664</text:p>
          </table:table-cell>
          <table:table-cell table:formula="of:=[.A777]-20" office:value-type="float" office:value="4.21875" calcext:value-type="float">
            <text:p>4.21875</text:p>
          </table:table-cell>
          <table:table-cell table:formula="of:=COS(5*[.B777])+[.C777]^(1/3)" office:value-type="float" office:value="2.19822453217387" calcext:value-type="float">
            <text:p>2.19822453217387</text:p>
          </table:table-cell>
          <table:table-cell table:formula="of:=COS(-3*[.B777])-[.C777]^(1/3)" office:value-type="float" office:value="-0.842778487703988" calcext:value-type="float">
            <text:p>-0.842778487703988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table:formula="of:=5*SIN([.A778])" office:value-type="float" office:value="-3.86241278966385" calcext:value-type="float">
            <text:p>-3.86241278966385</text:p>
          </table:table-cell>
          <table:table-cell table:formula="of:=[.A778]-20" office:value-type="float" office:value="4.25" calcext:value-type="float">
            <text:p>4.25</text:p>
          </table:table-cell>
          <table:table-cell table:formula="of:=COS(5*[.B778])+[.C778]^(1/3)" office:value-type="float" office:value="2.51474214741764" calcext:value-type="float">
            <text:p>2.51474214741764</text:p>
          </table:table-cell>
          <table:table-cell table:formula="of:=COS(-3*[.B778])-[.C778]^(1/3)" office:value-type="float" office:value="-1.06206289574099" calcext:value-type="float">
            <text:p>-1.06206289574099</text:p>
          </table:table-cell>
        </table:table-row>
        <table:table-row table:style-name="ro1">
          <table:table-cell office:value-type="float" office:value="24.28125" calcext:value-type="float">
            <text:p>24.28125</text:p>
          </table:table-cell>
          <table:table-cell table:formula="of:=5*SIN([.A779])" office:value-type="float" office:value="-3.76131877630816" calcext:value-type="float">
            <text:p>-3.76131877630816</text:p>
          </table:table-cell>
          <table:table-cell table:formula="of:=[.A779]-20" office:value-type="float" office:value="4.28125" calcext:value-type="float">
            <text:p>4.28125</text:p>
          </table:table-cell>
          <table:table-cell table:formula="of:=COS(5*[.B779])+[.C779]^(1/3)" office:value-type="float" office:value="2.62284359552663" calcext:value-type="float">
            <text:p>2.62284359552663</text:p>
          </table:table-cell>
          <table:table-cell table:formula="of:=COS(-3*[.B779])-[.C779]^(1/3)" office:value-type="float" office:value="-1.3393648694856" calcext:value-type="float">
            <text:p>-1.3393648694856</text:p>
          </table:table-cell>
        </table:table-row>
        <table:table-row table:style-name="ro1">
          <table:table-cell office:value-type="float" office:value="24.3125" calcext:value-type="float">
            <text:p>24.3125</text:p>
          </table:table-cell>
          <table:table-cell table:formula="of:=5*SIN([.A780])" office:value-type="float" office:value="-3.65655189899801" calcext:value-type="float">
            <text:p>-3.65655189899801</text:p>
          </table:table-cell>
          <table:table-cell table:formula="of:=[.A780]-20" office:value-type="float" office:value="4.3125" calcext:value-type="float">
            <text:p>4.3125</text:p>
          </table:table-cell>
          <table:table-cell table:formula="of:=COS(5*[.B780])+[.C780]^(1/3)" office:value-type="float" office:value="2.47133292082981" calcext:value-type="float">
            <text:p>2.47133292082981</text:p>
          </table:table-cell>
          <table:table-cell table:formula="of:=COS(-3*[.B780])-[.C780]^(1/3)" office:value-type="float" office:value="-1.65362320664632" calcext:value-type="float">
            <text:p>-1.65362320664632</text:p>
          </table:table-cell>
        </table:table-row>
        <table:table-row table:style-name="ro1">
          <table:table-cell office:value-type="float" office:value="24.34375" calcext:value-type="float">
            <text:p>24.34375</text:p>
          </table:table-cell>
          <table:table-cell table:formula="of:=5*SIN([.A781])" office:value-type="float" office:value="-3.54821446081116" calcext:value-type="float">
            <text:p>-3.54821446081116</text:p>
          </table:table-cell>
          <table:table-cell table:formula="of:=[.A781]-20" office:value-type="float" office:value="4.34375" calcext:value-type="float">
            <text:p>4.34375</text:p>
          </table:table-cell>
          <table:table-cell table:formula="of:=COS(5*[.B781])+[.C781]^(1/3)" office:value-type="float" office:value="2.07764894665385" calcext:value-type="float">
            <text:p>2.07764894665385</text:p>
          </table:table-cell>
          <table:table-cell table:formula="of:=COS(-3*[.B781])-[.C781]^(1/3)" office:value-type="float" office:value="-1.97540184546827" calcext:value-type="float">
            <text:p>-1.97540184546827</text:p>
          </table:table-cell>
        </table:table-row>
        <table:table-row table:style-name="ro1">
          <table:table-cell office:value-type="float" office:value="24.375" calcext:value-type="float">
            <text:p>24.375</text:p>
          </table:table-cell>
          <table:table-cell table:formula="of:=5*SIN([.A782])" office:value-type="float" office:value="-3.43641225141751" calcext:value-type="float">
            <text:p>-3.43641225141751</text:p>
          </table:table-cell>
          <table:table-cell table:formula="of:=[.A782]-20" office:value-type="float" office:value="4.375" calcext:value-type="float">
            <text:p>4.375</text:p>
          </table:table-cell>
          <table:table-cell table:formula="of:=COS(5*[.B782])+[.C782]^(1/3)" office:value-type="float" office:value="1.53898544440344" calcext:value-type="float">
            <text:p>1.53898544440344</text:p>
          </table:table-cell>
          <table:table-cell table:formula="of:=COS(-3*[.B782])-[.C782]^(1/3)" office:value-type="float" office:value="-2.26924141165012" calcext:value-type="float">
            <text:p>-2.26924141165012</text:p>
          </table:table-cell>
        </table:table-row>
        <table:table-row table:style-name="ro1">
          <table:table-cell office:value-type="float" office:value="24.40625" calcext:value-type="float">
            <text:p>24.40625</text:p>
          </table:table-cell>
          <table:table-cell table:formula="of:=5*SIN([.A783])" office:value-type="float" office:value="-3.32125444377719" calcext:value-type="float">
            <text:p>-3.32125444377719</text:p>
          </table:table-cell>
          <table:table-cell table:formula="of:=[.A783]-20" office:value-type="float" office:value="4.40625" calcext:value-type="float">
            <text:p>4.40625</text:p>
          </table:table-cell>
          <table:table-cell table:formula="of:=COS(5*[.B783])+[.C783]^(1/3)" office:value-type="float" office:value="1.01648432345886" calcext:value-type="float">
            <text:p>1.01648432345886</text:p>
          </table:table-cell>
          <table:table-cell table:formula="of:=COS(-3*[.B783])-[.C783]^(1/3)" office:value-type="float" office:value="-2.49764794383503" calcext:value-type="float">
            <text:p>-2.49764794383503</text:p>
          </table:table-cell>
        </table:table-row>
        <table:table-row table:style-name="ro1">
          <table:table-cell office:value-type="float" office:value="24.4375" calcext:value-type="float">
            <text:p>24.4375</text:p>
          </table:table-cell>
          <table:table-cell table:formula="of:=5*SIN([.A784])" office:value-type="float" office:value="-3.20285348753513" calcext:value-type="float">
            <text:p>-3.20285348753513</text:p>
          </table:table-cell>
          <table:table-cell table:formula="of:=[.A784]-20" office:value-type="float" office:value="4.4375" calcext:value-type="float">
            <text:p>4.4375</text:p>
          </table:table-cell>
          <table:table-cell table:formula="of:=COS(5*[.B784])+[.C784]^(1/3)" office:value-type="float" office:value="0.689830104629412" calcext:value-type="float">
            <text:p>0.689830104629412</text:p>
          </table:table-cell>
          <table:table-cell table:formula="of:=COS(-3*[.B784])-[.C784]^(1/3)" office:value-type="float" office:value="-2.62644408949837" calcext:value-type="float">
            <text:p>-2.62644408949837</text:p>
          </table:table-cell>
        </table:table-row>
        <table:table-row table:style-name="ro1">
          <table:table-cell office:value-type="float" office:value="24.46875" calcext:value-type="float">
            <text:p>24.46875</text:p>
          </table:table-cell>
          <table:table-cell table:formula="of:=5*SIN([.A785])" office:value-type="float" office:value="-3.08132499921578" calcext:value-type="float">
            <text:p>-3.08132499921578</text:p>
          </table:table-cell>
          <table:table-cell table:formula="of:=[.A785]-20" office:value-type="float" office:value="4.46875" calcext:value-type="float">
            <text:p>4.46875</text:p>
          </table:table-cell>
          <table:table-cell table:formula="of:=COS(5*[.B785])+[.C785]^(1/3)" office:value-type="float" office:value="0.692192921258054" calcext:value-type="float">
            <text:p>0.692192921258054</text:p>
          </table:table-cell>
          <table:table-cell table:formula="of:=COS(-3*[.B785])-[.C785]^(1/3)" office:value-type="float" office:value="-2.63083269012384" calcext:value-type="float">
            <text:p>-2.63083269012384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5*SIN([.A786])" office:value-type="float" office:value="-2.95678764932562" calcext:value-type="float">
            <text:p>-2.95678764932562</text:p>
          </table:table-cell>
          <table:table-cell table:formula="of:=[.A786]-20" office:value-type="float" office:value="4.5" calcext:value-type="float">
            <text:p>4.5</text:p>
          </table:table-cell>
          <table:table-cell table:formula="of:=COS(5*[.B786])+[.C786]^(1/3)" office:value-type="float" office:value="1.04835068001869" calcext:value-type="float">
            <text:p>1.04835068001869</text:p>
          </table:table-cell>
          <table:table-cell table:formula="of:=COS(-3*[.B786])-[.C786]^(1/3)" office:value-type="float" office:value="-2.50117217436703" calcext:value-type="float">
            <text:p>-2.50117217436703</text:p>
          </table:table-cell>
        </table:table-row>
        <table:table-row table:style-name="ro1">
          <table:table-cell office:value-type="float" office:value="24.53125" calcext:value-type="float">
            <text:p>24.53125</text:p>
          </table:table-cell>
          <table:table-cell table:formula="of:=5*SIN([.A787])" office:value-type="float" office:value="-2.82936304647339" calcext:value-type="float">
            <text:p>-2.82936304647339</text:p>
          </table:table-cell>
          <table:table-cell table:formula="of:=[.A787]-20" office:value-type="float" office:value="4.53125" calcext:value-type="float">
            <text:p>4.53125</text:p>
          </table:table-cell>
          <table:table-cell table:formula="of:=COS(5*[.B787])+[.C787]^(1/3)" office:value-type="float" office:value="1.64512834548544" calcext:value-type="float">
            <text:p>1.64512834548544</text:p>
          </table:table-cell>
          <table:table-cell table:formula="of:=COS(-3*[.B787])-[.C787]^(1/3)" office:value-type="float" office:value="-2.2472352431061" calcext:value-type="float">
            <text:p>-2.2472352431061</text:p>
          </table:table-cell>
        </table:table-row>
        <table:table-row table:style-name="ro1">
          <table:table-cell office:value-type="float" office:value="24.5625" calcext:value-type="float">
            <text:p>24.5625</text:p>
          </table:table-cell>
          <table:table-cell table:formula="of:=5*SIN([.A788])" office:value-type="float" office:value="-2.69917561862134" calcext:value-type="float">
            <text:p>-2.69917561862134</text:p>
          </table:table-cell>
          <table:table-cell table:formula="of:=[.A788]-20" office:value-type="float" office:value="4.5625" calcext:value-type="float">
            <text:p>4.5625</text:p>
          </table:table-cell>
          <table:table-cell table:formula="of:=COS(5*[.B788])+[.C788]^(1/3)" office:value-type="float" office:value="2.25680058383505" calcext:value-type="float">
            <text:p>2.25680058383505</text:p>
          </table:table-cell>
          <table:table-cell table:formula="of:=COS(-3*[.B788])-[.C788]^(1/3)" office:value-type="float" office:value="-1.8997165932882" calcext:value-type="float">
            <text:p>-1.8997165932882</text:p>
          </table:table-cell>
        </table:table-row>
        <table:table-row table:style-name="ro1">
          <table:table-cell office:value-type="float" office:value="24.59375" calcext:value-type="float">
            <text:p>24.59375</text:p>
          </table:table-cell>
          <table:table-cell table:formula="of:=5*SIN([.A789])" office:value-type="float" office:value="-2.56635249158346" calcext:value-type="float">
            <text:p>-2.56635249158346</text:p>
          </table:table-cell>
          <table:table-cell table:formula="of:=[.A789]-20" office:value-type="float" office:value="4.59375" calcext:value-type="float">
            <text:p>4.59375</text:p>
          </table:table-cell>
          <table:table-cell table:formula="of:=COS(5*[.B789])+[.C789]^(1/3)" office:value-type="float" office:value="2.62733973962135" calcext:value-type="float">
            <text:p>2.62733973962135</text:p>
          </table:table-cell>
          <table:table-cell table:formula="of:=COS(-3*[.B789])-[.C789]^(1/3)" office:value-type="float" office:value="-1.50804477300159" calcext:value-type="float">
            <text:p>-1.50804477300159</text:p>
          </table:table-cell>
        </table:table-row>
        <table:table-row table:style-name="ro1">
          <table:table-cell office:value-type="float" office:value="24.625" calcext:value-type="float">
            <text:p>24.625</text:p>
          </table:table-cell>
          <table:table-cell table:formula="of:=5*SIN([.A790])" office:value-type="float" office:value="-2.43102336488924" calcext:value-type="float">
            <text:p>-2.43102336488924</text:p>
          </table:table-cell>
          <table:table-cell table:formula="of:=[.A790]-20" office:value-type="float" office:value="4.625" calcext:value-type="float">
            <text:p>4.625</text:p>
          </table:table-cell>
          <table:table-cell table:formula="of:=COS(5*[.B790])+[.C790]^(1/3)" office:value-type="float" office:value="2.58273125556398" calcext:value-type="float">
            <text:p>2.58273125556398</text:p>
          </table:table-cell>
          <table:table-cell table:formula="of:=COS(-3*[.B790])-[.C790]^(1/3)" office:value-type="float" office:value="-1.13415264235483" calcext:value-type="float">
            <text:p>-1.13415264235483</text:p>
          </table:table-cell>
        </table:table-row>
        <table:table-row table:style-name="ro1">
          <table:table-cell office:value-type="float" office:value="24.65625" calcext:value-type="float">
            <text:p>24.65625</text:p>
          </table:table-cell>
          <table:table-cell table:formula="of:=5*SIN([.A791])" office:value-type="float" office:value="-2.29332038513434" calcext:value-type="float">
            <text:p>-2.29332038513434</text:p>
          </table:table-cell>
          <table:table-cell table:formula="of:=[.A791]-20" office:value-type="float" office:value="4.65625" calcext:value-type="float">
            <text:p>4.65625</text:p>
          </table:table-cell>
          <table:table-cell table:formula="of:=COS(5*[.B791])+[.C791]^(1/3)" office:value-type="float" office:value="2.12365726354296" calcext:value-type="float">
            <text:p>2.12365726354296</text:p>
          </table:table-cell>
          <table:table-cell table:formula="of:=COS(-3*[.B791])-[.C791]^(1/3)" office:value-type="float" office:value="-0.842703192862465" calcext:value-type="float">
            <text:p>-0.842703192862465</text:p>
          </table:table-cell>
        </table:table-row>
        <table:table-row table:style-name="ro1">
          <table:table-cell office:value-type="float" office:value="24.6875" calcext:value-type="float">
            <text:p>24.6875</text:p>
          </table:table-cell>
          <table:table-cell table:formula="of:=5*SIN([.A792])" office:value-type="float" office:value="-2.15337801694163" calcext:value-type="float">
            <text:p>-2.15337801694163</text:p>
          </table:table-cell>
          <table:table-cell table:formula="of:=[.A792]-20" office:value-type="float" office:value="4.6875" calcext:value-type="float">
            <text:p>4.6875</text:p>
          </table:table-cell>
          <table:table-cell table:formula="of:=COS(5*[.B792])+[.C792]^(1/3)" office:value-type="float" office:value="1.44688619611341" calcext:value-type="float">
            <text:p>1.44688619611341</text:p>
          </table:table-cell>
          <table:table-cell table:formula="of:=COS(-3*[.B792])-[.C792]^(1/3)" office:value-type="float" office:value="-0.689196998011515" calcext:value-type="float">
            <text:p>-0.689196998011515</text:p>
          </table:table-cell>
        </table:table-row>
        <table:table-row table:style-name="ro1">
          <table:table-cell office:value-type="float" office:value="24.71875" calcext:value-type="float">
            <text:p>24.71875</text:p>
          </table:table-cell>
          <table:table-cell table:formula="of:=5*SIN([.A793])" office:value-type="float" office:value="-2.01133291165878" calcext:value-type="float">
            <text:p>-2.01133291165878</text:p>
          </table:table-cell>
          <table:table-cell table:formula="of:=[.A793]-20" office:value-type="float" office:value="4.71875" calcext:value-type="float">
            <text:p>4.71875</text:p>
          </table:table-cell>
          <table:table-cell table:formula="of:=COS(5*[.B793])+[.C793]^(1/3)" office:value-type="float" office:value="0.870378621076322" calcext:value-type="float">
            <text:p>0.870378621076322</text:p>
          </table:table-cell>
          <table:table-cell table:formula="of:=COS(-3*[.B793])-[.C793]^(1/3)" office:value-type="float" office:value="-0.708179866621923" calcext:value-type="float">
            <text:p>-0.708179866621923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table:formula="of:=5*SIN([.A794])" office:value-type="float" office:value="-1.86732377392057" calcext:value-type="float">
            <text:p>-1.86732377392057</text:p>
          </table:table-cell>
          <table:table-cell table:formula="of:=[.A794]-20" office:value-type="float" office:value="4.75" calcext:value-type="float">
            <text:p>4.75</text:p>
          </table:table-cell>
          <table:table-cell table:formula="of:=COS(5*[.B794])+[.C794]^(1/3)" office:value-type="float" office:value="0.684871199879989" calcext:value-type="float">
            <text:p>0.684871199879989</text:p>
          </table:table-cell>
          <table:table-cell table:formula="of:=COS(-3*[.B794])-[.C794]^(1/3)" office:value-type="float" office:value="-0.904178903001015" calcext:value-type="float">
            <text:p>-0.904178903001015</text:p>
          </table:table-cell>
        </table:table-row>
        <table:table-row table:style-name="ro1">
          <table:table-cell office:value-type="float" office:value="24.78125" calcext:value-type="float">
            <text:p>24.78125</text:p>
          </table:table-cell>
          <table:table-cell table:formula="of:=5*SIN([.A795])" office:value-type="float" office:value="-1.72149122620612" calcext:value-type="float">
            <text:p>-1.72149122620612</text:p>
          </table:table-cell>
          <table:table-cell table:formula="of:=[.A795]-20" office:value-type="float" office:value="4.78125" calcext:value-type="float">
            <text:p>4.78125</text:p>
          </table:table-cell>
          <table:table-cell table:formula="of:=COS(5*[.B795])+[.C795]^(1/3)" office:value-type="float" office:value="1.0004891338838" calcext:value-type="float">
            <text:p>1.0004891338838</text:p>
          </table:table-cell>
          <table:table-cell table:formula="of:=COS(-3*[.B795])-[.C795]^(1/3)" office:value-type="float" office:value="-1.24782427713851" calcext:value-type="float">
            <text:p>-1.24782427713851</text:p>
          </table:table-cell>
        </table:table-row>
        <table:table-row table:style-name="ro1">
          <table:table-cell office:value-type="float" office:value="24.8125" calcext:value-type="float">
            <text:p>24.8125</text:p>
          </table:table-cell>
          <table:table-cell table:formula="of:=5*SIN([.A796])" office:value-type="float" office:value="-1.57397767152346" calcext:value-type="float">
            <text:p>-1.57397767152346</text:p>
          </table:table-cell>
          <table:table-cell table:formula="of:=[.A796]-20" office:value-type="float" office:value="4.8125" calcext:value-type="float">
            <text:p>4.8125</text:p>
          </table:table-cell>
          <table:table-cell table:formula="of:=COS(5*[.B796])+[.C796]^(1/3)" office:value-type="float" office:value="1.67242230131892" calcext:value-type="float">
            <text:p>1.67242230131892</text:p>
          </table:table-cell>
          <table:table-cell table:formula="of:=COS(-3*[.B796])-[.C796]^(1/3)" office:value-type="float" office:value="-1.67878446487921" calcext:value-type="float">
            <text:p>-1.67878446487921</text:p>
          </table:table-cell>
        </table:table-row>
        <table:table-row table:style-name="ro1">
          <table:table-cell office:value-type="float" office:value="24.84375" calcext:value-type="float">
            <text:p>24.84375</text:p>
          </table:table-cell>
          <table:table-cell table:formula="of:=5*SIN([.A797])" office:value-type="float" office:value="-1.42492715435538" calcext:value-type="float">
            <text:p>-1.42492715435538</text:p>
          </table:table-cell>
          <table:table-cell table:formula="of:=[.A797]-20" office:value-type="float" office:value="4.84375" calcext:value-type="float">
            <text:p>4.84375</text:p>
          </table:table-cell>
          <table:table-cell table:formula="of:=COS(5*[.B797])+[.C797]^(1/3)" office:value-type="float" office:value="2.35835690864373" calcext:value-type="float">
            <text:p>2.35835690864373</text:p>
          </table:table-cell>
          <table:table-cell table:formula="of:=COS(-3*[.B797])-[.C797]^(1/3)" office:value-type="float" office:value="-2.11574850844" calcext:value-type="float">
            <text:p>-2.11574850844</text:p>
          </table:table-cell>
        </table:table-row>
        <table:table-row table:style-name="ro1">
          <table:table-cell office:value-type="float" office:value="24.875" calcext:value-type="float">
            <text:p>24.875</text:p>
          </table:table-cell>
          <table:table-cell table:formula="of:=5*SIN([.A798])" office:value-type="float" office:value="-1.27448522000248" calcext:value-type="float">
            <text:p>-1.27448522000248</text:p>
          </table:table-cell>
          <table:table-cell table:formula="of:=[.A798]-20" office:value-type="float" office:value="4.875" calcext:value-type="float">
            <text:p>4.875</text:p>
          </table:table-cell>
          <table:table-cell table:formula="of:=COS(5*[.B798])+[.C798]^(1/3)" office:value-type="float" office:value="2.69162640391992" calcext:value-type="float">
            <text:p>2.69162640391992</text:p>
          </table:table-cell>
          <table:table-cell table:formula="of:=COS(-3*[.B798])-[.C798]^(1/3)" office:value-type="float" office:value="-2.47200564609998" calcext:value-type="float">
            <text:p>-2.47200564609998</text:p>
          </table:table-cell>
        </table:table-row>
        <table:table-row table:style-name="ro1">
          <table:table-cell office:value-type="float" office:value="24.90625" calcext:value-type="float">
            <text:p>24.90625</text:p>
          </table:table-cell>
          <table:table-cell table:formula="of:=5*SIN([.A799])" office:value-type="float" office:value="-1.12279877246061" calcext:value-type="float">
            <text:p>-1.12279877246061</text:p>
          </table:table-cell>
          <table:table-cell table:formula="of:=[.A799]-20" office:value-type="float" office:value="4.90625" calcext:value-type="float">
            <text:p>4.90625</text:p>
          </table:table-cell>
          <table:table-cell table:formula="of:=COS(5*[.B799])+[.C799]^(1/3)" office:value-type="float" office:value="2.4835446074762" calcext:value-type="float">
            <text:p>2.4835446074762</text:p>
          </table:table-cell>
          <table:table-cell table:formula="of:=COS(-3*[.B799])-[.C799]^(1/3)" office:value-type="float" office:value="-2.67361120928363" calcext:value-type="float">
            <text:p>-2.67361120928363</text:p>
          </table:table-cell>
        </table:table-row>
        <table:table-row table:style-name="ro1">
          <table:table-cell office:value-type="float" office:value="24.9375" calcext:value-type="float">
            <text:p>24.9375</text:p>
          </table:table-cell>
          <table:table-cell table:formula="of:=5*SIN([.A800])" office:value-type="float" office:value="-0.970015930971628" calcext:value-type="float">
            <text:p>-0.970015930971628</text:p>
          </table:table-cell>
          <table:table-cell table:formula="of:=[.A800]-20" office:value-type="float" office:value="4.9375" calcext:value-type="float">
            <text:p>4.9375</text:p>
          </table:table-cell>
          <table:table-cell table:formula="of:=COS(5*[.B800])+[.C800]^(1/3)" office:value-type="float" office:value="1.84007716543171" calcext:value-type="float">
            <text:p>1.84007716543171</text:p>
          </table:table-cell>
          <table:table-cell table:formula="of:=COS(-3*[.B800])-[.C800]^(1/3)" office:value-type="float" office:value="-2.67613419168366" calcext:value-type="float">
            <text:p>-2.67613419168366</text:p>
          </table:table-cell>
        </table:table-row>
        <table:table-row table:style-name="ro1">
          <table:table-cell office:value-type="float" office:value="24.96875" calcext:value-type="float">
            <text:p>24.96875</text:p>
          </table:table-cell>
          <table:table-cell table:formula="of:=5*SIN([.A801])" office:value-type="float" office:value="-0.81628588538749" calcext:value-type="float">
            <text:p>-0.81628588538749</text:p>
          </table:table-cell>
          <table:table-cell table:formula="of:=[.A801]-20" office:value-type="float" office:value="4.96875" calcext:value-type="float">
            <text:p>4.96875</text:p>
          </table:table-cell>
          <table:table-cell table:formula="of:=COS(5*[.B801])+[.C801]^(1/3)" office:value-type="float" office:value="1.11648621696031" calcext:value-type="float">
            <text:p>1.11648621696031</text:p>
          </table:table-cell>
          <table:table-cell table:formula="of:=COS(-3*[.B801])-[.C801]^(1/3)" office:value-type="float" office:value="-2.47590825421139" calcext:value-type="float">
            <text:p>-2.475908254211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5*SIN([.A802])" office:value-type="float" office:value="-0.661758750488865" calcext:value-type="float">
            <text:p>-0.661758750488865</text:p>
          </table:table-cell>
          <table:table-cell table:formula="of:=[.A802]-20" office:value-type="float" office:value="5" calcext:value-type="float">
            <text:p>5</text:p>
          </table:table-cell>
          <table:table-cell table:formula="of:=COS(5*[.B802])+[.C802]^(1/3)" office:value-type="float" office:value="0.723921516172714" calcext:value-type="float">
            <text:p>0.723921516172714</text:p>
          </table:table-cell>
          <table:table-cell table:formula="of:=COS(-3*[.B802])-[.C802]^(1/3)" office:value-type="float" office:value="-2.11268989313589" calcext:value-type="float">
            <text:p>-2.11268989313589</text:p>
          </table:table-cell>
        </table:table-row>
        <table:table-row table:style-name="ro1">
          <table:table-cell office:value-type="float" office:value="25.03125" calcext:value-type="float">
            <text:p>25.03125</text:p>
          </table:table-cell>
          <table:table-cell table:formula="of:=5*SIN([.A803])" office:value-type="float" office:value="-0.506585419400614" calcext:value-type="float">
            <text:p>-0.506585419400614</text:p>
          </table:table-cell>
          <table:table-cell table:formula="of:=[.A803]-20" office:value-type="float" office:value="5.03125" calcext:value-type="float">
            <text:p>5.03125</text:p>
          </table:table-cell>
          <table:table-cell table:formula="of:=COS(5*[.B803])+[.C803]^(1/3)" office:value-type="float" office:value="0.893119253420327" calcext:value-type="float">
            <text:p>0.893119253420327</text:p>
          </table:table-cell>
          <table:table-cell table:formula="of:=COS(-3*[.B803])-[.C803]^(1/3)" office:value-type="float" office:value="-1.66251308962891" calcext:value-type="float">
            <text:p>-1.66251308962891</text:p>
          </table:table-cell>
        </table:table-row>
        <table:table-row table:style-name="ro1">
          <table:table-cell office:value-type="float" office:value="25.0625" calcext:value-type="float">
            <text:p>25.0625</text:p>
          </table:table-cell>
          <table:table-cell table:formula="of:=5*SIN([.A804])" office:value-type="float" office:value="-0.350917416247211" calcext:value-type="float">
            <text:p>-0.350917416247211</text:p>
          </table:table-cell>
          <table:table-cell table:formula="of:=[.A804]-20" office:value-type="float" office:value="5.0625" calcext:value-type="float">
            <text:p>5.0625</text:p>
          </table:table-cell>
          <table:table-cell table:formula="of:=COS(5*[.B804])+[.C804]^(1/3)" office:value-type="float" office:value="1.53431357579815" calcext:value-type="float">
            <text:p>1.53431357579815</text:p>
          </table:table-cell>
          <table:table-cell table:formula="of:=COS(-3*[.B804])-[.C804]^(1/3)" office:value-type="float" office:value="-1.22188956192297" calcext:value-type="float">
            <text:p>-1.22188956192297</text:p>
          </table:table-cell>
        </table:table-row>
        <table:table-row table:style-name="ro1">
          <table:table-cell office:value-type="float" office:value="25.09375" calcext:value-type="float">
            <text:p>25.09375</text:p>
          </table:table-cell>
          <table:table-cell table:formula="of:=5*SIN([.A805])" office:value-type="float" office:value="-0.194906748192008" calcext:value-type="float">
            <text:p>-0.194906748192008</text:p>
          </table:table-cell>
          <table:table-cell table:formula="of:=[.A805]-20" office:value-type="float" office:value="5.09375" calcext:value-type="float">
            <text:p>5.09375</text:p>
          </table:table-cell>
          <table:table-cell table:formula="of:=COS(5*[.B805])+[.C805]^(1/3)" office:value-type="float" office:value="2.28215110364433" calcext:value-type="float">
            <text:p>2.28215110364433</text:p>
          </table:table-cell>
          <table:table-cell table:formula="of:=COS(-3*[.B805])-[.C805]^(1/3)" office:value-type="float" office:value="-0.886730653586585" calcext:value-type="float">
            <text:p>-0.886730653586585</text:p>
          </table:table-cell>
        </table:table-row>
        <table:table-row table:style-name="ro1">
          <table:table-cell office:value-type="float" office:value="25.125" calcext:value-type="float">
            <text:p>25.125</text:p>
          </table:table-cell>
          <table:table-cell table:formula="of:=5*SIN([.A806])" office:value-type="float" office:value="-0.0387057570048148" calcext:value-type="float">
            <text:p>-0.0387057570048148</text:p>
          </table:table-cell>
          <table:table-cell table:formula="of:=[.A806]-20" office:value-type="float" office:value="5.125" calcext:value-type="float">
            <text:p>5.125</text:p>
          </table:table-cell>
          <table:table-cell table:formula="of:=COS(5*[.B806])+[.C806]^(1/3)" office:value-type="float" office:value="2.70544030014052" calcext:value-type="float">
            <text:p>2.70544030014052</text:p>
          </table:table-cell>
          <table:table-cell table:formula="of:=COS(-3*[.B806])-[.C806]^(1/3)" office:value-type="float" office:value="-0.730842659023991" calcext:value-type="float">
            <text:p>-0.730842659023991</text:p>
          </table:table-cell>
        </table:table-row>
        <table:table-row table:style-name="ro1">
          <table:table-cell office:value-type="float" office:value="25.15625" calcext:value-type="float">
            <text:p>25.15625</text:p>
          </table:table-cell>
          <table:table-cell table:formula="of:=5*SIN([.A807])" office:value-type="float" office:value="0.117533029697246" calcext:value-type="float">
            <text:p>0.117533029697246</text:p>
          </table:table-cell>
          <table:table-cell table:formula="of:=[.A807]-20" office:value-type="float" office:value="5.15625" calcext:value-type="float">
            <text:p>5.15625</text:p>
          </table:table-cell>
          <table:table-cell table:formula="of:=COS(5*[.B807])+[.C807]^(1/3)" office:value-type="float" office:value="2.55984324085058" calcext:value-type="float">
            <text:p>2.55984324085058</text:p>
          </table:table-cell>
          <table:table-cell table:formula="of:=COS(-3*[.B807])-[.C807]^(1/3)" office:value-type="float" office:value="-0.789127488456548" calcext:value-type="float">
            <text:p>-0.789127488456548</text:p>
          </table:table-cell>
        </table:table-row>
        <table:table-row table:style-name="ro1">
          <table:table-cell office:value-type="float" office:value="25.1875" calcext:value-type="float">
            <text:p>25.1875</text:p>
          </table:table-cell>
          <table:table-cell table:formula="of:=5*SIN([.A808])" office:value-type="float" office:value="0.273657047390375" calcext:value-type="float">
            <text:p>0.273657047390375</text:p>
          </table:table-cell>
          <table:table-cell table:formula="of:=[.A808]-20" office:value-type="float" office:value="5.1875" calcext:value-type="float">
            <text:p>5.1875</text:p>
          </table:table-cell>
          <table:table-cell table:formula="of:=COS(5*[.B808])+[.C808]^(1/3)" office:value-type="float" office:value="1.93221863023298" calcext:value-type="float">
            <text:p>1.93221863023298</text:p>
          </table:table-cell>
          <table:table-cell table:formula="of:=COS(-3*[.B808])-[.C808]^(1/3)" office:value-type="float" office:value="-1.04957805401325" calcext:value-type="float">
            <text:p>-1.04957805401325</text:p>
          </table:table-cell>
        </table:table-row>
        <table:table-row table:style-name="ro1">
          <table:table-cell office:value-type="float" office:value="25.21875" calcext:value-type="float">
            <text:p>25.21875</text:p>
          </table:table-cell>
          <table:table-cell table:formula="of:=5*SIN([.A809])" office:value-type="float" office:value="0.429513843620762" calcext:value-type="float">
            <text:p>0.429513843620762</text:p>
          </table:table-cell>
          <table:table-cell table:formula="of:=[.A809]-20" office:value-type="float" office:value="5.21875" calcext:value-type="float">
            <text:p>5.21875</text:p>
          </table:table-cell>
          <table:table-cell table:formula="of:=COS(5*[.B809])+[.C809]^(1/3)" office:value-type="float" office:value="1.18923628648543" calcext:value-type="float">
            <text:p>1.18923628648543</text:p>
          </table:table-cell>
          <table:table-cell table:formula="of:=COS(-3*[.B809])-[.C809]^(1/3)" office:value-type="float" office:value="-1.45603609034294" calcext:value-type="float">
            <text:p>-1.45603609034294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table:formula="of:=5*SIN([.A810])" office:value-type="float" office:value="0.58495122687182" calcext:value-type="float">
            <text:p>0.58495122687182</text:p>
          </table:table-cell>
          <table:table-cell table:formula="of:=[.A810]-20" office:value-type="float" office:value="5.25" calcext:value-type="float">
            <text:p>5.25</text:p>
          </table:table-cell>
          <table:table-cell table:formula="of:=COS(5*[.B810])+[.C810]^(1/3)" office:value-type="float" office:value="0.76143039224494" calcext:value-type="float">
            <text:p>0.76143039224494</text:p>
          </table:table-cell>
          <table:table-cell table:formula="of:=COS(-3*[.B810])-[.C810]^(1/3)" office:value-type="float" office:value="-1.92103321328143" calcext:value-type="float">
            <text:p>-1.92103321328143</text:p>
          </table:table-cell>
        </table:table-row>
        <table:table-row table:style-name="ro1">
          <table:table-cell office:value-type="float" office:value="25.28125" calcext:value-type="float">
            <text:p>25.28125</text:p>
          </table:table-cell>
          <table:table-cell table:formula="of:=5*SIN([.A811])" office:value-type="float" office:value="0.73981741517662" calcext:value-type="float">
            <text:p>0.73981741517662</text:p>
          </table:table-cell>
          <table:table-cell table:formula="of:=[.A811]-20" office:value-type="float" office:value="5.28125" calcext:value-type="float">
            <text:p>5.28125</text:p>
          </table:table-cell>
          <table:table-cell table:formula="of:=COS(5*[.B811])+[.C811]^(1/3)" office:value-type="float" office:value="0.892871563552562" calcext:value-type="float">
            <text:p>0.892871563552562</text:p>
          </table:table-cell>
          <table:table-cell table:formula="of:=COS(-3*[.B811])-[.C811]^(1/3)" office:value-type="float" office:value="-2.34557080005882" calcext:value-type="float">
            <text:p>-2.34557080005882</text:p>
          </table:table-cell>
        </table:table-row>
        <table:table-row table:style-name="ro1">
          <table:table-cell office:value-type="float" office:value="25.3125" calcext:value-type="float">
            <text:p>25.3125</text:p>
          </table:table-cell>
          <table:table-cell table:formula="of:=5*SIN([.A812])" office:value-type="float" office:value="0.893961184330403" calcext:value-type="float">
            <text:p>0.893961184330403</text:p>
          </table:table-cell>
          <table:table-cell table:formula="of:=[.A812]-20" office:value-type="float" office:value="5.3125" calcext:value-type="float">
            <text:p>5.3125</text:p>
          </table:table-cell>
          <table:table-cell table:formula="of:=COS(5*[.B812])+[.C812]^(1/3)" office:value-type="float" office:value="1.50467215805027" calcext:value-type="float">
            <text:p>1.50467215805027</text:p>
          </table:table-cell>
          <table:table-cell table:formula="of:=COS(-3*[.B812])-[.C812]^(1/3)" office:value-type="float" office:value="-2.64106461557642" calcext:value-type="float">
            <text:p>-2.64106461557642</text:p>
          </table:table-cell>
        </table:table-row>
        <table:table-row table:style-name="ro1">
          <table:table-cell office:value-type="float" office:value="25.34375" calcext:value-type="float">
            <text:p>25.34375</text:p>
          </table:table-cell>
          <table:table-cell table:formula="of:=5*SIN([.A813])" office:value-type="float" office:value="1.04723201555845" calcext:value-type="float">
            <text:p>1.04723201555845</text:p>
          </table:table-cell>
          <table:table-cell table:formula="of:=[.A813]-20" office:value-type="float" office:value="5.34375" calcext:value-type="float">
            <text:p>5.34375</text:p>
          </table:table-cell>
          <table:table-cell table:formula="of:=COS(5*[.B813])+[.C813]^(1/3)" office:value-type="float" office:value="2.24844689193524" calcext:value-type="float">
            <text:p>2.24844689193524</text:p>
          </table:table-cell>
          <table:table-cell table:formula="of:=COS(-3*[.B813])-[.C813]^(1/3)" office:value-type="float" office:value="-2.74829765895015" calcext:value-type="float">
            <text:p>-2.74829765895015</text:p>
          </table:table-cell>
        </table:table-row>
        <table:table-row table:style-name="ro1">
          <table:table-cell office:value-type="float" office:value="25.375" calcext:value-type="float">
            <text:p>25.375</text:p>
          </table:table-cell>
          <table:table-cell table:formula="of:=5*SIN([.A814])" office:value-type="float" office:value="1.19948024249512" calcext:value-type="float">
            <text:p>1.19948024249512</text:p>
          </table:table-cell>
          <table:table-cell table:formula="of:=[.A814]-20" office:value-type="float" office:value="5.375" calcext:value-type="float">
            <text:p>5.375</text:p>
          </table:table-cell>
          <table:table-cell table:formula="of:=COS(5*[.B814])+[.C814]^(1/3)" office:value-type="float" office:value="2.71113993380267" calcext:value-type="float">
            <text:p>2.71113993380267</text:p>
          </table:table-cell>
          <table:table-cell table:formula="of:=COS(-3*[.B814])-[.C814]^(1/3)" office:value-type="float" office:value="-2.64914636605435" calcext:value-type="float">
            <text:p>-2.64914636605435</text:p>
          </table:table-cell>
        </table:table-row>
        <table:table-row table:style-name="ro1">
          <table:table-cell office:value-type="float" office:value="25.40625" calcext:value-type="float">
            <text:p>25.40625</text:p>
          </table:table-cell>
          <table:table-cell table:formula="of:=5*SIN([.A815])" office:value-type="float" office:value="1.3505571973305" calcext:value-type="float">
            <text:p>1.3505571973305</text:p>
          </table:table-cell>
          <table:table-cell table:formula="of:=[.A815]-20" office:value-type="float" office:value="5.40625" calcext:value-type="float">
            <text:p>5.40625</text:p>
          </table:table-cell>
          <table:table-cell table:formula="of:=COS(5*[.B815])+[.C815]^(1/3)" office:value-type="float" office:value="2.64683630181807" calcext:value-type="float">
            <text:p>2.64683630181807</text:p>
          </table:table-cell>
          <table:table-cell table:formula="of:=COS(-3*[.B815])-[.C815]^(1/3)" office:value-type="float" office:value="-2.36877066333403" calcext:value-type="float">
            <text:p>-2.36877066333403</text:p>
          </table:table-cell>
        </table:table-row>
        <table:table-row table:style-name="ro1">
          <table:table-cell office:value-type="float" office:value="25.4375" calcext:value-type="float">
            <text:p>25.4375</text:p>
          </table:table-cell>
          <table:table-cell table:formula="of:=5*SIN([.A816])" office:value-type="float" office:value="1.50031535598201" calcext:value-type="float">
            <text:p>1.50031535598201</text:p>
          </table:table-cell>
          <table:table-cell table:formula="of:=[.A816]-20" office:value-type="float" office:value="5.4375" calcext:value-type="float">
            <text:p>5.4375</text:p>
          </table:table-cell>
          <table:table-cell table:formula="of:=COS(5*[.B816])+[.C816]^(1/3)" office:value-type="float" office:value="2.10361828201996" calcext:value-type="float">
            <text:p>2.10361828201996</text:p>
          </table:table-cell>
          <table:table-cell table:formula="of:=COS(-3*[.B816])-[.C816]^(1/3)" office:value-type="float" office:value="-1.96833330932173" calcext:value-type="float">
            <text:p>-1.96833330932173</text:p>
          </table:table-cell>
        </table:table-row>
        <table:table-row table:style-name="ro1">
          <table:table-cell office:value-type="float" office:value="25.46875" calcext:value-type="float">
            <text:p>25.46875</text:p>
          </table:table-cell>
          <table:table-cell table:formula="of:=5*SIN([.A817])" office:value-type="float" office:value="1.64860848214917" calcext:value-type="float">
            <text:p>1.64860848214917</text:p>
          </table:table-cell>
          <table:table-cell table:formula="of:=[.A817]-20" office:value-type="float" office:value="5.46875" calcext:value-type="float">
            <text:p>5.46875</text:p>
          </table:table-cell>
          <table:table-cell table:formula="of:=COS(5*[.B817])+[.C817]^(1/3)" office:value-type="float" office:value="1.38250513152848" calcext:value-type="float">
            <text:p>1.38250513152848</text:p>
          </table:table-cell>
          <table:table-cell table:formula="of:=COS(-3*[.B817])-[.C817]^(1/3)" office:value-type="float" office:value="-1.53050254066973" calcext:value-type="float">
            <text:p>-1.5305025406697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5*SIN([.A818])" office:value-type="float" office:value="1.79529177011084" calcext:value-type="float">
            <text:p>1.79529177011084</text:p>
          </table:table-cell>
          <table:table-cell table:formula="of:=[.A818]-20" office:value-type="float" office:value="5.5" calcext:value-type="float">
            <text:p>5.5</text:p>
          </table:table-cell>
          <table:table-cell table:formula="of:=COS(5*[.B818])+[.C818]^(1/3)" office:value-type="float" office:value="0.863997208588633" calcext:value-type="float">
            <text:p>0.863997208588633</text:p>
          </table:table-cell>
          <table:table-cell table:formula="of:=COS(-3*[.B818])-[.C818]^(1/3)" office:value-type="float" office:value="-1.14145929909681" calcext:value-type="float">
            <text:p>-1.14145929909681</text:p>
          </table:table-cell>
        </table:table-row>
        <table:table-row table:style-name="ro1">
          <table:table-cell office:value-type="float" office:value="25.53125" calcext:value-type="float">
            <text:p>25.53125</text:p>
          </table:table-cell>
          <table:table-cell table:formula="of:=5*SIN([.A819])" office:value-type="float" office:value="1.94022198612559" calcext:value-type="float">
            <text:p>1.94022198612559</text:p>
          </table:table-cell>
          <table:table-cell table:formula="of:=[.A819]-20" office:value-type="float" office:value="5.53125" calcext:value-type="float">
            <text:p>5.53125</text:p>
          </table:table-cell>
          <table:table-cell table:formula="of:=COS(5*[.B819])+[.C819]^(1/3)" office:value-type="float" office:value="0.806448337116458" calcext:value-type="float">
            <text:p>0.806448337116458</text:p>
          </table:table-cell>
          <table:table-cell table:formula="of:=COS(-3*[.B819])-[.C819]^(1/3)" office:value-type="float" office:value="-0.873579793873495" calcext:value-type="float">
            <text:p>-0.873579793873495</text:p>
          </table:table-cell>
        </table:table-row>
        <table:table-row table:style-name="ro1">
          <table:table-cell office:value-type="float" office:value="25.5625" calcext:value-type="float">
            <text:p>25.5625</text:p>
          </table:table-cell>
          <table:table-cell table:formula="of:=5*SIN([.A820])" office:value-type="float" office:value="2.08325760829699" calcext:value-type="float">
            <text:p>2.08325760829699</text:p>
          </table:table-cell>
          <table:table-cell table:formula="of:=[.A820]-20" office:value-type="float" office:value="5.5625" calcext:value-type="float">
            <text:p>5.5625</text:p>
          </table:table-cell>
          <table:table-cell table:formula="of:=COS(5*[.B820])+[.C820]^(1/3)" office:value-type="float" office:value="1.22440849662241" calcext:value-type="float">
            <text:p>1.22440849662241</text:p>
          </table:table-cell>
          <table:table-cell table:formula="of:=COS(-3*[.B820])-[.C820]^(1/3)" office:value-type="float" office:value="-0.772393410432819" calcext:value-type="float">
            <text:p>-0.772393410432819</text:p>
          </table:table-cell>
        </table:table-row>
        <table:table-row table:style-name="ro1">
          <table:table-cell office:value-type="float" office:value="25.59375" calcext:value-type="float">
            <text:p>25.59375</text:p>
          </table:table-cell>
          <table:table-cell table:formula="of:=5*SIN([.A821])" office:value-type="float" office:value="2.22425896476733" calcext:value-type="float">
            <text:p>2.22425896476733</text:p>
          </table:table-cell>
          <table:table-cell table:formula="of:=[.A821]-20" office:value-type="float" office:value="5.59375" calcext:value-type="float">
            <text:p>5.59375</text:p>
          </table:table-cell>
          <table:table-cell table:formula="of:=COS(5*[.B821])+[.C821]^(1/3)" office:value-type="float" office:value="1.9005367300675" calcext:value-type="float">
            <text:p>1.9005367300675</text:p>
          </table:table-cell>
          <table:table-cell table:formula="of:=COS(-3*[.B821])-[.C821]^(1/3)" office:value-type="float" office:value="-0.850082858139651" calcext:value-type="float">
            <text:p>-0.850082858139651</text:p>
          </table:table-cell>
        </table:table-row>
        <table:table-row table:style-name="ro1">
          <table:table-cell office:value-type="float" office:value="25.625" calcext:value-type="float">
            <text:p>25.625</text:p>
          </table:table-cell>
          <table:table-cell table:formula="of:=5*SIN([.A822])" office:value-type="float" office:value="2.36308837010486" calcext:value-type="float">
            <text:p>2.36308837010486</text:p>
          </table:table-cell>
          <table:table-cell table:formula="of:=[.A822]-20" office:value-type="float" office:value="5.625" calcext:value-type="float">
            <text:p>5.625</text:p>
          </table:table-cell>
          <table:table-cell table:formula="of:=COS(5*[.B822])+[.C822]^(1/3)" office:value-type="float" office:value="2.50950212420289" calcext:value-type="float">
            <text:p>2.50950212420289</text:p>
          </table:table-cell>
          <table:table-cell table:formula="of:=COS(-3*[.B822])-[.C822]^(1/3)" office:value-type="float" office:value="-1.08611417633511" calcext:value-type="float">
            <text:p>-1.08611417633511</text:p>
          </table:table-cell>
        </table:table-row>
        <table:table-row table:style-name="ro1">
          <table:table-cell office:value-type="float" office:value="25.65625" calcext:value-type="float">
            <text:p>25.65625</text:p>
          </table:table-cell>
          <table:table-cell table:formula="of:=5*SIN([.A823])" office:value-type="float" office:value="2.49961025975123" calcext:value-type="float">
            <text:p>2.49961025975123</text:p>
          </table:table-cell>
          <table:table-cell table:formula="of:=[.A823]-20" office:value-type="float" office:value="5.65625" calcext:value-type="float">
            <text:p>5.65625</text:p>
          </table:table-cell>
          <table:table-cell table:formula="of:=COS(5*[.B823])+[.C823]^(1/3)" office:value-type="float" office:value="2.7794011349597" calcext:value-type="float">
            <text:p>2.7794011349597</text:p>
          </table:table-cell>
          <table:table-cell table:formula="of:=COS(-3*[.B823])-[.C823]^(1/3)" office:value-type="float" office:value="-1.43400218212097" calcext:value-type="float">
            <text:p>-1.43400218212097</text:p>
          </table:table-cell>
        </table:table-row>
        <table:table-row table:style-name="ro1">
          <table:table-cell office:value-type="float" office:value="25.6875" calcext:value-type="float">
            <text:p>25.6875</text:p>
          </table:table-cell>
          <table:table-cell table:formula="of:=5*SIN([.A824])" office:value-type="float" office:value="2.63369132239803" calcext:value-type="float">
            <text:p>2.63369132239803</text:p>
          </table:table-cell>
          <table:table-cell table:formula="of:=[.A824]-20" office:value-type="float" office:value="5.6875" calcext:value-type="float">
            <text:p>5.6875</text:p>
          </table:table-cell>
          <table:table-cell table:formula="of:=COS(5*[.B824])+[.C824]^(1/3)" office:value-type="float" office:value="2.60916522270612" calcext:value-type="float">
            <text:p>2.60916522270612</text:p>
          </table:table-cell>
          <table:table-cell table:formula="of:=COS(-3*[.B824])-[.C824]^(1/3)" office:value-type="float" office:value="-1.83208417461409" calcext:value-type="float">
            <text:p>-1.83208417461409</text:p>
          </table:table-cell>
        </table:table-row>
        <table:table-row table:style-name="ro1">
          <table:table-cell office:value-type="float" office:value="25.71875" calcext:value-type="float">
            <text:p>25.71875</text:p>
          </table:table-cell>
          <table:table-cell table:formula="of:=5*SIN([.A825])" office:value-type="float" office:value="2.76520063016296" calcext:value-type="float">
            <text:p>2.76520063016296</text:p>
          </table:table-cell>
          <table:table-cell table:formula="of:=[.A825]-20" office:value-type="float" office:value="5.71875" calcext:value-type="float">
            <text:p>5.71875</text:p>
          </table:table-cell>
          <table:table-cell table:formula="of:=COS(5*[.B825])+[.C825]^(1/3)" office:value-type="float" office:value="2.09443926997491" calcext:value-type="float">
            <text:p>2.09443926997491</text:p>
          </table:table-cell>
          <table:table-cell table:formula="of:=COS(-3*[.B825])-[.C825]^(1/3)" office:value-type="float" office:value="-2.21567735886636" calcext:value-type="float">
            <text:p>-2.21567735886636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table:formula="of:=5*SIN([.A826])" office:value-type="float" office:value="2.89400976643875" calcext:value-type="float">
            <text:p>2.89400976643875</text:p>
          </table:table-cell>
          <table:table-cell table:formula="of:=[.A826]-20" office:value-type="float" office:value="5.75" calcext:value-type="float">
            <text:p>5.75</text:p>
          </table:table-cell>
          <table:table-cell table:formula="of:=COS(5*[.B826])+[.C826]^(1/3)" office:value-type="float" office:value="1.46475586556974" calcext:value-type="float">
            <text:p>1.46475586556974</text:p>
          </table:table-cell>
          <table:table-cell table:formula="of:=COS(-3*[.B826])-[.C826]^(1/3)" office:value-type="float" office:value="-2.52813631776549" calcext:value-type="float">
            <text:p>-2.52813631776549</text:p>
          </table:table-cell>
        </table:table-row>
        <table:table-row table:style-name="ro1">
          <table:table-cell office:value-type="float" office:value="25.78125" calcext:value-type="float">
            <text:p>25.78125</text:p>
          </table:table-cell>
          <table:table-cell table:formula="of:=5*SIN([.A827])" office:value-type="float" office:value="3.01999295128975" calcext:value-type="float">
            <text:p>3.01999295128975</text:p>
          </table:table-cell>
          <table:table-cell table:formula="of:=[.A827]-20" office:value-type="float" office:value="5.78125" calcext:value-type="float">
            <text:p>5.78125</text:p>
          </table:table-cell>
          <table:table-cell table:formula="of:=COS(5*[.B827])+[.C827]^(1/3)" office:value-type="float" office:value="0.973970625040334" calcext:value-type="float">
            <text:p>0.973970625040334</text:p>
          </table:table-cell>
          <table:table-cell table:formula="of:=COS(-3*[.B827])-[.C827]^(1/3)" office:value-type="float" office:value="-2.72895903898183" calcext:value-type="float">
            <text:p>-2.72895903898183</text:p>
          </table:table-cell>
        </table:table-row>
        <table:table-row table:style-name="ro1">
          <table:table-cell office:value-type="float" office:value="25.8125" calcext:value-type="float">
            <text:p>25.8125</text:p>
          </table:table-cell>
          <table:table-cell table:formula="of:=5*SIN([.A828])" office:value-type="float" office:value="3.14302716427391" calcext:value-type="float">
            <text:p>3.14302716427391</text:p>
          </table:table-cell>
          <table:table-cell table:formula="of:=[.A828]-20" office:value-type="float" office:value="5.8125" calcext:value-type="float">
            <text:p>5.8125</text:p>
          </table:table-cell>
          <table:table-cell table:formula="of:=COS(5*[.B828])+[.C828]^(1/3)" office:value-type="float" office:value="0.798017309687962" calcext:value-type="float">
            <text:p>0.798017309687962</text:p>
          </table:table-cell>
          <table:table-cell table:formula="of:=COS(-3*[.B828])-[.C828]^(1/3)" office:value-type="float" office:value="-2.79798232685718" calcext:value-type="float">
            <text:p>-2.79798232685718</text:p>
          </table:table-cell>
        </table:table-row>
        <table:table-row table:style-name="ro1">
          <table:table-cell office:value-type="float" office:value="25.84375" calcext:value-type="float">
            <text:p>25.84375</text:p>
          </table:table-cell>
          <table:table-cell table:formula="of:=5*SIN([.A829])" office:value-type="float" office:value="3.26299226457019" calcext:value-type="float">
            <text:p>3.26299226457019</text:p>
          </table:table-cell>
          <table:table-cell table:formula="of:=[.A829]-20" office:value-type="float" office:value="5.84375" calcext:value-type="float">
            <text:p>5.84375</text:p>
          </table:table-cell>
          <table:table-cell table:formula="of:=COS(5*[.B829])+[.C829]^(1/3)" office:value-type="float" office:value="0.979843998075166" calcext:value-type="float">
            <text:p>0.979843998075166</text:p>
          </table:table-cell>
          <table:table-cell table:formula="of:=COS(-3*[.B829])-[.C829]^(1/3)" office:value-type="float" office:value="-2.73561747416174" calcext:value-type="float">
            <text:p>-2.73561747416174</text:p>
          </table:table-cell>
        </table:table-row>
        <table:table-row table:style-name="ro1">
          <table:table-cell office:value-type="float" office:value="25.875" calcext:value-type="float">
            <text:p>25.875</text:p>
          </table:table-cell>
          <table:table-cell table:formula="of:=5*SIN([.A830])" office:value-type="float" office:value="3.37977110829399" calcext:value-type="float">
            <text:p>3.37977110829399</text:p>
          </table:table-cell>
          <table:table-cell table:formula="of:=[.A830]-20" office:value-type="float" office:value="5.875" calcext:value-type="float">
            <text:p>5.875</text:p>
          </table:table-cell>
          <table:table-cell table:formula="of:=COS(5*[.B830])+[.C830]^(1/3)" office:value-type="float" office:value="1.43358167469496" calcext:value-type="float">
            <text:p>1.43358167469496</text:p>
          </table:table-cell>
          <table:table-cell table:formula="of:=COS(-3*[.B830])-[.C830]^(1/3)" office:value-type="float" office:value="-2.55981082314292" calcext:value-type="float">
            <text:p>-2.55981082314292</text:p>
          </table:table-cell>
        </table:table-row>
        <table:table-row table:style-name="ro1">
          <table:table-cell office:value-type="float" office:value="25.90625" calcext:value-type="float">
            <text:p>25.90625</text:p>
          </table:table-cell>
          <table:table-cell table:formula="of:=5*SIN([.A831])" office:value-type="float" office:value="3.49324966288618" calcext:value-type="float">
            <text:p>3.49324966288618</text:p>
          </table:table-cell>
          <table:table-cell table:formula="of:=[.A831]-20" office:value-type="float" office:value="5.90625" calcext:value-type="float">
            <text:p>5.90625</text:p>
          </table:table-cell>
          <table:table-cell table:formula="of:=COS(5*[.B831])+[.C831]^(1/3)" office:value-type="float" office:value="1.99399891227537" calcext:value-type="float">
            <text:p>1.99399891227537</text:p>
          </table:table-cell>
          <table:table-cell table:formula="of:=COS(-3*[.B831])-[.C831]^(1/3)" office:value-type="float" office:value="-2.30085963098015" calcext:value-type="float">
            <text:p>-2.30085963098015</text:p>
          </table:table-cell>
        </table:table-row>
        <table:table-row table:style-name="ro1">
          <table:table-cell office:value-type="float" office:value="25.9375" calcext:value-type="float">
            <text:p>25.9375</text:p>
          </table:table-cell>
          <table:table-cell table:formula="of:=5*SIN([.A832])" office:value-type="float" office:value="3.60331711846395" calcext:value-type="float">
            <text:p>3.60331711846395</text:p>
          </table:table-cell>
          <table:table-cell table:formula="of:=[.A832]-20" office:value-type="float" office:value="5.9375" calcext:value-type="float">
            <text:p>5.9375</text:p>
          </table:table-cell>
          <table:table-cell table:formula="of:=COS(5*[.B832])+[.C832]^(1/3)" office:value-type="float" office:value="2.48346999787809" calcext:value-type="float">
            <text:p>2.48346999787809</text:p>
          </table:table-cell>
          <table:table-cell table:formula="of:=COS(-3*[.B832])-[.C832]^(1/3)" office:value-type="float" office:value="-1.99534791127311" calcext:value-type="float">
            <text:p>-1.99534791127311</text:p>
          </table:table-cell>
        </table:table-row>
        <table:table-row table:style-name="ro1">
          <table:table-cell office:value-type="float" office:value="25.96875" calcext:value-type="float">
            <text:p>25.96875</text:p>
          </table:table-cell>
          <table:table-cell table:formula="of:=5*SIN([.A833])" office:value-type="float" office:value="3.70986599602482" calcext:value-type="float">
            <text:p>3.70986599602482</text:p>
          </table:table-cell>
          <table:table-cell table:formula="of:=[.A833]-20" office:value-type="float" office:value="5.96875" calcext:value-type="float">
            <text:p>5.96875</text:p>
          </table:table-cell>
          <table:table-cell table:formula="of:=COS(5*[.B833])+[.C833]^(1/3)" office:value-type="float" office:value="2.7692300712156" calcext:value-type="float">
            <text:p>2.7692300712156</text:p>
          </table:table-cell>
          <table:table-cell table:formula="of:=COS(-3*[.B833])-[.C833]^(1/3)" office:value-type="float" office:value="-1.68033754617387" calcext:value-type="float">
            <text:p>-1.680337546173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5*SIN([.A834])" office:value-type="float" office:value="3.81279225239801" calcext:value-type="float">
            <text:p>3.81279225239801</text:p>
          </table:table-cell>
          <table:table-cell table:formula="of:=[.A834]-20" office:value-type="float" office:value="6" calcext:value-type="float">
            <text:p>6</text:p>
          </table:table-cell>
          <table:table-cell table:formula="of:=COS(5*[.B834])+[.C834]^(1/3)" office:value-type="float" office:value="2.79422368337777" calcext:value-type="float">
            <text:p>2.79422368337777</text:p>
          </table:table-cell>
          <table:table-cell table:formula="of:=COS(-3*[.B834])-[.C834]^(1/3)" office:value-type="float" office:value="-1.3886472646547" calcext:value-type="float">
            <text:p>-1.3886472646547</text:p>
          </table:table-cell>
        </table:table-row>
        <table:table-row table:style-name="ro1">
          <table:table-cell office:value-type="float" office:value="26.03125" calcext:value-type="float">
            <text:p>26.03125</text:p>
          </table:table-cell>
          <table:table-cell table:formula="of:=5*SIN([.A835])" office:value-type="float" office:value="3.91199538184086" calcext:value-type="float">
            <text:p>3.91199538184086</text:p>
          </table:table-cell>
          <table:table-cell table:formula="of:=[.A835]-20" office:value-type="float" office:value="6.03125" calcext:value-type="float">
            <text:p>6.03125</text:p>
          </table:table-cell>
          <table:table-cell table:formula="of:=COS(5*[.B835])+[.C835]^(1/3)" office:value-type="float" office:value="2.57835724974489" calcext:value-type="float">
            <text:p>2.57835724974489</text:p>
          </table:table-cell>
          <table:table-cell table:formula="of:=COS(-3*[.B835])-[.C835]^(1/3)" office:value-type="float" office:value="-1.14567785634262" calcext:value-type="float">
            <text:p>-1.14567785634262</text:p>
          </table:table-cell>
        </table:table-row>
        <table:table-row table:style-name="ro1">
          <table:table-cell office:value-type="float" office:value="26.0625" calcext:value-type="float">
            <text:p>26.0625</text:p>
          </table:table-cell>
          <table:table-cell table:formula="of:=5*SIN([.A836])" office:value-type="float" office:value="4.00737851418097" calcext:value-type="float">
            <text:p>4.00737851418097</text:p>
          </table:table-cell>
          <table:table-cell table:formula="of:=[.A836]-20" office:value-type="float" office:value="6.0625" calcext:value-type="float">
            <text:p>6.0625</text:p>
          </table:table-cell>
          <table:table-cell table:formula="of:=COS(5*[.B836])+[.C836]^(1/3)" office:value-type="float" office:value="2.19753938068486" calcext:value-type="float">
            <text:p>2.19753938068486</text:p>
          </table:table-cell>
          <table:table-cell table:formula="of:=COS(-3*[.B836])-[.C836]^(1/3)" office:value-type="float" office:value="-0.967884664265868" calcext:value-type="float">
            <text:p>-0.967884664265868</text:p>
          </table:table-cell>
        </table:table-row>
        <table:table-row table:style-name="ro1">
          <table:table-cell office:value-type="float" office:value="26.09375" calcext:value-type="float">
            <text:p>26.09375</text:p>
          </table:table-cell>
          <table:table-cell table:formula="of:=5*SIN([.A837])" office:value-type="float" office:value="4.09884850940829" calcext:value-type="float">
            <text:p>4.09884850940829</text:p>
          </table:table-cell>
          <table:table-cell table:formula="of:=[.A837]-20" office:value-type="float" office:value="6.09375" calcext:value-type="float">
            <text:p>6.09375</text:p>
          </table:table-cell>
          <table:table-cell table:formula="of:=COS(5*[.B837])+[.C837]^(1/3)" office:value-type="float" office:value="1.75271281387149" calcext:value-type="float">
            <text:p>1.75271281387149</text:p>
          </table:table-cell>
          <table:table-cell table:formula="of:=COS(-3*[.B837])-[.C837]^(1/3)" office:value-type="float" office:value="-0.862718356866574" calcext:value-type="float">
            <text:p>-0.862718356866574</text:p>
          </table:table-cell>
        </table:table-row>
        <table:table-row table:style-name="ro1">
          <table:table-cell office:value-type="float" office:value="26.125" calcext:value-type="float">
            <text:p>26.125</text:p>
          </table:table-cell>
          <table:table-cell table:formula="of:=5*SIN([.A838])" office:value-type="float" office:value="4.18631604862475" calcext:value-type="float">
            <text:p>4.18631604862475</text:p>
          </table:table-cell>
          <table:table-cell table:formula="of:=[.A838]-20" office:value-type="float" office:value="6.125" calcext:value-type="float">
            <text:p>6.125</text:p>
          </table:table-cell>
          <table:table-cell table:formula="of:=COS(5*[.B838])+[.C838]^(1/3)" office:value-type="float" office:value="1.34040425076805" calcext:value-type="float">
            <text:p>1.34040425076805</text:p>
          </table:table-cell>
          <table:table-cell table:formula="of:=COS(-3*[.B838])-[.C838]^(1/3)" office:value-type="float" office:value="-0.829680401404222" calcext:value-type="float">
            <text:p>-0.829680401404222</text:p>
          </table:table-cell>
        </table:table-row>
        <table:table-row table:style-name="ro1">
          <table:table-cell office:value-type="float" office:value="26.15625" calcext:value-type="float">
            <text:p>26.15625</text:p>
          </table:table-cell>
          <table:table-cell table:formula="of:=5*SIN([.A839])" office:value-type="float" office:value="4.26969572126265" calcext:value-type="float">
            <text:p>4.26969572126265</text:p>
          </table:table-cell>
          <table:table-cell table:formula="of:=[.A839]-20" office:value-type="float" office:value="6.15625" calcext:value-type="float">
            <text:p>6.15625</text:p>
          </table:table-cell>
          <table:table-cell table:formula="of:=COS(5*[.B839])+[.C839]^(1/3)" office:value-type="float" office:value="1.03226082493442" calcext:value-type="float">
            <text:p>1.03226082493442</text:p>
          </table:table-cell>
          <table:table-cell table:formula="of:=COS(-3*[.B839])-[.C839]^(1/3)" office:value-type="float" office:value="-0.862070571894601" calcext:value-type="float">
            <text:p>-0.862070571894601</text:p>
          </table:table-cell>
        </table:table-row>
        <table:table-row table:style-name="ro1">
          <table:table-cell office:value-type="float" office:value="26.1875" calcext:value-type="float">
            <text:p>26.1875</text:p>
          </table:table-cell>
          <table:table-cell table:formula="of:=5*SIN([.A840])" office:value-type="float" office:value="4.34890610848663" calcext:value-type="float">
            <text:p>4.34890610848663</text:p>
          </table:table-cell>
          <table:table-cell table:formula="of:=[.A840]-20" office:value-type="float" office:value="6.1875" calcext:value-type="float">
            <text:p>6.1875</text:p>
          </table:table-cell>
          <table:table-cell table:formula="of:=COS(5*[.B840])+[.C840]^(1/3)" office:value-type="float" office:value="0.866111524356526" calcext:value-type="float">
            <text:p>0.866111524356526</text:p>
          </table:table-cell>
          <table:table-cell table:formula="of:=COS(-3*[.B840])-[.C840]^(1/3)" office:value-type="float" office:value="-0.94902081209557" calcext:value-type="float">
            <text:p>-0.94902081209557</text:p>
          </table:table-cell>
        </table:table-row>
        <table:table-row table:style-name="ro1">
          <table:table-cell office:value-type="float" office:value="26.21875" calcext:value-type="float">
            <text:p>26.21875</text:p>
          </table:table-cell>
          <table:table-cell table:formula="of:=5*SIN([.A841])" office:value-type="float" office:value="4.42386986269781" calcext:value-type="float">
            <text:p>4.42386986269781</text:p>
          </table:table-cell>
          <table:table-cell table:formula="of:=[.A841]-20" office:value-type="float" office:value="6.21875" calcext:value-type="float">
            <text:p>6.21875</text:p>
          </table:table-cell>
          <table:table-cell table:formula="of:=COS(5*[.B841])+[.C841]^(1/3)" office:value-type="float" office:value="0.847147057783621" calcext:value-type="float">
            <text:p>0.847147057783621</text:p>
          </table:table-cell>
          <table:table-cell table:formula="of:=COS(-3*[.B841])-[.C841]^(1/3)" office:value-type="float" office:value="-1.07748392514813" calcext:value-type="float">
            <text:p>-1.07748392514813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table:formula="of:=5*SIN([.A842])" office:value-type="float" office:value="4.49451378306234" calcext:value-type="float">
            <text:p>4.49451378306234</text:p>
          </table:table-cell>
          <table:table-cell table:formula="of:=[.A842]-20" office:value-type="float" office:value="6.25" calcext:value-type="float">
            <text:p>6.25</text:p>
          </table:table-cell>
          <table:table-cell table:formula="of:=COS(5*[.B842])+[.C842]^(1/3)" office:value-type="float" office:value="0.955677604535791" calcext:value-type="float">
            <text:p>0.955677604535791</text:p>
          </table:table-cell>
          <table:table-cell table:formula="of:=COS(-3*[.B842])-[.C842]^(1/3)" office:value-type="float" office:value="-1.23394705244054" calcext:value-type="float">
            <text:p>-1.23394705244054</text:p>
          </table:table-cell>
        </table:table-row>
        <table:table-row table:style-name="ro1">
          <table:table-cell office:value-type="float" office:value="26.28125" calcext:value-type="float">
            <text:p>26.28125</text:p>
          </table:table-cell>
          <table:table-cell table:formula="of:=5*SIN([.A843])" office:value-type="float" office:value="4.56076888699083" calcext:value-type="float">
            <text:p>4.56076888699083</text:p>
          </table:table-cell>
          <table:table-cell table:formula="of:=[.A843]-20" office:value-type="float" office:value="6.28125" calcext:value-type="float">
            <text:p>6.28125</text:p>
          </table:table-cell>
          <table:table-cell table:formula="of:=COS(5*[.B843])+[.C843]^(1/3)" office:value-type="float" office:value="1.15753731992188" calcext:value-type="float">
            <text:p>1.15753731992188</text:p>
          </table:table-cell>
          <table:table-cell table:formula="of:=COS(-3*[.B843])-[.C843]^(1/3)" office:value-type="float" office:value="-1.40574386837552" calcext:value-type="float">
            <text:p>-1.40574386837552</text:p>
          </table:table-cell>
        </table:table-row>
        <table:table-row table:style-name="ro1">
          <table:table-cell office:value-type="float" office:value="26.3125" calcext:value-type="float">
            <text:p>26.3125</text:p>
          </table:table-cell>
          <table:table-cell table:formula="of:=5*SIN([.A844])" office:value-type="float" office:value="4.62257047749867" calcext:value-type="float">
            <text:p>4.62257047749867</text:p>
          </table:table-cell>
          <table:table-cell table:formula="of:=[.A844]-20" office:value-type="float" office:value="6.3125" calcext:value-type="float">
            <text:p>6.3125</text:p>
          </table:table-cell>
          <table:table-cell table:formula="of:=COS(5*[.B844])+[.C844]^(1/3)" office:value-type="float" office:value="1.41398723556045" calcext:value-type="float">
            <text:p>1.41398723556045</text:p>
          </table:table-cell>
          <table:table-cell table:formula="of:=COS(-3*[.B844])-[.C844]^(1/3)" office:value-type="float" office:value="-1.58192881566138" calcext:value-type="float">
            <text:p>-1.58192881566138</text:p>
          </table:table-cell>
        </table:table-row>
        <table:table-row table:style-name="ro1">
          <table:table-cell office:value-type="float" office:value="26.34375" calcext:value-type="float">
            <text:p>26.34375</text:p>
          </table:table-cell>
          <table:table-cell table:formula="of:=5*SIN([.A845])" office:value-type="float" office:value="4.67985820638151" calcext:value-type="float">
            <text:p>4.67985820638151</text:p>
          </table:table-cell>
          <table:table-cell table:formula="of:=[.A845]-20" office:value-type="float" office:value="6.34375" calcext:value-type="float">
            <text:p>6.34375</text:p>
          </table:table-cell>
          <table:table-cell table:formula="of:=COS(5*[.B845])+[.C845]^(1/3)" office:value-type="float" office:value="1.68924254224628" calcext:value-type="float">
            <text:p>1.68924254224628</text:p>
          </table:table-cell>
          <table:table-cell table:formula="of:=COS(-3*[.B845])-[.C845]^(1/3)" office:value-type="float" office:value="-1.75374267766099" calcext:value-type="float">
            <text:p>-1.75374267766099</text:p>
          </table:table-cell>
        </table:table-row>
        <table:table-row table:style-name="ro1">
          <table:table-cell office:value-type="float" office:value="26.375" calcext:value-type="float">
            <text:p>26.375</text:p>
          </table:table-cell>
          <table:table-cell table:formula="of:=5*SIN([.A846])" office:value-type="float" office:value="4.73257613314429" calcext:value-type="float">
            <text:p>4.73257613314429</text:p>
          </table:table-cell>
          <table:table-cell table:formula="of:=[.A846]-20" office:value-type="float" office:value="6.375" calcext:value-type="float">
            <text:p>6.375</text:p>
          </table:table-cell>
          <table:table-cell table:formula="of:=COS(5*[.B846])+[.C846]^(1/3)" office:value-type="float" office:value="1.954979346311" calcext:value-type="float">
            <text:p>1.954979346311</text:p>
          </table:table-cell>
          <table:table-cell table:formula="of:=COS(-3*[.B846])-[.C846]^(1/3)" office:value-type="float" office:value="-1.91473932958875" calcext:value-type="float">
            <text:p>-1.91473932958875</text:p>
          </table:table-cell>
        </table:table-row>
        <table:table-row table:style-name="ro1">
          <table:table-cell office:value-type="float" office:value="26.40625" calcext:value-type="float">
            <text:p>26.40625</text:p>
          </table:table-cell>
          <table:table-cell table:formula="of:=5*SIN([.A847])" office:value-type="float" office:value="4.78067277962616" calcext:value-type="float">
            <text:p>4.78067277962616</text:p>
          </table:table-cell>
          <table:table-cell table:formula="of:=[.A847]-20" office:value-type="float" office:value="6.40625" calcext:value-type="float">
            <text:p>6.40625</text:p>
          </table:table-cell>
          <table:table-cell table:formula="of:=COS(5*[.B847])+[.C847]^(1/3)" office:value-type="float" office:value="2.19206423160191" calcext:value-type="float">
            <text:p>2.19206423160191</text:p>
          </table:table-cell>
          <table:table-cell table:formula="of:=COS(-3*[.B847])-[.C847]^(1/3)" office:value-type="float" office:value="-2.06066137732906" calcext:value-type="float">
            <text:p>-2.06066137732906</text:p>
          </table:table-cell>
        </table:table-row>
        <table:table-row table:style-name="ro1">
          <table:table-cell office:value-type="float" office:value="26.4375" calcext:value-type="float">
            <text:p>26.4375</text:p>
          </table:table-cell>
          <table:table-cell table:formula="of:=5*SIN([.A848])" office:value-type="float" office:value="4.82410118026805" calcext:value-type="float">
            <text:p>4.82410118026805</text:p>
          </table:table-cell>
          <table:table-cell table:formula="of:=[.A848]-20" office:value-type="float" office:value="6.4375" calcext:value-type="float">
            <text:p>6.4375</text:p>
          </table:table-cell>
          <table:table-cell table:formula="of:=COS(5*[.B848])+[.C848]^(1/3)" office:value-type="float" office:value="2.39022116295745" calcext:value-type="float">
            <text:p>2.39022116295745</text:p>
          </table:table-cell>
          <table:table-cell table:formula="of:=COS(-3*[.B848])-[.C848]^(1/3)" office:value-type="float" office:value="-2.18915288810823" calcext:value-type="float">
            <text:p>-2.18915288810823</text:p>
          </table:table-cell>
        </table:table-row>
        <table:table-row table:style-name="ro1">
          <table:table-cell office:value-type="float" office:value="26.46875" calcext:value-type="float">
            <text:p>26.46875</text:p>
          </table:table-cell>
          <table:table-cell table:formula="of:=5*SIN([.A849])" office:value-type="float" office:value="4.86281892797372" calcext:value-type="float">
            <text:p>4.86281892797372</text:p>
          </table:table-cell>
          <table:table-cell table:formula="of:=[.A849]-20" office:value-type="float" office:value="6.46875" calcext:value-type="float">
            <text:p>6.46875</text:p>
          </table:table-cell>
          <table:table-cell table:formula="of:=COS(5*[.B849])+[.C849]^(1/3)" office:value-type="float" office:value="2.54647010151453" calcext:value-type="float">
            <text:p>2.54647010151453</text:p>
          </table:table-cell>
          <table:table-cell table:formula="of:=COS(-3*[.B849])-[.C849]^(1/3)" office:value-type="float" office:value="-2.2993865855767" calcext:value-type="float">
            <text:p>-2.299386585576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5*SIN([.A850])" office:value-type="float" office:value="4.89678821551959" calcext:value-type="float">
            <text:p>4.89678821551959</text:p>
          </table:table-cell>
          <table:table-cell table:formula="of:=[.A850]-20" office:value-type="float" office:value="6.5" calcext:value-type="float">
            <text:p>6.5</text:p>
          </table:table-cell>
          <table:table-cell table:formula="of:=COS(5*[.B850])+[.C850]^(1/3)" office:value-type="float" office:value="2.6630649359784" calcext:value-type="float">
            <text:p>2.6630649359784</text:p>
          </table:table-cell>
          <table:table-cell table:formula="of:=COS(-3*[.B850])-[.C850]^(1/3)" office:value-type="float" office:value="-2.39166625264542" calcext:value-type="float">
            <text:p>-2.39166625264542</text:p>
          </table:table-cell>
        </table:table-row>
        <table:table-row table:style-name="ro1">
          <table:table-cell office:value-type="float" office:value="26.53125" calcext:value-type="float">
            <text:p>26.53125</text:p>
          </table:table-cell>
          <table:table-cell table:formula="of:=5*SIN([.A851])" office:value-type="float" office:value="4.92597587247283" calcext:value-type="float">
            <text:p>4.92597587247283</text:p>
          </table:table-cell>
          <table:table-cell table:formula="of:=[.A851]-20" office:value-type="float" office:value="6.53125" calcext:value-type="float">
            <text:p>6.53125</text:p>
          </table:table-cell>
          <table:table-cell table:formula="of:=COS(5*[.B851])+[.C851]^(1/3)" office:value-type="float" office:value="2.74544851055058" calcext:value-type="float">
            <text:p>2.74544851055058</text:p>
          </table:table-cell>
          <table:table-cell table:formula="of:=COS(-3*[.B851])-[.C851]^(1/3)" office:value-type="float" office:value="-2.4670469961574" calcext:value-type="float">
            <text:p>-2.4670469961574</text:p>
          </table:table-cell>
        </table:table-row>
        <table:table-row table:style-name="ro1">
          <table:table-cell office:value-type="float" office:value="26.5625" calcext:value-type="float">
            <text:p>26.5625</text:p>
          </table:table-cell>
          <table:table-cell table:formula="of:=5*SIN([.A852])" office:value-type="float" office:value="4.95035339758176" calcext:value-type="float">
            <text:p>4.95035339758176</text:p>
          </table:table-cell>
          <table:table-cell table:formula="of:=[.A852]-20" office:value-type="float" office:value="6.5625" calcext:value-type="float">
            <text:p>6.5625</text:p>
          </table:table-cell>
          <table:table-cell table:formula="of:=COS(5*[.B852])+[.C852]^(1/3)" office:value-type="float" office:value="2.80052092586116" calcext:value-type="float">
            <text:p>2.80052092586116</text:p>
          </table:table-cell>
          <table:table-cell table:formula="of:=COS(-3*[.B852])-[.C852]^(1/3)" office:value-type="float" office:value="-2.52699941389893" calcext:value-type="float">
            <text:p>-2.52699941389893</text:p>
          </table:table-cell>
        </table:table-row>
        <table:table-row table:style-name="ro1">
          <table:table-cell office:value-type="float" office:value="26.59375" calcext:value-type="float">
            <text:p>26.59375</text:p>
          </table:table-cell>
          <table:table-cell table:formula="of:=5*SIN([.A853])" office:value-type="float" office:value="4.96989698660679" calcext:value-type="float">
            <text:p>4.96989698660679</text:p>
          </table:table-cell>
          <table:table-cell table:formula="of:=[.A853]-20" office:value-type="float" office:value="6.59375" calcext:value-type="float">
            <text:p>6.59375</text:p>
          </table:table-cell>
          <table:table-cell table:formula="of:=COS(5*[.B853])+[.C853]^(1/3)" office:value-type="float" office:value="2.83533561584092" calcext:value-type="float">
            <text:p>2.83533561584092</text:p>
          </table:table-cell>
          <table:table-cell table:formula="of:=COS(-3*[.B853])-[.C853]^(1/3)" office:value-type="float" office:value="-2.57313020610969" calcext:value-type="float">
            <text:p>-2.57313020610969</text:p>
          </table:table-cell>
        </table:table-row>
        <table:table-row table:style-name="ro1">
          <table:table-cell office:value-type="float" office:value="26.625" calcext:value-type="float">
            <text:p>26.625</text:p>
          </table:table-cell>
          <table:table-cell table:formula="of:=5*SIN([.A854])" office:value-type="float" office:value="4.98458755556492" calcext:value-type="float">
            <text:p>4.98458755556492</text:p>
          </table:table-cell>
          <table:table-cell table:formula="of:=[.A854]-20" office:value-type="float" office:value="6.625" calcext:value-type="float">
            <text:p>6.625</text:p>
          </table:table-cell>
          <table:table-cell table:formula="of:=COS(5*[.B854])+[.C854]^(1/3)" office:value-type="float" office:value="2.85621474554999" calcext:value-type="float">
            <text:p>2.85621474554999</text:p>
          </table:table-cell>
          <table:table-cell table:formula="of:=COS(-3*[.B854])-[.C854]^(1/3)" office:value-type="float" office:value="-2.60696200644039" calcext:value-type="float">
            <text:p>-2.60696200644039</text:p>
          </table:table-cell>
        </table:table-row>
        <table:table-row table:style-name="ro1">
          <table:table-cell office:value-type="float" office:value="26.65625" calcext:value-type="float">
            <text:p>26.65625</text:p>
          </table:table-cell>
          <table:table-cell table:formula="of:=5*SIN([.A855])" office:value-type="float" office:value="4.99441075936484" calcext:value-type="float">
            <text:p>4.99441075936484</text:p>
          </table:table-cell>
          <table:table-cell table:formula="of:=[.A855]-20" office:value-type="float" office:value="6.65625" calcext:value-type="float">
            <text:p>6.65625</text:p>
          </table:table-cell>
          <table:table-cell table:formula="of:=COS(5*[.B855])+[.C855]^(1/3)" office:value-type="float" office:value="2.86820883061464" calcext:value-type="float">
            <text:p>2.86820883061464</text:p>
          </table:table-cell>
          <table:table-cell table:formula="of:=COS(-3*[.B855])-[.C855]^(1/3)" office:value-type="float" office:value="-2.62976908595312" calcext:value-type="float">
            <text:p>-2.62976908595312</text:p>
          </table:table-cell>
        </table:table-row>
        <table:table-row table:style-name="ro1">
          <table:table-cell office:value-type="float" office:value="26.6875" calcext:value-type="float">
            <text:p>26.6875</text:p>
          </table:table-cell>
          <table:table-cell table:formula="of:=5*SIN([.A856])" office:value-type="float" office:value="4.99935700581476" calcext:value-type="float">
            <text:p>4.99935700581476</text:p>
          </table:table-cell>
          <table:table-cell table:formula="of:=[.A856]-20" office:value-type="float" office:value="6.6875" calcext:value-type="float">
            <text:p>6.6875</text:p>
          </table:table-cell>
          <table:table-cell table:formula="of:=COS(5*[.B856])+[.C856]^(1/3)" office:value-type="float" office:value="2.87480269386539" calcext:value-type="float">
            <text:p>2.87480269386539</text:p>
          </table:table-cell>
          <table:table-cell table:formula="of:=COS(-3*[.B856])-[.C856]^(1/3)" office:value-type="float" office:value="-2.64246261719604" calcext:value-type="float">
            <text:p>-2.64246261719604</text:p>
          </table:table-cell>
        </table:table-row>
        <table:table-row table:style-name="ro1">
          <table:table-cell office:value-type="float" office:value="26.71875" calcext:value-type="float">
            <text:p>26.71875</text:p>
          </table:table-cell>
          <table:table-cell table:formula="of:=5*SIN([.A857])" office:value-type="float" office:value="4.99942146498895" calcext:value-type="float">
            <text:p>4.99942146498895</text:p>
          </table:table-cell>
          <table:table-cell table:formula="of:=[.A857]-20" office:value-type="float" office:value="6.71875" calcext:value-type="float">
            <text:p>6.71875</text:p>
          </table:table-cell>
          <table:table-cell table:formula="of:=COS(5*[.B857])+[.C857]^(1/3)" office:value-type="float" office:value="2.8777763933872" calcext:value-type="float">
            <text:p>2.8777763933872</text:p>
          </table:table-cell>
          <table:table-cell table:formula="of:=COS(-3*[.B857])-[.C857]^(1/3)" office:value-type="float" office:value="-2.64551870493588" calcext:value-type="float">
            <text:p>-2.64551870493588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table:formula="of:=5*SIN([.A858])" office:value-type="float" office:value="4.99460407394412" calcext:value-type="float">
            <text:p>4.99460407394412</text:p>
          </table:table-cell>
          <table:table-cell table:formula="of:=[.A858]-20" office:value-type="float" office:value="6.75" calcext:value-type="float">
            <text:p>6.75</text:p>
          </table:table-cell>
          <table:table-cell table:formula="of:=COS(5*[.B858])+[.C858]^(1/3)" office:value-type="float" office:value="2.87715329199901" calcext:value-type="float">
            <text:p>2.87715329199901</text:p>
          </table:table-cell>
          <table:table-cell table:formula="of:=COS(-3*[.B858])-[.C858]^(1/3)" office:value-type="float" office:value="-2.63894369841987" calcext:value-type="float">
            <text:p>-2.63894369841987</text:p>
          </table:table-cell>
        </table:table-row>
        <table:table-row table:style-name="ro1">
          <table:table-cell office:value-type="float" office:value="26.78125" calcext:value-type="float">
            <text:p>26.78125</text:p>
          </table:table-cell>
          <table:table-cell table:formula="of:=5*SIN([.A859])" office:value-type="float" office:value="4.98490953678088" calcext:value-type="float">
            <text:p>4.98490953678088</text:p>
          </table:table-cell>
          <table:table-cell table:formula="of:=[.A859]-20" office:value-type="float" office:value="6.78125" calcext:value-type="float">
            <text:p>6.78125</text:p>
          </table:table-cell>
          <table:table-cell table:formula="of:=COS(5*[.B859])+[.C859]^(1/3)" office:value-type="float" office:value="2.87119946174012" calcext:value-type="float">
            <text:p>2.87119946174012</text:p>
          </table:table-cell>
          <table:table-cell table:formula="of:=COS(-3*[.B859])-[.C859]^(1/3)" office:value-type="float" office:value="-2.62227374643601" calcext:value-type="float">
            <text:p>-2.62227374643601</text:p>
          </table:table-cell>
        </table:table-row>
        <table:table-row table:style-name="ro1">
          <table:table-cell office:value-type="float" office:value="26.8125" calcext:value-type="float">
            <text:p>26.8125</text:p>
          </table:table-cell>
          <table:table-cell table:formula="of:=5*SIN([.A860])" office:value-type="float" office:value="4.97034732005025" calcext:value-type="float">
            <text:p>4.97034732005025</text:p>
          </table:table-cell>
          <table:table-cell table:formula="of:=[.A860]-20" office:value-type="float" office:value="6.8125" calcext:value-type="float">
            <text:p>6.8125</text:p>
          </table:table-cell>
          <table:table-cell table:formula="of:=COS(5*[.B860])+[.C860]^(1/3)" office:value-type="float" office:value="2.85647395033864" calcext:value-type="float">
            <text:p>2.85647395033864</text:p>
          </table:table-cell>
          <table:table-cell table:formula="of:=COS(-3*[.B860])-[.C860]^(1/3)" office:value-type="float" office:value="-2.59460855436932" calcext:value-type="float">
            <text:p>-2.59460855436932</text:p>
          </table:table-cell>
        </table:table-row>
        <table:table-row table:style-name="ro1">
          <table:table-cell office:value-type="float" office:value="26.84375" calcext:value-type="float">
            <text:p>26.84375</text:p>
          </table:table-cell>
          <table:table-cell table:formula="of:=5*SIN([.A861])" office:value-type="float" office:value="4.95093164350974" calcext:value-type="float">
            <text:p>4.95093164350974</text:p>
          </table:table-cell>
          <table:table-cell table:formula="of:=[.A861]-20" office:value-type="float" office:value="6.84375" calcext:value-type="float">
            <text:p>6.84375</text:p>
          </table:table-cell>
          <table:table-cell table:formula="of:=COS(5*[.B861])+[.C861]^(1/3)" office:value-type="float" office:value="2.82796480873222" calcext:value-type="float">
            <text:p>2.82796480873222</text:p>
          </table:table-cell>
          <table:table-cell table:formula="of:=COS(-3*[.B861])-[.C861]^(1/3)" office:value-type="float" office:value="-2.55468230746429" calcext:value-type="float">
            <text:p>-2.55468230746429</text:p>
          </table:table-cell>
        </table:table-row>
        <table:table-row table:style-name="ro1">
          <table:table-cell office:value-type="float" office:value="26.875" calcext:value-type="float">
            <text:p>26.875</text:p>
          </table:table-cell>
          <table:table-cell table:formula="of:=5*SIN([.A862])" office:value-type="float" office:value="4.926681466238" calcext:value-type="float">
            <text:p>4.926681466238</text:p>
          </table:table-cell>
          <table:table-cell table:formula="of:=[.A862]-20" office:value-type="float" office:value="6.875" calcext:value-type="float">
            <text:p>6.875</text:p>
          </table:table-cell>
          <table:table-cell table:formula="of:=COS(5*[.B862])+[.C862]^(1/3)" office:value-type="float" office:value="2.77937794409531" calcext:value-type="float">
            <text:p>2.77937794409531</text:p>
          </table:table-cell>
          <table:table-cell table:formula="of:=COS(-3*[.B862])-[.C862]^(1/3)" office:value-type="float" office:value="-2.50097719274411" calcext:value-type="float">
            <text:p>-2.50097719274411</text:p>
          </table:table-cell>
        </table:table-row>
        <table:table-row table:style-name="ro1">
          <table:table-cell office:value-type="float" office:value="26.90625" calcext:value-type="float">
            <text:p>26.90625</text:p>
          </table:table-cell>
          <table:table-cell table:formula="of:=5*SIN([.A863])" office:value-type="float" office:value="4.89762046812161" calcext:value-type="float">
            <text:p>4.89762046812161</text:p>
          </table:table-cell>
          <table:table-cell table:formula="of:=[.A863]-20" office:value-type="float" office:value="6.90625" calcext:value-type="float">
            <text:p>6.90625</text:p>
          </table:table-cell>
          <table:table-cell table:formula="of:=COS(5*[.B863])+[.C863]^(1/3)" office:value-type="float" office:value="2.70366971551376" calcext:value-type="float">
            <text:p>2.70366971551376</text:p>
          </table:table-cell>
          <table:table-cell table:formula="of:=COS(-3*[.B863])-[.C863]^(1/3)" office:value-type="float" office:value="-2.43188629845088" calcext:value-type="float">
            <text:p>-2.43188629845088</text:p>
          </table:table-cell>
        </table:table-row>
        <table:table-row table:style-name="ro1">
          <table:table-cell office:value-type="float" office:value="26.9375" calcext:value-type="float">
            <text:p>26.9375</text:p>
          </table:table-cell>
          <table:table-cell table:formula="of:=5*SIN([.A864])" office:value-type="float" office:value="4.86377702673206" calcext:value-type="float">
            <text:p>4.86377702673206</text:p>
          </table:table-cell>
          <table:table-cell table:formula="of:=[.A864]-20" office:value-type="float" office:value="6.9375" calcext:value-type="float">
            <text:p>6.9375</text:p>
          </table:table-cell>
          <table:table-cell table:formula="of:=COS(5*[.B864])+[.C864]^(1/3)" office:value-type="float" office:value="2.59392129991139" calcext:value-type="float">
            <text:p>2.59392129991139</text:p>
          </table:table-cell>
          <table:table-cell table:formula="of:=COS(-3*[.B864])-[.C864]^(1/3)" office:value-type="float" office:value="-2.34593224551497" calcext:value-type="float">
            <text:p>-2.34593224551497</text:p>
          </table:table-cell>
        </table:table-row>
        <table:table-row table:style-name="ro1">
          <table:table-cell office:value-type="float" office:value="26.96875" calcext:value-type="float">
            <text:p>26.96875</text:p>
          </table:table-cell>
          <table:table-cell table:formula="of:=5*SIN([.A865])" office:value-type="float" office:value="4.82518418961552" calcext:value-type="float">
            <text:p>4.82518418961552</text:p>
          </table:table-cell>
          <table:table-cell table:formula="of:=[.A865]-20" office:value-type="float" office:value="6.96875" calcext:value-type="float">
            <text:p>6.96875</text:p>
          </table:table-cell>
          <table:table-cell table:formula="of:=COS(5*[.B865])+[.C865]^(1/3)" office:value-type="float" office:value="2.44463102813375" calcext:value-type="float">
            <text:p>2.44463102813375</text:p>
          </table:table-cell>
          <table:table-cell table:formula="of:=COS(-3*[.B865])-[.C865]^(1/3)" office:value-type="float" office:value="-2.24204501361427" calcext:value-type="float">
            <text:p>-2.242045013614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5*SIN([.A866])" office:value-type="float" office:value="4.78187964202252" calcext:value-type="float">
            <text:p>4.78187964202252</text:p>
          </table:table-cell>
          <table:table-cell table:formula="of:=[.A866]-20" office:value-type="float" office:value="7" calcext:value-type="float">
            <text:p>7</text:p>
          </table:table-cell>
          <table:table-cell table:formula="of:=COS(5*[.B866])+[.C866]^(1/3)" office:value-type="float" office:value="2.25343558806347" calcext:value-type="float">
            <text:p>2.25343558806347</text:p>
          </table:table-cell>
          <table:table-cell table:formula="of:=COS(-3*[.B866])-[.C866]^(1/3)" office:value-type="float" office:value="-2.11989639384807" calcext:value-type="float">
            <text:p>-2.11989639384807</text:p>
          </table:table-cell>
        </table:table-row>
        <table:table-row table:style-name="ro1">
          <table:table-cell office:value-type="float" office:value="27.03125" calcext:value-type="float">
            <text:p>27.03125</text:p>
          </table:table-cell>
          <table:table-cell table:formula="of:=5*SIN([.A867])" office:value-type="float" office:value="4.73390567010888" calcext:value-type="float">
            <text:p>4.73390567010888</text:p>
          </table:table-cell>
          <table:table-cell table:formula="of:=[.A867]-20" office:value-type="float" office:value="7.03125" calcext:value-type="float">
            <text:p>7.03125</text:p>
          </table:table-cell>
          <table:table-cell table:formula="of:=COS(5*[.B867])+[.C867]^(1/3)" office:value-type="float" office:value="2.02314961764245" calcext:value-type="float">
            <text:p>2.02314961764245</text:p>
          </table:table-cell>
          <table:table-cell table:formula="of:=COS(-3*[.B867])-[.C867]^(1/3)" office:value-type="float" office:value="-1.98027883257605" calcext:value-type="float">
            <text:p>-1.98027883257605</text:p>
          </table:table-cell>
        </table:table-row>
        <table:table-row table:style-name="ro1">
          <table:table-cell office:value-type="float" office:value="27.0625" calcext:value-type="float">
            <text:p>27.0625</text:p>
          </table:table-cell>
          <table:table-cell table:formula="of:=5*SIN([.A868])" office:value-type="float" office:value="4.68130911964405" calcext:value-type="float">
            <text:p>4.68130911964405</text:p>
          </table:table-cell>
          <table:table-cell table:formula="of:=[.A868]-20" office:value-type="float" office:value="7.0625" calcext:value-type="float">
            <text:p>7.0625</text:p>
          </table:table-cell>
          <table:table-cell table:formula="of:=COS(5*[.B868])+[.C868]^(1/3)" office:value-type="float" office:value="1.76383296606623" calcext:value-type="float">
            <text:p>1.76383296606623</text:p>
          </table:table-cell>
          <table:table-cell table:formula="of:=COS(-3*[.B868])-[.C868]^(1/3)" office:value-type="float" office:value="-1.82550302701278" calcext:value-type="float">
            <text:p>-1.82550302701278</text:p>
          </table:table-cell>
        </table:table-row>
        <table:table-row table:style-name="ro1">
          <table:table-cell office:value-type="float" office:value="27.09375" calcext:value-type="float">
            <text:p>27.09375</text:p>
          </table:table-cell>
          <table:table-cell table:formula="of:=5*SIN([.A869])" office:value-type="float" office:value="4.62414135026698" calcext:value-type="float">
            <text:p>4.62414135026698</text:p>
          </table:table-cell>
          <table:table-cell table:formula="of:=[.A869]-20" office:value-type="float" office:value="7.09375" calcext:value-type="float">
            <text:p>7.09375</text:p>
          </table:table-cell>
          <table:table-cell table:formula="of:=COS(5*[.B869])+[.C869]^(1/3)" office:value-type="float" office:value="1.49437385375622" calcext:value-type="float">
            <text:p>1.49437385375622</text:p>
          </table:table-cell>
          <table:table-cell table:formula="of:=COS(-3*[.B869])-[.C869]^(1/3)" office:value-type="float" office:value="-1.6597720859508" calcext:value-type="float">
            <text:p>-1.6597720859508</text:p>
          </table:table-cell>
        </table:table-row>
        <table:table-row table:style-name="ro1">
          <table:table-cell office:value-type="float" office:value="27.125" calcext:value-type="float">
            <text:p>27.125</text:p>
          </table:table-cell>
          <table:table-cell table:formula="of:=5*SIN([.A870])" office:value-type="float" office:value="4.56245818533431" calcext:value-type="float">
            <text:p>4.56245818533431</text:p>
          </table:table-cell>
          <table:table-cell table:formula="of:=[.A870]-20" office:value-type="float" office:value="7.125" calcext:value-type="float">
            <text:p>7.125</text:p>
          </table:table-cell>
          <table:table-cell table:formula="of:=COS(5*[.B870])+[.C870]^(1/3)" office:value-type="float" office:value="1.24286502887394" calcext:value-type="float">
            <text:p>1.24286502887394</text:p>
          </table:table-cell>
          <table:table-cell table:formula="of:=COS(-3*[.B870])-[.C870]^(1/3)" office:value-type="float" office:value="-1.48947198708926" calcext:value-type="float">
            <text:p>-1.48947198708926</text:p>
          </table:table-cell>
        </table:table-row>
        <table:table-row table:style-name="ro1">
          <table:table-cell office:value-type="float" office:value="27.15625" calcext:value-type="float">
            <text:p>27.15625</text:p>
          </table:table-cell>
          <table:table-cell table:formula="of:=5*SIN([.A871])" office:value-type="float" office:value="4.49631985740983" calcext:value-type="float">
            <text:p>4.49631985740983</text:p>
          </table:table-cell>
          <table:table-cell table:formula="of:=[.A871]-20" office:value-type="float" office:value="7.15625" calcext:value-type="float">
            <text:p>7.15625</text:p>
          </table:table-cell>
          <table:table-cell table:formula="of:=COS(5*[.B871])+[.C871]^(1/3)" office:value-type="float" office:value="1.04493904223973" calcext:value-type="float">
            <text:p>1.04493904223973</text:p>
          </table:table-cell>
          <table:table-cell table:formula="of:=COS(-3*[.B871])-[.C871]^(1/3)" office:value-type="float" office:value="-1.32330134498646" calcext:value-type="float">
            <text:p>-1.32330134498646</text:p>
          </table:table-cell>
        </table:table-row>
        <table:table-row table:style-name="ro1">
          <table:table-cell office:value-type="float" office:value="27.1875" calcext:value-type="float">
            <text:p>27.1875</text:p>
          </table:table-cell>
          <table:table-cell table:formula="of:=5*SIN([.A872])" office:value-type="float" office:value="4.42579094944836" calcext:value-type="float">
            <text:p>4.42579094944836</text:p>
          </table:table-cell>
          <table:table-cell table:formula="of:=[.A872]-20" office:value-type="float" office:value="7.1875" calcext:value-type="float">
            <text:p>7.1875</text:p>
          </table:table-cell>
          <table:table-cell table:formula="of:=COS(5*[.B872])+[.C872]^(1/3)" office:value-type="float" office:value="0.939340910691846" calcext:value-type="float">
            <text:p>0.939340910691846</text:p>
          </table:table-cell>
          <table:table-cell table:formula="of:=COS(-3*[.B872])-[.C872]^(1/3)" office:value-type="float" office:value="-1.17215245207598" calcext:value-type="float">
            <text:p>-1.17215245207598</text:p>
          </table:table-cell>
        </table:table-row>
        <table:table-row table:style-name="ro1">
          <table:table-cell office:value-type="float" office:value="27.21875" calcext:value-type="float">
            <text:p>27.21875</text:p>
          </table:table-cell>
          <table:table-cell table:formula="of:=5*SIN([.A873])" office:value-type="float" office:value="4.35094033173163" calcext:value-type="float">
            <text:p>4.35094033173163</text:p>
          </table:table-cell>
          <table:table-cell table:formula="of:=[.A873]-20" office:value-type="float" office:value="7.21875" calcext:value-type="float">
            <text:p>7.21875</text:p>
          </table:table-cell>
          <table:table-cell table:formula="of:=COS(5*[.B873])+[.C873]^(1/3)" office:value-type="float" office:value="0.960477094041457" calcext:value-type="float">
            <text:p>0.960477094041457</text:p>
          </table:table-cell>
          <table:table-cell table:formula="of:=COS(-3*[.B873])-[.C873]^(1/3)" office:value-type="float" office:value="-1.04865567395635" calcext:value-type="float">
            <text:p>-1.04865567395635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formula="of:=5*SIN([.A874])" office:value-type="float" office:value="4.27184109461761" calcext:value-type="float">
            <text:p>4.27184109461761</text:p>
          </table:table-cell>
          <table:table-cell table:formula="of:=[.A874]-20" office:value-type="float" office:value="7.25" calcext:value-type="float">
            <text:p>7.25</text:p>
          </table:table-cell>
          <table:table-cell table:formula="of:=COS(5*[.B874])+[.C874]^(1/3)" office:value-type="float" office:value="1.12855710507493" calcext:value-type="float">
            <text:p>1.12855710507493</text:p>
          </table:table-cell>
          <table:table-cell table:formula="of:=COS(-3*[.B874])-[.C874]^(1/3)" office:value-type="float" office:value="-0.966316613530788" calcext:value-type="float">
            <text:p>-0.966316613530788</text:p>
          </table:table-cell>
        </table:table-row>
        <table:table-row table:style-name="ro1">
          <table:table-cell office:value-type="float" office:value="27.28125" calcext:value-type="float">
            <text:p>27.28125</text:p>
          </table:table-cell>
          <table:table-cell table:formula="of:=5*SIN([.A875])" office:value-type="float" office:value="4.18857047716901" calcext:value-type="float">
            <text:p>4.18857047716901</text:p>
          </table:table-cell>
          <table:table-cell table:formula="of:=[.A875]-20" office:value-type="float" office:value="7.28125" calcext:value-type="float">
            <text:p>7.28125</text:p>
          </table:table-cell>
          <table:table-cell table:formula="of:=COS(5*[.B875])+[.C875]^(1/3)" office:value-type="float" office:value="1.43916688668577" calcext:value-type="float">
            <text:p>1.43916688668577</text:p>
          </table:table-cell>
          <table:table-cell table:formula="of:=COS(-3*[.B875])-[.C875]^(1/3)" office:value-type="float" office:value="-0.938215353893964" calcext:value-type="float">
            <text:p>-0.938215353893964</text:p>
          </table:table-cell>
        </table:table-row>
        <table:table-row table:style-name="ro1">
          <table:table-cell office:value-type="float" office:value="27.3125" calcext:value-type="float">
            <text:p>27.3125</text:p>
          </table:table-cell>
          <table:table-cell table:formula="of:=5*SIN([.A876])" office:value-type="float" office:value="4.10120979173063" calcext:value-type="float">
            <text:p>4.10120979173063</text:p>
          </table:table-cell>
          <table:table-cell table:formula="of:=[.A876]-20" office:value-type="float" office:value="7.3125" calcext:value-type="float">
            <text:p>7.3125</text:p>
          </table:table-cell>
          <table:table-cell table:formula="of:=COS(5*[.B876])+[.C876]^(1/3)" office:value-type="float" office:value="1.85539216205425" calcext:value-type="float">
            <text:p>1.85539216205425</text:p>
          </table:table-cell>
          <table:table-cell table:formula="of:=COS(-3*[.B876])-[.C876]^(1/3)" office:value-type="float" office:value="-0.975302390339337" calcext:value-type="float">
            <text:p>-0.975302390339337</text:p>
          </table:table-cell>
        </table:table-row>
        <table:table-row table:style-name="ro1">
          <table:table-cell office:value-type="float" office:value="27.34375" calcext:value-type="float">
            <text:p>27.34375</text:p>
          </table:table-cell>
          <table:table-cell table:formula="of:=5*SIN([.A877])" office:value-type="float" office:value="4.00984434452928" calcext:value-type="float">
            <text:p>4.00984434452928</text:p>
          </table:table-cell>
          <table:table-cell table:formula="of:=[.A877]-20" office:value-type="float" office:value="7.34375" calcext:value-type="float">
            <text:p>7.34375</text:p>
          </table:table-cell>
          <table:table-cell table:formula="of:=COS(5*[.B877])+[.C877]^(1/3)" office:value-type="float" office:value="2.30641424500103" calcext:value-type="float">
            <text:p>2.30641424500103</text:p>
          </table:table-cell>
          <table:table-cell table:formula="of:=COS(-3*[.B877])-[.C877]^(1/3)" office:value-type="float" office:value="-1.08441472105959" calcext:value-type="float">
            <text:p>-1.08441472105959</text:p>
          </table:table-cell>
        </table:table-row>
        <table:table-row table:style-name="ro1">
          <table:table-cell office:value-type="float" office:value="27.375" calcext:value-type="float">
            <text:p>27.375</text:p>
          </table:table-cell>
          <table:table-cell table:formula="of:=5*SIN([.A878])" office:value-type="float" office:value="3.91456335237364" calcext:value-type="float">
            <text:p>3.91456335237364</text:p>
          </table:table-cell>
          <table:table-cell table:formula="of:=[.A878]-20" office:value-type="float" office:value="7.375" calcext:value-type="float">
            <text:p>7.375</text:p>
          </table:table-cell>
          <table:table-cell table:formula="of:=COS(5*[.B878])+[.C878]^(1/3)" office:value-type="float" office:value="2.69614979575542" calcext:value-type="float">
            <text:p>2.69614979575542</text:p>
          </table:table-cell>
          <table:table-cell table:formula="of:=COS(-3*[.B878])-[.C878]^(1/3)" office:value-type="float" office:value="-1.26623932755829" calcext:value-type="float">
            <text:p>-1.26623932755829</text:p>
          </table:table-cell>
        </table:table-row>
        <table:table-row table:style-name="ro1">
          <table:table-cell office:value-type="float" office:value="27.40625" calcext:value-type="float">
            <text:p>27.40625</text:p>
          </table:table-cell>
          <table:table-cell table:formula="of:=5*SIN([.A879])" office:value-type="float" office:value="3.81545985553562" calcext:value-type="float">
            <text:p>3.81545985553562</text:p>
          </table:table-cell>
          <table:table-cell table:formula="of:=[.A879]-20" office:value-type="float" office:value="7.40625" calcext:value-type="float">
            <text:p>7.40625</text:p>
          </table:table-cell>
          <table:table-cell table:formula="of:=COS(5*[.B879])+[.C879]^(1/3)" office:value-type="float" office:value="2.92342200460554" calcext:value-type="float">
            <text:p>2.92342200460554</text:p>
          </table:table-cell>
          <table:table-cell table:formula="of:=COS(-3*[.B879])-[.C879]^(1/3)" office:value-type="float" office:value="-1.51355312094513" calcext:value-type="float">
            <text:p>-1.51355312094513</text:p>
          </table:table-cell>
        </table:table-row>
        <table:table-row table:style-name="ro1">
          <table:table-cell office:value-type="float" office:value="27.4375" calcext:value-type="float">
            <text:p>27.4375</text:p>
          </table:table-cell>
          <table:table-cell table:formula="of:=5*SIN([.A880])" office:value-type="float" office:value="3.71263062689807" calcext:value-type="float">
            <text:p>3.71263062689807</text:p>
          </table:table-cell>
          <table:table-cell table:formula="of:=[.A880]-20" office:value-type="float" office:value="7.4375" calcext:value-type="float">
            <text:p>7.4375</text:p>
          </table:table-cell>
          <table:table-cell table:formula="of:=COS(5*[.B880])+[.C880]^(1/3)" office:value-type="float" office:value="2.91124763498397" calcext:value-type="float">
            <text:p>2.91124763498397</text:p>
          </table:table-cell>
          <table:table-cell table:formula="of:=COS(-3*[.B880])-[.C880]^(1/3)" office:value-type="float" office:value="-1.81014367482461" calcext:value-type="float">
            <text:p>-1.81014367482461</text:p>
          </table:table-cell>
        </table:table-row>
        <table:table-row table:style-name="ro1">
          <table:table-cell office:value-type="float" office:value="27.46875" calcext:value-type="float">
            <text:p>27.46875</text:p>
          </table:table-cell>
          <table:table-cell table:formula="of:=5*SIN([.A881])" office:value-type="float" office:value="3.6061760774577" calcext:value-type="float">
            <text:p>3.6061760774577</text:p>
          </table:table-cell>
          <table:table-cell table:formula="of:=[.A881]-20" office:value-type="float" office:value="7.46875" calcext:value-type="float">
            <text:p>7.46875</text:p>
          </table:table-cell>
          <table:table-cell table:formula="of:=COS(5*[.B881])+[.C881]^(1/3)" office:value-type="float" office:value="2.63790036405604" calcext:value-type="float">
            <text:p>2.63790036405604</text:p>
          </table:table-cell>
          <table:table-cell table:formula="of:=COS(-3*[.B881])-[.C881]^(1/3)" office:value-type="float" office:value="-2.13083395441805" calcext:value-type="float">
            <text:p>-2.13083395441805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5*SIN([.A882])" office:value-type="float" office:value="3.49620015827549" calcext:value-type="float">
            <text:p>3.49620015827549</text:p>
          </table:table-cell>
          <table:table-cell table:formula="of:=[.A882]-20" office:value-type="float" office:value="7.5" calcext:value-type="float">
            <text:p>7.5</text:p>
          </table:table-cell>
          <table:table-cell table:formula="of:=COS(5*[.B882])+[.C882]^(1/3)" office:value-type="float" office:value="2.15829917250152" calcext:value-type="float">
            <text:p>2.15829917250152</text:p>
          </table:table-cell>
          <table:table-cell table:formula="of:=COS(-3*[.B882])-[.C882]^(1/3)" office:value-type="float" office:value="-2.44296774787088" calcext:value-type="float">
            <text:p>-2.44296774787088</text:p>
          </table:table-cell>
        </table:table-row>
        <table:table-row table:style-name="ro1">
          <table:table-cell office:value-type="float" office:value="27.53125" calcext:value-type="float">
            <text:p>27.53125</text:p>
          </table:table-cell>
          <table:table-cell table:formula="of:=5*SIN([.A883])" office:value-type="float" office:value="3.38281025897019" calcext:value-type="float">
            <text:p>3.38281025897019</text:p>
          </table:table-cell>
          <table:table-cell table:formula="of:=[.A883]-20" office:value-type="float" office:value="7.53125" calcext:value-type="float">
            <text:p>7.53125</text:p>
          </table:table-cell>
          <table:table-cell table:formula="of:=COS(5*[.B883])+[.C883]^(1/3)" office:value-type="float" office:value="1.60347191617752" calcext:value-type="float">
            <text:p>1.60347191617752</text:p>
          </table:table-cell>
          <table:table-cell table:formula="of:=COS(-3*[.B883])-[.C883]^(1/3)" office:value-type="float" office:value="-2.70954081930408" calcext:value-type="float">
            <text:p>-2.70954081930408</text:p>
          </table:table-cell>
        </table:table-row>
        <table:table-row table:style-name="ro1">
          <table:table-cell office:value-type="float" office:value="27.5625" calcext:value-type="float">
            <text:p>27.5625</text:p>
          </table:table-cell>
          <table:table-cell table:formula="of:=5*SIN([.A884])" office:value-type="float" office:value="3.26611710285422" calcext:value-type="float">
            <text:p>3.26611710285422</text:p>
          </table:table-cell>
          <table:table-cell table:formula="of:=[.A884]-20" office:value-type="float" office:value="7.5625" calcext:value-type="float">
            <text:p>7.5625</text:p>
          </table:table-cell>
          <table:table-cell table:formula="of:=COS(5*[.B884])+[.C884]^(1/3)" office:value-type="float" office:value="1.15050405972309" calcext:value-type="float">
            <text:p>1.15050405972309</text:p>
          </table:table-cell>
          <table:table-cell table:formula="of:=COS(-3*[.B884])-[.C884]^(1/3)" office:value-type="float" office:value="-2.89388532093395" calcext:value-type="float">
            <text:p>-2.89388532093395</text:p>
          </table:table-cell>
        </table:table-row>
        <table:table-row table:style-name="ro1">
          <table:table-cell office:value-type="float" office:value="27.59375" calcext:value-type="float">
            <text:p>27.59375</text:p>
          </table:table-cell>
          <table:table-cell table:formula="of:=5*SIN([.A885])" office:value-type="float" office:value="3.14623463881421" calcext:value-type="float">
            <text:p>3.14623463881421</text:p>
          </table:table-cell>
          <table:table-cell table:formula="of:=[.A885]-20" office:value-type="float" office:value="7.59375" calcext:value-type="float">
            <text:p>7.59375</text:p>
          </table:table-cell>
          <table:table-cell table:formula="of:=COS(5*[.B885])+[.C885]^(1/3)" office:value-type="float" office:value="0.965825383900585" calcext:value-type="float">
            <text:p>0.965825383900585</text:p>
          </table:table-cell>
          <table:table-cell table:formula="of:=COS(-3*[.B885])-[.C885]^(1/3)" office:value-type="float" office:value="-2.96545908110303" calcext:value-type="float">
            <text:p>-2.96545908110303</text:p>
          </table:table-cell>
        </table:table-row>
        <table:table-row table:style-name="ro1">
          <table:table-cell office:value-type="float" office:value="27.625" calcext:value-type="float">
            <text:p>27.625</text:p>
          </table:table-cell>
          <table:table-cell table:formula="of:=5*SIN([.A886])" office:value-type="float" office:value="3.02327993004186" calcext:value-type="float">
            <text:p>3.02327993004186</text:p>
          </table:table-cell>
          <table:table-cell table:formula="of:=[.A886]-20" office:value-type="float" office:value="7.625" calcext:value-type="float">
            <text:p>7.625</text:p>
          </table:table-cell>
          <table:table-cell table:formula="of:=COS(5*[.B886])+[.C886]^(1/3)" office:value-type="float" office:value="1.13817886384493" calcext:value-type="float">
            <text:p>1.13817886384493</text:p>
          </table:table-cell>
          <table:table-cell table:formula="of:=COS(-3*[.B886])-[.C886]^(1/3)" office:value-type="float" office:value="-2.90591656986668" calcext:value-type="float">
            <text:p>-2.90591656986668</text:p>
          </table:table-cell>
        </table:table-row>
        <table:table-row table:style-name="ro1">
          <table:table-cell office:value-type="float" office:value="27.65625" calcext:value-type="float">
            <text:p>27.65625</text:p>
          </table:table-cell>
          <table:table-cell table:formula="of:=5*SIN([.A887])" office:value-type="float" office:value="2.89737303972371" calcext:value-type="float">
            <text:p>2.89737303972371</text:p>
          </table:table-cell>
          <table:table-cell table:formula="of:=[.A887]-20" office:value-type="float" office:value="7.65625" calcext:value-type="float">
            <text:p>7.65625</text:p>
          </table:table-cell>
          <table:table-cell table:formula="of:=COS(5*[.B887])+[.C887]^(1/3)" office:value-type="float" office:value="1.62831944763092" calcext:value-type="float">
            <text:p>1.62831944763092</text:p>
          </table:table-cell>
          <table:table-cell table:formula="of:=COS(-3*[.B887])-[.C887]^(1/3)" office:value-type="float" office:value="-2.71433246050335" calcext:value-type="float">
            <text:p>-2.71433246050335</text:p>
          </table:table-cell>
        </table:table-row>
        <table:table-row table:style-name="ro1">
          <table:table-cell office:value-type="float" office:value="27.6875" calcext:value-type="float">
            <text:p>27.6875</text:p>
          </table:table-cell>
          <table:table-cell table:formula="of:=5*SIN([.A888])" office:value-type="float" office:value="2.76863691380148" calcext:value-type="float">
            <text:p>2.76863691380148</text:p>
          </table:table-cell>
          <table:table-cell table:formula="of:=[.A888]-20" office:value-type="float" office:value="7.6875" calcext:value-type="float">
            <text:p>7.6875</text:p>
          </table:table-cell>
          <table:table-cell table:formula="of:=COS(5*[.B888])+[.C888]^(1/3)" office:value-type="float" office:value="2.26337772448339" calcext:value-type="float">
            <text:p>2.26337772448339</text:p>
          </table:table-cell>
          <table:table-cell table:formula="of:=COS(-3*[.B888])-[.C888]^(1/3)" office:value-type="float" office:value="-2.4103134761191" calcext:value-type="float">
            <text:p>-2.4103134761191</text:p>
          </table:table-cell>
        </table:table-row>
        <table:table-row table:style-name="ro1">
          <table:table-cell office:value-type="float" office:value="27.71875" calcext:value-type="float">
            <text:p>27.71875</text:p>
          </table:table-cell>
          <table:table-cell table:formula="of:=5*SIN([.A889])" office:value-type="float" office:value="2.63719726091744" calcext:value-type="float">
            <text:p>2.63719726091744</text:p>
          </table:table-cell>
          <table:table-cell table:formula="of:=[.A889]-20" office:value-type="float" office:value="7.71875" calcext:value-type="float">
            <text:p>7.71875</text:p>
          </table:table-cell>
          <table:table-cell table:formula="of:=COS(5*[.B889])+[.C889]^(1/3)" office:value-type="float" office:value="2.79038404236224" calcext:value-type="float">
            <text:p>2.79038404236224</text:p>
          </table:table-cell>
          <table:table-cell table:formula="of:=COS(-3*[.B889])-[.C889]^(1/3)" office:value-type="float" office:value="-2.03386063504875" calcext:value-type="float">
            <text:p>-2.03386063504875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table:formula="of:=5*SIN([.A890])" office:value-type="float" office:value="2.50318242966208" calcext:value-type="float">
            <text:p>2.50318242966208</text:p>
          </table:table-cell>
          <table:table-cell table:formula="of:=[.A890]-20" office:value-type="float" office:value="7.75" calcext:value-type="float">
            <text:p>7.75</text:p>
          </table:table-cell>
          <table:table-cell table:formula="of:=COS(5*[.B890])+[.C890]^(1/3)" office:value-type="float" office:value="2.9776730465195" calcext:value-type="float">
            <text:p>2.9776730465195</text:p>
          </table:table-cell>
          <table:table-cell table:formula="of:=COS(-3*[.B890])-[.C890]^(1/3)" office:value-type="float" office:value="-1.64128150571587" calcext:value-type="float">
            <text:p>-1.64128150571587</text:p>
          </table:table-cell>
        </table:table-row>
        <table:table-row table:style-name="ro1">
          <table:table-cell office:value-type="float" office:value="27.78125" calcext:value-type="float">
            <text:p>27.78125</text:p>
          </table:table-cell>
          <table:table-cell table:formula="of:=5*SIN([.A891])" office:value-type="float" office:value="2.36672328324383" calcext:value-type="float">
            <text:p>2.36672328324383</text:p>
          </table:table-cell>
          <table:table-cell table:formula="of:=[.A891]-20" office:value-type="float" office:value="7.78125" calcext:value-type="float">
            <text:p>7.78125</text:p>
          </table:table-cell>
          <table:table-cell table:formula="of:=COS(5*[.B891])+[.C891]^(1/3)" office:value-type="float" office:value="2.72493699838257" calcext:value-type="float">
            <text:p>2.72493699838257</text:p>
          </table:table-cell>
          <table:table-cell table:formula="of:=COS(-3*[.B891])-[.C891]^(1/3)" office:value-type="float" office:value="-1.29717926974898" calcext:value-type="float">
            <text:p>-1.29717926974898</text:p>
          </table:table-cell>
        </table:table-row>
        <table:table-row table:style-name="ro1">
          <table:table-cell office:value-type="float" office:value="27.8125" calcext:value-type="float">
            <text:p>27.8125</text:p>
          </table:table-cell>
          <table:table-cell table:formula="of:=5*SIN([.A892])" office:value-type="float" office:value="2.22795307170345" calcext:value-type="float">
            <text:p>2.22795307170345</text:p>
          </table:table-cell>
          <table:table-cell table:formula="of:=[.A892]-20" office:value-type="float" office:value="7.8125" calcext:value-type="float">
            <text:p>7.8125</text:p>
          </table:table-cell>
          <table:table-cell table:formula="of:=COS(5*[.B892])+[.C892]^(1/3)" office:value-type="float" office:value="2.12794325741311" calcext:value-type="float">
            <text:p>2.12794325741311</text:p>
          </table:table-cell>
          <table:table-cell table:formula="of:=COS(-3*[.B892])-[.C892]^(1/3)" office:value-type="float" office:value="-1.06345296219755" calcext:value-type="float">
            <text:p>-1.06345296219755</text:p>
          </table:table-cell>
        </table:table-row>
        <table:table-row table:style-name="ro1">
          <table:table-cell office:value-type="float" office:value="27.84375" calcext:value-type="float">
            <text:p>27.84375</text:p>
          </table:table-cell>
          <table:table-cell table:formula="of:=5*SIN([.A893])" office:value-type="float" office:value="2.08700730179751" calcext:value-type="float">
            <text:p>2.08700730179751</text:p>
          </table:table-cell>
          <table:table-cell table:formula="of:=[.A893]-20" office:value-type="float" office:value="7.84375" calcext:value-type="float">
            <text:p>7.84375</text:p>
          </table:table-cell>
          <table:table-cell table:formula="of:=COS(5*[.B893])+[.C893]^(1/3)" office:value-type="float" office:value="1.45525170690489" calcext:value-type="float">
            <text:p>1.45525170690489</text:p>
          </table:table-cell>
          <table:table-cell table:formula="of:=COS(-3*[.B893])-[.C893]^(1/3)" office:value-type="float" office:value="-0.987139061776132" calcext:value-type="float">
            <text:p>-0.987139061776132</text:p>
          </table:table-cell>
        </table:table-row>
        <table:table-row table:style-name="ro1">
          <table:table-cell office:value-type="float" office:value="27.875" calcext:value-type="float">
            <text:p>27.875</text:p>
          </table:table-cell>
          <table:table-cell table:formula="of:=5*SIN([.A894])" office:value-type="float" office:value="1.94402360467845" calcext:value-type="float">
            <text:p>1.94402360467845</text:p>
          </table:table-cell>
          <table:table-cell table:formula="of:=[.A894]-20" office:value-type="float" office:value="7.875" calcext:value-type="float">
            <text:p>7.875</text:p>
          </table:table-cell>
          <table:table-cell table:formula="of:=COS(5*[.B894])+[.C894]^(1/3)" office:value-type="float" office:value="1.03282538670482" calcext:value-type="float">
            <text:p>1.03282538670482</text:p>
          </table:table-cell>
          <table:table-cell table:formula="of:=COS(-3*[.B894])-[.C894]^(1/3)" office:value-type="float" office:value="-1.08956682682126" calcext:value-type="float">
            <text:p>-1.08956682682126</text:p>
          </table:table-cell>
        </table:table-row>
        <table:table-row table:style-name="ro1">
          <table:table-cell office:value-type="float" office:value="27.90625" calcext:value-type="float">
            <text:p>27.90625</text:p>
          </table:table-cell>
          <table:table-cell table:formula="of:=5*SIN([.A895])" office:value-type="float" office:value="1.79914160150003" calcext:value-type="float">
            <text:p>1.79914160150003</text:p>
          </table:table-cell>
          <table:table-cell table:formula="of:=[.A895]-20" office:value-type="float" office:value="7.90625" calcext:value-type="float">
            <text:p>7.90625</text:p>
          </table:table-cell>
          <table:table-cell table:formula="of:=COS(5*[.B895])+[.C895]^(1/3)" office:value-type="float" office:value="1.08280371634982" calcext:value-type="float">
            <text:p>1.08280371634982</text:p>
          </table:table-cell>
          <table:table-cell table:formula="of:=COS(-3*[.B895])-[.C895]^(1/3)" office:value-type="float" office:value="-1.35945602818633" calcext:value-type="float">
            <text:p>-1.35945602818633</text:p>
          </table:table-cell>
        </table:table-row>
        <table:table-row table:style-name="ro1">
          <table:table-cell office:value-type="float" office:value="27.9375" calcext:value-type="float">
            <text:p>27.9375</text:p>
          </table:table-cell>
          <table:table-cell table:formula="of:=5*SIN([.A896])" office:value-type="float" office:value="1.65250276707968" calcext:value-type="float">
            <text:p>1.65250276707968</text:p>
          </table:table-cell>
          <table:table-cell table:formula="of:=[.A896]-20" office:value-type="float" office:value="7.9375" calcext:value-type="float">
            <text:p>7.9375</text:p>
          </table:table-cell>
          <table:table-cell table:formula="of:=COS(5*[.B896])+[.C896]^(1/3)" office:value-type="float" office:value="1.5975152936799" calcext:value-type="float">
            <text:p>1.5975152936799</text:p>
          </table:table-cell>
          <table:table-cell table:formula="of:=COS(-3*[.B896])-[.C896]^(1/3)" office:value-type="float" office:value="-1.7521059634454" calcext:value-type="float">
            <text:p>-1.7521059634454</text:p>
          </table:table-cell>
        </table:table-row>
        <table:table-row table:style-name="ro1">
          <table:table-cell office:value-type="float" office:value="27.96875" calcext:value-type="float">
            <text:p>27.96875</text:p>
          </table:table-cell>
          <table:table-cell table:formula="of:=5*SIN([.A897])" office:value-type="float" office:value="1.50425029175069" calcext:value-type="float">
            <text:p>1.50425029175069</text:p>
          </table:table-cell>
          <table:table-cell table:formula="of:=[.A897]-20" office:value-type="float" office:value="7.96875" calcext:value-type="float">
            <text:p>7.96875</text:p>
          </table:table-cell>
          <table:table-cell table:formula="of:=COS(5*[.B897])+[.C897]^(1/3)" office:value-type="float" office:value="2.32401711397961" calcext:value-type="float">
            <text:p>2.32401711397961</text:p>
          </table:table-cell>
          <table:table-cell table:formula="of:=COS(-3*[.B897])-[.C897]^(1/3)" office:value-type="float" office:value="-2.19570707184244" calcext:value-type="float">
            <text:p>-2.195707071842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5*SIN([.A898])" office:value-type="float" office:value="1.35452894153935" calcext:value-type="float">
            <text:p>1.35452894153935</text:p>
          </table:table-cell>
          <table:table-cell table:formula="of:=[.A898]-20" office:value-type="float" office:value="8" calcext:value-type="float">
            <text:p>8</text:p>
          </table:table-cell>
          <table:table-cell table:formula="of:=COS(5*[.B898])+[.C898]^(1/3)" office:value-type="float" office:value="2.88258714977958" calcext:value-type="float">
            <text:p>2.88258714977958</text:p>
          </table:table-cell>
          <table:table-cell table:formula="of:=COS(-3*[.B898])-[.C898]^(1/3)" office:value-type="float" office:value="-2.60423238740673" calcext:value-type="float">
            <text:p>-2.60423238740673</text:p>
          </table:table-cell>
        </table:table-row>
        <table:table-row table:style-name="ro1">
          <table:table-cell office:value-type="float" office:value="28.03125" calcext:value-type="float">
            <text:p>28.03125</text:p>
          </table:table-cell>
          <table:table-cell table:formula="of:=5*SIN([.A899])" office:value-type="float" office:value="1.20348491680331" calcext:value-type="float">
            <text:p>1.20348491680331</text:p>
          </table:table-cell>
          <table:table-cell table:formula="of:=[.A899]-20" office:value-type="float" office:value="8.03125" calcext:value-type="float">
            <text:p>8.03125</text:p>
          </table:table-cell>
          <table:table-cell table:formula="of:=COS(5*[.B899])+[.C899]^(1/3)" office:value-type="float" office:value="2.96749376436843" calcext:value-type="float">
            <text:p>2.96749376436843</text:p>
          </table:table-cell>
          <table:table-cell table:formula="of:=COS(-3*[.B899])-[.C899]^(1/3)" office:value-type="float" office:value="-2.89468383478072" calcext:value-type="float">
            <text:p>-2.89468383478072</text:p>
          </table:table-cell>
        </table:table-row>
        <table:table-row table:style-name="ro1">
          <table:table-cell office:value-type="float" office:value="28.0625" calcext:value-type="float">
            <text:p>28.0625</text:p>
          </table:table-cell>
          <table:table-cell table:formula="of:=5*SIN([.A900])" office:value-type="float" office:value="1.05126570946949" calcext:value-type="float">
            <text:p>1.05126570946949</text:p>
          </table:table-cell>
          <table:table-cell table:formula="of:=[.A900]-20" office:value-type="float" office:value="8.0625" calcext:value-type="float">
            <text:p>8.0625</text:p>
          </table:table-cell>
          <table:table-cell table:formula="of:=COS(5*[.B900])+[.C900]^(1/3)" office:value-type="float" office:value="2.52270582248821" calcext:value-type="float">
            <text:p>2.52270582248821</text:p>
          </table:table-cell>
          <table:table-cell table:formula="of:=COS(-3*[.B900])-[.C900]^(1/3)" office:value-type="float" office:value="-3.00512035485081" calcext:value-type="float">
            <text:p>-3.00512035485081</text:p>
          </table:table-cell>
        </table:table-row>
        <table:table-row table:style-name="ro1">
          <table:table-cell office:value-type="float" office:value="28.09375" calcext:value-type="float">
            <text:p>28.09375</text:p>
          </table:table-cell>
          <table:table-cell table:formula="of:=5*SIN([.A901])" office:value-type="float" office:value="0.898019959010635" calcext:value-type="float">
            <text:p>0.898019959010635</text:p>
          </table:table-cell>
          <table:table-cell table:formula="of:=[.A901]-20" office:value-type="float" office:value="8.09375" calcext:value-type="float">
            <text:p>8.09375</text:p>
          </table:table-cell>
          <table:table-cell table:formula="of:=COS(5*[.B901])+[.C901]^(1/3)" office:value-type="float" office:value="1.78731912011095" calcext:value-type="float">
            <text:p>1.78731912011095</text:p>
          </table:table-cell>
          <table:table-cell table:formula="of:=COS(-3*[.B901])-[.C901]^(1/3)" office:value-type="float" office:value="-2.90929969739564" calcext:value-type="float">
            <text:p>-2.90929969739564</text:p>
          </table:table-cell>
        </table:table-row>
        <table:table-row table:style-name="ro1">
          <table:table-cell office:value-type="float" office:value="28.125" calcext:value-type="float">
            <text:p>28.125</text:p>
          </table:table-cell>
          <table:table-cell table:formula="of:=5*SIN([.A902])" office:value-type="float" office:value="0.74389730730145" calcext:value-type="float">
            <text:p>0.74389730730145</text:p>
          </table:table-cell>
          <table:table-cell table:formula="of:=[.A902]-20" office:value-type="float" office:value="8.125" calcext:value-type="float">
            <text:p>8.125</text:p>
          </table:table-cell>
          <table:table-cell table:formula="of:=COS(5*[.B902])+[.C902]^(1/3)" office:value-type="float" office:value="1.17274788281791" calcext:value-type="float">
            <text:p>1.17274788281791</text:p>
          </table:table-cell>
          <table:table-cell table:formula="of:=COS(-3*[.B902])-[.C902]^(1/3)" office:value-type="float" office:value="-2.6241869984648" calcext:value-type="float">
            <text:p>-2.6241869984648</text:p>
          </table:table-cell>
        </table:table-row>
        <table:table-row table:style-name="ro1">
          <table:table-cell office:value-type="float" office:value="28.15625" calcext:value-type="float">
            <text:p>28.15625</text:p>
          </table:table-cell>
          <table:table-cell table:formula="of:=5*SIN([.A903])" office:value-type="float" office:value="0.589048252495826" calcext:value-type="float">
            <text:p>0.589048252495826</text:p>
          </table:table-cell>
          <table:table-cell table:formula="of:=[.A903]-20" office:value-type="float" office:value="8.15625" calcext:value-type="float">
            <text:p>8.15625</text:p>
          </table:table-cell>
          <table:table-cell table:formula="of:=COS(5*[.B903])+[.C903]^(1/3)" office:value-type="float" office:value="1.03215205086637" calcext:value-type="float">
            <text:p>1.03215205086637</text:p>
          </table:table-cell>
          <table:table-cell table:formula="of:=COS(-3*[.B903])-[.C903]^(1/3)" office:value-type="float" office:value="-2.20802620349042" calcext:value-type="float">
            <text:p>-2.20802620349042</text:p>
          </table:table-cell>
        </table:table-row>
        <table:table-row table:style-name="ro1">
          <table:table-cell office:value-type="float" office:value="28.1875" calcext:value-type="float">
            <text:p>28.1875</text:p>
          </table:table-cell>
          <table:table-cell table:formula="of:=5*SIN([.A904])" office:value-type="float" office:value="0.433624002067949" calcext:value-type="float">
            <text:p>0.433624002067949</text:p>
          </table:table-cell>
          <table:table-cell table:formula="of:=[.A904]-20" office:value-type="float" office:value="8.1875" calcext:value-type="float">
            <text:p>8.1875</text:p>
          </table:table-cell>
          <table:table-cell table:formula="of:=COS(5*[.B904])+[.C904]^(1/3)" office:value-type="float" office:value="1.45307290015651" calcext:value-type="float">
            <text:p>1.45307290015651</text:p>
          </table:table-cell>
          <table:table-cell table:formula="of:=COS(-3*[.B904])-[.C904]^(1/3)" office:value-type="float" office:value="-1.74884599641538" calcext:value-type="float">
            <text:p>-1.74884599641538</text:p>
          </table:table-cell>
        </table:table-row>
        <table:table-row table:style-name="ro1">
          <table:table-cell office:value-type="float" office:value="28.21875" calcext:value-type="float">
            <text:p>28.21875</text:p>
          </table:table-cell>
          <table:table-cell table:formula="of:=5*SIN([.A905])" office:value-type="float" office:value="0.27777632516077" calcext:value-type="float">
            <text:p>0.27777632516077</text:p>
          </table:table-cell>
          <table:table-cell table:formula="of:=[.A905]-20" office:value-type="float" office:value="8.21875" calcext:value-type="float">
            <text:p>8.21875</text:p>
          </table:table-cell>
          <table:table-cell table:formula="of:=COS(5*[.B905])+[.C905]^(1/3)" office:value-type="float" office:value="2.19897850490032" calcext:value-type="float">
            <text:p>2.19897850490032</text:p>
          </table:table-cell>
          <table:table-cell table:formula="of:=COS(-3*[.B905])-[.C905]^(1/3)" office:value-type="float" office:value="-1.34565002464302" calcext:value-type="float">
            <text:p>-1.34565002464302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table:formula="of:=5*SIN([.A906])" office:value-type="float" office:value="0.121657404386011" calcext:value-type="float">
            <text:p>0.121657404386011</text:p>
          </table:table-cell>
          <table:table-cell table:formula="of:=[.A906]-20" office:value-type="float" office:value="8.25" calcext:value-type="float">
            <text:p>8.25</text:p>
          </table:table-cell>
          <table:table-cell table:formula="of:=COS(5*[.B906])+[.C906]^(1/3)" office:value-type="float" office:value="2.84124813452902" calcext:value-type="float">
            <text:p>2.84124813452902</text:p>
          </table:table-cell>
          <table:table-cell table:formula="of:=COS(-3*[.B906])-[.C906]^(1/3)" office:value-type="float" office:value="-1.08648633101341" calcext:value-type="float">
            <text:p>-1.08648633101341</text:p>
          </table:table-cell>
        </table:table-row>
        <table:table-row table:style-name="ro1">
          <table:table-cell office:value-type="float" office:value="28.28125" calcext:value-type="float">
            <text:p>28.28125</text:p>
          </table:table-cell>
          <table:table-cell table:formula="of:=5*SIN([.A907])" office:value-type="float" office:value="-0.0345803127795706" calcext:value-type="float">
            <text:p>-0.0345803127795706</text:p>
          </table:table-cell>
          <table:table-cell table:formula="of:=[.A907]-20" office:value-type="float" office:value="8.28125" calcext:value-type="float">
            <text:p>8.28125</text:p>
          </table:table-cell>
          <table:table-cell table:formula="of:=COS(5*[.B907])+[.C907]^(1/3)" office:value-type="float" office:value="3.00825780899161" calcext:value-type="float">
            <text:p>3.00825780899161</text:p>
          </table:table-cell>
          <table:table-cell table:formula="of:=COS(-3*[.B907])-[.C907]^(1/3)" office:value-type="float" office:value="-1.02854435049261" calcext:value-type="float">
            <text:p>-1.02854435049261</text:p>
          </table:table-cell>
        </table:table-row>
        <table:table-row table:style-name="ro1">
          <table:table-cell office:value-type="float" office:value="28.3125" calcext:value-type="float">
            <text:p>28.3125</text:p>
          </table:table-cell>
          <table:table-cell table:formula="of:=5*SIN([.A908])" office:value-type="float" office:value="-0.190784262856561" calcext:value-type="float">
            <text:p>-0.190784262856561</text:p>
          </table:table-cell>
          <table:table-cell table:formula="of:=[.A908]-20" office:value-type="float" office:value="8.3125" calcext:value-type="float">
            <text:p>8.3125</text:p>
          </table:table-cell>
          <table:table-cell table:formula="of:=COS(5*[.B908])+[.C908]^(1/3)" office:value-type="float" office:value="2.60419872238336" calcext:value-type="float">
            <text:p>2.60419872238336</text:p>
          </table:table-cell>
          <table:table-cell table:formula="of:=COS(-3*[.B908])-[.C908]^(1/3)" office:value-type="float" office:value="-1.18508074876179" calcext:value-type="float">
            <text:p>-1.18508074876179</text:p>
          </table:table-cell>
        </table:table-row>
        <table:table-row table:style-name="ro1">
          <table:table-cell office:value-type="float" office:value="28.34375" calcext:value-type="float">
            <text:p>28.34375</text:p>
          </table:table-cell>
          <table:table-cell table:formula="of:=5*SIN([.A909])" office:value-type="float" office:value="-0.346801915338532" calcext:value-type="float">
            <text:p>-0.346801915338532</text:p>
          </table:table-cell>
          <table:table-cell table:formula="of:=[.A909]-20" office:value-type="float" office:value="8.34375" calcext:value-type="float">
            <text:p>8.34375</text:p>
          </table:table-cell>
          <table:table-cell table:formula="of:=COS(5*[.B909])+[.C909]^(1/3)" office:value-type="float" office:value="1.86575547708798" calcext:value-type="float">
            <text:p>1.86575547708798</text:p>
          </table:table-cell>
          <table:table-cell table:formula="of:=COS(-3*[.B909])-[.C909]^(1/3)" office:value-type="float" office:value="-1.52237476523938" calcext:value-type="float">
            <text:p>-1.52237476523938</text:p>
          </table:table-cell>
        </table:table-row>
        <table:table-row table:style-name="ro1">
          <table:table-cell office:value-type="float" office:value="28.375" calcext:value-type="float">
            <text:p>28.375</text:p>
          </table:table-cell>
          <table:table-cell table:formula="of:=5*SIN([.A910])" office:value-type="float" office:value="-0.502480921635499" calcext:value-type="float">
            <text:p>-0.502480921635499</text:p>
          </table:table-cell>
          <table:table-cell table:formula="of:=[.A910]-20" office:value-type="float" office:value="8.375" calcext:value-type="float">
            <text:p>8.375</text:p>
          </table:table-cell>
          <table:table-cell table:formula="of:=COS(5*[.B910])+[.C910]^(1/3)" office:value-type="float" office:value="1.22226844952845" calcext:value-type="float">
            <text:p>1.22226844952845</text:p>
          </table:table-cell>
          <table:table-cell table:formula="of:=COS(-3*[.B910])-[.C910]^(1/3)" office:value-type="float" office:value="-1.96746285991888" calcext:value-type="float">
            <text:p>-1.96746285991888</text:p>
          </table:table-cell>
        </table:table-row>
        <table:table-row table:style-name="ro1">
          <table:table-cell office:value-type="float" office:value="28.40625" calcext:value-type="float">
            <text:p>28.40625</text:p>
          </table:table-cell>
          <table:table-cell table:formula="of:=5*SIN([.A911])" office:value-type="float" office:value="-0.657669263839727" calcext:value-type="float">
            <text:p>-0.657669263839727</text:p>
          </table:table-cell>
          <table:table-cell table:formula="of:=[.A911]-20" office:value-type="float" office:value="8.40625" calcext:value-type="float">
            <text:p>8.40625</text:p>
          </table:table-cell>
          <table:table-cell table:formula="of:=COS(5*[.B911])+[.C911]^(1/3)" office:value-type="float" office:value="1.04404576043713" calcext:value-type="float">
            <text:p>1.04404576043713</text:p>
          </table:table-cell>
          <table:table-cell table:formula="of:=COS(-3*[.B911])-[.C911]^(1/3)" office:value-type="float" office:value="-2.42475103580589" calcext:value-type="float">
            <text:p>-2.42475103580589</text:p>
          </table:table-cell>
        </table:table-row>
        <table:table-row table:style-name="ro1">
          <table:table-cell office:value-type="float" office:value="28.4375" calcext:value-type="float">
            <text:p>28.4375</text:p>
          </table:table-cell>
          <table:table-cell table:formula="of:=5*SIN([.A912])" office:value-type="float" office:value="-0.812215403168642" calcext:value-type="float">
            <text:p>-0.812215403168642</text:p>
          </table:table-cell>
          <table:table-cell table:formula="of:=[.A912]-20" office:value-type="float" office:value="8.4375" calcext:value-type="float">
            <text:p>8.4375</text:p>
          </table:table-cell>
          <table:table-cell table:formula="of:=COS(5*[.B912])+[.C912]^(1/3)" office:value-type="float" office:value="1.42958289413278" calcext:value-type="float">
            <text:p>1.42958289413278</text:p>
          </table:table-cell>
          <table:table-cell table:formula="of:=COS(-3*[.B912])-[.C912]^(1/3)" office:value-type="float" office:value="-2.79745946916141" calcext:value-type="float">
            <text:p>-2.79745946916141</text:p>
          </table:table-cell>
        </table:table-row>
        <table:table-row table:style-name="ro1">
          <table:table-cell office:value-type="float" office:value="28.46875" calcext:value-type="float">
            <text:p>28.46875</text:p>
          </table:table-cell>
          <table:table-cell table:formula="of:=5*SIN([.A913])" office:value-type="float" office:value="-0.96596842793988" calcext:value-type="float">
            <text:p>-0.96596842793988</text:p>
          </table:table-cell>
          <table:table-cell table:formula="of:=[.A913]-20" office:value-type="float" office:value="8.46875" calcext:value-type="float">
            <text:p>8.46875</text:p>
          </table:table-cell>
          <table:table-cell table:formula="of:=COS(5*[.B913])+[.C913]^(1/3)" office:value-type="float" office:value="2.15550676190488" calcext:value-type="float">
            <text:p>2.15550676190488</text:p>
          </table:table-cell>
          <table:table-cell table:formula="of:=COS(-3*[.B913])-[.C913]^(1/3)" office:value-type="float" office:value="-3.00877834143252" calcext:value-type="float">
            <text:p>-3.0087783414325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5*SIN([.A914])" office:value-type="float" office:value="-1.11877820093398" calcext:value-type="float">
            <text:p>-1.11877820093398</text:p>
          </table:table-cell>
          <table:table-cell table:formula="of:=[.A914]-20" office:value-type="float" office:value="8.5" calcext:value-type="float">
            <text:p>8.5</text:p>
          </table:table-cell>
          <table:table-cell table:formula="of:=COS(5*[.B914])+[.C914]^(1/3)" office:value-type="float" office:value="2.81252257656679" calcext:value-type="float">
            <text:p>2.81252257656679</text:p>
          </table:table-cell>
          <table:table-cell table:formula="of:=COS(-3*[.B914])-[.C914]^(1/3)" office:value-type="float" office:value="-3.01785896710835" calcext:value-type="float">
            <text:p>-3.01785896710835</text:p>
          </table:table-cell>
        </table:table-row>
        <table:table-row table:style-name="ro1">
          <table:table-cell office:value-type="float" office:value="28.53125" calcext:value-type="float">
            <text:p>28.53125</text:p>
          </table:table-cell>
          <table:table-cell table:formula="of:=5*SIN([.A915])" office:value-type="float" office:value="-1.27049550600084" calcext:value-type="float">
            <text:p>-1.27049550600084</text:p>
          </table:table-cell>
          <table:table-cell table:formula="of:=[.A915]-20" office:value-type="float" office:value="8.53125" calcext:value-type="float">
            <text:p>8.53125</text:p>
          </table:table-cell>
          <table:table-cell table:formula="of:=COS(5*[.B915])+[.C915]^(1/3)" office:value-type="float" office:value="3.04092576073001" calcext:value-type="float">
            <text:p>3.04092576073001</text:p>
          </table:table-cell>
          <table:table-cell table:formula="of:=COS(-3*[.B915])-[.C915]^(1/3)" office:value-type="float" office:value="-2.82721307656914" calcext:value-type="float">
            <text:p>-2.82721307656914</text:p>
          </table:table-cell>
        </table:table-row>
        <table:table-row table:style-name="ro1">
          <table:table-cell office:value-type="float" office:value="28.5625" calcext:value-type="float">
            <text:p>28.5625</text:p>
          </table:table-cell>
          <table:table-cell table:formula="of:=5*SIN([.A916])" office:value-type="float" office:value="-1.42097219376675" calcext:value-type="float">
            <text:p>-1.42097219376675</text:p>
          </table:table-cell>
          <table:table-cell table:formula="of:=[.A916]-20" office:value-type="float" office:value="8.5625" calcext:value-type="float">
            <text:p>8.5625</text:p>
          </table:table-cell>
          <table:table-cell table:formula="of:=COS(5*[.B916])+[.C916]^(1/3)" office:value-type="float" office:value="2.72681246627957" calcext:value-type="float">
            <text:p>2.72681246627957</text:p>
          </table:table-cell>
          <table:table-cell table:formula="of:=COS(-3*[.B916])-[.C916]^(1/3)" office:value-type="float" office:value="-2.4803077661121" calcext:value-type="float">
            <text:p>-2.4803077661121</text:p>
          </table:table-cell>
        </table:table-row>
        <table:table-row table:style-name="ro1">
          <table:table-cell office:value-type="float" office:value="28.59375" calcext:value-type="float">
            <text:p>28.59375</text:p>
          </table:table-cell>
          <table:table-cell table:formula="of:=5*SIN([.A917])" office:value-type="float" office:value="-1.57006132629973" calcext:value-type="float">
            <text:p>-1.57006132629973</text:p>
          </table:table-cell>
          <table:table-cell table:formula="of:=[.A917]-20" office:value-type="float" office:value="8.59375" calcext:value-type="float">
            <text:p>8.59375</text:p>
          </table:table-cell>
          <table:table-cell table:formula="of:=COS(5*[.B917])+[.C917]^(1/3)" office:value-type="float" office:value="2.05197817070524" calcext:value-type="float">
            <text:p>2.05197817070524</text:p>
          </table:table-cell>
          <table:table-cell table:formula="of:=COS(-3*[.B917])-[.C917]^(1/3)" office:value-type="float" office:value="-2.05050817620032" calcext:value-type="float">
            <text:p>-2.05050817620032</text:p>
          </table:table-cell>
        </table:table-row>
        <table:table-row table:style-name="ro1">
          <table:table-cell office:value-type="float" office:value="28.625" calcext:value-type="float">
            <text:p>28.625</text:p>
          </table:table-cell>
          <table:table-cell table:formula="of:=5*SIN([.A918])" office:value-type="float" office:value="-1.71761732059195" calcext:value-type="float">
            <text:p>-1.71761732059195</text:p>
          </table:table-cell>
          <table:table-cell table:formula="of:=[.A918]-20" office:value-type="float" office:value="8.625" calcext:value-type="float">
            <text:p>8.625</text:p>
          </table:table-cell>
          <table:table-cell table:formula="of:=COS(5*[.B918])+[.C918]^(1/3)" office:value-type="float" office:value="1.38086003925375" calcext:value-type="float">
            <text:p>1.38086003925375</text:p>
          </table:table-cell>
          <table:table-cell table:formula="of:=COS(-3*[.B918])-[.C918]^(1/3)" office:value-type="float" office:value="-1.6244246622669" calcext:value-type="float">
            <text:p>-1.6244246622669</text:p>
          </table:table-cell>
        </table:table-row>
        <table:table-row table:style-name="ro1">
          <table:table-cell office:value-type="float" office:value="28.65625" calcext:value-type="float">
            <text:p>28.65625</text:p>
          </table:table-cell>
          <table:table-cell table:formula="of:=5*SIN([.A919])" office:value-type="float" office:value="-1.86349609071904" calcext:value-type="float">
            <text:p>-1.86349609071904</text:p>
          </table:table-cell>
          <table:table-cell table:formula="of:=[.A919]-20" office:value-type="float" office:value="8.65625" calcext:value-type="float">
            <text:p>8.65625</text:p>
          </table:table-cell>
          <table:table-cell table:formula="of:=COS(5*[.B919])+[.C919]^(1/3)" office:value-type="float" office:value="1.05900762757943" calcext:value-type="float">
            <text:p>1.05900762757943</text:p>
          </table:table-cell>
          <table:table-cell table:formula="of:=COS(-3*[.B919])-[.C919]^(1/3)" office:value-type="float" office:value="-1.28373032159905" calcext:value-type="float">
            <text:p>-1.28373032159905</text:p>
          </table:table-cell>
        </table:table-row>
        <table:table-row table:style-name="ro1">
          <table:table-cell office:value-type="float" office:value="28.6875" calcext:value-type="float">
            <text:p>28.6875</text:p>
          </table:table-cell>
          <table:table-cell table:formula="of:=5*SIN([.A920])" office:value-type="float" office:value="-2.00755518853758" calcext:value-type="float">
            <text:p>-2.00755518853758</text:p>
          </table:table-cell>
          <table:table-cell table:formula="of:=[.A920]-20" office:value-type="float" office:value="8.6875" calcext:value-type="float">
            <text:p>8.6875</text:p>
          </table:table-cell>
          <table:table-cell table:formula="of:=COS(5*[.B920])+[.C920]^(1/3)" office:value-type="float" office:value="1.23779773897693" calcext:value-type="float">
            <text:p>1.23779773897693</text:p>
          </table:table-cell>
          <table:table-cell table:formula="of:=COS(-3*[.B920])-[.C920]^(1/3)" office:value-type="float" office:value="-1.08946839748977" calcext:value-type="float">
            <text:p>-1.08946839748977</text:p>
          </table:table-cell>
        </table:table-row>
        <table:table-row table:style-name="ro1">
          <table:table-cell office:value-type="float" office:value="28.71875" calcext:value-type="float">
            <text:p>28.71875</text:p>
          </table:table-cell>
          <table:table-cell table:formula="of:=5*SIN([.A921])" office:value-type="float" office:value="-2.14965394278328" calcext:value-type="float">
            <text:p>-2.14965394278328</text:p>
          </table:table-cell>
          <table:table-cell table:formula="of:=[.A921]-20" office:value-type="float" office:value="8.71875" calcext:value-type="float">
            <text:p>8.71875</text:p>
          </table:table-cell>
          <table:table-cell table:formula="of:=COS(5*[.B921])+[.C921]^(1/3)" office:value-type="float" office:value="1.81339514606404" calcext:value-type="float">
            <text:p>1.81339514606404</text:p>
          </table:table-cell>
          <table:table-cell table:formula="of:=COS(-3*[.B921])-[.C921]^(1/3)" office:value-type="float" office:value="-1.07189606512316" calcext:value-type="float">
            <text:p>-1.07189606512316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table:formula="of:=5*SIN([.A922])" office:value-type="float" office:value="-2.28965359643406" calcext:value-type="float">
            <text:p>-2.28965359643406</text:p>
          </table:table-cell>
          <table:table-cell table:formula="of:=[.A922]-20" office:value-type="float" office:value="8.75" calcext:value-type="float">
            <text:p>8.75</text:p>
          </table:table-cell>
          <table:table-cell table:formula="of:=COS(5*[.B922])+[.C922]^(1/3)" office:value-type="float" office:value="2.49803213253288" calcext:value-type="float">
            <text:p>2.49803213253288</text:p>
          </table:table-cell>
          <table:table-cell table:formula="of:=COS(-3*[.B922])-[.C922]^(1/3)" office:value-type="float" office:value="-1.22735903540918" calcext:value-type="float">
            <text:p>-1.22735903540918</text:p>
          </table:table-cell>
        </table:table-row>
        <table:table-row table:style-name="ro1">
          <table:table-cell office:value-type="float" office:value="28.78125" calcext:value-type="float">
            <text:p>28.78125</text:p>
          </table:table-cell>
          <table:table-cell table:formula="of:=5*SIN([.A923])" office:value-type="float" office:value="-2.42741744220397" calcext:value-type="float">
            <text:p>-2.42741744220397</text:p>
          </table:table-cell>
          <table:table-cell table:formula="of:=[.A923]-20" office:value-type="float" office:value="8.78125" calcext:value-type="float">
            <text:p>8.78125</text:p>
          </table:table-cell>
          <table:table-cell table:formula="of:=COS(5*[.B923])+[.C923]^(1/3)" office:value-type="float" office:value="2.97235712577728" calcext:value-type="float">
            <text:p>2.97235712577728</text:p>
          </table:table-cell>
          <table:table-cell table:formula="of:=COS(-3*[.B923])-[.C923]^(1/3)" office:value-type="float" office:value="-1.52200573460731" calcext:value-type="float">
            <text:p>-1.52200573460731</text:p>
          </table:table-cell>
        </table:table-row>
        <table:table-row table:style-name="ro1">
          <table:table-cell office:value-type="float" office:value="28.8125" calcext:value-type="float">
            <text:p>28.8125</text:p>
          </table:table-cell>
          <table:table-cell table:formula="of:=5*SIN([.A924])" office:value-type="float" office:value="-2.5628109560355" calcext:value-type="float">
            <text:p>-2.5628109560355</text:p>
          </table:table-cell>
          <table:table-cell table:formula="of:=[.A924]-20" office:value-type="float" office:value="8.8125" calcext:value-type="float">
            <text:p>8.8125</text:p>
          </table:table-cell>
          <table:table-cell table:formula="of:=COS(5*[.B924])+[.C924]^(1/3)" office:value-type="float" office:value="3.03502007598027" calcext:value-type="float">
            <text:p>3.03502007598027</text:p>
          </table:table-cell>
          <table:table-cell table:formula="of:=COS(-3*[.B924])-[.C924]^(1/3)" office:value-type="float" office:value="-1.90074368745986" calcext:value-type="float">
            <text:p>-1.90074368745986</text:p>
          </table:table-cell>
        </table:table-row>
        <table:table-row table:style-name="ro1">
          <table:table-cell office:value-type="float" office:value="28.84375" calcext:value-type="float">
            <text:p>28.84375</text:p>
          </table:table-cell>
          <table:table-cell table:formula="of:=5*SIN([.A925])" office:value-type="float" office:value="-2.69570192846006" calcext:value-type="float">
            <text:p>-2.69570192846006</text:p>
          </table:table-cell>
          <table:table-cell table:formula="of:=[.A925]-20" office:value-type="float" office:value="8.84375" calcext:value-type="float">
            <text:p>8.84375</text:p>
          </table:table-cell>
          <table:table-cell table:formula="of:=COS(5*[.B925])+[.C925]^(1/3)" office:value-type="float" office:value="2.68003153571396" calcext:value-type="float">
            <text:p>2.68003153571396</text:p>
          </table:table-cell>
          <table:table-cell table:formula="of:=COS(-3*[.B925])-[.C925]^(1/3)" office:value-type="float" office:value="-2.29899424683166" calcext:value-type="float">
            <text:p>-2.29899424683166</text:p>
          </table:table-cell>
        </table:table-row>
        <table:table-row table:style-name="ro1">
          <table:table-cell office:value-type="float" office:value="28.875" calcext:value-type="float">
            <text:p>28.875</text:p>
          </table:table-cell>
          <table:table-cell table:formula="of:=5*SIN([.A926])" office:value-type="float" office:value="-2.82596059369828" calcext:value-type="float">
            <text:p>-2.82596059369828</text:p>
          </table:table-cell>
          <table:table-cell table:formula="of:=[.A926]-20" office:value-type="float" office:value="8.875" calcext:value-type="float">
            <text:p>8.875</text:p>
          </table:table-cell>
          <table:table-cell table:formula="of:=COS(5*[.B926])+[.C926]^(1/3)" office:value-type="float" office:value="2.07777278081856" calcext:value-type="float">
            <text:p>2.07777278081856</text:p>
          </table:table-cell>
          <table:table-cell table:formula="of:=COS(-3*[.B926])-[.C926]^(1/3)" office:value-type="float" office:value="-2.65461385382032" calcext:value-type="float">
            <text:p>-2.65461385382032</text:p>
          </table:table-cell>
        </table:table-row>
        <table:table-row table:style-name="ro1">
          <table:table-cell office:value-type="float" office:value="28.90625" calcext:value-type="float">
            <text:p>28.90625</text:p>
          </table:table-cell>
          <table:table-cell table:formula="of:=5*SIN([.A927])" office:value-type="float" office:value="-2.95345975637408" calcext:value-type="float">
            <text:p>-2.95345975637408</text:p>
          </table:table-cell>
          <table:table-cell table:formula="of:=[.A927]-20" office:value-type="float" office:value="8.90625" calcext:value-type="float">
            <text:p>8.90625</text:p>
          </table:table-cell>
          <table:table-cell table:formula="of:=COS(5*[.B927])+[.C927]^(1/3)" office:value-type="float" office:value="1.4835848017152" calcext:value-type="float">
            <text:p>1.4835848017152</text:p>
          </table:table-cell>
          <table:table-cell table:formula="of:=COS(-3*[.B927])-[.C927]^(1/3)" office:value-type="float" office:value="-2.91774648317912" calcext:value-type="float">
            <text:p>-2.91774648317912</text:p>
          </table:table-cell>
        </table:table-row>
        <table:table-row table:style-name="ro1">
          <table:table-cell office:value-type="float" office:value="28.9375" calcext:value-type="float">
            <text:p>28.9375</text:p>
          </table:table-cell>
          <table:table-cell table:formula="of:=5*SIN([.A928])" office:value-type="float" office:value="-3.0780749157188" calcext:value-type="float">
            <text:p>-3.0780749157188</text:p>
          </table:table-cell>
          <table:table-cell table:formula="of:=[.A928]-20" office:value-type="float" office:value="8.9375" calcext:value-type="float">
            <text:p>8.9375</text:p>
          </table:table-cell>
          <table:table-cell table:formula="of:=COS(5*[.B928])+[.C928]^(1/3)" office:value-type="float" office:value="1.12526644972869" calcext:value-type="float">
            <text:p>1.12526644972869</text:p>
          </table:table-cell>
          <table:table-cell table:formula="of:=COS(-3*[.B928])-[.C928]^(1/3)" office:value-type="float" office:value="-3.05715723068943" calcext:value-type="float">
            <text:p>-3.05715723068943</text:p>
          </table:table-cell>
        </table:table-row>
        <table:table-row table:style-name="ro1">
          <table:table-cell office:value-type="float" office:value="28.96875" calcext:value-type="float">
            <text:p>28.96875</text:p>
          </table:table-cell>
          <table:table-cell table:formula="of:=5*SIN([.A929])" office:value-type="float" office:value="-3.19968438714408" calcext:value-type="float">
            <text:p>-3.19968438714408</text:p>
          </table:table-cell>
          <table:table-cell table:formula="of:=[.A929]-20" office:value-type="float" office:value="8.96875" calcext:value-type="float">
            <text:p>8.96875</text:p>
          </table:table-cell>
          <table:table-cell table:formula="of:=COS(5*[.B929])+[.C929]^(1/3)" office:value-type="float" office:value="1.11956090912437" calcext:value-type="float">
            <text:p>1.11956090912437</text:p>
          </table:table-cell>
          <table:table-cell table:formula="of:=COS(-3*[.B929])-[.C929]^(1/3)" office:value-type="float" office:value="-3.06252600047743" calcext:value-type="float">
            <text:p>-3.062526000477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5*SIN([.A930])" office:value-type="float" office:value="-3.31816942106484" calcext:value-type="float">
            <text:p>-3.31816942106484</text:p>
          </table:table-cell>
          <table:table-cell table:formula="of:=[.A930]-20" office:value-type="float" office:value="9" calcext:value-type="float">
            <text:p>9</text:p>
          </table:table-cell>
          <table:table-cell table:formula="of:=COS(5*[.B930])+[.C930]^(1/3)" office:value-type="float" office:value="1.44515801079564" calcext:value-type="float">
            <text:p>1.44515801079564</text:p>
          </table:table-cell>
          <table:table-cell table:formula="of:=COS(-3*[.B930])-[.C930]^(1/3)" office:value-type="float" office:value="-2.94302720330224" calcext:value-type="float">
            <text:p>-2.94302720330224</text:p>
          </table:table-cell>
        </table:table-row>
        <table:table-row table:style-name="ro1">
          <table:table-cell office:value-type="float" office:value="29.03125" calcext:value-type="float">
            <text:p>29.03125</text:p>
          </table:table-cell>
          <table:table-cell table:formula="of:=5*SIN([.A931])" office:value-type="float" office:value="-3.43341431885616" calcext:value-type="float">
            <text:p>-3.43341431885616</text:p>
          </table:table-cell>
          <table:table-cell table:formula="of:=[.A931]-20" office:value-type="float" office:value="9.03125" calcext:value-type="float">
            <text:p>9.03125</text:p>
          </table:table-cell>
          <table:table-cell table:formula="of:=COS(5*[.B931])+[.C931]^(1/3)" office:value-type="float" office:value="1.97103260438011" calcext:value-type="float">
            <text:p>1.97103260438011</text:p>
          </table:table-cell>
          <table:table-cell table:formula="of:=COS(-3*[.B931])-[.C931]^(1/3)" office:value-type="float" office:value="-2.72312843074948" calcext:value-type="float">
            <text:p>-2.72312843074948</text:p>
          </table:table-cell>
        </table:table-row>
        <table:table-row table:style-name="ro1">
          <table:table-cell office:value-type="float" office:value="29.0625" calcext:value-type="float">
            <text:p>29.0625</text:p>
          </table:table-cell>
          <table:table-cell table:formula="of:=5*SIN([.A932])" office:value-type="float" office:value="-3.54530654583111" calcext:value-type="float">
            <text:p>-3.54530654583111</text:p>
          </table:table-cell>
          <table:table-cell table:formula="of:=[.A932]-20" office:value-type="float" office:value="9.0625" calcext:value-type="float">
            <text:p>9.0625</text:p>
          </table:table-cell>
          <table:table-cell table:formula="of:=COS(5*[.B932])+[.C932]^(1/3)" office:value-type="float" office:value="2.51784701147134" calcext:value-type="float">
            <text:p>2.51784701147134</text:p>
          </table:table-cell>
          <table:table-cell table:formula="of:=COS(-3*[.B932])-[.C932]^(1/3)" office:value-type="float" office:value="-2.43683872922325" calcext:value-type="float">
            <text:p>-2.43683872922325</text:p>
          </table:table-cell>
        </table:table-row>
        <table:table-row table:style-name="ro1">
          <table:table-cell office:value-type="float" office:value="29.09375" calcext:value-type="float">
            <text:p>29.09375</text:p>
          </table:table-cell>
          <table:table-cell table:formula="of:=5*SIN([.A933])" office:value-type="float" office:value="-3.65373684112886" calcext:value-type="float">
            <text:p>-3.65373684112886</text:p>
          </table:table-cell>
          <table:table-cell table:formula="of:=[.A933]-20" office:value-type="float" office:value="9.09375" calcext:value-type="float">
            <text:p>9.09375</text:p>
          </table:table-cell>
          <table:table-cell table:formula="of:=COS(5*[.B933])+[.C933]^(1/3)" office:value-type="float" office:value="2.92326601327366" calcext:value-type="float">
            <text:p>2.92326601327366</text:p>
          </table:table-cell>
          <table:table-cell table:formula="of:=COS(-3*[.B933])-[.C933]^(1/3)" office:value-type="float" office:value="-2.12163840368051" calcext:value-type="float">
            <text:p>-2.12163840368051</text:p>
          </table:table-cell>
        </table:table-row>
        <table:table-row table:style-name="ro1">
          <table:table-cell office:value-type="float" office:value="29.125" calcext:value-type="float">
            <text:p>29.125</text:p>
          </table:table-cell>
          <table:table-cell table:formula="of:=5*SIN([.A934])" office:value-type="float" office:value="-3.75859932440617" calcext:value-type="float">
            <text:p>-3.75859932440617</text:p>
          </table:table-cell>
          <table:table-cell table:formula="of:=[.A934]-20" office:value-type="float" office:value="9.125" calcext:value-type="float">
            <text:p>9.125</text:p>
          </table:table-cell>
          <table:table-cell table:formula="of:=COS(5*[.B934])+[.C934]^(1/3)" office:value-type="float" office:value="3.08807054735261" calcext:value-type="float">
            <text:p>3.08807054735261</text:p>
          </table:table-cell>
          <table:table-cell table:formula="of:=COS(-3*[.B934])-[.C934]^(1/3)" office:value-type="float" office:value="-1.8130989822276" calcext:value-type="float">
            <text:p>-1.8130989822276</text:p>
          </table:table-cell>
        </table:table-row>
        <table:table-row table:style-name="ro1">
          <table:table-cell office:value-type="float" office:value="29.15625" calcext:value-type="float">
            <text:p>29.15625</text:p>
          </table:table-cell>
          <table:table-cell table:formula="of:=5*SIN([.A935])" office:value-type="float" office:value="-3.85979159922764" calcext:value-type="float">
            <text:p>-3.85979159922764</text:p>
          </table:table-cell>
          <table:table-cell table:formula="of:=[.A935]-20" office:value-type="float" office:value="9.15625" calcext:value-type="float">
            <text:p>9.15625</text:p>
          </table:table-cell>
          <table:table-cell table:formula="of:=COS(5*[.B935])+[.C935]^(1/3)" office:value-type="float" office:value="2.99275936611798" calcext:value-type="float">
            <text:p>2.99275936611798</text:p>
          </table:table-cell>
          <table:table-cell table:formula="of:=COS(-3*[.B935])-[.C935]^(1/3)" office:value-type="float" office:value="-1.54085339168766" calcext:value-type="float">
            <text:p>-1.54085339168766</text:p>
          </table:table-cell>
        </table:table-row>
        <table:table-row table:style-name="ro1">
          <table:table-cell office:value-type="float" office:value="29.1875" calcext:value-type="float">
            <text:p>29.1875</text:p>
          </table:table-cell>
          <table:table-cell table:formula="of:=5*SIN([.A936])" office:value-type="float" office:value="-3.95721485305419" calcext:value-type="float">
            <text:p>-3.95721485305419</text:p>
          </table:table-cell>
          <table:table-cell table:formula="of:=[.A936]-20" office:value-type="float" office:value="9.1875" calcext:value-type="float">
            <text:p>9.1875</text:p>
          </table:table-cell>
          <table:table-cell table:formula="of:=COS(5*[.B936])+[.C936]^(1/3)" office:value-type="float" office:value="2.68702576645152" calcext:value-type="float">
            <text:p>2.68702576645152</text:p>
          </table:table-cell>
          <table:table-cell table:formula="of:=COS(-3*[.B936])-[.C936]^(1/3)" office:value-type="float" office:value="-1.32620057882639" calcext:value-type="float">
            <text:p>-1.32620057882639</text:p>
          </table:table-cell>
        </table:table-row>
        <table:table-row table:style-name="ro1">
          <table:table-cell office:value-type="float" office:value="29.21875" calcext:value-type="float">
            <text:p>29.21875</text:p>
          </table:table-cell>
          <table:table-cell table:formula="of:=5*SIN([.A937])" office:value-type="float" office:value="-4.05077395373175" calcext:value-type="float">
            <text:p>-4.05077395373175</text:p>
          </table:table-cell>
          <table:table-cell table:formula="of:=[.A937]-20" office:value-type="float" office:value="9.21875" calcext:value-type="float">
            <text:p>9.21875</text:p>
          </table:table-cell>
          <table:table-cell table:formula="of:=COS(5*[.B937])+[.C937]^(1/3)" office:value-type="float" office:value="2.26251612675697" calcext:value-type="float">
            <text:p>2.26251612675697</text:p>
          </table:table-cell>
          <table:table-cell table:formula="of:=COS(-3*[.B937])-[.C937]^(1/3)" office:value-type="float" office:value="-1.18130219208025" calcext:value-type="float">
            <text:p>-1.18130219208025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table:formula="of:=5*SIN([.A938])" office:value-type="float" office:value="-4.14037754238622" calcext:value-type="float">
            <text:p>-4.14037754238622</text:p>
          </table:table-cell>
          <table:table-cell table:formula="of:=[.A938]-20" office:value-type="float" office:value="9.25" calcext:value-type="float">
            <text:p>9.25</text:p>
          </table:table-cell>
          <table:table-cell table:formula="of:=COS(5*[.B938])+[.C938]^(1/3)" office:value-type="float" office:value="1.82133723905395" calcext:value-type="float">
            <text:p>1.82133723905395</text:p>
          </table:table-cell>
          <table:table-cell table:formula="of:=COS(-3*[.B938])-[.C938]^(1/3)" office:value-type="float" office:value="-1.1096967364021" calcext:value-type="float">
            <text:p>-1.1096967364021</text:p>
          </table:table-cell>
        </table:table-row>
        <table:table-row table:style-name="ro1">
          <table:table-cell office:value-type="float" office:value="29.28125" calcext:value-type="float">
            <text:p>29.28125</text:p>
          </table:table-cell>
          <table:table-cell table:formula="of:=5*SIN([.A939])" office:value-type="float" office:value="-4.22593812263389" calcext:value-type="float">
            <text:p>-4.22593812263389</text:p>
          </table:table-cell>
          <table:table-cell table:formula="of:=[.A939]-20" office:value-type="float" office:value="9.28125" calcext:value-type="float">
            <text:p>9.28125</text:p>
          </table:table-cell>
          <table:table-cell table:formula="of:=COS(5*[.B939])+[.C939]^(1/3)" office:value-type="float" office:value="1.45019762849146" calcext:value-type="float">
            <text:p>1.45019762849146</text:p>
          </table:table-cell>
          <table:table-cell table:formula="of:=COS(-3*[.B939])-[.C939]^(1/3)" office:value-type="float" office:value="-1.10773292870344" calcext:value-type="float">
            <text:p>-1.10773292870344</text:p>
          </table:table-cell>
        </table:table-row>
        <table:table-row table:style-name="ro1">
          <table:table-cell office:value-type="float" office:value="29.3125" calcext:value-type="float">
            <text:p>29.3125</text:p>
          </table:table-cell>
          <table:table-cell table:formula="of:=5*SIN([.A940])" office:value-type="float" office:value="-4.30737214602014" calcext:value-type="float">
            <text:p>-4.30737214602014</text:p>
          </table:table-cell>
          <table:table-cell table:formula="of:=[.A940]-20" office:value-type="float" office:value="9.3125" calcext:value-type="float">
            <text:p>9.3125</text:p>
          </table:table-cell>
          <table:table-cell table:formula="of:=COS(5*[.B940])+[.C940]^(1/3)" office:value-type="float" office:value="1.20531170909717" calcext:value-type="float">
            <text:p>1.20531170909717</text:p>
          </table:table-cell>
          <table:table-cell table:formula="of:=COS(-3*[.B940])-[.C940]^(1/3)" office:value-type="float" office:value="-1.16649848781163" calcext:value-type="float">
            <text:p>-1.16649848781163</text:p>
          </table:table-cell>
        </table:table-row>
        <table:table-row table:style-name="ro1">
          <table:table-cell office:value-type="float" office:value="29.34375" calcext:value-type="float">
            <text:p>29.34375</text:p>
          </table:table-cell>
          <table:table-cell table:formula="of:=5*SIN([.A941])" office:value-type="float" office:value="-4.38460009360307" calcext:value-type="float">
            <text:p>-4.38460009360307</text:p>
          </table:table-cell>
          <table:table-cell table:formula="of:=[.A941]-20" office:value-type="float" office:value="9.34375" calcext:value-type="float">
            <text:p>9.34375</text:p>
          </table:table-cell>
          <table:table-cell table:formula="of:=COS(5*[.B941])+[.C941]^(1/3)" office:value-type="float" office:value="1.10855737043395" calcext:value-type="float">
            <text:p>1.10855737043395</text:p>
          </table:table-cell>
          <table:table-cell table:formula="of:=COS(-3*[.B941])-[.C941]^(1/3)" office:value-type="float" office:value="-1.2738682206432" calcext:value-type="float">
            <text:p>-1.2738682206432</text:p>
          </table:table-cell>
        </table:table-row>
        <table:table-row table:style-name="ro1">
          <table:table-cell office:value-type="float" office:value="29.375" calcext:value-type="float">
            <text:p>29.375</text:p>
          </table:table-cell>
          <table:table-cell table:formula="of:=5*SIN([.A942])" office:value-type="float" office:value="-4.45754655360246" calcext:value-type="float">
            <text:p>-4.45754655360246</text:p>
          </table:table-cell>
          <table:table-cell table:formula="of:=[.A942]-20" office:value-type="float" office:value="9.375" calcext:value-type="float">
            <text:p>9.375</text:p>
          </table:table-cell>
          <table:table-cell table:formula="of:=COS(5*[.B942])+[.C942]^(1/3)" office:value-type="float" office:value="1.15224130936947" calcext:value-type="float">
            <text:p>1.15224130936947</text:p>
          </table:table-cell>
          <table:table-cell table:formula="of:=COS(-3*[.B942])-[.C942]^(1/3)" office:value-type="float" office:value="-1.41638575367468" calcext:value-type="float">
            <text:p>-1.41638575367468</text:p>
          </table:table-cell>
        </table:table-row>
        <table:table-row table:style-name="ro1">
          <table:table-cell office:value-type="float" office:value="29.40625" calcext:value-type="float">
            <text:p>29.40625</text:p>
          </table:table-cell>
          <table:table-cell table:formula="of:=5*SIN([.A943])" office:value-type="float" office:value="-4.52614029503804" calcext:value-type="float">
            <text:p>-4.52614029503804</text:p>
          </table:table-cell>
          <table:table-cell table:formula="of:=[.A943]-20" office:value-type="float" office:value="9.40625" calcext:value-type="float">
            <text:p>9.40625</text:p>
          </table:table-cell>
          <table:table-cell table:formula="of:=COS(5*[.B943])+[.C943]^(1/3)" office:value-type="float" office:value="1.30855924964028" calcext:value-type="float">
            <text:p>1.30855924964028</text:p>
          </table:table-cell>
          <table:table-cell table:formula="of:=COS(-3*[.B943])-[.C943]^(1/3)" office:value-type="float" office:value="-1.58079856323367" calcext:value-type="float">
            <text:p>-1.58079856323367</text:p>
          </table:table-cell>
        </table:table-row>
        <table:table-row table:style-name="ro1">
          <table:table-cell office:value-type="float" office:value="29.4375" calcext:value-type="float">
            <text:p>29.4375</text:p>
          </table:table-cell>
          <table:table-cell table:formula="of:=5*SIN([.A944])" office:value-type="float" office:value="-4.59031433728535" calcext:value-type="float">
            <text:p>-4.59031433728535</text:p>
          </table:table-cell>
          <table:table-cell table:formula="of:=[.A944]-20" office:value-type="float" office:value="9.4375" calcext:value-type="float">
            <text:p>9.4375</text:p>
          </table:table-cell>
          <table:table-cell table:formula="of:=COS(5*[.B944])+[.C944]^(1/3)" office:value-type="float" office:value="1.54008370039184" calcext:value-type="float">
            <text:p>1.54008370039184</text:p>
          </table:table-cell>
          <table:table-cell table:formula="of:=COS(-3*[.B944])-[.C944]^(1/3)" office:value-type="float" office:value="-1.7551646976548" calcext:value-type="float">
            <text:p>-1.7551646976548</text:p>
          </table:table-cell>
        </table:table-row>
        <table:table-row table:style-name="ro1">
          <table:table-cell office:value-type="float" office:value="29.46875" calcext:value-type="float">
            <text:p>29.46875</text:p>
          </table:table-cell>
          <table:table-cell table:formula="of:=5*SIN([.A945])" office:value-type="float" office:value="-4.65000601548118" calcext:value-type="float">
            <text:p>-4.65000601548118</text:p>
          </table:table-cell>
          <table:table-cell table:formula="of:=[.A945]-20" office:value-type="float" office:value="9.46875" calcext:value-type="float">
            <text:p>9.46875</text:p>
          </table:table-cell>
          <table:table-cell table:formula="of:=COS(5*[.B945])+[.C945]^(1/3)" office:value-type="float" office:value="1.80870534167041" calcext:value-type="float">
            <text:p>1.80870534167041</text:p>
          </table:table-cell>
          <table:table-cell table:formula="of:=COS(-3*[.B945])-[.C945]^(1/3)" office:value-type="float" office:value="-1.92952863570842" calcext:value-type="float">
            <text:p>-1.92952863570842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5*SIN([.A946])" office:value-type="float" office:value="-4.70515704171477" calcext:value-type="float">
            <text:p>-4.70515704171477</text:p>
          </table:table-cell>
          <table:table-cell table:formula="of:=[.A946]-20" office:value-type="float" office:value="9.5" calcext:value-type="float">
            <text:p>9.5</text:p>
          </table:table-cell>
          <table:table-cell table:formula="of:=COS(5*[.B946])+[.C946]^(1/3)" office:value-type="float" office:value="2.08175997820369" calcext:value-type="float">
            <text:p>2.08175997820369</text:p>
          </table:table-cell>
          <table:table-cell table:formula="of:=COS(-3*[.B946])-[.C946]^(1/3)" office:value-type="float" office:value="-2.09621767814488" calcext:value-type="float">
            <text:p>-2.09621767814488</text:p>
          </table:table-cell>
        </table:table-row>
        <table:table-row table:style-name="ro1">
          <table:table-cell office:value-type="float" office:value="29.53125" calcext:value-type="float">
            <text:p>29.53125</text:p>
          </table:table-cell>
          <table:table-cell table:formula="of:=5*SIN([.A947])" office:value-type="float" office:value="-4.75571356194492" calcext:value-type="float">
            <text:p>-4.75571356194492</text:p>
          </table:table-cell>
          <table:table-cell table:formula="of:=[.A947]-20" office:value-type="float" office:value="9.53125" calcext:value-type="float">
            <text:p>9.53125</text:p>
          </table:table-cell>
          <table:table-cell table:formula="of:=COS(5*[.B947])+[.C947]^(1/3)" office:value-type="float" office:value="2.33516421137816" calcext:value-type="float">
            <text:p>2.33516421137816</text:p>
          </table:table-cell>
          <table:table-cell table:formula="of:=COS(-3*[.B947])-[.C947]^(1/3)" office:value-type="float" office:value="-2.24983963092291" calcext:value-type="float">
            <text:p>-2.24983963092291</text:p>
          </table:table-cell>
        </table:table-row>
        <table:table-row table:style-name="ro1">
          <table:table-cell office:value-type="float" office:value="29.5625" calcext:value-type="float">
            <text:p>29.5625</text:p>
          </table:table-cell>
          <table:table-cell table:formula="of:=5*SIN([.A948])" office:value-type="float" office:value="-4.80162620858759" calcext:value-type="float">
            <text:p>-4.80162620858759</text:p>
          </table:table-cell>
          <table:table-cell table:formula="of:=[.A948]-20" office:value-type="float" office:value="9.5625" calcext:value-type="float">
            <text:p>9.5625</text:p>
          </table:table-cell>
          <table:table-cell table:formula="of:=COS(5*[.B948])+[.C948]^(1/3)" office:value-type="float" office:value="2.55407438796197" calcext:value-type="float">
            <text:p>2.55407438796197</text:p>
          </table:table-cell>
          <table:table-cell table:formula="of:=COS(-3*[.B948])-[.C948]^(1/3)" office:value-type="float" office:value="-2.38707151567735" calcext:value-type="float">
            <text:p>-2.38707151567735</text:p>
          </table:table-cell>
        </table:table-row>
        <table:table-row table:style-name="ro1">
          <table:table-cell office:value-type="float" office:value="29.59375" calcext:value-type="float">
            <text:p>29.59375</text:p>
          </table:table-cell>
          <table:table-cell table:formula="of:=5*SIN([.A949])" office:value-type="float" office:value="-4.84285014872248" calcext:value-type="float">
            <text:p>-4.84285014872248</text:p>
          </table:table-cell>
          <table:table-cell table:formula="of:=[.A949]-20" office:value-type="float" office:value="9.59375" calcext:value-type="float">
            <text:p>9.59375</text:p>
          </table:table-cell>
          <table:table-cell table:formula="of:=COS(5*[.B949])+[.C949]^(1/3)" office:value-type="float" office:value="2.73187625336091" calcext:value-type="float">
            <text:p>2.73187625336091</text:p>
          </table:table-cell>
          <table:table-cell table:formula="of:=COS(-3*[.B949])-[.C949]^(1/3)" office:value-type="float" office:value="-2.50632348207935" calcext:value-type="float">
            <text:p>-2.50632348207935</text:p>
          </table:table-cell>
        </table:table-row>
        <table:table-row table:style-name="ro1">
          <table:table-cell office:value-type="float" office:value="29.625" calcext:value-type="float">
            <text:p>29.625</text:p>
          </table:table-cell>
          <table:table-cell table:formula="of:=5*SIN([.A950])" office:value-type="float" office:value="-4.87934512787163" calcext:value-type="float">
            <text:p>-4.87934512787163</text:p>
          </table:table-cell>
          <table:table-cell table:formula="of:=[.A950]-20" office:value-type="float" office:value="9.625" calcext:value-type="float">
            <text:p>9.625</text:p>
          </table:table-cell>
          <table:table-cell table:formula="of:=COS(5*[.B950])+[.C950]^(1/3)" office:value-type="float" office:value="2.8683097623264" calcext:value-type="float">
            <text:p>2.8683097623264</text:p>
          </table:table-cell>
          <table:table-cell table:formula="of:=COS(-3*[.B950])-[.C950]^(1/3)" office:value-type="float" office:value="-2.60734792023601" calcext:value-type="float">
            <text:p>-2.60734792023601</text:p>
          </table:table-cell>
        </table:table-row>
        <table:table-row table:style-name="ro1">
          <table:table-cell office:value-type="float" office:value="29.65625" calcext:value-type="float">
            <text:p>29.65625</text:p>
          </table:table-cell>
          <table:table-cell table:formula="of:=5*SIN([.A951])" office:value-type="float" office:value="-4.91107550930723" calcext:value-type="float">
            <text:p>-4.91107550930723</text:p>
          </table:table-cell>
          <table:table-cell table:formula="of:=[.A951]-20" office:value-type="float" office:value="9.65625" calcext:value-type="float">
            <text:p>9.65625</text:p>
          </table:table-cell>
          <table:table-cell table:formula="of:=COS(5*[.B951])+[.C951]^(1/3)" office:value-type="float" office:value="2.96736457398134" calcext:value-type="float">
            <text:p>2.96736457398134</text:p>
          </table:table-cell>
          <table:table-cell table:formula="of:=COS(-3*[.B951])-[.C951]^(1/3)" office:value-type="float" office:value="-2.6908460021256" calcext:value-type="float">
            <text:p>-2.6908460021256</text:p>
          </table:table-cell>
        </table:table-row>
        <table:table-row table:style-name="ro1">
          <table:table-cell office:value-type="float" office:value="29.6875" calcext:value-type="float">
            <text:p>29.6875</text:p>
          </table:table-cell>
          <table:table-cell table:formula="of:=5*SIN([.A952])" office:value-type="float" office:value="-4.93801030885028" calcext:value-type="float">
            <text:p>-4.93801030885028</text:p>
          </table:table-cell>
          <table:table-cell table:formula="of:=[.A952]-20" office:value-type="float" office:value="9.6875" calcext:value-type="float">
            <text:p>9.6875</text:p>
          </table:table-cell>
          <table:table-cell table:formula="of:=COS(5*[.B952])+[.C952]^(1/3)" office:value-type="float" office:value="3.03535749499177" calcext:value-type="float">
            <text:p>3.03535749499177</text:p>
          </table:table-cell>
          <table:table-cell table:formula="of:=COS(-3*[.B952])-[.C952]^(1/3)" office:value-type="float" office:value="-2.7581062024772" calcext:value-type="float">
            <text:p>-2.7581062024772</text:p>
          </table:table-cell>
        </table:table-row>
        <table:table-row table:style-name="ro1">
          <table:table-cell office:value-type="float" office:value="29.71875" calcext:value-type="float">
            <text:p>29.71875</text:p>
          </table:table-cell>
          <table:table-cell table:formula="of:=5*SIN([.A953])" office:value-type="float" office:value="-4.96012322512612" calcext:value-type="float">
            <text:p>-4.96012322512612</text:p>
          </table:table-cell>
          <table:table-cell table:formula="of:=[.A953]-20" office:value-type="float" office:value="9.71875" calcext:value-type="float">
            <text:p>9.71875</text:p>
          </table:table-cell>
          <table:table-cell table:formula="of:=COS(5*[.B953])+[.C953]^(1/3)" office:value-type="float" office:value="3.07939607790467" calcext:value-type="float">
            <text:p>3.07939607790467</text:p>
          </table:table-cell>
          <table:table-cell table:formula="of:=COS(-3*[.B953])-[.C953]^(1/3)" office:value-type="float" office:value="-2.81069406274886" calcext:value-type="float">
            <text:p>-2.81069406274886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table:formula="of:=5*SIN([.A954])" office:value-type="float" office:value="-4.97739266524728" calcext:value-type="float">
            <text:p>-4.97739266524728</text:p>
          </table:table-cell>
          <table:table-cell table:formula="of:=[.A954]-20" office:value-type="float" office:value="9.75" calcext:value-type="float">
            <text:p>9.75</text:p>
          </table:table-cell>
          <table:table-cell table:formula="of:=COS(5*[.B954])+[.C954]^(1/3)" office:value-type="float" office:value="3.10627768714287" calcext:value-type="float">
            <text:p>3.10627768714287</text:p>
          </table:table-cell>
          <table:table-cell table:formula="of:=COS(-3*[.B954])-[.C954]^(1/3)" office:value-type="float" office:value="-2.85020068709978" calcext:value-type="float">
            <text:p>-2.85020068709978</text:p>
          </table:table-cell>
        </table:table-row>
        <table:table-row table:style-name="ro1">
          <table:table-cell office:value-type="float" office:value="29.78125" calcext:value-type="float">
            <text:p>29.78125</text:p>
          </table:table-cell>
          <table:table-cell table:formula="of:=5*SIN([.A955])" office:value-type="float" office:value="-4.98980176589852" calcext:value-type="float">
            <text:p>-4.98980176589852</text:p>
          </table:table-cell>
          <table:table-cell table:formula="of:=[.A955]-20" office:value-type="float" office:value="9.78125" calcext:value-type="float">
            <text:p>9.78125</text:p>
          </table:table-cell>
          <table:table-cell table:formula="of:=COS(5*[.B955])+[.C955]^(1/3)" office:value-type="float" office:value="3.12177794149821" calcext:value-type="float">
            <text:p>3.12177794149821</text:p>
          </table:table-cell>
          <table:table-cell table:formula="of:=COS(-3*[.B955])-[.C955]^(1/3)" office:value-type="float" office:value="-2.87804944367367" calcext:value-type="float">
            <text:p>-2.87804944367367</text:p>
          </table:table-cell>
        </table:table-row>
        <table:table-row table:style-name="ro1">
          <table:table-cell office:value-type="float" office:value="29.8125" calcext:value-type="float">
            <text:p>29.8125</text:p>
          </table:table-cell>
          <table:table-cell table:formula="of:=5*SIN([.A956])" office:value-type="float" office:value="-4.99733840980367" calcext:value-type="float">
            <text:p>-4.99733840980367</text:p>
          </table:table-cell>
          <table:table-cell table:formula="of:=[.A956]-20" office:value-type="float" office:value="9.8125" calcext:value-type="float">
            <text:p>9.8125</text:p>
          </table:table-cell>
          <table:table-cell table:formula="of:=COS(5*[.B956])+[.C956]^(1/3)" office:value-type="float" office:value="3.13023819062447" calcext:value-type="float">
            <text:p>3.13023819062447</text:p>
          </table:table-cell>
          <table:table-cell table:formula="of:=COS(-3*[.B956])-[.C956]^(1/3)" office:value-type="float" office:value="-2.89535577925871" calcext:value-type="float">
            <text:p>-2.89535577925871</text:p>
          </table:table-cell>
        </table:table-row>
        <table:table-row table:style-name="ro1">
          <table:table-cell office:value-type="float" office:value="29.84375" calcext:value-type="float">
            <text:p>29.84375</text:p>
          </table:table-cell>
          <table:table-cell table:formula="of:=5*SIN([.A957])" office:value-type="float" office:value="-4.99999523755784" calcext:value-type="float">
            <text:p>-4.99999523755784</text:p>
          </table:table-cell>
          <table:table-cell table:formula="of:=[.A957]-20" office:value-type="float" office:value="9.84375" calcext:value-type="float">
            <text:p>9.84375</text:p>
          </table:table-cell>
          <table:table-cell table:formula="of:=COS(5*[.B957])+[.C957]^(1/3)" office:value-type="float" office:value="3.13435438057303" calcext:value-type="float">
            <text:p>3.13435438057303</text:p>
          </table:table-cell>
          <table:table-cell table:formula="of:=COS(-3*[.B957])-[.C957]^(1/3)" office:value-type="float" office:value="-2.90283334248495" calcext:value-type="float">
            <text:p>-2.90283334248495</text:p>
          </table:table-cell>
        </table:table-row>
        <table:table-row table:style-name="ro1">
          <table:table-cell office:value-type="float" office:value="29.875" calcext:value-type="float">
            <text:p>29.875</text:p>
          </table:table-cell>
          <table:table-cell table:formula="of:=5*SIN([.A958])" office:value-type="float" office:value="-4.99776965481381" calcext:value-type="float">
            <text:p>-4.99776965481381</text:p>
          </table:table-cell>
          <table:table-cell table:formula="of:=[.A958]-20" office:value-type="float" office:value="9.875" calcext:value-type="float">
            <text:p>9.875</text:p>
          </table:table-cell>
          <table:table-cell table:formula="of:=COS(5*[.B958])+[.C958]^(1/3)" office:value-type="float" office:value="3.13508547268122" calcext:value-type="float">
            <text:p>3.13508547268122</text:p>
          </table:table-cell>
          <table:table-cell table:formula="of:=COS(-3*[.B958])-[.C958]^(1/3)" office:value-type="float" office:value="-2.90074005424238" calcext:value-type="float">
            <text:p>-2.90074005424238</text:p>
          </table:table-cell>
        </table:table-row>
        <table:table-row table:style-name="ro1">
          <table:table-cell office:value-type="float" office:value="29.90625" calcext:value-type="float">
            <text:p>29.90625</text:p>
          </table:table-cell>
          <table:table-cell table:formula="of:=5*SIN([.A959])" office:value-type="float" office:value="-4.99066383481537" calcext:value-type="float">
            <text:p>-4.99066383481537</text:p>
          </table:table-cell>
          <table:table-cell table:formula="of:=[.A959]-20" office:value-type="float" office:value="9.90625" calcext:value-type="float">
            <text:p>9.90625</text:p>
          </table:table-cell>
          <table:table-cell table:formula="of:=COS(5*[.B959])+[.C959]^(1/3)" office:value-type="float" office:value="3.13162792973565" calcext:value-type="float">
            <text:p>3.13162792973565</text:p>
          </table:table-cell>
          <table:table-cell table:formula="of:=COS(-3*[.B959])-[.C959]^(1/3)" office:value-type="float" office:value="-2.88885968307162" calcext:value-type="float">
            <text:p>-2.88885968307162</text:p>
          </table:table-cell>
        </table:table-row>
        <table:table-row table:style-name="ro1">
          <table:table-cell office:value-type="float" office:value="29.9375" calcext:value-type="float">
            <text:p>29.9375</text:p>
          </table:table-cell>
          <table:table-cell table:formula="of:=5*SIN([.A960])" office:value-type="float" office:value="-4.97868471627517" calcext:value-type="float">
            <text:p>-4.97868471627517</text:p>
          </table:table-cell>
          <table:table-cell table:formula="of:=[.A960]-20" office:value-type="float" office:value="9.9375" calcext:value-type="float">
            <text:p>9.9375</text:p>
          </table:table-cell>
          <table:table-cell table:formula="of:=COS(5*[.B960])+[.C960]^(1/3)" office:value-type="float" office:value="3.12143684670683" calcext:value-type="float">
            <text:p>3.12143684670683</text:p>
          </table:table-cell>
          <table:table-cell table:formula="of:=COS(-3*[.B960])-[.C960]^(1/3)" office:value-type="float" office:value="-2.86651725800322" calcext:value-type="float">
            <text:p>-2.86651725800322</text:p>
          </table:table-cell>
        </table:table-row>
        <table:table-row table:style-name="ro1">
          <table:table-cell office:value-type="float" office:value="29.96875" calcext:value-type="float">
            <text:p>29.96875</text:p>
          </table:table-cell>
          <table:table-cell table:formula="of:=5*SIN([.A961])" office:value-type="float" office:value="-4.96184399659915" calcext:value-type="float">
            <text:p>-4.96184399659915</text:p>
          </table:table-cell>
          <table:table-cell table:formula="of:=[.A961]-20" office:value-type="float" office:value="9.96875" calcext:value-type="float">
            <text:p>9.96875</text:p>
          </table:table-cell>
          <table:table-cell table:formula="of:=COS(5*[.B961])+[.C961]^(1/3)" office:value-type="float" office:value="3.10031001480668" calcext:value-type="float">
            <text:p>3.10031001480668</text:p>
          </table:table-cell>
          <table:table-cell table:formula="of:=COS(-3*[.B961])-[.C961]^(1/3)" office:value-type="float" office:value="-2.83262971926655" calcext:value-type="float">
            <text:p>-2.832629719266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*SIN([.A962])" office:value-type="float" office:value="-4.94015812046431" calcext:value-type="float">
            <text:p>-4.94015812046431</text:p>
          </table:table-cell>
          <table:table-cell table:formula="of:=[.A962]-20" office:value-type="float" office:value="10" calcext:value-type="float">
            <text:p>10</text:p>
          </table:table-cell>
          <table:table-cell table:formula="of:=COS(5*[.B962])+[.C962]^(1/3)" office:value-type="float" office:value="3.06258555175013" calcext:value-type="float">
            <text:p>3.06258555175013</text:p>
          </table:table-cell>
          <table:table-cell table:formula="of:=COS(-3*[.B962])-[.C962]^(1/3)" office:value-type="float" office:value="-2.78579602991946" calcext:value-type="float">
            <text:p>-2.78579602991946</text:p>
          </table:table-cell>
        </table:table-row>
        <table:table-row table:style-name="ro1">
          <table:table-cell office:value-type="float" office:value="30.03125" calcext:value-type="float">
            <text:p>30.03125</text:p>
          </table:table-cell>
          <table:table-cell table:formula="of:=5*SIN([.A963])" office:value-type="float" office:value="-4.91364826376066" calcext:value-type="float">
            <text:p>-4.91364826376066</text:p>
          </table:table-cell>
          <table:table-cell table:formula="of:=[.A963]-20" office:value-type="float" office:value="10.03125" calcext:value-type="float">
            <text:p>10.03125</text:p>
          </table:table-cell>
          <table:table-cell table:formula="of:=COS(5*[.B963])+[.C963]^(1/3)" office:value-type="float" office:value="3.00153281011433" calcext:value-type="float">
            <text:p>3.00153281011433</text:p>
          </table:table-cell>
          <table:table-cell table:formula="of:=COS(-3*[.B963])-[.C963]^(1/3)" office:value-type="float" office:value="-2.72443299008279" calcext:value-type="float">
            <text:p>-2.72443299008279</text:p>
          </table:table-cell>
        </table:table-row>
        <table:table-row table:style-name="ro1">
          <table:table-cell office:value-type="float" office:value="30.0625" calcext:value-type="float">
            <text:p>30.0625</text:p>
          </table:table-cell>
          <table:table-cell table:formula="of:=5*SIN([.A964])" office:value-type="float" office:value="-4.8823403129134" calcext:value-type="float">
            <text:p>-4.8823403129134</text:p>
          </table:table-cell>
          <table:table-cell table:formula="of:=[.A964]-20" office:value-type="float" office:value="10.0625" calcext:value-type="float">
            <text:p>10.0625</text:p>
          </table:table-cell>
          <table:table-cell table:formula="of:=COS(5*[.B964])+[.C964]^(1/3)" office:value-type="float" office:value="2.9100335614697" calcext:value-type="float">
            <text:p>2.9100335614697</text:p>
          </table:table-cell>
          <table:table-cell table:formula="of:=COS(-3*[.B964])-[.C964]^(1/3)" office:value-type="float" office:value="-2.64696359600004" calcext:value-type="float">
            <text:p>-2.64696359600004</text:p>
          </table:table-cell>
        </table:table-row>
        <table:table-row table:style-name="ro1">
          <table:table-cell office:value-type="float" office:value="30.09375" calcext:value-type="float">
            <text:p>30.09375</text:p>
          </table:table-cell>
          <table:table-cell table:formula="of:=5*SIN([.A965])" office:value-type="float" office:value="-4.84626483960523" calcext:value-type="float">
            <text:p>-4.84626483960523</text:p>
          </table:table-cell>
          <table:table-cell table:formula="of:=[.A965]-20" office:value-type="float" office:value="10.09375" calcext:value-type="float">
            <text:p>10.09375</text:p>
          </table:table-cell>
          <table:table-cell table:formula="of:=COS(5*[.B965])+[.C965]^(1/3)" office:value-type="float" office:value="2.78164571421731" calcext:value-type="float">
            <text:p>2.78164571421731</text:p>
          </table:table-cell>
          <table:table-cell table:formula="of:=COS(-3*[.B965])-[.C965]^(1/3)" office:value-type="float" office:value="-2.55206329209636" calcext:value-type="float">
            <text:p>-2.55206329209636</text:p>
          </table:table-cell>
        </table:table-row>
        <table:table-row table:style-name="ro1">
          <table:table-cell office:value-type="float" office:value="30.125" calcext:value-type="float">
            <text:p>30.125</text:p>
          </table:table-cell>
          <table:table-cell table:formula="of:=5*SIN([.A966])" office:value-type="float" office:value="-4.80545707092362" calcext:value-type="float">
            <text:p>-4.80545707092362</text:p>
          </table:table-cell>
          <table:table-cell table:formula="of:=[.A966]-20" office:value-type="float" office:value="10.125" calcext:value-type="float">
            <text:p>10.125</text:p>
          </table:table-cell>
          <table:table-cell table:formula="of:=COS(5*[.B966])+[.C966]^(1/3)" office:value-type="float" office:value="2.6121014348735" calcext:value-type="float">
            <text:p>2.6121014348735</text:p>
          </table:table-cell>
          <table:table-cell table:formula="of:=COS(-3*[.B966])-[.C966]^(1/3)" office:value-type="float" office:value="-2.43896517752388" calcext:value-type="float">
            <text:p>-2.43896517752388</text:p>
          </table:table-cell>
        </table:table-row>
        <table:table-row table:style-name="ro1">
          <table:table-cell office:value-type="float" office:value="30.15625" calcext:value-type="float">
            <text:p>30.15625</text:p>
          </table:table-cell>
          <table:table-cell table:formula="of:=5*SIN([.A967])" office:value-type="float" office:value="-4.75995685496217" calcext:value-type="float">
            <text:p>-4.75995685496217</text:p>
          </table:table-cell>
          <table:table-cell table:formula="of:=[.A967]-20" office:value-type="float" office:value="10.15625" calcext:value-type="float">
            <text:p>10.15625</text:p>
          </table:table-cell>
          <table:table-cell table:formula="of:=COS(5*[.B967])+[.C967]^(1/3)" office:value-type="float" office:value="2.4012011374138" calcext:value-type="float">
            <text:p>2.4012011374138</text:p>
          </table:table-cell>
          <table:table-cell table:formula="of:=COS(-3*[.B967])-[.C967]^(1/3)" office:value-type="float" office:value="-2.30781753620203" calcext:value-type="float">
            <text:p>-2.30781753620203</text:p>
          </table:table-cell>
        </table:table-row>
        <table:table-row table:style-name="ro1">
          <table:table-cell office:value-type="float" office:value="30.1875" calcext:value-type="float">
            <text:p>30.1875</text:p>
          </table:table-cell>
          <table:table-cell table:formula="of:=5*SIN([.A968])" office:value-type="float" office:value="-4.70980862190961" calcext:value-type="float">
            <text:p>-4.70980862190961</text:p>
          </table:table-cell>
          <table:table-cell table:formula="of:=[.A968]-20" office:value-type="float" office:value="10.1875" calcext:value-type="float">
            <text:p>10.1875</text:p>
          </table:table-cell>
          <table:table-cell table:formula="of:=COS(5*[.B968])+[.C968]^(1/3)" office:value-type="float" office:value="2.15491518062399" calcext:value-type="float">
            <text:p>2.15491518062399</text:p>
          </table:table-cell>
          <table:table-cell table:formula="of:=COS(-3*[.B968])-[.C968]^(1/3)" office:value-type="float" office:value="-2.16007561695926" calcext:value-type="float">
            <text:p>-2.16007561695926</text:p>
          </table:table-cell>
        </table:table-row>
        <table:table-row table:style-name="ro1">
          <table:table-cell office:value-type="float" office:value="30.21875" calcext:value-type="float">
            <text:p>30.21875</text:p>
          </table:table-cell>
          <table:table-cell table:formula="of:=5*SIN([.A969])" office:value-type="float" office:value="-4.6550613406645" calcext:value-type="float">
            <text:p>-4.6550613406645</text:p>
          </table:table-cell>
          <table:table-cell table:formula="of:=[.A969]-20" office:value-type="float" office:value="10.21875" calcext:value-type="float">
            <text:p>10.21875</text:p>
          </table:table-cell>
          <table:table-cell table:formula="of:=COS(5*[.B969])+[.C969]^(1/3)" office:value-type="float" office:value="1.88730174419045" calcext:value-type="float">
            <text:p>1.88730174419045</text:p>
          </table:table-cell>
          <table:table-cell table:formula="of:=COS(-3*[.B969])-[.C969]^(1/3)" office:value-type="float" office:value="-1.99889458379383" calcext:value-type="float">
            <text:p>-1.99889458379383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table:formula="of:=5*SIN([.A970])" office:value-type="float" office:value="-4.59576847101789" calcext:value-type="float">
            <text:p>-4.59576847101789</text:p>
          </table:table-cell>
          <table:table-cell table:formula="of:=[.A970]-20" office:value-type="float" office:value="10.25" calcext:value-type="float">
            <text:p>10.25</text:p>
          </table:table-cell>
          <table:table-cell table:formula="of:=COS(5*[.B970])+[.C970]^(1/3)" office:value-type="float" office:value="1.62162428329101" calcext:value-type="float">
            <text:p>1.62162428329101</text:p>
          </table:table-cell>
          <table:table-cell table:formula="of:=COS(-3*[.B970])-[.C970]^(1/3)" office:value-type="float" office:value="-1.82947301543985" calcext:value-type="float">
            <text:p>-1.82947301543985</text:p>
          </table:table-cell>
        </table:table-row>
        <table:table-row table:style-name="ro1">
          <table:table-cell office:value-type="float" office:value="30.28125" calcext:value-type="float">
            <text:p>30.28125</text:p>
          </table:table-cell>
          <table:table-cell table:formula="of:=5*SIN([.A971])" office:value-type="float" office:value="-4.53198791145077" calcext:value-type="float">
            <text:p>-4.53198791145077</text:p>
          </table:table-cell>
          <table:table-cell table:formula="of:=[.A971]-20" office:value-type="float" office:value="10.28125" calcext:value-type="float">
            <text:p>10.28125</text:p>
          </table:table-cell>
          <table:table-cell table:formula="of:=COS(5*[.B971])+[.C971]^(1/3)" office:value-type="float" office:value="1.3898741889593" calcext:value-type="float">
            <text:p>1.3898741889593</text:p>
          </table:table-cell>
          <table:table-cell table:formula="of:=COS(-3*[.B971])-[.C971]^(1/3)" office:value-type="float" office:value="-1.65927844478556" calcext:value-type="float">
            <text:p>-1.65927844478556</text:p>
          </table:table-cell>
        </table:table-row>
        <table:table-row table:style-name="ro1">
          <table:table-cell office:value-type="float" office:value="30.3125" calcext:value-type="float">
            <text:p>30.3125</text:p>
          </table:table-cell>
          <table:table-cell table:formula="of:=5*SIN([.A972])" office:value-type="float" office:value="-4.46378194259719" calcext:value-type="float">
            <text:p>-4.46378194259719</text:p>
          </table:table-cell>
          <table:table-cell table:formula="of:=[.A972]-20" office:value-type="float" office:value="10.3125" calcext:value-type="float">
            <text:p>10.3125</text:p>
          </table:table-cell>
          <table:table-cell table:formula="of:=COS(5*[.B972])+[.C972]^(1/3)" office:value-type="float" office:value="1.22988146322164" calcext:value-type="float">
            <text:p>1.22988146322164</text:p>
          </table:table-cell>
          <table:table-cell table:formula="of:=COS(-3*[.B972])-[.C972]^(1/3)" office:value-type="float" office:value="-1.49807175045975" calcext:value-type="float">
            <text:p>-1.49807175045975</text:p>
          </table:table-cell>
        </table:table-row>
        <table:table-row table:style-name="ro1">
          <table:table-cell office:value-type="float" office:value="30.34375" calcext:value-type="float">
            <text:p>30.34375</text:p>
          </table:table-cell>
          <table:table-cell table:formula="of:=5*SIN([.A973])" office:value-type="float" office:value="-4.39121716642827" calcext:value-type="float">
            <text:p>-4.39121716642827</text:p>
          </table:table-cell>
          <table:table-cell table:formula="of:=[.A973]-20" office:value-type="float" office:value="10.34375" calcext:value-type="float">
            <text:p>10.34375</text:p>
          </table:table-cell>
          <table:table-cell table:formula="of:=COS(5*[.B973])+[.C973]^(1/3)" office:value-type="float" office:value="1.17945797393821" calcext:value-type="float">
            <text:p>1.17945797393821</text:p>
          </table:table-cell>
          <table:table-cell table:formula="of:=COS(-3*[.B973])-[.C973]^(1/3)" office:value-type="float" office:value="-1.35764066053348" calcext:value-type="float">
            <text:p>-1.35764066053348</text:p>
          </table:table-cell>
        </table:table-row>
        <table:table-row table:style-name="ro1">
          <table:table-cell office:value-type="float" office:value="30.375" calcext:value-type="float">
            <text:p>30.375</text:p>
          </table:table-cell>
          <table:table-cell table:formula="of:=5*SIN([.A974])" office:value-type="float" office:value="-4.31436444121648" calcext:value-type="float">
            <text:p>-4.31436444121648</text:p>
          </table:table-cell>
          <table:table-cell table:formula="of:=[.A974]-20" office:value-type="float" office:value="10.375" calcext:value-type="float">
            <text:p>10.375</text:p>
          </table:table-cell>
          <table:table-cell table:formula="of:=COS(5*[.B974])+[.C974]^(1/3)" office:value-type="float" office:value="1.26767192254309" calcext:value-type="float">
            <text:p>1.26767192254309</text:p>
          </table:table-cell>
          <table:table-cell table:formula="of:=COS(-3*[.B974])-[.C974]^(1/3)" office:value-type="float" office:value="-1.25116007533773" calcext:value-type="float">
            <text:p>-1.25116007533773</text:p>
          </table:table-cell>
        </table:table-row>
        <table:table-row table:style-name="ro1">
          <table:table-cell office:value-type="float" office:value="30.40625" calcext:value-type="float">
            <text:p>30.40625</text:p>
          </table:table-cell>
          <table:table-cell table:formula="of:=5*SIN([.A975])" office:value-type="float" office:value="-4.23329881234378" calcext:value-type="float">
            <text:p>-4.23329881234378</text:p>
          </table:table-cell>
          <table:table-cell table:formula="of:=[.A975]-20" office:value-type="float" office:value="10.40625" calcext:value-type="float">
            <text:p>10.40625</text:p>
          </table:table-cell>
          <table:table-cell table:formula="of:=COS(5*[.B975])+[.C975]^(1/3)" office:value-type="float" office:value="1.50441223379308" calcext:value-type="float">
            <text:p>1.50441223379308</text:p>
          </table:table-cell>
          <table:table-cell table:formula="of:=COS(-3*[.B975])-[.C975]^(1/3)" office:value-type="float" office:value="-1.19212427091887" calcext:value-type="float">
            <text:p>-1.19212427091887</text:p>
          </table:table-cell>
        </table:table-row>
        <table:table-row table:style-name="ro1">
          <table:table-cell office:value-type="float" office:value="30.4375" calcext:value-type="float">
            <text:p>30.4375</text:p>
          </table:table-cell>
          <table:table-cell table:formula="of:=5*SIN([.A976])" office:value-type="float" office:value="-4.14809943902107" calcext:value-type="float">
            <text:p>-4.14809943902107</text:p>
          </table:table-cell>
          <table:table-cell table:formula="of:=[.A976]-20" office:value-type="float" office:value="10.4375" calcext:value-type="float">
            <text:p>10.4375</text:p>
          </table:table-cell>
          <table:table-cell table:formula="of:=COS(5*[.B976])+[.C976]^(1/3)" office:value-type="float" office:value="1.87070201379348" calcext:value-type="float">
            <text:p>1.87070201379348</text:p>
          </table:table-cell>
          <table:table-cell table:formula="of:=COS(-3*[.B976])-[.C976]^(1/3)" office:value-type="float" office:value="-1.19284773473203" calcext:value-type="float">
            <text:p>-1.19284773473203</text:p>
          </table:table-cell>
        </table:table-row>
        <table:table-row table:style-name="ro1">
          <table:table-cell office:value-type="float" office:value="30.46875" calcext:value-type="float">
            <text:p>30.46875</text:p>
          </table:table-cell>
          <table:table-cell table:formula="of:=5*SIN([.A977])" office:value-type="float" office:value="-4.05884951699052" calcext:value-type="float">
            <text:p>-4.05884951699052</text:p>
          </table:table-cell>
          <table:table-cell table:formula="of:=[.A977]-20" office:value-type="float" office:value="10.46875" calcext:value-type="float">
            <text:p>10.46875</text:p>
          </table:table-cell>
          <table:table-cell table:formula="of:=COS(5*[.B977])+[.C977]^(1/3)" office:value-type="float" office:value="2.31335573223126" calcext:value-type="float">
            <text:p>2.31335573223126</text:p>
          </table:table-cell>
          <table:table-cell table:formula="of:=COS(-3*[.B977])-[.C977]^(1/3)" office:value-type="float" office:value="-1.26260833605468" calcext:value-type="float">
            <text:p>-1.26260833605468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5*SIN([.A978])" office:value-type="float" office:value="-3.96563619728643" calcext:value-type="float">
            <text:p>-3.96563619728643</text:p>
          </table:table-cell>
          <table:table-cell table:formula="of:=[.A978]-20" office:value-type="float" office:value="10.5" calcext:value-type="float">
            <text:p>10.5</text:p>
          </table:table-cell>
          <table:table-cell table:formula="of:=COS(5*[.B978])+[.C978]^(1/3)" office:value-type="float" office:value="2.74792346983045" calcext:value-type="float">
            <text:p>2.74792346983045</text:p>
          </table:table-cell>
          <table:table-cell table:formula="of:=COS(-3*[.B978])-[.C978]^(1/3)" office:value-type="float" office:value="-1.40560394101705" calcext:value-type="float">
            <text:p>-1.40560394101705</text:p>
          </table:table-cell>
        </table:table-row>
        <table:table-row table:style-name="ro1">
          <table:table-cell office:value-type="float" office:value="30.53125" calcext:value-type="float">
            <text:p>30.53125</text:p>
          </table:table-cell>
          <table:table-cell table:formula="of:=5*SIN([.A979])" office:value-type="float" office:value="-3.86855050113361" calcext:value-type="float">
            <text:p>-3.86855050113361</text:p>
          </table:table-cell>
          <table:table-cell table:formula="of:=[.A979]-20" office:value-type="float" office:value="10.53125" calcext:value-type="float">
            <text:p>10.53125</text:p>
          </table:table-cell>
          <table:table-cell table:formula="of:=COS(5*[.B979])+[.C979]^(1/3)" office:value-type="float" office:value="3.07275375691285" calcext:value-type="float">
            <text:p>3.07275375691285</text:p>
          </table:table-cell>
          <table:table-cell table:formula="of:=COS(-3*[.B979])-[.C979]^(1/3)" office:value-type="float" office:value="-1.61899905068662" calcext:value-type="float">
            <text:p>-1.61899905068662</text:p>
          </table:table-cell>
        </table:table-row>
        <table:table-row table:style-name="ro1">
          <table:table-cell office:value-type="float" office:value="30.5625" calcext:value-type="float">
            <text:p>30.5625</text:p>
          </table:table-cell>
          <table:table-cell table:formula="of:=5*SIN([.A980])" office:value-type="float" office:value="-3.76768723106678" calcext:value-type="float">
            <text:p>-3.76768723106678</text:p>
          </table:table-cell>
          <table:table-cell table:formula="of:=[.A980]-20" office:value-type="float" office:value="10.5625" calcext:value-type="float">
            <text:p>10.5625</text:p>
          </table:table-cell>
          <table:table-cell table:formula="of:=COS(5*[.B980])+[.C980]^(1/3)" office:value-type="float" office:value="3.1940339148691" calcext:value-type="float">
            <text:p>3.1940339148691</text:p>
          </table:table-cell>
          <table:table-cell table:formula="of:=COS(-3*[.B980])-[.C980]^(1/3)" office:value-type="float" office:value="-1.89143089076838" calcext:value-type="float">
            <text:p>-1.89143089076838</text:p>
          </table:table-cell>
        </table:table-row>
        <table:table-row table:style-name="ro1">
          <table:table-cell office:value-type="float" office:value="30.59375" calcext:value-type="float">
            <text:p>30.59375</text:p>
          </table:table-cell>
          <table:table-cell table:formula="of:=5*SIN([.A981])" office:value-type="float" office:value="-3.66314487835751" calcext:value-type="float">
            <text:p>-3.66314487835751</text:p>
          </table:table-cell>
          <table:table-cell table:formula="of:=[.A981]-20" office:value-type="float" office:value="10.59375" calcext:value-type="float">
            <text:p>10.59375</text:p>
          </table:table-cell>
          <table:table-cell table:formula="of:=COS(5*[.B981])+[.C981]^(1/3)" office:value-type="float" office:value="3.05712118686237" calcext:value-type="float">
            <text:p>3.05712118686237</text:p>
          </table:table-cell>
          <table:table-cell table:formula="of:=COS(-3*[.B981])-[.C981]^(1/3)" office:value-type="float" office:value="-2.2023970248282" calcext:value-type="float">
            <text:p>-2.2023970248282</text:p>
          </table:table-cell>
        </table:table-row>
        <table:table-row table:style-name="ro1">
          <table:table-cell office:value-type="float" office:value="30.625" calcext:value-type="float">
            <text:p>30.625</text:p>
          </table:table-cell>
          <table:table-cell table:formula="of:=5*SIN([.A982])" office:value-type="float" office:value="-3.55502552683908" calcext:value-type="float">
            <text:p>-3.55502552683908</text:p>
          </table:table-cell>
          <table:table-cell table:formula="of:=[.A982]-20" office:value-type="float" office:value="10.625" calcext:value-type="float">
            <text:p>10.625</text:p>
          </table:table-cell>
          <table:table-cell table:formula="of:=COS(5*[.B982])+[.C982]^(1/3)" office:value-type="float" office:value="2.67464987436733" calcext:value-type="float">
            <text:p>2.67464987436733</text:p>
          </table:table-cell>
          <table:table-cell table:formula="of:=COS(-3*[.B982])-[.C982]^(1/3)" office:value-type="float" office:value="-2.52292867626096" calcext:value-type="float">
            <text:p>-2.52292867626096</text:p>
          </table:table-cell>
        </table:table-row>
        <table:table-row table:style-name="ro1">
          <table:table-cell office:value-type="float" office:value="30.65625" calcext:value-type="float">
            <text:p>30.65625</text:p>
          </table:table-cell>
          <table:table-cell table:formula="of:=5*SIN([.A983])" office:value-type="float" office:value="-3.44343475322345" calcext:value-type="float">
            <text:p>-3.44343475322345</text:p>
          </table:table-cell>
          <table:table-cell table:formula="of:=[.A983]-20" office:value-type="float" office:value="10.65625" calcext:value-type="float">
            <text:p>10.65625</text:p>
          </table:table-cell>
          <table:table-cell table:formula="of:=COS(5*[.B983])+[.C983]^(1/3)" office:value-type="float" office:value="2.13902112973315" calcext:value-type="float">
            <text:p>2.13902112973315</text:p>
          </table:table-cell>
          <table:table-cell table:formula="of:=COS(-3*[.B983])-[.C983]^(1/3)" office:value-type="float" office:value="-2.81783963485138" calcext:value-type="float">
            <text:p>-2.81783963485138</text:p>
          </table:table-cell>
        </table:table-row>
        <table:table-row table:style-name="ro1">
          <table:table-cell office:value-type="float" office:value="30.6875" calcext:value-type="float">
            <text:p>30.6875</text:p>
          </table:table-cell>
          <table:table-cell table:formula="of:=5*SIN([.A984])" office:value-type="float" office:value="-3.32848152400732" calcext:value-type="float">
            <text:p>-3.32848152400732</text:p>
          </table:table-cell>
          <table:table-cell table:formula="of:=[.A984]-20" office:value-type="float" office:value="10.6875" calcext:value-type="float">
            <text:p>10.6875</text:p>
          </table:table-cell>
          <table:table-cell table:formula="of:=COS(5*[.B984])+[.C984]^(1/3)" office:value-type="float" office:value="1.6084516202476" calcext:value-type="float">
            <text:p>1.6084516202476</text:p>
          </table:table-cell>
          <table:table-cell table:formula="of:=COS(-3*[.B984])-[.C984]^(1/3)" office:value-type="float" office:value="-3.04961785682286" calcext:value-type="float">
            <text:p>-3.04961785682286</text:p>
          </table:table-cell>
        </table:table-row>
        <table:table-row table:style-name="ro1">
          <table:table-cell office:value-type="float" office:value="30.71875" calcext:value-type="float">
            <text:p>30.71875</text:p>
          </table:table-cell>
          <table:table-cell table:formula="of:=5*SIN([.A985])" office:value-type="float" office:value="-3.21027808906824" calcext:value-type="float">
            <text:p>-3.21027808906824</text:p>
          </table:table-cell>
          <table:table-cell table:formula="of:=[.A985]-20" office:value-type="float" office:value="10.71875" calcext:value-type="float">
            <text:p>10.71875</text:p>
          </table:table-cell>
          <table:table-cell table:formula="of:=COS(5*[.B985])+[.C985]^(1/3)" office:value-type="float" office:value="1.2632556255513" calcext:value-type="float">
            <text:p>1.2632556255513</text:p>
          </table:table-cell>
          <table:table-cell table:formula="of:=COS(-3*[.B985])-[.C985]^(1/3)" office:value-type="float" office:value="-3.1837072463646" calcext:value-type="float">
            <text:p>-3.1837072463646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table:formula="of:=5*SIN([.A986])" office:value-type="float" office:value="-3.08893987205448" calcext:value-type="float">
            <text:p>-3.08893987205448</text:p>
          </table:table-cell>
          <table:table-cell table:formula="of:=[.A986]-20" office:value-type="float" office:value="10.75" calcext:value-type="float">
            <text:p>10.75</text:p>
          </table:table-cell>
          <table:table-cell table:formula="of:=COS(5*[.B986])+[.C986]^(1/3)" office:value-type="float" office:value="1.24145673630029" calcext:value-type="float">
            <text:p>1.24145673630029</text:p>
          </table:table-cell>
          <table:table-cell table:formula="of:=COS(-3*[.B986])-[.C986]^(1/3)" office:value-type="float" office:value="-3.19455297968957" calcext:value-type="float">
            <text:p>-3.19455297968957</text:p>
          </table:table-cell>
        </table:table-row>
        <table:table-row table:style-name="ro1">
          <table:table-cell office:value-type="float" office:value="30.78125" calcext:value-type="float">
            <text:p>30.78125</text:p>
          </table:table-cell>
          <table:table-cell table:formula="of:=5*SIN([.A987])" office:value-type="float" office:value="-2.96458535767581" calcext:value-type="float">
            <text:p>-2.96458535767581</text:p>
          </table:table-cell>
          <table:table-cell table:formula="of:=[.A987]-20" office:value-type="float" office:value="10.78125" calcext:value-type="float">
            <text:p>10.78125</text:p>
          </table:table-cell>
          <table:table-cell table:formula="of:=COS(5*[.B987])+[.C987]^(1/3)" office:value-type="float" office:value="1.57587771161975" calcext:value-type="float">
            <text:p>1.57587771161975</text:p>
          </table:table-cell>
          <table:table-cell table:formula="of:=COS(-3*[.B987])-[.C987]^(1/3)" office:value-type="float" office:value="-3.07142900238598" calcext:value-type="float">
            <text:p>-3.07142900238598</text:p>
          </table:table-cell>
        </table:table-row>
        <table:table-row table:style-name="ro1">
          <table:table-cell office:value-type="float" office:value="30.8125" calcext:value-type="float">
            <text:p>30.8125</text:p>
          </table:table-cell>
          <table:table-cell table:formula="of:=5*SIN([.A988])" office:value-type="float" office:value="-2.83733597600519" calcext:value-type="float">
            <text:p>-2.83733597600519</text:p>
          </table:table-cell>
          <table:table-cell table:formula="of:=[.A988]-20" office:value-type="float" office:value="10.8125" calcext:value-type="float">
            <text:p>10.8125</text:p>
          </table:table-cell>
          <table:table-cell table:formula="of:=COS(5*[.B988])+[.C988]^(1/3)" office:value-type="float" office:value="2.16177864452503" calcext:value-type="float">
            <text:p>2.16177864452503</text:p>
          </table:table-cell>
          <table:table-cell table:formula="of:=COS(-3*[.B988])-[.C988]^(1/3)" office:value-type="float" office:value="-2.8228278018665" calcext:value-type="float">
            <text:p>-2.8228278018665</text:p>
          </table:table-cell>
        </table:table-row>
        <table:table-row table:style-name="ro1">
          <table:table-cell office:value-type="float" office:value="30.84375" calcext:value-type="float">
            <text:p>30.84375</text:p>
          </table:table-cell>
          <table:table-cell table:formula="of:=5*SIN([.A989])" office:value-type="float" office:value="-2.70731598390437" calcext:value-type="float">
            <text:p>-2.70731598390437</text:p>
          </table:table-cell>
          <table:table-cell table:formula="of:=[.A989]-20" office:value-type="float" office:value="10.84375" calcext:value-type="float">
            <text:p>10.84375</text:p>
          </table:table-cell>
          <table:table-cell table:formula="of:=COS(5*[.B989])+[.C989]^(1/3)" office:value-type="float" office:value="2.77852649158211" calcext:value-type="float">
            <text:p>2.77852649158211</text:p>
          </table:table-cell>
          <table:table-cell table:formula="of:=COS(-3*[.B989])-[.C989]^(1/3)" office:value-type="float" office:value="-2.4781705083231" calcext:value-type="float">
            <text:p>-2.4781705083231</text:p>
          </table:table-cell>
        </table:table-row>
        <table:table-row table:style-name="ro1">
          <table:table-cell office:value-type="float" office:value="30.875" calcext:value-type="float">
            <text:p>30.875</text:p>
          </table:table-cell>
          <table:table-cell table:formula="of:=5*SIN([.A990])" office:value-type="float" office:value="-2.57465234368915" calcext:value-type="float">
            <text:p>-2.57465234368915</text:p>
          </table:table-cell>
          <table:table-cell table:formula="of:=[.A990]-20" office:value-type="float" office:value="10.875" calcext:value-type="float">
            <text:p>10.875</text:p>
          </table:table-cell>
          <table:table-cell table:formula="of:=COS(5*[.B990])+[.C990]^(1/3)" office:value-type="float" office:value="3.16880117249338" calcext:value-type="float">
            <text:p>3.16880117249338</text:p>
          </table:table-cell>
          <table:table-cell table:formula="of:=COS(-3*[.B990])-[.C990]^(1/3)" office:value-type="float" office:value="-2.08586527296128" calcext:value-type="float">
            <text:p>-2.08586527296128</text:p>
          </table:table-cell>
        </table:table-row>
        <table:table-row table:style-name="ro1">
          <table:table-cell office:value-type="float" office:value="30.90625" calcext:value-type="float">
            <text:p>30.90625</text:p>
          </table:table-cell>
          <table:table-cell table:formula="of:=5*SIN([.A991])" office:value-type="float" office:value="-2.43947459915288" calcext:value-type="float">
            <text:p>-2.43947459915288</text:p>
          </table:table-cell>
          <table:table-cell table:formula="of:=[.A991]-20" office:value-type="float" office:value="10.90625" calcext:value-type="float">
            <text:p>10.90625</text:p>
          </table:table-cell>
          <table:table-cell table:formula="of:=COS(5*[.B991])+[.C991]^(1/3)" office:value-type="float" office:value="3.15033328436343" calcext:value-type="float">
            <text:p>3.15033328436343</text:p>
          </table:table-cell>
          <table:table-cell table:formula="of:=COS(-3*[.B991])-[.C991]^(1/3)" office:value-type="float" office:value="-1.7073230812877" calcext:value-type="float">
            <text:p>-1.7073230812877</text:p>
          </table:table-cell>
        </table:table-row>
        <table:table-row table:style-name="ro1">
          <table:table-cell office:value-type="float" office:value="30.9375" calcext:value-type="float">
            <text:p>30.9375</text:p>
          </table:table-cell>
          <table:table-cell table:formula="of:=5*SIN([.A992])" office:value-type="float" office:value="-2.30191474906908" calcext:value-type="float">
            <text:p>-2.30191474906908</text:p>
          </table:table-cell>
          <table:table-cell table:formula="of:=[.A992]-20" office:value-type="float" office:value="10.9375" calcext:value-type="float">
            <text:p>10.9375</text:p>
          </table:table-cell>
          <table:table-cell table:formula="of:=COS(5*[.B992])+[.C992]^(1/3)" office:value-type="float" office:value="2.71142384239192" calcext:value-type="float">
            <text:p>2.71142384239192</text:p>
          </table:table-cell>
          <table:table-cell table:formula="of:=COS(-3*[.B992])-[.C992]^(1/3)" office:value-type="float" office:value="-1.40737104490851" calcext:value-type="float">
            <text:p>-1.40737104490851</text:p>
          </table:table-cell>
        </table:table-row>
        <table:table-row table:style-name="ro1">
          <table:table-cell office:value-type="float" office:value="30.96875" calcext:value-type="float">
            <text:p>30.96875</text:p>
          </table:table-cell>
          <table:table-cell table:formula="of:=5*SIN([.A993])" office:value-type="float" office:value="-2.16210711829694" calcext:value-type="float">
            <text:p>-2.16210711829694</text:p>
          </table:table-cell>
          <table:table-cell table:formula="of:=[.A993]-20" office:value-type="float" office:value="10.96875" calcext:value-type="float">
            <text:p>10.96875</text:p>
          </table:table-cell>
          <table:table-cell table:formula="of:=COS(5*[.B993])+[.C993]^(1/3)" office:value-type="float" office:value="2.03788748213583" calcext:value-type="float">
            <text:p>2.03788748213583</text:p>
          </table:table-cell>
          <table:table-cell table:formula="of:=COS(-3*[.B993])-[.C993]^(1/3)" office:value-type="float" office:value="-1.24243332831629" calcext:value-type="float">
            <text:p>-1.242433328316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5*SIN([.A994])" office:value-type="float" office:value="-2.02018822661533" calcext:value-type="float">
            <text:p>-2.02018822661533</text:p>
          </table:table-cell>
          <table:table-cell table:formula="of:=[.A994]-20" office:value-type="float" office:value="11" calcext:value-type="float">
            <text:p>11</text:p>
          </table:table-cell>
          <table:table-cell table:formula="of:=COS(5*[.B994])+[.C994]^(1/3)" office:value-type="float" office:value="1.44400053066307" calcext:value-type="float">
            <text:p>1.44400053066307</text:p>
          </table:table-cell>
          <table:table-cell table:formula="of:=COS(-3*[.B994])-[.C994]^(1/3)" office:value-type="float" office:value="-1.24865789017685" calcext:value-type="float">
            <text:p>-1.24865789017685</text:p>
          </table:table-cell>
        </table:table-row>
        <table:table-row table:style-name="ro1">
          <table:table-cell office:value-type="float" office:value="31.03125" calcext:value-type="float">
            <text:p>31.03125</text:p>
          </table:table-cell>
          <table:table-cell table:formula="of:=5*SIN([.A995])" office:value-type="float" office:value="-1.87629665541357" calcext:value-type="float">
            <text:p>-1.87629665541357</text:p>
          </table:table-cell>
          <table:table-cell table:formula="of:=[.A995]-20" office:value-type="float" office:value="11.03125" calcext:value-type="float">
            <text:p>11.03125</text:p>
          </table:table-cell>
          <table:table-cell table:formula="of:=COS(5*[.B995])+[.C995]^(1/3)" office:value-type="float" office:value="1.22702120953803" calcext:value-type="float">
            <text:p>1.22702120953803</text:p>
          </table:table-cell>
          <table:table-cell table:formula="of:=COS(-3*[.B995])-[.C995]^(1/3)" office:value-type="float" office:value="-1.43260716035087" calcext:value-type="float">
            <text:p>-1.43260716035087</text:p>
          </table:table-cell>
        </table:table-row>
        <table:table-row table:style-name="ro1">
          <table:table-cell office:value-type="float" office:value="31.0625" calcext:value-type="float">
            <text:p>31.0625</text:p>
          </table:table-cell>
          <table:table-cell table:formula="of:=5*SIN([.A996])" office:value-type="float" office:value="-1.73057291236907" calcext:value-type="float">
            <text:p>-1.73057291236907</text:p>
          </table:table-cell>
          <table:table-cell table:formula="of:=[.A996]-20" office:value-type="float" office:value="11.0625" calcext:value-type="float">
            <text:p>11.0625</text:p>
          </table:table-cell>
          <table:table-cell table:formula="of:=COS(5*[.B996])+[.C996]^(1/3)" office:value-type="float" office:value="1.51160684989182" calcext:value-type="float">
            <text:p>1.51160684989182</text:p>
          </table:table-cell>
          <table:table-cell table:formula="of:=COS(-3*[.B996])-[.C996]^(1/3)" office:value-type="float" office:value="-1.76699965224938" calcext:value-type="float">
            <text:p>-1.76699965224938</text:p>
          </table:table-cell>
        </table:table-row>
        <table:table-row table:style-name="ro1">
          <table:table-cell office:value-type="float" office:value="31.09375" calcext:value-type="float">
            <text:p>31.09375</text:p>
          </table:table-cell>
          <table:table-cell table:formula="of:=5*SIN([.A997])" office:value-type="float" office:value="-1.58315929424393" calcext:value-type="float">
            <text:p>-1.58315929424393</text:p>
          </table:table-cell>
          <table:table-cell table:formula="of:=[.A997]-20" office:value-type="float" office:value="11.09375" calcext:value-type="float">
            <text:p>11.09375</text:p>
          </table:table-cell>
          <table:table-cell table:formula="of:=COS(5*[.B997])+[.C997]^(1/3)" office:value-type="float" office:value="2.16850487286079" calcext:value-type="float">
            <text:p>2.16850487286079</text:p>
          </table:table-cell>
          <table:table-cell table:formula="of:=COS(-3*[.B997])-[.C997]^(1/3)" office:value-type="float" office:value="-2.19319995134882" calcext:value-type="float">
            <text:p>-2.19319995134882</text:p>
          </table:table-cell>
        </table:table-row>
        <table:table-row table:style-name="ro1">
          <table:table-cell office:value-type="float" office:value="31.125" calcext:value-type="float">
            <text:p>31.125</text:p>
          </table:table-cell>
          <table:table-cell table:formula="of:=5*SIN([.A998])" office:value-type="float" office:value="-1.43419974793461" calcext:value-type="float">
            <text:p>-1.43419974793461</text:p>
          </table:table-cell>
          <table:table-cell table:formula="of:=[.A998]-20" office:value-type="float" office:value="11.125" calcext:value-type="float">
            <text:p>11.125</text:p>
          </table:table-cell>
          <table:table-cell table:formula="of:=COS(5*[.B998])+[.C998]^(1/3)" office:value-type="float" office:value="2.8634821882122" calcext:value-type="float">
            <text:p>2.8634821882122</text:p>
          </table:table-cell>
          <table:table-cell table:formula="of:=COS(-3*[.B998])-[.C998]^(1/3)" office:value-type="float" office:value="-2.63078903000675" calcext:value-type="float">
            <text:p>-2.63078903000675</text:p>
          </table:table-cell>
        </table:table-row>
        <table:table-row table:style-name="ro1">
          <table:table-cell office:value-type="float" office:value="31.15625" calcext:value-type="float">
            <text:p>31.15625</text:p>
          </table:table-cell>
          <table:table-cell table:formula="of:=5*SIN([.A999])" office:value-type="float" office:value="-1.28383972991019" calcext:value-type="float">
            <text:p>-1.28383972991019</text:p>
          </table:table-cell>
          <table:table-cell table:formula="of:=[.A999]-20" office:value-type="float" office:value="11.15625" calcext:value-type="float">
            <text:p>11.15625</text:p>
          </table:table-cell>
          <table:table-cell table:formula="of:=COS(5*[.B999])+[.C999]^(1/3)" office:value-type="float" office:value="3.22522526656169" calcext:value-type="float">
            <text:p>3.22522526656169</text:p>
          </table:table-cell>
          <table:table-cell table:formula="of:=COS(-3*[.B999])-[.C999]^(1/3)" office:value-type="float" office:value="-2.99287059032695" calcext:value-type="float">
            <text:p>-2.99287059032695</text:p>
          </table:table-cell>
        </table:table-row>
        <table:table-row table:style-name="ro1">
          <table:table-cell office:value-type="float" office:value="31.1875" calcext:value-type="float">
            <text:p>31.1875</text:p>
          </table:table-cell>
          <table:table-cell table:formula="of:=5*SIN([.A1000])" office:value-type="float" office:value="-1.13222606417663" calcext:value-type="float">
            <text:p>-1.13222606417663</text:p>
          </table:table-cell>
          <table:table-cell table:formula="of:=[.A1000]-20" office:value-type="float" office:value="11.1875" calcext:value-type="float">
            <text:p>11.1875</text:p>
          </table:table-cell>
          <table:table-cell table:formula="of:=COS(5*[.B1000])+[.C1000]^(1/3)" office:value-type="float" office:value="3.04922793618915" calcext:value-type="float">
            <text:p>3.04922793618915</text:p>
          </table:table-cell>
          <table:table-cell table:formula="of:=COS(-3*[.B1000])-[.C1000]^(1/3)" office:value-type="float" office:value="-3.20418693181346" calcext:value-type="float">
            <text:p>-3.20418693181346</text:p>
          </table:table-cell>
        </table:table-row>
        <table:table-row table:style-name="ro1">
          <table:table-cell office:value-type="float" office:value="31.21875" calcext:value-type="float">
            <text:p>31.21875</text:p>
          </table:table-cell>
          <table:table-cell table:formula="of:=5*SIN([.A1001])" office:value-type="float" office:value="-0.979506798905577" calcext:value-type="float">
            <text:p>-0.979506798905577</text:p>
          </table:table-cell>
          <table:table-cell table:formula="of:=[.A1001]-20" office:value-type="float" office:value="11.21875" calcext:value-type="float">
            <text:p>11.21875</text:p>
          </table:table-cell>
          <table:table-cell table:formula="of:=COS(5*[.B1001])+[.C1001]^(1/3)" office:value-type="float" office:value="2.42271479609931" calcext:value-type="float">
            <text:p>2.42271479609931</text:p>
          </table:table-cell>
          <table:table-cell table:formula="of:=COS(-3*[.B1001])-[.C1001]^(1/3)" office:value-type="float" office:value="-3.21807731512801" calcext:value-type="float">
            <text:p>-3.21807731512801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table:formula="of:=5*SIN([.A1002])" office:value-type="float" office:value="-0.825831061867895" calcext:value-type="float">
            <text:p>-0.825831061867895</text:p>
          </table:table-cell>
          <table:table-cell table:formula="of:=[.A1002]-20" office:value-type="float" office:value="11.25" calcext:value-type="float">
            <text:p>11.25</text:p>
          </table:table-cell>
          <table:table-cell table:formula="of:=COS(5*[.B1002])+[.C1002]^(1/3)" office:value-type="float" office:value="1.68997646138804" calcext:value-type="float">
            <text:p>1.68997646138804</text:p>
          </table:table-cell>
          <table:table-cell table:formula="of:=COS(-3*[.B1002])-[.C1002]^(1/3)" office:value-type="float" office:value="-3.02817452075722" calcext:value-type="float">
            <text:p>-3.02817452075722</text:p>
          </table:table-cell>
        </table:table-row>
        <table:table-row table:style-name="ro1">
          <table:table-cell office:value-type="float" office:value="31.28125" calcext:value-type="float">
            <text:p>31.28125</text:p>
          </table:table-cell>
          <table:table-cell table:formula="of:=5*SIN([.A1003])" office:value-type="float" office:value="-0.671348914812877" calcext:value-type="float">
            <text:p>-0.671348914812877</text:p>
          </table:table-cell>
          <table:table-cell table:formula="of:=[.A1003]-20" office:value-type="float" office:value="11.28125" calcext:value-type="float">
            <text:p>11.28125</text:p>
          </table:table-cell>
          <table:table-cell table:formula="of:=COS(5*[.B1003])+[.C1003]^(1/3)" office:value-type="float" office:value="1.26583120852604" calcext:value-type="float">
            <text:p>1.26583120852604</text:p>
          </table:table-cell>
          <table:table-cell table:formula="of:=COS(-3*[.B1003])-[.C1003]^(1/3)" office:value-type="float" office:value="-2.67165321020418" calcext:value-type="float">
            <text:p>-2.67165321020418</text:p>
          </table:table-cell>
        </table:table-row>
        <table:table-row table:style-name="ro1">
          <table:table-cell office:value-type="float" office:value="31.3125" calcext:value-type="float">
            <text:p>31.3125</text:p>
          </table:table-cell>
          <table:table-cell table:formula="of:=5*SIN([.A1004])" office:value-type="float" office:value="-0.516211206935519" calcext:value-type="float">
            <text:p>-0.516211206935519</text:p>
          </table:table-cell>
          <table:table-cell table:formula="of:=[.A1004]-20" office:value-type="float" office:value="11.3125" calcext:value-type="float">
            <text:p>11.3125</text:p>
          </table:table-cell>
          <table:table-cell table:formula="of:=COS(5*[.B1004])+[.C1004]^(1/3)" office:value-type="float" office:value="1.39787421710288" calcext:value-type="float">
            <text:p>1.39787421710288</text:p>
          </table:table-cell>
          <table:table-cell table:formula="of:=COS(-3*[.B1004])-[.C1004]^(1/3)" office:value-type="float" office:value="-2.22268326988309" calcext:value-type="float">
            <text:p>-2.22268326988309</text:p>
          </table:table-cell>
        </table:table-row>
        <table:table-row table:style-name="ro1">
          <table:table-cell office:value-type="float" office:value="31.34375" calcext:value-type="float">
            <text:p>31.34375</text:p>
          </table:table-cell>
          <table:table-cell table:formula="of:=5*SIN([.A1005])" office:value-type="float" office:value="-0.360569427574833" calcext:value-type="float">
            <text:p>-0.360569427574833</text:p>
          </table:table-cell>
          <table:table-cell table:formula="of:=[.A1005]-20" office:value-type="float" office:value="11.34375" calcext:value-type="float">
            <text:p>11.34375</text:p>
          </table:table-cell>
          <table:table-cell table:formula="of:=COS(5*[.B1005])+[.C1005]^(1/3)" office:value-type="float" office:value="2.01693548821979" calcext:value-type="float">
            <text:p>2.01693548821979</text:p>
          </table:table-cell>
          <table:table-cell table:formula="of:=COS(-3*[.B1005])-[.C1005]^(1/3)" office:value-type="float" office:value="-1.77708829286972" calcext:value-type="float">
            <text:p>-1.77708829286972</text:p>
          </table:table-cell>
        </table:table-row>
        <table:table-row table:style-name="ro1">
          <table:table-cell office:value-type="float" office:value="31.375" calcext:value-type="float">
            <text:p>31.375</text:p>
          </table:table-cell>
          <table:table-cell table:formula="of:=5*SIN([.A1006])" office:value-type="float" office:value="-0.204575558287082" calcext:value-type="float">
            <text:p>-0.204575558287082</text:p>
          </table:table-cell>
          <table:table-cell table:formula="of:=[.A1006]-20" office:value-type="float" office:value="11.375" calcext:value-type="float">
            <text:p>11.375</text:p>
          </table:table-cell>
          <table:table-cell table:formula="of:=COS(5*[.B1006])+[.C1006]^(1/3)" office:value-type="float" office:value="2.76988232093236" calcext:value-type="float">
            <text:p>2.76988232093236</text:p>
          </table:table-cell>
          <table:table-cell table:formula="of:=COS(-3*[.B1006])-[.C1006]^(1/3)" office:value-type="float" office:value="-1.43146328228551" calcext:value-type="float">
            <text:p>-1.43146328228551</text:p>
          </table:table-cell>
        </table:table-row>
        <table:table-row table:style-name="ro1">
          <table:table-cell office:value-type="float" office:value="31.40625" calcext:value-type="float">
            <text:p>31.40625</text:p>
          </table:table-cell>
          <table:table-cell table:formula="of:=5*SIN([.A1007])" office:value-type="float" office:value="-0.0483819244383666" calcext:value-type="float">
            <text:p>-0.0483819244383666</text:p>
          </table:table-cell>
          <table:table-cell table:formula="of:=[.A1007]-20" office:value-type="float" office:value="11.40625" calcext:value-type="float">
            <text:p>11.40625</text:p>
          </table:table-cell>
          <table:table-cell table:formula="of:=COS(5*[.B1007])+[.C1007]^(1/3)" office:value-type="float" office:value="3.22191061837322" calcext:value-type="float">
            <text:p>3.22191061837322</text:p>
          </table:table-cell>
          <table:table-cell table:formula="of:=COS(-3*[.B1007])-[.C1007]^(1/3)" office:value-type="float" office:value="-1.26154350430487" calcext:value-type="float">
            <text:p>-1.26154350430487</text:p>
          </table:table-cell>
        </table:table-row>
        <table:table-row table:style-name="ro1">
          <table:table-cell office:value-type="float" office:value="31.4375" calcext:value-type="float">
            <text:p>31.4375</text:p>
          </table:table-cell>
          <table:table-cell table:formula="of:=5*SIN([.A1008])" office:value-type="float" office:value="0.107858953538509" calcext:value-type="float">
            <text:p>0.107858953538509</text:p>
          </table:table-cell>
          <table:table-cell table:formula="of:=[.A1008]-20" office:value-type="float" office:value="11.4375" calcext:value-type="float">
            <text:p>11.4375</text:p>
          </table:table-cell>
          <table:table-cell table:formula="of:=COS(5*[.B1008])+[.C1008]^(1/3)" office:value-type="float" office:value="3.11115324898776" calcext:value-type="float">
            <text:p>3.11115324898776</text:p>
          </table:table-cell>
          <table:table-cell table:formula="of:=COS(-3*[.B1008])-[.C1008]^(1/3)" office:value-type="float" office:value="-1.30497800811421" calcext:value-type="float">
            <text:p>-1.30497800811421</text:p>
          </table:table-cell>
        </table:table-row>
        <table:table-row table:style-name="ro1">
          <table:table-cell office:value-type="float" office:value="31.46875" calcext:value-type="float">
            <text:p>31.46875</text:p>
          </table:table-cell>
          <table:table-cell table:formula="of:=5*SIN([.A1009])" office:value-type="float" office:value="0.263994509077649" calcext:value-type="float">
            <text:p>0.263994509077649</text:p>
          </table:table-cell>
          <table:table-cell table:formula="of:=[.A1009]-20" office:value-type="float" office:value="11.46875" calcext:value-type="float">
            <text:p>11.46875</text:p>
          </table:table-cell>
          <table:table-cell table:formula="of:=COS(5*[.B1009])+[.C1009]^(1/3)" office:value-type="float" office:value="2.50333436430816" calcext:value-type="float">
            <text:p>2.50333436430816</text:p>
          </table:table-cell>
          <table:table-cell table:formula="of:=COS(-3*[.B1009])-[.C1009]^(1/3)" office:value-type="float" office:value="-1.55269739013415" calcext:value-type="float">
            <text:p>-1.5526973901341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5*SIN([.A1010])" office:value-type="float" office:value="0.419872278458734" calcext:value-type="float">
            <text:p>0.419872278458734</text:p>
          </table:table-cell>
          <table:table-cell table:formula="of:=[.A1010]-20" office:value-type="float" office:value="11.5" calcext:value-type="float">
            <text:p>11.5</text:p>
          </table:table-cell>
          <table:table-cell table:formula="of:=COS(5*[.B1010])+[.C1010]^(1/3)" office:value-type="float" office:value="1.75288396819651" calcext:value-type="float">
            <text:p>1.75288396819651</text:p>
          </table:table-cell>
          <table:table-cell table:formula="of:=COS(-3*[.B1010])-[.C1010]^(1/3)" office:value-type="float" office:value="-1.95099702447936" calcext:value-type="float">
            <text:p>-1.95099702447936</text:p>
          </table:table-cell>
        </table:table-row>
        <table:table-row table:style-name="ro1">
          <table:table-cell office:value-type="float" office:value="31.53125" calcext:value-type="float">
            <text:p>31.53125</text:p>
          </table:table-cell>
          <table:table-cell table:formula="of:=5*SIN([.A1011])" office:value-type="float" office:value="0.575340049685251" calcext:value-type="float">
            <text:p>0.575340049685251</text:p>
          </table:table-cell>
          <table:table-cell table:formula="of:=[.A1011]-20" office:value-type="float" office:value="11.53125" calcext:value-type="float">
            <text:p>11.53125</text:p>
          </table:table-cell>
          <table:table-cell table:formula="of:=COS(5*[.B1011])+[.C1011]^(1/3)" office:value-type="float" office:value="1.29410073914407" calcext:value-type="float">
            <text:p>1.29410073914407</text:p>
          </table:table-cell>
          <table:table-cell table:formula="of:=COS(-3*[.B1011])-[.C1011]^(1/3)" office:value-type="float" office:value="-2.41382264892087" calcext:value-type="float">
            <text:p>-2.41382264892087</text:p>
          </table:table-cell>
        </table:table-row>
        <table:table-row table:style-name="ro1">
          <table:table-cell office:value-type="float" office:value="31.5625" calcext:value-type="float">
            <text:p>31.5625</text:p>
          </table:table-cell>
          <table:table-cell table:formula="of:=5*SIN([.A1012])" office:value-type="float" office:value="0.730246011116928" calcext:value-type="float">
            <text:p>0.730246011116928</text:p>
          </table:table-cell>
          <table:table-cell table:formula="of:=[.A1012]-20" office:value-type="float" office:value="11.5625" calcext:value-type="float">
            <text:p>11.5625</text:p>
          </table:table-cell>
          <table:table-cell table:formula="of:=COS(5*[.B1012])+[.C1012]^(1/3)" office:value-type="float" office:value="1.38833896176287" calcext:value-type="float">
            <text:p>1.38833896176287</text:p>
          </table:table-cell>
          <table:table-cell table:formula="of:=COS(-3*[.B1012])-[.C1012]^(1/3)" office:value-type="float" office:value="-2.84224813989936" calcext:value-type="float">
            <text:p>-2.84224813989936</text:p>
          </table:table-cell>
        </table:table-row>
        <table:table-row table:style-name="ro1">
          <table:table-cell office:value-type="float" office:value="31.59375" calcext:value-type="float">
            <text:p>31.59375</text:p>
          </table:table-cell>
          <table:table-cell table:formula="of:=5*SIN([.A1013])" office:value-type="float" office:value="0.884438899711224" calcext:value-type="float">
            <text:p>0.884438899711224</text:p>
          </table:table-cell>
          <table:table-cell table:formula="of:=[.A1013]-20" office:value-type="float" office:value="11.59375" calcext:value-type="float">
            <text:p>11.59375</text:p>
          </table:table-cell>
          <table:table-cell table:formula="of:=COS(5*[.B1013])+[.C1013]^(1/3)" office:value-type="float" office:value="1.97715718242491" calcext:value-type="float">
            <text:p>1.97715718242491</text:p>
          </table:table-cell>
          <table:table-cell table:formula="of:=COS(-3*[.B1013])-[.C1013]^(1/3)" office:value-type="float" office:value="-3.14643869052216" calcext:value-type="float">
            <text:p>-3.14643869052216</text:p>
          </table:table-cell>
        </table:table-row>
        <table:table-row table:style-name="ro1">
          <table:table-cell office:value-type="float" office:value="31.625" calcext:value-type="float">
            <text:p>31.625</text:p>
          </table:table-cell>
          <table:table-cell table:formula="of:=5*SIN([.A1014])" office:value-type="float" office:value="1.03776814872912" calcext:value-type="float">
            <text:p>1.03776814872912</text:p>
          </table:table-cell>
          <table:table-cell table:formula="of:=[.A1014]-20" office:value-type="float" office:value="11.625" calcext:value-type="float">
            <text:p>11.625</text:p>
          </table:table-cell>
          <table:table-cell table:formula="of:=COS(5*[.B1014])+[.C1014]^(1/3)" office:value-type="float" office:value="2.72395645532169" calcext:value-type="float">
            <text:p>2.72395645532169</text:p>
          </table:table-cell>
          <table:table-cell table:formula="of:=COS(-3*[.B1014])-[.C1014]^(1/3)" office:value-type="float" office:value="-3.26492736338353" calcext:value-type="float">
            <text:p>-3.26492736338353</text:p>
          </table:table-cell>
        </table:table-row>
        <table:table-row table:style-name="ro1">
          <table:table-cell office:value-type="float" office:value="31.65625" calcext:value-type="float">
            <text:p>31.65625</text:p>
          </table:table-cell>
          <table:table-cell table:formula="of:=5*SIN([.A1015])" office:value-type="float" office:value="1.19008403476099" calcext:value-type="float">
            <text:p>1.19008403476099</text:p>
          </table:table-cell>
          <table:table-cell table:formula="of:=[.A1015]-20" office:value-type="float" office:value="11.65625" calcext:value-type="float">
            <text:p>11.65625</text:p>
          </table:table-cell>
          <table:table-cell table:formula="of:=COS(5*[.B1015])+[.C1015]^(1/3)" office:value-type="float" office:value="3.21249820096172" calcext:value-type="float">
            <text:p>3.21249820096172</text:p>
          </table:table-cell>
          <table:table-cell table:formula="of:=COS(-3*[.B1015])-[.C1015]^(1/3)" office:value-type="float" office:value="-3.17687926381822" calcext:value-type="float">
            <text:p>-3.17687926381822</text:p>
          </table:table-cell>
        </table:table-row>
        <table:table-row table:style-name="ro1">
          <table:table-cell office:value-type="float" office:value="31.6875" calcext:value-type="float">
            <text:p>31.6875</text:p>
          </table:table-cell>
          <table:table-cell table:formula="of:=5*SIN([.A1016])" office:value-type="float" office:value="1.34123782392897" calcext:value-type="float">
            <text:p>1.34123782392897</text:p>
          </table:table-cell>
          <table:table-cell table:formula="of:=[.A1016]-20" office:value-type="float" office:value="11.6875" calcext:value-type="float">
            <text:p>11.6875</text:p>
          </table:table-cell>
          <table:table-cell table:formula="of:=COS(5*[.B1016])+[.C1016]^(1/3)" office:value-type="float" office:value="3.18123990768408" calcext:value-type="float">
            <text:p>3.18123990768408</text:p>
          </table:table-cell>
          <table:table-cell table:formula="of:=COS(-3*[.B1016])-[.C1016]^(1/3)" office:value-type="float" office:value="-2.90489503628215" calcext:value-type="float">
            <text:p>-2.90489503628215</text:p>
          </table:table-cell>
        </table:table-row>
        <table:table-row table:style-name="ro1">
          <table:table-cell office:value-type="float" office:value="31.71875" calcext:value-type="float">
            <text:p>31.71875</text:p>
          </table:table-cell>
          <table:table-cell table:formula="of:=5*SIN([.A1017])" office:value-type="float" office:value="1.49108191712305" calcext:value-type="float">
            <text:p>1.49108191712305</text:p>
          </table:table-cell>
          <table:table-cell table:formula="of:=[.A1017]-20" office:value-type="float" office:value="11.71875" calcext:value-type="float">
            <text:p>11.71875</text:p>
          </table:table-cell>
          <table:table-cell table:formula="of:=COS(5*[.B1017])+[.C1017]^(1/3)" office:value-type="float" office:value="2.65950345621728" calcext:value-type="float">
            <text:p>2.65950345621728</text:p>
          </table:table-cell>
          <table:table-cell table:formula="of:=COS(-3*[.B1017])-[.C1017]^(1/3)" office:value-type="float" office:value="-2.50827106613258" calcext:value-type="float">
            <text:p>-2.50827106613258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table:formula="of:=5*SIN([.A1018])" office:value-type="float" office:value="1.63946999412913" calcext:value-type="float">
            <text:p>1.63946999412913</text:p>
          </table:table-cell>
          <table:table-cell table:formula="of:=[.A1018]-20" office:value-type="float" office:value="11.75" calcext:value-type="float">
            <text:p>11.75</text:p>
          </table:table-cell>
          <table:table-cell table:formula="of:=COS(5*[.B1018])+[.C1018]^(1/3)" office:value-type="float" office:value="1.93675726245939" calcext:value-type="float">
            <text:p>1.93675726245939</text:p>
          </table:table-cell>
          <table:table-cell table:formula="of:=COS(-3*[.B1018])-[.C1018]^(1/3)" office:value-type="float" office:value="-2.06885129503489" calcext:value-type="float">
            <text:p>-2.06885129503489</text:p>
          </table:table-cell>
        </table:table-row>
        <table:table-row table:style-name="ro1">
          <table:table-cell office:value-type="float" office:value="31.78125" calcext:value-type="float">
            <text:p>31.78125</text:p>
          </table:table-cell>
          <table:table-cell table:formula="of:=5*SIN([.A1019])" office:value-type="float" office:value="1.7862571565082" calcext:value-type="float">
            <text:p>1.7862571565082</text:p>
          </table:table-cell>
          <table:table-cell table:formula="of:=[.A1019]-20" office:value-type="float" office:value="11.78125" calcext:value-type="float">
            <text:p>11.78125</text:p>
          </table:table-cell>
          <table:table-cell table:formula="of:=COS(5*[.B1019])+[.C1019]^(1/3)" office:value-type="float" office:value="1.39474765693415" calcext:value-type="float">
            <text:p>1.39474765693415</text:p>
          </table:table-cell>
          <table:table-cell table:formula="of:=COS(-3*[.B1019])-[.C1019]^(1/3)" office:value-type="float" office:value="-1.67312901886546" calcext:value-type="float">
            <text:p>-1.67312901886546</text:p>
          </table:table-cell>
        </table:table-row>
        <table:table-row table:style-name="ro1">
          <table:table-cell office:value-type="float" office:value="31.8125" calcext:value-type="float">
            <text:p>31.8125</text:p>
          </table:table-cell>
          <table:table-cell table:formula="of:=5*SIN([.A1020])" office:value-type="float" office:value="1.9313000690872" calcext:value-type="float">
            <text:p>1.9313000690872</text:p>
          </table:table-cell>
          <table:table-cell table:formula="of:=[.A1020]-20" office:value-type="float" office:value="11.8125" calcext:value-type="float">
            <text:p>11.8125</text:p>
          </table:table-cell>
          <table:table-cell table:formula="of:=COS(5*[.B1020])+[.C1020]^(1/3)" office:value-type="float" office:value="1.30416944294146" calcext:value-type="float">
            <text:p>1.30416944294146</text:p>
          </table:table-cell>
          <table:table-cell table:formula="of:=COS(-3*[.B1020])-[.C1020]^(1/3)" office:value-type="float" office:value="-1.3947726453115" calcext:value-type="float">
            <text:p>-1.3947726453115</text:p>
          </table:table-cell>
        </table:table-row>
        <table:table-row table:style-name="ro1">
          <table:table-cell office:value-type="float" office:value="31.84375" calcext:value-type="float">
            <text:p>31.84375</text:p>
          </table:table-cell>
          <table:table-cell table:formula="of:=5*SIN([.A1021])" office:value-type="float" office:value="2.07445709992343" calcext:value-type="float">
            <text:p>2.07445709992343</text:p>
          </table:table-cell>
          <table:table-cell table:formula="of:=[.A1021]-20" office:value-type="float" office:value="11.84375" calcext:value-type="float">
            <text:p>11.84375</text:p>
          </table:table-cell>
          <table:table-cell table:formula="of:=COS(5*[.B1021])+[.C1021]^(1/3)" office:value-type="float" office:value="1.69573959943523" calcext:value-type="float">
            <text:p>1.69573959943523</text:p>
          </table:table-cell>
          <table:table-cell table:formula="of:=COS(-3*[.B1021])-[.C1021]^(1/3)" office:value-type="float" office:value="-1.28123661100349" calcext:value-type="float">
            <text:p>-1.28123661100349</text:p>
          </table:table-cell>
        </table:table-row>
        <table:table-row table:style-name="ro1">
          <table:table-cell office:value-type="float" office:value="31.875" calcext:value-type="float">
            <text:p>31.875</text:p>
          </table:table-cell>
          <table:table-cell table:formula="of:=5*SIN([.A1022])" office:value-type="float" office:value="2.21558845860569" calcext:value-type="float">
            <text:p>2.21558845860569</text:p>
          </table:table-cell>
          <table:table-cell table:formula="of:=[.A1022]-20" office:value-type="float" office:value="11.875" calcext:value-type="float">
            <text:p>11.875</text:p>
          </table:table-cell>
          <table:table-cell table:formula="of:=COS(5*[.B1022])+[.C1022]^(1/3)" office:value-type="float" office:value="2.36372621728517" calcext:value-type="float">
            <text:p>2.36372621728517</text:p>
          </table:table-cell>
          <table:table-cell table:formula="of:=COS(-3*[.B1022])-[.C1022]^(1/3)" office:value-type="float" office:value="-1.34682165489345" calcext:value-type="float">
            <text:p>-1.34682165489345</text:p>
          </table:table-cell>
        </table:table-row>
        <table:table-row table:style-name="ro1">
          <table:table-cell office:value-type="float" office:value="31.90625" calcext:value-type="float">
            <text:p>31.90625</text:p>
          </table:table-cell>
          <table:table-cell table:formula="of:=5*SIN([.A1023])" office:value-type="float" office:value="2.35455633275726" calcext:value-type="float">
            <text:p>2.35455633275726</text:p>
          </table:table-cell>
          <table:table-cell table:formula="of:=[.A1023]-20" office:value-type="float" office:value="11.90625" calcext:value-type="float">
            <text:p>11.90625</text:p>
          </table:table-cell>
          <table:table-cell table:formula="of:=COS(5*[.B1023])+[.C1023]^(1/3)" office:value-type="float" office:value="2.98474220322153" calcext:value-type="float">
            <text:p>2.98474220322153</text:p>
          </table:table-cell>
          <table:table-cell table:formula="of:=COS(-3*[.B1023])-[.C1023]^(1/3)" office:value-type="float" office:value="-1.57287755296498" calcext:value-type="float">
            <text:p>-1.57287755296498</text:p>
          </table:table-cell>
        </table:table-row>
        <table:table-row table:style-name="ro1">
          <table:table-cell office:value-type="float" office:value="31.9375" calcext:value-type="float">
            <text:p>31.9375</text:p>
          </table:table-cell>
          <table:table-cell table:formula="of:=5*SIN([.A1024])" office:value-type="float" office:value="2.49122502260736" calcext:value-type="float">
            <text:p>2.49122502260736</text:p>
          </table:table-cell>
          <table:table-cell table:formula="of:=[.A1024]-20" office:value-type="float" office:value="11.9375" calcext:value-type="float">
            <text:p>11.9375</text:p>
          </table:table-cell>
          <table:table-cell table:formula="of:=COS(5*[.B1024])+[.C1024]^(1/3)" office:value-type="float" office:value="3.27937597960011" calcext:value-type="float">
            <text:p>3.27937597960011</text:p>
          </table:table-cell>
          <table:table-cell table:formula="of:=COS(-3*[.B1024])-[.C1024]^(1/3)" office:value-type="float" office:value="-1.91424171319182" calcext:value-type="float">
            <text:p>-1.91424171319182</text:p>
          </table:table-cell>
        </table:table-row>
        <table:table-row table:style-name="ro1">
          <table:table-cell office:value-type="float" office:value="31.96875" calcext:value-type="float">
            <text:p>31.96875</text:p>
          </table:table-cell>
          <table:table-cell table:formula="of:=5*SIN([.A1025])" office:value-type="float" office:value="2.62546107349965" calcext:value-type="float">
            <text:p>2.62546107349965</text:p>
          </table:table-cell>
          <table:table-cell table:formula="of:=[.A1025]-20" office:value-type="float" office:value="11.96875" calcext:value-type="float">
            <text:p>11.96875</text:p>
          </table:table-cell>
          <table:table-cell table:formula="of:=COS(5*[.B1025])+[.C1025]^(1/3)" office:value-type="float" office:value="3.13419761932931" calcext:value-type="float">
            <text:p>3.13419761932931</text:p>
          </table:table-cell>
          <table:table-cell table:formula="of:=COS(-3*[.B1025])-[.C1025]^(1/3)" office:value-type="float" office:value="-2.30983911929583" calcext:value-type="float">
            <text:p>-2.309839119295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5*SIN([.A1026])" office:value-type="float" office:value="2.75713340620845" calcext:value-type="float">
            <text:p>2.75713340620845</text:p>
          </table:table-cell>
          <table:table-cell table:formula="of:=[.A1026]-20" office:value-type="float" office:value="12" calcext:value-type="float">
            <text:p>12</text:p>
          </table:table-cell>
          <table:table-cell table:formula="of:=COS(5*[.B1026])+[.C1026]^(1/3)" office:value-type="float" office:value="2.63373488095084" calcext:value-type="float">
            <text:p>2.63373488095084</text:p>
          </table:table-cell>
          <table:table-cell table:formula="of:=COS(-3*[.B1026])-[.C1026]^(1/3)" office:value-type="float" office:value="-2.69483052038142" calcext:value-type="float">
            <text:p>-2.69483052038142</text:p>
          </table:table-cell>
        </table:table-row>
        <table:table-row table:style-name="ro1">
          <table:table-cell office:value-type="float" office:value="32.03125" calcext:value-type="float">
            <text:p>32.03125</text:p>
          </table:table-cell>
          <table:table-cell table:formula="of:=5*SIN([.A1027])" office:value-type="float" office:value="2.8861134449354" calcext:value-type="float">
            <text:p>2.8861134449354</text:p>
          </table:table-cell>
          <table:table-cell table:formula="of:=[.A1027]-20" office:value-type="float" office:value="12.03125" calcext:value-type="float">
            <text:p>12.03125</text:p>
          </table:table-cell>
          <table:table-cell table:formula="of:=COS(5*[.B1027])+[.C1027]^(1/3)" office:value-type="float" office:value="2.00220524697349" calcext:value-type="float">
            <text:p>2.00220524697349</text:p>
          </table:table-cell>
          <table:table-cell table:formula="of:=COS(-3*[.B1027])-[.C1027]^(1/3)" office:value-type="float" office:value="-3.01180011672751" calcext:value-type="float">
            <text:p>-3.01180011672751</text:p>
          </table:table-cell>
        </table:table-row>
        <table:table-row table:style-name="ro1">
          <table:table-cell office:value-type="float" office:value="32.0625" calcext:value-type="float">
            <text:p>32.0625</text:p>
          </table:table-cell>
          <table:table-cell table:formula="of:=5*SIN([.A1028])" office:value-type="float" office:value="3.0122752428615" calcext:value-type="float">
            <text:p>3.0122752428615</text:p>
          </table:table-cell>
          <table:table-cell table:formula="of:=[.A1028]-20" office:value-type="float" office:value="12.0625" calcext:value-type="float">
            <text:p>12.0625</text:p>
          </table:table-cell>
          <table:table-cell table:formula="of:=COS(5*[.B1028])+[.C1028]^(1/3)" office:value-type="float" office:value="1.49525167990013" calcext:value-type="float">
            <text:p>1.49525167990013</text:p>
          </table:table-cell>
          <table:table-cell table:formula="of:=COS(-3*[.B1028])-[.C1028]^(1/3)" office:value-type="float" office:value="-3.21908196438973" calcext:value-type="float">
            <text:p>-3.21908196438973</text:p>
          </table:table-cell>
        </table:table-row>
        <table:table-row table:style-name="ro1">
          <table:table-cell office:value-type="float" office:value="32.09375" calcext:value-type="float">
            <text:p>32.09375</text:p>
          </table:table-cell>
          <table:table-cell table:formula="of:=5*SIN([.A1029])" office:value-type="float" office:value="3.13549560513209" calcext:value-type="float">
            <text:p>3.13549560513209</text:p>
          </table:table-cell>
          <table:table-cell table:formula="of:=[.A1029]-20" office:value-type="float" office:value="12.09375" calcext:value-type="float">
            <text:p>12.09375</text:p>
          </table:table-cell>
          <table:table-cell table:formula="of:=COS(5*[.B1029])+[.C1029]^(1/3)" office:value-type="float" office:value="1.29583971832433" calcext:value-type="float">
            <text:p>1.29583971832433</text:p>
          </table:table-cell>
          <table:table-cell table:formula="of:=COS(-3*[.B1029])-[.C1029]^(1/3)" office:value-type="float" office:value="-3.29520780097601" calcext:value-type="float">
            <text:p>-3.29520780097601</text:p>
          </table:table-cell>
        </table:table-row>
        <table:table-row table:style-name="ro1">
          <table:table-cell office:value-type="float" office:value="32.125" calcext:value-type="float">
            <text:p>32.125</text:p>
          </table:table-cell>
          <table:table-cell table:formula="of:=5*SIN([.A1030])" office:value-type="float" office:value="3.25565420915447" calcext:value-type="float">
            <text:p>3.25565420915447</text:p>
          </table:table-cell>
          <table:table-cell table:formula="of:=[.A1030]-20" office:value-type="float" office:value="12.125" calcext:value-type="float">
            <text:p>12.125</text:p>
          </table:table-cell>
          <table:table-cell table:formula="of:=COS(5*[.B1030])+[.C1030]^(1/3)" office:value-type="float" office:value="1.45561559759147" calcext:value-type="float">
            <text:p>1.45561559759147</text:p>
          </table:table-cell>
          <table:table-cell table:formula="of:=COS(-3*[.B1030])-[.C1030]^(1/3)" office:value-type="float" office:value="-3.2393743042943" calcext:value-type="float">
            <text:p>-3.2393743042943</text:p>
          </table:table-cell>
        </table:table-row>
        <table:table-row table:style-name="ro1">
          <table:table-cell office:value-type="float" office:value="32.15625" calcext:value-type="float">
            <text:p>32.15625</text:p>
          </table:table-cell>
          <table:table-cell table:formula="of:=5*SIN([.A1031])" office:value-type="float" office:value="3.37263372209096" calcext:value-type="float">
            <text:p>3.37263372209096</text:p>
          </table:table-cell>
          <table:table-cell table:formula="of:=[.A1031]-20" office:value-type="float" office:value="12.15625" calcext:value-type="float">
            <text:p>12.15625</text:p>
          </table:table-cell>
          <table:table-cell table:formula="of:=COS(5*[.B1031])+[.C1031]^(1/3)" office:value-type="float" office:value="1.89559174239089" calcext:value-type="float">
            <text:p>1.89559174239089</text:p>
          </table:table-cell>
          <table:table-cell table:formula="of:=COS(-3*[.B1031])-[.C1031]^(1/3)" office:value-type="float" office:value="-3.06857664197915" calcext:value-type="float">
            <text:p>-3.06857664197915</text:p>
          </table:table-cell>
        </table:table-row>
        <table:table-row table:style-name="ro1">
          <table:table-cell office:value-type="float" office:value="32.1875" calcext:value-type="float">
            <text:p>32.1875</text:p>
          </table:table-cell>
          <table:table-cell table:formula="of:=5*SIN([.A1032])" office:value-type="float" office:value="3.48631991543233" calcext:value-type="float">
            <text:p>3.48631991543233</text:p>
          </table:table-cell>
          <table:table-cell table:formula="of:=[.A1032]-20" office:value-type="float" office:value="12.1875" calcext:value-type="float">
            <text:p>12.1875</text:p>
          </table:table-cell>
          <table:table-cell table:formula="of:=COS(5*[.B1032])+[.C1032]^(1/3)" office:value-type="float" office:value="2.45353663915813" calcext:value-type="float">
            <text:p>2.45353663915813</text:p>
          </table:table-cell>
          <table:table-cell table:formula="of:=COS(-3*[.B1032])-[.C1032]^(1/3)" office:value-type="float" office:value="-2.81252033414488" calcext:value-type="float">
            <text:p>-2.81252033414488</text:p>
          </table:table-cell>
        </table:table-row>
        <table:table-row table:style-name="ro1">
          <table:table-cell office:value-type="float" office:value="32.21875" calcext:value-type="float">
            <text:p>32.21875</text:p>
          </table:table-cell>
          <table:table-cell table:formula="of:=5*SIN([.A1033])" office:value-type="float" office:value="3.59660177654009" calcext:value-type="float">
            <text:p>3.59660177654009</text:p>
          </table:table-cell>
          <table:table-cell table:formula="of:=[.A1033]-20" office:value-type="float" office:value="12.21875" calcext:value-type="float">
            <text:p>12.21875</text:p>
          </table:table-cell>
          <table:table-cell table:formula="of:=COS(5*[.B1033])+[.C1033]^(1/3)" office:value-type="float" office:value="2.95071815331688" calcext:value-type="float">
            <text:p>2.95071815331688</text:p>
          </table:table-cell>
          <table:table-cell table:formula="of:=COS(-3*[.B1033])-[.C1033]^(1/3)" office:value-type="float" office:value="-2.50757621366566" calcext:value-type="float">
            <text:p>-2.50757621366566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table:formula="of:=5*SIN([.A1034])" office:value-type="float" office:value="3.70337161704837" calcext:value-type="float">
            <text:p>3.70337161704837</text:p>
          </table:table-cell>
          <table:table-cell table:formula="of:=[.A1034]-20" office:value-type="float" office:value="12.25" calcext:value-type="float">
            <text:p>12.25</text:p>
          </table:table-cell>
          <table:table-cell table:formula="of:=COS(5*[.B1034])+[.C1034]^(1/3)" office:value-type="float" office:value="3.25038283277662" calcext:value-type="float">
            <text:p>3.25038283277662</text:p>
          </table:table-cell>
          <table:table-cell table:formula="of:=COS(-3*[.B1034])-[.C1034]^(1/3)" office:value-type="float" office:value="-2.1909278714725" calcext:value-type="float">
            <text:p>-2.1909278714725</text:p>
          </table:table-cell>
        </table:table-row>
        <table:table-row table:style-name="ro1">
          <table:table-cell office:value-type="float" office:value="32.28125" calcext:value-type="float">
            <text:p>32.28125</text:p>
          </table:table-cell>
          <table:table-cell table:formula="of:=5*SIN([.A1035])" office:value-type="float" office:value="3.80652517801983" calcext:value-type="float">
            <text:p>3.80652517801983</text:p>
          </table:table-cell>
          <table:table-cell table:formula="of:=[.A1035]-20" office:value-type="float" office:value="12.28125" calcext:value-type="float">
            <text:p>12.28125</text:p>
          </table:table-cell>
          <table:table-cell table:formula="of:=COS(5*[.B1035])+[.C1035]^(1/3)" office:value-type="float" office:value="3.29046614332018" calcext:value-type="float">
            <text:p>3.29046614332018</text:p>
          </table:table-cell>
          <table:table-cell table:formula="of:=COS(-3*[.B1035])-[.C1035]^(1/3)" office:value-type="float" office:value="-1.89576602792572" calcext:value-type="float">
            <text:p>-1.89576602792572</text:p>
          </table:table-cell>
        </table:table-row>
        <table:table-row table:style-name="ro1">
          <table:table-cell office:value-type="float" office:value="32.3125" calcext:value-type="float">
            <text:p>32.3125</text:p>
          </table:table-cell>
          <table:table-cell table:formula="of:=5*SIN([.A1036])" office:value-type="float" office:value="3.90596173175272" calcext:value-type="float">
            <text:p>3.90596173175272</text:p>
          </table:table-cell>
          <table:table-cell table:formula="of:=[.A1036]-20" office:value-type="float" office:value="12.3125" calcext:value-type="float">
            <text:p>12.3125</text:p>
          </table:table-cell>
          <table:table-cell table:formula="of:=COS(5*[.B1036])+[.C1036]^(1/3)" office:value-type="float" office:value="3.08654571098887" calcext:value-type="float">
            <text:p>3.08654571098887</text:p>
          </table:table-cell>
          <table:table-cell table:formula="of:=COS(-3*[.B1036])-[.C1036]^(1/3)" office:value-type="float" office:value="-1.64801167305872" calcext:value-type="float">
            <text:p>-1.64801167305872</text:p>
          </table:table-cell>
        </table:table-row>
        <table:table-row table:style-name="ro1">
          <table:table-cell office:value-type="float" office:value="32.34375" calcext:value-type="float">
            <text:p>32.34375</text:p>
          </table:table-cell>
          <table:table-cell table:formula="of:=5*SIN([.A1037])" office:value-type="float" office:value="4.00158418013979" calcext:value-type="float">
            <text:p>4.00158418013979</text:p>
          </table:table-cell>
          <table:table-cell table:formula="of:=[.A1037]-20" office:value-type="float" office:value="12.34375" calcext:value-type="float">
            <text:p>12.34375</text:p>
          </table:table-cell>
          <table:table-cell table:formula="of:=COS(5*[.B1037])+[.C1037]^(1/3)" office:value-type="float" office:value="2.71192185349566" calcext:value-type="float">
            <text:p>2.71192185349566</text:p>
          </table:table-cell>
          <table:table-cell table:formula="of:=COS(-3*[.B1037])-[.C1037]^(1/3)" office:value-type="float" office:value="-1.46468936262556" calcext:value-type="float">
            <text:p>-1.46468936262556</text:p>
          </table:table-cell>
        </table:table-row>
        <table:table-row table:style-name="ro1">
          <table:table-cell office:value-type="float" office:value="32.375" calcext:value-type="float">
            <text:p>32.375</text:p>
          </table:table-cell>
          <table:table-cell table:formula="of:=5*SIN([.A1038])" office:value-type="float" office:value="4.09329914948293" calcext:value-type="float">
            <text:p>4.09329914948293</text:p>
          </table:table-cell>
          <table:table-cell table:formula="of:=[.A1038]-20" office:value-type="float" office:value="12.375" calcext:value-type="float">
            <text:p>12.375</text:p>
          </table:table-cell>
          <table:table-cell table:formula="of:=COS(5*[.B1038])+[.C1038]^(1/3)" office:value-type="float" office:value="2.26690537872996" calcext:value-type="float">
            <text:p>2.26690537872996</text:p>
          </table:table-cell>
          <table:table-cell table:formula="of:=COS(-3*[.B1038])-[.C1038]^(1/3)" office:value-type="float" office:value="-1.35378608469406" calcext:value-type="float">
            <text:p>-1.35378608469406</text:p>
          </table:table-cell>
        </table:table-row>
        <table:table-row table:style-name="ro1">
          <table:table-cell office:value-type="float" office:value="32.40625" calcext:value-type="float">
            <text:p>32.40625</text:p>
          </table:table-cell>
          <table:table-cell table:formula="of:=5*SIN([.A1039])" office:value-type="float" office:value="4.18101708167101" calcext:value-type="float">
            <text:p>4.18101708167101</text:p>
          </table:table-cell>
          <table:table-cell table:formula="of:=[.A1039]-20" office:value-type="float" office:value="12.40625" calcext:value-type="float">
            <text:p>12.40625</text:p>
          </table:table-cell>
          <table:table-cell table:formula="of:=COS(5*[.B1039])+[.C1039]^(1/3)" office:value-type="float" office:value="1.84900558884895" calcext:value-type="float">
            <text:p>1.84900558884895</text:p>
          </table:table-cell>
          <table:table-cell table:formula="of:=COS(-3*[.B1039])-[.C1039]^(1/3)" office:value-type="float" office:value="-1.31524974923035" calcext:value-type="float">
            <text:p>-1.31524974923035</text:p>
          </table:table-cell>
        </table:table-row>
        <table:table-row table:style-name="ro1">
          <table:table-cell office:value-type="float" office:value="32.4375" calcext:value-type="float">
            <text:p>32.4375</text:p>
          </table:table-cell>
          <table:table-cell table:formula="of:=5*SIN([.A1040])" office:value-type="float" office:value="4.26465232163183" calcext:value-type="float">
            <text:p>4.26465232163183</text:p>
          </table:table-cell>
          <table:table-cell table:formula="of:=[.A1040]-20" office:value-type="float" office:value="12.4375" calcext:value-type="float">
            <text:p>12.4375</text:p>
          </table:table-cell>
          <table:table-cell table:formula="of:=COS(5*[.B1040])+[.C1040]^(1/3)" office:value-type="float" office:value="1.53178788253214" calcext:value-type="float">
            <text:p>1.53178788253214</text:p>
          </table:table-cell>
          <table:table-cell table:formula="of:=COS(-3*[.B1040])-[.C1040]^(1/3)" office:value-type="float" office:value="-1.34270614533936" calcext:value-type="float">
            <text:p>-1.34270614533936</text:p>
          </table:table-cell>
        </table:table-row>
        <table:table-row table:style-name="ro1">
          <table:table-cell office:value-type="float" office:value="32.46875" calcext:value-type="float">
            <text:p>32.46875</text:p>
          </table:table-cell>
          <table:table-cell table:formula="of:=5*SIN([.A1041])" office:value-type="float" office:value="4.34412320097289" calcext:value-type="float">
            <text:p>4.34412320097289</text:p>
          </table:table-cell>
          <table:table-cell table:formula="of:=[.A1041]-20" office:value-type="float" office:value="12.46875" calcext:value-type="float">
            <text:p>12.46875</text:p>
          </table:table-cell>
          <table:table-cell table:formula="of:=COS(5*[.B1041])+[.C1041]^(1/3)" office:value-type="float" office:value="1.35523010109087" calcext:value-type="float">
            <text:p>1.35523010109087</text:p>
          </table:table-cell>
          <table:table-cell table:formula="of:=COS(-3*[.B1041])-[.C1041]^(1/3)" office:value-type="float" office:value="-1.42548565712849" calcext:value-type="float">
            <text:p>-1.4254856571284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5*SIN([.A1042])" office:value-type="float" office:value="4.41935211772915" calcext:value-type="float">
            <text:p>4.41935211772915</text:p>
          </table:table-cell>
          <table:table-cell table:formula="of:=[.A1042]-20" office:value-type="float" office:value="12.5" calcext:value-type="float">
            <text:p>12.5</text:p>
          </table:table-cell>
          <table:table-cell table:formula="of:=COS(5*[.B1042])+[.C1042]^(1/3)" office:value-type="float" office:value="1.32636618370674" calcext:value-type="float">
            <text:p>1.32636618370674</text:p>
          </table:table-cell>
          <table:table-cell table:formula="of:=COS(-3*[.B1042])-[.C1042]^(1/3)" office:value-type="float" office:value="-1.55062253257537" calcext:value-type="float">
            <text:p>-1.55062253257537</text:p>
          </table:table-cell>
        </table:table-row>
        <table:table-row table:style-name="ro1">
          <table:table-cell office:value-type="float" office:value="32.53125" calcext:value-type="float">
            <text:p>32.53125</text:p>
          </table:table-cell>
          <table:table-cell table:formula="of:=5*SIN([.A1043])" office:value-type="float" office:value="4.49026561214007" calcext:value-type="float">
            <text:p>4.49026561214007</text:p>
          </table:table-cell>
          <table:table-cell table:formula="of:=[.A1043]-20" office:value-type="float" office:value="12.53125" calcext:value-type="float">
            <text:p>12.53125</text:p>
          </table:table-cell>
          <table:table-cell table:formula="of:=COS(5*[.B1043])+[.C1043]^(1/3)" office:value-type="float" office:value="1.4267540019127" calcext:value-type="float">
            <text:p>1.4267540019127</text:p>
          </table:table-cell>
          <table:table-cell table:formula="of:=COS(-3*[.B1043])-[.C1043]^(1/3)" office:value-type="float" office:value="-1.70459009109" calcext:value-type="float">
            <text:p>-1.70459009109</text:p>
          </table:table-cell>
        </table:table-row>
        <table:table-row table:style-name="ro1">
          <table:table-cell office:value-type="float" office:value="32.5625" calcext:value-type="float">
            <text:p>32.5625</text:p>
          </table:table-cell>
          <table:table-cell table:formula="of:=5*SIN([.A1044])" office:value-type="float" office:value="4.55679443838176" calcext:value-type="float">
            <text:p>4.55679443838176</text:p>
          </table:table-cell>
          <table:table-cell table:formula="of:=[.A1044]-20" office:value-type="float" office:value="12.5625" calcext:value-type="float">
            <text:p>12.5625</text:p>
          </table:table-cell>
          <table:table-cell table:formula="of:=COS(5*[.B1044])+[.C1044]^(1/3)" office:value-type="float" office:value="1.62281923161143" calcext:value-type="float">
            <text:p>1.62281923161143</text:p>
          </table:table-cell>
          <table:table-cell table:formula="of:=COS(-3*[.B1044])-[.C1044]^(1/3)" office:value-type="float" office:value="-1.87463964799425" calcext:value-type="float">
            <text:p>-1.87463964799425</text:p>
          </table:table-cell>
        </table:table-row>
        <table:table-row table:style-name="ro1">
          <table:table-cell office:value-type="float" office:value="32.59375" calcext:value-type="float">
            <text:p>32.59375</text:p>
          </table:table-cell>
          <table:table-cell table:formula="of:=5*SIN([.A1045])" office:value-type="float" office:value="4.61887363218442" calcext:value-type="float">
            <text:p>4.61887363218442</text:p>
          </table:table-cell>
          <table:table-cell table:formula="of:=[.A1045]-20" office:value-type="float" office:value="12.59375" calcext:value-type="float">
            <text:p>12.59375</text:p>
          </table:table-cell>
          <table:table-cell table:formula="of:=COS(5*[.B1045])+[.C1045]^(1/3)" office:value-type="float" office:value="1.87585750111903" calcext:value-type="float">
            <text:p>1.87585750111903</text:p>
          </table:table-cell>
          <table:table-cell table:formula="of:=COS(-3*[.B1045])-[.C1045]^(1/3)" office:value-type="float" office:value="-2.04970157154865" calcext:value-type="float">
            <text:p>-2.04970157154865</text:p>
          </table:table-cell>
        </table:table-row>
        <table:table-row table:style-name="ro1">
          <table:table-cell office:value-type="float" office:value="32.625" calcext:value-type="float">
            <text:p>32.625</text:p>
          </table:table-cell>
          <table:table-cell table:formula="of:=5*SIN([.A1046])" office:value-type="float" office:value="4.67644257426879" calcext:value-type="float">
            <text:p>4.67644257426879</text:p>
          </table:table-cell>
          <table:table-cell table:formula="of:=[.A1046]-20" office:value-type="float" office:value="12.625" calcext:value-type="float">
            <text:p>12.625</text:p>
          </table:table-cell>
          <table:table-cell table:formula="of:=COS(5*[.B1046])+[.C1046]^(1/3)" office:value-type="float" office:value="2.149738826925" calcext:value-type="float">
            <text:p>2.149738826925</text:p>
          </table:table-cell>
          <table:table-cell table:formula="of:=COS(-3*[.B1046])-[.C1046]^(1/3)" office:value-type="float" office:value="-2.22087442976922" calcext:value-type="float">
            <text:p>-2.22087442976922</text:p>
          </table:table-cell>
        </table:table-row>
        <table:table-row table:style-name="ro1">
          <table:table-cell office:value-type="float" office:value="32.65625" calcext:value-type="float">
            <text:p>32.65625</text:p>
          </table:table-cell>
          <table:table-cell table:formula="of:=5*SIN([.A1047])" office:value-type="float" office:value="4.7294450495399" calcext:value-type="float">
            <text:p>4.7294450495399</text:p>
          </table:table-cell>
          <table:table-cell table:formula="of:=[.A1047]-20" office:value-type="float" office:value="12.65625" calcext:value-type="float">
            <text:p>12.65625</text:p>
          </table:table-cell>
          <table:table-cell table:formula="of:=COS(5*[.B1047])+[.C1047]^(1/3)" office:value-type="float" office:value="2.41560139256447" calcext:value-type="float">
            <text:p>2.41560139256447</text:p>
          </table:table-cell>
          <table:table-cell table:formula="of:=COS(-3*[.B1047])-[.C1047]^(1/3)" office:value-type="float" office:value="-2.38157026187768" calcext:value-type="float">
            <text:p>-2.38157026187768</text:p>
          </table:table-cell>
        </table:table-row>
        <table:table-row table:style-name="ro1">
          <table:table-cell office:value-type="float" office:value="32.6875" calcext:value-type="float">
            <text:p>32.6875</text:p>
          </table:table-cell>
          <table:table-cell table:formula="of:=5*SIN([.A1048])" office:value-type="float" office:value="4.7778293019801" calcext:value-type="float">
            <text:p>4.7778293019801</text:p>
          </table:table-cell>
          <table:table-cell table:formula="of:=[.A1048]-20" office:value-type="float" office:value="12.6875" calcext:value-type="float">
            <text:p>12.6875</text:p>
          </table:table-cell>
          <table:table-cell table:formula="of:=COS(5*[.B1048])+[.C1048]^(1/3)" office:value-type="float" office:value="2.65373521345976" calcext:value-type="float">
            <text:p>2.65373521345976</text:p>
          </table:table-cell>
          <table:table-cell table:formula="of:=COS(-3*[.B1048])-[.C1048]^(1/3)" office:value-type="float" office:value="-2.5274031427008" calcext:value-type="float">
            <text:p>-2.5274031427008</text:p>
          </table:table-cell>
        </table:table-row>
        <table:table-row table:style-name="ro1">
          <table:table-cell office:value-type="float" office:value="32.71875" calcext:value-type="float">
            <text:p>32.71875</text:p>
          </table:table-cell>
          <table:table-cell table:formula="of:=5*SIN([.A1049])" office:value-type="float" office:value="4.82154808518799" calcext:value-type="float">
            <text:p>4.82154808518799</text:p>
          </table:table-cell>
          <table:table-cell table:formula="of:=[.A1049]-20" office:value-type="float" office:value="12.71875" calcext:value-type="float">
            <text:p>12.71875</text:p>
          </table:table-cell>
          <table:table-cell table:formula="of:=COS(5*[.B1049])+[.C1049]^(1/3)" office:value-type="float" office:value="2.85335237238241" calcext:value-type="float">
            <text:p>2.85335237238241</text:p>
          </table:table-cell>
          <table:table-cell table:formula="of:=COS(-3*[.B1049])-[.C1049]^(1/3)" office:value-type="float" office:value="-2.65590960413879" calcext:value-type="float">
            <text:p>-2.65590960413879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table:formula="of:=5*SIN([.A1050])" office:value-type="float" office:value="4.86055870851367" calcext:value-type="float">
            <text:p>4.86055870851367</text:p>
          </table:table-cell>
          <table:table-cell table:formula="of:=[.A1050]-20" office:value-type="float" office:value="12.75" calcext:value-type="float">
            <text:p>12.75</text:p>
          </table:table-cell>
          <table:table-cell table:formula="of:=COS(5*[.B1050])+[.C1050]^(1/3)" office:value-type="float" office:value="3.01107872735646" calcext:value-type="float">
            <text:p>3.01107872735646</text:p>
          </table:table-cell>
          <table:table-cell table:formula="of:=COS(-3*[.B1050])-[.C1050]^(1/3)" office:value-type="float" office:value="-2.76617917724059" calcext:value-type="float">
            <text:p>-2.76617917724059</text:p>
          </table:table-cell>
        </table:table-row>
        <table:table-row table:style-name="ro1">
          <table:table-cell office:value-type="float" office:value="32.78125" calcext:value-type="float">
            <text:p>32.78125</text:p>
          </table:table-cell>
          <table:table-cell table:formula="of:=5*SIN([.A1051])" office:value-type="float" office:value="4.8948230787455" calcext:value-type="float">
            <text:p>4.8948230787455</text:p>
          </table:table-cell>
          <table:table-cell table:formula="of:=[.A1051]-20" office:value-type="float" office:value="12.78125" calcext:value-type="float">
            <text:p>12.78125</text:p>
          </table:table-cell>
          <table:table-cell table:formula="of:=COS(5*[.B1051])+[.C1051]^(1/3)" office:value-type="float" office:value="3.12890544704889" calcext:value-type="float">
            <text:p>3.12890544704889</text:p>
          </table:table-cell>
          <table:table-cell table:formula="of:=COS(-3*[.B1051])-[.C1051]^(1/3)" office:value-type="float" office:value="-2.85845690814337" calcext:value-type="float">
            <text:p>-2.85845690814337</text:p>
          </table:table-cell>
        </table:table-row>
        <table:table-row table:style-name="ro1">
          <table:table-cell office:value-type="float" office:value="32.8125" calcext:value-type="float">
            <text:p>32.8125</text:p>
          </table:table-cell>
          <table:table-cell table:formula="of:=5*SIN([.A1052])" office:value-type="float" office:value="4.92430773730742" calcext:value-type="float">
            <text:p>4.92430773730742</text:p>
          </table:table-cell>
          <table:table-cell table:formula="of:=[.A1052]-20" office:value-type="float" office:value="12.8125" calcext:value-type="float">
            <text:p>12.8125</text:p>
          </table:table-cell>
          <table:table-cell table:formula="of:=COS(5*[.B1052])+[.C1052]^(1/3)" office:value-type="float" office:value="3.21213222880002" calcext:value-type="float">
            <text:p>3.21213222880002</text:p>
          </table:table-cell>
          <table:table-cell table:formula="of:=COS(-3*[.B1052])-[.C1052]^(1/3)" office:value-type="float" office:value="-2.9337616026408" calcext:value-type="float">
            <text:p>-2.9337616026408</text:p>
          </table:table-cell>
        </table:table-row>
        <table:table-row table:style-name="ro1">
          <table:table-cell office:value-type="float" office:value="32.84375" calcext:value-type="float">
            <text:p>32.84375</text:p>
          </table:table-cell>
          <table:table-cell table:formula="of:=5*SIN([.A1053])" office:value-type="float" office:value="4.9489838929307" calcext:value-type="float">
            <text:p>4.9489838929307</text:p>
          </table:table-cell>
          <table:table-cell table:formula="of:=[.A1053]-20" office:value-type="float" office:value="12.84375" calcext:value-type="float">
            <text:p>12.84375</text:p>
          </table:table-cell>
          <table:table-cell table:formula="of:=COS(5*[.B1053])+[.C1053]^(1/3)" office:value-type="float" office:value="3.26761128528241" calcext:value-type="float">
            <text:p>3.26761128528241</text:p>
          </table:table-cell>
          <table:table-cell table:formula="of:=COS(-3*[.B1053])-[.C1053]^(1/3)" office:value-type="float" office:value="-2.99354678937646" calcext:value-type="float">
            <text:p>-2.99354678937646</text:p>
          </table:table-cell>
        </table:table-row>
        <table:table-row table:style-name="ro1">
          <table:table-cell office:value-type="float" office:value="32.875" calcext:value-type="float">
            <text:p>32.875</text:p>
          </table:table-cell>
          <table:table-cell table:formula="of:=5*SIN([.A1054])" office:value-type="float" office:value="4.96882744976814" calcext:value-type="float">
            <text:p>4.96882744976814</text:p>
          </table:table-cell>
          <table:table-cell table:formula="of:=[.A1054]-20" office:value-type="float" office:value="12.875" calcext:value-type="float">
            <text:p>12.875</text:p>
          </table:table-cell>
          <table:table-cell table:formula="of:=COS(5*[.B1054])+[.C1054]^(1/3)" office:value-type="float" office:value="3.30241621052284" calcext:value-type="float">
            <text:p>3.30241621052284</text:p>
          </table:table-cell>
          <table:table-cell table:formula="of:=COS(-3*[.B1054])-[.C1054]^(1/3)" office:value-type="float" office:value="-3.0394176735719" calcext:value-type="float">
            <text:p>-3.0394176735719</text:p>
          </table:table-cell>
        </table:table-row>
        <table:table-row table:style-name="ro1">
          <table:table-cell office:value-type="float" office:value="32.90625" calcext:value-type="float">
            <text:p>32.90625</text:p>
          </table:table-cell>
          <table:table-cell table:formula="of:=5*SIN([.A1055])" office:value-type="float" office:value="4.98381903092324" calcext:value-type="float">
            <text:p>4.98381903092324</text:p>
          </table:table-cell>
          <table:table-cell table:formula="of:=[.A1055]-20" office:value-type="float" office:value="12.90625" calcext:value-type="float">
            <text:p>12.90625</text:p>
          </table:table-cell>
          <table:table-cell table:formula="of:=COS(5*[.B1055])+[.C1055]^(1/3)" office:value-type="float" office:value="3.32293315431667" calcext:value-type="float">
            <text:p>3.32293315431667</text:p>
          </table:table-cell>
          <table:table-cell table:formula="of:=COS(-3*[.B1055])-[.C1055]^(1/3)" office:value-type="float" office:value="-3.07290735176927" calcext:value-type="float">
            <text:p>-3.07290735176927</text:p>
          </table:table-cell>
        </table:table-row>
        <table:table-row table:style-name="ro1">
          <table:table-cell office:value-type="float" office:value="32.9375" calcext:value-type="float">
            <text:p>32.9375</text:p>
          </table:table-cell>
          <table:table-cell table:formula="of:=5*SIN([.A1056])" office:value-type="float" office:value="4.99394399737141" calcext:value-type="float">
            <text:p>4.99394399737141</text:p>
          </table:table-cell>
          <table:table-cell table:formula="of:=[.A1056]-20" office:value-type="float" office:value="12.9375" calcext:value-type="float">
            <text:p>12.9375</text:p>
          </table:table-cell>
          <table:table-cell table:formula="of:=COS(5*[.B1056])+[.C1056]^(1/3)" office:value-type="float" office:value="3.33430190786998" calcext:value-type="float">
            <text:p>3.33430190786998</text:p>
          </table:table-cell>
          <table:table-cell table:formula="of:=COS(-3*[.B1056])-[.C1056]^(1/3)" office:value-type="float" office:value="-3.0953092223165" calcext:value-type="float">
            <text:p>-3.0953092223165</text:p>
          </table:table-cell>
        </table:table-row>
        <table:table-row table:style-name="ro1">
          <table:table-cell office:value-type="float" office:value="32.96875" calcext:value-type="float">
            <text:p>32.96875</text:p>
          </table:table-cell>
          <table:table-cell table:formula="of:=5*SIN([.A1057])" office:value-type="float" office:value="4.99919246225474" calcext:value-type="float">
            <text:p>4.99919246225474</text:p>
          </table:table-cell>
          <table:table-cell table:formula="of:=[.A1057]-20" office:value-type="float" office:value="12.96875" calcext:value-type="float">
            <text:p>12.96875</text:p>
          </table:table-cell>
          <table:table-cell table:formula="of:=COS(5*[.B1057])+[.C1057]^(1/3)" office:value-type="float" office:value="3.3401094321403" calcext:value-type="float">
            <text:p>3.3401094321403</text:p>
          </table:table-cell>
          <table:table-cell table:formula="of:=COS(-3*[.B1057])-[.C1057]^(1/3)" office:value-type="float" office:value="-3.1075593828855" calcext:value-type="float">
            <text:p>-3.10755938288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5*SIN([.A1058])" office:value-type="float" office:value="4.99955930053634" calcext:value-type="float">
            <text:p>4.99955930053634</text:p>
          </table:table-cell>
          <table:table-cell table:formula="of:=[.A1058]-20" office:value-type="float" office:value="13" calcext:value-type="float">
            <text:p>13</text:p>
          </table:table-cell>
          <table:table-cell table:formula="of:=COS(5*[.B1058])+[.C1058]^(1/3)" office:value-type="float" office:value="3.34224345675151" calcext:value-type="float">
            <text:p>3.34224345675151</text:p>
          </table:table-cell>
          <table:table-cell table:formula="of:=COS(-3*[.B1058])-[.C1058]^(1/3)" office:value-type="float" office:value="-3.11016219237696" calcext:value-type="float">
            <text:p>-3.11016219237696</text:p>
          </table:table-cell>
        </table:table-row>
        <table:table-row table:style-name="ro1">
          <table:table-cell office:value-type="float" office:value="33.03125" calcext:value-type="float">
            <text:p>33.03125</text:p>
          </table:table-cell>
          <table:table-cell table:formula="of:=5*SIN([.A1059])" office:value-type="float" office:value="4.99504415400484" calcext:value-type="float">
            <text:p>4.99504415400484</text:p>
          </table:table-cell>
          <table:table-cell table:formula="of:=[.A1059]-20" office:value-type="float" office:value="13.03125" calcext:value-type="float">
            <text:p>13.03125</text:p>
          </table:table-cell>
          <table:table-cell table:formula="of:=COS(5*[.B1059])+[.C1059]^(1/3)" office:value-type="float" office:value="3.34083654658224" calcext:value-type="float">
            <text:p>3.34083654658224</text:p>
          </table:table-cell>
          <table:table-cell table:formula="of:=COS(-3*[.B1059])-[.C1059]^(1/3)" office:value-type="float" office:value="-3.10315339164416" calcext:value-type="float">
            <text:p>-3.10315339164416</text:p>
          </table:table-cell>
        </table:table-row>
        <table:table-row table:style-name="ro1">
          <table:table-cell office:value-type="float" office:value="33.0625" calcext:value-type="float">
            <text:p>33.0625</text:p>
          </table:table-cell>
          <table:table-cell table:formula="of:=5*SIN([.A1060])" office:value-type="float" office:value="4.98565143162423" calcext:value-type="float">
            <text:p>4.98565143162423</text:p>
          </table:table-cell>
          <table:table-cell table:formula="of:=[.A1060]-20" office:value-type="float" office:value="13.0625" calcext:value-type="float">
            <text:p>13.0625</text:p>
          </table:table-cell>
          <table:table-cell table:formula="of:=COS(5*[.B1060])+[.C1060]^(1/3)" office:value-type="float" office:value="3.33426271013003" calcext:value-type="float">
            <text:p>3.33426271013003</text:p>
          </table:table-cell>
          <table:table-cell table:formula="of:=COS(-3*[.B1060])-[.C1060]^(1/3)" office:value-type="float" office:value="-3.08609757103125" calcext:value-type="float">
            <text:p>-3.08609757103125</text:p>
          </table:table-cell>
        </table:table-row>
        <table:table-row table:style-name="ro1">
          <table:table-cell office:value-type="float" office:value="33.09375" calcext:value-type="float">
            <text:p>33.09375</text:p>
          </table:table-cell>
          <table:table-cell table:formula="of:=5*SIN([.A1061])" office:value-type="float" office:value="4.9713903052285" calcext:value-type="float">
            <text:p>4.9713903052285</text:p>
          </table:table-cell>
          <table:table-cell table:formula="of:=[.A1061]-20" office:value-type="float" office:value="13.09375" calcext:value-type="float">
            <text:p>13.09375</text:p>
          </table:table-cell>
          <table:table-cell table:formula="of:=COS(5*[.B1061])+[.C1061]^(1/3)" office:value-type="float" office:value="3.31918385784596" calcext:value-type="float">
            <text:p>3.31918385784596</text:p>
          </table:table-cell>
          <table:table-cell table:formula="of:=COS(-3*[.B1061])-[.C1061]^(1/3)" office:value-type="float" office:value="-3.05811975255571" calcext:value-type="float">
            <text:p>-3.05811975255571</text:p>
          </table:table-cell>
        </table:table-row>
        <table:table-row table:style-name="ro1">
          <table:table-cell office:value-type="float" office:value="33.125" calcext:value-type="float">
            <text:p>33.125</text:p>
          </table:table-cell>
          <table:table-cell table:formula="of:=5*SIN([.A1062])" office:value-type="float" office:value="4.95227470056556" calcext:value-type="float">
            <text:p>4.95227470056556</text:p>
          </table:table-cell>
          <table:table-cell table:formula="of:=[.A1062]-20" office:value-type="float" office:value="13.125" calcext:value-type="float">
            <text:p>13.125</text:p>
          </table:table-cell>
          <table:table-cell table:formula="of:=COS(5*[.B1062])+[.C1062]^(1/3)" office:value-type="float" office:value="3.2906788730896" calcext:value-type="float">
            <text:p>3.2906788730896</text:p>
          </table:table-cell>
          <table:table-cell table:formula="of:=COS(-3*[.B1062])-[.C1062]^(1/3)" office:value-type="float" office:value="-3.01797387471487" calcext:value-type="float">
            <text:p>-3.01797387471487</text:p>
          </table:table-cell>
        </table:table-row>
        <table:table-row table:style-name="ro1">
          <table:table-cell office:value-type="float" office:value="33.15625" calcext:value-type="float">
            <text:p>33.15625</text:p>
          </table:table-cell>
          <table:table-cell table:formula="of:=5*SIN([.A1063])" office:value-type="float" office:value="4.92832328369897" calcext:value-type="float">
            <text:p>4.92832328369897</text:p>
          </table:table-cell>
          <table:table-cell table:formula="of:=[.A1063]-20" office:value-type="float" office:value="13.15625" calcext:value-type="float">
            <text:p>13.15625</text:p>
          </table:table-cell>
          <table:table-cell table:formula="of:=COS(5*[.B1063])+[.C1063]^(1/3)" office:value-type="float" office:value="3.2425205428605" calcext:value-type="float">
            <text:p>3.2425205428605</text:p>
          </table:table-cell>
          <table:table-cell table:formula="of:=COS(-3*[.B1063])-[.C1063]^(1/3)" office:value-type="float" office:value="-2.96415348577807" calcext:value-type="float">
            <text:p>-2.96415348577807</text:p>
          </table:table-cell>
        </table:table-row>
        <table:table-row table:style-name="ro1">
          <table:table-cell office:value-type="float" office:value="33.1875" calcext:value-type="float">
            <text:p>33.1875</text:p>
          </table:table-cell>
          <table:table-cell table:formula="of:=5*SIN([.A1064])" office:value-type="float" office:value="4.89955944278084" calcext:value-type="float">
            <text:p>4.89955944278084</text:p>
          </table:table-cell>
          <table:table-cell table:formula="of:=[.A1064]-20" office:value-type="float" office:value="13.1875" calcext:value-type="float">
            <text:p>13.1875</text:p>
          </table:table-cell>
          <table:table-cell table:formula="of:=COS(5*[.B1064])+[.C1064]^(1/3)" office:value-type="float" office:value="3.16769016859095" calcext:value-type="float">
            <text:p>3.16769016859095</text:p>
          </table:table-cell>
          <table:table-cell table:formula="of:=COS(-3*[.B1064])-[.C1064]^(1/3)" office:value-type="float" office:value="-2.89505138548743" calcext:value-type="float">
            <text:p>-2.89505138548743</text:p>
          </table:table-cell>
        </table:table-row>
        <table:table-row table:style-name="ro1">
          <table:table-cell office:value-type="float" office:value="33.21875" calcext:value-type="float">
            <text:p>33.21875</text:p>
          </table:table-cell>
          <table:table-cell table:formula="of:=5*SIN([.A1065])" office:value-type="float" office:value="4.8660112652137" calcext:value-type="float">
            <text:p>4.8660112652137</text:p>
          </table:table-cell>
          <table:table-cell table:formula="of:=[.A1065]-20" office:value-type="float" office:value="13.21875" calcext:value-type="float">
            <text:p>13.21875</text:p>
          </table:table-cell>
          <table:table-cell table:formula="of:=COS(5*[.B1065])+[.C1065]^(1/3)" office:value-type="float" office:value="3.05922814239776" calcext:value-type="float">
            <text:p>3.05922814239776</text:p>
          </table:table-cell>
          <table:table-cell table:formula="of:=COS(-3*[.B1065])-[.C1065]^(1/3)" office:value-type="float" office:value="-2.80917466037691" calcext:value-type="float">
            <text:p>-2.80917466037691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table:formula="of:=5*SIN([.A1066])" office:value-type="float" office:value="4.82771151022361" calcext:value-type="float">
            <text:p>4.82771151022361</text:p>
          </table:table-cell>
          <table:table-cell table:formula="of:=[.A1066]-20" office:value-type="float" office:value="13.25" calcext:value-type="float">
            <text:p>13.25</text:p>
          </table:table-cell>
          <table:table-cell table:formula="of:=COS(5*[.B1066])+[.C1066]^(1/3)" office:value-type="float" office:value="2.91149915131094" calcext:value-type="float">
            <text:p>2.91149915131094</text:p>
          </table:table-cell>
          <table:table-cell table:formula="of:=COS(-3*[.B1066])-[.C1066]^(1/3)" office:value-type="float" office:value="-2.70541883911497" calcext:value-type="float">
            <text:p>-2.70541883911497</text:p>
          </table:table-cell>
        </table:table-row>
        <table:table-row table:style-name="ro1">
          <table:table-cell office:value-type="float" office:value="33.28125" calcext:value-type="float">
            <text:p>33.28125</text:p>
          </table:table-cell>
          <table:table-cell table:formula="of:=5*SIN([.A1067])" office:value-type="float" office:value="4.78469757687137" calcext:value-type="float">
            <text:p>4.78469757687137</text:p>
          </table:table-cell>
          <table:table-cell table:formula="of:=[.A1067]-20" office:value-type="float" office:value="13.28125" calcext:value-type="float">
            <text:p>13.28125</text:p>
          </table:table-cell>
          <table:table-cell table:formula="of:=COS(5*[.B1067])+[.C1067]^(1/3)" office:value-type="float" office:value="2.721888478679" calcext:value-type="float">
            <text:p>2.721888478679</text:p>
          </table:table-cell>
          <table:table-cell table:formula="of:=COS(-3*[.B1067])-[.C1067]^(1/3)" office:value-type="float" office:value="-2.58339907532832" calcext:value-type="float">
            <text:p>-2.58339907532832</text:p>
          </table:table-cell>
        </table:table-row>
        <table:table-row table:style-name="ro1">
          <table:table-cell office:value-type="float" office:value="33.3125" calcext:value-type="float">
            <text:p>33.3125</text:p>
          </table:table-cell>
          <table:table-cell table:formula="of:=5*SIN([.A1068])" office:value-type="float" office:value="4.73701146753293" calcext:value-type="float">
            <text:p>4.73701146753293</text:p>
          </table:table-cell>
          <table:table-cell table:formula="of:=[.A1068]-20" office:value-type="float" office:value="13.3125" calcext:value-type="float">
            <text:p>13.3125</text:p>
          </table:table-cell>
          <table:table-cell table:formula="of:=COS(5*[.B1068])+[.C1068]^(1/3)" office:value-type="float" office:value="2.49282820233236" calcext:value-type="float">
            <text:p>2.49282820233236</text:p>
          </table:table-cell>
          <table:table-cell table:formula="of:=COS(-3*[.B1068])-[.C1068]^(1/3)" office:value-type="float" office:value="-2.44382683146771" calcext:value-type="float">
            <text:p>-2.44382683146771</text:p>
          </table:table-cell>
        </table:table-row>
        <table:table-row table:style-name="ro1">
          <table:table-cell office:value-type="float" office:value="33.34375" calcext:value-type="float">
            <text:p>33.34375</text:p>
          </table:table-cell>
          <table:table-cell table:formula="of:=5*SIN([.A1069])" office:value-type="float" office:value="4.68469974688483" calcext:value-type="float">
            <text:p>4.68469974688483</text:p>
          </table:table-cell>
          <table:table-cell table:formula="of:=[.A1069]-20" office:value-type="float" office:value="13.34375" calcext:value-type="float">
            <text:p>13.34375</text:p>
          </table:table-cell>
          <table:table-cell table:formula="of:=COS(5*[.B1069])+[.C1069]^(1/3)" office:value-type="float" office:value="2.23387524144067" calcext:value-type="float">
            <text:p>2.23387524144067</text:p>
          </table:table-cell>
          <table:table-cell table:formula="of:=COS(-3*[.B1069])-[.C1069]^(1/3)" office:value-type="float" office:value="-2.2889073562147" calcext:value-type="float">
            <text:p>-2.2889073562147</text:p>
          </table:table-cell>
        </table:table-row>
        <table:table-row table:style-name="ro1">
          <table:table-cell office:value-type="float" office:value="33.375" calcext:value-type="float">
            <text:p>33.375</text:p>
          </table:table-cell>
          <table:table-cell table:formula="of:=5*SIN([.A1070])" office:value-type="float" office:value="4.62781349643453" calcext:value-type="float">
            <text:p>4.62781349643453</text:p>
          </table:table-cell>
          <table:table-cell table:formula="of:=[.A1070]-20" office:value-type="float" office:value="13.375" calcext:value-type="float">
            <text:p>13.375</text:p>
          </table:table-cell>
          <table:table-cell table:formula="of:=COS(5*[.B1070])+[.C1070]^(1/3)" office:value-type="float" office:value="1.96334359771079" calcext:value-type="float">
            <text:p>1.96334359771079</text:p>
          </table:table-cell>
          <table:table-cell table:formula="of:=COS(-3*[.B1070])-[.C1070]^(1/3)" office:value-type="float" office:value="-2.12271686065529" calcext:value-type="float">
            <text:p>-2.12271686065529</text:p>
          </table:table-cell>
        </table:table-row>
        <table:table-row table:style-name="ro1">
          <table:table-cell office:value-type="float" office:value="33.40625" calcext:value-type="float">
            <text:p>33.40625</text:p>
          </table:table-cell>
          <table:table-cell table:formula="of:=5*SIN([.A1071])" office:value-type="float" office:value="4.56640826464022" calcext:value-type="float">
            <text:p>4.56640826464022</text:p>
          </table:table-cell>
          <table:table-cell table:formula="of:=[.A1071]-20" office:value-type="float" office:value="13.40625" calcext:value-type="float">
            <text:p>13.40625</text:p>
          </table:table-cell>
          <table:table-cell table:formula="of:=COS(5*[.B1071])+[.C1071]^(1/3)" office:value-type="float" office:value="1.70877917923766" calcext:value-type="float">
            <text:p>1.70877917923766</text:p>
          </table:table-cell>
          <table:table-cell table:formula="of:=COS(-3*[.B1071])-[.C1071]^(1/3)" office:value-type="float" office:value="-1.95150024168168" calcext:value-type="float">
            <text:p>-1.95150024168168</text:p>
          </table:table-cell>
        </table:table-row>
        <table:table-row table:style-name="ro1">
          <table:table-cell office:value-type="float" office:value="33.4375" calcext:value-type="float">
            <text:p>33.4375</text:p>
          </table:table-cell>
          <table:table-cell table:formula="of:=5*SIN([.A1072])" office:value-type="float" office:value="4.50054401266867" calcext:value-type="float">
            <text:p>4.50054401266867</text:p>
          </table:table-cell>
          <table:table-cell table:formula="of:=[.A1072]-20" office:value-type="float" office:value="13.4375" calcext:value-type="float">
            <text:p>13.4375</text:p>
          </table:table-cell>
          <table:table-cell table:formula="of:=COS(5*[.B1072])+[.C1072]^(1/3)" office:value-type="float" office:value="1.50544508774712" calcext:value-type="float">
            <text:p>1.50544508774712</text:p>
          </table:table-cell>
          <table:table-cell table:formula="of:=COS(-3*[.B1072])-[.C1072]^(1/3)" office:value-type="float" office:value="-1.78381328840479" calcext:value-type="float">
            <text:p>-1.78381328840479</text:p>
          </table:table-cell>
        </table:table-row>
        <table:table-row table:style-name="ro1">
          <table:table-cell office:value-type="float" office:value="33.46875" calcext:value-type="float">
            <text:p>33.46875</text:p>
          </table:table-cell>
          <table:table-cell table:formula="of:=5*SIN([.A1073])" office:value-type="float" office:value="4.43028505584422" calcext:value-type="float">
            <text:p>4.43028505584422</text:p>
          </table:table-cell>
          <table:table-cell table:formula="of:=[.A1073]-20" office:value-type="float" office:value="13.46875" calcext:value-type="float">
            <text:p>13.46875</text:p>
          </table:table-cell>
          <table:table-cell table:formula="of:=COS(5*[.B1073])+[.C1073]^(1/3)" office:value-type="float" office:value="1.3920797271611" calcext:value-type="float">
            <text:p>1.3920797271611</text:p>
          </table:table-cell>
          <table:table-cell table:formula="of:=COS(-3*[.B1073])-[.C1073]^(1/3)" office:value-type="float" office:value="-1.6304217551661" calcext:value-type="float">
            <text:p>-1.630421755166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5*SIN([.A1074])" office:value-type="float" office:value="4.35570000084588" calcext:value-type="float">
            <text:p>4.35570000084588</text:p>
          </table:table-cell>
          <table:table-cell table:formula="of:=[.A1074]-20" office:value-type="float" office:value="13.5" calcext:value-type="float">
            <text:p>13.5</text:p>
          </table:table-cell>
          <table:table-cell table:formula="of:=COS(5*[.B1074])+[.C1074]^(1/3)" office:value-type="float" office:value="1.40362621381313" calcext:value-type="float">
            <text:p>1.40362621381313</text:p>
          </table:table-cell>
          <table:table-cell table:formula="of:=COS(-3*[.B1074])-[.C1074]^(1/3)" office:value-type="float" office:value="-1.50386893679131" calcext:value-type="float">
            <text:p>-1.50386893679131</text:p>
          </table:table-cell>
        </table:table-row>
        <table:table-row table:style-name="ro1">
          <table:table-cell office:value-type="float" office:value="33.53125" calcext:value-type="float">
            <text:p>33.53125</text:p>
          </table:table-cell>
          <table:table-cell table:formula="of:=5*SIN([.A1075])" office:value-type="float" office:value="4.27686167871413" calcext:value-type="float">
            <text:p>4.27686167871413</text:p>
          </table:table-cell>
          <table:table-cell table:formula="of:=[.A1075]-20" office:value-type="float" office:value="13.53125" calcext:value-type="float">
            <text:p>13.53125</text:p>
          </table:table-cell>
          <table:table-cell table:formula="of:=COS(5*[.B1075])+[.C1075]^(1/3)" office:value-type="float" office:value="1.56148335172869" calcext:value-type="float">
            <text:p>1.56148335172869</text:p>
          </table:table-cell>
          <table:table-cell table:formula="of:=COS(-3*[.B1075])-[.C1075]^(1/3)" office:value-type="float" office:value="-1.41763947858154" calcext:value-type="float">
            <text:p>-1.41763947858154</text:p>
          </table:table-cell>
        </table:table-row>
        <table:table-row table:style-name="ro1">
          <table:table-cell office:value-type="float" office:value="33.5625" calcext:value-type="float">
            <text:p>33.5625</text:p>
          </table:table-cell>
          <table:table-cell table:formula="of:=5*SIN([.A1076])" office:value-type="float" office:value="4.19384707373263" calcext:value-type="float">
            <text:p>4.19384707373263</text:p>
          </table:table-cell>
          <table:table-cell table:formula="of:=[.A1076]-20" office:value-type="float" office:value="13.5625" calcext:value-type="float">
            <text:p>13.5625</text:p>
          </table:table-cell>
          <table:table-cell table:formula="of:=COS(5*[.B1076])+[.C1076]^(1/3)" office:value-type="float" office:value="1.86303572556276" calcext:value-type="float">
            <text:p>1.86303572556276</text:p>
          </table:table-cell>
          <table:table-cell table:formula="of:=COS(-3*[.B1076])-[.C1076]^(1/3)" office:value-type="float" office:value="-1.38488553282777" calcext:value-type="float">
            <text:p>-1.38488553282777</text:p>
          </table:table-cell>
        </table:table-row>
        <table:table-row table:style-name="ro1">
          <table:table-cell office:value-type="float" office:value="33.59375" calcext:value-type="float">
            <text:p>33.59375</text:p>
          </table:table-cell>
          <table:table-cell table:formula="of:=5*SIN([.A1077])" office:value-type="float" office:value="4.10673724825436" calcext:value-type="float">
            <text:p>4.10673724825436</text:p>
          </table:table-cell>
          <table:table-cell table:formula="of:=[.A1077]-20" office:value-type="float" office:value="13.59375" calcext:value-type="float">
            <text:p>13.59375</text:p>
          </table:table-cell>
          <table:table-cell table:formula="of:=COS(5*[.B1077])+[.C1077]^(1/3)" office:value-type="float" office:value="2.27350915015089" calcext:value-type="float">
            <text:p>2.27350915015089</text:p>
          </table:table-cell>
          <table:table-cell table:formula="of:=COS(-3*[.B1077])-[.C1077]^(1/3)" office:value-type="float" office:value="-1.41674509489143" calcext:value-type="float">
            <text:p>-1.41674509489143</text:p>
          </table:table-cell>
        </table:table-row>
        <table:table-row table:style-name="ro1">
          <table:table-cell office:value-type="float" office:value="33.625" calcext:value-type="float">
            <text:p>33.625</text:p>
          </table:table-cell>
          <table:table-cell table:formula="of:=5*SIN([.A1078])" office:value-type="float" office:value="4.01561726354561" calcext:value-type="float">
            <text:p>4.01561726354561</text:p>
          </table:table-cell>
          <table:table-cell table:formula="of:=[.A1078]-20" office:value-type="float" office:value="13.625" calcext:value-type="float">
            <text:p>13.625</text:p>
          </table:table-cell>
          <table:table-cell table:formula="of:=COS(5*[.B1078])+[.C1078]^(1/3)" office:value-type="float" office:value="2.72405054134584" calcext:value-type="float">
            <text:p>2.72405054134584</text:p>
          </table:table-cell>
          <table:table-cell table:formula="of:=COS(-3*[.B1078])-[.C1078]^(1/3)" office:value-type="float" office:value="-1.52036992437726" calcext:value-type="float">
            <text:p>-1.52036992437726</text:p>
          </table:table-cell>
        </table:table-row>
        <table:table-row table:style-name="ro1">
          <table:table-cell office:value-type="float" office:value="33.65625" calcext:value-type="float">
            <text:p>33.65625</text:p>
          </table:table-cell>
          <table:table-cell table:formula="of:=5*SIN([.A1079])" office:value-type="float" office:value="3.92057609672514" calcext:value-type="float">
            <text:p>3.92057609672514</text:p>
          </table:table-cell>
          <table:table-cell table:formula="of:=[.A1079]-20" office:value-type="float" office:value="13.65625" calcext:value-type="float">
            <text:p>13.65625</text:p>
          </table:table-cell>
          <table:table-cell table:formula="of:=COS(5*[.B1079])+[.C1079]^(1/3)" office:value-type="float" office:value="3.1196713907171" calcext:value-type="float">
            <text:p>3.1196713907171</text:p>
          </table:table-cell>
          <table:table-cell table:formula="of:=COS(-3*[.B1079])-[.C1079]^(1/3)" office:value-type="float" office:value="-1.69688369724775" calcext:value-type="float">
            <text:p>-1.69688369724775</text:p>
          </table:table-cell>
        </table:table-row>
        <table:table-row table:style-name="ro1">
          <table:table-cell office:value-type="float" office:value="33.6875" calcext:value-type="float">
            <text:p>33.6875</text:p>
          </table:table-cell>
          <table:table-cell table:formula="of:=5*SIN([.A1080])" office:value-type="float" office:value="3.82170655387945" calcext:value-type="float">
            <text:p>3.82170655387945</text:p>
          </table:table-cell>
          <table:table-cell table:formula="of:=[.A1080]-20" office:value-type="float" office:value="13.6875" calcext:value-type="float">
            <text:p>13.6875</text:p>
          </table:table-cell>
          <table:table-cell table:formula="of:=COS(5*[.B1080])+[.C1080]^(1/3)" office:value-type="float" office:value="3.35872705605738" calcext:value-type="float">
            <text:p>3.35872705605738</text:p>
          </table:table-cell>
          <table:table-cell table:formula="of:=COS(-3*[.B1080])-[.C1080]^(1/3)" office:value-type="float" office:value="-1.93959364274734" calcext:value-type="float">
            <text:p>-1.93959364274734</text:p>
          </table:table-cell>
        </table:table-row>
        <table:table-row table:style-name="ro1">
          <table:table-cell office:value-type="float" office:value="33.71875" calcext:value-type="float">
            <text:p>33.71875</text:p>
          </table:table-cell>
          <table:table-cell table:formula="of:=5*SIN([.A1081])" office:value-type="float" office:value="3.71910517943931" calcext:value-type="float">
            <text:p>3.71910517943931</text:p>
          </table:table-cell>
          <table:table-cell table:formula="of:=[.A1081]-20" office:value-type="float" office:value="13.71875" calcext:value-type="float">
            <text:p>13.71875</text:p>
          </table:table-cell>
          <table:table-cell table:formula="of:=COS(5*[.B1081])+[.C1081]^(1/3)" office:value-type="float" office:value="3.36180113242243" calcext:value-type="float">
            <text:p>3.36180113242243</text:p>
          </table:table-cell>
          <table:table-cell table:formula="of:=COS(-3*[.B1081])-[.C1081]^(1/3)" office:value-type="float" office:value="-2.23285664560626" calcext:value-type="float">
            <text:p>-2.23285664560626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table:formula="of:=5*SIN([.A1082])" office:value-type="float" office:value="3.61287216190568" calcext:value-type="float">
            <text:p>3.61287216190568</text:p>
          </table:table-cell>
          <table:table-cell table:formula="of:=[.A1082]-20" office:value-type="float" office:value="13.75" calcext:value-type="float">
            <text:p>13.75</text:p>
          </table:table-cell>
          <table:table-cell table:formula="of:=COS(5*[.B1082])+[.C1082]^(1/3)" office:value-type="float" office:value="3.10296027415272" calcext:value-type="float">
            <text:p>3.10296027415272</text:p>
          </table:table-cell>
          <table:table-cell table:formula="of:=COS(-3*[.B1082])-[.C1082]^(1/3)" office:value-type="float" office:value="-2.55202406151843" calcext:value-type="float">
            <text:p>-2.55202406151843</text:p>
          </table:table-cell>
        </table:table-row>
        <table:table-row table:style-name="ro1">
          <table:table-cell office:value-type="float" office:value="33.78125" calcext:value-type="float">
            <text:p>33.78125</text:p>
          </table:table-cell>
          <table:table-cell table:formula="of:=5*SIN([.A1083])" office:value-type="float" office:value="3.50311123601736" calcext:value-type="float">
            <text:p>3.50311123601736</text:p>
          </table:table-cell>
          <table:table-cell table:formula="of:=[.A1083]-20" office:value-type="float" office:value="13.78125" calcext:value-type="float">
            <text:p>13.78125</text:p>
          </table:table-cell>
          <table:table-cell table:formula="of:=COS(5*[.B1083])+[.C1083]^(1/3)" office:value-type="float" office:value="2.63211330088875" calcext:value-type="float">
            <text:p>2.63211330088875</text:p>
          </table:table-cell>
          <table:table-cell table:formula="of:=COS(-3*[.B1083])-[.C1083]^(1/3)" office:value-type="float" office:value="-2.86482899710847" calcext:value-type="float">
            <text:p>-2.86482899710847</text:p>
          </table:table-cell>
        </table:table-row>
        <table:table-row table:style-name="ro1">
          <table:table-cell office:value-type="float" office:value="33.8125" calcext:value-type="float">
            <text:p>33.8125</text:p>
          </table:table-cell>
          <table:table-cell table:formula="of:=5*SIN([.A1084])" office:value-type="float" office:value="3.38992958145584" calcext:value-type="float">
            <text:p>3.38992958145584</text:p>
          </table:table-cell>
          <table:table-cell table:formula="of:=[.A1084]-20" office:value-type="float" office:value="13.8125" calcext:value-type="float">
            <text:p>13.8125</text:p>
          </table:table-cell>
          <table:table-cell table:formula="of:=COS(5*[.B1084])+[.C1084]^(1/3)" office:value-type="float" office:value="2.076131786731" calcext:value-type="float">
            <text:p>2.076131786731</text:p>
          </table:table-cell>
          <table:table-cell table:formula="of:=COS(-3*[.B1084])-[.C1084]^(1/3)" office:value-type="float" office:value="-3.13441489747572" calcext:value-type="float">
            <text:p>-3.13441489747572</text:p>
          </table:table-cell>
        </table:table-row>
        <table:table-row table:style-name="ro1">
          <table:table-cell office:value-type="float" office:value="33.84375" calcext:value-type="float">
            <text:p>33.84375</text:p>
          </table:table-cell>
          <table:table-cell table:formula="of:=5*SIN([.A1085])" office:value-type="float" office:value="3.27343771818604" calcext:value-type="float">
            <text:p>3.27343771818604</text:p>
          </table:table-cell>
          <table:table-cell table:formula="of:=[.A1085]-20" office:value-type="float" office:value="13.84375" calcext:value-type="float">
            <text:p>13.84375</text:p>
          </table:table-cell>
          <table:table-cell table:formula="of:=COS(5*[.B1085])+[.C1085]^(1/3)" office:value-type="float" office:value="1.61067543401193" calcext:value-type="float">
            <text:p>1.61067543401193</text:p>
          </table:table-cell>
          <table:table-cell table:formula="of:=COS(-3*[.B1085])-[.C1085]^(1/3)" office:value-type="float" office:value="-3.32393288118238" calcext:value-type="float">
            <text:p>-3.32393288118238</text:p>
          </table:table-cell>
        </table:table-row>
        <table:table-row table:style-name="ro1">
          <table:table-cell office:value-type="float" office:value="33.875" calcext:value-type="float">
            <text:p>33.875</text:p>
          </table:table-cell>
          <table:table-cell table:formula="of:=5*SIN([.A1086])" office:value-type="float" office:value="3.15374939853558" calcext:value-type="float">
            <text:p>3.15374939853558</text:p>
          </table:table-cell>
          <table:table-cell table:formula="of:=[.A1086]-20" office:value-type="float" office:value="13.875" calcext:value-type="float">
            <text:p>13.875</text:p>
          </table:table-cell>
          <table:table-cell table:formula="of:=COS(5*[.B1086])+[.C1086]^(1/3)" office:value-type="float" office:value="1.40479452874695" calcext:value-type="float">
            <text:p>1.40479452874695</text:p>
          </table:table-cell>
          <table:table-cell table:formula="of:=COS(-3*[.B1086])-[.C1086]^(1/3)" office:value-type="float" office:value="-3.40228280154767" calcext:value-type="float">
            <text:p>-3.40228280154767</text:p>
          </table:table-cell>
        </table:table-row>
        <table:table-row table:style-name="ro1">
          <table:table-cell office:value-type="float" office:value="33.90625" calcext:value-type="float">
            <text:p>33.90625</text:p>
          </table:table-cell>
          <table:table-cell table:formula="of:=5*SIN([.A1087])" office:value-type="float" office:value="3.03098149611742" calcext:value-type="float">
            <text:p>3.03098149611742</text:p>
          </table:table-cell>
          <table:table-cell table:formula="of:=[.A1087]-20" office:value-type="float" office:value="13.90625" calcext:value-type="float">
            <text:p>13.90625</text:p>
          </table:table-cell>
          <table:table-cell table:formula="of:=COS(5*[.B1087])+[.C1087]^(1/3)" office:value-type="float" office:value="1.55382710586652" calcext:value-type="float">
            <text:p>1.55382710586652</text:p>
          </table:table-cell>
          <table:table-cell table:formula="of:=COS(-3*[.B1087])-[.C1087]^(1/3)" office:value-type="float" office:value="-3.35019705880849" calcext:value-type="float">
            <text:p>-3.35019705880849</text:p>
          </table:table-cell>
        </table:table-row>
        <table:table-row table:style-name="ro1">
          <table:table-cell office:value-type="float" office:value="33.9375" calcext:value-type="float">
            <text:p>33.9375</text:p>
          </table:table-cell>
          <table:table-cell table:formula="of:=5*SIN([.A1088])" office:value-type="float" office:value="2.9052538917049" calcext:value-type="float">
            <text:p>2.9052538917049</text:p>
          </table:table-cell>
          <table:table-cell table:formula="of:=[.A1088]-20" office:value-type="float" office:value="13.9375" calcext:value-type="float">
            <text:p>13.9375</text:p>
          </table:table-cell>
          <table:table-cell table:formula="of:=COS(5*[.B1088])+[.C1088]^(1/3)" office:value-type="float" office:value="2.02719222028398" calcext:value-type="float">
            <text:p>2.02719222028398</text:p>
          </table:table-cell>
          <table:table-cell table:formula="of:=COS(-3*[.B1088])-[.C1088]^(1/3)" office:value-type="float" office:value="-3.16555311977462" calcext:value-type="float">
            <text:p>-3.16555311977462</text:p>
          </table:table-cell>
        </table:table-row>
        <table:table-row table:style-name="ro1">
          <table:table-cell office:value-type="float" office:value="33.96875" calcext:value-type="float">
            <text:p>33.96875</text:p>
          </table:table-cell>
          <table:table-cell table:formula="of:=5*SIN([.A1089])" office:value-type="float" office:value="2.77668935617007" calcext:value-type="float">
            <text:p>2.77668935617007</text:p>
          </table:table-cell>
          <table:table-cell table:formula="of:=[.A1089]-20" office:value-type="float" office:value="13.96875" calcext:value-type="float">
            <text:p>13.96875</text:p>
          </table:table-cell>
          <table:table-cell table:formula="of:=COS(5*[.B1089])+[.C1089]^(1/3)" office:value-type="float" office:value="2.65935441612001" calcext:value-type="float">
            <text:p>2.65935441612001</text:p>
          </table:table-cell>
          <table:table-cell table:formula="of:=COS(-3*[.B1089])-[.C1089]^(1/3)" office:value-type="float" office:value="-2.86665200304027" calcext:value-type="float">
            <text:p>-2.866652003040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5*SIN([.A1090])" office:value-type="float" office:value="2.64541343060012" calcext:value-type="float">
            <text:p>2.64541343060012</text:p>
          </table:table-cell>
          <table:table-cell table:formula="of:=[.A1090]-20" office:value-type="float" office:value="14" calcext:value-type="float">
            <text:p>14</text:p>
          </table:table-cell>
          <table:table-cell table:formula="of:=COS(5*[.B1090])+[.C1090]^(1/3)" office:value-type="float" office:value="3.19970724448931" calcext:value-type="float">
            <text:p>3.19970724448931</text:p>
          </table:table-cell>
          <table:table-cell table:formula="of:=COS(-3*[.B1090])-[.C1090]^(1/3)" office:value-type="float" office:value="-2.49230818636117" calcext:value-type="float">
            <text:p>-2.49230818636117</text:p>
          </table:table-cell>
        </table:table-row>
        <table:table-row table:style-name="ro1">
          <table:table-cell office:value-type="float" office:value="34.03125" calcext:value-type="float">
            <text:p>34.03125</text:p>
          </table:table-cell>
          <table:table-cell table:formula="of:=5*SIN([.A1091])" office:value-type="float" office:value="2.51155430370857" calcext:value-type="float">
            <text:p>2.51155430370857</text:p>
          </table:table-cell>
          <table:table-cell table:formula="of:=[.A1091]-20" office:value-type="float" office:value="14.03125" calcext:value-type="float">
            <text:p>14.03125</text:p>
          </table:table-cell>
          <table:table-cell table:formula="of:=COS(5*[.B1091])+[.C1091]^(1/3)" office:value-type="float" office:value="3.4118972201727" calcext:value-type="float">
            <text:p>3.4118972201727</text:p>
          </table:table-cell>
          <table:table-cell table:formula="of:=COS(-3*[.B1091])-[.C1091]^(1/3)" office:value-type="float" office:value="-2.09801439690589" calcext:value-type="float">
            <text:p>-2.09801439690589</text:p>
          </table:table-cell>
        </table:table-row>
        <table:table-row table:style-name="ro1">
          <table:table-cell office:value-type="float" office:value="34.0625" calcext:value-type="float">
            <text:p>34.0625</text:p>
          </table:table-cell>
          <table:table-cell table:formula="of:=5*SIN([.A1092])" office:value-type="float" office:value="2.37524268666122" calcext:value-type="float">
            <text:p>2.37524268666122</text:p>
          </table:table-cell>
          <table:table-cell table:formula="of:=[.A1092]-20" office:value-type="float" office:value="14.0625" calcext:value-type="float">
            <text:p>14.0625</text:p>
          </table:table-cell>
          <table:table-cell table:formula="of:=COS(5*[.B1092])+[.C1092]^(1/3)" office:value-type="float" office:value="3.18486941539982" calcext:value-type="float">
            <text:p>3.18486941539982</text:p>
          </table:table-cell>
          <table:table-cell table:formula="of:=COS(-3*[.B1092])-[.C1092]^(1/3)" office:value-type="float" office:value="-1.74815623478367" calcext:value-type="float">
            <text:p>-1.74815623478367</text:p>
          </table:table-cell>
        </table:table-row>
        <table:table-row table:style-name="ro1">
          <table:table-cell office:value-type="float" office:value="34.09375" calcext:value-type="float">
            <text:p>34.09375</text:p>
          </table:table-cell>
          <table:table-cell table:formula="of:=5*SIN([.A1093])" office:value-type="float" office:value="2.23661168543886" calcext:value-type="float">
            <text:p>2.23661168543886</text:p>
          </table:table-cell>
          <table:table-cell table:formula="of:=[.A1093]-20" office:value-type="float" office:value="14.09375" calcext:value-type="float">
            <text:p>14.09375</text:p>
          </table:table-cell>
          <table:table-cell table:formula="of:=COS(5*[.B1093])+[.C1093]^(1/3)" office:value-type="float" office:value="2.60189779639768" calcext:value-type="float">
            <text:p>2.60189779639768</text:p>
          </table:table-cell>
          <table:table-cell table:formula="of:=COS(-3*[.B1093])-[.C1093]^(1/3)" office:value-type="float" office:value="-1.50515281441447" calcext:value-type="float">
            <text:p>-1.50515281441447</text:p>
          </table:table-cell>
        </table:table-row>
        <table:table-row table:style-name="ro1">
          <table:table-cell office:value-type="float" office:value="34.125" calcext:value-type="float">
            <text:p>34.125</text:p>
          </table:table-cell>
          <table:table-cell table:formula="of:=5*SIN([.A1094])" office:value-type="float" office:value="2.09579667086157" calcext:value-type="float">
            <text:p>2.09579667086157</text:p>
          </table:table-cell>
          <table:table-cell table:formula="of:=[.A1094]-20" office:value-type="float" office:value="14.125" calcext:value-type="float">
            <text:p>14.125</text:p>
          </table:table-cell>
          <table:table-cell table:formula="of:=COS(5*[.B1094])+[.C1094]^(1/3)" office:value-type="float" office:value="1.9233752607887" calcext:value-type="float">
            <text:p>1.9233752607887</text:p>
          </table:table-cell>
          <table:table-cell table:formula="of:=COS(-3*[.B1094])-[.C1094]^(1/3)" office:value-type="float" office:value="-1.41730290331657" calcext:value-type="float">
            <text:p>-1.41730290331657</text:p>
          </table:table-cell>
        </table:table-row>
        <table:table-row table:style-name="ro1">
          <table:table-cell office:value-type="float" office:value="34.15625" calcext:value-type="float">
            <text:p>34.15625</text:p>
          </table:table-cell>
          <table:table-cell table:formula="of:=5*SIN([.A1095])" office:value-type="float" office:value="1.95293514640144" calcext:value-type="float">
            <text:p>1.95293514640144</text:p>
          </table:table-cell>
          <table:table-cell table:formula="of:=[.A1095]-20" office:value-type="float" office:value="14.15625" calcext:value-type="float">
            <text:p>14.15625</text:p>
          </table:table-cell>
          <table:table-cell table:formula="of:=COS(5*[.B1095])+[.C1095]^(1/3)" office:value-type="float" office:value="1.47628666318332" calcext:value-type="float">
            <text:p>1.47628666318332</text:p>
          </table:table-cell>
          <table:table-cell table:formula="of:=COS(-3*[.B1095])-[.C1095]^(1/3)" office:value-type="float" office:value="-1.50778116467537" calcext:value-type="float">
            <text:p>-1.50778116467537</text:p>
          </table:table-cell>
        </table:table-row>
        <table:table-row table:style-name="ro1">
          <table:table-cell office:value-type="float" office:value="34.1875" calcext:value-type="float">
            <text:p>34.1875</text:p>
          </table:table-cell>
          <table:table-cell table:formula="of:=5*SIN([.A1096])" office:value-type="float" office:value="1.80816661391268" calcext:value-type="float">
            <text:p>1.80816661391268</text:p>
          </table:table-cell>
          <table:table-cell table:formula="of:=[.A1096]-20" office:value-type="float" office:value="14.1875" calcext:value-type="float">
            <text:p>14.1875</text:p>
          </table:table-cell>
          <table:table-cell table:formula="of:=COS(5*[.B1096])+[.C1096]^(1/3)" office:value-type="float" office:value="1.49365997585598" calcext:value-type="float">
            <text:p>1.49365997585598</text:p>
          </table:table-cell>
          <table:table-cell table:formula="of:=COS(-3*[.B1096])-[.C1096]^(1/3)" office:value-type="float" office:value="-1.76742103391257" calcext:value-type="float">
            <text:p>-1.76742103391257</text:p>
          </table:table-cell>
        </table:table-row>
        <table:table-row table:style-name="ro1">
          <table:table-cell office:value-type="float" office:value="34.21875" calcext:value-type="float">
            <text:p>34.21875</text:p>
          </table:table-cell>
          <table:table-cell table:formula="of:=5*SIN([.A1097])" office:value-type="float" office:value="1.66163243741052" calcext:value-type="float">
            <text:p>1.66163243741052</text:p>
          </table:table-cell>
          <table:table-cell table:formula="of:=[.A1097]-20" office:value-type="float" office:value="14.21875" calcext:value-type="float">
            <text:p>14.21875</text:p>
          </table:table-cell>
          <table:table-cell table:formula="of:=COS(5*[.B1097])+[.C1097]^(1/3)" office:value-type="float" office:value="1.98390418175273" calcext:value-type="float">
            <text:p>1.98390418175273</text:p>
          </table:table-cell>
          <table:table-cell table:formula="of:=COS(-3*[.B1097])-[.C1097]^(1/3)" office:value-type="float" office:value="-2.15348221857258" calcext:value-type="float">
            <text:p>-2.15348221857258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table:formula="of:=5*SIN([.A1098])" office:value-type="float" office:value="1.51347570503158" calcext:value-type="float">
            <text:p>1.51347570503158</text:p>
          </table:table-cell>
          <table:table-cell table:formula="of:=[.A1098]-20" office:value-type="float" office:value="14.25" calcext:value-type="float">
            <text:p>14.25</text:p>
          </table:table-cell>
          <table:table-cell table:formula="of:=COS(5*[.B1098])+[.C1098]^(1/3)" office:value-type="float" office:value="2.70709932433128" calcext:value-type="float">
            <text:p>2.70709932433128</text:p>
          </table:table-cell>
          <table:table-cell table:formula="of:=COS(-3*[.B1098])-[.C1098]^(1/3)" office:value-type="float" office:value="-2.59551939970691" calcext:value-type="float">
            <text:p>-2.59551939970691</text:p>
          </table:table-cell>
        </table:table-row>
        <table:table-row table:style-name="ro1">
          <table:table-cell office:value-type="float" office:value="34.28125" calcext:value-type="float">
            <text:p>34.28125</text:p>
          </table:table-cell>
          <table:table-cell table:formula="of:=5*SIN([.A1099])" office:value-type="float" office:value="1.36384108931077" calcext:value-type="float">
            <text:p>1.36384108931077</text:p>
          </table:table-cell>
          <table:table-cell table:formula="of:=[.A1099]-20" office:value-type="float" office:value="14.28125" calcext:value-type="float">
            <text:p>14.28125</text:p>
          </table:table-cell>
          <table:table-cell table:formula="of:=COS(5*[.B1099])+[.C1099]^(1/3)" office:value-type="float" office:value="3.28592279681669" calcext:value-type="float">
            <text:p>3.28592279681669</text:p>
          </table:table-cell>
          <table:table-cell table:formula="of:=COS(-3*[.B1099])-[.C1099]^(1/3)" office:value-type="float" office:value="-3.0079142514379" calcext:value-type="float">
            <text:p>-3.0079142514379</text:p>
          </table:table-cell>
        </table:table-row>
        <table:table-row table:style-name="ro1">
          <table:table-cell office:value-type="float" office:value="34.3125" calcext:value-type="float">
            <text:p>34.3125</text:p>
          </table:table-cell>
          <table:table-cell table:formula="of:=5*SIN([.A1100])" office:value-type="float" office:value="1.21287470591101" calcext:value-type="float">
            <text:p>1.21287470591101</text:p>
          </table:table-cell>
          <table:table-cell table:formula="of:=[.A1100]-20" office:value-type="float" office:value="14.3125" calcext:value-type="float">
            <text:p>14.3125</text:p>
          </table:table-cell>
          <table:table-cell table:formula="of:=COS(5*[.B1100])+[.C1100]^(1/3)" office:value-type="float" office:value="3.40409913922439" calcext:value-type="float">
            <text:p>3.40409913922439</text:p>
          </table:table-cell>
          <table:table-cell table:formula="of:=COS(-3*[.B1100])-[.C1100]^(1/3)" office:value-type="float" office:value="-3.30694495854112" calcext:value-type="float">
            <text:p>-3.30694495854112</text:p>
          </table:table-cell>
        </table:table-row>
        <table:table-row table:style-name="ro1">
          <table:table-cell office:value-type="float" office:value="34.34375" calcext:value-type="float">
            <text:p>34.34375</text:p>
          </table:table-cell>
          <table:table-cell table:formula="of:=5*SIN([.A1101])" office:value-type="float" office:value="1.06072397094374" calcext:value-type="float">
            <text:p>1.06072397094374</text:p>
          </table:table-cell>
          <table:table-cell table:formula="of:=[.A1101]-20" office:value-type="float" office:value="14.34375" calcext:value-type="float">
            <text:p>14.34375</text:p>
          </table:table-cell>
          <table:table-cell table:formula="of:=COS(5*[.B1101])+[.C1101]^(1/3)" office:value-type="float" office:value="2.98709223570983" calcext:value-type="float">
            <text:p>2.98709223570983</text:p>
          </table:table-cell>
          <table:table-cell table:formula="of:=COS(-3*[.B1101])-[.C1101]^(1/3)" office:value-type="float" office:value="-3.42888562579257" calcext:value-type="float">
            <text:p>-3.42888562579257</text:p>
          </table:table-cell>
        </table:table-row>
        <table:table-row table:style-name="ro1">
          <table:table-cell office:value-type="float" office:value="34.375" calcext:value-type="float">
            <text:p>34.375</text:p>
          </table:table-cell>
          <table:table-cell table:formula="of:=5*SIN([.A1102])" office:value-type="float" office:value="0.907537457019616" calcext:value-type="float">
            <text:p>0.907537457019616</text:p>
          </table:table-cell>
          <table:table-cell table:formula="of:=[.A1102]-20" office:value-type="float" office:value="14.375" calcext:value-type="float">
            <text:p>14.375</text:p>
          </table:table-cell>
          <table:table-cell table:formula="of:=COS(5*[.B1102])+[.C1102]^(1/3)" office:value-type="float" office:value="2.25765768426371" calcext:value-type="float">
            <text:p>2.25765768426371</text:p>
          </table:table-cell>
          <table:table-cell table:formula="of:=COS(-3*[.B1102])-[.C1102]^(1/3)" office:value-type="float" office:value="-3.34497633151884" calcext:value-type="float">
            <text:p>-3.34497633151884</text:p>
          </table:table-cell>
        </table:table-row>
        <table:table-row table:style-name="ro1">
          <table:table-cell office:value-type="float" office:value="34.40625" calcext:value-type="float">
            <text:p>34.40625</text:p>
          </table:table-cell>
          <table:table-cell table:formula="of:=5*SIN([.A1103])" office:value-type="float" office:value="0.753464748169872" calcext:value-type="float">
            <text:p>0.753464748169872</text:p>
          </table:table-cell>
          <table:table-cell table:formula="of:=[.A1103]-20" office:value-type="float" office:value="14.40625" calcext:value-type="float">
            <text:p>14.40625</text:p>
          </table:table-cell>
          <table:table-cell table:formula="of:=COS(5*[.B1103])+[.C1103]^(1/3)" office:value-type="float" office:value="1.62269758094464" calcext:value-type="float">
            <text:p>1.62269758094464</text:p>
          </table:table-cell>
          <table:table-cell table:formula="of:=COS(-3*[.B1103])-[.C1103]^(1/3)" office:value-type="float" office:value="-3.06945975301642" calcext:value-type="float">
            <text:p>-3.06945975301642</text:p>
          </table:table-cell>
        </table:table-row>
        <table:table-row table:style-name="ro1">
          <table:table-cell office:value-type="float" office:value="34.4375" calcext:value-type="float">
            <text:p>34.4375</text:p>
          </table:table-cell>
          <table:table-cell table:formula="of:=5*SIN([.A1104])" office:value-type="float" office:value="0.598656293780043" calcext:value-type="float">
            <text:p>0.598656293780043</text:p>
          </table:table-cell>
          <table:table-cell table:formula="of:=[.A1104]-20" office:value-type="float" office:value="14.4375" calcext:value-type="float">
            <text:p>14.4375</text:p>
          </table:table-cell>
          <table:table-cell table:formula="of:=COS(5*[.B1104])+[.C1104]^(1/3)" office:value-type="float" office:value="1.44596880215757" calcext:value-type="float">
            <text:p>1.44596880215757</text:p>
          </table:table-cell>
          <table:table-cell table:formula="of:=COS(-3*[.B1104])-[.C1104]^(1/3)" office:value-type="float" office:value="-2.65826540730773" calcext:value-type="float">
            <text:p>-2.65826540730773</text:p>
          </table:table-cell>
        </table:table-row>
        <table:table-row table:style-name="ro1">
          <table:table-cell office:value-type="float" office:value="34.46875" calcext:value-type="float">
            <text:p>34.46875</text:p>
          </table:table-cell>
          <table:table-cell table:formula="of:=5*SIN([.A1105])" office:value-type="float" office:value="0.443263261678698" calcext:value-type="float">
            <text:p>0.443263261678698</text:p>
          </table:table-cell>
          <table:table-cell table:formula="of:=[.A1105]-20" office:value-type="float" office:value="14.46875" calcext:value-type="float">
            <text:p>14.46875</text:p>
          </table:table-cell>
          <table:table-cell table:formula="of:=COS(5*[.B1105])+[.C1105]^(1/3)" office:value-type="float" office:value="1.83513255055671" calcext:value-type="float">
            <text:p>1.83513255055671</text:p>
          </table:table-cell>
          <table:table-cell table:formula="of:=COS(-3*[.B1105])-[.C1105]^(1/3)" office:value-type="float" office:value="-2.19806622686574" calcext:value-type="float">
            <text:p>-2.1980662268657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5*SIN([.A1106])" office:value-type="float" office:value="0.287437390524623" calcext:value-type="float">
            <text:p>0.287437390524623</text:p>
          </table:table-cell>
          <table:table-cell table:formula="of:=[.A1106]-20" office:value-type="float" office:value="14.5" calcext:value-type="float">
            <text:p>14.5</text:p>
          </table:table-cell>
          <table:table-cell table:formula="of:=COS(5*[.B1106])+[.C1106]^(1/3)" office:value-type="float" office:value="2.57171168886569" calcext:value-type="float">
            <text:p>2.57171168886569</text:p>
          </table:table-cell>
          <table:table-cell table:formula="of:=COS(-3*[.B1106])-[.C1106]^(1/3)" office:value-type="float" office:value="-1.78781601685209" calcext:value-type="float">
            <text:p>-1.78781601685209</text:p>
          </table:table-cell>
        </table:table-row>
        <table:table-row table:style-name="ro1">
          <table:table-cell office:value-type="float" office:value="34.53125" calcext:value-type="float">
            <text:p>34.53125</text:p>
          </table:table-cell>
          <table:table-cell table:formula="of:=5*SIN([.A1107])" office:value-type="float" office:value="0.131330841636591" calcext:value-type="float">
            <text:p>0.131330841636591</text:p>
          </table:table-cell>
          <table:table-cell table:formula="of:=[.A1107]-20" office:value-type="float" office:value="14.53125" calcext:value-type="float">
            <text:p>14.53125</text:p>
          </table:table-cell>
          <table:table-cell table:formula="of:=COS(5*[.B1107])+[.C1107]^(1/3)" office:value-type="float" office:value="3.23228918647766" calcext:value-type="float">
            <text:p>3.23228918647766</text:p>
          </table:table-cell>
          <table:table-cell table:formula="of:=COS(-3*[.B1107])-[.C1107]^(1/3)" office:value-type="float" office:value="-1.51686623863251" calcext:value-type="float">
            <text:p>-1.51686623863251</text:p>
          </table:table-cell>
        </table:table-row>
        <table:table-row table:style-name="ro1">
          <table:table-cell office:value-type="float" office:value="34.5625" calcext:value-type="float">
            <text:p>34.5625</text:p>
          </table:table-cell>
          <table:table-cell table:formula="of:=5*SIN([.A1108])" office:value-type="float" office:value="-0.0249039495895789" calcext:value-type="float">
            <text:p>-0.0249039495895789</text:p>
          </table:table-cell>
          <table:table-cell table:formula="of:=[.A1108]-20" office:value-type="float" office:value="14.5625" calcext:value-type="float">
            <text:p>14.5625</text:p>
          </table:table-cell>
          <table:table-cell table:formula="of:=COS(5*[.B1108])+[.C1108]^(1/3)" office:value-type="float" office:value="3.43425547797107" calcext:value-type="float">
            <text:p>3.43425547797107</text:p>
          </table:table-cell>
          <table:table-cell table:formula="of:=COS(-3*[.B1108])-[.C1108]^(1/3)" office:value-type="float" office:value="-1.44478768206827" calcext:value-type="float">
            <text:p>-1.44478768206827</text:p>
          </table:table-cell>
        </table:table-row>
        <table:table-row table:style-name="ro1">
          <table:table-cell office:value-type="float" office:value="34.59375" calcext:value-type="float">
            <text:p>34.59375</text:p>
          </table:table-cell>
          <table:table-cell table:formula="of:=5*SIN([.A1109])" office:value-type="float" office:value="-0.181114422531601" calcext:value-type="float">
            <text:p>-0.181114422531601</text:p>
          </table:table-cell>
          <table:table-cell table:formula="of:=[.A1109]-20" office:value-type="float" office:value="14.59375" calcext:value-type="float">
            <text:p>14.59375</text:p>
          </table:table-cell>
          <table:table-cell table:formula="of:=COS(5*[.B1109])+[.C1109]^(1/3)" office:value-type="float" office:value="3.06097913667637" calcext:value-type="float">
            <text:p>3.06097913667637</text:p>
          </table:table-cell>
          <table:table-cell table:formula="of:=COS(-3*[.B1109])-[.C1109]^(1/3)" office:value-type="float" office:value="-1.58775858471505" calcext:value-type="float">
            <text:p>-1.58775858471505</text:p>
          </table:table-cell>
        </table:table-row>
        <table:table-row table:style-name="ro1">
          <table:table-cell office:value-type="float" office:value="34.625" calcext:value-type="float">
            <text:p>34.625</text:p>
          </table:table-cell>
          <table:table-cell table:formula="of:=5*SIN([.A1110])" office:value-type="float" office:value="-0.337148040313583" calcext:value-type="float">
            <text:p>-0.337148040313583</text:p>
          </table:table-cell>
          <table:table-cell table:formula="of:=[.A1110]-20" office:value-type="float" office:value="14.625" calcext:value-type="float">
            <text:p>14.625</text:p>
          </table:table-cell>
          <table:table-cell table:formula="of:=COS(5*[.B1110])+[.C1110]^(1/3)" office:value-type="float" office:value="2.33079568954916" calcext:value-type="float">
            <text:p>2.33079568954916</text:p>
          </table:table-cell>
          <table:table-cell table:formula="of:=COS(-3*[.B1110])-[.C1110]^(1/3)" office:value-type="float" office:value="-1.91484938364882" calcext:value-type="float">
            <text:p>-1.91484938364882</text:p>
          </table:table-cell>
        </table:table-row>
        <table:table-row table:style-name="ro1">
          <table:table-cell office:value-type="float" office:value="34.65625" calcext:value-type="float">
            <text:p>34.65625</text:p>
          </table:table-cell>
          <table:table-cell table:formula="of:=5*SIN([.A1111])" office:value-type="float" office:value="-0.492852438755692" calcext:value-type="float">
            <text:p>-0.492852438755692</text:p>
          </table:table-cell>
          <table:table-cell table:formula="of:=[.A1111]-20" office:value-type="float" office:value="14.65625" calcext:value-type="float">
            <text:p>14.65625</text:p>
          </table:table-cell>
          <table:table-cell table:formula="of:=COS(5*[.B1111])+[.C1111]^(1/3)" office:value-type="float" office:value="1.66797864937391" calcext:value-type="float">
            <text:p>1.66797864937391</text:p>
          </table:table-cell>
          <table:table-cell table:formula="of:=COS(-3*[.B1111])-[.C1111]^(1/3)" office:value-type="float" office:value="-2.35511891301498" calcext:value-type="float">
            <text:p>-2.35511891301498</text:p>
          </table:table-cell>
        </table:table-row>
        <table:table-row table:style-name="ro1">
          <table:table-cell office:value-type="float" office:value="34.6875" calcext:value-type="float">
            <text:p>34.6875</text:p>
          </table:table-cell>
          <table:table-cell table:formula="of:=5*SIN([.A1112])" office:value-type="float" office:value="-0.648075575155197" calcext:value-type="float">
            <text:p>-0.648075575155197</text:p>
          </table:table-cell>
          <table:table-cell table:formula="of:=[.A1112]-20" office:value-type="float" office:value="14.6875" calcext:value-type="float">
            <text:p>14.6875</text:p>
          </table:table-cell>
          <table:table-cell table:formula="of:=COS(5*[.B1112])+[.C1112]^(1/3)" office:value-type="float" office:value="1.45384056527742" calcext:value-type="float">
            <text:p>1.45384056527742</text:p>
          </table:table-cell>
          <table:table-cell table:formula="of:=COS(-3*[.B1112])-[.C1112]^(1/3)" office:value-type="float" office:value="-2.81377682429111" calcext:value-type="float">
            <text:p>-2.81377682429111</text:p>
          </table:table-cell>
        </table:table-row>
        <table:table-row table:style-name="ro1">
          <table:table-cell office:value-type="float" office:value="34.71875" calcext:value-type="float">
            <text:p>34.71875</text:p>
          </table:table-cell>
          <table:table-cell table:formula="of:=5*SIN([.A1113])" office:value-type="float" office:value="-0.802665876753582" calcext:value-type="float">
            <text:p>-0.802665876753582</text:p>
          </table:table-cell>
          <table:table-cell table:formula="of:=[.A1113]-20" office:value-type="float" office:value="14.71875" calcext:value-type="float">
            <text:p>14.71875</text:p>
          </table:table-cell>
          <table:table-cell table:formula="of:=COS(5*[.B1113])+[.C1113]^(1/3)" office:value-type="float" office:value="1.80720275393018" calcext:value-type="float">
            <text:p>1.80720275393018</text:p>
          </table:table-cell>
          <table:table-cell table:formula="of:=COS(-3*[.B1113])-[.C1113]^(1/3)" office:value-type="float" office:value="-3.19347307646374" calcext:value-type="float">
            <text:p>-3.19347307646374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table:formula="of:=5*SIN([.A1114])" office:value-type="float" office:value="-0.956472388744776" calcext:value-type="float">
            <text:p>-0.956472388744776</text:p>
          </table:table-cell>
          <table:table-cell table:formula="of:=[.A1114]-20" office:value-type="float" office:value="14.75" calcext:value-type="float">
            <text:p>14.75</text:p>
          </table:table-cell>
          <table:table-cell table:formula="of:=COS(5*[.B1114])+[.C1114]^(1/3)" office:value-type="float" office:value="2.52234994262595" calcext:value-type="float">
            <text:p>2.52234994262595</text:p>
          </table:table-cell>
          <table:table-cell table:formula="of:=COS(-3*[.B1114])-[.C1114]^(1/3)" office:value-type="float" office:value="-3.41562241107763" calcext:value-type="float">
            <text:p>-3.41562241107763</text:p>
          </table:table-cell>
        </table:table-row>
        <table:table-row table:style-name="ro1">
          <table:table-cell office:value-type="float" office:value="34.78125" calcext:value-type="float">
            <text:p>34.78125</text:p>
          </table:table-cell>
          <table:table-cell table:formula="of:=5*SIN([.A1115])" office:value-type="float" office:value="-1.10934492167996" calcext:value-type="float">
            <text:p>-1.10934492167996</text:p>
          </table:table-cell>
          <table:table-cell table:formula="of:=[.A1115]-20" office:value-type="float" office:value="14.78125" calcext:value-type="float">
            <text:p>14.78125</text:p>
          </table:table-cell>
          <table:table-cell table:formula="of:=COS(5*[.B1115])+[.C1115]^(1/3)" office:value-type="float" office:value="3.19501522554693" calcext:value-type="float">
            <text:p>3.19501522554693</text:p>
          </table:table-cell>
          <table:table-cell table:formula="of:=COS(-3*[.B1115])-[.C1115]^(1/3)" office:value-type="float" office:value="-3.4368347462574" calcext:value-type="float">
            <text:p>-3.4368347462574</text:p>
          </table:table-cell>
        </table:table-row>
        <table:table-row table:style-name="ro1">
          <table:table-cell office:value-type="float" office:value="34.8125" calcext:value-type="float">
            <text:p>34.8125</text:p>
          </table:table-cell>
          <table:table-cell table:formula="of:=5*SIN([.A1116])" office:value-type="float" office:value="-1.26113419812501" calcext:value-type="float">
            <text:p>-1.26113419812501</text:p>
          </table:table-cell>
          <table:table-cell table:formula="of:=[.A1116]-20" office:value-type="float" office:value="14.8125" calcext:value-type="float">
            <text:p>14.8125</text:p>
          </table:table-cell>
          <table:table-cell table:formula="of:=COS(5*[.B1116])+[.C1116]^(1/3)" office:value-type="float" office:value="3.45564028234163" calcext:value-type="float">
            <text:p>3.45564028234163</text:p>
          </table:table-cell>
          <table:table-cell table:formula="of:=COS(-3*[.B1116])-[.C1116]^(1/3)" office:value-type="float" office:value="-3.25690663097199" calcext:value-type="float">
            <text:p>-3.25690663097199</text:p>
          </table:table-cell>
        </table:table-row>
        <table:table-row table:style-name="ro1">
          <table:table-cell office:value-type="float" office:value="34.84375" calcext:value-type="float">
            <text:p>34.84375</text:p>
          </table:table-cell>
          <table:table-cell table:formula="of:=5*SIN([.A1117])" office:value-type="float" office:value="-1.41169199842737" calcext:value-type="float">
            <text:p>-1.41169199842737</text:p>
          </table:table-cell>
          <table:table-cell table:formula="of:=[.A1117]-20" office:value-type="float" office:value="14.84375" calcext:value-type="float">
            <text:p>14.84375</text:p>
          </table:table-cell>
          <table:table-cell table:formula="of:=COS(5*[.B1117])+[.C1117]^(1/3)" office:value-type="float" office:value="3.17184773685479" calcext:value-type="float">
            <text:p>3.17184773685479</text:p>
          </table:table-cell>
          <table:table-cell table:formula="of:=COS(-3*[.B1117])-[.C1117]^(1/3)" office:value-type="float" office:value="-2.91701307403378" calcext:value-type="float">
            <text:p>-2.91701307403378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table:formula="of:=5*SIN([.A1118])" office:value-type="float" office:value="-1.56087130545008" calcext:value-type="float">
            <text:p>-1.56087130545008</text:p>
          </table:table-cell>
          <table:table-cell table:formula="of:=[.A1118]-20" office:value-type="float" office:value="14.875" calcext:value-type="float">
            <text:p>14.875</text:p>
          </table:table-cell>
          <table:table-cell table:formula="of:=COS(5*[.B1118])+[.C1118]^(1/3)" office:value-type="float" office:value="2.50894710823972" calcext:value-type="float">
            <text:p>2.50894710823972</text:p>
          </table:table-cell>
          <table:table-cell table:formula="of:=COS(-3*[.B1118])-[.C1118]^(1/3)" office:value-type="float" office:value="-2.48911303192297" calcext:value-type="float">
            <text:p>-2.48911303192297</text:p>
          </table:table-cell>
        </table:table-row>
        <table:table-row table:style-name="ro1">
          <table:table-cell office:value-type="float" office:value="34.90625" calcext:value-type="float">
            <text:p>34.90625</text:p>
          </table:table-cell>
          <table:table-cell table:formula="of:=5*SIN([.A1119])" office:value-type="float" office:value="-1.70852644813142" calcext:value-type="float">
            <text:p>-1.70852644813142</text:p>
          </table:table-cell>
          <table:table-cell table:formula="of:=[.A1119]-20" office:value-type="float" office:value="14.90625" calcext:value-type="float">
            <text:p>14.90625</text:p>
          </table:table-cell>
          <table:table-cell table:formula="of:=COS(5*[.B1119])+[.C1119]^(1/3)" office:value-type="float" office:value="1.82556750234517" calcext:value-type="float">
            <text:p>1.82556750234517</text:p>
          </table:table-cell>
          <table:table-cell table:formula="of:=COS(-3*[.B1119])-[.C1119]^(1/3)" office:value-type="float" office:value="-2.05953014746006" calcext:value-type="float">
            <text:p>-2.05953014746006</text:p>
          </table:table-cell>
        </table:table-row>
        <table:table-row table:style-name="ro1">
          <table:table-cell office:value-type="float" office:value="34.9375" calcext:value-type="float">
            <text:p>34.9375</text:p>
          </table:table-cell>
          <table:table-cell table:formula="of:=5*SIN([.A1120])" office:value-type="float" office:value="-1.85451324373032" calcext:value-type="float">
            <text:p>-1.85451324373032</text:p>
          </table:table-cell>
          <table:table-cell table:formula="of:=[.A1120]-20" office:value-type="float" office:value="14.9375" calcext:value-type="float">
            <text:p>14.9375</text:p>
          </table:table-cell>
          <table:table-cell table:formula="of:=COS(5*[.B1120])+[.C1120]^(1/3)" office:value-type="float" office:value="1.47434387022802" calcext:value-type="float">
            <text:p>1.47434387022802</text:p>
          </table:table-cell>
          <table:table-cell table:formula="of:=COS(-3*[.B1120])-[.C1120]^(1/3)" office:value-type="float" office:value="-1.71074262770924" calcext:value-type="float">
            <text:p>-1.71074262770924</text:p>
          </table:table-cell>
        </table:table-row>
        <table:table-row table:style-name="ro1">
          <table:table-cell office:value-type="float" office:value="34.96875" calcext:value-type="float">
            <text:p>34.96875</text:p>
          </table:table-cell>
          <table:table-cell table:formula="of:=5*SIN([.A1121])" office:value-type="float" office:value="-1.99868913861832" calcext:value-type="float">
            <text:p>-1.99868913861832</text:p>
          </table:table-cell>
          <table:table-cell table:formula="of:=[.A1121]-20" office:value-type="float" office:value="14.96875" calcext:value-type="float">
            <text:p>14.96875</text:p>
          </table:table-cell>
          <table:table-cell table:formula="of:=COS(5*[.B1121])+[.C1121]^(1/3)" office:value-type="float" office:value="1.62187907421432" calcext:value-type="float">
            <text:p>1.62187907421432</text:p>
          </table:table-cell>
          <table:table-cell table:formula="of:=COS(-3*[.B1121])-[.C1121]^(1/3)" office:value-type="float" office:value="-1.50543419642711" calcext:value-type="float">
            <text:p>-1.505434196427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5*SIN([.A1122])" office:value-type="float" office:value="-2.14091334748076" calcext:value-type="float">
            <text:p>-2.14091334748076</text:p>
          </table:table-cell>
          <table:table-cell table:formula="of:=[.A1122]-20" office:value-type="float" office:value="15" calcext:value-type="float">
            <text:p>15</text:p>
          </table:table-cell>
          <table:table-cell table:formula="of:=COS(5*[.B1122])+[.C1122]^(1/3)" office:value-type="float" office:value="2.17929451576165" calcext:value-type="float">
            <text:p>2.17929451576165</text:p>
          </table:table-cell>
          <table:table-cell table:formula="of:=COS(-3*[.B1122])-[.C1122]^(1/3)" office:value-type="float" office:value="-1.47593404265205" calcext:value-type="float">
            <text:p>-1.47593404265205</text:p>
          </table:table-cell>
        </table:table-row>
        <table:table-row table:style-name="ro1">
          <table:table-cell office:value-type="float" office:value="35.03125" calcext:value-type="float">
            <text:p>35.03125</text:p>
          </table:table-cell>
          <table:table-cell table:formula="of:=5*SIN([.A1123])" office:value-type="float" office:value="-2.28104699079126" calcext:value-type="float">
            <text:p>-2.28104699079126</text:p>
          </table:table-cell>
          <table:table-cell table:formula="of:=[.A1123]-20" office:value-type="float" office:value="15.03125" calcext:value-type="float">
            <text:p>15.03125</text:p>
          </table:table-cell>
          <table:table-cell table:formula="of:=COS(5*[.B1123])+[.C1123]^(1/3)" office:value-type="float" office:value="2.8662216287638" calcext:value-type="float">
            <text:p>2.8662216287638</text:p>
          </table:table-cell>
          <table:table-cell table:formula="of:=COS(-3*[.B1123])-[.C1123]^(1/3)" office:value-type="float" office:value="-1.62064487342289" calcext:value-type="float">
            <text:p>-1.62064487342289</text:p>
          </table:table-cell>
        </table:table-row>
        <table:table-row table:style-name="ro1">
          <table:table-cell office:value-type="float" office:value="35.0625" calcext:value-type="float">
            <text:p>35.0625</text:p>
          </table:table-cell>
          <table:table-cell table:formula="of:=5*SIN([.A1124])" office:value-type="float" office:value="-2.41895323042524" calcext:value-type="float">
            <text:p>-2.41895323042524</text:p>
          </table:table-cell>
          <table:table-cell table:formula="of:=[.A1124]-20" office:value-type="float" office:value="15.0625" calcext:value-type="float">
            <text:p>15.0625</text:p>
          </table:table-cell>
          <table:table-cell table:formula="of:=COS(5*[.B1124])+[.C1124]^(1/3)" office:value-type="float" office:value="3.36047312449143" calcext:value-type="float">
            <text:p>3.36047312449143</text:p>
          </table:table-cell>
          <table:table-cell table:formula="of:=COS(-3*[.B1124])-[.C1124]^(1/3)" office:value-type="float" office:value="-1.90736784755023" calcext:value-type="float">
            <text:p>-1.90736784755023</text:p>
          </table:table-cell>
        </table:table-row>
        <table:table-row table:style-name="ro1">
          <table:table-cell office:value-type="float" office:value="35.09375" calcext:value-type="float">
            <text:p>35.09375</text:p>
          </table:table-cell>
          <table:table-cell table:formula="of:=5*SIN([.A1125])" office:value-type="float" office:value="-2.55449740328001" calcext:value-type="float">
            <text:p>-2.55449740328001</text:p>
          </table:table-cell>
          <table:table-cell table:formula="of:=[.A1125]-20" office:value-type="float" office:value="15.09375" calcext:value-type="float">
            <text:p>15.09375</text:p>
          </table:table-cell>
          <table:table-cell table:formula="of:=COS(5*[.B1125])+[.C1125]^(1/3)" office:value-type="float" office:value="3.45017246076515" calcext:value-type="float">
            <text:p>3.45017246076515</text:p>
          </table:table-cell>
          <table:table-cell table:formula="of:=COS(-3*[.B1125])-[.C1125]^(1/3)" office:value-type="float" office:value="-2.28199986020835" calcext:value-type="float">
            <text:p>-2.28199986020835</text:p>
          </table:table-cell>
        </table:table-row>
        <table:table-row table:style-name="ro1">
          <table:table-cell office:value-type="float" office:value="35.125" calcext:value-type="float">
            <text:p>35.125</text:p>
          </table:table-cell>
          <table:table-cell table:formula="of:=5*SIN([.A1126])" office:value-type="float" office:value="-2.687547152771" calcext:value-type="float">
            <text:p>-2.687547152771</text:p>
          </table:table-cell>
          <table:table-cell table:formula="of:=[.A1126]-20" office:value-type="float" office:value="15.125" calcext:value-type="float">
            <text:p>15.125</text:p>
          </table:table-cell>
          <table:table-cell table:formula="of:=COS(5*[.B1126])+[.C1126]^(1/3)" office:value-type="float" office:value="3.11682624506545" calcext:value-type="float">
            <text:p>3.11682624506545</text:p>
          </table:table-cell>
          <table:table-cell table:formula="of:=COS(-3*[.B1126])-[.C1126]^(1/3)" office:value-type="float" office:value="-2.68019270143038" calcext:value-type="float">
            <text:p>-2.68019270143038</text:p>
          </table:table-cell>
        </table:table-row>
        <table:table-row table:style-name="ro1">
          <table:table-cell office:value-type="float" office:value="35.15625" calcext:value-type="float">
            <text:p>35.15625</text:p>
          </table:table-cell>
          <table:table-cell table:formula="of:=5*SIN([.A1127])" office:value-type="float" office:value="-2.81797255807571" calcext:value-type="float">
            <text:p>-2.81797255807571</text:p>
          </table:table-cell>
          <table:table-cell table:formula="of:=[.A1127]-20" office:value-type="float" office:value="15.15625" calcext:value-type="float">
            <text:p>15.15625</text:p>
          </table:table-cell>
          <table:table-cell table:formula="of:=COS(5*[.B1127])+[.C1127]^(1/3)" office:value-type="float" office:value="2.52203225892559" calcext:value-type="float">
            <text:p>2.52203225892559</text:p>
          </table:table-cell>
          <table:table-cell table:formula="of:=COS(-3*[.B1127])-[.C1127]^(1/3)" office:value-type="float" office:value="-3.03933543210556" calcext:value-type="float">
            <text:p>-3.03933543210556</text:p>
          </table:table-cell>
        </table:table-row>
        <table:table-row table:style-name="ro1">
          <table:table-cell office:value-type="float" office:value="35.1875" calcext:value-type="float">
            <text:p>35.1875</text:p>
          </table:table-cell>
          <table:table-cell table:formula="of:=5*SIN([.A1128])" office:value-type="float" office:value="-2.94564626099923" calcext:value-type="float">
            <text:p>-2.94564626099923</text:p>
          </table:table-cell>
          <table:table-cell table:formula="of:=[.A1128]-20" office:value-type="float" office:value="15.1875" calcext:value-type="float">
            <text:p>15.1875</text:p>
          </table:table-cell>
          <table:table-cell table:formula="of:=COS(5*[.B1128])+[.C1128]^(1/3)" office:value-type="float" office:value="1.91920030585387" calcext:value-type="float">
            <text:p>1.91920030585387</text:p>
          </table:table-cell>
          <table:table-cell table:formula="of:=COS(-3*[.B1128])-[.C1128]^(1/3)" office:value-type="float" office:value="-3.30858637220716" calcext:value-type="float">
            <text:p>-3.30858637220716</text:p>
          </table:table-cell>
        </table:table-row>
        <table:table-row table:style-name="ro1">
          <table:table-cell office:value-type="float" office:value="35.21875" calcext:value-type="float">
            <text:p>35.21875</text:p>
          </table:table-cell>
          <table:table-cell table:formula="of:=5*SIN([.A1129])" office:value-type="float" office:value="-3.0704435903373" calcext:value-type="float">
            <text:p>-3.0704435903373</text:p>
          </table:table-cell>
          <table:table-cell table:formula="of:=[.A1129]-20" office:value-type="float" office:value="15.21875" calcext:value-type="float">
            <text:p>15.21875</text:p>
          </table:table-cell>
          <table:table-cell table:formula="of:=COS(5*[.B1129])+[.C1129]^(1/3)" office:value-type="float" office:value="1.54075563161911" calcext:value-type="float">
            <text:p>1.54075563161911</text:p>
          </table:table-cell>
          <table:table-cell table:formula="of:=COS(-3*[.B1129])-[.C1129]^(1/3)" office:value-type="float" office:value="-3.45544929957447" calcext:value-type="float">
            <text:p>-3.45544929957447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table:formula="of:=5*SIN([.A1130])" office:value-type="float" office:value="-3.19224268361567" calcext:value-type="float">
            <text:p>-3.19224268361567</text:p>
          </table:table-cell>
          <table:table-cell table:formula="of:=[.A1130]-20" office:value-type="float" office:value="15.25" calcext:value-type="float">
            <text:p>15.25</text:p>
          </table:table-cell>
          <table:table-cell table:formula="of:=COS(5*[.B1130])+[.C1130]^(1/3)" office:value-type="float" office:value="1.51173462634199" calcext:value-type="float">
            <text:p>1.51173462634199</text:p>
          </table:table-cell>
          <table:table-cell table:formula="of:=COS(-3*[.B1130])-[.C1130]^(1/3)" office:value-type="float" office:value="-3.46831561214844" calcext:value-type="float">
            <text:p>-3.46831561214844</text:p>
          </table:table-cell>
        </table:table-row>
        <table:table-row table:style-name="ro1">
          <table:table-cell office:value-type="float" office:value="35.28125" calcext:value-type="float">
            <text:p>35.28125</text:p>
          </table:table-cell>
          <table:table-cell table:formula="of:=5*SIN([.A1131])" office:value-type="float" office:value="-3.31092460608672" calcext:value-type="float">
            <text:p>-3.31092460608672</text:p>
          </table:table-cell>
          <table:table-cell table:formula="of:=[.A1131]-20" office:value-type="float" office:value="15.28125" calcext:value-type="float">
            <text:p>15.28125</text:p>
          </table:table-cell>
          <table:table-cell table:formula="of:=COS(5*[.B1131])+[.C1131]^(1/3)" office:value-type="float" office:value="1.81904164007809" calcext:value-type="float">
            <text:p>1.81904164007809</text:p>
          </table:table-cell>
          <table:table-cell table:formula="of:=COS(-3*[.B1131])-[.C1131]^(1/3)" office:value-type="float" office:value="-3.35525168555303" calcext:value-type="float">
            <text:p>-3.35525168555303</text:p>
          </table:table-cell>
        </table:table-row>
        <table:table-row table:style-name="ro1">
          <table:table-cell office:value-type="float" office:value="35.3125" calcext:value-type="float">
            <text:p>35.3125</text:p>
          </table:table-cell>
          <table:table-cell table:formula="of:=5*SIN([.A1132])" office:value-type="float" office:value="-3.42637346686721" calcext:value-type="float">
            <text:p>-3.42637346686721</text:p>
          </table:table-cell>
          <table:table-cell table:formula="of:=[.A1132]-20" office:value-type="float" office:value="15.3125" calcext:value-type="float">
            <text:p>15.3125</text:p>
          </table:table-cell>
          <table:table-cell table:formula="of:=COS(5*[.B1132])+[.C1132]^(1/3)" office:value-type="float" office:value="2.33685639819438" calcext:value-type="float">
            <text:p>2.33685639819438</text:p>
          </table:table-cell>
          <table:table-cell table:formula="of:=COS(-3*[.B1132])-[.C1132]^(1/3)" office:value-type="float" office:value="-3.13993551455976" calcext:value-type="float">
            <text:p>-3.13993551455976</text:p>
          </table:table-cell>
        </table:table-row>
        <table:table-row table:style-name="ro1">
          <table:table-cell office:value-type="float" office:value="35.34375" calcext:value-type="float">
            <text:p>35.34375</text:p>
          </table:table-cell>
          <table:table-cell table:formula="of:=5*SIN([.A1133])" office:value-type="float" office:value="-3.53847653210381" calcext:value-type="float">
            <text:p>-3.53847653210381</text:p>
          </table:table-cell>
          <table:table-cell table:formula="of:=[.A1133]-20" office:value-type="float" office:value="15.34375" calcext:value-type="float">
            <text:p>15.34375</text:p>
          </table:table-cell>
          <table:table-cell table:formula="of:=COS(5*[.B1133])+[.C1133]^(1/3)" office:value-type="float" office:value="2.88683858264435" calcext:value-type="float">
            <text:p>2.88683858264435</text:p>
          </table:table-cell>
          <table:table-cell table:formula="of:=COS(-3*[.B1133])-[.C1133]^(1/3)" office:value-type="float" office:value="-2.85596392423481" calcext:value-type="float">
            <text:p>-2.85596392423481</text:p>
          </table:table-cell>
        </table:table-row>
        <table:table-row table:style-name="ro1">
          <table:table-cell office:value-type="float" office:value="35.375" calcext:value-type="float">
            <text:p>35.375</text:p>
          </table:table-cell>
          <table:table-cell table:formula="of:=5*SIN([.A1134])" office:value-type="float" office:value="-3.64712433505572" calcext:value-type="float">
            <text:p>-3.64712433505572</text:p>
          </table:table-cell>
          <table:table-cell table:formula="of:=[.A1134]-20" office:value-type="float" office:value="15.375" calcext:value-type="float">
            <text:p>15.375</text:p>
          </table:table-cell>
          <table:table-cell table:formula="of:=COS(5*[.B1134])+[.C1134]^(1/3)" office:value-type="float" office:value="3.30398279526329" calcext:value-type="float">
            <text:p>3.30398279526329</text:p>
          </table:table-cell>
          <table:table-cell table:formula="of:=COS(-3*[.B1134])-[.C1134]^(1/3)" office:value-type="float" office:value="-2.54076966436438" calcext:value-type="float">
            <text:p>-2.54076966436438</text:p>
          </table:table-cell>
        </table:table-row>
        <table:table-row table:style-name="ro1">
          <table:table-cell office:value-type="float" office:value="35.40625" calcext:value-type="float">
            <text:p>35.40625</text:p>
          </table:table-cell>
          <table:table-cell table:formula="of:=5*SIN([.A1135])" office:value-type="float" office:value="-3.75221078298714" calcext:value-type="float">
            <text:p>-3.75221078298714</text:p>
          </table:table-cell>
          <table:table-cell table:formula="of:=[.A1135]-20" office:value-type="float" office:value="15.40625" calcext:value-type="float">
            <text:p>15.40625</text:p>
          </table:table-cell>
          <table:table-cell table:formula="of:=COS(5*[.B1135])+[.C1135]^(1/3)" office:value-type="float" office:value="3.48436471442278" calcext:value-type="float">
            <text:p>3.48436471442278</text:p>
          </table:table-cell>
          <table:table-cell table:formula="of:=COS(-3*[.B1135])-[.C1135]^(1/3)" office:value-type="float" office:value="-2.23017555370704" calcext:value-type="float">
            <text:p>-2.23017555370704</text:p>
          </table:table-cell>
        </table:table-row>
        <table:table-row table:style-name="ro1">
          <table:table-cell office:value-type="float" office:value="35.4375" calcext:value-type="float">
            <text:p>35.4375</text:p>
          </table:table-cell>
          <table:table-cell table:formula="of:=5*SIN([.A1136])" office:value-type="float" office:value="-3.85363326076501" calcext:value-type="float">
            <text:p>-3.85363326076501</text:p>
          </table:table-cell>
          <table:table-cell table:formula="of:=[.A1136]-20" office:value-type="float" office:value="15.4375" calcext:value-type="float">
            <text:p>15.4375</text:p>
          </table:table-cell>
          <table:table-cell table:formula="of:=COS(5*[.B1136])+[.C1136]^(1/3)" office:value-type="float" office:value="3.40361442085522" calcext:value-type="float">
            <text:p>3.40361442085522</text:p>
          </table:table-cell>
          <table:table-cell table:formula="of:=COS(-3*[.B1136])-[.C1136]^(1/3)" office:value-type="float" office:value="-1.95426903439843" calcext:value-type="float">
            <text:p>-1.95426903439843</text:p>
          </table:table-cell>
        </table:table-row>
        <table:table-row table:style-name="ro1">
          <table:table-cell office:value-type="float" office:value="35.46875" calcext:value-type="float">
            <text:p>35.46875</text:p>
          </table:table-cell>
          <table:table-cell table:formula="of:=5*SIN([.A1137])" office:value-type="float" office:value="-3.95129273106095" calcext:value-type="float">
            <text:p>-3.95129273106095</text:p>
          </table:table-cell>
          <table:table-cell table:formula="of:=[.A1137]-20" office:value-type="float" office:value="15.46875" calcext:value-type="float">
            <text:p>15.46875</text:p>
          </table:table-cell>
          <table:table-cell table:formula="of:=COS(5*[.B1137])+[.C1137]^(1/3)" office:value-type="float" office:value="3.10782290053542" calcext:value-type="float">
            <text:p>3.10782290053542</text:p>
          </table:table-cell>
          <table:table-cell table:formula="of:=COS(-3*[.B1137])-[.C1137]^(1/3)" office:value-type="float" office:value="-1.73490385568591" calcext:value-type="float">
            <text:p>-1.7349038556859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5*SIN([.A1138])" office:value-type="float" office:value="-4.04509383105953" calcext:value-type="float">
            <text:p>-4.04509383105953</text:p>
          </table:table-cell>
          <table:table-cell table:formula="of:=[.A1138]-20" office:value-type="float" office:value="15.5" calcext:value-type="float">
            <text:p>15.5</text:p>
          </table:table-cell>
          <table:table-cell table:formula="of:=COS(5*[.B1138])+[.C1138]^(1/3)" office:value-type="float" office:value="2.68696731845329" calcext:value-type="float">
            <text:p>2.68696731845329</text:p>
          </table:table-cell>
          <table:table-cell table:formula="of:=COS(-3*[.B1138])-[.C1138]^(1/3)" office:value-type="float" office:value="-1.58480428827586" calcext:value-type="float">
            <text:p>-1.58480428827586</text:p>
          </table:table-cell>
        </table:table-row>
        <table:table-row table:style-name="ro1">
          <table:table-cell office:value-type="float" office:value="35.53125" calcext:value-type="float">
            <text:p>35.53125</text:p>
          </table:table-cell>
          <table:table-cell table:formula="of:=5*SIN([.A1139])" office:value-type="float" office:value="-4.13494496557843" calcext:value-type="float">
            <text:p>-4.13494496557843</text:p>
          </table:table-cell>
          <table:table-cell table:formula="of:=[.A1139]-20" office:value-type="float" office:value="15.53125" calcext:value-type="float">
            <text:p>15.53125</text:p>
          </table:table-cell>
          <table:table-cell table:formula="of:=COS(5*[.B1139])+[.C1139]^(1/3)" office:value-type="float" office:value="2.24335173923977" calcext:value-type="float">
            <text:p>2.24335173923977</text:p>
          </table:table-cell>
          <table:table-cell table:formula="of:=COS(-3*[.B1139])-[.C1139]^(1/3)" office:value-type="float" office:value="-1.50800851499096" calcext:value-type="float">
            <text:p>-1.50800851499096</text:p>
          </table:table-cell>
        </table:table-row>
        <table:table-row table:style-name="ro1">
          <table:table-cell office:value-type="float" office:value="35.5625" calcext:value-type="float">
            <text:p>35.5625</text:p>
          </table:table-cell>
          <table:table-cell table:formula="of:=5*SIN([.A1140])" office:value-type="float" office:value="-4.22075839650958" calcext:value-type="float">
            <text:p>-4.22075839650958</text:p>
          </table:table-cell>
          <table:table-cell table:formula="of:=[.A1140]-20" office:value-type="float" office:value="15.5625" calcext:value-type="float">
            <text:p>15.5625</text:p>
          </table:table-cell>
          <table:table-cell table:formula="of:=COS(5*[.B1140])+[.C1140]^(1/3)" office:value-type="float" office:value="1.86519826995436" calcext:value-type="float">
            <text:p>1.86519826995436</text:p>
          </table:table-cell>
          <table:table-cell table:formula="of:=COS(-3*[.B1140])-[.C1140]^(1/3)" office:value-type="float" office:value="-1.50125753227501" calcext:value-type="float">
            <text:p>-1.50125753227501</text:p>
          </table:table-cell>
        </table:table-row>
        <table:table-row table:style-name="ro1">
          <table:table-cell office:value-type="float" office:value="35.59375" calcext:value-type="float">
            <text:p>35.59375</text:p>
          </table:table-cell>
          <table:table-cell table:formula="of:=5*SIN([.A1141])" office:value-type="float" office:value="-4.30245032849396" calcext:value-type="float">
            <text:p>-4.30245032849396</text:p>
          </table:table-cell>
          <table:table-cell table:formula="of:=[.A1141]-20" office:value-type="float" office:value="15.59375" calcext:value-type="float">
            <text:p>15.59375</text:p>
          </table:table-cell>
          <table:table-cell table:formula="of:=COS(5*[.B1141])+[.C1141]^(1/3)" office:value-type="float" office:value="1.61082846441145" calcext:value-type="float">
            <text:p>1.61082846441145</text:p>
          </table:table-cell>
          <table:table-cell table:formula="of:=COS(-3*[.B1141])-[.C1141]^(1/3)" office:value-type="float" office:value="-1.55590494957391" calcext:value-type="float">
            <text:p>-1.55590494957391</text:p>
          </table:table-cell>
        </table:table-row>
        <table:table-row table:style-name="ro1">
          <table:table-cell office:value-type="float" office:value="35.625" calcext:value-type="float">
            <text:p>35.625</text:p>
          </table:table-cell>
          <table:table-cell table:formula="of:=5*SIN([.A1142])" office:value-type="float" office:value="-4.37994099074632" calcext:value-type="float">
            <text:p>-4.37994099074632</text:p>
          </table:table-cell>
          <table:table-cell table:formula="of:=[.A1142]-20" office:value-type="float" office:value="15.625" calcext:value-type="float">
            <text:p>15.625</text:p>
          </table:table-cell>
          <table:table-cell table:formula="of:=COS(5*[.B1142])+[.C1142]^(1/3)" office:value-type="float" office:value="1.50417805534354" calcext:value-type="float">
            <text:p>1.50417805534354</text:p>
          </table:table-cell>
          <table:table-cell table:formula="of:=COS(-3*[.B1142])-[.C1142]^(1/3)" office:value-type="float" office:value="-1.65996704130171" calcext:value-type="float">
            <text:p>-1.65996704130171</text:p>
          </table:table-cell>
        </table:table-row>
        <table:table-row table:style-name="ro1">
          <table:table-cell office:value-type="float" office:value="35.65625" calcext:value-type="float">
            <text:p>35.65625</text:p>
          </table:table-cell>
          <table:table-cell table:formula="of:=5*SIN([.A1143])" office:value-type="float" office:value="-4.45315471495001" calcext:value-type="float">
            <text:p>-4.45315471495001</text:p>
          </table:table-cell>
          <table:table-cell table:formula="of:=[.A1143]-20" office:value-type="float" office:value="15.65625" calcext:value-type="float">
            <text:p>15.65625</text:p>
          </table:table-cell>
          <table:table-cell table:formula="of:=COS(5*[.B1143])+[.C1143]^(1/3)" office:value-type="float" office:value="1.53913859662915" calcext:value-type="float">
            <text:p>1.53913859662915</text:p>
          </table:table-cell>
          <table:table-cell table:formula="of:=COS(-3*[.B1143])-[.C1143]^(1/3)" office:value-type="float" office:value="-1.80002110501159" calcext:value-type="float">
            <text:p>-1.80002110501159</text:p>
          </table:table-cell>
        </table:table-row>
        <table:table-row table:style-name="ro1">
          <table:table-cell office:value-type="float" office:value="35.6875" calcext:value-type="float">
            <text:p>35.6875</text:p>
          </table:table-cell>
          <table:table-cell table:formula="of:=5*SIN([.A1144])" office:value-type="float" office:value="-4.5220200091458" calcext:value-type="float">
            <text:p>-4.5220200091458</text:p>
          </table:table-cell>
          <table:table-cell table:formula="of:=[.A1144]-20" office:value-type="float" office:value="15.6875" calcext:value-type="float">
            <text:p>15.6875</text:p>
          </table:table-cell>
          <table:table-cell table:formula="of:=COS(5*[.B1144])+[.C1144]^(1/3)" office:value-type="float" office:value="1.68884165713488" calcext:value-type="float">
            <text:p>1.68884165713488</text:p>
          </table:table-cell>
          <table:table-cell table:formula="of:=COS(-3*[.B1144])-[.C1144]^(1/3)" office:value-type="float" office:value="-1.96276526905223" calcext:value-type="float">
            <text:p>-1.96276526905223</text:p>
          </table:table-cell>
        </table:table-row>
        <table:table-row table:style-name="ro1">
          <table:table-cell office:value-type="float" office:value="35.71875" calcext:value-type="float">
            <text:p>35.71875</text:p>
          </table:table-cell>
          <table:table-cell table:formula="of:=5*SIN([.A1145])" office:value-type="float" office:value="-4.58646962754258" calcext:value-type="float">
            <text:p>-4.58646962754258</text:p>
          </table:table-cell>
          <table:table-cell table:formula="of:=[.A1145]-20" office:value-type="float" office:value="15.71875" calcext:value-type="float">
            <text:p>15.71875</text:p>
          </table:table-cell>
          <table:table-cell table:formula="of:=COS(5*[.B1145])+[.C1145]^(1/3)" office:value-type="float" office:value="1.91617114875689" calcext:value-type="float">
            <text:p>1.91617114875689</text:p>
          </table:table-cell>
          <table:table-cell table:formula="of:=COS(-3*[.B1145])-[.C1145]^(1/3)" office:value-type="float" office:value="-2.13615250598376" calcext:value-type="float">
            <text:p>-2.13615250598376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table:formula="of:=5*SIN([.A1146])" office:value-type="float" office:value="-4.6464406361817" calcext:value-type="float">
            <text:p>-4.6464406361817</text:p>
          </table:table-cell>
          <table:table-cell table:formula="of:=[.A1146]-20" office:value-type="float" office:value="15.75" calcext:value-type="float">
            <text:p>15.75</text:p>
          </table:table-cell>
          <table:table-cell table:formula="of:=COS(5*[.B1146])+[.C1146]^(1/3)" office:value-type="float" office:value="2.18285029274912" calcext:value-type="float">
            <text:p>2.18285029274912</text:p>
          </table:table-cell>
          <table:table-cell table:formula="of:=COS(-3*[.B1146])-[.C1146]^(1/3)" office:value-type="float" office:value="-2.31009210786738" calcext:value-type="float">
            <text:p>-2.31009210786738</text:p>
          </table:table-cell>
        </table:table-row>
        <table:table-row table:style-name="ro1">
          <table:table-cell office:value-type="float" office:value="35.78125" calcext:value-type="float">
            <text:p>35.78125</text:p>
          </table:table-cell>
          <table:table-cell table:formula="of:=5*SIN([.A1147])" office:value-type="float" office:value="-4.70187447439095" calcext:value-type="float">
            <text:p>-4.70187447439095</text:p>
          </table:table-cell>
          <table:table-cell table:formula="of:=[.A1147]-20" office:value-type="float" office:value="15.78125" calcext:value-type="float">
            <text:p>15.78125</text:p>
          </table:table-cell>
          <table:table-cell table:formula="of:=COS(5*[.B1147])+[.C1147]^(1/3)" office:value-type="float" office:value="2.45575739282108" calcext:value-type="float">
            <text:p>2.45575739282108</text:p>
          </table:table-cell>
          <table:table-cell table:formula="of:=COS(-3*[.B1147])-[.C1147]^(1/3)" office:value-type="float" office:value="-2.47676742154647" calcext:value-type="float">
            <text:p>-2.47676742154647</text:p>
          </table:table-cell>
        </table:table-row>
        <table:table-row table:style-name="ro1">
          <table:table-cell office:value-type="float" office:value="35.8125" calcext:value-type="float">
            <text:p>35.8125</text:p>
          </table:table-cell>
          <table:table-cell table:formula="of:=5*SIN([.A1148])" office:value-type="float" office:value="-4.75271701196805" calcext:value-type="float">
            <text:p>-4.75271701196805</text:p>
          </table:table-cell>
          <table:table-cell table:formula="of:=[.A1148]-20" office:value-type="float" office:value="15.8125" calcext:value-type="float">
            <text:p>15.8125</text:p>
          </table:table-cell>
          <table:table-cell table:formula="of:=COS(5*[.B1148])+[.C1148]^(1/3)" office:value-type="float" office:value="2.71023679136101" calcext:value-type="float">
            <text:p>2.71023679136101</text:p>
          </table:table-cell>
          <table:table-cell table:formula="of:=COS(-3*[.B1148])-[.C1148]^(1/3)" office:value-type="float" office:value="-2.63064943148235" calcext:value-type="float">
            <text:p>-2.63064943148235</text:p>
          </table:table-cell>
        </table:table-row>
        <table:table-row table:style-name="ro1">
          <table:table-cell office:value-type="float" office:value="35.84375" calcext:value-type="float">
            <text:p>35.84375</text:p>
          </table:table-cell>
          <table:table-cell table:formula="of:=5*SIN([.A1149])" office:value-type="float" office:value="-4.79891860203787" calcext:value-type="float">
            <text:p>-4.79891860203787</text:p>
          </table:table-cell>
          <table:table-cell table:formula="of:=[.A1149]-20" office:value-type="float" office:value="15.84375" calcext:value-type="float">
            <text:p>15.84375</text:p>
          </table:table-cell>
          <table:table-cell table:formula="of:=COS(5*[.B1149])+[.C1149]^(1/3)" office:value-type="float" office:value="2.93088901945033" calcext:value-type="float">
            <text:p>2.93088901945033</text:p>
          </table:table-cell>
          <table:table-cell table:formula="of:=COS(-3*[.B1149])-[.C1149]^(1/3)" office:value-type="float" office:value="-2.76829585516005" calcext:value-type="float">
            <text:p>-2.76829585516005</text:p>
          </table:table-cell>
        </table:table-row>
        <table:table-row table:style-name="ro1">
          <table:table-cell office:value-type="float" office:value="35.875" calcext:value-type="float">
            <text:p>35.875</text:p>
          </table:table-cell>
          <table:table-cell table:formula="of:=5*SIN([.A1150])" office:value-type="float" office:value="-4.84043412953176" calcext:value-type="float">
            <text:p>-4.84043412953176</text:p>
          </table:table-cell>
          <table:table-cell table:formula="of:=[.A1150]-20" office:value-type="float" office:value="15.875" calcext:value-type="float">
            <text:p>15.875</text:p>
          </table:table-cell>
          <table:table-cell table:formula="of:=COS(5*[.B1150])+[.C1150]^(1/3)" office:value-type="float" office:value="3.11063934349739" calcext:value-type="float">
            <text:p>3.11063934349739</text:p>
          </table:table-cell>
          <table:table-cell table:formula="of:=COS(-3*[.B1150])-[.C1150]^(1/3)" office:value-type="float" office:value="-2.88802057819156" calcext:value-type="float">
            <text:p>-2.88802057819156</text:p>
          </table:table-cell>
        </table:table-row>
        <table:table-row table:style-name="ro1">
          <table:table-cell office:value-type="float" office:value="35.90625" calcext:value-type="float">
            <text:p>35.90625</text:p>
          </table:table-cell>
          <table:table-cell table:formula="of:=5*SIN([.A1151])" office:value-type="float" office:value="-4.87722305524164" calcext:value-type="float">
            <text:p>-4.87722305524164</text:p>
          </table:table-cell>
          <table:table-cell table:formula="of:=[.A1151]-20" office:value-type="float" office:value="15.90625" calcext:value-type="float">
            <text:p>15.90625</text:p>
          </table:table-cell>
          <table:table-cell table:formula="of:=COS(5*[.B1151])+[.C1151]^(1/3)" office:value-type="float" office:value="3.24889547055699" calcext:value-type="float">
            <text:p>3.24889547055699</text:p>
          </table:table-cell>
          <table:table-cell table:formula="of:=COS(-3*[.B1151])-[.C1151]^(1/3)" office:value-type="float" office:value="-2.9895044549757" calcext:value-type="float">
            <text:p>-2.9895044549757</text:p>
          </table:table-cell>
        </table:table-row>
        <table:table-row table:style-name="ro1">
          <table:table-cell office:value-type="float" office:value="35.9375" calcext:value-type="float">
            <text:p>35.9375</text:p>
          </table:table-cell>
          <table:table-cell table:formula="of:=5*SIN([.A1152])" office:value-type="float" office:value="-4.90924945540589" calcext:value-type="float">
            <text:p>-4.90924945540589</text:p>
          </table:table-cell>
          <table:table-cell table:formula="of:=[.A1152]-20" office:value-type="float" office:value="15.9375" calcext:value-type="float">
            <text:p>15.9375</text:p>
          </table:table-cell>
          <table:table-cell table:formula="of:=COS(5*[.B1152])+[.C1152]^(1/3)" office:value-type="float" office:value="3.34944297051701" calcext:value-type="float">
            <text:p>3.34944297051701</text:p>
          </table:table-cell>
          <table:table-cell table:formula="of:=COS(-3*[.B1152])-[.C1152]^(1/3)" office:value-type="float" office:value="-3.0734008324827" calcext:value-type="float">
            <text:p>-3.0734008324827</text:p>
          </table:table-cell>
        </table:table-row>
        <table:table-row table:style-name="ro1">
          <table:table-cell office:value-type="float" office:value="35.96875" calcext:value-type="float">
            <text:p>35.96875</text:p>
          </table:table-cell>
          <table:table-cell table:formula="of:=5*SIN([.A1153])" office:value-type="float" office:value="-4.93648205678824" calcext:value-type="float">
            <text:p>-4.93648205678824</text:p>
          </table:table-cell>
          <table:table-cell table:formula="of:=[.A1153]-20" office:value-type="float" office:value="15.96875" calcext:value-type="float">
            <text:p>15.96875</text:p>
          </table:table-cell>
          <table:table-cell table:formula="of:=COS(5*[.B1153])+[.C1153]^(1/3)" office:value-type="float" office:value="3.4185036118537" calcext:value-type="float">
            <text:p>3.4185036118537</text:p>
          </table:table-cell>
          <table:table-cell table:formula="of:=COS(-3*[.B1153])-[.C1153]^(1/3)" office:value-type="float" office:value="-3.14097139013228" calcext:value-type="float">
            <text:p>-3.140971390132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5*SIN([.A1154])" office:value-type="float" office:value="-4.95889426721558" calcext:value-type="float">
            <text:p>-4.95889426721558</text:p>
          </table:table-cell>
          <table:table-cell table:formula="of:=[.A1154]-20" office:value-type="float" office:value="16" calcext:value-type="float">
            <text:p>16</text:p>
          </table:table-cell>
          <table:table-cell table:formula="of:=COS(5*[.B1154])+[.C1154]^(1/3)" office:value-type="float" office:value="3.46317232254271" calcext:value-type="float">
            <text:p>3.46317232254271</text:p>
          </table:table-cell>
          <table:table-cell table:formula="of:=COS(-3*[.B1154])-[.C1154]^(1/3)" office:value-type="float" office:value="-3.19377241060412" calcext:value-type="float">
            <text:p>-3.19377241060412</text:p>
          </table:table-cell>
        </table:table-row>
        <table:table-row table:style-name="ro1">
          <table:table-cell office:value-type="float" office:value="36.03125" calcext:value-type="float">
            <text:p>36.03125</text:p>
          </table:table-cell>
          <table:table-cell table:formula="of:=5*SIN([.A1155])" office:value-type="float" office:value="-4.97646420154477" calcext:value-type="float">
            <text:p>-4.97646420154477</text:p>
          </table:table-cell>
          <table:table-cell table:formula="of:=[.A1155]-20" office:value-type="float" office:value="16.03125" calcext:value-type="float">
            <text:p>16.03125</text:p>
          </table:table-cell>
          <table:table-cell table:formula="of:=COS(5*[.B1155])+[.C1155]^(1/3)" office:value-type="float" office:value="3.4902899269271" calcext:value-type="float">
            <text:p>3.4902899269271</text:p>
          </table:table-cell>
          <table:table-cell table:formula="of:=COS(-3*[.B1155])-[.C1155]^(1/3)" office:value-type="float" office:value="-3.23339958964388" calcext:value-type="float">
            <text:p>-3.23339958964388</text:p>
          </table:table-cell>
        </table:table-row>
        <table:table-row table:style-name="ro1">
          <table:table-cell office:value-type="float" office:value="36.0625" calcext:value-type="float">
            <text:p>36.0625</text:p>
          </table:table-cell>
          <table:table-cell table:formula="of:=5*SIN([.A1156])" office:value-type="float" office:value="-4.98917470303311" calcext:value-type="float">
            <text:p>-4.98917470303311</text:p>
          </table:table-cell>
          <table:table-cell table:formula="of:=[.A1156]-20" office:value-type="float" office:value="16.0625" calcext:value-type="float">
            <text:p>16.0625</text:p>
          </table:table-cell>
          <table:table-cell table:formula="of:=COS(5*[.B1156])+[.C1156]^(1/3)" office:value-type="float" office:value="3.50570985822651" calcext:value-type="float">
            <text:p>3.50570985822651</text:p>
          </table:table-cell>
          <table:table-cell table:formula="of:=COS(-3*[.B1156])-[.C1156]^(1/3)" office:value-type="float" office:value="-3.26129124926927" calcext:value-type="float">
            <text:p>-3.26129124926927</text:p>
          </table:table-cell>
        </table:table-row>
        <table:table-row table:style-name="ro1">
          <table:table-cell office:value-type="float" office:value="36.09375" calcext:value-type="float">
            <text:p>36.09375</text:p>
          </table:table-cell>
          <table:table-cell table:formula="of:=5*SIN([.A1157])" office:value-type="float" office:value="-4.99701336009159" calcext:value-type="float">
            <text:p>-4.99701336009159</text:p>
          </table:table-cell>
          <table:table-cell table:formula="of:=[.A1157]-20" office:value-type="float" office:value="16.09375" calcext:value-type="float">
            <text:p>16.09375</text:p>
          </table:table-cell>
          <table:table-cell table:formula="of:=COS(5*[.B1157])+[.C1157]^(1/3)" office:value-type="float" office:value="3.51387001806924" calcext:value-type="float">
            <text:p>3.51387001806924</text:p>
          </table:table-cell>
          <table:table-cell table:formula="of:=COS(-3*[.B1157])-[.C1157]^(1/3)" office:value-type="float" office:value="-3.27858505536624" calcext:value-type="float">
            <text:p>-3.27858505536624</text:p>
          </table:table-cell>
        </table:table-row>
        <table:table-row table:style-name="ro1">
          <table:table-cell office:value-type="float" office:value="36.125" calcext:value-type="float">
            <text:p>36.125</text:p>
          </table:table-cell>
          <table:table-cell table:formula="of:=5*SIN([.A1158])" office:value-type="float" office:value="-4.99997251840462" calcext:value-type="float">
            <text:p>-4.99997251840462</text:p>
          </table:table-cell>
          <table:table-cell table:formula="of:=[.A1158]-20" office:value-type="float" office:value="16.125" calcext:value-type="float">
            <text:p>16.125</text:p>
          </table:table-cell>
          <table:table-cell table:formula="of:=COS(5*[.B1158])+[.C1158]^(1/3)" office:value-type="float" office:value="3.51757178992417" calcext:value-type="float">
            <text:p>3.51757178992417</text:p>
          </table:table-cell>
          <table:table-cell table:formula="of:=COS(-3*[.B1158])-[.C1158]^(1/3)" office:value-type="float" office:value="-3.28602147103941" calcext:value-type="float">
            <text:p>-3.28602147103941</text:p>
          </table:table-cell>
        </table:table-row>
        <table:table-row table:style-name="ro1">
          <table:table-cell office:value-type="float" office:value="36.15625" calcext:value-type="float">
            <text:p>36.15625</text:p>
          </table:table-cell>
          <table:table-cell table:formula="of:=5*SIN([.A1159])" office:value-type="float" office:value="-4.99804928840433" calcext:value-type="float">
            <text:p>-4.99804928840433</text:p>
          </table:table-cell>
          <table:table-cell table:formula="of:=[.A1159]-20" office:value-type="float" office:value="16.15625" calcext:value-type="float">
            <text:p>16.15625</text:p>
          </table:table-cell>
          <table:table-cell table:formula="of:=COS(5*[.B1159])+[.C1159]^(1/3)" office:value-type="float" office:value="3.51788293824751" calcext:value-type="float">
            <text:p>3.51788293824751</text:p>
          </table:table-cell>
          <table:table-cell table:formula="of:=COS(-3*[.B1159])-[.C1159]^(1/3)" office:value-type="float" office:value="-3.28388750733882" calcext:value-type="float">
            <text:p>-3.28388750733882</text:p>
          </table:table-cell>
        </table:table-row>
        <table:table-row table:style-name="ro1">
          <table:table-cell office:value-type="float" office:value="36.1875" calcext:value-type="float">
            <text:p>36.1875</text:p>
          </table:table-cell>
          <table:table-cell table:formula="of:=5*SIN([.A1160])" office:value-type="float" office:value="-4.99124554809217" calcext:value-type="float">
            <text:p>-4.99124554809217</text:p>
          </table:table-cell>
          <table:table-cell table:formula="of:=[.A1160]-20" office:value-type="float" office:value="16.1875" calcext:value-type="float">
            <text:p>16.1875</text:p>
          </table:table-cell>
          <table:table-cell table:formula="of:=COS(5*[.B1160])+[.C1160]^(1/3)" office:value-type="float" office:value="3.51410893219147" calcext:value-type="float">
            <text:p>3.51410893219147</text:p>
          </table:table-cell>
          <table:table-cell table:formula="of:=COS(-3*[.B1160])-[.C1160]^(1/3)" office:value-type="float" office:value="-3.27199617937162" calcext:value-type="float">
            <text:p>-3.27199617937162</text:p>
          </table:table-cell>
        </table:table-row>
        <table:table-row table:style-name="ro1">
          <table:table-cell office:value-type="float" office:value="36.21875" calcext:value-type="float">
            <text:p>36.21875</text:p>
          </table:table-cell>
          <table:table-cell table:formula="of:=5*SIN([.A1161])" office:value-type="float" office:value="-4.9795679412051" calcext:value-type="float">
            <text:p>-4.9795679412051</text:p>
          </table:table-cell>
          <table:table-cell table:formula="of:=[.A1161]-20" office:value-type="float" office:value="16.21875" calcext:value-type="float">
            <text:p>16.21875</text:p>
          </table:table-cell>
          <table:table-cell table:formula="of:=COS(5*[.B1161])+[.C1161]^(1/3)" office:value-type="float" office:value="3.50381108111037" calcext:value-type="float">
            <text:p>3.50381108111037</text:p>
          </table:table-cell>
          <table:table-cell table:formula="of:=COS(-3*[.B1161])-[.C1161]^(1/3)" office:value-type="float" office:value="-3.24969981434325" calcext:value-type="float">
            <text:p>-3.24969981434325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table:formula="of:=5*SIN([.A1162])" office:value-type="float" office:value="-4.96302787072806" calcext:value-type="float">
            <text:p>-4.96302787072806</text:p>
          </table:table-cell>
          <table:table-cell table:formula="of:=[.A1162]-20" office:value-type="float" office:value="16.25" calcext:value-type="float">
            <text:p>16.25</text:p>
          </table:table-cell>
          <table:table-cell table:formula="of:=COS(5*[.B1162])+[.C1162]^(1/3)" office:value-type="float" office:value="3.48288556729183" calcext:value-type="float">
            <text:p>3.48288556729183</text:p>
          </table:table-cell>
          <table:table-cell table:formula="of:=COS(-3*[.B1162])-[.C1162]^(1/3)" office:value-type="float" office:value="-3.21593842352998" calcext:value-type="float">
            <text:p>-3.21593842352998</text:p>
          </table:table-cell>
        </table:table-row>
        <table:table-row table:style-name="ro1">
          <table:table-cell office:value-type="float" office:value="36.28125" calcext:value-type="float">
            <text:p>36.28125</text:p>
          </table:table-cell>
          <table:table-cell table:formula="of:=5*SIN([.A1163])" office:value-type="float" office:value="-4.9416414877592" calcext:value-type="float">
            <text:p>-4.9416414877592</text:p>
          </table:table-cell>
          <table:table-cell table:formula="of:=[.A1163]-20" office:value-type="float" office:value="16.28125" calcext:value-type="float">
            <text:p>16.28125</text:p>
          </table:table-cell>
          <table:table-cell table:formula="of:=COS(5*[.B1163])+[.C1163]^(1/3)" office:value-type="float" office:value="3.44575198479137" calcext:value-type="float">
            <text:p>3.44575198479137</text:p>
          </table:table-cell>
          <table:table-cell table:formula="of:=COS(-3*[.B1163])-[.C1163]^(1/3)" office:value-type="float" office:value="-3.16932720381531" calcext:value-type="float">
            <text:p>-3.16932720381531</text:p>
          </table:table-cell>
        </table:table-row>
        <table:table-row table:style-name="ro1">
          <table:table-cell office:value-type="float" office:value="36.3125" calcext:value-type="float">
            <text:p>36.3125</text:p>
          </table:table-cell>
          <table:table-cell table:formula="of:=5*SIN([.A1164])" office:value-type="float" office:value="-4.91542967573854" calcext:value-type="float">
            <text:p>-4.91542967573854</text:p>
          </table:table-cell>
          <table:table-cell table:formula="of:=[.A1164]-20" office:value-type="float" office:value="16.3125" calcext:value-type="float">
            <text:p>16.3125</text:p>
          </table:table-cell>
          <table:table-cell table:formula="of:=COS(5*[.B1164])+[.C1164]^(1/3)" office:value-type="float" office:value="3.38572955357375" calcext:value-type="float">
            <text:p>3.38572955357375</text:p>
          </table:table-cell>
          <table:table-cell table:formula="of:=COS(-3*[.B1164])-[.C1164]^(1/3)" office:value-type="float" office:value="-3.10828932000194" calcext:value-type="float">
            <text:p>-3.10828932000194</text:p>
          </table:table-cell>
        </table:table-row>
        <table:table-row table:style-name="ro1">
          <table:table-cell office:value-type="float" office:value="36.34375" calcext:value-type="float">
            <text:p>36.34375</text:p>
          </table:table-cell>
          <table:table-cell table:formula="of:=5*SIN([.A1165])" office:value-type="float" office:value="-4.88441803005571" calcext:value-type="float">
            <text:p>-4.88441803005571</text:p>
          </table:table-cell>
          <table:table-cell table:formula="of:=[.A1165]-20" office:value-type="float" office:value="16.34375" calcext:value-type="float">
            <text:p>16.34375</text:p>
          </table:table-cell>
          <table:table-cell table:formula="of:=COS(5*[.B1165])+[.C1165]^(1/3)" office:value-type="float" office:value="3.29569745127249" calcext:value-type="float">
            <text:p>3.29569745127249</text:p>
          </table:table-cell>
          <table:table-cell table:formula="of:=COS(-3*[.B1165])-[.C1165]^(1/3)" office:value-type="float" office:value="-3.03124082656477" calcext:value-type="float">
            <text:p>-3.03124082656477</text:p>
          </table:table-cell>
        </table:table-row>
        <table:table-row table:style-name="ro1">
          <table:table-cell office:value-type="float" office:value="36.375" calcext:value-type="float">
            <text:p>36.375</text:p>
          </table:table-cell>
          <table:table-cell table:formula="of:=5*SIN([.A1166])" office:value-type="float" office:value="-4.84863683305643" calcext:value-type="float">
            <text:p>-4.84863683305643</text:p>
          </table:table-cell>
          <table:table-cell table:formula="of:=[.A1166]-20" office:value-type="float" office:value="16.375" calcext:value-type="float">
            <text:p>16.375</text:p>
          </table:table-cell>
          <table:table-cell table:formula="of:=COS(5*[.B1166])+[.C1166]^(1/3)" office:value-type="float" office:value="3.16913269737544" calcext:value-type="float">
            <text:p>3.16913269737544</text:p>
          </table:table-cell>
          <table:table-cell table:formula="of:=COS(-3*[.B1166])-[.C1166]^(1/3)" office:value-type="float" office:value="-2.9368332436155" calcext:value-type="float">
            <text:p>-2.9368332436155</text:p>
          </table:table-cell>
        </table:table-row>
        <table:table-row table:style-name="ro1">
          <table:table-cell office:value-type="float" office:value="36.40625" calcext:value-type="float">
            <text:p>36.40625</text:p>
          </table:table-cell>
          <table:table-cell table:formula="of:=5*SIN([.A1167])" office:value-type="float" office:value="-4.80812102447237" calcext:value-type="float">
            <text:p>-4.80812102447237</text:p>
          </table:table-cell>
          <table:table-cell table:formula="of:=[.A1167]-20" office:value-type="float" office:value="16.40625" calcext:value-type="float">
            <text:p>16.40625</text:p>
          </table:table-cell>
          <table:table-cell table:formula="of:=COS(5*[.B1167])+[.C1167]^(1/3)" office:value-type="float" office:value="3.00158127581646" calcext:value-type="float">
            <text:p>3.00158127581646</text:p>
          </table:table-cell>
          <table:table-cell table:formula="of:=COS(-3*[.B1167])-[.C1167]^(1/3)" office:value-type="float" office:value="-2.82425520754483" calcext:value-type="float">
            <text:p>-2.82425520754483</text:p>
          </table:table-cell>
        </table:table-row>
        <table:table-row table:style-name="ro1">
          <table:table-cell office:value-type="float" office:value="36.4375" calcext:value-type="float">
            <text:p>36.4375</text:p>
          </table:table-cell>
          <table:table-cell table:formula="of:=5*SIN([.A1168])" office:value-type="float" office:value="-4.76291016730303" calcext:value-type="float">
            <text:p>-4.76291016730303</text:p>
          </table:table-cell>
          <table:table-cell table:formula="of:=[.A1168]-20" office:value-type="float" office:value="16.4375" calcext:value-type="float">
            <text:p>16.4375</text:p>
          </table:table-cell>
          <table:table-cell table:formula="of:=COS(5*[.B1168])+[.C1168]^(1/3)" office:value-type="float" office:value="2.79253123508141" calcext:value-type="float">
            <text:p>2.79253123508141</text:p>
          </table:table-cell>
          <table:table-cell table:formula="of:=COS(-3*[.B1168])-[.C1168]^(1/3)" office:value-type="float" office:value="-2.69358714916477" calcext:value-type="float">
            <text:p>-2.69358714916477</text:p>
          </table:table-cell>
        </table:table-row>
        <table:table-row table:style-name="ro1">
          <table:table-cell office:value-type="float" office:value="36.46875" calcext:value-type="float">
            <text:p>36.46875</text:p>
          </table:table-cell>
          <table:table-cell table:formula="of:=5*SIN([.A1169])" office:value-type="float" office:value="-4.7130484091832" calcext:value-type="float">
            <text:p>-4.7130484091832</text:p>
          </table:table-cell>
          <table:table-cell table:formula="of:=[.A1169]-20" office:value-type="float" office:value="16.46875" calcext:value-type="float">
            <text:p>16.46875</text:p>
          </table:table-cell>
          <table:table-cell table:formula="of:=COS(5*[.B1169])+[.C1169]^(1/3)" office:value-type="float" office:value="2.54751059646659" calcext:value-type="float">
            <text:p>2.54751059646659</text:p>
          </table:table-cell>
          <table:table-cell table:formula="of:=COS(-3*[.B1169])-[.C1169]^(1/3)" office:value-type="float" office:value="-2.54619174355314" calcext:value-type="float">
            <text:p>-2.54619174355314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5*SIN([.A1170])" office:value-type="float" office:value="-4.65858443927353" calcext:value-type="float">
            <text:p>-4.65858443927353</text:p>
          </table:table-cell>
          <table:table-cell table:formula="of:=[.A1170]-20" office:value-type="float" office:value="16.5" calcext:value-type="float">
            <text:p>16.5</text:p>
          </table:table-cell>
          <table:table-cell table:formula="of:=COS(5*[.B1170])+[.C1170]^(1/3)" office:value-type="float" office:value="2.28003226331164" calcext:value-type="float">
            <text:p>2.28003226331164</text:p>
          </table:table-cell>
          <table:table-cell table:formula="of:=COS(-3*[.B1170])-[.C1170]^(1/3)" office:value-type="float" office:value="-2.38510807034229" calcext:value-type="float">
            <text:p>-2.38510807034229</text:p>
          </table:table-cell>
        </table:table-row>
        <table:table-row table:style-name="ro1">
          <table:table-cell office:value-type="float" office:value="36.53125" calcext:value-type="float">
            <text:p>36.53125</text:p>
          </table:table-cell>
          <table:table-cell table:formula="of:=5*SIN([.A1171])" office:value-type="float" office:value="-4.59957144071635" calcext:value-type="float">
            <text:p>-4.59957144071635</text:p>
          </table:table-cell>
          <table:table-cell table:formula="of:=[.A1171]-20" office:value-type="float" office:value="16.53125" calcext:value-type="float">
            <text:p>16.53125</text:p>
          </table:table-cell>
          <table:table-cell table:formula="of:=COS(5*[.B1171])+[.C1171]^(1/3)" office:value-type="float" office:value="2.01278280817686" calcext:value-type="float">
            <text:p>2.01278280817686</text:p>
          </table:table-cell>
          <table:table-cell table:formula="of:=COS(-3*[.B1171])-[.C1171]^(1/3)" office:value-type="float" office:value="-2.21539998908048" calcext:value-type="float">
            <text:p>-2.21539998908048</text:p>
          </table:table-cell>
        </table:table-row>
        <table:table-row table:style-name="ro1">
          <table:table-cell office:value-type="float" office:value="36.5625" calcext:value-type="float">
            <text:p>36.5625</text:p>
          </table:table-cell>
          <table:table-cell table:formula="of:=5*SIN([.A1172])" office:value-type="float" office:value="-4.53606703870329" calcext:value-type="float">
            <text:p>-4.53606703870329</text:p>
          </table:table-cell>
          <table:table-cell table:formula="of:=[.A1172]-20" office:value-type="float" office:value="16.5625" calcext:value-type="float">
            <text:p>16.5625</text:p>
          </table:table-cell>
          <table:table-cell table:formula="of:=COS(5*[.B1172])+[.C1172]^(1/3)" office:value-type="float" office:value="1.77726854860027" calcext:value-type="float">
            <text:p>1.77726854860027</text:p>
          </table:table-cell>
          <table:table-cell table:formula="of:=COS(-3*[.B1172])-[.C1172]^(1/3)" office:value-type="float" office:value="-2.0443912784941" calcext:value-type="float">
            <text:p>-2.0443912784941</text:p>
          </table:table-cell>
        </table:table-row>
        <table:table-row table:style-name="ro1">
          <table:table-cell office:value-type="float" office:value="36.59375" calcext:value-type="float">
            <text:p>36.59375</text:p>
          </table:table-cell>
          <table:table-cell table:formula="of:=5*SIN([.A1173])" office:value-type="float" office:value="-4.46813324420524" calcext:value-type="float">
            <text:p>-4.46813324420524</text:p>
          </table:table-cell>
          <table:table-cell table:formula="of:=[.A1173]-20" office:value-type="float" office:value="16.59375" calcext:value-type="float">
            <text:p>16.59375</text:p>
          </table:table-cell>
          <table:table-cell table:formula="of:=COS(5*[.B1173])+[.C1173]^(1/3)" office:value-type="float" office:value="1.6110962119212" calcext:value-type="float">
            <text:p>1.6110962119212</text:p>
          </table:table-cell>
          <table:table-cell table:formula="of:=COS(-3*[.B1173])-[.C1173]^(1/3)" office:value-type="float" office:value="-1.88170508156224" calcext:value-type="float">
            <text:p>-1.88170508156224</text:p>
          </table:table-cell>
        </table:table-row>
        <table:table-row table:style-name="ro1">
          <table:table-cell office:value-type="float" office:value="36.625" calcext:value-type="float">
            <text:p>36.625</text:p>
          </table:table-cell>
          <table:table-cell table:formula="of:=5*SIN([.A1174])" office:value-type="float" office:value="-4.39583639341966" calcext:value-type="float">
            <text:p>-4.39583639341966</text:p>
          </table:table-cell>
          <table:table-cell table:formula="of:=[.A1174]-20" office:value-type="float" office:value="16.625" calcext:value-type="float">
            <text:p>16.625</text:p>
          </table:table-cell>
          <table:table-cell table:formula="of:=COS(5*[.B1174])+[.C1174]^(1/3)" office:value-type="float" office:value="1.55230596000019" calcext:value-type="float">
            <text:p>1.55230596000019</text:p>
          </table:table-cell>
          <table:table-cell table:formula="of:=COS(-3*[.B1174])-[.C1174]^(1/3)" office:value-type="float" office:value="-1.73901797854405" calcext:value-type="float">
            <text:p>-1.73901797854405</text:p>
          </table:table-cell>
        </table:table-row>
        <table:table-row table:style-name="ro1">
          <table:table-cell office:value-type="float" office:value="36.65625" calcext:value-type="float">
            <text:p>36.65625</text:p>
          </table:table-cell>
          <table:table-cell table:formula="of:=5*SIN([.A1175])" office:value-type="float" office:value="-4.31924708299445" calcext:value-type="float">
            <text:p>-4.31924708299445</text:p>
          </table:table-cell>
          <table:table-cell table:formula="of:=[.A1175]-20" office:value-type="float" office:value="16.65625" calcext:value-type="float">
            <text:p>16.65625</text:p>
          </table:table-cell>
          <table:table-cell table:formula="of:=COS(5*[.B1175])+[.C1175]^(1/3)" office:value-type="float" office:value="1.63080252684629" calcext:value-type="float">
            <text:p>1.63080252684629</text:p>
          </table:table-cell>
          <table:table-cell table:formula="of:=COS(-3*[.B1175])-[.C1175]^(1/3)" office:value-type="float" office:value="-1.62944541258219" calcext:value-type="float">
            <text:p>-1.62944541258219</text:p>
          </table:table-cell>
        </table:table-row>
        <table:table-row table:style-name="ro1">
          <table:table-cell office:value-type="float" office:value="36.6875" calcext:value-type="float">
            <text:p>36.6875</text:p>
          </table:table-cell>
          <table:table-cell table:formula="of:=5*SIN([.A1176])" office:value-type="float" office:value="-4.23844010109149" calcext:value-type="float">
            <text:p>-4.23844010109149</text:p>
          </table:table-cell>
          <table:table-cell table:formula="of:=[.A1176]-20" office:value-type="float" office:value="16.6875" calcext:value-type="float">
            <text:p>16.6875</text:p>
          </table:table-cell>
          <table:table-cell table:formula="of:=COS(5*[.B1176])+[.C1176]^(1/3)" office:value-type="float" office:value="1.8579677177792" calcext:value-type="float">
            <text:p>1.8579677177792</text:p>
          </table:table-cell>
          <table:table-cell table:formula="of:=COS(-3*[.B1176])-[.C1176]^(1/3)" office:value-type="float" office:value="-1.56650116109171" calcext:value-type="float">
            <text:p>-1.56650116109171</text:p>
          </table:table-cell>
        </table:table-row>
        <table:table-row table:style-name="ro1">
          <table:table-cell office:value-type="float" office:value="36.71875" calcext:value-type="float">
            <text:p>36.71875</text:p>
          </table:table-cell>
          <table:table-cell table:formula="of:=5*SIN([.A1177])" office:value-type="float" office:value="-4.1534943543573" calcext:value-type="float">
            <text:p>-4.1534943543573</text:p>
          </table:table-cell>
          <table:table-cell table:formula="of:=[.A1177]-20" office:value-type="float" office:value="16.71875" calcext:value-type="float">
            <text:p>16.71875</text:p>
          </table:table-cell>
          <table:table-cell table:formula="of:=COS(5*[.B1177])+[.C1177]^(1/3)" office:value-type="float" office:value="2.21683225683078" calcext:value-type="float">
            <text:p>2.21683225683078</text:p>
          </table:table-cell>
          <table:table-cell table:formula="of:=COS(-3*[.B1177])-[.C1177]^(1/3)" office:value-type="float" office:value="-1.56262365510546" calcext:value-type="float">
            <text:p>-1.56262365510546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table:formula="of:=5*SIN([.A1178])" office:value-type="float" office:value="-4.06449279087202" calcext:value-type="float">
            <text:p>-4.06449279087202</text:p>
          </table:table-cell>
          <table:table-cell table:formula="of:=[.A1178]-20" office:value-type="float" office:value="16.75" calcext:value-type="float">
            <text:p>16.75</text:p>
          </table:table-cell>
          <table:table-cell table:formula="of:=COS(5*[.B1178])+[.C1178]^(1/3)" office:value-type="float" office:value="2.65634701277872" calcext:value-type="float">
            <text:p>2.65634701277872</text:p>
          </table:table-cell>
          <table:table-cell table:formula="of:=COS(-3*[.B1178])-[.C1178]^(1/3)" office:value-type="float" office:value="-1.62733740512458" calcext:value-type="float">
            <text:p>-1.62733740512458</text:p>
          </table:table-cell>
        </table:table-row>
        <table:table-row table:style-name="ro1">
          <table:table-cell office:value-type="float" office:value="36.78125" calcext:value-type="float">
            <text:p>36.78125</text:p>
          </table:table-cell>
          <table:table-cell table:formula="of:=5*SIN([.A1179])" office:value-type="float" office:value="-3.971522319152" calcext:value-type="float">
            <text:p>-3.971522319152</text:p>
          </table:table-cell>
          <table:table-cell table:formula="of:=[.A1179]-20" office:value-type="float" office:value="16.78125" calcext:value-type="float">
            <text:p>16.78125</text:p>
          </table:table-cell>
          <table:table-cell table:formula="of:=COS(5*[.B1179])+[.C1179]^(1/3)" office:value-type="float" office:value="3.0937113954068" calcext:value-type="float">
            <text:p>3.0937113954068</text:p>
          </table:table-cell>
          <table:table-cell table:formula="of:=COS(-3*[.B1179])-[.C1179]^(1/3)" office:value-type="float" office:value="-1.76521420780604" calcext:value-type="float">
            <text:p>-1.76521420780604</text:p>
          </table:table-cell>
        </table:table-row>
        <table:table-row table:style-name="ro1">
          <table:table-cell office:value-type="float" office:value="36.8125" calcext:value-type="float">
            <text:p>36.8125</text:p>
          </table:table-cell>
          <table:table-cell table:formula="of:=5*SIN([.A1180])" office:value-type="float" office:value="-3.87467372328514" calcext:value-type="float">
            <text:p>-3.87467372328514</text:p>
          </table:table-cell>
          <table:table-cell table:formula="of:=[.A1180]-20" office:value-type="float" office:value="16.8125" calcext:value-type="float">
            <text:p>16.8125</text:p>
          </table:table-cell>
          <table:table-cell table:formula="of:=COS(5*[.B1180])+[.C1180]^(1/3)" office:value-type="float" office:value="3.42771180474321" calcext:value-type="float">
            <text:p>3.42771180474321</text:p>
          </table:table-cell>
          <table:table-cell table:formula="of:=COS(-3*[.B1180])-[.C1180]^(1/3)" office:value-type="float" office:value="-1.97390429436305" calcext:value-type="float">
            <text:p>-1.97390429436305</text:p>
          </table:table-cell>
        </table:table-row>
        <table:table-row table:style-name="ro1">
          <table:table-cell office:value-type="float" office:value="36.84375" calcext:value-type="float">
            <text:p>36.84375</text:p>
          </table:table-cell>
          <table:table-cell table:formula="of:=5*SIN([.A1181])" office:value-type="float" office:value="-3.77404157428177" calcext:value-type="float">
            <text:p>-3.77404157428177</text:p>
          </table:table-cell>
          <table:table-cell table:formula="of:=[.A1181]-20" office:value-type="float" office:value="16.84375" calcext:value-type="float">
            <text:p>16.84375</text:p>
          </table:table-cell>
          <table:table-cell table:formula="of:=COS(5*[.B1181])+[.C1181]^(1/3)" office:value-type="float" office:value="3.56316638665659" calcext:value-type="float">
            <text:p>3.56316638665659</text:p>
          </table:table-cell>
          <table:table-cell table:formula="of:=COS(-3*[.B1181])-[.C1181]^(1/3)" office:value-type="float" office:value="-2.24260195799045" calcext:value-type="float">
            <text:p>-2.24260195799045</text:p>
          </table:table-cell>
        </table:table-row>
        <table:table-row table:style-name="ro1">
          <table:table-cell office:value-type="float" office:value="36.875" calcext:value-type="float">
            <text:p>36.875</text:p>
          </table:table-cell>
          <table:table-cell table:formula="of:=5*SIN([.A1182])" office:value-type="float" office:value="-3.66972413772762" calcext:value-type="float">
            <text:p>-3.66972413772762</text:p>
          </table:table-cell>
          <table:table-cell table:formula="of:=[.A1182]-20" office:value-type="float" office:value="16.875" calcext:value-type="float">
            <text:p>16.875</text:p>
          </table:table-cell>
          <table:table-cell table:formula="of:=COS(5*[.B1182])+[.C1182]^(1/3)" office:value-type="float" office:value="3.44209772364026" calcext:value-type="float">
            <text:p>3.44209772364026</text:p>
          </table:table-cell>
          <table:table-cell table:formula="of:=COS(-3*[.B1182])-[.C1182]^(1/3)" office:value-type="float" office:value="-2.55136621346193" calcext:value-type="float">
            <text:p>-2.55136621346193</text:p>
          </table:table-cell>
        </table:table-row>
        <table:table-row table:style-name="ro1">
          <table:table-cell office:value-type="float" office:value="36.90625" calcext:value-type="float">
            <text:p>36.90625</text:p>
          </table:table-cell>
          <table:table-cell table:formula="of:=5*SIN([.A1183])" office:value-type="float" office:value="-3.5618232778292" calcext:value-type="float">
            <text:p>-3.5618232778292</text:p>
          </table:table-cell>
          <table:table-cell table:formula="of:=[.A1183]-20" office:value-type="float" office:value="16.90625" calcext:value-type="float">
            <text:p>16.90625</text:p>
          </table:table-cell>
          <table:table-cell table:formula="of:=COS(5*[.B1183])+[.C1183]^(1/3)" office:value-type="float" office:value="3.072387408482" calcext:value-type="float">
            <text:p>3.072387408482</text:p>
          </table:table-cell>
          <table:table-cell table:formula="of:=COS(-3*[.B1183])-[.C1183]^(1/3)" office:value-type="float" office:value="-2.87170436463133" calcext:value-type="float">
            <text:p>-2.87170436463133</text:p>
          </table:table-cell>
        </table:table-row>
        <table:table-row table:style-name="ro1">
          <table:table-cell office:value-type="float" office:value="36.9375" calcext:value-type="float">
            <text:p>36.9375</text:p>
          </table:table-cell>
          <table:table-cell table:formula="of:=5*SIN([.A1184])" office:value-type="float" office:value="-3.4504443579451" calcext:value-type="float">
            <text:p>-3.4504443579451</text:p>
          </table:table-cell>
          <table:table-cell table:formula="of:=[.A1184]-20" office:value-type="float" office:value="16.9375" calcext:value-type="float">
            <text:p>16.9375</text:p>
          </table:table-cell>
          <table:table-cell table:formula="of:=COS(5*[.B1184])+[.C1184]^(1/3)" office:value-type="float" office:value="2.5415919505221" calcext:value-type="float">
            <text:p>2.5415919505221</text:p>
          </table:table-cell>
          <table:table-cell table:formula="of:=COS(-3*[.B1184])-[.C1184]^(1/3)" office:value-type="float" office:value="-3.16871856032065" calcext:value-type="float">
            <text:p>-3.16871856032065</text:p>
          </table:table-cell>
        </table:table-row>
        <table:table-row table:style-name="ro1">
          <table:table-cell office:value-type="float" office:value="36.96875" calcext:value-type="float">
            <text:p>36.96875</text:p>
          </table:table-cell>
          <table:table-cell table:formula="of:=5*SIN([.A1185])" office:value-type="float" office:value="-3.33569613770044" calcext:value-type="float">
            <text:p>-3.33569613770044</text:p>
          </table:table-cell>
          <table:table-cell table:formula="of:=[.A1185]-20" office:value-type="float" office:value="16.96875" calcext:value-type="float">
            <text:p>16.96875</text:p>
          </table:table-cell>
          <table:table-cell table:formula="of:=COS(5*[.B1185])+[.C1185]^(1/3)" office:value-type="float" office:value="2.00483244139113" calcext:value-type="float">
            <text:p>2.00483244139113</text:p>
          </table:table-cell>
          <table:table-cell table:formula="of:=COS(-3*[.B1185])-[.C1185]^(1/3)" office:value-type="float" office:value="-3.40489931933794" calcext:value-type="float">
            <text:p>-3.404899319337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5*SIN([.A1186])" office:value-type="float" office:value="-3.217690666785" calcext:value-type="float">
            <text:p>-3.217690666785</text:p>
          </table:table-cell>
          <table:table-cell table:formula="of:=[.A1186]-20" office:value-type="float" office:value="17" calcext:value-type="float">
            <text:p>17</text:p>
          </table:table-cell>
          <table:table-cell table:formula="of:=COS(5*[.B1186])+[.C1186]^(1/3)" office:value-type="float" office:value="1.64279884209253" calcext:value-type="float">
            <text:p>1.64279884209253</text:p>
          </table:table-cell>
          <table:table-cell table:formula="of:=COS(-3*[.B1186])-[.C1186]^(1/3)" office:value-type="float" office:value="-3.54533548927472" calcext:value-type="float">
            <text:p>-3.54533548927472</text:p>
          </table:table-cell>
        </table:table-row>
        <table:table-row table:style-name="ro1">
          <table:table-cell office:value-type="float" office:value="37.03125" calcext:value-type="float">
            <text:p>37.03125</text:p>
          </table:table-cell>
          <table:table-cell table:formula="of:=5*SIN([.A1187])" office:value-type="float" office:value="-3.09654317553852" calcext:value-type="float">
            <text:p>-3.09654317553852</text:p>
          </table:table-cell>
          <table:table-cell table:formula="of:=[.A1187]-20" office:value-type="float" office:value="17.03125" calcext:value-type="float">
            <text:p>17.03125</text:p>
          </table:table-cell>
          <table:table-cell table:formula="of:=COS(5*[.B1187])+[.C1187]^(1/3)" office:value-type="float" office:value="1.59811728352903" calcext:value-type="float">
            <text:p>1.59811728352903</text:p>
          </table:table-cell>
          <table:table-cell table:formula="of:=COS(-3*[.B1187])-[.C1187]^(1/3)" office:value-type="float" office:value="-3.56373750891835" calcext:value-type="float">
            <text:p>-3.56373750891835</text:p>
          </table:table-cell>
        </table:table-row>
        <table:table-row table:style-name="ro1">
          <table:table-cell office:value-type="float" office:value="37.0625" calcext:value-type="float">
            <text:p>37.0625</text:p>
          </table:table-cell>
          <table:table-cell table:formula="of:=5*SIN([.A1188])" office:value-type="float" office:value="-2.97237196243032" calcext:value-type="float">
            <text:p>-2.97237196243032</text:p>
          </table:table-cell>
          <table:table-cell table:formula="of:=[.A1188]-20" office:value-type="float" office:value="17.0625" calcext:value-type="float">
            <text:p>17.0625</text:p>
          </table:table-cell>
          <table:table-cell table:formula="of:=COS(5*[.B1188])+[.C1188]^(1/3)" office:value-type="float" office:value="1.9115232917789" calcext:value-type="float">
            <text:p>1.9115232917789</text:p>
          </table:table-cell>
          <table:table-cell table:formula="of:=COS(-3*[.B1188])-[.C1188]^(1/3)" office:value-type="float" office:value="-3.44831226126139" calcext:value-type="float">
            <text:p>-3.44831226126139</text:p>
          </table:table-cell>
        </table:table-row>
        <table:table-row table:style-name="ro1">
          <table:table-cell office:value-type="float" office:value="37.09375" calcext:value-type="float">
            <text:p>37.09375</text:p>
          </table:table-cell>
          <table:table-cell table:formula="of:=5*SIN([.A1189])" office:value-type="float" office:value="-2.84529827854276" calcext:value-type="float">
            <text:p>-2.84529827854276</text:p>
          </table:table-cell>
          <table:table-cell table:formula="of:=[.A1189]-20" office:value-type="float" office:value="17.09375" calcext:value-type="float">
            <text:p>17.09375</text:p>
          </table:table-cell>
          <table:table-cell table:formula="of:=COS(5*[.B1189])+[.C1189]^(1/3)" office:value-type="float" office:value="2.4867938346856" calcext:value-type="float">
            <text:p>2.4867938346856</text:p>
          </table:table-cell>
          <table:table-cell table:formula="of:=COS(-3*[.B1189])-[.C1189]^(1/3)" office:value-type="float" office:value="-3.2062790748351" calcext:value-type="float">
            <text:p>-3.2062790748351</text:p>
          </table:table-cell>
        </table:table-row>
        <table:table-row table:style-name="ro1">
          <table:table-cell office:value-type="float" office:value="37.125" calcext:value-type="float">
            <text:p>37.125</text:p>
          </table:table-cell>
          <table:table-cell table:formula="of:=5*SIN([.A1190])" office:value-type="float" office:value="-2.7154462091717" calcext:value-type="float">
            <text:p>-2.7154462091717</text:p>
          </table:table-cell>
          <table:table-cell table:formula="of:=[.A1190]-20" office:value-type="float" office:value="17.125" calcext:value-type="float">
            <text:p>17.125</text:p>
          </table:table-cell>
          <table:table-cell table:formula="of:=COS(5*[.B1190])+[.C1190]^(1/3)" office:value-type="float" office:value="3.10870025152892" calcext:value-type="float">
            <text:p>3.10870025152892</text:p>
          </table:table-cell>
          <table:table-cell table:formula="of:=COS(-3*[.B1190])-[.C1190]^(1/3)" office:value-type="float" office:value="-2.86577837108463" calcext:value-type="float">
            <text:p>-2.86577837108463</text:p>
          </table:table-cell>
        </table:table-row>
        <table:table-row table:style-name="ro1">
          <table:table-cell office:value-type="float" office:value="37.15625" calcext:value-type="float">
            <text:p>37.15625</text:p>
          </table:table-cell>
          <table:table-cell table:formula="of:=5*SIN([.A1191])" office:value-type="float" office:value="-2.58294255265924" calcext:value-type="float">
            <text:p>-2.58294255265924</text:p>
          </table:table-cell>
          <table:table-cell table:formula="of:=[.A1191]-20" office:value-type="float" office:value="17.15625" calcext:value-type="float">
            <text:p>17.15625</text:p>
          </table:table-cell>
          <table:table-cell table:formula="of:=COS(5*[.B1191])+[.C1191]^(1/3)" office:value-type="float" office:value="3.51907517414857" calcext:value-type="float">
            <text:p>3.51907517414857</text:p>
          </table:table-cell>
          <table:table-cell table:formula="of:=COS(-3*[.B1191])-[.C1191]^(1/3)" office:value-type="float" office:value="-2.47417498341615" calcext:value-type="float">
            <text:p>-2.47417498341615</text:p>
          </table:table-cell>
        </table:table-row>
        <table:table-row table:style-name="ro1">
          <table:table-cell office:value-type="float" office:value="37.1875" calcext:value-type="float">
            <text:p>37.1875</text:p>
          </table:table-cell>
          <table:table-cell table:formula="of:=5*SIN([.A1192])" office:value-type="float" office:value="-2.44791669657735" calcext:value-type="float">
            <text:p>-2.44791669657735</text:p>
          </table:table-cell>
          <table:table-cell table:formula="of:=[.A1192]-20" office:value-type="float" office:value="17.1875" calcext:value-type="float">
            <text:p>17.1875</text:p>
          </table:table-cell>
          <table:table-cell table:formula="of:=COS(5*[.B1192])+[.C1192]^(1/3)" office:value-type="float" office:value="3.52777885525739" calcext:value-type="float">
            <text:p>3.52777885525739</text:p>
          </table:table-cell>
          <table:table-cell table:formula="of:=COS(-3*[.B1192])-[.C1192]^(1/3)" office:value-type="float" office:value="-2.09232097588021" calcext:value-type="float">
            <text:p>-2.09232097588021</text:p>
          </table:table-cell>
        </table:table-row>
        <table:table-row table:style-name="ro1">
          <table:table-cell office:value-type="float" office:value="37.21875" calcext:value-type="float">
            <text:p>37.21875</text:p>
          </table:table-cell>
          <table:table-cell table:formula="of:=5*SIN([.A1193])" office:value-type="float" office:value="-2.31050049138306" calcext:value-type="float">
            <text:p>-2.31050049138306</text:p>
          </table:table-cell>
          <table:table-cell table:formula="of:=[.A1193]-20" office:value-type="float" office:value="17.21875" calcext:value-type="float">
            <text:p>17.21875</text:p>
          </table:table-cell>
          <table:table-cell table:formula="of:=COS(5*[.B1193])+[.C1193]^(1/3)" office:value-type="float" office:value="3.11084447408649" calcext:value-type="float">
            <text:p>3.11084447408649</text:p>
          </table:table-cell>
          <table:table-cell table:formula="of:=COS(-3*[.B1193])-[.C1193]^(1/3)" office:value-type="float" office:value="-1.78516170010099" calcext:value-type="float">
            <text:p>-1.78516170010099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table:formula="of:=5*SIN([.A1194])" office:value-type="float" office:value="-2.17082812166877" calcext:value-type="float">
            <text:p>-2.17082812166877</text:p>
          </table:table-cell>
          <table:table-cell table:formula="of:=[.A1194]-20" office:value-type="float" office:value="17.25" calcext:value-type="float">
            <text:p>17.25</text:p>
          </table:table-cell>
          <table:table-cell table:formula="of:=COS(5*[.B1194])+[.C1194]^(1/3)" office:value-type="float" office:value="2.44286200333734" calcext:value-type="float">
            <text:p>2.44286200333734</text:p>
          </table:table-cell>
          <table:table-cell table:formula="of:=COS(-3*[.B1194])-[.C1194]^(1/3)" office:value-type="float" office:value="-1.60999867131956" calcext:value-type="float">
            <text:p>-1.60999867131956</text:p>
          </table:table-cell>
        </table:table-row>
        <table:table-row table:style-name="ro1">
          <table:table-cell office:value-type="float" office:value="37.28125" calcext:value-type="float">
            <text:p>37.28125</text:p>
          </table:table-cell>
          <table:table-cell table:formula="of:=5*SIN([.A1195])" office:value-type="float" office:value="-2.02903597513321" calcext:value-type="float">
            <text:p>-2.02903597513321</text:p>
          </table:table-cell>
          <table:table-cell table:formula="of:=[.A1195]-20" office:value-type="float" office:value="17.28125" calcext:value-type="float">
            <text:p>17.28125</text:p>
          </table:table-cell>
          <table:table-cell table:formula="of:=COS(5*[.B1195])+[.C1195]^(1/3)" office:value-type="float" office:value="1.83384331359783" calcext:value-type="float">
            <text:p>1.83384331359783</text:p>
          </table:table-cell>
          <table:table-cell table:formula="of:=COS(-3*[.B1195])-[.C1195]^(1/3)" office:value-type="float" office:value="-1.60454562582248" calcext:value-type="float">
            <text:p>-1.60454562582248</text:p>
          </table:table-cell>
        </table:table-row>
        <table:table-row table:style-name="ro1">
          <table:table-cell office:value-type="float" office:value="37.3125" calcext:value-type="float">
            <text:p>37.3125</text:p>
          </table:table-cell>
          <table:table-cell table:formula="of:=5*SIN([.A1196])" office:value-type="float" office:value="-1.88526250940122" calcext:value-type="float">
            <text:p>-1.88526250940122</text:p>
          </table:table-cell>
          <table:table-cell table:formula="of:=[.A1196]-20" office:value-type="float" office:value="17.3125" calcext:value-type="float">
            <text:p>17.3125</text:p>
          </table:table-cell>
          <table:table-cell table:formula="of:=COS(5*[.B1196])+[.C1196]^(1/3)" office:value-type="float" office:value="1.58694260357598" calcext:value-type="float">
            <text:p>1.58694260357598</text:p>
          </table:table-cell>
          <table:table-cell table:formula="of:=COS(-3*[.B1196])-[.C1196]^(1/3)" office:value-type="float" office:value="-1.777383570441" calcext:value-type="float">
            <text:p>-1.777383570441</text:p>
          </table:table-cell>
        </table:table-row>
        <table:table-row table:style-name="ro1">
          <table:table-cell office:value-type="float" office:value="37.34375" calcext:value-type="float">
            <text:p>37.34375</text:p>
          </table:table-cell>
          <table:table-cell table:formula="of:=5*SIN([.A1197])" office:value-type="float" office:value="-1.73964811682223" calcext:value-type="float">
            <text:p>-1.73964811682223</text:p>
          </table:table-cell>
          <table:table-cell table:formula="of:=[.A1197]-20" office:value-type="float" office:value="17.34375" calcext:value-type="float">
            <text:p>17.34375</text:p>
          </table:table-cell>
          <table:table-cell table:formula="of:=COS(5*[.B1197])+[.C1197]^(1/3)" office:value-type="float" office:value="1.84101796475318" calcext:value-type="float">
            <text:p>1.84101796475318</text:p>
          </table:table-cell>
          <table:table-cell table:formula="of:=COS(-3*[.B1197])-[.C1197]^(1/3)" office:value-type="float" office:value="-2.10332893885943" calcext:value-type="float">
            <text:p>-2.10332893885943</text:p>
          </table:table-cell>
        </table:table-row>
        <table:table-row table:style-name="ro1">
          <table:table-cell office:value-type="float" office:value="37.375" calcext:value-type="float">
            <text:p>37.375</text:p>
          </table:table-cell>
          <table:table-cell table:formula="of:=5*SIN([.A1198])" office:value-type="float" office:value="-1.59233498737946" calcext:value-type="float">
            <text:p>-1.59233498737946</text:p>
          </table:table-cell>
          <table:table-cell table:formula="of:=[.A1198]-20" office:value-type="float" office:value="17.375" calcext:value-type="float">
            <text:p>17.375</text:p>
          </table:table-cell>
          <table:table-cell table:formula="of:=COS(5*[.B1198])+[.C1198]^(1/3)" office:value-type="float" office:value="2.48256547850265" calcext:value-type="float">
            <text:p>2.48256547850265</text:p>
          </table:table-cell>
          <table:table-cell table:formula="of:=COS(-3*[.B1198])-[.C1198]^(1/3)" office:value-type="float" office:value="-2.52547970692871" calcext:value-type="float">
            <text:p>-2.52547970692871</text:p>
          </table:table-cell>
        </table:table-row>
        <table:table-row table:style-name="ro1">
          <table:table-cell office:value-type="float" office:value="37.40625" calcext:value-type="float">
            <text:p>37.40625</text:p>
          </table:table-cell>
          <table:table-cell table:formula="of:=5*SIN([.A1199])" office:value-type="float" office:value="-1.44346696984387" calcext:value-type="float">
            <text:p>-1.44346696984387</text:p>
          </table:table-cell>
          <table:table-cell table:formula="of:=[.A1199]-20" office:value-type="float" office:value="17.40625" calcext:value-type="float">
            <text:p>17.40625</text:p>
          </table:table-cell>
          <table:table-cell table:formula="of:=COS(5*[.B1199])+[.C1199]^(1/3)" office:value-type="float" office:value="3.18610508113493" calcext:value-type="float">
            <text:p>3.18610508113493</text:p>
          </table:table-cell>
          <table:table-cell table:formula="of:=COS(-3*[.B1199])-[.C1199]^(1/3)" office:value-type="float" office:value="-2.96436857817419" calcext:value-type="float">
            <text:p>-2.96436857817419</text:p>
          </table:table-cell>
        </table:table-row>
        <table:table-row table:style-name="ro1">
          <table:table-cell office:value-type="float" office:value="37.4375" calcext:value-type="float">
            <text:p>37.4375</text:p>
          </table:table-cell>
          <table:table-cell table:formula="of:=5*SIN([.A1200])" office:value-type="float" office:value="-1.29318943130826" calcext:value-type="float">
            <text:p>-1.29318943130826</text:p>
          </table:table-cell>
          <table:table-cell table:formula="of:=[.A1200]-20" office:value-type="float" office:value="17.4375" calcext:value-type="float">
            <text:p>17.4375</text:p>
          </table:table-cell>
          <table:table-cell table:formula="of:=COS(5*[.B1200])+[.C1200]^(1/3)" office:value-type="float" office:value="3.57649808223908" calcext:value-type="float">
            <text:p>3.57649808223908</text:p>
          </table:table-cell>
          <table:table-cell table:formula="of:=COS(-3*[.B1200])-[.C1200]^(1/3)" office:value-type="float" office:value="-3.33298463973518" calcext:value-type="float">
            <text:p>-3.33298463973518</text:p>
          </table:table-cell>
        </table:table-row>
        <table:table-row table:style-name="ro1">
          <table:table-cell office:value-type="float" office:value="37.46875" calcext:value-type="float">
            <text:p>37.46875</text:p>
          </table:table-cell>
          <table:table-cell table:formula="of:=5*SIN([.A1201])" office:value-type="float" office:value="-1.14164911523875" calcext:value-type="float">
            <text:p>-1.14164911523875</text:p>
          </table:table-cell>
          <table:table-cell table:formula="of:=[.A1201]-20" office:value-type="float" office:value="17.46875" calcext:value-type="float">
            <text:p>17.46875</text:p>
          </table:table-cell>
          <table:table-cell table:formula="of:=COS(5*[.B1201])+[.C1201]^(1/3)" office:value-type="float" office:value="3.43392582227364" calcext:value-type="float">
            <text:p>3.43392582227364</text:p>
          </table:table-cell>
          <table:table-cell table:formula="of:=COS(-3*[.B1201])-[.C1201]^(1/3)" office:value-type="float" office:value="-3.55482368908745" calcext:value-type="float">
            <text:p>-3.55482368908745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5*SIN([.A1202])" office:value-type="float" office:value="-0.988993998182311" calcext:value-type="float">
            <text:p>-0.988993998182311</text:p>
          </table:table-cell>
          <table:table-cell table:formula="of:=[.A1202]-20" office:value-type="float" office:value="17.5" calcext:value-type="float">
            <text:p>17.5</text:p>
          </table:table-cell>
          <table:table-cell table:formula="of:=COS(5*[.B1202])+[.C1202]^(1/3)" office:value-type="float" office:value="2.82673685553689" calcext:value-type="float">
            <text:p>2.82673685553689</text:p>
          </table:table-cell>
          <table:table-cell table:formula="of:=COS(-3*[.B1202])-[.C1202]^(1/3)" office:value-type="float" office:value="-3.58104130262214" calcext:value-type="float">
            <text:p>-3.58104130262214</text:p>
          </table:table-cell>
        </table:table-row>
        <table:table-row table:style-name="ro1">
          <table:table-cell office:value-type="float" office:value="37.53125" calcext:value-type="float">
            <text:p>37.53125</text:p>
          </table:table-cell>
          <table:table-cell table:formula="of:=5*SIN([.A1203])" office:value-type="float" office:value="-0.835373145270144" calcext:value-type="float">
            <text:p>-0.835373145270144</text:p>
          </table:table-cell>
          <table:table-cell table:formula="of:=[.A1203]-20" office:value-type="float" office:value="17.53125" calcext:value-type="float">
            <text:p>17.53125</text:p>
          </table:table-cell>
          <table:table-cell table:formula="of:=COS(5*[.B1203])+[.C1203]^(1/3)" office:value-type="float" office:value="2.08750040847147" calcext:value-type="float">
            <text:p>2.08750040847147</text:p>
          </table:table-cell>
          <table:table-cell table:formula="of:=COS(-3*[.B1203])-[.C1203]^(1/3)" office:value-type="float" office:value="-3.40258242131022" calcext:value-type="float">
            <text:p>-3.40258242131022</text:p>
          </table:table-cell>
        </table:table-row>
        <table:table-row table:style-name="ro1">
          <table:table-cell office:value-type="float" office:value="37.5625" calcext:value-type="float">
            <text:p>37.5625</text:p>
          </table:table-cell>
          <table:table-cell table:formula="of:=5*SIN([.A1204])" office:value-type="float" office:value="-0.680936564658131" calcext:value-type="float">
            <text:p>-0.680936564658131</text:p>
          </table:table-cell>
          <table:table-cell table:formula="of:=[.A1204]-20" office:value-type="float" office:value="17.5625" calcext:value-type="float">
            <text:p>17.5625</text:p>
          </table:table-cell>
          <table:table-cell table:formula="of:=COS(5*[.B1204])+[.C1204]^(1/3)" office:value-type="float" office:value="1.63374320624951" calcext:value-type="float">
            <text:p>1.63374320624951</text:p>
          </table:table-cell>
          <table:table-cell table:formula="of:=COS(-3*[.B1204])-[.C1204]^(1/3)" office:value-type="float" office:value="-3.05401456959476" calcext:value-type="float">
            <text:p>-3.05401456959476</text:p>
          </table:table-cell>
        </table:table-row>
        <table:table-row table:style-name="ro1">
          <table:table-cell office:value-type="float" office:value="37.59375" calcext:value-type="float">
            <text:p>37.59375</text:p>
          </table:table-cell>
          <table:table-cell table:formula="of:=5*SIN([.A1205])" office:value-type="float" office:value="-0.525835061046408" calcext:value-type="float">
            <text:p>-0.525835061046408</text:p>
          </table:table-cell>
          <table:table-cell table:formula="of:=[.A1205]-20" office:value-type="float" office:value="17.59375" calcext:value-type="float">
            <text:p>17.59375</text:p>
          </table:table-cell>
          <table:table-cell table:formula="of:=COS(5*[.B1205])+[.C1205]^(1/3)" office:value-type="float" office:value="1.72931308771928" calcext:value-type="float">
            <text:p>1.72931308771928</text:p>
          </table:table-cell>
          <table:table-cell table:formula="of:=COS(-3*[.B1205])-[.C1205]^(1/3)" office:value-type="float" office:value="-2.60758375809463" calcext:value-type="float">
            <text:p>-2.60758375809463</text:p>
          </table:table-cell>
        </table:table-row>
        <table:table-row table:style-name="ro1">
          <table:table-cell office:value-type="float" office:value="37.625" calcext:value-type="float">
            <text:p>37.625</text:p>
          </table:table-cell>
          <table:table-cell table:formula="of:=5*SIN([.A1206])" office:value-type="float" office:value="-0.370220088421138" calcext:value-type="float">
            <text:p>-0.370220088421138</text:p>
          </table:table-cell>
          <table:table-cell table:formula="of:=[.A1206]-20" office:value-type="float" office:value="17.625" calcext:value-type="float">
            <text:p>17.625</text:p>
          </table:table-cell>
          <table:table-cell table:formula="of:=COS(5*[.B1206])+[.C1206]^(1/3)" office:value-type="float" office:value="2.32576602424371" calcext:value-type="float">
            <text:p>2.32576602424371</text:p>
          </table:table-cell>
          <table:table-cell table:formula="of:=COS(-3*[.B1206])-[.C1206]^(1/3)" office:value-type="float" office:value="-2.1583439105662" calcext:value-type="float">
            <text:p>-2.1583439105662</text:p>
          </table:table-cell>
        </table:table-row>
        <table:table-row table:style-name="ro1">
          <table:table-cell office:value-type="float" office:value="37.65625" calcext:value-type="float">
            <text:p>37.65625</text:p>
          </table:table-cell>
          <table:table-cell table:formula="of:=5*SIN([.A1207])" office:value-type="float" office:value="-0.21424360216226" calcext:value-type="float">
            <text:p>-0.21424360216226</text:p>
          </table:table-cell>
          <table:table-cell table:formula="of:=[.A1207]-20" office:value-type="float" office:value="17.65625" calcext:value-type="float">
            <text:p>17.65625</text:p>
          </table:table-cell>
          <table:table-cell table:formula="of:=COS(5*[.B1207])+[.C1207]^(1/3)" office:value-type="float" office:value="3.08300652671704" calcext:value-type="float">
            <text:p>3.08300652671704</text:p>
          </table:table-cell>
          <table:table-cell table:formula="of:=COS(-3*[.B1207])-[.C1207]^(1/3)" office:value-type="float" office:value="-1.80348914927445" calcext:value-type="float">
            <text:p>-1.80348914927445</text:p>
          </table:table-cell>
        </table:table-row>
        <table:table-row table:style-name="ro1">
          <table:table-cell office:value-type="float" office:value="37.6875" calcext:value-type="float">
            <text:p>37.6875</text:p>
          </table:table-cell>
          <table:table-cell table:formula="of:=5*SIN([.A1208])" office:value-type="float" office:value="-0.0580579106616436" calcext:value-type="float">
            <text:p>-0.0580579106616436</text:p>
          </table:table-cell>
          <table:table-cell table:formula="of:=[.A1208]-20" office:value-type="float" office:value="17.6875" calcext:value-type="float">
            <text:p>17.6875</text:p>
          </table:table-cell>
          <table:table-cell table:formula="of:=COS(5*[.B1208])+[.C1208]^(1/3)" office:value-type="float" office:value="3.56364747907508" calcext:value-type="float">
            <text:p>3.56364747907508</text:p>
          </table:table-cell>
          <table:table-cell table:formula="of:=COS(-3*[.B1208])-[.C1208]^(1/3)" office:value-type="float" office:value="-1.62061637941595" calcext:value-type="float">
            <text:p>-1.62061637941595</text:p>
          </table:table-cell>
        </table:table-row>
        <table:table-row table:style-name="ro1">
          <table:table-cell office:value-type="float" office:value="37.71875" calcext:value-type="float">
            <text:p>37.71875</text:p>
          </table:table-cell>
          <table:table-cell table:formula="of:=5*SIN([.A1209])" office:value-type="float" office:value="0.0981844734034755" calcext:value-type="float">
            <text:p>0.0981844734034755</text:p>
          </table:table-cell>
          <table:table-cell table:formula="of:=[.A1209]-20" office:value-type="float" office:value="17.71875" calcext:value-type="float">
            <text:p>17.71875</text:p>
          </table:table-cell>
          <table:table-cell table:formula="of:=COS(5*[.B1209])+[.C1209]^(1/3)" office:value-type="float" office:value="3.48891837721261" calcext:value-type="float">
            <text:p>3.48891837721261</text:p>
          </table:table-cell>
          <table:table-cell table:formula="of:=COS(-3*[.B1209])-[.C1209]^(1/3)" office:value-type="float" office:value="-1.65008809821625" calcext:value-type="float">
            <text:p>-1.65008809821625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table:formula="of:=5*SIN([.A1210])" office:value-type="float" office:value="0.254330981996534" calcext:value-type="float">
            <text:p>0.254330981996534</text:p>
          </table:table-cell>
          <table:table-cell table:formula="of:=[.A1210]-20" office:value-type="float" office:value="17.75" calcext:value-type="float">
            <text:p>17.75</text:p>
          </table:table-cell>
          <table:table-cell table:formula="of:=COS(5*[.B1210])+[.C1210]^(1/3)" office:value-type="float" office:value="2.90325158512839" calcext:value-type="float">
            <text:p>2.90325158512839</text:p>
          </table:table-cell>
          <table:table-cell table:formula="of:=COS(-3*[.B1210])-[.C1210]^(1/3)" office:value-type="float" office:value="-1.8857808604338" calcext:value-type="float">
            <text:p>-1.8857808604338</text:p>
          </table:table-cell>
        </table:table-row>
        <table:table-row table:style-name="ro1">
          <table:table-cell office:value-type="float" office:value="37.78125" calcext:value-type="float">
            <text:p>37.78125</text:p>
          </table:table-cell>
          <table:table-cell table:formula="of:=5*SIN([.A1211])" office:value-type="float" office:value="0.410229140701738" calcext:value-type="float">
            <text:p>0.410229140701738</text:p>
          </table:table-cell>
          <table:table-cell table:formula="of:=[.A1211]-20" office:value-type="float" office:value="17.78125" calcext:value-type="float">
            <text:p>17.78125</text:p>
          </table:table-cell>
          <table:table-cell table:formula="of:=COS(5*[.B1211])+[.C1211]^(1/3)" office:value-type="float" office:value="2.14799262312533" calcext:value-type="float">
            <text:p>2.14799262312533</text:p>
          </table:table-cell>
          <table:table-cell table:formula="of:=COS(-3*[.B1211])-[.C1211]^(1/3)" office:value-type="float" office:value="-2.27649190528116" calcext:value-type="float">
            <text:p>-2.27649190528116</text:p>
          </table:table-cell>
        </table:table-row>
        <table:table-row table:style-name="ro1">
          <table:table-cell office:value-type="float" office:value="37.8125" calcext:value-type="float">
            <text:p>37.8125</text:p>
          </table:table-cell>
          <table:table-cell table:formula="of:=5*SIN([.A1212])" office:value-type="float" office:value="0.565726717612748" calcext:value-type="float">
            <text:p>0.565726717612748</text:p>
          </table:table-cell>
          <table:table-cell table:formula="of:=[.A1212]-20" office:value-type="float" office:value="17.8125" calcext:value-type="float">
            <text:p>17.8125</text:p>
          </table:table-cell>
          <table:table-cell table:formula="of:=COS(5*[.B1212])+[.C1212]^(1/3)" office:value-type="float" office:value="1.66018310369336" calcext:value-type="float">
            <text:p>1.66018310369336</text:p>
          </table:table-cell>
          <table:table-cell table:formula="of:=COS(-3*[.B1212])-[.C1212]^(1/3)" office:value-type="float" office:value="-2.73765745960041" calcext:value-type="float">
            <text:p>-2.73765745960041</text:p>
          </table:table-cell>
        </table:table-row>
        <table:table-row table:style-name="ro1">
          <table:table-cell office:value-type="float" office:value="37.84375" calcext:value-type="float">
            <text:p>37.84375</text:p>
          </table:table-cell>
          <table:table-cell table:formula="of:=5*SIN([.A1213])" office:value-type="float" office:value="0.720671871984545" calcext:value-type="float">
            <text:p>0.720671871984545</text:p>
          </table:table-cell>
          <table:table-cell table:formula="of:=[.A1213]-20" office:value-type="float" office:value="17.84375" calcext:value-type="float">
            <text:p>17.84375</text:p>
          </table:table-cell>
          <table:table-cell table:formula="of:=COS(5*[.B1213])+[.C1213]^(1/3)" office:value-type="float" office:value="1.71786940839603" calcext:value-type="float">
            <text:p>1.71786940839603</text:p>
          </table:table-cell>
          <table:table-cell table:formula="of:=COS(-3*[.B1213])-[.C1213]^(1/3)" office:value-type="float" office:value="-3.17050994805722" calcext:value-type="float">
            <text:p>-3.17050994805722</text:p>
          </table:table-cell>
        </table:table-row>
        <table:table-row table:style-name="ro1">
          <table:table-cell office:value-type="float" office:value="37.875" calcext:value-type="float">
            <text:p>37.875</text:p>
          </table:table-cell>
          <table:table-cell table:formula="of:=5*SIN([.A1214])" office:value-type="float" office:value="0.874913302503348" calcext:value-type="float">
            <text:p>0.874913302503348</text:p>
          </table:table-cell>
          <table:table-cell table:formula="of:=[.A1214]-20" office:value-type="float" office:value="17.875" calcext:value-type="float">
            <text:p>17.875</text:p>
          </table:table-cell>
          <table:table-cell table:formula="of:=COS(5*[.B1214])+[.C1214]^(1/3)" office:value-type="float" office:value="2.28322734133025" calcext:value-type="float">
            <text:p>2.28322734133025</text:p>
          </table:table-cell>
          <table:table-cell table:formula="of:=COS(-3*[.B1214])-[.C1214]^(1/3)" office:value-type="float" office:value="-3.48403945297486" calcext:value-type="float">
            <text:p>-3.48403945297486</text:p>
          </table:table-cell>
        </table:table-row>
        <table:table-row table:style-name="ro1">
          <table:table-cell office:value-type="float" office:value="37.90625" calcext:value-type="float">
            <text:p>37.90625</text:p>
          </table:table-cell>
          <table:table-cell table:formula="of:=5*SIN([.A1215])" office:value-type="float" office:value="1.02830039502977" calcext:value-type="float">
            <text:p>1.02830039502977</text:p>
          </table:table-cell>
          <table:table-cell table:formula="of:=[.A1215]-20" office:value-type="float" office:value="17.90625" calcext:value-type="float">
            <text:p>17.90625</text:p>
          </table:table-cell>
          <table:table-cell table:formula="of:=COS(5*[.B1215])+[.C1215]^(1/3)" office:value-type="float" office:value="3.03224795505356" calcext:value-type="float">
            <text:p>3.03224795505356</text:p>
          </table:table-cell>
          <table:table-cell table:formula="of:=COS(-3*[.B1215])-[.C1215]^(1/3)" office:value-type="float" office:value="-3.61457704293117" calcext:value-type="float">
            <text:p>-3.61457704293117</text:p>
          </table:table-cell>
        </table:table-row>
        <table:table-row table:style-name="ro1">
          <table:table-cell office:value-type="float" office:value="37.9375" calcext:value-type="float">
            <text:p>37.9375</text:p>
          </table:table-cell>
          <table:table-cell table:formula="of:=5*SIN([.A1216])" office:value-type="float" office:value="1.18068336967099" calcext:value-type="float">
            <text:p>1.18068336967099</text:p>
          </table:table-cell>
          <table:table-cell table:formula="of:=[.A1216]-20" office:value-type="float" office:value="17.9375" calcext:value-type="float">
            <text:p>17.9375</text:p>
          </table:table-cell>
          <table:table-cell table:formula="of:=COS(5*[.B1216])+[.C1216]^(1/3)" office:value-type="float" office:value="3.54645510523816" calcext:value-type="float">
            <text:p>3.54645510523816</text:p>
          </table:table-cell>
          <table:table-cell table:formula="of:=COS(-3*[.B1216])-[.C1216]^(1/3)" office:value-type="float" office:value="-3.53858736729783" calcext:value-type="float">
            <text:p>-3.53858736729783</text:p>
          </table:table-cell>
        </table:table-row>
        <table:table-row table:style-name="ro1">
          <table:table-cell office:value-type="float" office:value="37.96875" calcext:value-type="float">
            <text:p>37.96875</text:p>
          </table:table-cell>
          <table:table-cell table:formula="of:=5*SIN([.A1217])" office:value-type="float" office:value="1.33191342703824" calcext:value-type="float">
            <text:p>1.33191342703824</text:p>
          </table:table-cell>
          <table:table-cell table:formula="of:=[.A1217]-20" office:value-type="float" office:value="17.96875" calcext:value-type="float">
            <text:p>17.96875</text:p>
          </table:table-cell>
          <table:table-cell table:formula="of:=COS(5*[.B1217])+[.C1217]^(1/3)" office:value-type="float" office:value="3.5492244909838" calcext:value-type="float">
            <text:p>3.5492244909838</text:p>
          </table:table-cell>
          <table:table-cell table:formula="of:=COS(-3*[.B1217])-[.C1217]^(1/3)" office:value-type="float" office:value="-3.27608532968533" calcext:value-type="float">
            <text:p>-3.276085329685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5*SIN([.A1218])" office:value-type="float" office:value="1.48184289354693" calcext:value-type="float">
            <text:p>1.48184289354693</text:p>
          </table:table-cell>
          <table:table-cell table:formula="of:=[.A1218]-20" office:value-type="float" office:value="18" calcext:value-type="float">
            <text:p>18</text:p>
          </table:table-cell>
          <table:table-cell table:formula="of:=COS(5*[.B1218])+[.C1218]^(1/3)" office:value-type="float" office:value="3.05098910460863" calcext:value-type="float">
            <text:p>3.05098910460863</text:p>
          </table:table-cell>
          <table:table-cell table:formula="of:=COS(-3*[.B1218])-[.C1218]^(1/3)" office:value-type="float" office:value="-2.88444556945857" calcext:value-type="float">
            <text:p>-2.88444556945857</text:p>
          </table:table-cell>
        </table:table-row>
        <table:table-row table:style-name="ro1">
          <table:table-cell office:value-type="float" office:value="38.03125" calcext:value-type="float">
            <text:p>38.03125</text:p>
          </table:table-cell>
          <table:table-cell table:formula="of:=5*SIN([.A1219])" office:value-type="float" office:value="1.63032536561734" calcext:value-type="float">
            <text:p>1.63032536561734</text:p>
          </table:table-cell>
          <table:table-cell table:formula="of:=[.A1219]-20" office:value-type="float" office:value="18.03125" calcext:value-type="float">
            <text:p>18.03125</text:p>
          </table:table-cell>
          <table:table-cell table:formula="of:=COS(5*[.B1219])+[.C1219]^(1/3)" office:value-type="float" office:value="2.32898739271949" calcext:value-type="float">
            <text:p>2.32898739271949</text:p>
          </table:table-cell>
          <table:table-cell table:formula="of:=COS(-3*[.B1219])-[.C1219]^(1/3)" office:value-type="float" office:value="-2.44461781148165" calcext:value-type="float">
            <text:p>-2.44461781148165</text:p>
          </table:table-cell>
        </table:table-row>
        <table:table-row table:style-name="ro1">
          <table:table-cell office:value-type="float" office:value="38.0625" calcext:value-type="float">
            <text:p>38.0625</text:p>
          </table:table-cell>
          <table:table-cell table:formula="of:=5*SIN([.A1220])" office:value-type="float" office:value="1.77721585263529" calcext:value-type="float">
            <text:p>1.77721585263529</text:p>
          </table:table-cell>
          <table:table-cell table:formula="of:=[.A1220]-20" office:value-type="float" office:value="18.0625" calcext:value-type="float">
            <text:p>18.0625</text:p>
          </table:table-cell>
          <table:table-cell table:formula="of:=COS(5*[.B1220])+[.C1220]^(1/3)" office:value-type="float" office:value="1.76539415438225" calcext:value-type="float">
            <text:p>1.76539415438225</text:p>
          </table:table-cell>
          <table:table-cell table:formula="of:=COS(-3*[.B1220])-[.C1220]^(1/3)" office:value-type="float" office:value="-2.04333958263391" calcext:value-type="float">
            <text:p>-2.04333958263391</text:p>
          </table:table-cell>
        </table:table-row>
        <table:table-row table:style-name="ro1">
          <table:table-cell office:value-type="float" office:value="38.09375" calcext:value-type="float">
            <text:p>38.09375</text:p>
          </table:table-cell>
          <table:table-cell table:formula="of:=5*SIN([.A1221])" office:value-type="float" office:value="1.92237091853299" calcext:value-type="float">
            <text:p>1.92237091853299</text:p>
          </table:table-cell>
          <table:table-cell table:formula="of:=[.A1221]-20" office:value-type="float" office:value="18.09375" calcext:value-type="float">
            <text:p>18.09375</text:p>
          </table:table-cell>
          <table:table-cell table:formula="of:=COS(5*[.B1221])+[.C1221]^(1/3)" office:value-type="float" office:value="1.64273127385125" calcext:value-type="float">
            <text:p>1.64273127385125</text:p>
          </table:table-cell>
          <table:table-cell table:formula="of:=COS(-3*[.B1221])-[.C1221]^(1/3)" office:value-type="float" office:value="-1.75551946332045" calcext:value-type="float">
            <text:p>-1.75551946332045</text:p>
          </table:table-cell>
        </table:table-row>
        <table:table-row table:style-name="ro1">
          <table:table-cell office:value-type="float" office:value="38.125" calcext:value-type="float">
            <text:p>38.125</text:p>
          </table:table-cell>
          <table:table-cell table:formula="of:=5*SIN([.A1222])" office:value-type="float" office:value="2.06564882185189" calcext:value-type="float">
            <text:p>2.06564882185189</text:p>
          </table:table-cell>
          <table:table-cell table:formula="of:=[.A1222]-20" office:value-type="float" office:value="18.125" calcext:value-type="float">
            <text:p>18.125</text:p>
          </table:table-cell>
          <table:table-cell table:formula="of:=COS(5*[.B1222])+[.C1222]^(1/3)" office:value-type="float" office:value="2.00790282398911" calcext:value-type="float">
            <text:p>2.00790282398911</text:p>
          </table:table-cell>
          <table:table-cell table:formula="of:=COS(-3*[.B1222])-[.C1222]^(1/3)" office:value-type="float" office:value="-1.63051020109424" calcext:value-type="float">
            <text:p>-1.63051020109424</text:p>
          </table:table-cell>
        </table:table-row>
        <table:table-row table:style-name="ro1">
          <table:table-cell office:value-type="float" office:value="38.15625" calcext:value-type="float">
            <text:p>38.15625</text:p>
          </table:table-cell>
          <table:table-cell table:formula="of:=5*SIN([.A1223])" office:value-type="float" office:value="2.20690965415088" calcext:value-type="float">
            <text:p>2.20690965415088</text:p>
          </table:table-cell>
          <table:table-cell table:formula="of:=[.A1223]-20" office:value-type="float" office:value="18.15625" calcext:value-type="float">
            <text:p>18.15625</text:p>
          </table:table-cell>
          <table:table-cell table:formula="of:=COS(5*[.B1223])+[.C1223]^(1/3)" office:value-type="float" office:value="2.66726683836019" calcext:value-type="float">
            <text:p>2.66726683836019</text:p>
          </table:table-cell>
          <table:table-cell table:formula="of:=COS(-3*[.B1223])-[.C1223]^(1/3)" office:value-type="float" office:value="-1.68473174129796" calcext:value-type="float">
            <text:p>-1.68473174129796</text:p>
          </table:table-cell>
        </table:table-row>
        <table:table-row table:style-name="ro1">
          <table:table-cell office:value-type="float" office:value="38.1875" calcext:value-type="float">
            <text:p>38.1875</text:p>
          </table:table-cell>
          <table:table-cell table:formula="of:=5*SIN([.A1224])" office:value-type="float" office:value="2.34601547662445" calcext:value-type="float">
            <text:p>2.34601547662445</text:p>
          </table:table-cell>
          <table:table-cell table:formula="of:=[.A1224]-20" office:value-type="float" office:value="18.1875" calcext:value-type="float">
            <text:p>18.1875</text:p>
          </table:table-cell>
          <table:table-cell table:formula="of:=COS(5*[.B1224])+[.C1224]^(1/3)" office:value-type="float" office:value="3.30002822965875" calcext:value-type="float">
            <text:p>3.30002822965875</text:p>
          </table:table-cell>
          <table:table-cell table:formula="of:=COS(-3*[.B1224])-[.C1224]^(1/3)" office:value-type="float" office:value="-1.90144306858733" calcext:value-type="float">
            <text:p>-1.90144306858733</text:p>
          </table:table-cell>
        </table:table-row>
        <table:table-row table:style-name="ro1">
          <table:table-cell office:value-type="float" office:value="38.21875" calcext:value-type="float">
            <text:p>38.21875</text:p>
          </table:table-cell>
          <table:table-cell table:formula="of:=5*SIN([.A1225])" office:value-type="float" office:value="2.48283045479762" calcext:value-type="float">
            <text:p>2.48283045479762</text:p>
          </table:table-cell>
          <table:table-cell table:formula="of:=[.A1225]-20" office:value-type="float" office:value="18.21875" calcext:value-type="float">
            <text:p>18.21875</text:p>
          </table:table-cell>
          <table:table-cell table:formula="of:=COS(5*[.B1225])+[.C1225]^(1/3)" office:value-type="float" office:value="3.61975224580563" calcext:value-type="float">
            <text:p>3.61975224580563</text:p>
          </table:table-cell>
          <table:table-cell table:formula="of:=COS(-3*[.B1225])-[.C1225]^(1/3)" office:value-type="float" office:value="-2.23684578418055" calcext:value-type="float">
            <text:p>-2.23684578418055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table:formula="of:=5*SIN([.A1226])" office:value-type="float" office:value="2.61722099116599" calcext:value-type="float">
            <text:p>2.61722099116599</text:p>
          </table:table-cell>
          <table:table-cell table:formula="of:=[.A1226]-20" office:value-type="float" office:value="18.25" calcext:value-type="float">
            <text:p>18.25</text:p>
          </table:table-cell>
          <table:table-cell table:formula="of:=COS(5*[.B1226])+[.C1226]^(1/3)" office:value-type="float" office:value="3.5007698635855" calcext:value-type="float">
            <text:p>3.5007698635855</text:p>
          </table:table-cell>
          <table:table-cell table:formula="of:=COS(-3*[.B1226])-[.C1226]^(1/3)" office:value-type="float" office:value="-2.6305000556868" calcext:value-type="float">
            <text:p>-2.6305000556868</text:p>
          </table:table-cell>
        </table:table-row>
        <table:table-row table:style-name="ro1">
          <table:table-cell office:value-type="float" office:value="38.28125" calcext:value-type="float">
            <text:p>38.28125</text:p>
          </table:table-cell>
          <table:table-cell table:formula="of:=5*SIN([.A1227])" office:value-type="float" office:value="2.74905585565144" calcext:value-type="float">
            <text:p>2.74905585565144</text:p>
          </table:table-cell>
          <table:table-cell table:formula="of:=[.A1227]-20" office:value-type="float" office:value="18.28125" calcext:value-type="float">
            <text:p>18.28125</text:p>
          </table:table-cell>
          <table:table-cell table:formula="of:=COS(5*[.B1227])+[.C1227]^(1/3)" office:value-type="float" office:value="3.01625426081863" calcext:value-type="float">
            <text:p>3.01625426081863</text:p>
          </table:table-cell>
          <table:table-cell table:formula="of:=COS(-3*[.B1227])-[.C1227]^(1/3)" office:value-type="float" office:value="-3.01745378650278" calcext:value-type="float">
            <text:p>-3.01745378650278</text:p>
          </table:table-cell>
        </table:table-row>
        <table:table-row table:style-name="ro1">
          <table:table-cell office:value-type="float" office:value="38.3125" calcext:value-type="float">
            <text:p>38.3125</text:p>
          </table:table-cell>
          <table:table-cell table:formula="of:=5*SIN([.A1228])" office:value-type="float" office:value="2.87820631374607" calcext:value-type="float">
            <text:p>2.87820631374607</text:p>
          </table:table-cell>
          <table:table-cell table:formula="of:=[.A1228]-20" office:value-type="float" office:value="18.3125" calcext:value-type="float">
            <text:p>18.3125</text:p>
          </table:table-cell>
          <table:table-cell table:formula="of:=COS(5*[.B1228])+[.C1228]^(1/3)" office:value-type="float" office:value="2.38467420240865" calcext:value-type="float">
            <text:p>2.38467420240865</text:p>
          </table:table-cell>
          <table:table-cell table:formula="of:=COS(-3*[.B1228])-[.C1228]^(1/3)" office:value-type="float" office:value="-3.33955313718591" calcext:value-type="float">
            <text:p>-3.33955313718591</text:p>
          </table:table-cell>
        </table:table-row>
        <table:table-row table:style-name="ro1">
          <table:table-cell office:value-type="float" office:value="38.34375" calcext:value-type="float">
            <text:p>38.34375</text:p>
          </table:table-cell>
          <table:table-cell table:formula="of:=5*SIN([.A1229])" office:value-type="float" office:value="3.00454625221928" calcext:value-type="float">
            <text:p>3.00454625221928</text:p>
          </table:table-cell>
          <table:table-cell table:formula="of:=[.A1229]-20" office:value-type="float" office:value="18.34375" calcext:value-type="float">
            <text:p>18.34375</text:p>
          </table:table-cell>
          <table:table-cell table:formula="of:=COS(5*[.B1229])+[.C1229]^(1/3)" office:value-type="float" office:value="1.86304702587913" calcext:value-type="float">
            <text:p>1.86304702587913</text:p>
          </table:table-cell>
          <table:table-cell table:formula="of:=COS(-3*[.B1229])-[.C1229]^(1/3)" office:value-type="float" office:value="-3.55398539807216" calcext:value-type="float">
            <text:p>-3.55398539807216</text:p>
          </table:table-cell>
        </table:table-row>
        <table:table-row table:style-name="ro1">
          <table:table-cell office:value-type="float" office:value="38.375" calcext:value-type="float">
            <text:p>38.375</text:p>
          </table:table-cell>
          <table:table-cell table:formula="of:=5*SIN([.A1230])" office:value-type="float" office:value="3.12795230226516" calcext:value-type="float">
            <text:p>3.12795230226516</text:p>
          </table:table-cell>
          <table:table-cell table:formula="of:=[.A1230]-20" office:value-type="float" office:value="18.375" calcext:value-type="float">
            <text:p>18.375</text:p>
          </table:table-cell>
          <table:table-cell table:formula="of:=COS(5*[.B1230])+[.C1230]^(1/3)" office:value-type="float" office:value="1.64114088238411" calcext:value-type="float">
            <text:p>1.64114088238411</text:p>
          </table:table-cell>
          <table:table-cell table:formula="of:=COS(-3*[.B1230])-[.C1230]^(1/3)" office:value-type="float" office:value="-3.63797889445217" calcext:value-type="float">
            <text:p>-3.63797889445217</text:p>
          </table:table-cell>
        </table:table-row>
        <table:table-row table:style-name="ro1">
          <table:table-cell office:value-type="float" office:value="38.40625" calcext:value-type="float">
            <text:p>38.40625</text:p>
          </table:table-cell>
          <table:table-cell table:formula="of:=5*SIN([.A1231])" office:value-type="float" office:value="3.24830395997009" calcext:value-type="float">
            <text:p>3.24830395997009</text:p>
          </table:table-cell>
          <table:table-cell table:formula="of:=[.A1231]-20" office:value-type="float" office:value="18.40625" calcext:value-type="float">
            <text:p>18.40625</text:p>
          </table:table-cell>
          <table:table-cell table:formula="of:=COS(5*[.B1231])+[.C1231]^(1/3)" office:value-type="float" office:value="1.77930745211634" calcext:value-type="float">
            <text:p>1.77930745211634</text:p>
          </table:table-cell>
          <table:table-cell table:formula="of:=COS(-3*[.B1231])-[.C1231]^(1/3)" office:value-type="float" office:value="-3.58950440727055" calcext:value-type="float">
            <text:p>-3.58950440727055</text:p>
          </table:table-cell>
        </table:table-row>
        <table:table-row table:style-name="ro1">
          <table:table-cell office:value-type="float" office:value="38.4375" calcext:value-type="float">
            <text:p>38.4375</text:p>
          </table:table-cell>
          <table:table-cell table:formula="of:=5*SIN([.A1232])" office:value-type="float" office:value="3.36548370398271" calcext:value-type="float">
            <text:p>3.36548370398271</text:p>
          </table:table-cell>
          <table:table-cell table:formula="of:=[.A1232]-20" office:value-type="float" office:value="18.4375" calcext:value-type="float">
            <text:p>18.4375</text:p>
          </table:table-cell>
          <table:table-cell table:formula="of:=COS(5*[.B1232])+[.C1232]^(1/3)" office:value-type="float" office:value="2.20563180359126" calcext:value-type="float">
            <text:p>2.20563180359126</text:p>
          </table:table-cell>
          <table:table-cell table:formula="of:=COS(-3*[.B1232])-[.C1232]^(1/3)" office:value-type="float" office:value="-3.42458607894763" calcext:value-type="float">
            <text:p>-3.42458607894763</text:p>
          </table:table-cell>
        </table:table-row>
        <table:table-row table:style-name="ro1">
          <table:table-cell office:value-type="float" office:value="38.46875" calcext:value-type="float">
            <text:p>38.46875</text:p>
          </table:table-cell>
          <table:table-cell table:formula="of:=5*SIN([.A1233])" office:value-type="float" office:value="3.47937711027157" calcext:value-type="float">
            <text:p>3.47937711027157</text:p>
          </table:table-cell>
          <table:table-cell table:formula="of:=[.A1233]-20" office:value-type="float" office:value="18.46875" calcext:value-type="float">
            <text:p>18.46875</text:p>
          </table:table-cell>
          <table:table-cell table:formula="of:=COS(5*[.B1233])+[.C1233]^(1/3)" office:value-type="float" office:value="2.76114764732036" calcext:value-type="float">
            <text:p>2.76114764732036</text:p>
          </table:table-cell>
          <table:table-cell table:formula="of:=COS(-3*[.B1233])-[.C1233]^(1/3)" office:value-type="float" office:value="-3.17231421136405" calcext:value-type="float">
            <text:p>-3.17231421136405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5*SIN([.A1234])" office:value-type="float" office:value="3.58987296385822" calcext:value-type="float">
            <text:p>3.58987296385822</text:p>
          </table:table-cell>
          <table:table-cell table:formula="of:=[.A1234]-20" office:value-type="float" office:value="18.5" calcext:value-type="float">
            <text:p>18.5</text:p>
          </table:table-cell>
          <table:table-cell table:formula="of:=COS(5*[.B1234])+[.C1234]^(1/3)" office:value-type="float" office:value="3.26624649773498" calcext:value-type="float">
            <text:p>3.26624649773498</text:p>
          </table:table-cell>
          <table:table-cell table:formula="of:=COS(-3*[.B1234])-[.C1234]^(1/3)" office:value-type="float" office:value="-2.86882381089409" calcext:value-type="float">
            <text:p>-2.86882381089409</text:p>
          </table:table-cell>
        </table:table-row>
        <table:table-row table:style-name="ro1">
          <table:table-cell office:value-type="float" office:value="38.53125" calcext:value-type="float">
            <text:p>38.53125</text:p>
          </table:table-cell>
          <table:table-cell table:formula="of:=5*SIN([.A1235])" office:value-type="float" office:value="3.69686336741679" calcext:value-type="float">
            <text:p>3.69686336741679</text:p>
          </table:table-cell>
          <table:table-cell table:formula="of:=[.A1235]-20" office:value-type="float" office:value="18.53125" calcext:value-type="float">
            <text:p>18.53125</text:p>
          </table:table-cell>
          <table:table-cell table:formula="of:=COS(5*[.B1235])+[.C1235]^(1/3)" office:value-type="float" office:value="3.58031297350955" calcext:value-type="float">
            <text:p>3.58031297350955</text:p>
          </table:table-cell>
          <table:table-cell table:formula="of:=COS(-3*[.B1235])-[.C1235]^(1/3)" office:value-type="float" office:value="-2.55140166807075" calcext:value-type="float">
            <text:p>-2.55140166807075</text:p>
          </table:table-cell>
        </table:table-row>
        <table:table-row table:style-name="ro1">
          <table:table-cell office:value-type="float" office:value="38.5625" calcext:value-type="float">
            <text:p>38.5625</text:p>
          </table:table-cell>
          <table:table-cell table:formula="of:=5*SIN([.A1236])" office:value-type="float" office:value="3.80024384663386" calcext:value-type="float">
            <text:p>3.80024384663386</text:p>
          </table:table-cell>
          <table:table-cell table:formula="of:=[.A1236]-20" office:value-type="float" office:value="18.5625" calcext:value-type="float">
            <text:p>18.5625</text:p>
          </table:table-cell>
          <table:table-cell table:formula="of:=COS(5*[.B1236])+[.C1236]^(1/3)" office:value-type="float" office:value="3.63628239959194" calcext:value-type="float">
            <text:p>3.63628239959194</text:p>
          </table:table-cell>
          <table:table-cell table:formula="of:=COS(-3*[.B1236])-[.C1236]^(1/3)" office:value-type="float" office:value="-2.2535979649959" calcext:value-type="float">
            <text:p>-2.2535979649959</text:p>
          </table:table-cell>
        </table:table-row>
        <table:table-row table:style-name="ro1">
          <table:table-cell office:value-type="float" office:value="38.59375" calcext:value-type="float">
            <text:p>38.59375</text:p>
          </table:table-cell>
          <table:table-cell table:formula="of:=5*SIN([.A1237])" office:value-type="float" office:value="3.89991345222586" calcext:value-type="float">
            <text:p>3.89991345222586</text:p>
          </table:table-cell>
          <table:table-cell table:formula="of:=[.A1237]-20" office:value-type="float" office:value="18.59375" calcext:value-type="float">
            <text:p>18.59375</text:p>
          </table:table-cell>
          <table:table-cell table:formula="of:=COS(5*[.B1237])+[.C1237]^(1/3)" office:value-type="float" office:value="3.44532319124386" calcext:value-type="float">
            <text:p>3.44532319124386</text:p>
          </table:table-cell>
          <table:table-cell table:formula="of:=COS(-3*[.B1237])-[.C1237]^(1/3)" office:value-type="float" office:value="-2.00184778243403" calcext:value-type="float">
            <text:p>-2.00184778243403</text:p>
          </table:table-cell>
        </table:table-row>
        <table:table-row table:style-name="ro1">
          <table:table-cell office:value-type="float" office:value="38.625" calcext:value-type="float">
            <text:p>38.625</text:p>
          </table:table-cell>
          <table:table-cell table:formula="of:=5*SIN([.A1238])" office:value-type="float" office:value="3.99577485851436" calcext:value-type="float">
            <text:p>3.99577485851436</text:p>
          </table:table-cell>
          <table:table-cell table:formula="of:=[.A1238]-20" office:value-type="float" office:value="18.625" calcext:value-type="float">
            <text:p>18.625</text:p>
          </table:table-cell>
          <table:table-cell table:formula="of:=COS(5*[.B1238])+[.C1238]^(1/3)" office:value-type="float" office:value="3.07800577850229" calcext:value-type="float">
            <text:p>3.07800577850229</text:p>
          </table:table-cell>
          <table:table-cell table:formula="of:=COS(-3*[.B1238])-[.C1238]^(1/3)" office:value-type="float" office:value="-1.81374453339902" calcext:value-type="float">
            <text:p>-1.81374453339902</text:p>
          </table:table-cell>
        </table:table-row>
        <table:table-row table:style-name="ro1">
          <table:table-cell office:value-type="float" office:value="38.65625" calcext:value-type="float">
            <text:p>38.65625</text:p>
          </table:table-cell>
          <table:table-cell table:formula="of:=5*SIN([.A1239])" office:value-type="float" office:value="4.08773445846291" calcext:value-type="float">
            <text:p>4.08773445846291</text:p>
          </table:table-cell>
          <table:table-cell table:formula="of:=[.A1239]-20" office:value-type="float" office:value="18.65625" calcext:value-type="float">
            <text:p>18.65625</text:p>
          </table:table-cell>
          <table:table-cell table:formula="of:=COS(5*[.B1239])+[.C1239]^(1/3)" office:value-type="float" office:value="2.6338922595538" calcext:value-type="float">
            <text:p>2.6338922595538</text:p>
          </table:table-cell>
          <table:table-cell table:formula="of:=COS(-3*[.B1239])-[.C1239]^(1/3)" office:value-type="float" office:value="-1.6978155628806" calcext:value-type="float">
            <text:p>-1.6978155628806</text:p>
          </table:table-cell>
        </table:table-row>
        <table:table-row table:style-name="ro1">
          <table:table-cell office:value-type="float" office:value="38.6875" calcext:value-type="float">
            <text:p>38.6875</text:p>
          </table:table-cell>
          <table:table-cell table:formula="of:=5*SIN([.A1240])" office:value-type="float" office:value="4.17570245508274" calcext:value-type="float">
            <text:p>4.17570245508274</text:p>
          </table:table-cell>
          <table:table-cell table:formula="of:=[.A1240]-20" office:value-type="float" office:value="18.6875" calcext:value-type="float">
            <text:p>18.6875</text:p>
          </table:table-cell>
          <table:table-cell table:formula="of:=COS(5*[.B1240])+[.C1240]^(1/3)" office:value-type="float" office:value="2.21139266362754" calcext:value-type="float">
            <text:p>2.21139266362754</text:p>
          </table:table-cell>
          <table:table-cell table:formula="of:=COS(-3*[.B1240])-[.C1240]^(1/3)" office:value-type="float" office:value="-1.65446201004804" calcext:value-type="float">
            <text:p>-1.65446201004804</text:p>
          </table:table-cell>
        </table:table-row>
        <table:table-row table:style-name="ro1">
          <table:table-cell office:value-type="float" office:value="38.71875" calcext:value-type="float">
            <text:p>38.71875</text:p>
          </table:table-cell>
          <table:table-cell table:formula="of:=5*SIN([.A1241])" office:value-type="float" office:value="4.259592949118" calcext:value-type="float">
            <text:p>4.259592949118</text:p>
          </table:table-cell>
          <table:table-cell table:formula="of:=[.A1241]-20" office:value-type="float" office:value="18.71875" calcext:value-type="float">
            <text:p>18.71875</text:p>
          </table:table-cell>
          <table:table-cell table:formula="of:=COS(5*[.B1241])+[.C1241]^(1/3)" office:value-type="float" office:value="1.88595420399523" calcext:value-type="float">
            <text:p>1.88595420399523</text:p>
          </table:table-cell>
          <table:table-cell table:formula="of:=COS(-3*[.B1241])-[.C1241]^(1/3)" office:value-type="float" office:value="-1.67764362844986" calcext:value-type="float">
            <text:p>-1.67764362844986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table:formula="of:=5*SIN([.A1242])" office:value-type="float" office:value="4.33932402292489" calcext:value-type="float">
            <text:p>4.33932402292489</text:p>
          </table:table-cell>
          <table:table-cell table:formula="of:=[.A1242]-20" office:value-type="float" office:value="18.75" calcext:value-type="float">
            <text:p>18.75</text:p>
          </table:table-cell>
          <table:table-cell table:formula="of:=COS(5*[.B1242])+[.C1242]^(1/3)" office:value-type="float" office:value="1.69970729169047" calcext:value-type="float">
            <text:p>1.69970729169047</text:p>
          </table:table-cell>
          <table:table-cell table:formula="of:=COS(-3*[.B1242])-[.C1242]^(1/3)" office:value-type="float" office:value="-1.75689705244969" calcext:value-type="float">
            <text:p>-1.75689705244969</text:p>
          </table:table-cell>
        </table:table-row>
        <table:table-row table:style-name="ro1">
          <table:table-cell office:value-type="float" office:value="38.78125" calcext:value-type="float">
            <text:p>38.78125</text:p>
          </table:table-cell>
          <table:table-cell table:formula="of:=5*SIN([.A1243])" office:value-type="float" office:value="4.41481782046291" calcext:value-type="float">
            <text:p>4.41481782046291</text:p>
          </table:table-cell>
          <table:table-cell table:formula="of:=[.A1243]-20" office:value-type="float" office:value="18.78125" calcext:value-type="float">
            <text:p>18.78125</text:p>
          </table:table-cell>
          <table:table-cell table:formula="of:=COS(5*[.B1243])+[.C1243]^(1/3)" office:value-type="float" office:value="1.66155911265024" calcext:value-type="float">
            <text:p>1.66155911265024</text:p>
          </table:table-cell>
          <table:table-cell table:formula="of:=COS(-3*[.B1243])-[.C1243]^(1/3)" office:value-type="float" office:value="-1.87934473698976" calcext:value-type="float">
            <text:p>-1.87934473698976</text:p>
          </table:table-cell>
        </table:table-row>
        <table:table-row table:style-name="ro1">
          <table:table-cell office:value-type="float" office:value="38.8125" calcext:value-type="float">
            <text:p>38.8125</text:p>
          </table:table-cell>
          <table:table-cell table:formula="of:=5*SIN([.A1244])" office:value-type="float" office:value="4.4860006233199" calcext:value-type="float">
            <text:p>4.4860006233199</text:p>
          </table:table-cell>
          <table:table-cell table:formula="of:=[.A1244]-20" office:value-type="float" office:value="18.8125" calcext:value-type="float">
            <text:p>18.8125</text:p>
          </table:table-cell>
          <table:table-cell table:formula="of:=COS(5*[.B1244])+[.C1244]^(1/3)" office:value-type="float" office:value="1.75435601300991" calcext:value-type="float">
            <text:p>1.75435601300991</text:p>
          </table:table-cell>
          <table:table-cell table:formula="of:=COS(-3*[.B1244])-[.C1244]^(1/3)" office:value-type="float" office:value="-2.03145139150041" calcext:value-type="float">
            <text:p>-2.03145139150041</text:p>
          </table:table-cell>
        </table:table-row>
        <table:table-row table:style-name="ro1">
          <table:table-cell office:value-type="float" office:value="38.84375" calcext:value-type="float">
            <text:p>38.84375</text:p>
          </table:table-cell>
          <table:table-cell table:formula="of:=5*SIN([.A1245])" office:value-type="float" office:value="4.55280292269688" calcext:value-type="float">
            <text:p>4.55280292269688</text:p>
          </table:table-cell>
          <table:table-cell table:formula="of:=[.A1245]-20" office:value-type="float" office:value="18.84375" calcext:value-type="float">
            <text:p>18.84375</text:p>
          </table:table-cell>
          <table:table-cell table:formula="of:=COS(5*[.B1245])+[.C1245]^(1/3)" office:value-type="float" office:value="1.94515423432477" calcext:value-type="float">
            <text:p>1.94515423432477</text:p>
          </table:table-cell>
          <table:table-cell table:formula="of:=COS(-3*[.B1245])-[.C1245]^(1/3)" office:value-type="float" office:value="-2.20038948227792" calcext:value-type="float">
            <text:p>-2.20038948227792</text:p>
          </table:table-cell>
        </table:table-row>
        <table:table-row table:style-name="ro1">
          <table:table-cell office:value-type="float" office:value="38.875" calcext:value-type="float">
            <text:p>38.875</text:p>
          </table:table-cell>
          <table:table-cell table:formula="of:=5*SIN([.A1246])" office:value-type="float" office:value="4.61515948728216" calcext:value-type="float">
            <text:p>4.61515948728216</text:p>
          </table:table-cell>
          <table:table-cell table:formula="of:=[.A1246]-20" office:value-type="float" office:value="18.875" calcext:value-type="float">
            <text:p>18.875</text:p>
          </table:table-cell>
          <table:table-cell table:formula="of:=COS(5*[.B1246])+[.C1246]^(1/3)" office:value-type="float" office:value="2.19531382451047" calcext:value-type="float">
            <text:p>2.19531382451047</text:p>
          </table:table-cell>
          <table:table-cell table:formula="of:=COS(-3*[.B1246])-[.C1246]^(1/3)" office:value-type="float" office:value="-2.37496721913544" calcext:value-type="float">
            <text:p>-2.37496721913544</text:p>
          </table:table-cell>
        </table:table-row>
        <table:table-row table:style-name="ro1">
          <table:table-cell office:value-type="float" office:value="38.90625" calcext:value-type="float">
            <text:p>38.90625</text:p>
          </table:table-cell>
          <table:table-cell table:formula="of:=5*SIN([.A1247])" office:value-type="float" office:value="4.67300942694862" calcext:value-type="float">
            <text:p>4.67300942694862</text:p>
          </table:table-cell>
          <table:table-cell table:formula="of:=[.A1247]-20" office:value-type="float" office:value="18.90625" calcext:value-type="float">
            <text:p>18.90625</text:p>
          </table:table-cell>
          <table:table-cell table:formula="of:=COS(5*[.B1247])+[.C1247]^(1/3)" office:value-type="float" office:value="2.46837760692895" calcext:value-type="float">
            <text:p>2.46837760692895</text:p>
          </table:table-cell>
          <table:table-cell table:formula="of:=COS(-3*[.B1247])-[.C1247]^(1/3)" office:value-type="float" office:value="-2.54614154505732" calcext:value-type="float">
            <text:p>-2.54614154505732</text:p>
          </table:table-cell>
        </table:table-row>
        <table:table-row table:style-name="ro1">
          <table:table-cell office:value-type="float" office:value="38.9375" calcext:value-type="float">
            <text:p>38.9375</text:p>
          </table:table-cell>
          <table:table-cell table:formula="of:=5*SIN([.A1248])" office:value-type="float" office:value="4.7262962522119" calcext:value-type="float">
            <text:p>4.7262962522119</text:p>
          </table:table-cell>
          <table:table-cell table:formula="of:=[.A1248]-20" office:value-type="float" office:value="18.9375" calcext:value-type="float">
            <text:p>18.9375</text:p>
          </table:table-cell>
          <table:table-cell table:formula="of:=COS(5*[.B1248])+[.C1248]^(1/3)" office:value-type="float" office:value="2.73495289007364" calcext:value-type="float">
            <text:p>2.73495289007364</text:p>
          </table:table-cell>
          <table:table-cell table:formula="of:=COS(-3*[.B1248])-[.C1248]^(1/3)" office:value-type="float" office:value="-2.70718226791698" calcext:value-type="float">
            <text:p>-2.70718226791698</text:p>
          </table:table-cell>
        </table:table-row>
        <table:table-row table:style-name="ro1">
          <table:table-cell office:value-type="float" office:value="38.96875" calcext:value-type="float">
            <text:p>38.96875</text:p>
          </table:table-cell>
          <table:table-cell table:formula="of:=5*SIN([.A1249])" office:value-type="float" office:value="4.77496792939144" calcext:value-type="float">
            <text:p>4.77496792939144</text:p>
          </table:table-cell>
          <table:table-cell table:formula="of:=[.A1249]-20" office:value-type="float" office:value="18.96875" calcext:value-type="float">
            <text:p>18.96875</text:p>
          </table:table-cell>
          <table:table-cell table:formula="of:=COS(5*[.B1249])+[.C1249]^(1/3)" office:value-type="float" office:value="2.97475202377702" calcext:value-type="float">
            <text:p>2.97475202377702</text:p>
          </table:table-cell>
          <table:table-cell table:formula="of:=COS(-3*[.B1249])-[.C1249]^(1/3)" office:value-type="float" office:value="-2.85357389384621" calcext:value-type="float">
            <text:p>-2.853573893846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5*SIN([.A1250])" office:value-type="float" office:value="4.81897693142044" calcext:value-type="float">
            <text:p>4.81897693142044</text:p>
          </table:table-cell>
          <table:table-cell table:formula="of:=[.A1250]-20" office:value-type="float" office:value="19" calcext:value-type="float">
            <text:p>19</text:p>
          </table:table-cell>
          <table:table-cell table:formula="of:=COS(5*[.B1250])+[.C1250]^(1/3)" office:value-type="float" office:value="3.17646924337864" calcext:value-type="float">
            <text:p>3.17646924337864</text:p>
          </table:table-cell>
          <table:table-cell table:formula="of:=COS(-3*[.B1250])-[.C1250]^(1/3)" office:value-type="float" office:value="-2.98274404157472" calcext:value-type="float">
            <text:p>-2.98274404157472</text:p>
          </table:table-cell>
        </table:table-row>
        <table:table-row table:style-name="ro1">
          <table:table-cell office:value-type="float" office:value="39.03125" calcext:value-type="float">
            <text:p>39.03125</text:p>
          </table:table-cell>
          <table:table-cell table:formula="of:=5*SIN([.A1251])" office:value-type="float" office:value="4.85828028425526" calcext:value-type="float">
            <text:p>4.85828028425526</text:p>
          </table:table-cell>
          <table:table-cell table:formula="of:=[.A1251]-20" office:value-type="float" office:value="19.03125" calcext:value-type="float">
            <text:p>19.03125</text:p>
          </table:table-cell>
          <table:table-cell table:formula="of:=COS(5*[.B1251])+[.C1251]^(1/3)" office:value-type="float" office:value="3.33632833557439" calcext:value-type="float">
            <text:p>3.33632833557439</text:p>
          </table:table-cell>
          <table:table-cell table:formula="of:=COS(-3*[.B1251])-[.C1251]^(1/3)" office:value-type="float" office:value="-3.09369756921787" calcext:value-type="float">
            <text:p>-3.09369756921787</text:p>
          </table:table-cell>
        </table:table-row>
        <table:table-row table:style-name="ro1">
          <table:table-cell office:value-type="float" office:value="39.0625" calcext:value-type="float">
            <text:p>39.0625</text:p>
          </table:table-cell>
          <table:table-cell table:formula="of:=5*SIN([.A1252])" office:value-type="float" office:value="4.89283960883884" calcext:value-type="float">
            <text:p>4.89283960883884</text:p>
          </table:table-cell>
          <table:table-cell table:formula="of:=[.A1252]-20" office:value-type="float" office:value="19.0625" calcext:value-type="float">
            <text:p>19.0625</text:p>
          </table:table-cell>
          <table:table-cell table:formula="of:=COS(5*[.B1252])+[.C1252]^(1/3)" office:value-type="float" office:value="3.45604982117259" calcext:value-type="float">
            <text:p>3.45604982117259</text:p>
          </table:table-cell>
          <table:table-cell table:formula="of:=COS(-3*[.B1252])-[.C1252]^(1/3)" office:value-type="float" office:value="-3.18661937066783" calcext:value-type="float">
            <text:p>-3.18661937066783</text:p>
          </table:table-cell>
        </table:table-row>
        <table:table-row table:style-name="ro1">
          <table:table-cell office:value-type="float" office:value="39.09375" calcext:value-type="float">
            <text:p>39.09375</text:p>
          </table:table-cell>
          <table:table-cell table:formula="of:=5*SIN([.A1253])" office:value-type="float" office:value="4.92262115857722" calcext:value-type="float">
            <text:p>4.92262115857722</text:p>
          </table:table-cell>
          <table:table-cell table:formula="of:=[.A1253]-20" office:value-type="float" office:value="19.09375" calcext:value-type="float">
            <text:p>19.09375</text:p>
          </table:table-cell>
          <table:table-cell table:formula="of:=COS(5*[.B1253])+[.C1253]^(1/3)" office:value-type="float" office:value="3.54078353519213" calcext:value-type="float">
            <text:p>3.54078353519213</text:p>
          </table:table-cell>
          <table:table-cell table:formula="of:=COS(-3*[.B1253])-[.C1253]^(1/3)" office:value-type="float" office:value="-3.26249070257529" calcext:value-type="float">
            <text:p>-3.26249070257529</text:p>
          </table:table-cell>
        </table:table-row>
        <table:table-row table:style-name="ro1">
          <table:table-cell office:value-type="float" office:value="39.125" calcext:value-type="float">
            <text:p>39.125</text:p>
          </table:table-cell>
          <table:table-cell table:formula="of:=5*SIN([.A1254])" office:value-type="float" office:value="4.94759585229246" calcext:value-type="float">
            <text:p>4.94759585229246</text:p>
          </table:table-cell>
          <table:table-cell table:formula="of:=[.A1254]-20" office:value-type="float" office:value="19.125" calcext:value-type="float">
            <text:p>19.125</text:p>
          </table:table-cell>
          <table:table-cell table:formula="of:=COS(5*[.B1254])+[.C1254]^(1/3)" office:value-type="float" office:value="3.59732875578271" calcext:value-type="float">
            <text:p>3.59732875578271</text:p>
          </table:table-cell>
          <table:table-cell table:formula="of:=COS(-3*[.B1254])-[.C1254]^(1/3)" office:value-type="float" office:value="-3.32274699342942" calcext:value-type="float">
            <text:p>-3.32274699342942</text:p>
          </table:table-cell>
        </table:table-row>
        <table:table-row table:style-name="ro1">
          <table:table-cell office:value-type="float" office:value="39.15625" calcext:value-type="float">
            <text:p>39.15625</text:p>
          </table:table-cell>
          <table:table-cell table:formula="of:=5*SIN([.A1255])" office:value-type="float" office:value="4.96773930262" calcext:value-type="float">
            <text:p>4.96773930262</text:p>
          </table:table-cell>
          <table:table-cell table:formula="of:=[.A1255]-20" office:value-type="float" office:value="19.15625" calcext:value-type="float">
            <text:p>19.15625</text:p>
          </table:table-cell>
          <table:table-cell table:formula="of:=COS(5*[.B1255])+[.C1255]^(1/3)" office:value-type="float" office:value="3.63277583102213" calcext:value-type="float">
            <text:p>3.63277583102213</text:p>
          </table:table-cell>
          <table:table-cell table:formula="of:=COS(-3*[.B1255])-[.C1255]^(1/3)" office:value-type="float" office:value="-3.36899115087849" calcext:value-type="float">
            <text:p>-3.36899115087849</text:p>
          </table:table-cell>
        </table:table-row>
        <table:table-row table:style-name="ro1">
          <table:table-cell office:value-type="float" office:value="39.1875" calcext:value-type="float">
            <text:p>39.1875</text:p>
          </table:table-cell>
          <table:table-cell table:formula="of:=5*SIN([.A1256])" office:value-type="float" office:value="4.98303183982242" calcext:value-type="float">
            <text:p>4.98303183982242</text:p>
          </table:table-cell>
          <table:table-cell table:formula="of:=[.A1256]-20" office:value-type="float" office:value="19.1875" calcext:value-type="float">
            <text:p>19.1875</text:p>
          </table:table-cell>
          <table:table-cell table:formula="of:=COS(5*[.B1256])+[.C1256]^(1/3)" office:value-type="float" office:value="3.6535728379376" calcext:value-type="float">
            <text:p>3.6535728379376</text:p>
          </table:table-cell>
          <table:table-cell table:formula="of:=COS(-3*[.B1256])-[.C1256]^(1/3)" office:value-type="float" office:value="-3.40276614749277" calcext:value-type="float">
            <text:p>-3.40276614749277</text:p>
          </table:table-cell>
        </table:table-row>
        <table:table-row table:style-name="ro1">
          <table:table-cell office:value-type="float" office:value="39.21875" calcext:value-type="float">
            <text:p>39.21875</text:p>
          </table:table-cell>
          <table:table-cell table:formula="of:=5*SIN([.A1257])" office:value-type="float" office:value="4.99345853099666" calcext:value-type="float">
            <text:p>4.99345853099666</text:p>
          </table:table-cell>
          <table:table-cell table:formula="of:=[.A1257]-20" office:value-type="float" office:value="19.21875" calcext:value-type="float">
            <text:p>19.21875</text:p>
          </table:table-cell>
          <table:table-cell table:formula="of:=COS(5*[.B1257])+[.C1257]^(1/3)" office:value-type="float" office:value="3.66494775105139" calcext:value-type="float">
            <text:p>3.66494775105139</text:p>
          </table:table-cell>
          <table:table-cell table:formula="of:=COS(-3*[.B1257])-[.C1257]^(1/3)" office:value-type="float" office:value="-3.42538411313099" calcext:value-type="float">
            <text:p>-3.42538411313099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table:formula="of:=5*SIN([.A1258])" office:value-type="float" office:value="4.99900919465573" calcext:value-type="float">
            <text:p>4.99900919465573</text:p>
          </table:table-cell>
          <table:table-cell table:formula="of:=[.A1258]-20" office:value-type="float" office:value="19.25" calcext:value-type="float">
            <text:p>19.25</text:p>
          </table:table-cell>
          <table:table-cell table:formula="of:=COS(5*[.B1258])+[.C1258]^(1/3)" office:value-type="float" office:value="3.67058918270799" calcext:value-type="float">
            <text:p>3.67058918270799</text:p>
          </table:table-cell>
          <table:table-cell table:formula="of:=COS(-3*[.B1258])-[.C1258]^(1/3)" office:value-type="float" office:value="-3.43780583916927" calcext:value-type="float">
            <text:p>-3.43780583916927</text:p>
          </table:table-cell>
        </table:table-row>
        <table:table-row table:style-name="ro1">
          <table:table-cell office:value-type="float" office:value="39.28125" calcext:value-type="float">
            <text:p>39.28125</text:p>
          </table:table-cell>
          <table:table-cell table:formula="of:=5*SIN([.A1259])" office:value-type="float" office:value="4.99967841067078" calcext:value-type="float">
            <text:p>4.99967841067078</text:p>
          </table:table-cell>
          <table:table-cell table:formula="of:=[.A1259]-20" office:value-type="float" office:value="19.28125" calcext:value-type="float">
            <text:p>19.28125</text:p>
          </table:table-cell>
          <table:table-cell table:formula="of:=COS(5*[.B1259])+[.C1259]^(1/3)" office:value-type="float" office:value="3.67249238323593" calcext:value-type="float">
            <text:p>3.67249238323593</text:p>
          </table:table-cell>
          <table:table-cell table:formula="of:=COS(-3*[.B1259])-[.C1259]^(1/3)" office:value-type="float" office:value="-3.44056384972193" calcext:value-type="float">
            <text:p>-3.44056384972193</text:p>
          </table:table-cell>
        </table:table-row>
        <table:table-row table:style-name="ro1">
          <table:table-cell office:value-type="float" office:value="39.3125" calcext:value-type="float">
            <text:p>39.3125</text:p>
          </table:table-cell>
          <table:table-cell table:formula="of:=5*SIN([.A1260])" office:value-type="float" office:value="4.99546552556371" calcext:value-type="float">
            <text:p>4.99546552556371</text:p>
          </table:table-cell>
          <table:table-cell table:formula="of:=[.A1260]-20" office:value-type="float" office:value="19.3125" calcext:value-type="float">
            <text:p>19.3125</text:p>
          </table:table-cell>
          <table:table-cell table:formula="of:=COS(5*[.B1260])+[.C1260]^(1/3)" office:value-type="float" office:value="3.67089915815742" calcext:value-type="float">
            <text:p>3.67089915815742</text:p>
          </table:table-cell>
          <table:table-cell table:formula="of:=COS(-3*[.B1260])-[.C1260]^(1/3)" office:value-type="float" office:value="-3.43372331833767" calcext:value-type="float">
            <text:p>-3.43372331833767</text:p>
          </table:table-cell>
        </table:table-row>
        <table:table-row table:style-name="ro1">
          <table:table-cell office:value-type="float" office:value="39.34375" calcext:value-type="float">
            <text:p>39.34375</text:p>
          </table:table-cell>
          <table:table-cell table:formula="of:=5*SIN([.A1261])" office:value-type="float" office:value="4.98637465314533" calcext:value-type="float">
            <text:p>4.98637465314533</text:p>
          </table:table-cell>
          <table:table-cell table:formula="of:=[.A1261]-20" office:value-type="float" office:value="19.34375" calcext:value-type="float">
            <text:p>19.34375</text:p>
          </table:table-cell>
          <table:table-cell table:formula="of:=COS(5*[.B1261])+[.C1261]^(1/3)" office:value-type="float" office:value="3.6642916700565" calcext:value-type="float">
            <text:p>3.6642916700565</text:p>
          </table:table-cell>
          <table:table-cell table:formula="of:=COS(-3*[.B1261])-[.C1261]^(1/3)" office:value-type="float" office:value="-3.41687744712653" calcext:value-type="float">
            <text:p>-3.41687744712653</text:p>
          </table:table-cell>
        </table:table-row>
        <table:table-row table:style-name="ro1">
          <table:table-cell office:value-type="float" office:value="39.375" calcext:value-type="float">
            <text:p>39.375</text:p>
          </table:table-cell>
          <table:table-cell table:formula="of:=5*SIN([.A1262])" office:value-type="float" office:value="4.9724146704983" calcext:value-type="float">
            <text:p>4.9724146704983</text:p>
          </table:table-cell>
          <table:table-cell table:formula="of:=[.A1262]-20" office:value-type="float" office:value="19.375" calcext:value-type="float">
            <text:p>19.375</text:p>
          </table:table-cell>
          <table:table-cell table:formula="of:=COS(5*[.B1262])+[.C1262]^(1/3)" office:value-type="float" office:value="3.64943521531687" calcext:value-type="float">
            <text:p>3.64943521531687</text:p>
          </table:table-cell>
          <table:table-cell table:formula="of:=COS(-3*[.B1262])-[.C1262]^(1/3)" office:value-type="float" office:value="-3.38917688493277" calcext:value-type="float">
            <text:p>-3.38917688493277</text:p>
          </table:table-cell>
        </table:table-row>
        <table:table-row table:style-name="ro1">
          <table:table-cell office:value-type="float" office:value="39.40625" calcext:value-type="float">
            <text:p>39.40625</text:p>
          </table:table-cell>
          <table:table-cell table:formula="of:=5*SIN([.A1263])" office:value-type="float" office:value="4.95359920930877" calcext:value-type="float">
            <text:p>4.95359920930877</text:p>
          </table:table-cell>
          <table:table-cell table:formula="of:=[.A1263]-20" office:value-type="float" office:value="19.40625" calcext:value-type="float">
            <text:p>19.40625</text:p>
          </table:table-cell>
          <table:table-cell table:formula="of:=COS(5*[.B1263])+[.C1263]^(1/3)" office:value-type="float" office:value="3.62150059114136" calcext:value-type="float">
            <text:p>3.62150059114136</text:p>
          </table:table-cell>
          <table:table-cell table:formula="of:=COS(-3*[.B1263])-[.C1263]^(1/3)" office:value-type="float" office:value="-3.34939579439054" calcext:value-type="float">
            <text:p>-3.34939579439054</text:p>
          </table:table-cell>
        </table:table-row>
        <table:table-row table:style-name="ro1">
          <table:table-cell office:value-type="float" office:value="39.4375" calcext:value-type="float">
            <text:p>39.4375</text:p>
          </table:table-cell>
          <table:table-cell table:formula="of:=5*SIN([.A1264])" office:value-type="float" office:value="4.92994664255527" calcext:value-type="float">
            <text:p>4.92994664255527</text:p>
          </table:table-cell>
          <table:table-cell table:formula="of:=[.A1264]-20" office:value-type="float" office:value="19.4375" calcext:value-type="float">
            <text:p>19.4375</text:p>
          </table:table-cell>
          <table:table-cell table:formula="of:=COS(5*[.B1264])+[.C1264]^(1/3)" office:value-type="float" office:value="3.57432945344459" calcext:value-type="float">
            <text:p>3.57432945344459</text:p>
          </table:table-cell>
          <table:table-cell table:formula="of:=COS(-3*[.B1264])-[.C1264]^(1/3)" office:value-type="float" office:value="-3.29603974299922" calcext:value-type="float">
            <text:p>-3.29603974299922</text:p>
          </table:table-cell>
        </table:table-row>
        <table:table-row table:style-name="ro1">
          <table:table-cell office:value-type="float" office:value="39.46875" calcext:value-type="float">
            <text:p>39.46875</text:p>
          </table:table-cell>
          <table:table-cell table:formula="of:=5*SIN([.A1265])" office:value-type="float" office:value="4.90148006656786" calcext:value-type="float">
            <text:p>4.90148006656786</text:p>
          </table:table-cell>
          <table:table-cell table:formula="of:=[.A1265]-20" office:value-type="float" office:value="19.46875" calcext:value-type="float">
            <text:p>19.46875</text:p>
          </table:table-cell>
          <table:table-cell table:formula="of:=COS(5*[.B1265])+[.C1265]^(1/3)" office:value-type="float" office:value="3.50093132854821" calcext:value-type="float">
            <text:p>3.50093132854821</text:p>
          </table:table-cell>
          <table:table-cell table:formula="of:=COS(-3*[.B1265])-[.C1265]^(1/3)" office:value-type="float" office:value="-3.22750211258886" calcext:value-type="float">
            <text:p>-3.22750211258886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5*SIN([.A1266])" office:value-type="float" office:value="4.86822727847489" calcext:value-type="float">
            <text:p>4.86822727847489</text:p>
          </table:table-cell>
          <table:table-cell table:formula="of:=[.A1266]-20" office:value-type="float" office:value="19.5" calcext:value-type="float">
            <text:p>19.5</text:p>
          </table:table-cell>
          <table:table-cell table:formula="of:=COS(5*[.B1266])+[.C1266]^(1/3)" office:value-type="float" office:value="3.39431071506014" calcext:value-type="float">
            <text:p>3.39431071506014</text:p>
          </table:table-cell>
          <table:table-cell table:formula="of:=COS(-3*[.B1266])-[.C1266]^(1/3)" office:value-type="float" office:value="-3.14227555378648" calcext:value-type="float">
            <text:p>-3.14227555378648</text:p>
          </table:table-cell>
        </table:table-row>
        <table:table-row table:style-name="ro1">
          <table:table-cell office:value-type="float" office:value="39.53125" calcext:value-type="float">
            <text:p>39.53125</text:p>
          </table:table-cell>
          <table:table-cell table:formula="of:=5*SIN([.A1267])" office:value-type="float" office:value="4.83022074905964" calcext:value-type="float">
            <text:p>4.83022074905964</text:p>
          </table:table-cell>
          <table:table-cell table:formula="of:=[.A1267]-20" office:value-type="float" office:value="19.53125" calcext:value-type="float">
            <text:p>19.53125</text:p>
          </table:table-cell>
          <table:table-cell table:formula="of:=COS(5*[.B1267])+[.C1267]^(1/3)" office:value-type="float" office:value="3.24870523745258" calcext:value-type="float">
            <text:p>3.24870523745258</text:p>
          </table:table-cell>
          <table:table-cell table:formula="of:=COS(-3*[.B1267])-[.C1267]^(1/3)" office:value-type="float" office:value="-3.0392224637952" calcext:value-type="float">
            <text:p>-3.0392224637952</text:p>
          </table:table-cell>
        </table:table-row>
        <table:table-row table:style-name="ro1">
          <table:table-cell office:value-type="float" office:value="39.5625" calcext:value-type="float">
            <text:p>39.5625</text:p>
          </table:table-cell>
          <table:table-cell table:formula="of:=5*SIN([.A1268])" office:value-type="float" office:value="4.7874975910531" calcext:value-type="float">
            <text:p>4.7874975910531</text:p>
          </table:table-cell>
          <table:table-cell table:formula="of:=[.A1268]-20" office:value-type="float" office:value="19.5625" calcext:value-type="float">
            <text:p>19.5625</text:p>
          </table:table-cell>
          <table:table-cell table:formula="of:=COS(5*[.B1268])+[.C1268]^(1/3)" office:value-type="float" office:value="3.0612566773191" calcext:value-type="float">
            <text:p>3.0612566773191</text:p>
          </table:table-cell>
          <table:table-cell table:formula="of:=COS(-3*[.B1268])-[.C1268]^(1/3)" office:value-type="float" office:value="-2.91790285639367" calcext:value-type="float">
            <text:p>-2.91790285639367</text:p>
          </table:table-cell>
        </table:table-row>
        <table:table-row table:style-name="ro1">
          <table:table-cell office:value-type="float" office:value="39.59375" calcext:value-type="float">
            <text:p>39.59375</text:p>
          </table:table-cell>
          <table:table-cell table:formula="of:=5*SIN([.A1269])" office:value-type="float" office:value="4.74009952289403" calcext:value-type="float">
            <text:p>4.74009952289403</text:p>
          </table:table-cell>
          <table:table-cell table:formula="of:=[.A1269]-20" office:value-type="float" office:value="19.59375" calcext:value-type="float">
            <text:p>19.59375</text:p>
          </table:table-cell>
          <table:table-cell table:formula="of:=COS(5*[.B1269])+[.C1269]^(1/3)" office:value-type="float" office:value="2.83402272528817" calcext:value-type="float">
            <text:p>2.83402272528817</text:p>
          </table:table-cell>
          <table:table-cell table:formula="of:=COS(-3*[.B1269])-[.C1269]^(1/3)" office:value-type="float" office:value="-2.77894879214261" calcext:value-type="float">
            <text:p>-2.77894879214261</text:p>
          </table:table-cell>
        </table:table-row>
        <table:table-row table:style-name="ro1">
          <table:table-cell office:value-type="float" office:value="39.625" calcext:value-type="float">
            <text:p>39.625</text:p>
          </table:table-cell>
          <table:table-cell table:formula="of:=5*SIN([.A1270])" office:value-type="float" office:value="4.68807282799164" calcext:value-type="float">
            <text:p>4.68807282799164</text:p>
          </table:table-cell>
          <table:table-cell table:formula="of:=[.A1270]-20" office:value-type="float" office:value="19.625" calcext:value-type="float">
            <text:p>19.625</text:p>
          </table:table-cell>
          <table:table-cell table:formula="of:=COS(5*[.B1270])+[.C1270]^(1/3)" office:value-type="float" office:value="2.57606390485804" calcext:value-type="float">
            <text:p>2.57606390485804</text:p>
          </table:table-cell>
          <table:table-cell table:formula="of:=COS(-3*[.B1270])-[.C1270]^(1/3)" office:value-type="float" office:value="-2.62446158059089" calcext:value-type="float">
            <text:p>-2.62446158059089</text:p>
          </table:table-cell>
        </table:table-row>
        <table:table-row table:style-name="ro1">
          <table:table-cell office:value-type="float" office:value="39.65625" calcext:value-type="float">
            <text:p>39.65625</text:p>
          </table:table-cell>
          <table:table-cell table:formula="of:=5*SIN([.A1271])" office:value-type="float" office:value="4.63146830953059" calcext:value-type="float">
            <text:p>4.63146830953059</text:p>
          </table:table-cell>
          <table:table-cell table:formula="of:=[.A1271]-20" office:value-type="float" office:value="19.65625" calcext:value-type="float">
            <text:p>19.65625</text:p>
          </table:table-cell>
          <table:table-cell table:formula="of:=COS(5*[.B1271])+[.C1271]^(1/3)" office:value-type="float" office:value="2.30512213742226" calcext:value-type="float">
            <text:p>2.30512213742226</text:p>
          </table:table-cell>
          <table:table-cell table:formula="of:=COS(-3*[.B1271])-[.C1271]^(1/3)" office:value-type="float" office:value="-2.45839174474395" calcext:value-type="float">
            <text:p>-2.45839174474395</text:p>
          </table:table-cell>
        </table:table-row>
        <table:table-row table:style-name="ro1">
          <table:table-cell office:value-type="float" office:value="39.6875" calcext:value-type="float">
            <text:p>39.6875</text:p>
          </table:table-cell>
          <table:table-cell table:formula="of:=5*SIN([.A1272])" office:value-type="float" office:value="4.57034124086256" calcext:value-type="float">
            <text:p>4.57034124086256</text:p>
          </table:table-cell>
          <table:table-cell table:formula="of:=[.A1272]-20" office:value-type="float" office:value="19.6875" calcext:value-type="float">
            <text:p>19.6875</text:p>
          </table:table-cell>
          <table:table-cell table:formula="of:=COS(5*[.B1272])+[.C1272]^(1/3)" office:value-type="float" office:value="2.04819097402023" calcext:value-type="float">
            <text:p>2.04819097402023</text:p>
          </table:table-cell>
          <table:table-cell table:formula="of:=COS(-3*[.B1272])-[.C1272]^(1/3)" office:value-type="float" office:value="-2.28684371716848" calcext:value-type="float">
            <text:p>-2.28684371716848</text:p>
          </table:table-cell>
        </table:table-row>
        <table:table-row table:style-name="ro1">
          <table:table-cell office:value-type="float" office:value="39.71875" calcext:value-type="float">
            <text:p>39.71875</text:p>
          </table:table-cell>
          <table:table-cell table:formula="of:=5*SIN([.A1273])" office:value-type="float" office:value="4.50475131153277" calcext:value-type="float">
            <text:p>4.50475131153277</text:p>
          </table:table-cell>
          <table:table-cell table:formula="of:=[.A1273]-20" office:value-type="float" office:value="19.71875" calcext:value-type="float">
            <text:p>19.71875</text:p>
          </table:table-cell>
          <table:table-cell table:formula="of:=COS(5*[.B1273])+[.C1273]^(1/3)" office:value-type="float" office:value="1.8401479550138" calcext:value-type="float">
            <text:p>1.8401479550138</text:p>
          </table:table-cell>
          <table:table-cell table:formula="of:=COS(-3*[.B1273])-[.C1273]^(1/3)" office:value-type="float" office:value="-2.11823014542948" calcext:value-type="float">
            <text:p>-2.11823014542948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table:formula="of:=5*SIN([.A1274])" office:value-type="float" office:value="4.43476256899412" calcext:value-type="float">
            <text:p>4.43476256899412</text:p>
          </table:table-cell>
          <table:table-cell table:formula="of:=[.A1274]-20" office:value-type="float" office:value="19.75" calcext:value-type="float">
            <text:p>19.75</text:p>
          </table:table-cell>
          <table:table-cell table:formula="of:=COS(5*[.B1274])+[.C1274]^(1/3)" office:value-type="float" office:value="1.71969686943941" calcext:value-type="float">
            <text:p>1.71969686943941</text:p>
          </table:table-cell>
          <table:table-cell table:formula="of:=COS(-3*[.B1274])-[.C1274]^(1/3)" office:value-type="float" office:value="-1.96318865281936" calcext:value-type="float">
            <text:p>-1.96318865281936</text:p>
          </table:table-cell>
        </table:table-row>
        <table:table-row table:style-name="ro1">
          <table:table-cell office:value-type="float" office:value="39.78125" calcext:value-type="float">
            <text:p>39.78125</text:p>
          </table:table-cell>
          <table:table-cell table:formula="of:=5*SIN([.A1275])" office:value-type="float" office:value="4.36044335606599" calcext:value-type="float">
            <text:p>4.36044335606599</text:p>
          </table:table-cell>
          <table:table-cell table:formula="of:=[.A1275]-20" office:value-type="float" office:value="19.78125" calcext:value-type="float">
            <text:p>19.78125</text:p>
          </table:table-cell>
          <table:table-cell table:formula="of:=COS(5*[.B1275])+[.C1275]^(1/3)" office:value-type="float" office:value="1.72227958633703" calcext:value-type="float">
            <text:p>1.72227958633703</text:p>
          </table:table-cell>
          <table:table-cell table:formula="of:=COS(-3*[.B1275])-[.C1275]^(1/3)" office:value-type="float" office:value="-1.83417230922582" calcext:value-type="float">
            <text:p>-1.83417230922582</text:p>
          </table:table-cell>
        </table:table-row>
        <table:table-row table:style-name="ro1">
          <table:table-cell office:value-type="float" office:value="39.8125" calcext:value-type="float">
            <text:p>39.8125</text:p>
          </table:table-cell>
          <table:table-cell table:formula="of:=5*SIN([.A1276])" office:value-type="float" office:value="4.28186624419856" calcext:value-type="float">
            <text:p>4.28186624419856</text:p>
          </table:table-cell>
          <table:table-cell table:formula="of:=[.A1276]-20" office:value-type="float" office:value="19.8125" calcext:value-type="float">
            <text:p>19.8125</text:p>
          </table:table-cell>
          <table:table-cell table:formula="of:=COS(5*[.B1276])+[.C1276]^(1/3)" office:value-type="float" office:value="1.87044309905584" calcext:value-type="float">
            <text:p>1.87044309905584</text:p>
          </table:table-cell>
          <table:table-cell table:formula="of:=COS(-3*[.B1276])-[.C1276]^(1/3)" office:value-type="float" office:value="-1.74463994875137" calcext:value-type="float">
            <text:p>-1.74463994875137</text:p>
          </table:table-cell>
        </table:table-row>
        <table:table-row table:style-name="ro1">
          <table:table-cell office:value-type="float" office:value="39.84375" calcext:value-type="float">
            <text:p>39.84375</text:p>
          </table:table-cell>
          <table:table-cell table:formula="of:=5*SIN([.A1277])" office:value-type="float" office:value="4.19910796260812" calcext:value-type="float">
            <text:p>4.19910796260812</text:p>
          </table:table-cell>
          <table:table-cell table:formula="of:=[.A1277]-20" office:value-type="float" office:value="19.84375" calcext:value-type="float">
            <text:p>19.84375</text:p>
          </table:table-cell>
          <table:table-cell table:formula="of:=COS(5*[.B1277])+[.C1277]^(1/3)" office:value-type="float" office:value="2.16333814810521" calcext:value-type="float">
            <text:p>2.16333814810521</text:p>
          </table:table-cell>
          <table:table-cell table:formula="of:=COS(-3*[.B1277])-[.C1277]^(1/3)" office:value-type="float" office:value="-1.70780934640176" calcext:value-type="float">
            <text:p>-1.70780934640176</text:p>
          </table:table-cell>
        </table:table-row>
        <table:table-row table:style-name="ro1">
          <table:table-cell office:value-type="float" office:value="39.875" calcext:value-type="float">
            <text:p>39.875</text:p>
          </table:table-cell>
          <table:table-cell table:formula="of:=5*SIN([.A1278])" office:value-type="float" office:value="4.11224932335219" calcext:value-type="float">
            <text:p>4.11224932335219</text:p>
          </table:table-cell>
          <table:table-cell table:formula="of:=[.A1278]-20" office:value-type="float" office:value="19.875" calcext:value-type="float">
            <text:p>19.875</text:p>
          </table:table-cell>
          <table:table-cell table:formula="of:=COS(5*[.B1278])+[.C1278]^(1/3)" office:value-type="float" office:value="2.56832208084909" calcext:value-type="float">
            <text:p>2.56832208084909</text:p>
          </table:table-cell>
          <table:table-cell table:formula="of:=COS(-3*[.B1278])-[.C1278]^(1/3)" office:value-type="float" office:value="-1.73499840319161" calcext:value-type="float">
            <text:p>-1.73499840319161</text:p>
          </table:table-cell>
        </table:table-row>
        <table:table-row table:style-name="ro1">
          <table:table-cell office:value-type="float" office:value="39.90625" calcext:value-type="float">
            <text:p>39.90625</text:p>
          </table:table-cell>
          <table:table-cell table:formula="of:=5*SIN([.A1279])" office:value-type="float" office:value="4.02137514241801" calcext:value-type="float">
            <text:p>4.02137514241801</text:p>
          </table:table-cell>
          <table:table-cell table:formula="of:=[.A1279]-20" office:value-type="float" office:value="19.90625" calcext:value-type="float">
            <text:p>19.90625</text:p>
          </table:table-cell>
          <table:table-cell table:formula="of:=COS(5*[.B1279])+[.C1279]^(1/3)" office:value-type="float" office:value="3.01853730319293" calcext:value-type="float">
            <text:p>3.01853730319293</text:p>
          </table:table-cell>
          <table:table-cell table:formula="of:=COS(-3*[.B1279])-[.C1279]^(1/3)" office:value-type="float" office:value="-1.83366574389011" calcext:value-type="float">
            <text:p>-1.83366574389011</text:p>
          </table:table-cell>
        </table:table-row>
        <table:table-row table:style-name="ro1">
          <table:table-cell office:value-type="float" office:value="39.9375" calcext:value-type="float">
            <text:p>39.9375</text:p>
          </table:table-cell>
          <table:table-cell table:formula="of:=5*SIN([.A1280])" office:value-type="float" office:value="3.92657415690109" calcext:value-type="float">
            <text:p>3.92657415690109</text:p>
          </table:table-cell>
          <table:table-cell table:formula="of:=[.A1280]-20" office:value-type="float" office:value="19.9375" calcext:value-type="float">
            <text:p>19.9375</text:p>
          </table:table-cell>
          <table:table-cell table:formula="of:=COS(5*[.B1280])+[.C1280]^(1/3)" office:value-type="float" office:value="3.42016550930048" calcext:value-type="float">
            <text:p>3.42016550930048</text:p>
          </table:table-cell>
          <table:table-cell table:formula="of:=COS(-3*[.B1280])-[.C1280]^(1/3)" office:value-type="float" office:value="-2.00536478829862" calcext:value-type="float">
            <text:p>-2.00536478829862</text:p>
          </table:table-cell>
        </table:table-row>
        <table:table-row table:style-name="ro1">
          <table:table-cell office:value-type="float" office:value="39.96875" calcext:value-type="float">
            <text:p>39.96875</text:p>
          </table:table-cell>
          <table:table-cell table:formula="of:=5*SIN([.A1281])" office:value-type="float" office:value="3.82793893835498" calcext:value-type="float">
            <text:p>3.82793893835498</text:p>
          </table:table-cell>
          <table:table-cell table:formula="of:=[.A1281]-20" office:value-type="float" office:value="19.96875" calcext:value-type="float">
            <text:p>19.96875</text:p>
          </table:table-cell>
          <table:table-cell table:formula="of:=COS(5*[.B1281])+[.C1281]^(1/3)" office:value-type="float" office:value="3.67120730507533" calcext:value-type="float">
            <text:p>3.67120730507533</text:p>
          </table:table-cell>
          <table:table-cell table:formula="of:=COS(-3*[.B1281])-[.C1281]^(1/3)" office:value-type="float" office:value="-2.24392863402485" calcext:value-type="float">
            <text:p>-2.243928634024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*SIN([.A1282])" office:value-type="float" office:value="3.72556580239674" calcext:value-type="float">
            <text:p>3.72556580239674</text:p>
          </table:table-cell>
          <table:table-cell table:formula="of:=[.A1282]-20" office:value-type="float" office:value="20" calcext:value-type="float">
            <text:p>20</text:p>
          </table:table-cell>
          <table:table-cell table:formula="of:=COS(5*[.B1282])+[.C1282]^(1/3)" office:value-type="float" office:value="3.68993674812311" calcext:value-type="float">
            <text:p>3.68993674812311</text:p>
          </table:table-cell>
          <table:table-cell table:formula="of:=COS(-3*[.B1282])-[.C1282]^(1/3)" office:value-type="float" office:value="-2.53428318215487" calcext:value-type="float">
            <text:p>-2.53428318215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13:58:17.3433558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9:22:28.775337736</meta:creation-date>
    <dc:date>2025-05-29T13:59:18.190899077</dc:date>
    <meta:editing-duration>PT4M43S</meta:editing-duration>
    <meta:editing-cycles>3</meta:editing-cycles>
    <meta:generator>LibreOffice/24.2.2.2$MacOSX_AARCH64 LibreOffice_project/d56cc158d8a96260b836f100ef4b4ef25d6f1a01</meta:generator>
    <meta:document-statistic meta:table-count="1" meta:cell-count="6410" meta:object-count="0"/>
  </office:meta>
</office:document-meta>
</file>